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1.0417in" fo:margin-left="-0.1333in" fo:margin-right="-0.0028in" table:align="margins"/>
    </style:style>
    <style:style style:name="តារាង1.A" style:family="table-column">
      <style:table-column-properties style:column-width="0.759in" style:rel-column-width="4505*"/>
    </style:style>
    <style:style style:name="តារាង1.B" style:family="table-column">
      <style:table-column-properties style:column-width="1.0417in" style:rel-column-width="6183*"/>
    </style:style>
    <style:style style:name="តារាង1.C" style:family="table-column">
      <style:table-column-properties style:column-width="0.4375in" style:rel-column-width="2597*"/>
    </style:style>
    <style:style style:name="តារាង1.D" style:family="table-column">
      <style:table-column-properties style:column-width="0.9076in" style:rel-column-width="5388*"/>
    </style:style>
    <style:style style:name="តារាង1.E" style:family="table-column">
      <style:table-column-properties style:column-width="0.5924in" style:rel-column-width="3516*"/>
    </style:style>
    <style:style style:name="តារាង1.F" style:family="table-column">
      <style:table-column-properties style:column-width="0.9479in" style:rel-column-width="5627*"/>
    </style:style>
    <style:style style:name="តារាង1.G" style:family="table-column">
      <style:table-column-properties style:column-width="4.1465in" style:rel-column-width="24611*"/>
    </style:style>
    <style:style style:name="តារាង1.H" style:family="table-column">
      <style:table-column-properties style:column-width="1.125in" style:rel-column-width="6678*"/>
    </style:style>
    <style:style style:name="តារាង1.I" style:family="table-column">
      <style:table-column-properties style:column-width="1.0833in" style:rel-column-width="6430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" style:family="paragraph" style:parent-style-name="Table_20_Heading"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3" style:family="paragraph" style:parent-style-name="Table_20_Heading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Khmer OS" fo:font-size="11pt" fo:font-weight="normal" style:font-size-asian="11pt" style:font-weight-asian="normal" style:font-name-complex="Khmer OS" style:font-size-complex="11pt" style:font-weight-complex="normal"/>
    </style:style>
    <style:style style:name="P5" style:family="paragraph" style:parent-style-name="Table_20_Contents"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Khmer OS" fo:font-size="11pt" style:font-size-asian="11pt" style:font-name-complex="Khmer OS" style:font-size-complex="11pt"/>
    </style:style>
    <style:style style:name="P8" style:family="paragraph" style:parent-style-name="Table_20_Contents">
      <style:paragraph-properties fo:text-align="justify" style:justify-single-word="false"/>
      <style:text-properties style:font-name="Khmer OS" fo:font-size="11pt" style:font-size-asian="11pt" style:font-name-complex="Khmer OS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Khmer OS" fo:font-size="11pt" style:font-size-asian="11pt" style:font-name-complex="Khmer OS" style:font-size-complex="11pt"/>
    </style:style>
    <style:style style:name="P10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3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P16" style:family="paragraph" style:parent-style-name="Table_20_Contents">
      <style:paragraph-properties fo:text-align="justify" style:justify-single-word="false"/>
      <style:text-properties style:font-name="Khmer OS" fo:font-size="11pt" fo:font-style="normal" style:text-underline-style="none" style:font-size-asian="11pt" style:font-style-asian="normal" style:font-name-complex="Khmer OS" style:font-size-complex="11pt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1" style:family="paragraph" style:parent-style-name="Table_20_Contents">
      <style:paragraph-properties fo:text-align="center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2" style:family="paragraph" style:parent-style-name="Table_20_Contents">
      <style:paragraph-properties fo:text-align="center" style:justify-single-word="false" style:writing-mode="lr-tb"/>
      <style:text-properties style:font-name="Khmer OS" fo:font-size="11pt" style:font-size-asian="11pt" style:font-name-complex="Khmer OS" style:font-size-complex="11pt"/>
    </style:style>
    <style:style style:name="P23" style:family="paragraph" style:parent-style-name="Table_20_Contents">
      <style:paragraph-properties style:writing-mode="lr-tb"/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24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5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26" style:family="paragraph" style:parent-style-name="Table_20_Contents">
      <style:paragraph-properties fo:text-align="justify" style:justify-single-word="false" fo:background-color="#ffffff">
        <style:background-image/>
      </style:paragraph-properties>
      <style:text-properties style:font-name="Khmer OS" fo:font-size="11pt" fo:font-style="normal" fo:background-color="#ffffff" style:font-size-asian="11pt" style:font-style-asian="normal" style:font-name-complex="Khmer OS" style:font-size-complex="11pt" style:font-style-complex="normal"/>
    </style:style>
    <style:style style:name="T1" style:family="text">
      <style:text-properties fo:background-color="#ffff00"/>
    </style:style>
    <style:style style:name="T2" style:family="text">
      <style:text-properties fo:background-color="#ffffff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6" style:family="text">
      <style:text-properties style:font-name="Khmer OS" fo:font-size="11pt" fo:font-style="normal" fo:background-color="#ffffff" style:font-size-asian="11pt" style:font-style-asian="normal" style:font-name-complex="Khmer OS" style:font-size-complex="11pt" style:font-style-complex="normal"/>
    </style:style>
    <style:style style:name="T7" style:family="text"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T8" style:family="text">
      <style:text-properties style:font-name="Khmer OS" fo:font-size="11pt" style:font-size-asian="11pt" style:font-name-complex="Khmer OS" style:font-size-complex="11pt"/>
    </style:style>
    <style:style style:name="T9" style:family="text">
      <style:text-properties fo:background-color="transparen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font-name-asian="Baiduk OT"/>
    </style:style>
    <style:style style:name="T14" style:family="text"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3">ល.រ</text:p>
          </table:table-cell>
          <table:table-cell table:style-name="តារាង1.A1" office:value-type="string">
            <text:p text:style-name="P2">មេ​ពាក្យ</text:p>
          </table:table-cell>
          <table:table-cell table:style-name="តារាង1.A1" office:value-type="string">
            <text:p text:style-name="P3">ល.រ</text:p>
          </table:table-cell>
          <table:table-cell table:style-name="តារាង1.A1" office:value-type="string">
            <text:p text:style-name="P3">សូរ​ប្រកប</text:p>
          </table:table-cell>
          <table:table-cell table:style-name="តារាង1.A1" office:value-type="string">
            <text:p text:style-name="P3">មក​ពី</text:p>
          </table:table-cell>
          <table:table-cell table:style-name="តារាង1.A1" office:value-type="string">
            <text:p text:style-name="P3">ថ្នាក់</text:p>
          </table:table-cell>
          <table:table-cell table:style-name="តារាង1.A1" office:value-type="string">
            <text:p text:style-name="P3">សេចក្តី​ពន្យល់</text:p>
          </table:table-cell>
          <table:table-cell table:style-name="តារាង1.A1" office:value-type="string">
            <text:p text:style-name="P3">របៀប​សរសេរ​ផ្សេង</text:p>
          </table:table-cell>
          <table:table-cell table:style-name="តារាង1.I1" office:value-type="string">
            <text:p text:style-name="P3"/>
            <text:p text:style-name="P3">ពាក្យ​ផ្សំ</text:p>
            <text:p text:style-name="P3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>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ព្យញ្ជនៈ​ទី ១ ក្នុង​វគ្គ​ទី ៥ ជា​ឱដ្ឋជៈ មាន​សំឡេង​កើត​ត្រង់​រឹម​បបូរ​មាត់ ។ ព្យញ្ជនៈ ប នេះ​មាន​សំឡេង​ជា ៣ យ៉ាង​គឺ ប ប៉ ប៊ ។ តួ ប៉ បើ​ជា​ភាសា​សំស្ក្រឹត-ភាសា​បាលី និង​តួ​ផ្ញើ​ជើង-គ្រវាត់ មិន​បាច់​ប្រើ​មូសិកទន្ត <text:span text:style-name="T1">( ៉ )</text:span> ពី​លើ​ទេ ។ តួ ប៉ <text:s/>កាល​បើ​មាន​ស្រៈ <text:span text:style-name="T1"><text:s/>ិ ី ឹ ឺ ើ</text:span><text:span text:style-name="T9"> </text:span>នៅ​ពី​ខាង​លើ​ត្រូវ​យក​មូសិកទន្ត​តែ​ម្ខាង​មក​ភ្ជាប់​ពី​ខាង​ក្រោម​វិញ ដូច​ជា ប៉ិន, ប៉ី, ប៉ឹង, ប៉ឺង ប៉ើង ជាដើម ។ ឯតួ ប៊ ទោះ​បី​មាន​ស្រៈ​ទាំង​ប៉ុន្មាន​នេះ​នៅ​ពី​ខាង​លើ ក៏​ត្រូវតែ​ប្រើ​ត្រី​សព្ទ <text:span text:style-name="T1">(៊)</text:span> នេះ​ពី​ខាង​លើ​ជា​ដរាប ដូច​ជា​ឈ្មោះ ប៊ិន, ប៊ី <text:s/>ជាដើម កុំ​សរសេរ​ជា ប៉ិន, ប៉ី ដូច្នេះ​ឡើយ ។ ប, ប៉ ជា​សិថិល-អឃោសៈ, ឯ ប៊ ជា​សិថិល-ឃោសៈ; ប៉ <text:s/>សំ. បា. អ. ថ. ប៉ៈ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០៧</text:p>
          </table:table-cell>
          <table:table-cell table:style-name="តារាង1.A2" office:value-type="string">
            <text:p text:style-name="P5">បក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9"><text:span text:style-name="T5">យក​សំបក, យក​ស្រោម​ឬ​យក​អ្វី​ៗ​ដែល​រុំ​ដោយ​ស្រោប​ចេញ ដើម្បី​នឹង​សម្ដែង​អាការ​ខាង​ក្នុង​ឲ្យ​ឃើញ​ច្បាស់ ឬ​ដើម្បី​នឹង​យក​ស្រោម, យក​សំបក​ជាដើម​នោះ : បក​សំបក, បក​ស្រោប ។ បក​ស្បែក ឈ្មោះ​ពិធី​បុណ្យ​មួយ​បែប </text:span><text:span text:style-name="T14">ដោយ​គេ</text:span><text:span text:style-name="T6">​</text:span><text:span text:style-name="T5">និមន្ត​ព្រះ​ថេរៈ​រូប​ណា​មួយ​មក​ទាញ​យក​សំពត់​ដែល​គេ​ក្រាប​ទទូរ​អស់​ទាំង​ខ្លួន ឲ្យ​លោក​សូត្រ​ធម៌​បណ្ដើរ​ទាញ​សំពត់​នោះ​បណ្ដើរ ទាញ​សន្សឹម​ៗ លៃ​ឲ្យ​ល្មម​តែ​សូត្រ​ធម៌​ចប់​សំពត់​នោះ​ក៏​ផុត​ចេញ​អស់​ពី​លើ​ខ្លួន​ទាយក​ដែរ គេ​ហៅ​ពិធី​បុណ្យ​នេះ​ថា បក​ស្បែក ឬ ឆាក​កប​ស្បែក, គេ​ជឿ​តាម​ទម្លាប់​ជា​បរម្បរា​ត​ៗ​គ្នា​មក​ថា នឹង​អស់​មាន​ឧបទ្រព​អពមង្គល​អ្វី​ត​ទៅ​ទៀត​ហើយ ។ល។ ពីធី​បុណ្យ​នេះ​ជា​ប្រពៃណី​និយម ពុំ​មែន​ជា​ពុទ្ធ​សាសនា​និយម​ទេ, សម័យ​សព្វ​ថ្ងៃ​នេះ អ្នក​ជឿ​ពិធី​នោះ​នៅ​ខ្លះ​ដែរ ប៉ុន្តែ​មាន​ចំនួន​តិច ។ បក​អណ្ដើក <text:s/>កាត់​លាក់​ឈើ​ជា​ផ្ទាំង​ៗ បក​យក​ស្រាយ​ចេញ ។ល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ក​ស្បែក</text:p>
            <text:p text:style-name="P10">បក​អណ្ដើក 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ត្រឡប់​វិញ, វិល​វិញ; ផ្ញើ​ត្រឡប់​វិញ : បក​មក​តាម​ផ្លូវ​ដើម​វិញ, បក​សំបុត្រ​ទៅ​វិញ ។ គុ. ដែល​ត្រឡប់​វិញ : សំបុត្រ​បក ។ ន. សា, ដង, គ្រា, ត្រឡប់ : ដើរ​មួយ​បក, ដើរ​ពីរ​ប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៣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</text:p>
          </table:table-cell>
          <table:table-cell table:style-name="តារាង1.D2" office:value-type="string">
            <text:p text:style-name="P7">កិ. </text:p>
          </table:table-cell>
          <table:table-cell table:style-name="តារាង1.D2" office:value-type="string">
            <text:p text:style-name="P10">(ប្ចក អ. ថ. បក “ប្រាប់”) ប្រាប់​បទ​គ្វាម, ប្រាប់​ទំនង, ប្រាប់​ពំនោល ឲ្យ​គេ​ថា​តាម : បក​សកវាទ៍, បក​ពំនោល, បក​ទំនុក ។ បក​កេរ្តិ៍ <text:s/>និយាយ​ស​កេរ្តិ៍​គេ, ហែក​កេរ្តិ៍​គេ គឺ​និយាយ​អាក្រក់​ពី​គេ​ឲ្យ​ឃើញ​ច្បាស់​លាស់​ជាក់​ស្ដែង ។ បក​រឿង និយាយ​ស​រឿង​ស​ហេតុ​កំបាំង​ឲ្យ​គេ​ដឹង​មិន​សល់ ។ បក​វត្ត (--វ័ត) ប្រាប់​វត្ត​ប្រតិបត្តិ ។ ន. ឈ្មោះ​ធម៌​ក្នុង​ពួក​ភាណវារៈ សម្រាប់​សូត្រ​ប្រាប់​វត្ត​ប្រតិបត្តិ​តាម​គន្លង​លំអាន​ព្រះ​ពុទ្ធ​សាសនា : ធម៌​បក​វត្ត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ក​កេរ្តិ៍ <text:s/></text:p>
            <text:p text:style-name="P10">បក​រឿង</text:p>
            <text:p text:style-name="P10">បក​វត្ត</text:p>
            <text:p text:style-name="P10"/>
          </table:table-cell>
        </table:table-row>
        <table:table-row>
          <table:table-cell table:style-name="តារាង1.A2" office:value-type="string">
            <text:p text:style-name="P4">៦០០៨</text:p>
          </table:table-cell>
          <table:table-cell table:style-name="តារាង1.A2" office:value-type="string">
            <text:p text:style-name="P5">ប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អវយវៈ​ដែល​អាច​កម្រើក​បាន​ឲ្យ​កម្រើក : បក់​កន្ទុយ, បក់​ស្លឹក​ត្រចៀក, បក់​ដៃ ។ កោយ​ប្រមូល​ឲ្យ​មាន​ខ្យល់ ឬ​បោយ​ផ្ងុប​ឲ្យ​មាន​ខ្យល់ : បក់​ផ្លិត, ដេក​មិន​លក់​បក់​មិន​រហើយ ។ ផាត់​ចេញ : បក់​មូស, បក់​ផ្សែង​ចេញ ។ បក់​បាយ បក់​ផង​បោយ​ផង ។ ខ្យល់​បក់​រំភើយ​ៗ <text:s/>ខ្យល់​បក់​រហើយ​តិច​ៗ​ល្មម​ត្រជាក់​ស្រួល ។ល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ក់​បាយ</text:p>
            <text:p text:style-name="P10"/>
          </table:table-cell>
        </table:table-row>
        <table:table-row>
          <table:table-cell table:style-name="តារាង1.A2" office:value-type="string">
            <text:p text:style-name="P4">៦០០៩</text:p>
          </table:table-cell>
          <table:table-cell table:style-name="តារាង1.A2" office:value-type="string">
            <text:p text:style-name="P5">បក្ស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ក-សា</text:p>
          </table:table-cell>
          <table:table-cell table:style-name="តារាង1.D2" office:value-type="string">
            <text:p text:style-name="P7">សំ.; បា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ក្ខា “ចំណែក​ទាំងឡាយ, ស្លាប​ទាំងឡាយ,...”) សត្វ​ស្លាប​ទាំងឡាយ (ខ្មែរ​យើង​ប្រើ​តាម​ទម្លាប់ សំដៅ​ចំពោះ​តែ​ពួក​សត្វ​ស្លាប​ឈ្មោល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១០</text:p>
          </table:table-cell>
          <table:table-cell table:style-name="តារាង1.A2" office:value-type="string">
            <text:p text:style-name="P5">បក្ស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ក-សី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20">(បក្សិន៑ &gt; បក្សី; បក្ខី) សត្វ​មាន​ស្លាប (សត្វ​ស្លាប) : ខ្មែរ​យើង​ច្រើន​ហៅ​ចំពោះ​តែ​សត្វ​ស្លាប​ញី; ប៉ុន្តែ សំ. បក្សិណី; បា. បក្ខិនី <text:s/>“សត្វ​ស្លាប​ញី”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១១</text:p>
          </table:table-cell>
          <table:table-cell table:style-name="តារាង1.A2" office:value-type="string">
            <text:p text:style-name="P5">ប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ន.</text:p>
          </table:table-cell>
          <table:table-cell table:style-name="តារាង1.D2" office:value-type="string">
            <text:p text:style-name="P10">ដែល​កើត​មុន, ដែល​មាន​អាយុ​លើស​ជាង (ទីទៃ​ពី​ប្អូន) : បង​ប្រុស, បង​ស្រី ។ បង​ចិញ្ចឹម អ្នក​ដែល​មាន​អាយុ​ច្រើន​ស្រករ​នឹង​បង​របស់​ខ្លួន បាន​ចិញ្ចឹម​រក្សា​ខ្លួន​មក​ដូច​ជា​បង​បង្កើត ។ បង​ជីដូន​មួយ, បង​ជីទួត​មួយ, បង​ជីលួត​មួយ បង​ដែល​មាន​ជីដូន​ជីតា, ទួត, លួត​ជា​មួយ​គ្នា​នឹង​ខ្លួន ។ បង​ថ្លៃ បង​របស់​ប្ដី​ឬ​បង​របស់​ប្រពន្ធ ។ បង​ធម៌ អ្នក​ឯ​ទៀត​ដែល​មាន​អាយុ​ច្រើន​ស្រករ​នឹង​បង​របស់​ខ្លួន នឹង​យក​ជា​មិត្រ​សំឡាញ់​មិន​សម ព្រោះ​មាន​អាយុ​មិន​ស្មើ​គ្នា ក៏​សុំ​គ្នា​ជា​បង​ជា​ប្អូន រាប់​អាន​គ្នា​តាម​ធម៌ ទុក​ស្មើ​បង​ប្អូន​បង្កើត ហៅ​ថា បង​ធម៌, ប្អូន​ធម៌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ង​ចិញ្ចឹម</text:p>
            <text:p text:style-name="P10">បង​ថ្លៃ </text:p>
            <text:p text:style-name="P10">បង​ធម៌ </text:p>
            <text:p text:style-name="P10">បង​ធម៌</text:p>
            <text:p text:style-name="P10">ប្អូន​ធម៌ </text:p>
          </table:table-cell>
        </table:table-row>
        <table:table-row>
          <table:table-cell table:style-name="តារាង1.A2" office:value-type="string">
            <text:p text:style-name="P4">៦០១២</text:p>
          </table:table-cell>
          <table:table-cell table:style-name="តារាង1.A2" office:value-type="string">
            <text:p text:style-name="P5">ប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ចេញ​ប្រាក់, ដាក់​ប្រាក់​តាម​កំណត់ : បង់​ពន្ធ, បង់​ថ្លៃ​ខ្លួន, យក​ប្រាក់​ទៅ​បង់​ពន្ធ​ដី ។ ដាក់, ទម្លាក់​ចុះ, ដាក់​ផ្សំ : បង់​អំបិល, បង់​គ្រឿង​សម្ល ។ គ្រវែង​សំណាញ់ : បង់​សំណាញ់ ។ ខាត, វិនាស, ខូច; លង់, ផុង, ស៊ុន : បង់​ទ្រព្យ, បង់​កម្លាំង, បង់​គំនិត, បង់​ប្រយោជន៍, បង់​មារយាទ, បង់​រូប​បង់​ឆោម, បង់​ដៃ ។ សរសេរ, កត់ត្រា : បង់​លេខ​បញ្ជី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១៣</text:p>
          </table:table-cell>
          <table:table-cell table:style-name="តារាង1.A2" office:value-type="string">
            <text:p text:style-name="P5">បង់​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ពាក់​សំពត់​លើ​ស្មា​ម្ខាង​សំយុង​មក​ខាង​មុខ​និ​ង​ទៅ​ខាង​ក្រោយ, ហៅ​ថា បង់​ក​ស្មា​ម្ខាង; ដាក់​សំពត់​លើ​ស្មា​ទាំង​ពីរ សំយុង​ចុង​ទាំង​ពីរ​មក​ខាង​មុខ​ឬ​ទៅ​ខាង​ក្រោយ, ហៅ​ថា បង់​ក​ស្មា​ទាំង​ពីរ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១៤</text:p>
          </table:table-cell>
          <table:table-cell table:style-name="តារាង1.A2" office:value-type="string">
            <text:p text:style-name="P5">បង់​ក្មេ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 ឬ គុ.</text:p>
          </table:table-cell>
          <table:table-cell table:style-name="តារាង1.D2" office:value-type="string">
            <text:p text:style-name="P10">របែង​រនាប, របែង​ព្រួល​ឬ​បន្ទោះ​ល្អី​ជាដើម ដែល​ថែម​លើស​ខុស​ពី​ជួរ​ឯ​ទៀត គ្រាន់​តែ​ជួស​ស៊ែម​មិន​ផុត​ចុង​ផុត​ដើម : របែង​បង់​ក្មេង, បន្ទោះ​បង់​ក្មេ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១៥</text:p>
          </table:table-cell>
          <table:table-cell table:style-name="តារាង1.A2" office:value-type="string">
            <text:p text:style-name="P5">បង់​ខ្លាញ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នំ​ចំហៀវ​ខ្លាញ់​មួយ​ប្រភេទ : នំ​បង់​ខ្លាញ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នំ​បង់​ខ្លាញ់ <text:s/></text:p>
          </table:table-cell>
        </table:table-row>
        <table:table-row>
          <table:table-cell table:style-name="តារាង1.A2" office:value-type="string">
            <text:p text:style-name="P4">៦០១៦</text:p>
          </table:table-cell>
          <table:table-cell table:style-name="តារាង1.A2" office:value-type="string">
            <text:p text:style-name="P5">បង់​ឃ្លា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ឃ្លាត, ធ្វើ​ឲ្យ​ឃ្លាត​ពី​គ្នា : បង់​ឃ្លាត​របង, បង់​ឃ្លាត​ឲ្យ​វា​បែក​ពី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១៧</text:p>
          </table:table-cell>
          <table:table-cell table:style-name="តារាង1.A2" office:value-type="string">
            <text:p text:style-name="P5">បង់​ចាញ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ថយ​ជាង​គ្នា គឺ​ដែល​មាន​ចំនួន, ទំហំ, កម្ពស់, ប្រវែង ជាដើម​ថយ​ជាង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១៨</text:p>
          </table:table-cell>
          <table:table-cell table:style-name="តារាង1.A2" office:value-type="string">
            <text:p text:style-name="P5">បង់​ចំណ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ឆ្នែង ។ ឈ្មោះ​អំពើ​អពមង្គល​ជា​អកុសល​មួយ​បែប​ធ្វើ​ស្ត្រី​លីវ មិន​ឲ្យ​អ្នក​ណា​ត្រូវ​ការ​ដណ្ដឹង​ជា​ភរិយា​គឺ​ឲ្យ​ជា​ស្ត្រី​ព្រៅ​ឥត​ប្ដី​អស់​មួយ​ជីវិត, រាប់​ថា​ជា​វិទ្យា​អាក្រក់​ក្រៃលែង (គ្រាន់​តែ​បាន​ឮ​គេ​តំណាល) សព្វ​ថ្ងៃ​នេះ​សាប​រលាប​ស្ទើរ​តែ​មិន​មាន​វិទ្យា​ចង្រៃ​នេះ​ទៅ​ហើ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១៩</text:p>
          </table:table-cell>
          <table:table-cell table:style-name="តារាង1.A2" office:value-type="string">
            <text:p text:style-name="P5">បង់​ចំទា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ង់​ជំទាញ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២០</text:p>
          </table:table-cell>
          <table:table-cell table:style-name="តារាង1.A2" office:value-type="string">
            <text:p text:style-name="P5">បង់​ជំទា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កន្ធាំង​ជើង ជ្រែង​ដៃ​ទាំង​ពីរ គូទ​រាប​ផ្ទាល់​នឹង​ផ្ទៃ​ដែល​អង្គុយ : អង្គុយ​បង់​ជំទាញ (ម. ព. ចំទាញ ឬ ជំទាញ ផង) ។</text:p>
          </table:table-cell>
          <table:table-cell table:style-name="តារាង1.D2" office:value-type="string">
            <text:p text:style-name="P11">បង់​ចំទាញ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២១</text:p>
          </table:table-cell>
          <table:table-cell table:style-name="តារាង1.A2" office:value-type="string">
            <text:p text:style-name="P5">បង់បត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ទេព្រក្ស, អ្នក​តា នៅ​ព្រៃ​ធំ ឬ នៅ​ដើម​ឈើ​ធំ ឬ​ក៏​នៅ​ភ្នំ, នៅ​ទួល​ធំ, នៅ​កោះ ដែល​មនុស្ស​អ្នក​ប្រកាន់​ជឿ​ៗ​ថា មាន​ឫទ្ធិ​ស័ក្តិសិទ្ធិ (ប្រហែល​ជា​ក្លាយ​មក​ពី​ពាក្យ​ថា បាំងបាត់ <text:s text:c="2"/>ទេ​ដឹង ? ដ្បិត​មាន​គេ​និយាយ​តំណាល​ថា ទេព្រក្ស​ឬ​អ្នក​តា​ទាំង​នោះ ចួន​កាល​បំបាំង​ទ្រព្យ​របស់​មនុស្ស​ណា​មួយ​ដែល​ធ្វើ​ទាស់​ខុស​ឲ្យ​បាំង​បាត់​មើល​មិន​ឃើញ, លុះ​តែ​អង្វរ​ករ​បន់​ស្រន់​ត្រូវ ទើប​ឲ្យ​មើល​ឃើញ​វិញ; អ្នក​ស្រុក​ខ្លះ ហៅ​ថា អស់​លោក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២២</text:p>
          </table:table-cell>
          <table:table-cell table:style-name="តារាង1.A2" office:value-type="string">
            <text:p text:style-name="P5">បង់បាញ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ចន្ទល់​វែង​ដែល​ទល់​ជ្រែង : បង់បាញ់​ផ្ទះ, ដាក់​បង់បាញ់​ជ្រែង​ឲ្យ​មាំ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២៣</text:p>
          </table:table-cell>
          <table:table-cell table:style-name="តារាង1.A2" office:value-type="string">
            <text:p text:style-name="P5">បង់បោ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ដើរ​យោល​ដៃ ។ ព. ទ. បុ. បង់បោយ​មិន​ប្រមើល​ប្រាណ ប្រកល់​ចង្ក្រាន​មិន​ប្រមាណ​នឹង​ឆ្នាំង សេចក្ដី​ថា ធ្វើ​អ្វី​ៗ​លើស​លប់​ហួស​ប្រមាណ​ហួស​មាត្រ មិន​លៃ​ស្ទង់​ឲ្យ​សម​នឹង​បែប​ភាព​ទ្រព្យ​ធន​របស់​ខ្លួន, ដូច​យ៉ាង​អ្នក​ក្រីក្រ​ខ្សត់​ខ្សោយ​ទន់​ថយ ហ៊ាន​ចូល​ដណ្ដឹង​កូន​ស្រី​អ្នក​មាន​ទ្រព្យ ឬ​អ្នក​មាន​យស​ស័ក្តិ​ជាដើម, ប្រហែល​ដូច​ជា​អ្នក​ដើរ​បង់បោយ​រលាស់​ដៃ​ហួស​មាឌ, ឬ​ពុំ​នោះ​ដូច​ជា​អ្នក​ប្រកល់​ចង្ក្រាន​ធំ​ពេក មិន​លៃ​ឲ្យ​ល្មម​នឹង​ឆ្នាំង​តូច​ដូច្នោះ​ឯង ។ កុំ​សរសេរ បង្បោយ <text:s/>ពី​ព្រោះ​ខុស​វគ្គ​គ្នា តម្រួត ង លើ ប ជា ង្ប <text:s/>ពុំ​បាន​ទេ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២៤</text:p>
          </table:table-cell>
          <table:table-cell table:style-name="តារាង1.A2" office:value-type="string">
            <text:p text:style-name="P5">បង់ម្សៀ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ង់​សៀត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២៥</text:p>
          </table:table-cell>
          <table:table-cell table:style-name="តារាង1.A2" office:value-type="string">
            <text:p text:style-name="P5">បង់សៀ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ដែល​អសារ​ឥត​ការ, ដែល​បោះ​បង់​ចោល : ខូច​បង់​សៀត, ដាក់​ចោល​បង់​សៀត ឬ ខូច​បង់​ម្សៀត ។ សរសេរ​ជា <text:s/>បង្សៀត ក៏​បាន ពីព្រោះ ស ជា អ វគ្គ អាច​នៅ​ក្រោម ង បាន, ដូច​ជា ពង្ស, អង្សា ជាដើម​នោះ​ដែរ ។ ម. ព. ម្សៀត ទៀត​ផង ។ </text:p>
          </table:table-cell>
          <table:table-cell table:style-name="តារាង1.D2" office:value-type="string">
            <text:p text:style-name="P11">បង់ម្សៀត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២៦</text:p>
          </table:table-cell>
          <table:table-cell table:style-name="តារាង1.A2" office:value-type="string">
            <text:p text:style-name="P5">បង់​សំណាញ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លោត​គ្រវែង​ខ្លួន​ប្រហែល​ដូច​គេ​បង់​សំណាញ់ : ឆ្មា​បង់​សំណាញ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២៧</text:p>
          </table:table-cell>
          <table:table-cell table:style-name="តារាង1.A2" office:value-type="string">
            <text:p text:style-name="P5">បង្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ង់-ក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កកើត​ឡើង : បង្ក​ហេតុ, បង្ក​ជម្លោះ, បង្ក​ក្ដី ។ បង្ក​បង្កើត ធ្វើ​ឲ្យ​កកើត​ឡើ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ង្ក​បង្កើត</text:p>
          </table:table-cell>
        </table:table-row>
        <table:table-row>
          <table:table-cell table:style-name="តារាង1.A2" office:value-type="string">
            <text:p text:style-name="P4">៦០២៨</text:p>
          </table:table-cell>
          <table:table-cell table:style-name="តារាង1.A2" office:value-type="string">
            <text:p text:style-name="P5">បង្ក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កក : បង្កក​ខ្លាញ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២៩</text:p>
          </table:table-cell>
          <table:table-cell table:style-name="តារាង1.A2" office:value-type="string">
            <text:p text:style-name="P5">បង្ក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ង់-កក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មាន​ជោគជ័យ, ឲ្យ​មាន​ស្រី​សួស្ដី, ឲ្យ​សម្រេច​ប្រយោជន៍​តាម​បំណង, ឲ្យ​កក់​ក្ដៅ​ពេញ​ចិត្ត​មាន​សង្ឃឹម ។ បង្កក់​ចង្រៃ <text:s/>រៀប​ពិធី​រម្ងាប់​ចង្រៃ ដោយ​មាន​ហេតុ​ពីភាល់​ភ័យ​បារម្ភ​ថា មុខ​ជា​នឹង​មាន​អពមង្គល​ចូល​មក​ឲ្យ​ទុក្ខ​ទោស​ពុំ​ខាន ។ បង្កក់​ឆ្មប <text:s/>រៀប​ពិធី​មង្គល​ឲ្យ​ឈ្មោះ​កូន​ខ្ចី ព្រម​ទាំង​ជូន​រង្វាន់​ដល់​ឆ្មប​ផង (ព. ខ្ព. ឬ រ. ស. ហៅ នាមគ្គហណ​មង្គល) “មង្គល​កំណត់​នាម, មង្គល​ឲ្យ​ឈ្មោះ”); មង្គល​នេះ​គេ​ធ្វើ​ក្នុង​កាល​ដែល​កូន​កើត​ហើយ​បាន​ ៣ ថ្ងៃ ឬ ៧ ថ្ងៃ​ក៏​មាន ។ បង្កក់​ប្រសិទ្ធិ <text:s/>(--សិត) រៀប​ហោម​ពិធី​បូជា​ប្រសិទ្ធី​ដើម្បី​ឲ្យ​មាន​ស្រី​សួស្ដី ជោគជ័យ​តេជះ ឲ្យ​បាន​សម្រេច​ប្រយោជន៍​សម​តាម​បំណង​ដែល​ផ្គង​ឡើង​ក្នុង​ចិត្ត (ធ្វើ​តាម​ទម្លាប់​ជំនឿ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ង្កក់​ចង្រៃ</text:p>
            <text:p text:style-name="P10">បង្កក់​ឆ្មប</text:p>
            <text:p text:style-name="P10">បង្កក់​ប្រសិទ្ធិ </text:p>
          </table:table-cell>
        </table:table-row>
        <table:table-row>
          <table:table-cell table:style-name="តារាង1.A2" office:value-type="string">
            <text:p text:style-name="P4">៦០៣០</text:p>
          </table:table-cell>
          <table:table-cell table:style-name="តារាង1.A2" office:value-type="string">
            <text:p text:style-name="P5">បង្ក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ត្វ​អដ្ឋិចម្ម​ជាតិ​ពួក​មួយ មាន​ជើង​វែង​ៗ មាន​តង្កៀប, មាន​ព្រុយ​ត្រង់​ពោះ, ក្បាល​ស្រួច, មាន​ពុកមាត់​វែង​រឹង​ហៅ​ថា ពុក​បង្កង, <text:s/>ជា​សត្វ​កើត​នៅ​ក្នុង​ទឹក​សាប​ក៏​មាន ក្នុង​ទឹក​ប្រៃ​ក៏​មាន, មាន​រូប​សណ្ឋាន​ផ្សេង​ៗ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៣១</text:p>
          </table:table-cell>
          <table:table-cell table:style-name="តារាង1.A2" office:value-type="string">
            <text:p text:style-name="P5">បង្ក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ន្ទះ​ឈើ​ឬ​បន្ទះ​ឫស្សី​ជា​គ្រឿង​គ្រឹហា ប្រើ​ដាក់​ពី​លើ​ផ្លាន សម្រាប់​ទ្រ​ដៃ​រណែ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៣២</text:p>
          </table:table-cell>
          <table:table-cell table:style-name="តារាង1.A2" office:value-type="string">
            <text:p text:style-name="P5">បង្កប់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កប់, ដាក់​កំបាំង​កុំ​ឲ្យ​ឃើញ : បង្កប់​ខ្លួន​ក្នុង​គំនរ​ចំបើ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កាំបិត​តូច​មាន​ស្រោម សម្រាប់​សៀត​ចង្កេះ បង្កប់​បំបាំង​មើល​មិន​ឃើញ : កាំបិត​បង្កប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៣៣</text:p>
          </table:table-cell>
          <table:table-cell table:style-name="តារាង1.A2" office:value-type="string">
            <text:p text:style-name="P5">បង្កាច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ពោល​ពាក្យ​កាច់​មួល​ឲ្យ​ខុស​ពី​ដំណើរ​ពិត ។ បង្កាច់​បង្កិន <text:s/>គឺ​និយាយ​កាច់​កិន​ឲ្យ​ខុស​ពី​ដំណើរ​ពិត ។ បង្កាច់​បង្ខូច <text:s/>បង្កាច់​ឲ្យ​ខូច​កេរ្តិ៍​ឈ្មោ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ង្កាច់​បង្កិន</text:p>
            <text:p text:style-name="P10">បង្កាច់​បង្ខូច</text:p>
          </table:table-cell>
        </table:table-row>
        <table:table-row>
          <table:table-cell table:style-name="តារាង1.A2" office:value-type="string">
            <text:p text:style-name="P4">៦០៣៤</text:p>
          </table:table-cell>
          <table:table-cell table:style-name="តារាង1.A2" office:value-type="string">
            <text:p text:style-name="P5">បង្កាត់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កាត់​ឲ្យ​ឆេះ​កើត​ជា​ភ្លើង​ឡើង : បង្កាត់​ភ្លើង ។ ធ្វើ​ឲ្យ​កាត់​ពូជ : បង្កាត់​កូន ។ ដាក់​ថ្នាំ​ឲ្យ​កាត់​សាច់​មាន​មុខ​ធ្លាយ​ខ្ទុះ​ឬ​ឈាម : បង្កាត់​បូស <text:s/>។ ធ្វើ​ឲ្យ​រង​ថ្លា : ដាក់​ធ្យូង​ឬ សាជូរ​បង្កាត់​ទឹក​ល្អក់​ឲ្យ​រង​ថ្លា ។ បង្កាត់​បន្សាំ ធ្វើ​ឲ្យ​កាត់​សាំ គឺ​ដឹក​នាំ​ឲ្យ​ឆ្លង​គំនិត​តាម​យោបល់​ខ្លួន (ម. ព. បន្សាំ 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ង្កាត់​បន្សាំ 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នេសាទុបករណ៍​មួយ​ប្រភេទ មាន​ក្រឡា​ធំ​ៗ​ជាង​ក្រឡា​បន្តឹង, មាន​ដង, មាន​ខ្សែ​រួត​ក្រស្រោប​សម្រាប់​ដាក់​ឲ្យ​ជាប់​សត្វ​ចតុប្បាទ : ឈ្លូស​ជាប់​បង្កាត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៣៥</text:p>
          </table:table-cell>
          <table:table-cell table:style-name="តារាង1.A2" office:value-type="string">
            <text:p text:style-name="P5">បង្កាន់​ដៃ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្រដាប់​មាន​សណ្ឋាន​ជា​ស្នួ ជា​របាំង​សម្រាប់​ចាប់​កាន់​នឹង​ដៃ ដើម្បី​នឹង​អប​អង​ទប់​ខ្លួន​កុំ​ឲ្យ​ភ្លាត់​ជើង, កុំ​ឲ្យ​ដួល, កុំ​ឲ្យ​ធ្លាក់​ឬ​កុំ​ឲ្យ​ស្ញើប​ញញើត : បង្កាន់​ដៃ​ស្ពាន ។ សំបុត្រ​សាដាន​សម្គាល់​ជា​ភ័ស្តុតាង ឲ្យ​ដឹង​ថា​បាន​ទទួល​ប្រាក់​ឬ​របស់​អ្វី​នីមួយ​ហើយ : បាន​ចេញ​បង្កាន់​ដៃ​ឲ្យ​ហើយ ។ បង្កាន់​ដៃ​ក្លែង បង្កាន់​ដៃ​ដែល​បាន​ចេញ​ឲ្យ​ដោយ​ក្លែង​បន្លំ​ខុស​ច្បាប់ ។ បង្កាន់​ដៃ​ព្រៃ លិខិត​បណ្ដោះអាសន្ន​ដែល​ចេញ​ឲ្យ​ជា​ជំនួស​បង្កាន់​ដៃ​ទៅ​សិន ហើយ​នឹង​បញ្ចេញ​បង្កាន់​ដៃ​ត្រឹមត្រូវ​ឲ្យ​ជា​ខាង​ក្រោយ ហៅ បង្កាន់​ដៃ​បណ្ដោះអាសន្ន ក៏​ប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ង្កាន់​ដៃ​ក្លែង</text:p>
            <text:p text:style-name="P10">បង្កាន់​ដៃ​ព្រៃ </text:p>
            <text:p text:style-name="P10"/>
          </table:table-cell>
        </table:table-row>
        <table:table-row>
          <table:table-cell table:style-name="តារាង1.A2" office:value-type="string">
            <text:p text:style-name="P4">៦០៣៦</text:p>
          </table:table-cell>
          <table:table-cell table:style-name="តារាង1.A2" office:value-type="string">
            <text:p text:style-name="P5">បង្ការ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រារាំង, ប្រុង​ប្រយ័ត្ន ការពារ​សេចក្ដី​អន្តរាយ​ឬ​ការ​ខ្វះខាត​ក្រែង​នឹង​មាន​ទៅ​ខាង​មុខ : ដាក់​ថ្នាំ​សង្កូវ​ខ្លះ​បង្ការ​ផង, ដាក់​បាយ​បង្ការ​តាម​ផ្លូវ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បរិវារ​របស់​ពាក្យ បន្លែ <text:s/>: បន្លែ​បង្ការ គឺ​បន្លែ​និង​បន្លែ​រាយ​រង​ដែល​ត្រូវ​ឲ្យ​មាន​ទុក​បម្រុង​ការ​ខ្វះ​ខាត​ឬ​បន្លែ​ច្រើន​មុខ​នេះ​ខ្លះ​នោះ​ខ្លះ ។ ព. ប្រ. បន្លែ​បង្ការ <text:s/>ន. ពាក្យ​ផ្សែផ្សំ​ពីនេះ​ពីនោះ​ចម្រុះ​លាយ​គ្នា​ក្រង​ជា​សេចក្ដី​ដូច​ជា​បន្លែ​ច្រើន​មុខ : គាត់​ចេះ​តែ​និយាយ​បន្លែ​បង្ការ​តាម​តែ​រួច​ពី​មាត់​ទៅ​ទេ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ន្លែ​បង្ការ </text:p>
          </table:table-cell>
        </table:table-row>
        <table:table-row>
          <table:table-cell table:style-name="តារាង1.A2" office:value-type="string">
            <text:p text:style-name="P4">៦០៣៧</text:p>
          </table:table-cell>
          <table:table-cell table:style-name="តារាង1.A2" office:value-type="string">
            <text:p text:style-name="P5">បង្កិន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បរិវារ​របស់​ពាក្យ បង្កាច់ : បង្កាច់​បង្កិន (ម. ព. បង្កាច់ កិ.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ង្កាច់​បង្កិន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កិន, ប្រមៀល​ឲ្យ​កិ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៣៨</text:p>
          </table:table-cell>
          <table:table-cell table:style-name="តារាង1.A2" office:value-type="string">
            <text:p text:style-name="P5">បង្កិ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កិល, ឲ្យ​ខិត​ឃ្លាត​ចេញ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៣៩</text:p>
          </table:table-cell>
          <table:table-cell table:style-name="តារាង1.A2" office:value-type="string">
            <text:p text:style-name="P5">បង្កុ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កោង​ដូច​ជា​កុង : បង្កុង​រនាប, បង្កុង​ផ្ដៅ, បង្កុង​ឫស្ស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៤០</text:p>
          </table:table-cell>
          <table:table-cell table:style-name="តារាង1.A2" office:value-type="string">
            <text:p text:style-name="P5">បង្កូ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ស្រែក​ហៅ​ឬ​ឆ្លើយ​ពី​ចម្ងាយ​ដោយ​សំឡេង​ឮ​ខ្លាំង​សូរ​វែង​ខ្ពស់​ថា កូ៎ក ជា​មុន : ពួក​ថ្មើរ​ព្រៃ​បង្កូក​ហៅ​គ្នា ។ បង្កូក​ប្រកាស <text:s/>ស្រែក​ឮ​ខ្លាំង​ថា កូ៎ក រួច​ទើប​ប្រកាស​សេចក្ដី (កុំ​ប្រើ​ពាក្យ​ថា ប្រកូក​ប្រកាស ឡើយ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ង្កូក​ប្រកាស </text:p>
            <text:p text:style-name="P10"/>
          </table:table-cell>
        </table:table-row>
        <table:table-row>
          <table:table-cell table:style-name="តារាង1.A2" office:value-type="string">
            <text:p text:style-name="P4">៦០៤១</text:p>
          </table:table-cell>
          <table:table-cell table:style-name="តារាង1.A2" office:value-type="string">
            <text:p text:style-name="P5">បង្កួ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ត្វ​តូច​ពួក​ថ្លែន តែ​មាន​ទ្រនុង​លើ-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៤២</text:p>
          </table:table-cell>
          <table:table-cell table:style-name="តារាង1.A2" office:value-type="string">
            <text:p text:style-name="P5">បង្កួយ​ត្រ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ត្រង ១ ន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៤៣</text:p>
          </table:table-cell>
          <table:table-cell table:style-name="តារាង1.A2" office:value-type="string">
            <text:p text:style-name="P5">បង្កើ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កើច, ឲ្យ​មាន​ទ្រង់ទ្រាយ​ដូច​ជា​ក្បាំង : បង្កើច​សក់, សិត​សក់​បង្កើ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៤៤</text:p>
          </table:table-cell>
          <table:table-cell table:style-name="តារាង1.A2" office:value-type="string">
            <text:p text:style-name="P5">បង្កើត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កើត : បង្កើត​កូន, បង្កើត​ពាក្យ​វប្បធម៌, បង្កើត​សមាគ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កើត​ពី​ខ្លួន : កូន​បង្កើត ។ ដែល​កើត​ពី​ផ្ទៃ​ជាមួយ​គ្នា ឬ​ដែល​កើត​ពី​ពូជវង្ស​ជាមួយ​គ្នា : បង​បង្កើត, ម្ដាយ​មីង​បង្កើត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៤៥</text:p>
          </table:table-cell>
          <table:table-cell table:style-name="តារាង1.A2" office:value-type="string">
            <text:p text:style-name="P5">បង្កើ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កើន, ឲ្យ​លើស​ច្រើន​ឡើង : បង្កើន​ចំនួន​សិស្ស, បង្កើន​ថ្នាក់​រៀ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៤៦</text:p>
          </table:table-cell>
          <table:table-cell table:style-name="តារាង1.A2" office:value-type="string">
            <text:p text:style-name="P5">បង្កើ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ជិត​ណាស់ ដោយ​ប្រៀប​ប្រដូច​ថា ស្ទើរ​តែ​នឹង​កើយ​បាន : ជិត​បង្កើយ ។ ប្រើ​ជា កិ. វិ. ក៏​បាន​ខ្លះ : នៅ​បង្កើយ​នឹង​គ្នា <text:span text:style-name="T3">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៤៧</text:p>
          </table:table-cell>
          <table:table-cell table:style-name="តារាង1.A2" office:value-type="string">
            <text:p text:style-name="P5">បង្កើ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កើល : បង្កើល​ក្បាល​ទូក​មក​លើ​គោ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៤៨</text:p>
          </table:table-cell>
          <table:table-cell table:style-name="តារាង1.A2" office:value-type="string">
            <text:p text:style-name="P5">បង្កឿ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កឿង, ឲ្យ​កើល : បង្កឿង​ទូក, បង្កឿង​កប៉ាល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៤៩</text:p>
          </table:table-cell>
          <table:table-cell table:style-name="តារាង1.A2" office:value-type="string">
            <text:p text:style-name="P5">បង្កៀ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បរិវារ​របស់​ពាក្យ បង្គោះ : បង្គោះ​បង្កៀរ គឺ​គោះ​កៀរ​យក​ទាល់​តែ​អស់​មិន​ឲ្យ​សល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ង្គោះ​បង្កៀរ </text:p>
          </table:table-cell>
        </table:table-row>
        <table:table-row>
          <table:table-cell table:style-name="តារាង1.A2" office:value-type="string">
            <text:p text:style-name="P4">៦០៥០</text:p>
          </table:table-cell>
          <table:table-cell table:style-name="តារាង1.A2" office:value-type="string">
            <text:p text:style-name="P5">បង្កេ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កេល, ធ្វើ​ឲ្យ​វិល​វង់​ទៅ​ម្ខាង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៥១</text:p>
          </table:table-cell>
          <table:table-cell table:style-name="តារាង1.A2" office:value-type="string">
            <text:p text:style-name="P5">បង្កែ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កែក, ឲ្យ​កន្ធែក​ចេញ​ពី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៥២</text:p>
          </table:table-cell>
          <table:table-cell table:style-name="តារាង1.A2" office:value-type="string">
            <text:p text:style-name="P5">បង្កៃ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សន្ទូច​មួយ​ប្រភេទ មាន​ដង​សម្រាប់​ដោត : ត្រី​ជាប់​បង្កៃ ។</text:p>
          </table:table-cell>
          <table:table-cell table:style-name="តារាង1.D2" office:value-type="string">
            <text:p text:style-name="P11">បង្កៃ​សន្ទូច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យក​សន្ទូច​មាន​ដង មាន​​នុយ​ទៅ​ដោត​នៅ​មាត់​ទឹក​ឬ​នៅ​ក្នុង​ទឹក រង់​បម្រុង​ឲ្យ​ត្រី​មក​ត្របាក់, មក​ស៊ី : នាំ​គ្នា​ទៅ​បង្កៃ​ត្រី​រ៉ស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៥៣</text:p>
          </table:table-cell>
          <table:table-cell table:style-name="តារាង1.A2" office:value-type="string">
            <text:p text:style-name="P5">បង្កោ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កោង : បង្កោង​មែក​ឈើ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៥៤</text:p>
          </table:table-cell>
          <table:table-cell table:style-name="តារាង1.A2" office:value-type="string">
            <text:p text:style-name="P5">បង្ក្រា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ក្រាប, ឲ្យ​រាប, ឲ្យ​បាក់​បប : បង្ក្រាប​សត្រូវ, បង្ក្រាប​បូ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៥៥</text:p>
          </table:table-cell>
          <table:table-cell table:style-name="តារាង1.A2" office:value-type="string">
            <text:p text:style-name="P5">បង្ក្រៀ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ចង​ក្រៀក​ឲ្យ​នៅ​តែ​ក្នុង​ទី​មួយ មិន​ឲ្យ​ទៅ​ណា​បាន ។ ព. ប្រ. ខាំង, ឃាត់ ទុក​ឲ្យ​នៅ​តែ​ក្នុង​ទី​មួយ មិន​ឲ្យ​ទៅ​ណា​បាន : បង្ក្រៀក​កូន​មិន​ឲ្យ​ចេញ​ទៅ​ណ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៥៦</text:p>
          </table:table-cell>
          <table:table-cell table:style-name="តារាង1.A2" office:value-type="string">
            <text:p text:style-name="P5">បង្ខ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ខក, នាំ​ឲ្យ​ខក​ដំណើរ, ឲ្យ​ខក​ពេល : គាត់​បង្ខក​ឲ្យ​ខុស​ពេល​អស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៥៧</text:p>
          </table:table-cell>
          <table:table-cell table:style-name="តារាង1.A2" office:value-type="string">
            <text:p text:style-name="P5">បង្ខ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ខន​វេល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៥៨</text:p>
          </table:table-cell>
          <table:table-cell table:style-name="តារាង1.A2" office:value-type="string">
            <text:p text:style-name="P5">បង្ខា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ខាក, ឲ្យ​ខ្ជាក់​ចេញ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៥៩</text:p>
          </table:table-cell>
          <table:table-cell table:style-name="តារាង1.A2" office:value-type="string">
            <text:p text:style-name="P5">បង្ខា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ខាត, នាំ​ឲ្យ​ខាត : បង្ខាត​កម្លាំង, បង្ខាត​ទ្រព្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៦០</text:p>
          </table:table-cell>
          <table:table-cell table:style-name="តារាង1.A2" office:value-type="string">
            <text:p text:style-name="P5">បង្ខ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ខាន : បង្ខាន​មិន​ឲ្យ​ទ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៦១</text:p>
          </table:table-cell>
          <table:table-cell table:style-name="តារាង1.A2" office:value-type="string">
            <text:p text:style-name="P5">បង្ខិ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ខិត : បង្ខិត​របង, បង្ខិត​គោល​ព្រំ​ប្រទល់ ។ បង្ខិត​បង្ខំ បង្ខំ​ខ្លាំង​ហាក់​ដូច​ជា​ឲ្យ​ចេះ​តែ​ខិត​ចូល​ទៅ​នឹង​ថយ​ក្រោយ​វិញ​ពុំ​ប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ង្ខិត​បង្ខំ </text:p>
          </table:table-cell>
        </table:table-row>
        <table:table-row>
          <table:table-cell table:style-name="តារាង1.A2" office:value-type="string">
            <text:p text:style-name="P4">៦០៦២</text:p>
          </table:table-cell>
          <table:table-cell table:style-name="តារាង1.A2" office:value-type="string">
            <text:p text:style-name="P5">បង្ខុ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ខុស : កុំ​មក​បង្ខុស​ខ្ញុំ​ទៀ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៦៣</text:p>
          </table:table-cell>
          <table:table-cell table:style-name="តារាង1.A2" office:value-type="string">
            <text:p text:style-name="P5">បង្ខូ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ខូង, ឲ្យ​រូង : បរ​រទេះ​គោ​បង្ខូង​ផ្លូវ​លំ, បង្ខូង​ដ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៦៤</text:p>
          </table:table-cell>
          <table:table-cell table:style-name="តារាង1.A2" office:value-type="string">
            <text:p text:style-name="P5">បង្ខូ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ខូច : កុំ​បង្ខូច​កេរ្តិ៍​ឈ្មោះ​គេ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៦៥</text:p>
          </table:table-cell>
          <table:table-cell table:style-name="តារាង1.A2" office:value-type="string">
            <text:p text:style-name="P5">បង្ខើ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ខើច : បង្ខើច​ពេល, បង្ខើច​សំពត់, បង្ខើច​ដៃ​អាវ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៦៦</text:p>
          </table:table-cell>
          <table:table-cell table:style-name="តារាង1.A2" office:value-type="string">
            <text:p text:style-name="P5">បង្ខ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ខំ ឲ្យ​ប្រឹង​ជា​ប្រក្រតី : ត្រូវ​បង្ខំ​វា​ឲ្យ​រៀន​សូត្រ​ទៅ, កុំ​បង្ខំ​ពេក​ក្រែង​ខូច​កា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៦៧</text:p>
          </table:table-cell>
          <table:table-cell table:style-name="តារាង1.A2" office:value-type="string">
            <text:p text:style-name="P5">បង្ខា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ខាំ​ក្នុង​មាត់ : បង្ខាំ​បង្ហៀរ​សេះ ។ ធ្វើ​ឲ្យ​ខាំ​ជាប់​គ្នា : បង្ខាំ​ដំណាប់​ក្បាល​អណ្ដែង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៦៨</text:p>
          </table:table-cell>
          <table:table-cell table:style-name="តារាង1.A2" office:value-type="string">
            <text:p text:style-name="P5">បង្ខាំ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ខាំង​ទុក​មិន​ឲ្យ​ទៅ​ណា​ប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៦៩</text:p>
          </table:table-cell>
          <table:table-cell table:style-name="តារាង1.A2" office:value-type="string">
            <text:p text:style-name="P5">បង្ខ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ខះ ឲ្យ​ស្ងួត : បង្ខះ​បូ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៧០</text:p>
          </table:table-cell>
          <table:table-cell table:style-name="តារាង1.A2" office:value-type="string">
            <text:p text:style-name="P5">បង្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្រដាប់​សម្រាប់​គង, សម្រាប់​ទ្រ : លើក​ឈើ​ហុប​ដាក់​លើ​បង្គង; <text:s/>បង្គង​ទូក ។ <text:s/>ទ្រនំ : បង្គង​ឃ្មុំ, សត្វ​ស្លាប​ទំ​លើ​បង្គ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៧១</text:p>
          </table:table-cell>
          <table:table-cell table:style-name="តារាង1.A2" office:value-type="string">
            <text:p text:style-name="P5">បង្គ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ន្លែង​បិទ​បាំង​សម្រាប់​បន្ទោ​ឧច្ចារៈ បស្សាវៈ (ប្រហែល​ជា​ក្លាយ​មក​ពី​ពាក្យ​ថា បាំងគន់) គឺ​កំបាំង​មិន​ឲ្យ​គេ​គន់​មើល​ឃើញ​ទេ​ដឹង ?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៧២</text:p>
          </table:table-cell>
          <table:table-cell table:style-name="តារាង1.A2" office:value-type="string">
            <text:p text:style-name="P5">បង្គ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ជា​គំនរ : បង្គរ​ឧស <text:s/>ឬ បង្គរ​ភ្លើង គឺ​ដាក់​ឧស​គរ​ថែម​ឲ្យ​ភ្លើង​ឆេះ​ខ្លាំ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៧៣</text:p>
          </table:table-cell>
          <table:table-cell table:style-name="តារាង1.A2" office:value-type="string">
            <text:p text:style-name="P5">បង្គ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ព្រោន​សមុទ្រ ។ ឈ្មោះ​ឈើ​មួយ​ប្រភេទ​ពួក​បង្គៅ; អ្នក​ស្រុក​ខ្លះ​ហៅ បង្គាវ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៧៤</text:p>
          </table:table-cell>
          <table:table-cell table:style-name="តារាង1.A2" office:value-type="string">
            <text:p text:style-name="P5">បង្គ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ចុង​ដង​សាយ​ដៀវ​ឬ​ចាប៉ី មាន​រាង​ជា​ក្បាល​នាគ មាន​រន្ធ​សម្រាប់​ដោត​ខ្សែ​លួស​ស្ពាន់​ឆ្មារ​ខ្ទាស់​ភ្ជាប់ : បង្គាន​សាយដៀវ, បង្គាន​ចាប៉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៧៥</text:p>
          </table:table-cell>
          <table:table-cell table:style-name="តារាង1.A2" office:value-type="string">
            <text:p text:style-name="P5">បង្គា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ដាក់​អំណាច​ឲ្យ​ប្រព្រឹត្ត​តាម : មនុស្ស​នេះ បាន​តែ​បង្គាប់​គេ, ត្រង់​ខ្លួន​ឯង​ឥត​លូក​ដៃ​ធ្វើ​អ្វី​សោះ ។ ន. <text:s/>សេចក្ដី​ឬ​ដំណើរ​ដែល​ដាក់​អំណាច​ឲ្យ​ប្រព្រឹត្ត​តាម : ធ្វើ​តាម​បង្គាប់, មិន​ស្ដាប់​បង្គាប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៧៦</text:p>
          </table:table-cell>
          <table:table-cell table:style-name="តារាង1.A2" office:value-type="string">
            <text:p text:style-name="P5">បង្គា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ង្គា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៧៧</text:p>
          </table:table-cell>
          <table:table-cell table:style-name="តារាង1.A2" office:value-type="string">
            <text:p text:style-name="P5">បង្គ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ចិ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ចិ. ពុនគី) ច្រែង​មាន​ដៃ​សម្រាប់​ប្រើ​ការ​រែក​ដី, កើប​សំរាម​ជាដើម : ខ្សាច់ ១០ បង្គ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៧៨</text:p>
          </table:table-cell>
          <table:table-cell table:style-name="តារាង1.A2" office:value-type="string">
            <text:p text:style-name="P5">បង្គីបង្គ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បង្អែបង្អង់, រារង់, រ៉ែរ៉ ដោយ​អាការ​យឺត​ៗ : ឈរ​បង្គីបង្គ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៧៩</text:p>
          </table:table-cell>
          <table:table-cell table:style-name="តារាង1.A2" office:value-type="string">
            <text:p text:style-name="P5">បង្គុ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ន្លែង​ដែល​អង្គុយ​ឬ​បែប​បទ​ដែល​អង្គុយ : ចាញ់​បង្គុយ គឺ​អង្គុយ​មិន​សូវ​បាន​យូ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៨០</text:p>
          </table:table-cell>
          <table:table-cell table:style-name="តារាង1.A2" office:value-type="string">
            <text:p text:style-name="P5">បង្គួ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សម​គួរ, មធ្យម, យ៉ាង​កណ្ដាល : ក្នុង​ឆ្នាំ​នេះ ដើម​ឆ្នាំ​មាន​ភ្លៀង​បង្គួរ, កណ្ដាល​ឆ្នាំ​ភ្លៀង​តិច, ចុង​ឆ្នាំ​ភ្លៀង​ច្រើ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៨១</text:p>
          </table:table-cell>
          <table:table-cell table:style-name="តារាង1.A2" office:value-type="string">
            <text:p text:style-name="P5">បង្គេ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ំបែរ​ធ្វើ​ឲ្យ​គេច : ដេញ​គោ​បង្គេច​ចេញ​ពី​ថ្នល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៨២</text:p>
          </table:table-cell>
          <table:table-cell table:style-name="តារាង1.A2" office:value-type="string">
            <text:p text:style-name="P5">បង្គោ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ើ​ឬ​ឫស្សី​ជា​គោល​សម្រាប់​ដាំ សម្រាប់​បោះ​ក្នុង​ដី​ដើម្បី​នឹង​ចង​សត្វ, ចង​ទូក​ជាដើម : បង្គោល​គោ, បង្គោល​ទូក, បង្គោល​របង, បង្គោល​ធ្នស់,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៨៣</text:p>
          </table:table-cell>
          <table:table-cell table:style-name="តារាង1.A2" office:value-type="string">
            <text:p text:style-name="P5">បង្គ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គោះ​យក​ឲ្យ​អស់​មិន​ឲ្យ​សល់ ។ បង្គោះ​បង្កៀរ (ម. ព. បង្កៀរ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ង្គោះ​បង្កៀរ</text:p>
          </table:table-cell>
        </table:table-row>
        <table:table-row>
          <table:table-cell table:style-name="តារាង1.A2" office:value-type="string">
            <text:p text:style-name="P4">៦០៨៤</text:p>
          </table:table-cell>
          <table:table-cell table:style-name="តារាង1.A2" office:value-type="string">
            <text:p text:style-name="P5">បង្គ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ឈើ​មួយ​ប្រភេទ មាន​ផ្លែ​បរិភាគ​បាន ។ (ព. កា. រាប់​ឈើ) : បង្គៅ​ដុះ​ជិត​បង្គា មាន​ទាំង​ដើម​ធ្មា ទ្រមូង​សេក​ផ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៨៥</text:p>
          </table:table-cell>
          <table:table-cell table:style-name="តារាង1.A2" office:value-type="string">
            <text:p text:style-name="P5">បង្គ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សំពះ​ឬ​ក្រាប​សំពះ​ឆ្ពោះ​ទៅ​រក​អ្នក​ដែល​គួរ​គោរព ។ ក្រាប​បង្គំ​គាល់ ឬ ក្រាប​ថ្វាយ​បង្គំ​គាល់ (រ. ស.) ចូល​ថ្វាយ​បង្គំ​ហើយ​អង្គុយ​គាល់ ។ ក្រាប​បង្គំ​ទូល (រ. ស.) ចូល​ក្រាប​ថ្វាយ​បង្គំ​ទូល​ផ្ទាល់​មាត់​ឬ​ក្រាប​ទូល​ដោយ​លិខិត ។ ថ្វាយ​បង្គំ ឬ ក្រាប​ថ្វាយ​បង្គំ <text:s/>(រ. ស. ឬ ស. ស.) សំពះ​ឬ​ក្រាប​សំពះ ដោយ​គោរព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ក្រាប​បង្គំ​គាល់</text:p>
            <text:p text:style-name="P10">ក្រាប​បង្គំ​ទូល</text:p>
            <text:p text:style-name="P10">ថ្វាយ​បង្គំ </text:p>
            <text:p text:style-name="P10"/>
          </table:table-cell>
        </table:table-row>
        <table:table-row>
          <table:table-cell table:style-name="តារាង1.A2" office:value-type="string">
            <text:p text:style-name="P4">៦០៨៦</text:p>
          </table:table-cell>
          <table:table-cell table:style-name="តារាង1.A2" office:value-type="string">
            <text:p text:style-name="P5">បង្បោ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ង់-បោយ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គ្រាន់​តែ​ចុះ​មក​ឲ្យ​ឃើញ​ប៉ុណ្ណោះ ពុំ​មែន​ត្រូវ​សរសេរ​ដូច្នេះ​ទេ ព្រោះ​សរសេរ​ខុស​ទំនង (មើល​ក្នុង​ពាក្យ បង់បោយ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៨៧</text:p>
          </table:table-cell>
          <table:table-cell table:style-name="តារាង1.A2" office:value-type="string">
            <text:p text:style-name="P5">បង្គ្រ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គ្រប​លើ​ទាំង​អំណាច, ទាំង​បំពាន; រំលោភ​លើ : កុំ​យក​អំណាច​មក​បង្គ្រប​គេ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៨៨</text:p>
          </table:table-cell>
          <table:table-cell table:style-name="តារាង1.A2" office:value-type="string">
            <text:p text:style-name="P5">បង្គ្រ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គ្រប់, ថែម​ឲ្យ​គ្រប់ : ប្រាំ​ដាក់​ពីរ​ថែម​មក​ទៀត បង្គ្រប់​ជា ៧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៨៩</text:p>
          </table:table-cell>
          <table:table-cell table:style-name="តារាង1.A2" office:value-type="string">
            <text:p text:style-name="P5">បង្រា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ប្រាស, ធ្វើ​ឲ្យ​និរាស​ឃ្លាត​ចេញ; ច្រើន​ប្រើ​ជា​មួយ​នឹង​ពាក្យ​ ពង្រាត់ : ពង្រាត់​បង្រាស គឺ​ធ្វើ​ឲ្យ​ព្រាត់​ប្រាស ។ ប្រើ​ជា បម្រាស <text:s/>ក៏​បាន ព្រោះ​ជា​ពាក្យ​មាន​ន័យ​ជា​ជំនួយ​គ្នា​បាន (ម. ព. ពង្រាត់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ពង្រាត់​បង្រាស </text:p>
          </table:table-cell>
        </table:table-row>
        <table:table-row>
          <table:table-cell table:style-name="តារាង1.A2" office:value-type="string">
            <text:p text:style-name="P4">៦០៩០</text:p>
          </table:table-cell>
          <table:table-cell table:style-name="តារាង1.A2" office:value-type="string">
            <text:p text:style-name="P5">បង្រុះ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ខៃ, ខួង, ស្វាន, ទម្លុះ​ឲ្យ​មាន​រន្ធ​រហូត​ពី​ដើម​ទៅ​ចុង ឬ​ពី​ម្ខាង​ទៅ​ម្ខាង : បង្រុះ​ដុំ​រទេ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ដែក​សម្រាប់​ខួង​ទម្លុះ; ហៅ​ថា ដែក​បង្រុ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៩១</text:p>
          </table:table-cell>
          <table:table-cell table:style-name="តារាង1.A2" office:value-type="string">
            <text:p text:style-name="P5">បង្រួ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រួញ​ឬ​ធ្វើ​ឲ្យ​ខ្លី​ទៅ​វិញ : បង្រួញ​សេចក្ដី​ឲ្យ​ខ្ល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៩២</text:p>
          </table:table-cell>
          <table:table-cell table:style-name="តារាង1.A2" office:value-type="string">
            <text:p text:style-name="P5">បង្រួ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រួប ។ បង្រួប​បង្រួម <text:s/>ធ្វើ​ឲ្យរួប​រួម, ឲ្យ​សះ​ជា​រួម​មូល​គ្នា​វិញ (ប្រើ​ជា ពង្រួប ក៏​បា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ង្រួប​បង្រួម </text:p>
          </table:table-cell>
        </table:table-row>
        <table:table-row>
          <table:table-cell table:style-name="តារាង1.A2" office:value-type="string">
            <text:p text:style-name="P4">៦០៩៣</text:p>
          </table:table-cell>
          <table:table-cell table:style-name="តារាង1.A2" office:value-type="string">
            <text:p text:style-name="P5">បង្រួ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រួម : ចង្កេះ​ខោ​នេះ​ទូលាយ​ណាស់ ត្រូវ​បង្រួម​វា​បន្តិច​មក ទើប​ស្លៀក​ល្មម ។ <text:s/>(ប្រើ​ជា ពង្រួម ក៏​បា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៩៤</text:p>
          </table:table-cell>
          <table:table-cell table:style-name="តារាង1.A2" office:value-type="string">
            <text:p text:style-name="P5">បង្រៀ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ញ៉ាំង​អ្នក​ដទៃ​ឲ្យ​រៀន, ប្រៀន​ឲ្យ​ចេះ, ឲ្យ​ចំណេះ​ដោយ​ការ​បង្ហាត់, បង្ហាញ​ឲ្យ​ចេះ : បង្រៀន​អក្សរ, បង្រៀន​លេខ, បង្រៀន​ច្បាប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៩៥</text:p>
          </table:table-cell>
          <table:table-cell table:style-name="តារាង1.A2" office:value-type="string">
            <text:p text:style-name="P5">បង្រោ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ង់-រ៉ោស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ន.</text:p>
          </table:table-cell>
          <table:table-cell table:style-name="តារាង1.D2" office:value-type="string">
            <text:p text:style-name="P10">ដូច​គ្នា​នឹង​បម្រោស​ដែរ (និយាយ​ឬ​សរសេរ​តាម​ទម្លាប់​ប្រើ) ។ ម. ព. បម្រោស នោះ​ទៀត​ផ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៩៦</text:p>
          </table:table-cell>
          <table:table-cell table:style-name="តារាង1.A2" office:value-type="string">
            <text:p text:style-name="P5">បង្រ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កម្រើក​អវយវៈ​ដោយ​ប្រឹង​ខ្លាំង ដើម្បី​នឹង​ឲ្យ​រួច​ពី​ចំណាប់​ឬ​ពី ចំណង : លលក​បង្រះ​ក្នុង​ទ្រុង ប៉ុន្តែ​បង្រះ​ចេញ​មិន​រួច (ម. ព. បម្រះ 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៩៧</text:p>
          </table:table-cell>
          <table:table-cell table:style-name="តារាង1.A2" office:value-type="string">
            <text:p text:style-name="P5">បង្វិ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វិល : បង្វិល​ខ្លួន, បង្វិល​កង់​រទេះ, បង្វិល​ពពិល ។ (គួរ​ប្រើ ពង្វិល (ពង់-វិល) ព្រោះ​ធ្វើ​ឲ្យ​វិល ប៉ុន្តែ​ធ្លាប់​ប្រើ បង្វិល យូរ​ហើយ) 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៩៨</text:p>
          </table:table-cell>
          <table:table-cell table:style-name="តារាង1.A2" office:value-type="string">
            <text:p text:style-name="P5">បង្វឹ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ហ្វឹកហ្វឺន​ឲ្យ​ថ្នឹក, ធ្វើ​ឲ្យ​ថ្នឹក : គោ​នេះ​ទាល់​តែ​បង្វឹក​វា​បន្តិច​ទៀត ទើប​ស្រួល​ប្រើ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០៩៩</text:p>
          </table:table-cell>
          <table:table-cell table:style-name="តារាង1.A2" office:value-type="string">
            <text:p text:style-name="P5">បង្វៀ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វៀន : បង្វៀន​អន្ទង់​មួយ​ឆ្នាំង ។</text:p>
          </table:table-cell>
          <table:table-cell table:style-name="តារាង1.D2" office:value-type="string">
            <text:p text:style-name="P11">ពង្វៀន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០០</text:p>
          </table:table-cell>
          <table:table-cell table:style-name="តារាង1.A2" office:value-type="string">
            <text:p text:style-name="P5">បង្វៀ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នាំ​ឲ្យ​វៀះ, ឲ្យ​គេច​ចេញ; ប្រើ​ជា បង្វេះ ក៏​មាន (តាម​ទម្លាប់​ស្រុក) ។</text:p>
          </table:table-cell>
          <table:table-cell table:style-name="តារាង1.D2" office:value-type="string">
            <text:p text:style-name="P11">ពង្វៀះ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០១</text:p>
          </table:table-cell>
          <table:table-cell table:style-name="តារាង1.A2" office:value-type="string">
            <text:p text:style-name="P5">បង្វេ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ង់-វ៉ិច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ំណុំ​ក្រសោប​ដែល​វេច​អ្វី​ៗ ។ (គួរ​ប្រើ ពង្វេច តាម​ប្រភព​ដើម​ថា វេច ប៉ុន្តែ​ធ្លាប់​ប្រើ បង្វេច យូរ​ណាស់​ហើយ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០២</text:p>
          </table:table-cell>
          <table:table-cell table:style-name="តារាង1.A2" office:value-type="string">
            <text:p text:style-name="P5">បង្វេ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ង្វៀះ) ។ </text:p>
          </table:table-cell>
          <table:table-cell table:style-name="តារាង1.D2" office:value-type="string">
            <text:p text:style-name="P11">ពង្វេះ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០៣</text:p>
          </table:table-cell>
          <table:table-cell table:style-name="តារាង1.A2" office:value-type="string">
            <text:p text:style-name="P5">បង្វ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វែង, ឲ្យ​ខ្វាត់ខ្វែង : បង្វែង​សេចក្ដី, បង្វែង​ដាន ។ (តាម​ប្រភព​ពាក្យ​ថា វែង គួរ​ប្រើ ពង្វែង ប៉ុន្តែ​ធ្លាប់​ប្រើ បង្វែង យូរ​ណាស់​ហើយ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០៤</text:p>
          </table:table-cell>
          <table:table-cell table:style-name="តារាង1.A2" office:value-type="string">
            <text:p text:style-name="P5">បង្វែ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វេរ, ឲ្យ​បែរ, បំបែរ​ត្រឡប់​ឲ្យ​វិញ; លើក​ផ្តេក​វេរ​ឲ្យ​ទៅ​លើ​តែ​មួយ​ៗ ។ (តាម​ប្រភព​ពាក្យ​ថា​វេរ​គួរ​ប្រើ ពង្វេរ ប៉ុន្តែ​ធ្លាប់​ប្រើ បង្វែរ <text:s/>យូរ​ណាស់​ហើយ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០៥</text:p>
          </table:table-cell>
          <table:table-cell table:style-name="តារាង1.A2" office:value-type="string">
            <text:p text:style-name="P5">បង្សុកូ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ង-សុកូល ឬ ត. ទ. ប័ង-ស្កូល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ំសុកូល) <text:s/>គំនរ​អាចម៍​ដី, គំនរ​ធូលី​ឬ​អ្វី​ៗ​ដែល​ប្រឡាក់, ដែល​សៅហ្មង​ដោយ​អាចម៍​ដី, ដោយ​ធូលី ។ សំពត់​ដែល​គេ​ចោល​លើ​គំនរ​សំរាម​ជាដើម ប្រឡាក់​សៅហ្មង​ដោយ​អាចម៍​ដី, ដោយ​ធូលី​ដែល​បព្វជិត​ក្នុង​ពុទ្ធ​សាសនា ទស់​ដោយ​សម្គាល់​ថា​ជា​របស់​ឥត​ម្ចាស់ ព្រោះ​គេ​បោះ​បង់​ចោល លែង​ត្រូវ​ការ​ហើយ​ទាញ​យក​មក​ផ្សែផ្សំ​ធ្វើ​ជា​ចីវរ​ប្រើ​ប្រាស់​តាម​ពុទ្ធានុញ្ញាត (ចំពោះ​តែ​សំពត់​មាន​ព័ណ៌​ស​ឬ​លឿង ដែល​ល្មម​យក​មក​ជ្រលក់​សម្រួល​ព័ណ៌​បាន; រាប់​ថា​ជា​សំពត់​ថ្លៃថ្លា​វិសេស សម្រាប់​បព្វជិត​អ្នក​មាន​សន្តោស​ស្ងប់​រម្ងាប់) ។ លុះ​ដល់​មក​ក្នុង​សម័យ​សព្វ​ថ្ងៃ​នេះ សូម្បី​សំពត់​ដែល​ទាយក​គេ​ពាក់​ឬ​គ្រប​លើ​ក្ដារ​មឈូស​ជាដើម គេ​និមន្ត​ឲ្យ​បព្វជិត​ទាញ​យក​ទៅ​ទី​ចំពោះ​មុខ​គេ ឬ​កំបាំង​ពី​មុខ​គេ​ក៏​ហៅ​សំពត់​បង្សុកូល​ដែរ ។ ខ្មែរ​យើង​ប្រើ​តាម​ទម្លាប់​ប្រទេស, ហៅ​ដំណើរ​ដែល​គេ​និមន្ត​ភិក្ខុ​សាមណេរ ឲ្យ​ចាប់​កាន់​អំបោះ ឬ​ផ្ទាំង​សំពត់​ដែល​ត​ភ្ជាប់​ពី​សាកសព ឬ​ពី​អដ្ឋិ​ធាតុ​មក​សូត្រ​ធម៌ អនិច្ចាវត សង្ខារា... ក៏​ហៅ បង្សុកូល ដែរ; ច្រើន​ប្រើ​ជា កិ. ឬ គុ. ថា និមន្ត​លោក​បង្សុកូល, ធម៌​បង្សុកូល; បើ​ក្នុង​ព្រះ​បរម​រាជវាំង ច្រើន​ប្រើ​ពាក្យ​ថា និមន្ត​លោក​សត្តប្បករណ៍, <text:s/>ជា​ពាក្យ​ហៅ​កាត់​ខ្លី​ក្លាយ​មក​ពី​ពាក្យ​ថា និមន្ត​លោក​សូត្រ​សត្តប្បករណាភិធម្ម គឺ​និមន្ត​លោក​សូត្រ​ព្រះ​អភិធម្ម​៧​គម្ពីរ (ដោយ​សង្ខេប)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០៦</text:p>
          </table:table-cell>
          <table:table-cell table:style-name="តារាង1.A2" office:value-type="string">
            <text:p text:style-name="P5">បង្ហ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ហក, ធ្វើ​ឲ្យ​លាប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០៧</text:p>
          </table:table-cell>
          <table:table-cell table:style-name="តារាង1.A2" office:value-type="string">
            <text:p text:style-name="P5">បង្ហ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ឮ​ឲ្យ​ហក់, ប្រើ​ឲ្យ​លោត​ចុ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០៨</text:p>
          </table:table-cell>
          <table:table-cell table:style-name="តារាង1.A2" office:value-type="string">
            <text:p text:style-name="P5">បង្ហត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ហត់, បង្ហត់​គោ​ឡើង-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០៩</text:p>
          </table:table-cell>
          <table:table-cell table:style-name="តារាង1.A2" office:value-type="string">
            <text:p text:style-name="P5">បង្ហ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ហប, ធ្វើ​ឲ្យ​ហត់​ម្ហប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១០</text:p>
          </table:table-cell>
          <table:table-cell table:style-name="តារាង1.A2" office:value-type="string">
            <text:p text:style-name="P5">បង្ហ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ហប់, ធ្វើ​ឲ្យ​ខ្យល់​ចូល​មិន​រួ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១១</text:p>
          </table:table-cell>
          <table:table-cell table:style-name="តារាង1.A2" office:value-type="string">
            <text:p text:style-name="P5">បង្ហល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ហល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១២</text:p>
          </table:table-cell>
          <table:table-cell table:style-name="តារាង1.A2" office:value-type="string">
            <text:p text:style-name="P5">បង្ហា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របាំង​បណ្ដោះអាសន្ន សម្រាប់​ជ្រក​ភ្លៀង ជ្រក​ថ្ងៃ មាន​សណ្ឋាន​តែ​មួយ​ចំហៀង​ដំបូល​ផ្ទះ; រោង​មាន​ដំបូល​តែ​មួយ​ចំហៀង (ប្រហែល​ជា​ពី​ដើម​គេ​ហៅ​ថា បាំងហា <text:s/>គឺ​ប្រក់​បាំង​តែ​ដំបូល​ម្ខាង មើល​ទៅ​ឃើញ​ដូច​ជា​គេ​ហា​មាត់​ចង្រ្គុង​ដូច្នេះ​ទេ​ដឹង ?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ហា, ប្រើ​ឲ្យ​ហា, ចាប់​បើក​ឲ្យ​ហា​ឡើង : បង្ហា​មាត់​គោ​ឈឺ ដើម្បី​ច្រក​ថ្នាំ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១៣</text:p>
          </table:table-cell>
          <table:table-cell table:style-name="តារាង1.A2" office:value-type="string">
            <text:p text:style-name="P5">បង្ហា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ឃើញ; បង្រៀន : បង្ហាញ​ផ្លូវ, បង្ហាញ​អក្ស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១៤</text:p>
          </table:table-cell>
          <table:table-cell table:style-name="តារាង1.A2" office:value-type="string">
            <text:p text:style-name="P5">បង្ហាត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្រើ​ឲ្យ​ហាត់, ប្រិតប្រៀន​បង្វឹក​ឲ្យ​បាន​បទ : បង្ហាត់​កីឡា, បង្ហាត់​ធម៌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១៥</text:p>
          </table:table-cell>
          <table:table-cell table:style-name="តារាង1.A2" office:value-type="string">
            <text:p text:style-name="P5">បង្ហា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ហាប់, ឲ្យ​ណែន : បង្ហាប់​ដ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១៦</text:p>
          </table:table-cell>
          <table:table-cell table:style-name="តារាង1.A2" office:value-type="string">
            <text:p text:style-name="P5">បង្ហិ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ហិន, ឲ្យ​វិនាស : វា​បង្ហិន​តែ​បង​ប្អូន​ឯង ។ បង្ហិន​បង្ហោច ធ្វើ​ឲ្យ​ហិន​ហោច ។ បង្ហិន​បំផ្លាញ បង្ហិន​ឲ្យ​លាញ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ង្ហិន​បង្ហោច</text:p>
          </table:table-cell>
        </table:table-row>
        <table:table-row>
          <table:table-cell table:style-name="តារាង1.A2" office:value-type="string">
            <text:p text:style-name="P4">៦១១៧</text:p>
          </table:table-cell>
          <table:table-cell table:style-name="តារាង1.A2" office:value-type="string">
            <text:p text:style-name="P5">បង្ហិ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ហិល, ធ្វើ​ឲ្យ​រិល : កាប់​ឈើ​លេង​បង្ហិល​កាំបិ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១៨</text:p>
          </table:table-cell>
          <table:table-cell table:style-name="តារាង1.A2" office:value-type="string">
            <text:p text:style-name="P5">បង្ហុ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ហុយ : បង្ហុយ​ផ្សែង, បង្ហុយ​ធូលី, បង្ហុយ​ដ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១៩</text:p>
          </table:table-cell>
          <table:table-cell table:style-name="តារាង1.A2" office:value-type="string">
            <text:p text:style-name="P5">បង្ហូ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រហូត; ដែល​ទៅ​រហូត : ខំ​បង្ហូត; ដើរ​បង្ហូត ។ ទាញ​ឡើង​ឲ្យ​រហូត​ដល់​ទៅ​ទី​បំផុត​ខាង​លើ : បង្ហូត​ទង់, បង្ហូត​គោ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២០</text:p>
          </table:table-cell>
          <table:table-cell table:style-name="តារាង1.A2" office:value-type="string">
            <text:p text:style-name="P5">បង្ហូ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ហូរ : បង្ហូរ​ទឹក, បង្ហូរ​ទឹក​ភ្នែក ។ បំបោល​ឲ្យ​ជញ្ជ្រំ​ជើង​ត្រឹក​ៗ : បង្ហូរ​គ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២១</text:p>
          </table:table-cell>
          <table:table-cell table:style-name="តារាង1.A2" office:value-type="string">
            <text:p text:style-name="P5">បង្ហួ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ហួត : បង្ហួត​ទឹក​ស្រែ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២២</text:p>
          </table:table-cell>
          <table:table-cell table:style-name="តារាង1.A2" office:value-type="string">
            <text:p text:style-name="P5">បង្ហួរ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តួ​អង្គជាត​របស់​បុរស : ដង​បង្ហួ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ហួ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២៣</text:p>
          </table:table-cell>
          <table:table-cell table:style-name="តារាង1.A2" office:value-type="string">
            <text:p text:style-name="P5">បង្ហួ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ហួ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២៤</text:p>
          </table:table-cell>
          <table:table-cell table:style-name="តារាង1.A2" office:value-type="string">
            <text:p text:style-name="P5">បង្ហួ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ហួស, ធ្វើ​ឲ្យ​រំលង : ដើរ​បង្ហួស, ទៅ​បង្ហួ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២៥</text:p>
          </table:table-cell>
          <table:table-cell table:style-name="តារាង1.A2" office:value-type="string">
            <text:p text:style-name="P5">បង្ហើ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ហើប : បង្ហើប​គ្រប​ឆ្នាំ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២៦</text:p>
          </table:table-cell>
          <table:table-cell table:style-name="តារាង1.A2" office:value-type="string">
            <text:p text:style-name="P5">បង្ហើ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ទម​ស្រូវ (ដែល​ផើម) : បង្ហើម​ស្រូវ, ទឹក​ជន់​លិច​ស្រូវ​រូត​បង្ហើម​អស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២៧</text:p>
          </table:table-cell>
          <table:table-cell table:style-name="តារាង1.A2" office:value-type="string">
            <text:p text:style-name="P5">បង្ហើយ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ហើយ, សម្រេច​ឲ្យ​ហើយ : បង្ហើយ​ការ, បង្ហើយ​សន្ទូ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ទី​បំផុត​នៃ​រលា​ក្បាល​មនុស្ស​ប៉ែក​ពី​មុខ​ត្រង់​ដែល​ស្ដើង​ជាង​គេ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២៨</text:p>
          </table:table-cell>
          <table:table-cell table:style-name="តារាង1.A2" office:value-type="string">
            <text:p text:style-name="P5">បង្ហើ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ហើរ​ដោយ​អំណាច​ខ្យល់ : បង្ហើរ​ខ្លែង​តាម​វាល​ស្រែ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២៩</text:p>
          </table:table-cell>
          <table:table-cell table:style-name="តារាង1.A2" office:value-type="string">
            <text:p text:style-name="P5">បង្ហៀរ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ហៀរ : បង្ហៀរ​ទឹ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គ្រឿង​សេះ​សម្រាប់​បង្ខាំ​មាត់​ដឹក​នាំ​ឲ្យ​ដើរ​ឬ​ជិះ​កាន់​ទាញ​ទប់ : ទាញ​បង្ហៀរ​សេ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៣០</text:p>
          </table:table-cell>
          <table:table-cell table:style-name="តារាង1.A2" office:value-type="string">
            <text:p text:style-name="P5">បង្ហៀរ​ខ្មូ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កណ្ដៀរ​ខ្មូត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៣១</text:p>
          </table:table-cell>
          <table:table-cell table:style-name="តារាង1.A2" office:value-type="string">
            <text:p text:style-name="P5">បង្ហេ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ហេវ គឺ​ធ្វើ​ឲ្យ​ថយ​កម្លាំង​ខ្សោយ​ល្វើយ : កុំ​បង្ហេវ​វា​យូរ​ពេ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៣២</text:p>
          </table:table-cell>
          <table:table-cell table:style-name="តារាង1.A2" office:value-type="string">
            <text:p text:style-name="P5">បង្ហ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ហែ​គ្នា, ជា​ជួរ​រៀង​គ្នា : ដាក់​បង្ហែ​គ្នា, ដាំ​បង្គោល​បង្ហែ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៣៣</text:p>
          </table:table-cell>
          <table:table-cell table:style-name="តារាង1.A2" office:value-type="string">
            <text:p text:style-name="P5">បង្ហែ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ន្លែង​ដែល​គេ​វែក​ចក​ឬ​ត្រឹប​ជាដើម​ធ្វើ​ជា​ប្រឡង់​ឲ្យ​ត្រី​ហែល​ងើប​បាន ឬ​ប្រឡង់​ដែល​មាន​ស្រាប់​ត្រី​ហែប : ស្រះ​នេះ​មាន​សុទ្ធ​តែ​ត្រឹប​ជិត ឥត​មាន​បង្ហែប​ទេ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៣៤</text:p>
          </table:table-cell>
          <table:table-cell table:style-name="តារាង1.A2" office:value-type="string">
            <text:p text:style-name="P5">បង្ហែ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ហែល : បង្ហែល​គោ​ឆ្លង​ទៅ​ត្រើយ​ម្ខា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៣៥</text:p>
          </table:table-cell>
          <table:table-cell table:style-name="តារាង1.A2" office:value-type="string">
            <text:p text:style-name="P5">បង្ហោ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ហោច ។ ប. ពាក្យ​បរិវារ​របស់​ពាក្យ បង្ហិន : បង្ហិន​បង្ហោច គឺ​ធ្វើ​ឲ្យ​ហិន​ហោ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ង្ហិន​បង្ហោច</text:p>
          </table:table-cell>
        </table:table-row>
        <table:table-row>
          <table:table-cell table:style-name="តារាង1.A2" office:value-type="string">
            <text:p text:style-name="P4">៦១៣៦</text:p>
          </table:table-cell>
          <table:table-cell table:style-name="តារាង1.A2" office:value-type="string">
            <text:p text:style-name="P5">បង្ហ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ហោះ : បង្ហោះ​គោ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៣៧</text:p>
          </table:table-cell>
          <table:table-cell table:style-name="តារាង1.A2" office:value-type="string">
            <text:p text:style-name="P5">បង្អ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អក, ច្រក​ឲ្យ​លេប : បង្អក​ស្រ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៣៨</text:p>
          </table:table-cell>
          <table:table-cell table:style-name="តារាង1.A2" office:value-type="string">
            <text:p text:style-name="P5">បង្អ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អែអង់, រេរង់, ឈប់​ចាំ : សូម​បង្អង់​បន្តិច​សិន, ដើរ​ស្រូត​ឥត​បង្អង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៣៩</text:p>
          </table:table-cell>
          <table:table-cell table:style-name="តារាង1.A2" office:value-type="string">
            <text:p text:style-name="P5">បង្អត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អត់ គឺ​ខារខាំង​មិន​ឲ្យ​បរិភោគ​ចំណី​អាហារ​ជាដើម : បង្អត់​បាយ, បង្អត់​ទឹ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៤០</text:p>
          </table:table-cell>
          <table:table-cell table:style-name="តារាង1.A2" office:value-type="string">
            <text:p text:style-name="P5">បង្អ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អន់ : បង្អន់​កម្លាំង, បង្អន់​ល្បឿន; ដើរ​បង្អន់​ជើ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៤១</text:p>
          </table:table-cell>
          <table:table-cell table:style-name="តារាង1.A2" office:value-type="string">
            <text:p text:style-name="P5">បង្អ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អរ, នាំ​ឲ្យ​អរ; ច្រើន​និយាយ​ថា បង្អួត​បង្អរ គឺ​បង្អួត​ឲ្យ​អរ ឲ្យ​ស្ងើច ឲ្យ​ស្រឡាញ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ង្អួត​បង្អរ</text:p>
          </table:table-cell>
        </table:table-row>
        <table:table-row>
          <table:table-cell table:style-name="តារាង1.A2" office:value-type="string">
            <text:p text:style-name="P4">៦១៤២</text:p>
          </table:table-cell>
          <table:table-cell table:style-name="តារាង1.A2" office:value-type="string">
            <text:p text:style-name="P5">បង្អស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អស់; ថែម​សម្ល​បង្អស់​បាយ; បង្អស់​ទ្រព្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៤៣</text:p>
          </table:table-cell>
          <table:table-cell table:style-name="តារាង1.A2" office:value-type="string">
            <text:p text:style-name="P5">បង្អា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អាក់, បង្អាក់​ដំណើរ ។ (ម. ព. បន្ទច់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៤៤</text:p>
          </table:table-cell>
          <table:table-cell table:style-name="តារាង1.A2" office:value-type="string">
            <text:p text:style-name="P5">បង្អា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រ​ញ៉ាំង​ចិត្ត​ឲ្យ​អាច, សភាព​អាច : ប្រព្រឹត្ត​បាន​ត្រឹមតែ​បង្អាច​របស់​ខ្លួន; មនុស្ស​មាន​បង្អាច​ខ្សោយ ។ <text:s/>ប្រើ​ជា កិ. ក៏​បាន “ធ្វើ​ឲ្យ​អាច”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៤៥</text:p>
          </table:table-cell>
          <table:table-cell table:style-name="តារាង1.A2" office:value-type="string">
            <text:p text:style-name="P5">បង្អា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អាប់ : បង្អាប់​មុខ, បង្អាប់​កេរ្តិ៍​ឈ្មោះ, បង្អាប់​វង្ស​ត្រកូ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៤៦</text:p>
          </table:table-cell>
          <table:table-cell table:style-name="តារាង1.A2" office:value-type="string">
            <text:p text:style-name="P5">បង្អុ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លាក់​ភ្លៀង, និយាយ​ក្លាយ​ជា បង្អោរ ក៏​មាន, កុំ​សរសេរ​តាម ពីព្រោះ​ពាក្យ បង្អោរ នេះ​ដូច​ជា ឆ្នាំ​កុរ, កណ្ដុរ, ខ្នុរ, សម្បុរ និយាយ​ថា ឆ្នាំ​កោរ, កណ្ដោរ, ខ្នោរ, សម្បោរ ដូច្នោះ​ដែរ, បើ​គ្រាន់​តែ​និយាយ​ជា​ពាក្យ​សាមញ្ញ​ក៏​មិន​ជា​អ្វី​ឡើយ, កុំ​សរសេរ​តាម​ហ្នឹ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៤៧</text:p>
          </table:table-cell>
          <table:table-cell table:style-name="តារាង1.A2" office:value-type="string">
            <text:p text:style-name="P5">បង្អូ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អូន (មិន​សូវ​ប្រើ, ច្រើន​ប្រើ​ថា បង្អាប់​បង្អូន <text:s/>ឬ បង្អាប់​បង្អោន គឺ​ធ្វើ​ឲ្យ​អាប់អូន ឬ​ធ្វើ​ឲ្យ​អាប់ឱ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ង្អាប់​បង្អូន </text:p>
          </table:table-cell>
        </table:table-row>
        <table:table-row>
          <table:table-cell table:style-name="តារាង1.A2" office:value-type="string">
            <text:p text:style-name="P4">៦១៤៨</text:p>
          </table:table-cell>
          <table:table-cell table:style-name="តារាង1.A2" office:value-type="string">
            <text:p text:style-name="P5">បង្អូ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អូស, ដាក់​ឲ្យ​អូស : បង្អូស​នង្គ័ល ទឹម​គោ​ឲ្យ​អូស​នង្គ័ល ។ កិ. វិ. ដើរ​បង្អូស​ជើង <text:s/>ដើរ​លើក​ជើង​ស្ទើរ​មិន​ផុត​ពី​ដី ហើយ​ឈាន​អូស​បន្តិច​ៗ ។ និយាយ​បង្អូស និយាយ​សម្ដី​យឺត​ៗ ម្លាយ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៤៩</text:p>
          </table:table-cell>
          <table:table-cell table:style-name="តារាង1.A2" office:value-type="string">
            <text:p text:style-name="P5">បង្អួ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រង្វះ​ជញ្ជាំង​គេហដ្ឋាន ធ្វើ​សម្រាប់​ឲ្យ​ខ្យល់ និង​ពន្លឺ​ចេញ​ចូល​បាន (ម. ព. វាតបាន ក្នុង​ពាក្យ វាត (--តៈ) ន. សំ. បា.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៥០</text:p>
          </table:table-cell>
          <table:table-cell table:style-name="តារាង1.A2" office:value-type="string">
            <text:p text:style-name="P5">បង្អួ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សម្ដែង​ឲ្យ​គេ​ដឹង​ឲ្យ​គេ​ស្គាល់​អ្វី​ៗ <text:s/>ជា​របស់​ខ្លួន​ដោយ​ដំណើរ​អួត​ ដើម្បី​នឹង​ឲ្យ​គេ​ស្ងើច ឲ្យ​គេ​សរសើរ ។ បង្អួត​បង្អរ (ម. ព. បង្អរ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ង្អួត​បង្អរ </text:p>
          </table:table-cell>
        </table:table-row>
        <table:table-row>
          <table:table-cell table:style-name="តារាង1.A2" office:value-type="string">
            <text:p text:style-name="P4">៦១៥១</text:p>
          </table:table-cell>
          <table:table-cell table:style-name="តារាង1.A2" office:value-type="string">
            <text:p text:style-name="P5">បង្អួ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អួល ។ បង្អាក់​បង្អួល ធ្វើ​ឲ្យ​រអាក់​រអួ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ង្អាក់​បង្អួល </text:p>
          </table:table-cell>
        </table:table-row>
        <table:table-row>
          <table:table-cell table:style-name="តារាង1.A2" office:value-type="string">
            <text:p text:style-name="P4">៦១៥២</text:p>
          </table:table-cell>
          <table:table-cell table:style-name="តារាង1.A2" office:value-type="string">
            <text:p text:style-name="P5">បង្អើ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អើត (មិន​សូវ​ប្រើ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៥៣</text:p>
          </table:table-cell>
          <table:table-cell table:style-name="តារាង1.A2" office:value-type="string">
            <text:p text:style-name="P5">បង្អើ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ផ្អើល : បង្អើល​ចាប​កំពុង​ស៊ី​ស្រូវ, បង្អើល​គ្នា​ឲ្យ​ភ័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៥៤</text:p>
          </table:table-cell>
          <table:table-cell table:style-name="តារាង1.A2" office:value-type="string">
            <text:p text:style-name="P5">បង្អៀ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អំពើ​ដែល​ផ្អៀង, លំនាំ​ផ្អៀង : ដេក​តែ​មួយ​បង្អៀ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៥៥</text:p>
          </table:table-cell>
          <table:table-cell table:style-name="តារាង1.A2" office:value-type="string">
            <text:p text:style-name="P5">បង្អៀ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អៀន : វា​ជា​មនុស្ស​អៀន​ស្រាប់ កុំ​បង្អៀន​គ្នា​ថែម​ទៀ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៥៦</text:p>
          </table:table-cell>
          <table:table-cell table:style-name="តារាង1.A2" office:value-type="string">
            <text:p text:style-name="P5">បង្អៀ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ញ្ឈប់​សេះ​ដោយ​ប្រើ​ពាក្យ​ថា អៀវ ! ប្រែ​ថា ឈប់ ឬ​ថា ឯង​ចូរ​ឈប់ !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៥៧</text:p>
          </table:table-cell>
          <table:table-cell table:style-name="តារាង1.A2" office:value-type="string">
            <text:p text:style-name="P5">បង្អ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បរិវារ​របស់​ពាក្យ បង្អង់ : បង្អែបង្អង់ <text:s/>គឺ​បង្អង់​ដោយ​អាការ​យឺត​យូរ​រ៉ែរ៉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ង្អែបង្អង់ </text:p>
          </table:table-cell>
        </table:table-row>
        <table:table-row>
          <table:table-cell table:style-name="តារាង1.A2" office:value-type="string">
            <text:p text:style-name="P4">៦១៥៨</text:p>
          </table:table-cell>
          <table:table-cell table:style-name="តារាង1.A2" office:value-type="string">
            <text:p text:style-name="P5">បង្អែ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្រដាប់​សម្រាប់​ផ្អែក; អំពើ​ដែល​ផ្អែក; ពំនឹង, ទី​ពឹង​ផ្អែក ។ ព. ប្រ. ឥត​បង្អែក ឬ ឥត​ខ្នង​បង្អែក ឥត​មាន​ពំនឹ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៥៩</text:p>
          </table:table-cell>
          <table:table-cell table:style-name="តារាង1.A2" office:value-type="string">
            <text:p text:style-name="P5">បង្អែ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អែន, ឲ្យ​ជច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៦០</text:p>
          </table:table-cell>
          <table:table-cell table:style-name="តារាង1.A2" office:value-type="string">
            <text:p text:style-name="P5">បង្អែ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អែប, ឲ្យ​ជិត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៦១</text:p>
          </table:table-cell>
          <table:table-cell table:style-name="តារាង1.A2" office:value-type="string">
            <text:p text:style-name="P5">បង្អែ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ចំណី​ផ្អែម ។ ព. ផ្ទ. ចម្អា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៦២</text:p>
          </table:table-cell>
          <table:table-cell table:style-name="តារាង1.A2" office:value-type="string">
            <text:p text:style-name="P5">បង្អោ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ើ​ឬ​ឫស្សី​មាន​កាំ​សម្រាប់​ឡើង​ឈើ​ខ្ពស់ : បង្អាង​ត្នោត, ឡើង​តាម​បង្អោ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៦៣</text:p>
          </table:table-cell>
          <table:table-cell table:style-name="តារាង1.A2" office:value-type="string">
            <text:p text:style-name="P5">បង្អោ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អោត គឺ​ធ្វើ​សំឡេង​ឲ្យ​អោត​ខ្ពស់​ឡើង : ខំ​ប្រឹង​បង្អោត​សំឡេង​ឲ្យ​ឮ​ខ្លាំ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៦៤</text:p>
          </table:table-cell>
          <table:table-cell table:style-name="តារាង1.A2" office:value-type="string">
            <text:p text:style-name="P5">បង្អោ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ឱន, ឲ្យ​ទន់​ចុះ : បង្អោន​កាយ, បង្អោន​ក្បា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៦៥</text:p>
          </table:table-cell>
          <table:table-cell table:style-name="តារាង1.A2" office:value-type="string">
            <text:p text:style-name="P5">បង្អោ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ពាក្យ​ក្លាយ​ឃ្លាត​ពី បង្អុរ (ម. ព. នោះ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៦៦</text:p>
          </table:table-cell>
          <table:table-cell table:style-name="តារាង1.A2" office:value-type="string">
            <text:p text:style-name="P5">បង្អ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ពន្យុះ, ញុះ ដោយ​ប្រើ​ពាក្យ​ថា អៅ ! ឬ​ថា អៅ​ៗ ! (ម. ព. នោះ​ផង) ។ បុរាណ​សរសេរ ឪ! ឬ ឪ​ៗ​! (ស. អៅ “យក”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៦៧</text:p>
          </table:table-cell>
          <table:table-cell table:style-name="តារាង1.A2" office:value-type="string">
            <text:p text:style-name="P5">បញ្ច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ផ្ចង់, ដែល​ល្អ​ប្រពៃ : ល្អ​បញ្ចង់, ស្រស់​បញ្ចង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៦៨</text:p>
          </table:table-cell>
          <table:table-cell table:style-name="តារាង1.A2" office:value-type="string">
            <text:p text:style-name="P5">បញ្ចង្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ញ-ចង់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គុ. ឬ ន.</text:p>
          </table:table-cell>
          <table:table-cell table:style-name="តារាង1.D2" office:value-type="string">
            <text:p text:style-name="P10">(បញ្ច “ប្រាំ” + អង្គ <text:s/>“អវយវៈ” &gt; បញ្ចង្គ; បញ្ចាង្គ) ដែល​មាន​អង្គ​ប្រាំ; អវយវៈ​ប្រាំ : គោរព​ព្រះ​រត្ន​ត្រ័យ​ដោយ​បញ្ចង្គ ។ <text:s/>អង្គ​ប្រាំ​នៃ​ការ​គោរព​នោះ​គឺ លុត​ជង្គង់​ទាំង​ពីរ, ដាក់​ដុំ​ដៃ​ទាំង​២ លើ​ផ្ទៃ​រាប, ឱន​ក្បាល​ចុះ​ដល់​ផ្ទៃ​រាប (រួម​ជា​ប្រាំ) ហៅ​ថា គោរព​ដោយ​បញ្ចង្គ ឬ ដោយ​បញ្ចង្គ​ប្រតិស្ឋ (ប៉័ញ-ច័ង-គៈប្រដឹស) ។ ព. កា. ថា. : ខ្ញុំ​សូម​គោរព​ដោយ​បញ្ចង្គ ឆ្ពោះ​ត្រង់​ព្រះ​ពុទ្ធ​និង​ព្រះ​ធម៌ ព្រះ​សង្ឃ​លោក​មាន​សីល​សង្វរ ខ្ញុំ​មាន​អំណរ​ពន់ពេក​ក្រៃ ។ ប្រើ​ជា បញ្ចង្គ​ប្រតិស្ឋាន <text:s/>(ប៉័ញ-ច័ង-គៈប្រដឹស-ស្ឋាន) ក៏​បាន គង់​មាន​អត្ថន័យ​ដូច​គ្នា​នឹង បញ្ចង្គ​ប្រតិស្ឋ ដែរ គឺ​ការ​តាំង​សេចក្ដី​គោរព​ដោយ​បញ្ចង្គ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៦៩</text:p>
          </table:table-cell>
          <table:table-cell table:style-name="តារាង1.A2" office:value-type="string">
            <text:p text:style-name="P5">បញ្ច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ចប់ : បញ្ចប់​រឿង, បញ្ចប់​សេចក្ដី​តែ​ប៉ុណ្ណេ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៧០</text:p>
          </table:table-cell>
          <table:table-cell table:style-name="តារាង1.A2" office:value-type="string">
            <text:p text:style-name="P5">បញ្ច​ពណ៌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ញ-ចៈព័រ, ឬ ត.ទ. ថា ប័ញ-ច្ព័រ 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 ឬ គុ.</text:p>
          </table:table-cell>
          <table:table-cell table:style-name="តារាង1.D2" office:value-type="string">
            <text:p text:style-name="P10">(បញ្ចវណ៌; បញ្ចវណ្ណ) ព័ណ៌​ប្រាំ​យ៉ាង; ដែល​មាន​ព័ណ៌​ប្រាំ​យ៉ាង : សំពត់​បញ្ច​ពណ៌ ។</text:p>
          </table:table-cell>
          <table:table-cell table:style-name="តារាង1.D2" office:value-type="string">
            <text:p text:style-name="P11">បញ្ច​ព័ណ៌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៧១</text:p>
          </table:table-cell>
          <table:table-cell table:style-name="តារាង1.A2" office:value-type="string">
            <text:p text:style-name="P5">បញ្ចរង្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ញ-ចៈរង់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ញ្ច <text:s/>“ប្រាំ” + រង្គ <text:s/>“ទឺក​ជ្រលក់; សម្បុរ; ថ្នាំ​គំនូរ; តម្រេក,...”) ឈ្មោះ​ចាន​ដែល​មាន​ព័ណ៌​ប្រាំ​ឆ្លាស់​ជា​រូប​ជា​ក្បាច់​រចនា​ផ្សេង​ៗ : ចាន​បញ្ចរង្គ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ចាន​បញ្ចរង្គ </text:p>
          </table:table-cell>
        </table:table-row>
        <table:table-row>
          <table:table-cell table:style-name="តារាង1.A2" office:value-type="string">
            <text:p text:style-name="P4">៦១៧២</text:p>
          </table:table-cell>
          <table:table-cell table:style-name="តារាង1.A2" office:value-type="string">
            <text:p text:style-name="P5">បញ្ច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ញ-ចា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គ្រឿង​រចនា​មាន​ថ្នាក់​មាន​ជាន់ សម្រាប់​តម្កល់​កោដ្ឋ​ដាក់​សព : តម្កល់​លើ​បញ្ច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៧៣</text:p>
          </table:table-cell>
          <table:table-cell table:style-name="តារាង1.A2" office:value-type="string">
            <text:p text:style-name="P5">បញ្ចាច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ពោល​ពាក្យ​ថា ចាច់​! (ព. ទ្រ. ម.)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៧៤</text:p>
          </table:table-cell>
          <table:table-cell table:style-name="តារាង1.A2" office:value-type="string">
            <text:p text:style-name="P5">បញ្ចាល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ចាល់ : បញ្ចាល់​ទឹ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៧៥</text:p>
          </table:table-cell>
          <table:table-cell table:style-name="តារាង1.A2" office:value-type="string">
            <text:p text:style-name="P5">បញ្ចុក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ចុក​ឲ្យ, ដាក់​ភោជនាហារ​ក្នុង​មាត់​ឲ្យ​បរិភោគ : ម្ដាយ​បញ្ចុក​បាយ​កូន; សត្វ​ស្លាប​បញ្ចុក​ចំណី​កូ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នំ​មាន​រស​សាប សរសៃ​វែង​ៗ​ជា​ចង្វាយ​ៗ ធ្វើ​ដោយ​ម្សៅ​ខ្សាយ, លាយ​នឹង​ទឹក​សម្ល មាន​របោយ ជា​គ្រឿង​ផ្សំ​ផង, ប្រើ​បរិភោគ​ជា​ចម្អាប : ទឹក​សម្ល​នំ​បញ្ចុ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៧៦</text:p>
          </table:table-cell>
          <table:table-cell table:style-name="តារាង1.A2" office:value-type="string">
            <text:p text:style-name="P5">បញ្ចុ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ចុះ ។ បញ្ចុះ​កំពង់ <text:s/>ដាក់​ប្រដាប់​បន្លុង​ប្រគេន​ភិក្ខុ​សង្ឃ ជា​កិច្ច​ឧទ្ទិស​ផល​បុណ្យ​បញ្ជូន​ទៅ​បុគ្គល​ដែល​ទើប​ធ្វើ​មរណ​កាល​ថ្មី​ៗ (ពាក្យ​សាមញ្ញ, ពាក្យ​រាបសា​ហៅ​ថា ប្លុង; ធ្វើ​តាម​ប្រពៃណី​របស់​ប្រទេស); បរិភោគ​ច្រើន​ហើយ​ថែម​ទាំង​យឺត​យូរ​ក្រឈប់​ក្រលែង មិន​ចេះ​អស់​មិន​ចេះ​ហើយ : ចុះ​វា​បញ្ចុះ​កំពង់​ដល់​ណា​ទៀត ? (ព. ទ្រ. ម.) ។ បញ្ចុះ​ជ្រំ <text:s/>ដាក់​អ្វី​ៗ​ច្រើន​មុខ​លាយ​ឡំ​គ្នា​ ។ បញ្ចុះ​ដន្លាប់ <text:s/>សូត្រ​សែក​មន្ត​អាគម ប្រសិទ្ធី​ក្រមួន​មាត់​ក្នុង​ដន្លាប់ (តាម​ទម្លាប់​អ្នក​ដែល​ជឿ) ។ បញ្ចុះ​ដំណាប់ ដាក់​បន្លួញ​ក្នុង​ដំណាប់ ។ បញ្ចុះ​ធាតុ ដាក់​អដ្ឋិ​ធាតុ​ក្នុង​ដី​ឬ​ក្នុង​ផែន​ដី ។ បញ្ចុះ​តម្លៃ គិត​ឬ​ដាក់​តម្លៃ​ឲ្យ​ថយ​ចុះ​តិច​ជាង​មុន ។ បញ្ចុះ​បញ្ចូល <text:s/>និយាយ​ណែនាំ​ពន្យល់​ឲ្យ​ចុះ​ចូល ។ បញ្ចុះ​សីមា ចង​សីមា​ដោយ​មាន​និមិត្ត​កំណត់​ព្រំ​ដែន សម្រាប់​ភិក្ខុ​សង្ឃ​ធ្វើ​សង្ឃ​កម្ម​ផ្សេង​ៗ តាម​វិន័យ​ព្រះ​ពុទ្ធ​សាសនា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ញ្ចុះ​កំពង់ </text:p>
            <text:p text:style-name="P10">បញ្ចុះ​ជ្រំ</text:p>
            <text:p text:style-name="P10">បញ្ចុះ​ដន្លាប់</text:p>
            <text:p text:style-name="P10">បញ្ចុះ​ដំណាប់</text:p>
            <text:p text:style-name="P10">បញ្ចុះ​ធាតុ <text:span text:style-name="T5">បញ្ចុះ​តម្លៃ </text:span></text:p>
            <text:p text:style-name="P10">បញ្ចុះ​បញ្ចូល</text:p>
            <text:p text:style-name="P10">បញ្ចុះ​សីមា </text:p>
            <text:p text:style-name="P10"/>
          </table:table-cell>
        </table:table-row>
        <table:table-row>
          <table:table-cell table:style-name="តារាង1.A2" office:value-type="string">
            <text:p text:style-name="P4">៦១៧៧</text:p>
          </table:table-cell>
          <table:table-cell table:style-name="តារាង1.A2" office:value-type="string">
            <text:p text:style-name="P5">បញ្ចូ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ចូល: បញ្ចូល​គោ​ក្នុង​ក្រោល, បញ្ចូល​ទឹក​ក្នុង​ស្រែ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៧៨</text:p>
          </table:table-cell>
          <table:table-cell table:style-name="តារាង1.A2" office:value-type="string">
            <text:p text:style-name="P5">បញ្ចើ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ង្អួត​ដើម្បី​ឲ្យ​គេ​ស្ងើច ឲ្យ​គេ​សរសើ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៧៩</text:p>
          </table:table-cell>
          <table:table-cell table:style-name="តារាង1.A2" office:value-type="string">
            <text:p text:style-name="P5">បញ្ចើ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និយាយ​លើក​ជើង​កើច​សរសើរ​ថា​ខ្ពស់, ថា​ល្អ​ជាដើម ។ បញ្ចើច​បញ្ចើ ពោល​ពាក្យ​លើក​សរសើរ​ហួស​ហេតុ​ហួស​ទំន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ញ្ចើចបញ្ចើ </text:p>
          </table:table-cell>
        </table:table-row>
        <table:table-row>
          <table:table-cell table:style-name="តារាង1.A2" office:value-type="string">
            <text:p text:style-name="P4">៦១៨០</text:p>
          </table:table-cell>
          <table:table-cell table:style-name="តារាង1.A2" office:value-type="string">
            <text:p text:style-name="P5">បញ្ចៀ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ចៀស, បង្វែង​ឲ្យ​ចៀស; ពោល​ពាក្យ​កៀស​នាយ​កៀស​អាយ​ឲ្យ​ចៀស​មិន​ឲ្យ​ចំ ។ បញ្ចៀស​វាសវាង <text:s/>និយាយ​បញ្ចៀស​វាយ​បញ្ឆិត​ពង្វាង​មិន​ឲ្យ​ចំ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ញ្ចៀស​វាសវាង</text:p>
          </table:table-cell>
        </table:table-row>
        <table:table-row>
          <table:table-cell table:style-name="តារាង1.A2" office:value-type="string">
            <text:p text:style-name="P4">៦១៨១</text:p>
          </table:table-cell>
          <table:table-cell table:style-name="តារាង1.A2" office:value-type="string">
            <text:p text:style-name="P5">បញ្ចេ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ចេញ : បញ្ចេញ​វាចា, បញ្ចេញ​បែប, បញ្ចេញ​ហ្វូង​គោ​ពី​ក្នុង​ក្រោល ។ និយាយ​ពន្លើស : និយាយ​បញ្ចេញ <text:s/>។ បញ្ចេញ​បញ្ចូល និយាយ​បញ្ចេញ​ខ្លះ​បញ្ចូល​ខ្លះ <text:s/>គឺ​និយាយ​បំផ្លើស​ពន្លើស ដោយ​បញ្ចូល​បន្ថែម​ខ្លះ ។ បញ្ចេញ​ប្រាជ្ញ បញ្ចេញ​បែប​បទ​ឬ​ការ​ចេះ​ដឹង​របស់​អ្នក​ប្រាជ្ញ ។ បញ្ចេញ​យោបល់ <text:s/>សម្ដែង​ឬ​ហុច​យោបល់​របស់​ខ្លួន ។ បញ្ចេញ​ស្នាដៃ <text:s/>បង្ហាញ​អ្វី​ៗ ដែល​ជា​ស្នាដៃ​របស់​ខ្លួន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ញ្ចេញ​បញ្ចូល</text:p>
            <text:p text:style-name="P10"/>
            <text:p text:style-name="P10"/>
          </table:table-cell>
        </table:table-row>
        <table:table-row>
          <table:table-cell table:style-name="តារាង1.A2" office:value-type="string">
            <text:p text:style-name="P4">៦១៨២</text:p>
          </table:table-cell>
          <table:table-cell table:style-name="តារាង1.A2" office:value-type="string">
            <text:p text:style-name="P5">បញ្ចេ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កាន់​ខ្សែ​ដឹក​ចេញ​ឲ្យ​ដើរ​មុន : បញ្ចេរ​គោ ។ ធ្វើ​ឧបកិច្ច​ឲ្យ​ចេញ​ទៅ​កាន់​ទី​ឯ​ទៀត ដោយ​យក​អង្ករ​ជាដើម​គ្រវាស ពោល​ពាក្យ​ថា មួយ ពីរ បី... ចេរ​ទៅ ! (ប្រើ​ក្នុង​បែប​សែន​ព្រេន​ឬ​អប​ទេស) ។ ព. ប្រ. និយាយ​ពន្យល់​ចង្អុល​ឲ្យ​ចៀស​ទៅ​រក​អ្នក​ដទៃ ឬ​ឲ្យ​ទៅ​កាន់​ទី​ឯ​ទៀត : បញ្ចេរ​ឲ្យ​ទៅ​រក​គេ​ឯ​ទៀ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៨៣</text:p>
          </table:table-cell>
          <table:table-cell table:style-name="តារាង1.A2" office:value-type="string">
            <text:p text:style-name="P5">បញ្ចេ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ចេះ, ឲ្យ​យល់​ដោយ​ឲ្យ​គំនិត, ប្រាប់​ល្បិច : បញ្ចេះ​គ្នា​ឲ្យ​ឆ្លើយ​បដិសេធ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៨៤</text:p>
          </table:table-cell>
          <table:table-cell table:style-name="តារាង1.A2" office:value-type="string">
            <text:p text:style-name="P5">បញ្ចោ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ពោល​វាចា​អាស​គ្រាម​ទៅ​កាន់​ស្រ្តី​ដោយ​ប្រើ​ពាក្យ​ថា មេ​ចោរ... ជាដើម ។ បញ្ចោរ​លើក​អាស បញ្ចោរ​ចំអា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៨៥</text:p>
          </table:table-cell>
          <table:table-cell table:style-name="តារាង1.A2" office:value-type="string">
            <text:p text:style-name="P5">បញ្ចា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ដាក់​ទ្រព្យ​របស់​អ្វី​មួយ​ទុក​ជា​ភ័ស្ដុតាង​ហើយ​យក​ប្រាក់​មិន​ដល់​នឹង​ថ្លៃ​ទ្រព្យ​របស់​នោះ ដោយ​បម្រុង​នឹង​លោះ​យក​វិញ : បញ្ចាំ​ស្រែ, បញ្ចាំ​ចិញ្ចៀន ។ បញ្ចាំ​ចិត្ត ជូន​ឬ​ឲ្យ​ទ្រព្យ​របស់​អ្វី​មួយ​ជា​ភ័ស្ដុតាង​ឲ្យ​ចាំ​ចិត្ត​កុំ​ឲ្យ​ងាក​បែ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៨៦</text:p>
          </table:table-cell>
          <table:table-cell table:style-name="តារាង1.A2" office:value-type="string">
            <text:p text:style-name="P5">បញ្ចាំ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ចាំង, ធ្វើ​ឲ្យ​ឆ្លុះ​ឃើញ​ស្រមោល​ដោយ​ពន្លឺ : បញ្ចាំង​កញ្ចក់, បញ្ចាំង​ភាពយន្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៨៧</text:p>
          </table:table-cell>
          <table:table-cell table:style-name="តារាង1.A2" office:value-type="string">
            <text:p text:style-name="P5">បញ្ច្រ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ច្រក​ដោយ​បង្ខំ : បញ្រ្ចក​ថ្នាំ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៨៨</text:p>
          </table:table-cell>
          <table:table-cell table:style-name="តារាង1.A2" office:value-type="string">
            <text:p text:style-name="P5">បញ្ច្រា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ច្រាស​ឡើង គឺ​ធ្វើ​ឲ្យ​ត្រឡប់​ពី​ក្រោម​ឡើង​ទៅ​លើ​ឬ​ពី​ចុង​ទៅ​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៨៩</text:p>
          </table:table-cell>
          <table:table-cell table:style-name="តារាង1.A2" office:value-type="string">
            <text:p text:style-name="P5">បញ្ច្រិ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ធ្លាក់, ឲ្យ​ស្រក់ ឮ​ច្រិច​ៗ​រឿយ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៩០</text:p>
          </table:table-cell>
          <table:table-cell table:style-name="តារាង1.A2" office:value-type="string">
            <text:p text:style-name="P5">បញ្ច្រូ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ចាក់​ឲ្យ​ធ្លាក់​, ឲ្យ​ស្រក់​, ច្រូច​ៗ​ច្រើន​ដង : បញ្ច្រូច​ទឹក​ត្រ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៩១</text:p>
          </table:table-cell>
          <table:table-cell table:style-name="តារាង1.A2" office:value-type="string">
            <text:p text:style-name="P5">បញ្ច្រ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ច្រោះ, ឲ្យ​រលុ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៩២</text:p>
          </table:table-cell>
          <table:table-cell table:style-name="តារាង1.A2" office:value-type="string">
            <text:p text:style-name="P5">បញ្ឆា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ឆាក​ងាក​បែរ​បញ្ឆៀង ។ លូក​ដៃ​ទៅ​ដោយ​ប្រើ​ពាក្យ​ថា ឆាក ! (ព. អា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៩៣</text:p>
          </table:table-cell>
          <table:table-cell table:style-name="តារាង1.A2" office:value-type="string">
            <text:p text:style-name="P5">បញ្ឆាច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ហុច​ដៃ​លូក​រហ័ស​ភ្លែត ពោល​ពាក្យ​ថា ឆាច់ ! (ព. អា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៩៤</text:p>
          </table:table-cell>
          <table:table-cell table:style-name="តារាង1.A2" office:value-type="string">
            <text:p text:style-name="P5">បញ្ឆា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ឆាប គឺ​ទាញ​កញ្ឆក់​ឲ្យ​ឆាប​ចុះ : គេ​បញ្ឆាប​ខ្លែង​ប៉័កប៉ៅ​ជាមួយ​នឹង​ខ្លែង​កណ្ដូ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៩៥</text:p>
          </table:table-cell>
          <table:table-cell table:style-name="តារាង1.A2" office:value-type="string">
            <text:p text:style-name="P5">បញ្ឆិ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ឮ​ឆិច​ៗ : បើក​ក្ដោង​បញ្ឆិច​ក្នុង​ទន្លេ (ព. ព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៩៦</text:p>
          </table:table-cell>
          <table:table-cell table:style-name="តារាង1.A2" office:value-type="string">
            <text:p text:style-name="P5">បញ្ឆិ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ឆិត​ឬ​បញ្ជ្រិះ : អារ​ឈើ​បញ្ឆិត ។ បញ្ឆិត​បញ្ឆៀង និយាយ​បាយ​បៀង​ឲ្យ​ឆិត​ៗ មិន​ចំ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ញ្ឆិត​បញ្ឆៀង </text:p>
          </table:table-cell>
        </table:table-row>
        <table:table-row>
          <table:table-cell table:style-name="តារាង1.A2" office:value-type="string">
            <text:p text:style-name="P4">៦១៩៧</text:p>
          </table:table-cell>
          <table:table-cell table:style-name="តារាង1.A2" office:value-type="string">
            <text:p text:style-name="P5">បញ្ឆឹ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ឮ​ឆឹក​ៗ ឬ​ដោយ​ប្រើ​ពាក្យ​ថា ឆឹក! : អា​ក្មេង​ងស់​នេះ​ព្រើល​ៗ​ណាស់, វា​លេង​បញ្ឆឹក​គ្នា អី​អ៊‌ីចឹង ? (ព. អា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១៩៨</text:p>
          </table:table-cell>
          <table:table-cell table:style-name="តារាង1.A2" office:value-type="string">
            <text:p text:style-name="P5">បញ្ឆុ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ឆុក, ឲ្យ​លង់​គំនិត ។ បញ្ឆុក​បញ្ឆួល ធ្វើ​ឲ្យ​ឆុក​ឆួល គឺ​ញុះ​ឲ្យ​លង់​គំនិត​ឬ​ឲ្យ​ជ្រុល​សម្ដី​ដោយ​កំហឹ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ញ្ឆុក​បញ្ឆួល</text:p>
          </table:table-cell>
        </table:table-row>
        <table:table-row>
          <table:table-cell table:style-name="តារាង1.A2" office:value-type="string">
            <text:p text:style-name="P4">៦១៩៩</text:p>
          </table:table-cell>
          <table:table-cell table:style-name="តារាង1.A2" office:value-type="string">
            <text:p text:style-name="P5">បញ្ឆួ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ធ្វើ​ឲ្យ; ធ្វើ​ឲ្យ​ខឹង​ឆួល (ម. ព. បញ្ឆុក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០០</text:p>
          </table:table-cell>
          <table:table-cell table:style-name="តារាង1.A2" office:value-type="string">
            <text:p text:style-name="P5">បញ្ឆើ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ធ្វើ​ឲ្យ​ឆើត, ឲ្យ​ល្អ​ប្រិមប្រិយ : កុំ​បញ្ឆើត​កូន​ឲ្យ​វា​ឡើង​ចិត្ត​ឡើង​ចាង​អ៊‌ីចឹង !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០១</text:p>
          </table:table-cell>
          <table:table-cell table:style-name="តារាង1.A2" office:value-type="string">
            <text:p text:style-name="P5">បញ្ឆៀ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ធ្វើ​ឲ្យ​ឆៀង, និយាយ​បាយ​បៀង​មិន​ចំ, មិន​ចំពោះ​ដំណើរ​ឬ​ការ​ដែល​ត្រូវ​ធ្វើ ត្រូវ​និយាយ (ម. ព. បញ្ឆិត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០២</text:p>
          </table:table-cell>
          <table:table-cell table:style-name="តារាង1.A2" office:value-type="string">
            <text:p text:style-name="P5">បញ្ឆេ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ធ្វើ​ឲ្យ​ឆេះ, ដុត​ដែក​ឲ្យ​ឆេះ​ហើយ​វាយ​បញ្ចូល​សាច់​គ្នា ។ ដេញ​បញ្ឆេះ <text:s/>ដេញ​ជាប់​ប្រកិត​សំរុក​ចូល​ហាក់​ដូច​ជា​អណ្ដាត​ភ្លើង​ឆាប​ឆេ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០៣</text:p>
          </table:table-cell>
          <table:table-cell table:style-name="តារាង1.A2" office:value-type="string">
            <text:p text:style-name="P5">បញ្ឆោ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ធ្វើ​ឲ្យ​ឆោត ឲ្យ​លង់​គំនិត​ជឿ ។ ត្រី​បញ្ឆោត <text:s/>ត្រី​រំអិល​ដែល​ស៊ី​សំ​គេ​បញ្ឆោត​ចាប់​បាន​ម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20">ត្រី​បញ្ឆោត</text:p>
          </table:table-cell>
        </table:table-row>
        <table:table-row>
          <table:table-cell table:style-name="តារាង1.A2" office:value-type="string">
            <text:p text:style-name="P4">៦២០៤</text:p>
          </table:table-cell>
          <table:table-cell table:style-name="តារាង1.A2" office:value-type="string">
            <text:p text:style-name="P5">បញ្ជ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ធ្វើ​ឲ្យ​ជក់ ឲ្យ​ស៊ប់ : បញ្ជក់​ចិត្ត, បញ្ជក់​ដៃ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០៥</text:p>
          </table:table-cell>
          <table:table-cell table:style-name="តារាង1.A2" office:value-type="string">
            <text:p text:style-name="P5">បញ្ជច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ធ្វើ​ឲ្យ​ជច់ : បញ្ជច់​សង្រែក​បញ្ចូល​ល្អី ។ ឈរ​បញ្ជច់​ខ្លួន <text:s/>ឈរ​បន្ទន់​ខ្លួន​ឲ្យ​ជច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០៦</text:p>
          </table:table-cell>
          <table:table-cell table:style-name="តារាង1.A2" office:value-type="string">
            <text:p text:style-name="P5">បញ្ជ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ធ្វើ​ឲ្យ​ជត, បន្ទន់​ឲ្យ​ជត : ដើរ​បញ្ឆត​ខ្លួ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០៧</text:p>
          </table:table-cell>
          <table:table-cell table:style-name="តារាង1.A2" office:value-type="string">
            <text:p text:style-name="P5">បញ្ជ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គម្រោង, រាង​ជ្រៅ, ទ្រង់ទ្រាយ; បង្អួច​ដែល​មាន​ទ្រង់ទ្រាយ​ជា​រង្វង់;...។ សីហ​បញ្ជរ <text:s/>បង្អួច​ដែល​មាន​រង្វង់​ស្រដៀង​នឹង​ជំហរ​នៃ​សត្វ​សីហៈ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សីហ​បញ្ជរ </text:p>
          </table:table-cell>
        </table:table-row>
        <table:table-row>
          <table:table-cell table:style-name="តារាង1.A2" office:value-type="string">
            <text:p text:style-name="P4">៦២០៨</text:p>
          </table:table-cell>
          <table:table-cell table:style-name="តារាង1.A2" office:value-type="string">
            <text:p text:style-name="P5">បញ្ជល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ឲ្យ​ជល់​គ្នា : បញ្ជល់​មាន់, បញ្ជល់​គោ, បញ្ជល់​ត្រី​ក្រឹ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០៩</text:p>
          </table:table-cell>
          <table:table-cell table:style-name="តារាង1.A2" office:value-type="string">
            <text:p text:style-name="P5">បញ្ជា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ង្គាប់; ផ្ដាំ​ផ្ញើ; ច្រើន​និយាយ​ថា បង្គាប់​បញ្ជា <text:s text:c="2"/>គឺ​បង្គាប់​មាន​កម្រិត ឬ​បង្គាប់​ដោយ​ដាច់​ខាត (ច្រើន​ប្រើ​ជា រ. ស.) : គ្រូ​បញ្ជា​ពួក​សិស្ស​ឲ្យ​ធ្វើ​ហត្ថ​កម្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ង្គាប់​បញ្ជា 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ពាក្យ​បង្គាប់; ពាក្យ​ផ្ដាំ​ផ្ញើ; ច្រើន​ប្រើ​ជា​បទ​សមាស (រ. ស.) : ព្រះ​រាជ​បញ្ជា, ទេវ​បញ្ជា (ម. ព. ទាំង​នោះ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១០</text:p>
          </table:table-cell>
          <table:table-cell table:style-name="តារាង1.A2" office:value-type="string">
            <text:p text:style-name="P5">បញ្ជា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ធ្វើ​ឲ្យ​ជាក់ : បញ្ជាក់​សេចក្ដ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១១</text:p>
          </table:table-cell>
          <table:table-cell table:style-name="តារាង1.A2" office:value-type="string">
            <text:p text:style-name="P5">បញ្ជា​ក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20">ការ​បង្គាប់; អ្នក​បង្គាប់ : ធ្វើ​តាម​បញ្ជា​ការ; អ្នក​បញ្ជា​ការ (ព. ខ្ព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១២</text:p>
          </table:table-cell>
          <table:table-cell table:style-name="តារាង1.A2" office:value-type="string">
            <text:p text:style-name="P5">បញ្ជា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ធ្វើ​ឲ្យ​ជាន់; ឲ្យ​ដើរ​ជាន់ : បញ្ជាន់​ស្រូវ គឺ​ដឹក​គោ​ឬ​ក្របី​ឲ្យ​ដើរ​ជាន់​កណ្ដាប់​ឲ្យ​ជ្រុះ​គ្រាប់​ស្រូវ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១៣</text:p>
          </table:table-cell>
          <table:table-cell table:style-name="តារាង1.A2" office:value-type="string">
            <text:p text:style-name="P5">បញ្ជាន់​ត្រស្ដ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ត្រស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20">ឈ្មោះ​ព្រះ​រាជ​ពិធី​មួយ​ប្រភេទ ក្នុង​កម្ពុជ​រដ្ឋ​យើង​ពី​ក្នុង​សម័យ​បុរាណ​រាជ្យ​អំពី​ដើម; <text:s/>ពិធី​នេះ​ធ្វើ​នៅ​វេលា​យប់ ១៤ រោច​ខែ​ផល្គុន មាន​និមន្ត​ព្រះ​ភិក្ខុ​សង្ឃ​សូត្រ​ភាណយក្ខ ក្នុង​ព្រះ​បរម​រាជវាំង, មាន​បាញ់​កាំភ្លើង​ធំ​ម្ដង​ៗ​គ្រប់​ទិស​ទាំង ៤, មាន​ជិះ​ដំរី​បណ្ដេញ​រូប​អារក្ស​ដែល​កំពុង​ជាន់ (ធ្វើ​ពេញ​មួយ​យប់​ទាល់​ព្រឹក) សម័យ​ឥឡូវ, លើក​លែង​តែ​ជិះ​ដំរី​បណ្ដេញ​រូប​អារក្ស​ចេញ, ឯ​របៀប​ក្រៅ​ពីនោះ​នៅ​ទាំងអស់ (ម. ព. ត្រស្ដិ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១៤</text:p>
          </table:table-cell>
          <table:table-cell table:style-name="តារាង1.A2" office:value-type="string">
            <text:p text:style-name="P5">បញ្ជា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ភ្ជាប់, ធ្វើ​ឲ្យ​ជាប់​ពាក្យ​តាម​ដំណើរ​ដែល​ប្ដេជ្ញា (មិន​សូវ​ប្រើ, ច្រើន​ពាក្យ​ថា ភ្ជាប់ ជា​ជំនួស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១៥</text:p>
          </table:table-cell>
          <table:table-cell table:style-name="តារាង1.A2" office:value-type="string">
            <text:p text:style-name="P5">បញ្ជាប់​ពាក្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ជូន​ទ្រព្យ​របស់​អ្វី​មួយ​ទៅ​តាម​មាតា​បិតា​ខាង​ស្រី ទុក​ជា​ភ័ស្ដុតាង​ជា​របស់​បញ្ចាំ​ចិត្ត​ភ្ជាប់​មេត្រី​ក្នុង​ការ​ចង​ពន្ធ : ស៊ី​ស្លា​បញ្ជាប់​ពាក្យ (ប្រើ​តែ​ក្នុង​ទម្រង់​ការ​អាពាហ៍ពិពាហ៍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១៦</text:p>
          </table:table-cell>
          <table:table-cell table:style-name="តារាង1.A2" office:value-type="string">
            <text:p text:style-name="P5">បញ្ជាប់​ព្រលឹ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យក​អំបោះ​មង្គល​ចង​ក​ដៃ​ហើយ​ឲ្យ​ទ្រព្យ​របស់​អ្វី​នីមួយ ដោយ​សន្មតិ​ថា ភ្ជាប់​ព្រលឹង​ឲ្យ​ស្ថិត​នៅ​បរិបូណ៌​ក្នុង​រូប​អ្នក​នោះ : ចង​ដៃ​បញ្ជាប់​ព្រលឹង (ប្រើ​តាម​សណ្ដាប់​ព្រាហ្មណ៍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១៧</text:p>
          </table:table-cell>
          <table:table-cell table:style-name="តារាង1.A2" office:value-type="string">
            <text:p text:style-name="P5">បញ្ជិក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20">ដូច​គ្នា​នឹង បញ្ជី (ម. ព. នោះ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១៨</text:p>
          </table:table-cell>
          <table:table-cell table:style-name="តារាង1.A2" office:value-type="string">
            <text:p text:style-name="P5">បញ្ជិកា​ក្រឹ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ក្រិត</text:p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20">(បញ្ជិកា​ក្ឫត, ឫ &gt; រឹ = បញ្ជិកា​ក្រឹត) អ្នក​ធ្វើ​បញ្ជី, អ្នក​ចុះ​បញ្ជី, អ្នក​កាន់​បញ្ជី, សមុហ​បញ្ជី, ក្រឡា​បញ្ជ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១៩</text:p>
          </table:table-cell>
          <table:table-cell table:style-name="តារាង1.A2" office:value-type="string">
            <text:p text:style-name="P5">បញ្ជិ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ឲ្យ​ជិះ, លើក​ដាក់​ឲ្យ​ជិះ​លើ, នាំ​ឲ្យ​ជិះ : ទឹម​រទេះ​បញ្ជិះ​ប្រពន្ធ​កូ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២០</text:p>
          </table:table-cell>
          <table:table-cell table:style-name="តារាង1.A2" office:value-type="string">
            <text:p text:style-name="P5">បញ្ជ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20">(បញ្ជិ ឬ បញ្ជិកា) កំណត់​ដែល​កត់​ឈ្មោះ, ដែល​កត់​ទ្រព្យ​របស់, ដែល​កត់​អ្វី​ៗ មាន​របៀប​មាន​ចំនួន : ធ្វើ​បញ្ជី, ចុះ​បញ្ជ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២១</text:p>
          </table:table-cell>
          <table:table-cell table:style-name="តារាង1.A2" office:value-type="string">
            <text:p text:style-name="P5">បញ្ជូ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ចាត់, ប្រើ, ផ្ញើ​មនុស្ស​ឬ​អ្វី​ៗ​ទៅ​ដោយ​មាន​អ្នក​នាំ​អ្នក​ជូន : បញ្ជូន​ទាហាន, បញ្ជូន​ស្បៀ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២២</text:p>
          </table:table-cell>
          <table:table-cell table:style-name="តារាង1.A2" office:value-type="string">
            <text:p text:style-name="P5">បញ្ជើ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ធ្វើ​ឲ្យ​រីករាយ​ព្រើស​ចិត្ត​ដោយ​លើក​ដោយ​បន្ទរ : បញ្ជើច​កូ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២៣</text:p>
          </table:table-cell>
          <table:table-cell table:style-name="តារាង1.A2" office:value-type="string">
            <text:p text:style-name="P5">បញ្ជោ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ធ្វើ​ឲ្យ​ជោក ។ បញ្ជោក​ចិត្ត <text:s/>ធ្វើ​ចិត្ត​ឲ្យ​ជោក គឺ​ឲ្យ​ជឿ​ស៊ប់, ឲ្យ​ងប់​លែង​ងាក​លែង​បែរ ។ និយាយ​បញ្ជោក <text:s/>និយាយ​ដដែល​ៗ ញយ​ៗ ឲ្យ​ជឿ​ជោក​ស៊ប់​ចិត្ត​ស៊ប់​គំនិ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20">បញ្ជោក​ចិត្ត </text:p>
            <text:p text:style-name="P20">និយាយ​បញ្ជោក </text:p>
          </table:table-cell>
        </table:table-row>
        <table:table-row>
          <table:table-cell table:style-name="តារាង1.A2" office:value-type="string">
            <text:p text:style-name="P4">៦២២៤</text:p>
          </table:table-cell>
          <table:table-cell table:style-name="តារាង1.A2" office:value-type="string">
            <text:p text:style-name="P5">បញ្ជោ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ធ្វើ​ឲ្យ​ជោរ; និយាយ​លើក​ជើង, លើក​សរសើរ​ឲ្យ​ឡើង​ទឹក​ចិត្ត​ហាក់​ដូច​ជា​ទឹក​ជោរ ។ ឡើង​បញ្ជោរ <text:s/>កិ. ឬ គុ. ដែល​ឡើង​ទឹក​ចិត្ត​ចេញ​អាការ​រីករាយ​ដោយសារ​គេ​បញ្ជោរ ។ ស៊ី​បញ្ជោរ <text:s/>គុ. ដែល​បាន​តែ​គេ​បញ្ជោរ​ទើប​គាប់​ចិត្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20">ឡើង​បញ្ជោរ </text:p>
            <text:p text:style-name="P20">ស៊ី​បញ្ជោរ </text:p>
          </table:table-cell>
        </table:table-row>
        <table:table-row>
          <table:table-cell table:style-name="តារាង1.A2" office:value-type="string">
            <text:p text:style-name="P4">៦២២៥</text:p>
          </table:table-cell>
          <table:table-cell table:style-name="តារាង1.A2" office:value-type="string">
            <text:p text:style-name="P5">បញ្ជ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ពោល​ពាក្យ ឬ​សម្ដែង​អាការ ឬ​ក៏​ដាក់​អ្វី​ៗ​ជំរុញ​ជម្រុល​ផ្គើន ហាក់​ដូច​ជា​ចាក់​ជោះ​ឲ្យ​ឈឺ​ចិត្ត ។ បញ្ជោះ​បោះ​បោក <text:s/>ឲ្យ​អ្វី​ៗ​បញ្ជោះ​ដោយ​បោះ​ឬ​បោក​ឬ​ក៏​បោះ​បោក​អ្វី​ៗ បញ្ជោះ​ឲ្យ​ឈឺ​ចិត្ត ។ បញ្ជោះ​បោះ​សោក <text:s/>បោះ​បញ្ជោះ​ឲ្យ​ដោយ​សម្ដែង​អាការ​សោក​ស្ដា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20">បញ្ជោះ​</text:p>
            <text:p text:style-name="P20">បោះ​បោក</text:p>
            <text:p text:style-name="P20">បញ្ជោះ​បោះ​សោក </text:p>
            <text:p text:style-name="P20"/>
          </table:table-cell>
        </table:table-row>
        <table:table-row>
          <table:table-cell table:style-name="តារាង1.A2" office:value-type="string">
            <text:p text:style-name="P4">៦២២៦</text:p>
          </table:table-cell>
          <table:table-cell table:style-name="តារាង1.A2" office:value-type="string">
            <text:p text:style-name="P5">បញ្រ្ជ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បញ្ចូល​ឲ្យ​ជ្រក, ជម្រក : ដឹក​គោ​បញ្ជ្រក​ក្នុង​ម្លប់ (ម. ព. ជម្រក ១ កិ.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២៧</text:p>
          </table:table-cell>
          <table:table-cell table:style-name="តារាង1.A2" office:value-type="string">
            <text:p text:style-name="P5">បញ្រ្ជា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ធ្វើ​ឲ្យ​ជ្រាប : បញ្ជ្រាប​ទឹ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២៨</text:p>
          </table:table-cell>
          <table:table-cell table:style-name="តារាង1.A2" office:value-type="string">
            <text:p text:style-name="P5">បញ្ជ្រា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ធ្វើ​ឲ្យ​ជ្រាល, ជម្រា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២៩</text:p>
          </table:table-cell>
          <table:table-cell table:style-name="តារាង1.A2" office:value-type="string">
            <text:p text:style-name="P5">បញ្ជ្រិ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ធ្វើ​ឲ្យ​ជ្រិះ, ឲ្យ​ជ្រលិះ ។ កិ. វិ. ដែល​ជ្រិះ, ជ្រលិះ : ចោល​បញ្ជ្រិះ, ដាក់​បញ្ជ្រិ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៣០</text:p>
          </table:table-cell>
          <table:table-cell table:style-name="តារាង1.A2" office:value-type="string">
            <text:p text:style-name="P5">បញ្ជ្រុ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ធ្វើ​ឲ្យ​ជ្រុល, ឲ្យ​ហួស​ពី​ទី​កន្លែង​ដែល​មាន​កំណត់, មាន​កម្រិត : បញ្ជ្រុល​ចិត្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៣១</text:p>
          </table:table-cell>
          <table:table-cell table:style-name="តារាង1.A2" office:value-type="string">
            <text:p text:style-name="P5">បញ្ជ្រួ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ធ្វើ​ឲ្យ​ជ្រួស, ឲ្យ​ជ្រលួស : បញ្ជ្រួស​ផ្លូវ, បញ្ជ្រួស​ដំណើ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៣២</text:p>
          </table:table-cell>
          <table:table-cell table:style-name="តារាង1.A2" office:value-type="string">
            <text:p text:style-name="P5">បញ្ឈ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ធ្វើ​ឲ្យ​ឈប់ : <text:s/>បញ្ឈប់​រទេះ, បញ្ឈប់​រថយន្ត, បញ្ឈប់​ដំណើរ​ត្រឹម​នេ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៣៣</text:p>
          </table:table-cell>
          <table:table-cell table:style-name="តារាង1.A2" office:value-type="string">
            <text:p text:style-name="P5">បញ្ឈ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ធ្វើ​ឲ្យ​ឈរ : បញ្ឈរ​ជង្គង់ <text:s/>ជាដើម ។ គុ. ដែល​ឈរ ។ បញ្ឈរ​ភ្នែក <text:s/>កិ. ធ្វើ​ភ្នែក​ទាំង​ពីរ​ស្លឹង : <text:span text:style-name="T3">លុះ​ឮ​គេ​ប្រាប់​រឿង​ហ្នឹង ស្រាប់​តែ​បញ្ឈរ​ភ្នែក​ស្លឹង​តែ​ម្ដង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៣៤</text:p>
          </table:table-cell>
          <table:table-cell table:style-name="តារាង1.A2" office:value-type="string">
            <text:p text:style-name="P5">បញ្ឈឺ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ធ្វើ​ឲ្យ​ឈឺ (ប្រើ​បាន​ចំពោះ​តែ​ចិត្ត) : បញ្ឈឺ​ចិត្ត, និយាយ​បញ្ឈឺ​ចិត្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៣៥</text:p>
          </table:table-cell>
          <table:table-cell table:style-name="តារាង1.A2" office:value-type="string">
            <text:p text:style-name="P5">បញ្ឈែ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ធ្វើ​ឲ្យ​ចេញ​អាការ​ឈែល (ព. អា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៣៦</text:p>
          </table:table-cell>
          <table:table-cell table:style-name="តារាង1.A2" office:value-type="string">
            <text:p text:style-name="P5">បញ្ញត្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ញ-ញ៉ាត់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កិ. ឬ គុ.</text:p>
          </table:table-cell>
          <table:table-cell table:style-name="តារាង1.D2" office:value-type="string">
            <text:p text:style-name="P20">(ប្រជ្ញប្ត) ហាម​ប្រាម​ហើយ; តែងតាំង​ហើយ, តាំង​ទុក​ហើយ, រៀប​ចំ​ហើយ; ដែល​គេ​ហាម​ប្រាម​ហើយ : ព្រះ​សម្មាសម្ពុទ្ធ​ទ្រង់​បញ្ញត្ត​មិន​ឲ្យ​ពួក​បព្វជិត​មើល​ល្បែង​របាំ; រាជការ​បញ្ញត្ត​មិន​ឲ្យ​ប្រជាជន លេង​ល្បែង​ភ្នាល់​ផ្សេង​ៗ; មាន​ព្រះ​រាជ​ប្រកាស​បញ្ញត្ត​មិន​ឲ្យ​ប្រជាជន​កាប់​ឈើ​ដែល​ត្រូវ​ជាប់​ពន្ធ ដោយ​ឥត​មាន​ច្បាប់​អនុញ្ញាត្ត ។ ព. ផ្ទ. អនុញ្ញា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៣៧</text:p>
          </table:table-cell>
          <table:table-cell table:style-name="តារាង1.A2" office:value-type="string">
            <text:p text:style-name="P5">បញ្ញត្ត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ញ-ញ៉ាត់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20">(ប្រជ្ញប្តិ) សេចក្ដី​ហាម​ប្រាម, បម្រាម, សេចក្ដី​ដែល​គេ​តែងតាំង, រៀប​ចំ; ពាក្យ​ដែល​គេ​កំណត់​ហៅ : មាន​បញ្ញត្តិ, ធ្វើ​ខុស​នឹង​បញ្ញត្តិ ។ ពាក្យ​នេះ​ច្រើន​ប្រើ​ជា​បទ​សមាស <text:s/>គឺ​រៀង​ឲ្យ​ជា​ខាង​ចុង​សព្ទ​ឯ​ទៀត ដូច​ជា ពុទ្ធ​បញ្ញត្តិ, រាជ​បញ្ញត្តិ, បទេស​បញ្ញត្តិ, បឋម​បញ្ញត្តិ, នាម​បញ្ញត្តិ, វោហារ​បញ្ញត្តិ <text:s/>ជាដើម (បែប​ត្រឹមត្រូវ​តាម​ភាសា​បាលី, កាល​ណា​បើ​រួម​ជា​បទ​សមាស រៀង​ជា​ខាង​ចុង​សព្ទ​ឯ​ទៀត​យ៉ាង​នេះ, ត្រូវ​តម្រួត ប <text:s/>ជា​ពីរ​តួ​ជា ពុទ្ធប្បញ្ញត្តិ, រាជប្បញ្ញត្តិ, បទេសប្បញ្ញត្តិ; បឋមប្បញ្ញត្តិ, នាមប្បញ្ញត្តិ, វោហារប្បញ្ញត្តិ) ។ ព. ផ្ទ. អនុញ្ញា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៣៨</text:p>
          </table:table-cell>
          <table:table-cell table:style-name="តារាង1.A2" office:value-type="string">
            <text:p text:style-name="P5">បញ្ញើ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ញ-ញ៉ើ 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20">អ្វី​ៗ​ដែល​គេ​ផ្ញើ, របស់​ផ្ញើ : ទទួល​បញ្ញើ ។ <text:s/>ព. ទ. បុ. បញ្ញើ​ទុក​ស្មើ​បំណុល <text:s/>អត្ថន័យ​ថា អ្វី​ៗ​ដែល​គេ​ផ្ញើ​ទុក​ផង, កាល​បើ​វិនាស​ខូច​បាត់​ទៅ, អ្នក​ទទួល​ត្រូវ​សង​គេ ទុក​ដូច​ជា​បំណុ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៣៩</text:p>
          </table:table-cell>
          <table:table-cell table:style-name="តារាង1.A2" office:value-type="string">
            <text:p text:style-name="P5">បញ្ញើក្អែ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ញ-ញ៉ើ--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20">មែក​ផ្ញើ​សាំ​ឬ​ផ្ញើ​ប្រាណ​កើត​ចេញ​អំពី​មែក​ឈើ​ទាំងពួង មាន​ស្លឹក​ស្រួយ​សណ្ឋាន​ផ្សេង​អំពី​ស្លឹក​ឈើ​នោះ (មាន​ពាក្យ​តំណាល​ថា កើត​ដោយ​សត្វ​ស្លាប​មាន​ក្អែក​ជាដើម​បន្ទោ​ឧច្ចារៈ​ដាក់, ហាក់​ដូច​ជា​កើត​ដោយសារ​ក្អែក​ជាដើម​ផ្ញើ​ទុក) ។ (ព. ប្រ.) : មនុស្ស​បញ្ញើ​ក្អែក <text:s/>ឬ មនុស្ស​ផ្ញើ​ប្រាណ <text:s/>គឺ​មនុស្ស​ដែល​ឥត​ផ្ទះ​លំនៅ​ ឥត​ទ្រព្យ​ធន​អ្វី​សោះ​ទាំង​មុខ​ការ​របរ​អ្វី​មួយ​ក៏​គ្មាន​ដែរ នៅ​ជ្រក​រស់​ទាំង​ត្រដរ​ដោយ​សារ​គេ ។ <text:s/>កូន​ដែល​កំព្រា​ឥត​ម្ដាយ​អាពុក​តាំង​ពី​នៅ​ជា​ទារក​ឬ​ទារិកា ពុំ​ទាន់​ដឹង​អ្វី​សោះ​នៅ​ឡើយ <text:s/>គេ​យក​មក​ចិញ្ចឹម​ដូច​កូន​បង្កើត, ព. ទ្រ. ថា បញ្ញើ​ក្អែក ឬ​កូន​បញ្ញើ​ក្អែក <text:s/>ដែរ : វា​ជា​កូន​បញ្ញើ​ក្អែក​ទេ ប៉ុន្តែ​ខ្ញុំ​ទុក​វា​ដូច​ជា​កូន​បង្កើត (ច្រើន​តែ​និយាយ​កំបាំង​មុខ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៤០</text:p>
          </table:table-cell>
          <table:table-cell table:style-name="តារាង1.A2" office:value-type="string">
            <text:p text:style-name="P5">បញ្ញ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ញ-ញ៉ែ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បញ្ចេញ​អ្វី​ៗ​មក​សម្ដែង​បង្អួត​បង្អរ ដើម្បី​ឲ្យ​ស្ងើច​សរសើរ, ឲ្យ​គេ​ស្រឡាញ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៤១</text:p>
          </table:table-cell>
          <table:table-cell table:style-name="តារាង1.A2" office:value-type="string">
            <text:p text:style-name="P5">បញ្ញែ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ញ-ញ៉ែម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ស៊ី​ចំណី​អ្វី​បង្អួត​គេ​ដោយ​ពោល​ពាក្យ​ថា ញ៉ែម​ៗ !... (សម្ដី​សម្រាប់​ក្មេង​តូច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៤២</text:p>
          </table:table-cell>
          <table:table-cell table:style-name="តារាង1.A2" office:value-type="string">
            <text:p text:style-name="P5">បញ្ហ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ញហា ឬ​ប៉័ញ--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20">(បញ្ហា; ប្រឝ្ន) ពាក្យ​ឬ​សេចក្ដី​ដែល​មាន​អាថ៌​កំបាំង លុះ​តែ​អ្នក​មាន​ប្រាជ្ញា​វាងវៃ​ទើប​អាច​ដឹង ឬ​លុះ​តែ​សួរ​អ្នក​ចេះ ទើប​អាច​ដឹង​ច្បាស់​បាន; ប្រស្នា, ចំណោទ : ដោះ​បញ្ហា <text:s/>(ប្រើ​ជា ប្រស្នា វិញ​ក៏​បា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៤៣</text:p>
          </table:table-cell>
          <table:table-cell table:style-name="តារាង1.A2" office:value-type="string">
            <text:p text:style-name="P5">បណ្ដ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អា. និ.</text:p>
          </table:table-cell>
          <table:table-cell table:style-name="តារាង1.D2" office:value-type="string">
            <text:p text:style-name="P20">ជំនុំ, អស់​ទាំង, អម្បាល; ពាក្យ​សម្រាប់​និយាយ​ដក​រំលែក​ចំនួន​នីមួយ អំពី​ចំនួន​ច្រើន ឲ្យ​ដាច់​ដោយ​ឡែក​ផ្សេង : បណ្ដា​មនុស្ស​ទាំង​៣០ នាក់​នោះ, មាន​តែ​មនុស្ស ៥ នាក់​ចេះ​សរសេរ​កើត (ម. ព. ជំនុំ អា. និ. ផង) ។ និ. អស់​ទាំង, អម្បាល​ម៉ាន : បណ្ដា​ជន, បណ្ដា​រាស្ត្រ, បណ្ដា​កម្មករ​ទាំងឡា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៤៤</text:p>
          </table:table-cell>
          <table:table-cell table:style-name="តារាង1.A2" office:value-type="string">
            <text:p text:style-name="P5">បណ្ដា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0">ទិញ​ឬ​ដូរ​ដោយ​ដាក់​ដើម​ទុន​មុន គឺ​ដាក់​<text:span text:style-name="T5">ប្រាក់​ឬ​ទំនិញ​អ្វី​មួយ​ជឿ​ឲ្យ​ទៅ​អ្នក​ដែល​ទ័ល​ក្រ​ត្រូវ​ការ​យក​ថ្លៃ​មុន​ហើយ​នឹង​យក​របស់​ដែល​ត្រូវ​ទិញ​ដូរ​នោះ​ជា​ខាង​ក្រោយ ក្នុង​កំណត់​រដូវ​របរ មាន​ស្រូវ​និង​គ្រាប់​ពោត​ជាដើម ដើម្បី​ឲ្យ​មាន​ចំណេញ​ជាង​ទិញ​ដូរ​ដល់​ដៃ : បណ្ដាក់​ស្រូវ, បណ្ដាក់​គ្រាប់​ពោត, បណ្ដាក់​ស្ករ។ <text:s/>ដាក់​រាយ​គ្នា​ឲ្យ​នៅ​បន្ត​ហែ​ៗ​បណ្ដោយ​តាម​ដង​ផ្លូវ​ឬ​ទី​ផ្សេង​ៗ : កង​ទ័ព​បណ្ដាក់​គ្នា​តាម​ដង​ព្រៃ ដើម្បី​ចាំ​ស្កាត់​ប្រយុទ្ធ​នឹង​ពួក​ខ្មាំង; តាម​រឿង​ព្រេង​ខ្មែរ​ថា ទន្សាយ​ចាញ់​ប្រាជ្ញា​ខ្យង ក្នុង​រឿង​ភ្នាល់​រត់​ប្រណាំង​គ្នា ព្រោះ​ខ្យង​បណ្ដាក់​គ្នា​ហែ​តាម​មាត់​បឹង ឲ្យ​ឆ្លើយ​កូ៎ក​ៗ នៅ​ខាង​មុខ​ជា​ដរាប​គ្រប់​តែ​ខណៈ​ដែល​ទម្សាយ​ស្រែក​ហៅ ។ ពាក្យ​ដែល​គេ​តែង​និយាយ​ថា : បណ្ដាក់​គ្នា​រដឹក​ដូច​ខ្យង គឺ​ជាប់​ទាក់ទង​មក​ពី​រឿង​នោះ​ឯង ។ កិ. វិ. ដែល​សន្មត​កំណត់​ផ្លាស់​ប្ដូរ​វេន​គ្នា គឺ​ម្នាក់​ចេញ​ទៅ​ម្នាក់​ចូល​មក​ដល់, ម្នាក់​ចុះ​ទៅ​ម្នាក់​ឡើង​មក​ដល់, ម្នាក់​ដេក​ម្នាក់​ភ្ញាក់​ឡើង, ម្នាក់​ទៅ ម្នាក់​នៅ​ចាំ ជា​បន្ត​បន្ទាប់​គ្នា​យ៉ាង​នេះ​ជាដើម ក៏​ហៅ​ថា បណ្ដាក់ ដែរ : ដេក​បណ្ដាក់​គ្នា, រត់​បណ្ដាក់​គ្នា, ថ្ងៃ​នេះ ផ្ទះ​ខ្ញុំ​មាន​ភ្ញៀវ​ច្រើន ម្នាក់​ចេញ​ម្នាក់​ចូល​ដូច​គេ​បណ្ដាក់​គ្នា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៤៥</text:p>
          </table:table-cell>
          <table:table-cell table:style-name="តារាង1.A2" office:value-type="string">
            <text:p text:style-name="P5">បណ្ដាច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24">ដែល​ដាច់​គេ, លើសលន់, ក្រៃលែង, បំផុត : ល្អ​បណ្ដាច់, ចេះ​បណ្ដាច់, ខូច​បណ្ដាច់; លឿន​បណ្ដាច់ ។ បណ្ដាច់​បណ្ដូល <text:s/>ដែល​ជាទី​ស្រឡាញ់​បណ្ដាច់​ជា​បណ្ដូល​ចិត្ត (ម. ព. បណ្ដូល ផង) ។ កិ. ផ្ដាច់, ធ្វើ​ឲ្យ​ដាច់ : គោ​ទាញ​បណ្ដាច់​ខ្សែ; បណ្ដាច់​ចុង​ខ្សែ​នេះ​ចោល​ទ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24">បណ្ដាច់​បណ្ដូល </text:p>
          </table:table-cell>
        </table:table-row>
        <table:table-row>
          <table:table-cell table:style-name="តារាង1.A2" office:value-type="string">
            <text:p text:style-name="P4">៦២៤៦</text:p>
          </table:table-cell>
          <table:table-cell table:style-name="តារាង1.A2" office:value-type="string">
            <text:p text:style-name="P5">បណ្ដា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អ្វី​ៗ​ដែល​មាន​ក្រឡា​ប្រទាក់​គ្នា​ដូច​ជា​សំណាញ់ : បណ្ដាញ​លួស, បណ្ដាញ​ទង់ដែង, បណ្ដាញ​ប្រាក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៤៧</text:p>
          </table:table-cell>
          <table:table-cell table:style-name="តារាង1.A2" office:value-type="string">
            <text:p text:style-name="P5">បណ្ដា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ធ្វើ​ឲ្យ​ដាល, ឲ្យ​ផ្តួច​កើត​ឡើង, បង្ក​ឲ្យ​កើត​មាន​ឡើង​ដោយ​ឥត​ហេតុ​ឥត​ទំនង : បណ្ដាល​ហេតុ, បណ្ដាល​ទោស, បណ្ដាល​រឿង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៤៨</text:p>
          </table:table-cell>
          <table:table-cell table:style-name="តារាង1.A2" office:value-type="string">
            <text:p text:style-name="P5">បណ្ដាស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ពាក្យ​ផ្ដន្ទា, ពាក្យ​ជេរ​ប្រទេច, ពាក្យ​សំបូងសង្រូង​ឲ្យ​គេ​វិនាស​ហិន​ហោច : ដាក់​បណ្ដាសា, ត្រូវ​បណ្ដាស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៤៩</text:p>
          </table:table-cell>
          <table:table-cell table:style-name="តារាង1.A2" office:value-type="string">
            <text:p text:style-name="P5">បណ្ដិ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ព. បុ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ម្ដី​ហាម​ប្រាម​បញ្ជាក់​ហើយ​បញ្ជាក់​ទៀត, សម្ដី​ហាម​បញ្ជាក់​ដោយ​ដាក់​កំហិត​ឲ្យ​អ្នក​ស្ដាប់​ទទួល​ប្រតិបត្តិ​តាម​ដោយ​ដាច់​ខាត​ជា​សម្ដី​ដែល​អ្នក​ស្ដាប់​ច្រើន​តែ​ពុំ​សូវ​គាប់​ចិត្ត : បណ្ដិប​ម្ដាយ​ច្រើន​តែ​ក្លាយ​ជា​ទាស់​ចិត្ត​កូន; បណ្ដិច​ម្ដាយ​ឪពុក​ថា​កុំ​ឲ្យ​កូន​តូច​ៗ​ចុះ​ងូត​ទឹក​ជ្រៅ​ក្រែង​វា​លង់, វា​ច្រើន​តែ​ពុំ​សូវ​ស្ដាប់ ។ ពាក្យ​កាព្យ​ថា : ពាក្យ​គ្រូ​រែងរឹង ស្រា​រែង​ស្រវឹង ពុំ​ដែល​ពិសា ពាក្យ​ពិត​រែង​ស្លែង ពុំ​ពីរោះ​ថា បណ្ដិប​មេ​បា រែង​ថា​ពុំ​គាប់ (សាស្ត្រា​ច្បាប់​ រាជ​នេតិ <text:s/>ជា​ព្រះ​និពន្ធ​នៃ​ព្រះ​រាជ​សម្ភារ) ។ ក្នុង​សម័យ​ត​មក, មាន​អ្នក​អក្សរ​សាស្ត្រ​ខ្លះ​តែង​កាព្យ បណ្ដិប នេះ​ជា បណ្ដាំ ពីព្រោះ​ពុំ​យល់​អត្ថន័យ​របស់​ពាក្យ (បណ្ដិប) ។</text:p>
          </table:table-cell>
          <table:table-cell table:style-name="តារាង1.D2" office:value-type="string">
            <text:p text:style-name="P11">បណ្ដឹប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៥០</text:p>
          </table:table-cell>
          <table:table-cell table:style-name="តារាង1.A2" office:value-type="string">
            <text:p text:style-name="P5">បណ្ដឹ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ពាក្យ​បណ្ដឹង, សេចក្ដី​ដែល​ប្ដឹង : មាន​បណ្ដឹង​អំពី... គឺ​មាន​ពាក្យ​ឬ​សំបុត្រ​ប្ដឹង​អំពី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៥១</text:p>
          </table:table-cell>
          <table:table-cell table:style-name="តារាង1.A2" office:value-type="string">
            <text:p text:style-name="P5">បណ្ដឹ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5">(ម. ព. បណ្ដិប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៥២</text:p>
          </table:table-cell>
          <table:table-cell table:style-name="តារាង1.A2" office:value-type="string">
            <text:p text:style-name="P5">បណ្ដុ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ដំរី​ថយ​ក្រោយ​ដោយ​ពោល​ពាក្យ​ថា ដុន ! (ម. ព. ដុន ! <text:s text:c="2"/>កិ. ផង) ។ ព. ប្រ. ធ្វើ​ឲ្យ​ដុនដាប, ឲ្យ​ទន់​ថយ, ឲ្យ​ខ្សោយ​ថយ​អានុភាព (ម. ព. ដុន គុ.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៥៣</text:p>
          </table:table-cell>
          <table:table-cell table:style-name="តារាង1.A2" office:value-type="string">
            <text:p text:style-name="P5">បណ្ដុ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ដុះ : បណ្ដុះ​សណ្ដែក, បណ្ដុះ​ស្ពៃ ។ បណ្ដុះ​បណ្ដាល ធ្វើ​ឲ្យ​ដុះដាល, ឲ្យ​កើត​កាល​វាលគុម្ព ។ បណ្ដុះ​អុត <text:s/>ជោះ​សាច់​ដាក់​ទឹក​ថ្នាំ​មាន​មេ​ឆ្លង​ឲ្យ​កើត​អុត ។ គុ. ដែល​គេ​ធ្វើ​ឲ្យ​ដុះ​ហើយ : សណ្ដែក​បណ្ដុះ <text:s/>គឺ​ពន្លក​សណ្ដែក​បាយ​ជាដើម ដែល​ដុះ​ហើយ​ដោយ​ការ​បណ្ដុះ សម្រាប់​ប្រើ​ជា​បន្លែ​ឬ​ជា​របោយ, ជា​អន្លក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ណ្ដុះ​បណ្ដាល</text:p>
            <text:p text:style-name="P10">បណ្ដុះ​អុត</text:p>
          </table:table-cell>
        </table:table-row>
        <table:table-row>
          <table:table-cell table:style-name="តារាង1.A2" office:value-type="string">
            <text:p text:style-name="P4">៦២៥៤</text:p>
          </table:table-cell>
          <table:table-cell table:style-name="តារាង1.A2" office:value-type="string">
            <text:p text:style-name="P5">បណ្ដូ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ាច់​ជា​ស្នូល​នៃ​ឈើ​ជាដើម ដែល​នៅ​ខាង​ក្នុង​ត្រង់​ពាក់​កណ្ដាល : បណ្ដូល​ឈើ, បណ្ដូល​ចេក, បណ្ដូល​ពោត ។ បណ្ដូល​ចិត្ត <text:s/>ដែល​ជា​ខ្លឹម​ចិត្ត គឺ​ដែល​ជា​ទី​ស្រឡាញ់​ស្មើ​ដួង​ចិត្ត​ឬ​ស្មើ​ជីវិត (ម. ព. ត្រូល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៥៥</text:p>
          </table:table-cell>
          <table:table-cell table:style-name="តារាង1.A2" office:value-type="string">
            <text:p text:style-name="P5">បណ្ដូល​ល្ព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ត្រី​ចង្វា​មួយ​ប្រភេទ ពួក​ត្រី​ចង្វា​មូល : ត្រី​បណ្ដូល​ល្ព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ត្រី​បណ្ដូល​ល្ពៅ </text:p>
          </table:table-cell>
        </table:table-row>
        <table:table-row>
          <table:table-cell table:style-name="តារាង1.A2" office:value-type="string">
            <text:p text:style-name="P4">៦២៥៦</text:p>
          </table:table-cell>
          <table:table-cell table:style-name="តារាង1.A2" office:value-type="string">
            <text:p text:style-name="P5">បណ្ដើ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ដើរ, នាំ​ឲ្យ​ដើរ, នាំ​ដើរ​ជា​មួយ​គ្នា : មេ​មាន់​បណ្ដើរ​កូន, បណ្ដើរ​គ្នា​ទៅ​លេង​ផ្សារ ។ កិ. វិ. <text:s/>ជា​បណ្ដោះអាសន្ន​សិន : សុំ​អ្នក​យក​សៀវភៅ ៥០ ក្បាល​នេះ​ទៅ​ចែក​ផ្សាយ​បណ្ដើរ​ៗ​សិន​ទៅ ចាំ​ដល់​ថ្ងៃ​ខាន​ស្អែក ខ្ញុំ​នឹង​ជូន ៥០ ក្បាល​ទៀត បង្គ្រប់​ជា ១០០ ក្បាល ។ <text:s/>ដែល​ធ្វើ​នេះ​ផង​នោះ​ផង​ជាមួយ​គ្នា : <text:s/>ស៊ី​បណ្ដើរ និយាយ​បណ្ដើ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៥៧</text:p>
          </table:table-cell>
          <table:table-cell table:style-name="តារាង1.A2" office:value-type="string">
            <text:p text:style-name="P5">បណ្ដេ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ដេញ​ឲ្យ​ឃ្លាត​ចាក​ទី ដោយ​បង្ខំ​ឬ​ដោយ​បំភ័យ : បណ្ដេញ​ម្រឹគ​ឲ្យ​បែក​ហ្វូង; បណ្ដេញ​កម្មករ​ដែល​មាន​ពុត​ឲ្យ​ឈប់​ធ្វើ​កា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៥៨</text:p>
          </table:table-cell>
          <table:table-cell table:style-name="តារាង1.A2" office:value-type="string">
            <text:p text:style-name="P5">បណ្ដែ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អណ្ដែត : បណ្ដែត​កន្ទោង, បណ្ដែត​ទូក ។ បណ្ដែត​បណ្ដោយ <text:s/>បណ្ដោយ​ឲ្យ​ធ្វើ​តាម​ទំនើង​ចិត្ត មិន​មើល​ថែទាំ, មិន​ត្រួតត្រា, មិន​ស្ដី​ថា ហាក់​ដូច​ជា​គេ​បណ្ដោយ​ឲ្យ​អណ្ដែត​តាម​តែ​ប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ណ្ដែត​បណ្ដោយ </text:p>
          </table:table-cell>
        </table:table-row>
        <table:table-row>
          <table:table-cell table:style-name="តារាង1.A2" office:value-type="string">
            <text:p text:style-name="P4">៦២៥៩</text:p>
          </table:table-cell>
          <table:table-cell table:style-name="តារាង1.A2" office:value-type="string">
            <text:p text:style-name="P5">បណ្ដោយ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ដោយ​តាម, បន្ធូរ​តាម​សម្រួល, បើក​ឱកាស​ឲ្យ​តាម​ត្រូវ​ការ : កុំ​បណ្ដោយ​កូន​ឲ្យ​ដើរ​លេង​ផ្ដេសផ្ដាស ។ <text:s/>បណ្ដោយ​ដៃ <text:s/>បើក​ដៃ គឺ​បើក​ឱកាស​ឲ្យ​តាម​ចិត្ត​ឥត​យល់​ទាស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ទីទៃ​ពី​ទទឹង គឺ​ប៉ែក​ខាង​ប្រវែង : ផ្ទះ​នេះ​មាន​បណ្ដោយ​ប្រវែង ១០ ម៉ែត្រ ទទឹង ៦ ម៉ែត្រ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៦០</text:p>
          </table:table-cell>
          <table:table-cell table:style-name="តារាង1.A2" office:value-type="string">
            <text:p text:style-name="P5">បណ្ដ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នាំ​ដោះ​ចេញ, នាំ​ឲ្យ​ឃ្លាត ដោយ​លប​លាក់ : បណ្ដោះ​ទ្រព្យ, បណ្ដោះ​អីវ៉ាន់, បណ្ដោះ​កូន​ឲ្យ​គេច​ចេញ​ពី​ផ្ទ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៦១</text:p>
          </table:table-cell>
          <table:table-cell table:style-name="តារាង1.A2" office:value-type="string">
            <text:p text:style-name="P5">បណ្ដោះបណ្ដៃ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ពោល​ពាក្យ​ដោះ​ដៃ; បង្វែង​បង្វែរ​វេលា : បណ្ដោះ​បណ្ដៃ​ថា ថ្ងៃ​នេះ​ជា​ថ្ងៃ​នោះ ស្អែក​ជា​ខាន​ស្អែក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៦២</text:p>
          </table:table-cell>
          <table:table-cell table:style-name="តារាង1.A2" office:value-type="string">
            <text:p text:style-name="P5"><text:span text:style-name="T7">បណ្ដោះ</text:span>អាសន្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សន់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(អាសន្ន “ជិត”) ដែល​មាន​ក្នុង​ពេល​មិន​ឆ្ងាយ​ឬ​មិន​យូរ​ប៉ុន្មាន គឺ​គ្រាន់​តែ​ឲ្យ​មាន​បណ្ដើរ​សិន បន្ទាន់​ការ​ប្រញាប់ : របស់​បណ្ដោះ​អាសន្ន, ប្រើ​ការ​បណ្ដោះ​អាសន្ន (ម. ព. អាសន្ន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៦៣</text:p>
          </table:table-cell>
          <table:table-cell table:style-name="តារាង1.A2" office:value-type="string">
            <text:p text:style-name="P5">បណ្ដ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ចំណោទ​បញ្ឆិត​បញ្ឆៀង​ប្រៀប​ប្រាយ​ចោទ​ឲ្យ​រក​ឲ្យ​ស្រាយ​ឈ្មោះ​អ្វី​មួយ, ដូច​បណ្ដៅ​មាន​ដើម​ថា : ឯក​អង្គ​ទ្រង់​នាម​ឯក ខ្ពស់​អនេក ទាប​ជាង​ស្មៅ <text:s/>អ្នក​រក​បណ្ដៅ​ប្រាប់​ថា ភ្នំ (ត្រូវ​ហើយ) ; យ៉ាង​នេះ​ហៅ​ថា បណ្ដៅ ឬ ពាក្យ​បណ្ដៅ ។ ខ្មែរ​យើង​មាន​បណ្ដៅ​ច្រើន​ណាស់ ចាស់​ៗ​ពី​ព្រេង​នាយ​បាន​បង្កើត​ទុក​ឲ្យ​ក្មេង​ៗ​លេង ឲ្យ​មាន​យោបល់​សម្បូណ៌ ។ ប្រើ​ជា កិ. ឬ គុ. ផង​ក៏​បាន : នាំ​គ្នា​បណ្ដៅ​លេង​ទៅ !; ពាក្យ​បណ្ដ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៦៤</text:p>
          </table:table-cell>
          <table:table-cell table:style-name="តារាង1.A2" office:value-type="string">
            <text:p text:style-name="P5">បណ្ដុ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ព. ថ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រ​ផ្ដុំ; អ្វី​ៗ​ដែល​គេ​ធ្វើ​ឲ្យ​ជា​ដុំ : ដាក់​កុំ​ឲ្យ​ច្រឡំ​បណ្ដុំ ត្រូវ​ដាក់​ដោយ​ឡែក​ៗ​ពី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៦៥</text:p>
          </table:table-cell>
          <table:table-cell table:style-name="តារាង1.A2" office:value-type="string">
            <text:p text:style-name="P5">បណ្ដា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ពាក្យ​ឬ​សេចក្ដី​ដែល​ផ្ដាំ : បណ្ដាំ​ព្រះ​ពុទ្ធ, បណ្ដាំ​អ្នក​ប្រាជ្ញ, បណ្ដាំ​មាតា​បិតា, បណ្ដាំ​គ្រូ; មាន​បណ្ដាំ​ពី​បង​ខ្ញុំ​មក​ថា ឪពុក​ខ្ញុំ​ឈឺ​ធ្ងន់​ណាស់ ឲ្យ​ខ្ញុំ​ទៅ​ជា​ប្រណាប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៦៦</text:p>
          </table:table-cell>
          <table:table-cell table:style-name="តារាង1.A2" office:value-type="string">
            <text:p text:style-name="P5">បណ្ឌ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តាម​អក្សរ​ថា ប័ន-ឌៈកៈ ឬ បន់-ឌក់, តែ ត. ទ. ថា ប័ន-ដក់ ឬ បន់-ដក់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គុ. ឬ ន.</text:p>
          </table:table-cell>
          <table:table-cell table:style-name="តារាង1.D2" office:value-type="string">
            <text:p text:style-name="P10">ខ្ទើយ ។ វេវ. នបុំសក.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៦៧</text:p>
          </table:table-cell>
          <table:table-cell table:style-name="តារាង1.A2" office:value-type="string">
            <text:p text:style-name="P5">បណ្ឌ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ន-ឌា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្រាជ្ញា​រក្សា​ខ្លួន​ឲ្យ​ជា​ជន​គេច​ចៀស​វាង​ផុត​ចាក​ទុច្ចរិត ១០​ប្រការ, ឬ​ដោយ​ពិស្ដារ, ចាក​ទុច្ចរិត ៤០ ប្រការ; ជន​អ្នក​មាន​ប្រាជ្ញា​ឈ្មោះ បណ្ឌា នេះ​ហៅ​ថា បណ្ឌិត... (ម. ព. នេះ​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៦៨</text:p>
          </table:table-cell>
          <table:table-cell table:style-name="តារាង1.A2" office:value-type="string">
            <text:p text:style-name="P5">បណ្ឌិ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ន-ឌិត ឬ បន់-ឌិត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ជន​អ្នក​មាន​ប្រាជ្ញា​ឈ្មោះ <text:s/>បណ្ឌា, ជន​អ្នក​ប្រព្រឹត្ត​ល្អ​គឺ​អ្នក​កាន់​សុចរិត ១០ ប្រការ, ឬ​ដោយ​ពិស្ដារ, កាន់​សុចរិត ៤០ ប្រការ​ដោយ​ខ្ជាប់ខ្ជួន​ហ្មត់ចត់​ជានិច្ច; អ្នក​ប្រាជ្ញ​ខាង​ផ្លូវ​សុចរិត​យុត្តិធម៌ (ព. ពុ.) ។ ព. ផ្ទ. ពាល ។ ពាក្យ​សាធារណៈ​ថា អ្នក​មាន​ចំណេះ​ជ្រៅ​ជ្រះ, អ្នក​ឈ្លាសវៃ, អ្នក​ប្រាជ្ញ ។ តាម​ទម្លាប់​ខ្មែរ​ក្នុង​សម័យ​បុរាណ​ដែល​គេ​គោរព​ព្រះ​ពុទ្ធ​សាសនា​ណាស់, សូម្បី​គ្រហស្ថ​កំលោះ​ដែល​ទើប​សឹក​ចាក​ផ្នួស​ថ្មី​ៗ គេ​ក៏​ហៅ​អ្នក​នោះ​ថា <text:s/>បណ្ឌិត ដែរ, ហៅ​ក្លាយ​មក​ថា បន្ទិត, ហៅ​ក្លាយ​ឃ្លាត​មក​ថា អន្ទិត <text:s/>ព្រោះ​គេ​យល់​ថា អ្នក​នោះ​បាន​បួស មាន​ការ​ចេះ​ដឹង មាន​ចរិយា​មារយាទ​ត្រឹមត្រូវ...។ ពាក្យ​សន្មត​ប្រើ​តាម​សម័យ​និយម, ហៅ​អ្នក​មាន​វិជ្ជា​ថ្នាក់​ខ្ពស់​ដែល​មាន​សញ្ញាបត្រ ដុកតូរ៉ាត៍ <text:s/><text:span text:style-name="T10">(Doctorat) ថា បណ្ឌិត ដុកទ័រ (Docteur) តាម​ឈ្មោះ​នៃ​វិទ្យា​សាស្ត្រ​នោះ​ៗ ដូច​ជា វេជ្ជ​បណ្ឌិត, បណ្ឌិត​ខាង​ច្បាប់, បណ្ឌិត​ខាង​វិទ្យា​សាស្ត្រ..., បណ្ឌិត​ខាង​អក្សរ​សាស្ត្រ <text:s/>ជាដើម...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៦៩</text:p>
          </table:table-cell>
          <table:table-cell table:style-name="តារាង1.A2" office:value-type="string">
            <text:p text:style-name="P5">បណ្ឌិត​មាន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ន-ឌិតៈ មានះ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ណ្ឌិត​មាន) ការ​ប្រកាន់​ថា​ខ្លួន​ជា​បណ្ឌិត គឺ​មានះ​របស់​អ្នក​ល្ងង់​ដែល​លើក​ខ្លួន​ដោយ​ប្រកាន់​ថា​ខ្លួន​ជា​អ្នក​ប្រាជ្ញ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៧០</text:p>
          </table:table-cell>
          <table:table-cell table:style-name="តារាង1.A2" office:value-type="string">
            <text:p text:style-name="P5">បណ្ឌិត​មាន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ន-ឌិតៈមានី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អ្នក​មាន​មានះ​ថា​ខ្លួន​ជា​បណ្ឌិត; មាន​អត្ថន័យ​ថា អ្នក​មាន​ចំណេះ​វិជ្ជា​ប្រកាន់​ថា គ្មាន​អ្នក​ណា​មាន​ចំណេះ​ស្មើ​នឹង​ខ្លួន (អ្នក​នេះ​ស្លាប់​ចំណេះ​ត្រឹមតែ​ប៉ុណ្ណឹង); អ្នក​មាន​ចំណេះ​ព្រួល​ៗ​ប្រកាន់​ថា​ឥត​មាន​អ្នក​ណា​ចេះ​ជាង​ខ្លួន (អ្នក​នេះ​អស់​មាន​ផ្លូវ​ចេះ​ត​ទៅ​ទៀត គឺ​មាន​តែ​រេច​រិល​ចំណេះ​នោះ​ទៅ​វិញ) ។ ស្ត្រី​ជា បណ្ឌិត​មានិនី ។ ព. ផ្ទ. ពាល​មានី, ពាល​មានិនី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៧១</text:p>
          </table:table-cell>
          <table:table-cell table:style-name="តារាង1.A2" office:value-type="string">
            <text:p text:style-name="P5">បណ្ឌិត្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ន-ឌិត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ណ្ឌិច្ច) ភាវៈ​នៃ​បណ្ឌិត; សភាព, ស្ថាន, ទី, តំណែង... នៃ​បណ្ឌិត​ដូច​ជា បណ្ឌិត្យ​សភា, រាជ​បណ្ឌិត្យ​ស្ថាន ឬ រាជ​បណ្ឌិត្យ​សភា, ពុទ្ធ​សាសន​បណ្ឌិត្យ 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៧២</text:p>
          </table:table-cell>
          <table:table-cell table:style-name="តារាង1.A2" office:value-type="string">
            <text:p text:style-name="P5">បណ្ឌុ​កម្ពល​សិល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ន-ឌុក័ម-ពៈលៈសិល៉ា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ាណ្ឌុ​កម្ពល​ឝិលា) ថ្ម​មាន​សម្បុរ​ដូច​សំពត់​កម្ពល​លឿង​ទុំ; ជា​ឈ្មោះ​ថ្ម​ទិព្វ​ជា​អាសនៈ​នៃ​ព្រះ​ឥន្ទ​នា​ឋាន​ត្រ័យត្រិង្ស​សួគ៌ ។ មាន​តំណាល​ក្នុង​គម្ពីរ​ខាង​ពុទ្ធ​សាសនា​ថា កាល​បើ​ព្រះ​ឥន្ទ​ត្រូវ​ការ​គង់​កំសាន្ត​មួយ​ដង​មួយ​កាល​លើ​ផ្ទៃ​ថ្ម​ទិព្វ​នេះ ផ្ទៃ​នៃ​សិលាសនៈ​នេះ​ទ្រុឌ​ផត​ចុះ​ត្រឹម​ពាក់​កណ្ដាល​ព្រះ​កាយ, កាល​ព្រះ​ឥន្ទ​ទ្រង់​ក្រោក​ពី​ទី​នេះ ផ្ទៃ​នៃ​អាសនៈ​នេះ ក៏​ប៉ោង​រាប​ស្មើ​ដូច​ប្រក្រតី​ឡើង​វិញ; កាល​បើ​មាន​ហេតុ​អ្វី​មួយ​ប្លែក​គួរ​ឲ្យ​ព្រះ​ឥន្ទ​រំពឹង​មើល, ផ្ទៃ​នៃ​សិលាសនៈ​ទិព្វ​នេះ ក៏​រឹង​ក្ដៅ​ឧណ្ហ​ៗ​ខុស​ពី​កាល​សព្វ​ដង​ដែល​ឥត​ហេតុ, ព្រះ​ឥន្ទ​ក៏​រំពឹង​ភ្លាម​រក​ហេតុ​ប្លែក​នេះ, លុះ​ជ្រាប​ហើយ ក៏​ស្ដេច​យាង​ចុះ​ពី​ឋាន​ត្រ័យត្រិង្ស​ភ្លាម​មក​កាន់​ឋាន​មនុស្ស​ឆ្ពោះ​ត្រង់​ទី​ដែល​ព្រះ​អង្គ​ត្រូវ​បំពេញ​ករណី​កិច្ច​នោះ; ឬ​ជួន​កាល​ទ្រង់​មាន​ព្រះ​បញ្ជា​ឲ្យ​វិស្សកម្ម​ទេវ​បុត្រ ចុះ​មក​បំពេញ​កិច្ច​ជា​តំណាង​ព្រះ​អង្គ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៧៣</text:p>
          </table:table-cell>
          <table:table-cell table:style-name="តារាង1.A2" office:value-type="string">
            <text:p text:style-name="P5">បណ្ឌុ​រោ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ន-ឌុរោក ឬ ប៉័ន--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ាណ្ឌុ​រោគ) រោគ​លឿង, រោគ​ស្គម​លឿ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៧៤</text:p>
          </table:table-cell>
          <table:table-cell table:style-name="តារាង1.A2" office:value-type="string">
            <text:p text:style-name="P5">បណ្ណសាល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ន-ណៈសា ល៉ា ឬ ប៉័ន--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ាលា​ប្រក់​ស្លឹក, រោង​ប្រក់​ស្លឹក ឬ​តូប, ខ្ទម​ប្រក់​ស្លឹ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៧៥</text:p>
          </table:table-cell>
          <table:table-cell table:style-name="តារាង1.A2" office:value-type="string">
            <text:p text:style-name="P5">បណ្ណាក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ន-ណាកា ឬ ប៉័ន-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ណ៌ាការ) ជំនូន, ភ័ស្តុភារ, តង្វាយ; ច្រើន​និយាយ​ក្លាយ​ជា​ បណ្ដាការ <text:s/>(គួរ​ប្រើ បណ្ណាការ វិញ​ទើប​ត្រឹមត្រង់​តាម​ប្រភព​នៃ​ពាក្យ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៧៦</text:p>
          </table:table-cell>
          <table:table-cell table:style-name="តារាង1.A2" office:value-type="string">
            <text:p text:style-name="P5">បណ្ណ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ន់-ណែ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និយាយ​ណែ​ឲ្យ​យល់ គឺ​និយាយ​ឲ្យ​តម្រួយ​ជា​ទំនង​លំអាន​ឲ្យ​ល្មម​យល់​បាន : កុំ​តែ​បាន​បង​បណ្ណែការ​ហ្នឹង ប្រហែល​ជា​ឥត​កើត​ទេ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៧៧</text:p>
          </table:table-cell>
          <table:table-cell table:style-name="តារាង1.A2" office:value-type="string">
            <text:p text:style-name="P5">បត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ត្រឡប់​តាម​ទំនង, តាម​ផ្លូវ​ដដែល​មក​វិញ, ត្រឡប់​ប្រសព្វ​មុខ : បត់​សំពត់, បត់​ស្លឹក, បត់​ក្រដាស, បត់​តាម​ផ្លូវ​ដើម​មក​វិញ ។ បត់​បែន ។ កិ. ធ្វើ​ឲ្យ​បត់​ពង់ពេន ។ គុ. ដែល​បត់​ពង់ពេន, ដែល​វៀច​ពេន​ព័ទ្ធ​ជា​ល្បត់ : ផ្លូវ​បត់​បែ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ត់​បែន</text:p>
          </table:table-cell>
        </table:table-row>
        <table:table-row>
          <table:table-cell table:style-name="តារាង1.A2" office:value-type="string">
            <text:p text:style-name="P4">៦២៧៨</text:p>
          </table:table-cell>
          <table:table-cell table:style-name="តារាង1.A2" office:value-type="string">
            <text:p text:style-name="P5">បត់​ជើ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ម. ព. ដោះ​ទុក្ខ​សត្វ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៧៩</text:p>
          </table:table-cell>
          <table:table-cell table:style-name="តារាង1.A2" office:value-type="string">
            <text:p text:style-name="P5">បទ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>បត់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ឧបាយ; រឿង, ហេតុ; ទី; ការ​រក្សា; <text:s/>ចំណែក; ជើង; ស្នាម​ជើង; ផ្លូវ; ទំនង, ដំណើរ​ទំនង, ដើម​ទង ។ គ្វាម, លំនាំ នៃ​សំឡេង​ដែល​សូត្រ​ឬ​ដែល​ច្រៀង ។ បទ​សរភញ្ញ <text:s/>(ម. ព. សរភញ្ញ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ិ.</text:p>
          </table:table-cell>
          <table:table-cell table:style-name="តារាង1.D2" office:value-type="string">
            <text:p text:style-name="P10">ដ្បិត (ព. បុ.); (ព. កា.) ចង្អុល​ប្រាប់​ពាក្យ បទ (ដ្បិត) : ប្រពន្ធ​ឃើញ​ឃាត់​ទៅ ប្ដី​មិន​ត្រូវ​ថា​កុំ​អ្នក ឯង​ខឹង​លោ​វាយ​ធាក់ ដោយ​ចិត្ត​ធំ​បទ​បាន​ស្រា ។... (សាស្ត្រ​ច្បាប់​ប្រុស បណ្ឌិត​មៃ) ។ ម. ព. ដ្បិត ទៀត​ផ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៨០</text:p>
          </table:table-cell>
          <table:table-cell table:style-name="តារាង1.A2" office:value-type="string">
            <text:p text:style-name="P5">ប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ពួក, ប្រជុំ​ជន​អ្នក​លេង​ល្បែង​ផ្សេង​ៗ​យ៉ាង​តូច​ៗ, ប្រជុំ​ជន​អ្នក​ស៊ី​ផឹក​ឬ ជក់​អាភៀន​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៨១</text:p>
          </table:table-cell>
          <table:table-cell table:style-name="តារាង1.A2" office:value-type="string">
            <text:p text:style-name="P5">ប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ពោល​ពាក្យ​សច្ចា​ថា សូម​ជួយ​ឲ្យ​បាន​សម្រេច​ដូច​បំណង​ដែល​ផ្គង ហើយ​និង​មាន​តង្វាយ​ឬ​រង្វាន់​លា​បំណន់​វិញ​ពុំ​ខាន : បន់​អ្នក​តា, បន់​អារក្ស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៨២</text:p>
          </table:table-cell>
          <table:table-cell table:style-name="តារាង1.A2" office:value-type="string">
            <text:p text:style-name="P5">បន្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ន់-ត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ត​ទៅ​ទៀត : បន្ត​វេលា, បន្ត​ស្បៀ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៨៣</text:p>
          </table:table-cell>
          <table:table-cell table:style-name="តារាង1.A2" office:value-type="string">
            <text:p text:style-name="P5">បន្ត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សម្រក់​ឲ្យ​ធ្លាក់​ចុះ​១​តំណក់​ម្ដង : បន្តក់​ថ្នាំ​ទឹក ។ ផ្លោង​ឲ្យ​ធ្លាក់​ត្រង់, ឲ្យ​ធ្លាក់​ចំ : បន្តក់​ឲ្យ​ចំ (ម. ព. ផ្តក់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៨៤</text:p>
          </table:table-cell>
          <table:table-cell table:style-name="តារាង1.A2" office:value-type="string">
            <text:p text:style-name="P5">បន្ត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តម, បង្គាប់​ឲ្យ​កាន់​ត្រណម : បន្តម​ចំណី, បន្តម​ស្រ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៨៥</text:p>
          </table:table-cell>
          <table:table-cell table:style-name="តារាង1.A2" office:value-type="string">
            <text:p text:style-name="P5">បន្តិ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វិ.</text:p>
          </table:table-cell>
          <table:table-cell table:style-name="តារាង1.D2" office:value-type="string">
            <text:p text:style-name="P10">ដែល​តិច; យ៉ាង​តិច : របស់​បន្តិច; ដើរ​បន្តិច​ទៅ​ទៀត ។ បន្តិច​បន្តួច ដែល​តិច​តួច, យ៉ាង​តិច​តួច : របស់​បន្តិច​បន្តួ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ន្តិច​បន្តួច</text:p>
          </table:table-cell>
        </table:table-row>
        <table:table-row>
          <table:table-cell table:style-name="តារាង1.A2" office:value-type="string">
            <text:p text:style-name="P4">៦២៨៦</text:p>
          </table:table-cell>
          <table:table-cell table:style-name="តារាង1.A2" office:value-type="string">
            <text:p text:style-name="P5">បន្តឹង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តឹង, ទាញ​ឲ្យ​តឹង, តឿន​តឹងរ៉ឹង​រឿយ​ៗ : គេ​បន្តឹង​ខ្លាំង​ណាស់, សុំ​កុំ​បន្តឹង​ខ្លាំង​ពេ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នេសាទុបករណ​មួយ​ប្រភេទ ចង​ឆ្វាក់​ប្រទាក់​ខ្សែ​ជា​ក្រឡា មាន​ដង​មាន​មាត់​មាន​ក្រវិល​រូត សម្រាប់​ដាក់​ឲ្យ​ជាប់​សត្វ​ចតុប្បាទ​តូច​ៗ​ឬ​បក្សី​ចំពួក​ខ្លះ : បន្តឹង​ទន្សាយ, ទន្សាយ​ជាប់​បន្តឹង, បន្តឹង​ក្រួច​អ៊ឺ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៨៧</text:p>
          </table:table-cell>
          <table:table-cell table:style-name="តារាង1.A2" office:value-type="string">
            <text:p text:style-name="P5">បន្តុ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ដាក់​អ្វី​ៗ​តម្រួត​ពី​លើ​គ្នា មើល​ទៅ​ឃើញ​កន្តុប​ឬ​ឃើញ​ឆ្ដុប : យក​ដុះ​ថ្ម​មក​បន្តុប​ពី​លើ; ដាក់​បន្តុប​ថែម​ទៀ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៨៨</text:p>
          </table:table-cell>
          <table:table-cell table:style-name="តារាង1.A2" office:value-type="string">
            <text:p text:style-name="P5">បន្តុ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តុះ, ស្ដី​ថា​ឲ្យ​តុះ​គំនិត​តុះ​ប្រាជ្ញា : បន្តុះ​គ្នា​ទាល់​តែ​ងើប​មុខ​មិន​រួច ។ បន្តុះ​បង្អាប់ ពោល​ពាក្យ​បង្អាប់​ឲ្យ​តុះ​គំនិត​តុះ​ប្រាជ្ញា ឬ​ឲ្យ​អាប់​ឱន​ថយ​អំណា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ន្តុះ​បង្អាប់ </text:p>
          </table:table-cell>
        </table:table-row>
        <table:table-row>
          <table:table-cell table:style-name="តារាង1.A2" office:value-type="string">
            <text:p text:style-name="P4">៦២៨៩</text:p>
          </table:table-cell>
          <table:table-cell table:style-name="តារាង1.A2" office:value-type="string">
            <text:p text:style-name="P5">បន្តូ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តូច​ថយ​អំណាច ថយ​យស​ស័ក្តិ ។ បន្តូច​បន្ទាប ធ្វើ​ឲ្យ​តូច​ទា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ន្តូច​បន្ទាប</text:p>
          </table:table-cell>
        </table:table-row>
        <table:table-row>
          <table:table-cell table:style-name="តារាង1.A2" office:value-type="string">
            <text:p text:style-name="P4">៦២៩០</text:p>
          </table:table-cell>
          <table:table-cell table:style-name="តារាង1.A2" office:value-type="string">
            <text:p text:style-name="P5">បន្តួ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 បន្តិច : បន្តិច​បន្តួច (ម. ព. បន្តិច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ន្តិច​បន្តួច</text:p>
          </table:table-cell>
        </table:table-row>
        <table:table-row>
          <table:table-cell table:style-name="តារាង1.A2" office:value-type="string">
            <text:p text:style-name="P4">៦២៩១</text:p>
          </table:table-cell>
          <table:table-cell table:style-name="តារាង1.A2" office:value-type="string">
            <text:p text:style-name="P5">បន្តើ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ដាក់​ចំតើត​ពី​លើ​មិន​ស៊ប់​មើល​ទៅ​ឃើញ​ដូច​ជា​អើត : បន្តើត​ឲ្យ​ស៊ប់​កុំ​ឲ្យ​ធ្លាក់ ។</text:p>
          </table:table-cell>
          <table:table-cell table:style-name="តារាង1.D2" office:value-type="string">
            <text:p text:style-name="P11">បន្ទើត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៩២</text:p>
          </table:table-cell>
          <table:table-cell table:style-name="តារាង1.A2" office:value-type="string">
            <text:p text:style-name="P5">បន្តោក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ចង​ព្យួរ​ឲ្យ​មាន​លំនាំ​ស្តោក; ដែល​ព្យួរ​ស្តោក : បន្តោក​ថ្ម​មួយ​ដុំ; ចង​បន្តោ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ម. ព. បន្តោង ២ ន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៩៣</text:p>
          </table:table-cell>
          <table:table-cell table:style-name="តារាង1.A2" office:value-type="string">
            <text:p text:style-name="P5">បន្តោង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ធ្វើ​ឲ្យ​មាន​អាករ​តែងតោង; ដាក់​ឲ្យ​តោង : បន្តោង​កំណាត់​ឈើ; ចង​បន្តោ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គ្រឿង​អលង្ការ​មួយ​បែប​សម្រាប់​ស្ត្រី : បន្តោង​មាស​ដាំ​ពេជ្រ ។ អ្នក​ខ្លះ​ហៅ បន្តោ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៩៤</text:p>
          </table:table-cell>
          <table:table-cell table:style-name="តារាង1.A2" office:value-type="string">
            <text:p text:style-name="P5">បន្ថ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ន់-ថត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រលស់, ឲ្យ​ខាត, ឲ្យ​មាន​ចន្លោះ, ឲ្យ​នៅ​ទំនេរ : បន្ថត​យស​ស័ក្តិ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៩៥</text:p>
          </table:table-cell>
          <table:table-cell table:style-name="តារាង1.A2" office:value-type="string">
            <text:p text:style-name="P5">បន្ថ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ថយ​ចុះ : បន្ថយ​ថ្លៃ, បន្ថយ​អំណាច, បន្ថយ​ស័ក្តិ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៩៦</text:p>
          </table:table-cell>
          <table:table-cell table:style-name="តារាង1.A2" office:value-type="string">
            <text:p text:style-name="P5">បន្ថុ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ទច់ ដោយ​ស្រែក​ថា ថុច ! ឬ​ដោយ​គំហក, សង្ឃក​ឲ្យ​ភ្ញាក់, ឲ្យ​ស្លន់ : បន្ថុច​ថា​ថុច​អៈ !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៩៧</text:p>
          </table:table-cell>
          <table:table-cell table:style-name="តារាង1.A2" office:value-type="string">
            <text:p text:style-name="P5">បន្ថើ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សើ​ៗ, ស្រាល​ៗ, សន្សឹម​ៗ, ថ្នម​ៗ : ស្ទាប​បន្ថើរ, និយាយ​បន្ថើរ, កាន់​បន្ថើរ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៩៨</text:p>
          </table:table-cell>
          <table:table-cell table:style-name="តារាង1.A2" office:value-type="string">
            <text:p text:style-name="P5">បន្ថ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ថែ​ឥត​ដាច់, ញឹក​ញយ, រឿយ​ៗ : មើល​បន្ថែ, ស្ដី​ថា​បន្ថែ, ត្រួតត្រា​បន្ថែ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២៩៩</text:p>
          </table:table-cell>
          <table:table-cell table:style-name="តារាង1.A2" office:value-type="string">
            <text:p text:style-name="P5">បន្ថែ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ថែម​ឡើង​ទៀត, ថែម​ហើយ​ថែម​ទៀត, ថែម​ឲ្យ​កើន​លើស​ជាង​មុន : បន្ថែម​ចំនួន; ស្តី​បន្ថែម, វាយ​បន្ថែ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០០</text:p>
          </table:table-cell>
          <table:table-cell table:style-name="តារាង1.A2" office:value-type="string">
            <text:p text:style-name="P5">បន្ថោ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ថោក, បង្អាប់​តម្លៃ : បន្ថោក​ខ្លួន, បន្ថោក​ទំនិញ​គេ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០១</text:p>
          </table:table-cell>
          <table:table-cell table:style-name="តារាង1.A2" office:value-type="string">
            <text:p text:style-name="P5">បន្ទច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ន់-ទច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ទច់, ធ្វើ​ឲ្យ​ឈប់ ។ បន្ទច់​បង្អាក់ ធ្វើ​ឲ្យ​ទច់​ឲ្យ​អាក់​ពាក្យ​សម្ដី​ ឬ ដំណើរ​សេចក្ដី : បន្ទច់​បង្អាក់​គេ​ក្នុង​កណ្ដាល​ជំនុំ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ន្ទច់​បង្អាក់</text:p>
          </table:table-cell>
        </table:table-row>
        <table:table-row>
          <table:table-cell table:style-name="តារាង1.A2" office:value-type="string">
            <text:p text:style-name="P4">៦៣០២</text:p>
          </table:table-cell>
          <table:table-cell table:style-name="តារាង1.A2" office:value-type="string">
            <text:p text:style-name="P5">បន្ទ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ទន់; បណ្ដោយ​តាម​មិន​ទទឹង, មិន​យល់​ទាស់ : បន្ទន់​ខ្លួន, បន្ទន់​ចិត្ត; ចេះ​តែ​បន្ទន់​តាម​ឥត​មាន​ទទឹង​ទាស់ ។ <text:s/>មិន​ប្រឹងប្រែង : ខំ​ប្រឹង​បន្តិច​ឡើង កុំ​បន្ទន់​ពេក !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០៣</text:p>
          </table:table-cell>
          <table:table-cell table:style-name="តារាង1.A2" office:value-type="string">
            <text:p text:style-name="P5">បន្ទ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ទី​កន្លែង​មាន​ជញ្ជាំង​បាំង​បិទ សម្រាប់​ដេក​សម្រាក​ឬ​ធ្វើ​ការ​អ្វី​ៗ : នៅ​ក្នុង​បន្ទប់; បន្ទប់​ទឹ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០៤</text:p>
          </table:table-cell>
          <table:table-cell table:style-name="តារាង1.A2" office:value-type="string">
            <text:p text:style-name="P5">បន្ទ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ឮ​ខ្ទរ គឺ​ទះ​ដៃ, វាយ​ក្រាប់ ឬ​ពោល​ពាក្យ​ទទួល​ចង្វាក់​ចម្រៀង ។ ជួយ​បន្ទរ​ថែម <text:s/>ជួយ​លើក​ឲ្យ​បាន​ចិត្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០៥</text:p>
          </table:table-cell>
          <table:table-cell table:style-name="តារាង1.A2" office:value-type="string">
            <text:p text:style-name="P5">បន្ទាត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ខ្សែ​ឬ​ប្រដាប់​ជា​ខ្នាត សម្រាប់​ទាញ​តម្រង់​សម្រាប់​វាយ, ដឹក, គូស​ឲ្យ​មាន​ជា​ស្នាម, ឲ្យ​ទៀង​ទាត់; ស្នាម​គំនូស​ដែល​បាន​វាយ, បាន​ដឹក, បាន​គូស​ហើយ : បន្ទាត់​ក្រឡា​ចត្រង្គ, បន្ទាត់​ខ្វែង, បន្ទាត់​ស្រប ។ ព. ទ. បុ. ថា : បន្ទាត់​ប្រើ​ត្រង់ ស្ទឹង​ទឹក​ប្រើ​ស្មើ ។ <text:s/>តាម​សម័យ​និយម​គួរ​ថា : បន្ទាត់​ប្រើ​ត្រង់ កែង​ស្ទង់​ប្រើ​ស្មើ យុត្តិ​ធម៌​ប្រើ​ធ្វើ ក្ដី​សុខ​សន្តិភាព ។ <text:s/>គំរូ​ឬ​ច្បាប់, សណ្ដាប់​ដែល​ត្រូវ​ធ្វើ​តាម​ឬ​ត្រូវ​ប្រតិបត្តិ​តា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០៦</text:p>
          </table:table-cell>
          <table:table-cell table:style-name="តារាង1.A2" office:value-type="string">
            <text:p text:style-name="P5">បន្ទា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ទាន់, បង្ខំ​ឲ្យ​ទាន់, ប្រញាប់​ឲ្យ​ទាន់ : បន្ទាន់​ពេល, បន្ទាន់​ការ, កុំ​បន្ទាន់​ពេ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០៧</text:p>
          </table:table-cell>
          <table:table-cell table:style-name="តារាង1.A2" office:value-type="string">
            <text:p text:style-name="P5">បន្ទា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ញ៉ាំង​អ្វី​ៗ​ឲ្យ​ទាប, ធ្វើ​ឲ្យ​ទាប : បន្ទាប​ខ្លួន, បន្ទាប​យស​ស័ក្តិ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០៨</text:p>
          </table:table-cell>
          <table:table-cell table:style-name="តារាង1.A2" office:value-type="string">
            <text:p text:style-name="P5">បន្ទា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ដែល​ផ្ទាប់​ជិត​គ្នា, ដែល​រង​លំដាប់​ពី​គ្នា, ដែល​ឋិត​នៅ​ក្បែរ​គ្នា : បង​បន្ទាប់, ប្អូន​បន្ទាប់; ដាក់​បន្ទាប់​គ្នា, ដេក​បន្ទាប់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០៩</text:p>
          </table:table-cell>
          <table:table-cell table:style-name="តារាង1.A2" office:value-type="string">
            <text:p text:style-name="P5">បន្ទាប់បន្ស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ដែល​គ្រាន់​តែ​ផ្សំ​ជា​លំដាប់​ចុះ​ត​ពី​គ្នា​មក ឬ​ដែល​ជា​ជំនួយ​រាយ​រង : ពាក្យ​បន្ទាប់​បន្សំ, ការ​បន្ទាប់​បន្សំ; ធ្វើ​ការ​បន្ទាប់​បន្សំ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១០</text:p>
          </table:table-cell>
          <table:table-cell table:style-name="តារាង1.A2" office:value-type="string">
            <text:p text:style-name="P5">បន្ទ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ដី​លើក​ខ្ពស់​ឬ​កំពែង​មាំមួន​ព័ទ្ធ​ជុំ​វិញ ជា​របាំង​រារាំង​ការពារ​សឹក​សត្រូវ​ដែល​ជា​ទ័ព​ជា​ខ្មាំ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១១</text:p>
          </table:table-cell>
          <table:table-cell table:style-name="តារាង1.A2" office:value-type="string">
            <text:p text:style-name="P5">បន្ទាយ​កិ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បន្ទាយ​យ៉ាង​តូច​ធ្វើ​ដោយ​បន្ទះ​ក្ដារ សម្រាប់​ដឹក​នាំ, អូស, ទាញ​យក​ទៅ​ដាក់​កំបាំង​រាំង​នៅ​ទី​ឯ​ទៀត​បាន; សូម្បី​ធ្វើ​ដោយ​ផ្ទាំង​សំពត់​ក៏​ហៅ បន្ទាយ​កិល បាន​ដែ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១២</text:p>
          </table:table-cell>
          <table:table-cell table:style-name="តារាង1.A2" office:value-type="string">
            <text:p text:style-name="P5">បន្ទាយ​ក្ដ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សិលា​ប្រាសាទ​បុរាណ​មួយ​ក្នុង​ខែត្រ​សៀមរា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១៣</text:p>
          </table:table-cell>
          <table:table-cell table:style-name="តារាង1.A2" office:value-type="string">
            <text:p text:style-name="P5">បន្ទាយ​ឆ្ម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ប្រាសាទ​សិលា​បុរាណ​មួយ​របស់​បុព្វ​បុរស​ខ្មែរ​នៅ​ក្នុង​ខែត្រ​បាត់ដំប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១៤</text:p>
          </table:table-cell>
          <table:table-cell table:style-name="តារាង1.A2" office:value-type="string">
            <text:p text:style-name="P5">បន្ទាយ​មា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ស្រុក​មួយ​រួម​ចូល​ក្នុង​ខែត្រ​កំព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១៥</text:p>
          </table:table-cell>
          <table:table-cell table:style-name="តារាង1.A2" office:value-type="string">
            <text:p text:style-name="P5">បន្ទាយ​លង្វែ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ទី​ក្រុង​ចាស់​មួយ​នៅ​ក្នុង​ស្រុក​កំពង់ត្រឡាច ខែត្រ​កំពង់ឆ្នាំ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១៦</text:p>
          </table:table-cell>
          <table:table-cell table:style-name="តារាង1.A2" office:value-type="string">
            <text:p text:style-name="P5">បន្ទាយ​ស្រ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ប្រាសាទ​សិលា​បុរាណ​មួយ​នៅ​ក្នុង​ខែត្រ​សៀមរា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១៧</text:p>
          </table:table-cell>
          <table:table-cell table:style-name="តារាង1.A2" office:value-type="string">
            <text:p text:style-name="P5">បន្ទ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៉ែក​ទទឹង​បន្ទះ​ក្ដារ, បន្ទះ​ឈើ​ឬ​បន្ទះ​អ្វី​ៗ : បន្ទារ​ពីរ​តឹក ទោល​ពីរ​ហ៊ុន​កន្លះ ។ <text:s/>ព. ផ្ទ. ទោ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១៨</text:p>
          </table:table-cell>
          <table:table-cell table:style-name="តារាង1.A2" office:value-type="string">
            <text:p text:style-name="P5">បន្ទា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ទាល : បន្ទាល​ចិត្ត <text:s/>គឺ​ធ្វើ​ចិត្ត​ឲ្យ​ទាល, ឲ្យ​រួញ, ឲ្យ​ចា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១៩</text:p>
          </table:table-cell>
          <table:table-cell table:style-name="តារាង1.A2" office:value-type="string">
            <text:p text:style-name="P5">បន្ទាល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អ្នក​ដែល​គេ​ឆ្លើយ​អាង​ដល់ សម្រាប់​ធ្វើ​សេចក្ដី​ឲ្យ​ទាល់ ឲ្យ​ចប់ (សាក្សី) : ឈ្មោះ​នេះ​ជា​បន្ទាល់​របស់​ខ្ញុំ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២០</text:p>
          </table:table-cell>
          <table:table-cell table:style-name="តារាង1.A2" office:value-type="string">
            <text:p text:style-name="P5">បន្ទា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ទាស, <text:s/>នាំ​ឲ្យ​ទាស​ : បន្ទាស​ផ្លូវ, បន្ទាស​គំនិ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២១</text:p>
          </table:table-cell>
          <table:table-cell table:style-name="តារាង1.A2" office:value-type="string">
            <text:p text:style-name="P5">បន្ទី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ញ្ជើត (ព. បុ.) ។</text:p>
          </table:table-cell>
          <table:table-cell table:style-name="តារាង1.D2" office:value-type="string">
            <text:p text:style-name="P11">បន្ទើង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២២</text:p>
          </table:table-cell>
          <table:table-cell table:style-name="តារាង1.A2" office:value-type="string">
            <text:p text:style-name="P5">បន្ទុ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ភារៈ​ឬ​ចំនួន​ដែល​ផ្ទុក, កិច្ចការ​ធុរៈ​ខុស​ត្រូវ​សព្វ​គ្រប់ : ទទួល​បន្ទុក, រង​បន្ទុក, នៅ​លើ ឬ នៅ​ក្នុង​បន្ទុក, បន្ទុក​គ្រួសា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២៣</text:p>
          </table:table-cell>
          <table:table-cell table:style-name="តារាង1.A2" office:value-type="string">
            <text:p text:style-name="P5">បន្ទុ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ទុល : បន្ទុល​កន្ទេ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២៤</text:p>
          </table:table-cell>
          <table:table-cell table:style-name="តារាង1.A2" office:value-type="string">
            <text:p text:style-name="P5">បន្ទូ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ង្ហើយ​ក្បាល, កំពូល : បន្ទូល​ក្បាល (ព. បុ.) ។ សម្ដី, ការ​និយាយ (រ.ស.) : ព្រះ​បន្ទូល, ទ្រង់​មាន​ព្រះ​បន្ទូ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២៥</text:p>
          </table:table-cell>
          <table:table-cell table:style-name="តារាង1.A2" office:value-type="string">
            <text:p text:style-name="P5">បន្ទើ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ន្ទី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២៦</text:p>
          </table:table-cell>
          <table:table-cell table:style-name="តារាង1.A2" office:value-type="string">
            <text:p text:style-name="P5">បន្ទើ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ន្តើត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២៧</text:p>
          </table:table-cell>
          <table:table-cell table:style-name="តារាង1.A2" office:value-type="string">
            <text:p text:style-name="P5">បន្ទើ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ទើរ, ឲ្យ​អ្នក​ដទៃ​យក​ទៅ​ទើរ, ដាក់​លើ​ធ្នើរ : បន្ទើរ​ខោ​អាវ​លើ​ធាង​ដូ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២៨</text:p>
          </table:table-cell>
          <table:table-cell table:style-name="តារាង1.A2" office:value-type="string">
            <text:p text:style-name="P5">បន្ទេ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ទេរ, ឲ្យ​ជ្រេ, ឲ្យ​ទ្រេ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២៩</text:p>
          </table:table-cell>
          <table:table-cell table:style-name="តារាង1.A2" office:value-type="string">
            <text:p text:style-name="P5">បន្ទ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ញ្ចេញ, បន្ថយ, នាំ​ចេញ : បន្ទោ​ឧច្ចារៈ, បន្ទោ​បស្សាវៈ, បន្ទោ​សេចក្ដី​ក្រោធ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៣០</text:p>
          </table:table-cell>
          <table:table-cell table:style-name="តារាង1.A2" office:value-type="string">
            <text:p text:style-name="P5">បន្ទោប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នាំ​បង់, បន្ថយ​ចេញ : បន្ទោ​បង់​ឧចា្ចរៈ, បន្ទោ​បង់​សេចក្ដី​ព្រួ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៣១</text:p>
          </table:table-cell>
          <table:table-cell table:style-name="តារាង1.A2" office:value-type="string">
            <text:p text:style-name="P5">បន្ទោ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ស្ដី​ឲ្យ​ដោយ​គ្រាន់​តែ​ប្រាប់​ទោស​កំហុស​ឥត​មាន​ជេរ​វាយ​ឬ​ធ្វើ​ទោស​អ្វី : ម្ដាយ​បន្ទោស​កូ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៣២</text:p>
          </table:table-cell>
          <table:table-cell table:style-name="តារាង1.A2" office:value-type="string">
            <text:p text:style-name="P5">បន្ទ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ចម្រៀក​ផ្ដៅ​ឬ​ឫស្សី​ដែល​ពុះ, ដែល​ច្រៀក​រួច​បិត​នឹង​កាំបិត​បន្ទោះ​សម្រាប់​ត្បាញ, សម្រាប់​ក្រង : បន្ទោះ​ល្អី, បន្ទោះ​លប ។ <text:s/>ឈ្មោះ​កាំបិត​តូច​ដង​វែង​ចុង​ស្រួច​សម្រាប់​បិត​បន្ទោះ​ផ្សេង​ៗ : កាំបិត​បន្ទោ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កាំបិត​បន្ទោះ </text:p>
          </table:table-cell>
        </table:table-row>
        <table:table-row>
          <table:table-cell table:style-name="តារាង1.A2" office:value-type="string">
            <text:p text:style-name="P4">៦៣៣៣</text:p>
          </table:table-cell>
          <table:table-cell table:style-name="តារាង1.A2" office:value-type="string">
            <text:p text:style-name="P5">បន្ទោះ​ប្រហុ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សម្ល​ម្ជូរ​មួយ​ប្រភេទ ស្ល​បង់​តែ​ប្រហុក​និង​អំបិល​សុទ្ធសាធ, សម្រាប់​ប្រើ​តាម​ការ​ទ័ល​មួយ​ដង​មួយ​កាល ។</text:p>
          </table:table-cell>
          <table:table-cell table:style-name="តារាង1.D2" office:value-type="string">
            <text:p text:style-name="P11">បន្ទោះព្រហក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៣៤</text:p>
          </table:table-cell>
          <table:table-cell table:style-name="តារាង1.A2" office:value-type="string">
            <text:p text:style-name="P5">បន្ទុ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ទុំ : បន្ទុំ​ចេក, បេះ​ផ្លែ​ទៀប​ពេញ​ចំណាស់​យក​មក​បន្ទុំ ។ បន្ទុំ​ក្រចក <text:s/>យក​ស្លឹក​ក្រពេន​ដែល​បុក​ឬ​ដែល​ដំ​ឲ្យ​ល្អិត មក​រុំ​ត្រង់​ក្រចក​ដៃ​ឲ្យ​ដិត​ឡើង​សម្បុរ​ក្រហម​ទុំ រាប់​ថា​ជា​លំអ​របស់​អ្នក​ដែល​ត្រូវ​ការ ។ បន្ទុំ​បារមី <text:s/>បំពេញ​បារមី​ទាំង ១០ ឲ្យ​ពេញ​បរិបូរ​ហាក់​ដូច​ជា​ផ្លែ​ឈើ​ដែល​ដល់​កំណត់​ទុំ ដើម្បី​ឲ្យ​សម្រេច​ពោធិញ្ញាណ (ម. ព. ទស​បារមី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ន្ទុំ​ក្រចក</text:p>
            <text:p text:style-name="P10">បន្ទុំ​បារមី </text:p>
            <text:p text:style-name="P10"/>
          </table:table-cell>
        </table:table-row>
        <table:table-row>
          <table:table-cell table:style-name="តារាង1.A2" office:value-type="string">
            <text:p text:style-name="P4">៦៣៣៥</text:p>
          </table:table-cell>
          <table:table-cell table:style-name="តារាង1.A2" office:value-type="string">
            <text:p text:style-name="P5">បន្ទ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ទំ, ចាប់​ដាក់​ឲ្យ​ទំ, ឲ្យ​តោង : បន្ទំ​ល័ខ, បន្ទំ​នា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៣៦</text:p>
          </table:table-cell>
          <table:table-cell table:style-name="តារាង1.A2" office:value-type="string">
            <text:p text:style-name="P5">បន្ទ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ចម្រៀក​ឈើ, ចម្រៀក​ឫស្សី​ដែល​មាន​បន្ទារ​ធំ​ជាង​ទោល (ចម្រៀក​សំប៉ែត) : បន្ទះ​ក្ដា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៣៧</text:p>
          </table:table-cell>
          <table:table-cell table:style-name="តារាង1.A2" office:value-type="string">
            <text:p text:style-name="P5">បន្ទ្រា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ទ្រាន់ : បន្ទ្រាន់​ចិត្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៣៨</text:p>
          </table:table-cell>
          <table:table-cell table:style-name="តារាង1.A2" office:value-type="string">
            <text:p text:style-name="P5">បន្ទ្រេ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ទ្រេត : បន្ទ្រេត​បង្គោ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៣៩</text:p>
          </table:table-cell>
          <table:table-cell table:style-name="តារាង1.A2" office:value-type="string">
            <text:p text:style-name="P5">បន្ទ្រោ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ទ្រោម : បន្ទ្រោម​ដំរី, បន្ទ្រោម​បន្លែ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៤០</text:p>
          </table:table-cell>
          <table:table-cell table:style-name="តារាង1.A2" office:value-type="string">
            <text:p text:style-name="P5">បន្ធាត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ធាត់ ។ បន្ធាត់​បន្ធំ ឬ បន្ធំ​បន្ធាត់ ធ្វើ​ឲ្យ​ធាត់​ធំ ឬ​ឲ្យ​ធំ​ធាត់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ន្ធាត់បន្ធំ <text:s/>បន្ធំបន្ធាត់</text:p>
          </table:table-cell>
        </table:table-row>
        <table:table-row>
          <table:table-cell table:style-name="តារាង1.A2" office:value-type="string">
            <text:p text:style-name="P4">៦៣៤១</text:p>
          </table:table-cell>
          <table:table-cell table:style-name="តារាង1.A2" office:value-type="string">
            <text:p text:style-name="P5">បន្ធូ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ធូរ គឺ​ធ្វើ​មិន​ឲ្យ​តឹង​មិន​ឲ្យ​ចង្អៀត​ពេក : បន្ធូរ​ខ្សែ​ក្រវាត់ ។ បន្ធូរ​បន្ថយ <text:s/>ធ្វើ​ឲ្យ​ធូរ​ថយ, ឲ្យ​ទូលាយ ។ ព. ផ្ទ. បន្តឹង ផ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ន្ធូរ​បន្ថយ</text:p>
          </table:table-cell>
        </table:table-row>
        <table:table-row>
          <table:table-cell table:style-name="តារាង1.A2" office:value-type="string">
            <text:p text:style-name="P4">៦៣៤២</text:p>
          </table:table-cell>
          <table:table-cell table:style-name="តារាង1.A2" office:value-type="string">
            <text:p text:style-name="P5">បន្ធ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ធំ; លើក​ស័ក្តិ​យស​ឲ្យ​ធំ​ជាង​មុ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៤៣</text:p>
          </table:table-cell>
          <table:table-cell table:style-name="តារាង1.A2" office:value-type="string">
            <text:p text:style-name="P5">បន្ល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ន់-ល៉ប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ឡប់ គឺ​និយាយ​បង្រ្គប​ឬ​និយាយ​បំភាន់ ដើម្បី​ឲ្យ​គេ​ឡប់​វល់​ប្រាជ្ញា​ទាល់​សម្ដី : អា​ក្មេង​កំព្រើល​អស់​នេះ ចាស់​ៗ​កំពុង​និយាយ​ការ វា​មក​បន្លប់​វឹកវរ​ខូច​អស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៤៤</text:p>
          </table:table-cell>
          <table:table-cell table:style-name="តារាង1.A2" office:value-type="string">
            <text:p text:style-name="P5">បន្ល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ន់-ល៉ា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រុក្ខាវយវៈ​ស្រួច​មុត​របស់​ឈើ, ឫស្សី ផ្ដៅ, វល្លិ​ពួក​ខ្លះ​ជាដើម : បន្លា​ក្រសាំង, បន្លា​ល្វៀង ។ ពុទ្ធ​ភាសិត​ថា កណ្ដ​កេន កណ្ដ​កុទ្ធរណំ <text:s/>“ជោះ​បន្លា​ដោយ​បន្លា” ។ ខ្មែរ​បុរាណ​បាន​យក​ពុទ្ធ​ភាសិត​នេះ​ជា​គោល​មក​ចង​ក្រង​ជា​ភាសិត​ថា បន្លា​មុត​យក​បន្លា​ជោះ, សេះ​ដាច់​ជិះ​សេះ​តាម ។ អត្ថន័យ​របស់​ភាសិត​នេះ មាន​ដើម​ថា <text:s/>“ចិត្ត​ជាប់​ជំពាក់​នឹង​រូប​ថា​ល្អ​ស្អាត, ត្រូវ​យក​ការ​រំពឹង​ពិចារណា​ឲ្យ​ឃើញ​តាម​ការ​ពិត​ថា រូប​ជា​បដិកូល​មិន​ល្អ​មិន​ស្អាត​ទៅ​វិញ ព្រោះ​សុទ្ធ​តែ​ជា​គ្រឿង​ឆ្អេះ​ឆ្អាប​ស្អុយ​ពេញ​ទាំង​ខ្លួន”; ជន​ជាតិ​បរទេស​ណា​គ្រប​សង្កត់​ដោយ​មុខ​របរ​ជំនួញ​ក្នុង​ប្រទេស​ណា, ជន​ក្នុង​ប្រទេស​នោះ​ឲ្យ​ចេះ​ស្ទាត់​ជំនាញ ទាំង​ត្រូវ​រៀន​ពិធី​ធ្វើ​ជំនួញ​ឲ្យ​ចេះ​ស្ទាត់​ជំនាញ​ផង​ដែរ..., យ៉ាង​នេះ​ឯង​ហៅ​ថា បន្លា​មុត​យក​បន្លា​ជោះ, សេះ​ដាច់​ជិះ​សេះ​តាម ។ ព. ប្រ. បន្លា​ក្នុង​ភូមិ <text:s/>គឺ​មាន​មនុស្ស​កាច​អាក្រក់​នៅ​ក្នុង​ភូមិ​ជា​មួយ ។ល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៤៥</text:p>
          </table:table-cell>
          <table:table-cell table:style-name="តារាង1.A2" office:value-type="string">
            <text:p text:style-name="P5">បន្លា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ន់-ល៉ាច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ខ្លាច​ដោយ​ព្យូហ៍, ដោយ​កល​ឧបាយ ឬ​ដោយ​សំដែង​អាការ​គួរ​ស្បើម គួរ​ស្ញើ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៤៦</text:p>
          </table:table-cell>
          <table:table-cell table:style-name="តារាង1.A2" office:value-type="string">
            <text:p text:style-name="P5">បន្ល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ន់-ល៉ាយ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ណ្ដោយ​ឲ្យ​វែង : បន្លាយ​ខ្សែ, បន្លាយ​ពេល, បន្លាយ​ពាក្យ ។ ន. ឈ្មោះ​ខ្សែ​សម្រាប់​ចង​ត​ឲ្យ​វែង​ឲ្យ​ឆ្ងាយ : ខ្សែ​បន្លា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៤៧</text:p>
          </table:table-cell>
          <table:table-cell table:style-name="តារាង1.A2" office:value-type="string">
            <text:p text:style-name="P5">បន្លាស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ន់-ល៉ាស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អំពើ​ដែល​ផ្លាស់ ឬ​អ្វី​ៗ​ដែល​ផ្លាស់​ជា​ជំនួស​គេ : សំពត់​បន្លាស់, ធ្វើ​ការ​មាន​បន្លាស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៤៨</text:p>
          </table:table-cell>
          <table:table-cell table:style-name="តារាង1.A2" office:value-type="string">
            <text:p text:style-name="P5">បន្លិច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>បន់-ល៉ិច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លេច​មក : បន្លិច​គ្រាប់​ខ្នុរ; បន្លិច​សម្ដ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មាត់​ព្រែក​ឬ​មាត់​ស្ទឹង​ដែល​ចេញ​ទៅ​ចួប​នឹង​ទន្លេ​ឬ​បឹ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៤៩</text:p>
          </table:table-cell>
          <table:table-cell table:style-name="តារាង1.A2" office:value-type="string">
            <text:p text:style-name="P5">បន្លឹ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ន់-ល៉ឹម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ង្ហើប​ធ្វើ​ឲ្យ​ឃើញ​កំផ្លឹម​ឬ​ឲ្យ​ឃើញ​តែ​បន្តិច : បន្លឹម​មុខ​ចេញ​មក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៥០</text:p>
          </table:table-cell>
          <table:table-cell table:style-name="តារាង1.A2" office:value-type="string">
            <text:p text:style-name="P5">បន្លឺ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ន់-ល៉ឺ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ញ្ចេញ​សំឡេង​ឲ្យ​លាន់​ឮ​ខ្លាំង​ឡើង, កម្ទរ​សម្ដី​ឮ​ខ្លាំង​ៗ (ម. ព. ឧទាន 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៥១</text:p>
          </table:table-cell>
          <table:table-cell table:style-name="តារាង1.A2" office:value-type="string">
            <text:p text:style-name="P5">បន្លុ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ន់-ល៉ុក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 បន្លែ : បន្លែ​បន្លុក <text:s/>គឺ​បន្លែ​ដែល​បញ្ចុះ​ជ្រំ​គ្នា ឬ​បន្លែ​រាយ​រង​សម្រាប់​បង្ការ​ក្រែង​ខ្វះ​ខា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ន្លែបន្លុក</text:p>
          </table:table-cell>
        </table:table-row>
        <table:table-row>
          <table:table-cell table:style-name="តារាង1.A2" office:value-type="string">
            <text:p text:style-name="P4">៦៣៥២</text:p>
          </table:table-cell>
          <table:table-cell table:style-name="តារាង1.A2" office:value-type="string">
            <text:p text:style-name="P5">បន្លុ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ន់-ល៉ុង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របស់​ដែល​គេ​ដាក់​ប្លុង​ឲ្យ​បព្វជិត​ទស់​យក ។ របស់​ដែល​គេ​រៀប​បញ្ជូន​ឲ្យ​បុគ្គល​អ្នក​រំលាង​ខន្ធ​ទៅ​ហើយ, គេ​ដាក់​ប្លុង​ហើយ​និមន្ត​បព្វជិត​ទស់​យក​ឬ​លើក​ប្រគេន​ឬ​ក៏​គ្រាន់​តែ​ពោល​ពាក្យ​បវារណា​ឮ​ឲ្យ​លោក​ជ្រា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៥៣</text:p>
          </table:table-cell>
          <table:table-cell table:style-name="តារាង1.A2" office:value-type="string">
            <text:p text:style-name="P5">បន្លុ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ន់-ល៉ុយ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ញ្ចេញ​សម្ដី​ពី​ចម្ងាយ​ដោយ​សំដៅ​ចំ​ឬ​ដោយ​បញ្ឆិត​បញ្ឆៀង : បន្លុយ​ពាក្យ​មក​ឲ្យ​ដឹង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៥៤</text:p>
          </table:table-cell>
          <table:table-cell table:style-name="តារាង1.A2" office:value-type="string">
            <text:p text:style-name="P5">បន្លួ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ន់-លួញ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្នូល​ដំណាប់​សម្រាប់​បញ្ចុះ​ឬ​ដែល​បញ្ចុះ​ហើយ : បន្លួញ​កាំ​រទេះ ។</text:p>
          </table:table-cell>
          <table:table-cell table:style-name="តារាង1.D2" office:value-type="string">
            <text:p text:style-name="P11">ពន្លួញ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៥៥</text:p>
          </table:table-cell>
          <table:table-cell table:style-name="តារាង1.A2" office:value-type="string">
            <text:p text:style-name="P5">បន្លៀ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រ​ផុស​ផ្លៀក (ប្រើ​ចំពោះ​តែ​ត្រី) : បន្លៀក​ត្រី ។</text:p>
          </table:table-cell>
          <table:table-cell table:style-name="តារាង1.D2" office:value-type="string">
            <text:p text:style-name="P11">ពន្លៀក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៥៦</text:p>
          </table:table-cell>
          <table:table-cell table:style-name="តារាង1.A2" office:value-type="string">
            <text:p text:style-name="P5">បន្លៀ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លៀន ។ ព. ប្រ. បញ្ចេញ​របស់​បន្តិច​បន្តួច​ឲ្យ​ទទេ​ទៅ​អ្នក​ដទៃ : គាត់​ពុំ​ដែល​បន្លៀន​អ្វី​បន្តិច​បន្តួច​ឲ្យ​ខ្ញុំ​ទេ ។</text:p>
          </table:table-cell>
          <table:table-cell table:style-name="តារាង1.D2" office:value-type="string">
            <text:p text:style-name="P11">ពន្លៀន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៥៧</text:p>
          </table:table-cell>
          <table:table-cell table:style-name="តារាង1.A2" office:value-type="string">
            <text:p text:style-name="P5">បន្លែ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>បន់-ល៉ែ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្លឹក, ផ្លែ, ផ្កា, មើម​ជាដើម សម្រាប់​ស្ល : បន្លែ​ស្រស់, បន្លែ​ក្រៀ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្រែ​បក​ស្រាយ, អធិប្បាយ (ព. បុ.) : បាប​មិត្ត បន្លែ​ថា មិត្ត​អាក្រក់, មិត្ត​ខិល​ខូច, មិត្ត​នាំ​ឲ្យ​វិនា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៣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 បន្លប់ <text:s/>ឬ បន្លំ <text:s/>: បន្លែ​បន្លប់ <text:s/>គឺ​បន្លប់​ដោយ​សម្ដី​អធិប្បាយ​ផ្សែផ្សំ; <text:s/>បន្លែ​បន្លំ <text:s/>គឺ​បន្លំ​ដោយ​ពោល​ពាក្យ​អធិប្បាយ​ផ្សែផ្សំ​នាយ​អាយ​ឲ្យ​អ្នក​ស្ដាប់​ភ័ន្ត​ស្មារត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ន្លែបន្លប់ </text:p>
            <text:p text:style-name="P10">បន្លែបន្លំ </text:p>
          </table:table-cell>
        </table:table-row>
        <table:table-row>
          <table:table-cell table:style-name="តារាង1.A2" office:value-type="string">
            <text:p text:style-name="P4">៦៣៥៨</text:p>
          </table:table-cell>
          <table:table-cell table:style-name="តារាង1.A2" office:value-type="string">
            <text:p text:style-name="P5">បន្លែ​បង្ក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បង់កា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ន្លែ​ច្រើន​មុខ​ឬ​បន្លែ​រាយ​រង​ដែល​ទុក​បង្ការ​ក្រែង​ខ្វះ​ខាត ។ ព. ប្រ. កិ. ឬ កិ. វិ. <text:s/>និយាយ​អធិប្បាយ​ផ្សែផ្សំ​ដោយ​បរិយាយ​ផ្សេង​ៗ : និយាយ​បន្លែ​បង្ការ​ពី​នេះ​ពី​នោះ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៥៩</text:p>
          </table:table-cell>
          <table:table-cell table:style-name="តារាង1.A2" office:value-type="string">
            <text:p text:style-name="P5">បន្ល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ន់-ល៉ែង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សប្បាយ​ចិត្ត​ដោយ​កំដរ​នឹង​ល្បែង, កម្សាន្ត​ចិត្ត​ដោយ​មាន​ល្បែង​ជា​គ្រឿង​ផ្សំ​ឬ​ជា​ជំនួយ​ផង : លេង​ភ្លេង​ច្រៀង​បន្លែង​កុំ​ឲ្យ​អផ្សុ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៦០</text:p>
          </table:table-cell>
          <table:table-cell table:style-name="តារាង1.A2" office:value-type="string">
            <text:p text:style-name="P5">បន្ល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ន់-ល៉ោះ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ខ្សែ​តម្ពេច​ធ្នូ​ឬ​ស្នា : បន្លោះ​ធ្នូ, បន្លោះ​ស្នា, យឹត​បន្លោះ​ស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៦១</text:p>
          </table:table-cell>
          <table:table-cell table:style-name="តារាង1.A2" office:value-type="string">
            <text:p text:style-name="P5">បន្ល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ន់-ល៉ម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ចូល​ស៊ក​សៀត​ខ្លួន​ឬ​ធ្វើ​អ្វី​ៗ ក្នុង​ដំណើរ​លប​លាក់​ឲ្យ​ច្រឡំ​នឹង​គេ កុំ​ឲ្យ​គេ​ឃើញ គេ​ស្គាល់​ជាក់​ច្បាស់ : ចោរ​បន្លំ​ចូល​មក​ក្នុង​ផ្ទះ​ជាមួយ​នឹង​ភ្ញៀវ, វា​បន្លំ​យក​ខោ​មួយ​បាត់​ទ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៦២</text:p>
          </table:table-cell>
          <table:table-cell table:style-name="តារាង1.A2" office:value-type="string">
            <text:p text:style-name="P5">បន្សល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សំច័យ​ទុក​ឲ្យ​នៅ​សល់ : បន្សល់​ម្ហូប​ខ្លះ​ទុក​ឲ្យ​អ្នក​មក​ដល់​ក្រោ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៦៣</text:p>
          </table:table-cell>
          <table:table-cell table:style-name="តារាង1.A2" office:value-type="string">
            <text:p text:style-name="P5">បន្សា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រន្ធ​ដែល​ស្វាន សម្រាប់​ស្ទង់​កម្រាស់​ទូក ។ ស្នូល​សម្រាប់​ស្លង់​បន្សាក់​ទុក​នោះ ក៏​ហៅ បន្សាក់ ដែ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៦៤</text:p>
          </table:table-cell>
          <table:table-cell table:style-name="តារាង1.A2" office:value-type="string">
            <text:p text:style-name="P5">បន្សាត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រសាត់ គឺ​ដាក់​អ្វី​ៗ​ដែល​អណ្ដែត​លើ​ទឹក​បាន ឬ​ដែល​អណ្ដែត​ទៅ​តាម​ខ្យល់​បាន ឲ្យ​អណ្ដែត​ដោយ​តាម​ទឹក​ឬ​តាម​ខ្យល់​ទៅ ។ ព. ប្រ. កម្ចាត់​ឲ្យ​ឃ្លាត​ចេញ​ចោល​ស្រុក, ចោល​លំនៅ​ទៅ​កាន់​ទី​ផ្សេ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៦៥</text:p>
          </table:table-cell>
          <table:table-cell table:style-name="តារាង1.A2" office:value-type="string">
            <text:p text:style-name="P5">បន្សា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ស៊ែម​ក្ដារ​គែម​ទូក​ឲ្យ​ខ្ពស់​ឡើង ដើម្បី​នឹង​ឲ្យ​បាន​ចុះ​បន្ទុក​ច្រើន ។ ធ្វើ​ឲ្យ​សាប, ឲ្យ​អស់​ពិស​អស់​អំណាច : បន្សាប​ទំពាំង, បន្សាប​ពិស, បន្សាប​មន្ត, បន្សាប​អំណា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៦៦</text:p>
          </table:table-cell>
          <table:table-cell table:style-name="តារាង1.A2" office:value-type="string">
            <text:p text:style-name="P5">បន្ស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មុខ​ស្នាម​ដែល​ផ្សារ : មុខ​បន្សារ ។ ទឹក​ក្រុត​ដែល​បន្សាប​សម្រាប់​ផ្សារ : ទឹក​បន្សា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៦៧</text:p>
          </table:table-cell>
          <table:table-cell table:style-name="តារាង1.A2" office:value-type="string">
            <text:p text:style-name="P5">បន្សាល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សាល់ គឺ​ថែម​បំពេញ​ជួយ​ឲ្យ​របស់​ឯ​ទៀត​នៅ​សល់​កុំ​ឲ្យ​ប្រើ​ការ​អស់​ច្រើន​ពេក : បរិភោគ​ពោត​ស្ងោរ​បន្សាល់​បា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៦៨</text:p>
          </table:table-cell>
          <table:table-cell table:style-name="តារាង1.A2" office:value-type="string">
            <text:p text:style-name="P5">បន្ស៉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ន់-ស៊ី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ស៊ី, នាំ​ឲ្យ​ស៊ី : បន្ស៉ី​គោ​តាម​ភ្លឺ​ស្រែ <text:s/>គឺ​ដឹក​គោ​ឲ្យ​ស៊ី​ស្មៅ​តាម​ភ្លឺ​ស្រែ ។ ធ្វើ​ឲ្យ​ដាច់ ឲ្យ​មុត​ឬ​ឲ្យ​ខូង : ក្រឡឹង​បន្ស៉ី​ខ្ចៅ​នេះ​បន្ដិច​ទៀត​ទើប​យក​មក​ដាក់​បាន ។ <text:s/>ប្រើ​ជា​មួយ​នឹង​ពាក្យ បញ្ចុក <text:s/>ថា : បញ្ចុក​បន្ស៉ី <text:s/>គឺ​នាំ​យក​ទៅ​ឲ្យ​ផឹក​ស៊ី ដើរ​លេង​សប្បាយ ហើយ​និយាយ​ល្បួង​បញ្ចុះ​បញ្ចូល​ឲ្យ​ងាក​ចិត្ត​ទៅ​តាម​គោល​បំណង​របស់​ខ្លួ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ញ្ចុក​បន្ស៉ី </text:p>
            <text:p text:style-name="P10"/>
          </table:table-cell>
        </table:table-row>
        <table:table-row>
          <table:table-cell table:style-name="តារាង1.A2" office:value-type="string">
            <text:p text:style-name="P4">៦៣៦៩</text:p>
          </table:table-cell>
          <table:table-cell table:style-name="តារាង1.A2" office:value-type="string">
            <text:p text:style-name="P5">បន្សុទ្ធ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សុទ្ធ, ឲ្យ​មាន​ភាព​សុទ្ធ កុំ​ឲ្យ​មាន​មន្ទិល : ជាង​បន្សុទ្ធ​មាស <text:s/>គឺ​ជាង​មាស​ដេញ​សាច់​មាស​ឲ្យ​សុទ្ធ ។ បន្សុទ្ធ​ចិត្ត <text:s/>ញ៉ាំង​ចិត្ត​ឲ្យ​ស្អាត មិន​ឲ្យ​មាន​ឧបក្កិលេស​រួបរឹត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ន្សុទ្ធ​ចិត្ត </text:p>
            <text:p text:style-name="P10"/>
          </table:table-cell>
        </table:table-row>
        <table:table-row>
          <table:table-cell table:style-name="តារាង1.A2" office:value-type="string">
            <text:p text:style-name="P4">៦៣៧០</text:p>
          </table:table-cell>
          <table:table-cell table:style-name="តារាង1.A2" office:value-type="string">
            <text:p text:style-name="P5">បន្សើ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គាប​ផ្លែ​កប្បាស​ដែល​មិន​ទាន់​ពេញ​ចំណាស់​ឲ្យ​បែក​ហា ហើយ​យក​ទៅ​ដាក់​ហាល​ថ្ងៃ​ឲ្យ​រីក​ស្រម៉​ត្រសុស​ឡើង, ហាក់​ដូច​ជា​ធ្វើ​ស្រម៉​កប្បាស​នោះ​ឲ្យ​សើច : បន្សើច​កប្បា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៧១</text:p>
          </table:table-cell>
          <table:table-cell table:style-name="តារាង1.A2" office:value-type="string">
            <text:p text:style-name="P5">បន្សើ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សើម ។</text:p>
          </table:table-cell>
          <table:table-cell table:style-name="តារាង1.D2" office:value-type="string">
            <text:p text:style-name="P11">ផ្សើម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៧២</text:p>
          </table:table-cell>
          <table:table-cell table:style-name="តារាង1.A2" office:value-type="string">
            <text:p text:style-name="P5">បន្ស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សោះ, ឲ្យ​អស់​រស​ជាតិ, ឲ្យ​អស់​ទឹក ។</text:p>
          </table:table-cell>
          <table:table-cell table:style-name="តារាង1.D2" office:value-type="string">
            <text:p text:style-name="P11">ផ្សោះ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៧៣</text:p>
          </table:table-cell>
          <table:table-cell table:style-name="តារាង1.A2" office:value-type="string">
            <text:p text:style-name="P5">បន្សា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បរិវារ​របស់​ពាក្យ បង្កាត់ <text:s/>ថា : បង្កាត់​បន្សាំ <text:s/>គឺ​នាំ​កាត់​សាំ​ទៅ​មក​ស៊ប់​ស៊ាំ​ឬ​នាំ​ឲ្យ​ហ៊ាន​ទៅ​មក​ស៊ប់​ស៊ាំ​ឥត​ញញើ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ង្កាត់​បន្សាំ </text:p>
          </table:table-cell>
        </table:table-row>
        <table:table-row>
          <table:table-cell table:style-name="តារាង1.A2" office:value-type="string">
            <text:p text:style-name="P4">៦៣៧៤</text:p>
          </table:table-cell>
          <table:table-cell table:style-name="តារាង1.A2" office:value-type="string">
            <text:p text:style-name="P5">បន្ស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សះ, ឲ្យ​ជា​សះ​ស្បើយ : ដាក់​ថ្នាំ​បន្សះ​ដំបៅ ឬ--ផ្សះ​ដំបៅ ។</text:p>
          </table:table-cell>
          <table:table-cell table:style-name="តារាង1.D2" office:value-type="string">
            <text:p text:style-name="P11">ផ្សះ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៧៥</text:p>
          </table:table-cell>
          <table:table-cell table:style-name="តារាង1.A2" office:value-type="string">
            <text:p text:style-name="P5">បប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យក​កន្សែង​ឬ​សំពត់​បក់​បោយ​កោយ​ចូល​ហៅ​ដោយ​ល្បួង, ដោយ​ថ្នម, ដោយ​សោះ​អន្ទង, ដោយ​នឹក​រលឹក ។ បោះ​ខ្សែ​សន្ទូច​វែង​ដែល​ចង​ឬ​ដោត​នុយ​ទាញ​អូស​លើ​ទឹក​ល្បួង​បព្ឆោត​មច្ឆជាតិ ឲ្យ​ត្របាក់​ហើយ​វាត់​ឡើង : បបក់​ត្រី​រ៉ស់ ។ បបក់​ព្រលឹង <text:s/>បក់​បោយ​ហៅ​ព្រលឹង ឬ​យោង​អន្ទង​ព្រលឹង​កូន​ក្មេង​តូច​ដែល​ដួល ឬ​ដែល​ភ្ញាក់​ខ្លាច, ឲ្យ​ស្រាក​ភ័យ, ដោយ​បញ្ចេញ​សូរ​ពីរ​ម៉ាត់​ឮ បក់​ៗ ។</text:p>
          </table:table-cell>
          <table:table-cell table:style-name="តារាង1.D2" office:value-type="string">
            <text:p text:style-name="P11">បោយបក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៧៦</text:p>
          </table:table-cell>
          <table:table-cell table:style-name="តារាង1.A2" office:value-type="string">
            <text:p text:style-name="P5">បប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អាហារ​រាវ​ធ្វើ​ដោយ​អង្ករ​ស្ងោរ​ជាដើម ។ បបរ​មាន​ឈ្មោះ​ច្រើន​យ៉ាង​គឺ បបរ​គ្រឿង, បបរ​ប្រូង, បបរ​ស <text:s/>ជាដើម ។ បបរ​ឈ្មោល <text:s/>បបរ​គោក​ខាប់​ស្រដៀង​នឹង​បាយ​ជ្រាយ​រមួត <text:s/>(ម. ព. យាគូ <text:s/>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បរ​គ្រឿង បបរ​ប្រូង </text:p>
            <text:p text:style-name="P10">បបរ​ស</text:p>
          </table:table-cell>
        </table:table-row>
        <table:table-row>
          <table:table-cell table:style-name="តារាង1.A2" office:value-type="string">
            <text:p text:style-name="P4">៦៣៧៧</text:p>
          </table:table-cell>
          <table:table-cell table:style-name="តារាង1.A2" office:value-type="string">
            <text:p text:style-name="P5">បបុ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ស្មៅ​ខ្ពស់​ៗ ដើម​រឹង​មាន​ប្រហោង, ពួក​អំពៅ​ព្រៃ, ច្រើន​ដុះ​នៅ​មាត់​ទឹក​ឬ​នៅ​ទី​ដែល​មាន​ដី​សើម ។ ប៉ី​បបុស <text:s/>ប៉ី​មួយ​ប្រភេទ​ជា​គ្រឿង​តន្ត្រី​ខ្មែរ, អណ្ដាត​បបុស (ម. ព. ប៉ី​២ ន. ទៀត​ផង) ។</text:p>
          </table:table-cell>
          <table:table-cell table:style-name="តារាង1.D2" office:value-type="string">
            <text:p text:style-name="P11">ប្របុស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៧៨</text:p>
          </table:table-cell>
          <table:table-cell table:style-name="តារាង1.A2" office:value-type="string">
            <text:p text:style-name="P5">បបូ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សំពត់​សូត្រ​មួយ​ប្រភេទ​មាន​រឹម​ជា​ក្បាច់​ក្បូរ​ផ្សេង​ៗ : សំពត់​បបូរ ។ រឹម​មាត់ <text:s/>: បបូរ​មាត់ ។ ត្រូវ​ប្រយ័ត្ន​បបូរ ត្រូវ​ប្រយ័ត្ន​មាត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៧៩</text:p>
          </table:table-cell>
          <table:table-cell table:style-name="តារាង1.A2" office:value-type="string">
            <text:p text:style-name="P5">បបួ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ហៅ​រក, ហៅ​ឲ្យ​ទៅ​ឬ​ឲ្យ​មក​ជា​មួយ : បបួល​គ្នា​ទៅ​ផ្សារ, វា​មក​បបួល​កូន​ខ្ញុំ​ទៅ​ដើរ​លេ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៨០</text:p>
          </table:table-cell>
          <table:table-cell table:style-name="តារាង1.A2" office:value-type="string">
            <text:p text:style-name="P5">បបែ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មច្ឆជាតិ​ពួក​មួយ​មាន​រូប​មូល នៅ​មាត់​ខាង​ក្រោម មាន​ជាយ​គ្រែង​ជុំ​វិញ កន្ទុយ​វែង ស្បែក​រឹង​គគ្រាត, បើ​ស្ងួត​ក្រៀម ប្រើ​កា​រូស​ឈើ​បាន ។ បបែល​មាន​ច្រើន​បែប​គឺ បបែល​កូន​មាន់​មាត្រ​តូច​ល្មម​រាង​មូល; បបែល​ភ្នែក​លៀន មាត្រ​និង​រាង​ដូច​បបែល​កូន​មាន់​តែ​ភ្នែក​លៀន; បបែល​រុយ ទ្រង់ទ្រាយ​ដូច​គ្នា តែ​មាត្រ​ធំ​ជាង មាន​ផ្កាយ​ខ្មៅ​ៗ; បបែល​ត្រី <text:s/>ទ្រង់ទ្រាយ​និង​មាត្រ​ស្រដៀង​គ្នា តែ​ខ្លួន​សម្បុរ​ស; បបែល​ទង់ <text:s/>រាង​និង​មាត្រ​ប្រហែល​គ្នា​នឹង​បបែល​ត្រី​ដែរ តែ​កន្ទុយ​ពណ៌​ស-ក្រហម​ដូច​ជា​ទង់​ជាតិ; បបែល​អក <text:s/>ទ្រង់ទ្រាយ​ខុស​ពី​បបែល​ទាំង​ប៉ុន្មាន​ខាង​លើ​នេះ គឺ​ខ្លួន​ខ្លី ជាយ​គ្រែង​មាន​សណ្ឋាន​ជា​ស្លាប​ដូច​ស្លាប​សត្វ​បក្សី​ កន្ទុយ​វែង​សម្បុរ​ខ្មៅ​មាន​ផ្កាយ-ស; <text:s/>បបែល​ខ្លែង <text:s/>ដូច​បបែល​អក​ តែ​ខ្លួន​ស្ដើង​កន្ទុយ​វែង; បបែល​ខ្លា <text:s/>មាត្រ​ធំ​ទម្ងន់​ដល់​ទៅ​មួយ​រយ​គីឡូក្រាម​ក៏​មាន សម្បុរ​ដូច​ខ្លា​សុទ្ធសាធ; បបែល​ក្របី <text:s/>ដូច​បបែល​អក តែ​មាត់​វែង; បបែល​រលួស <text:s/>មាត្រ​ធំ​មាន​បន្លា​ដូច​បន្លា​រលួស; បបែល​ស្លឹក ខ្លួន​ស្ដើង​ដូច​ស្លឹក ជាយ​គ្រែង​វែង​កន្ទុយ​វែង; បបែល​ខ្យល់ <text:s/>ស្រដៀង​នឹង​បបែល​កូន​មាន់ តែ​ខ្លួន​មាន​ផ្កាយ​ខៀវ​ក្រហម​សណ្ឋាន​ដូច​ផ្កា; បបែល​សេះ <text:s/>ដូច​បបែល​អក តែ​ក្បាល​ដូច​ក្បាល​សេះ; <text:s/>បបែល​ត្រោក <text:s/>មាត្រ​ធំ​សម្បុរ​ក្រហម មាន​ជាយ​ត្រង់​ចុង​កន្ទុយ; បបែល​ភក់ <text:s/>ទ្រង់ទ្រាយ​ដូច​បបែល​ត្រី តែ​ខ្លួន​និង​ពោះ​មាន​សម្បុរ​ខ្មៅ ។</text:p>
          </table:table-cell>
          <table:table-cell table:style-name="តារាង1.D2" office:value-type="string">
            <text:p text:style-name="P11">ប្របែល</text:p>
          </table:table-cell>
          <table:table-cell table:style-name="តារាង1.I2" office:value-type="string">
            <text:p text:style-name="P10">បបែល​កូន​មាន់</text:p>
            <text:p text:style-name="P10">បបែល​ភ្នែក​លៀន</text:p>
            <text:p text:style-name="P10">បបែល​រុយ</text:p>
            <text:p text:style-name="P10">បបែល​ត្រី </text:p>
            <text:p text:style-name="P10">បបែល​ទង់ </text:p>
            <text:p text:style-name="P10">បបែល​អក</text:p>
            <text:p text:style-name="P10">បបែល​ខ្លែង </text:p>
            <text:p text:style-name="P10">បបែល​ខ្លា </text:p>
            <text:p text:style-name="P10">បបែល​ក្របី </text:p>
            <text:p text:style-name="P10">បបែល​រលួស</text:p>
            <text:p text:style-name="P10">បបែល​ស្លឹក</text:p>
            <text:p text:style-name="P10">បបែល​ខ្យល់</text:p>
            <text:p text:style-name="P10">បបែល​សេះ</text:p>
            <text:p text:style-name="P10">បបែល​ត្រោក</text:p>
            <text:p text:style-name="P10">បបែល​ភក់</text:p>
          </table:table-cell>
        </table:table-row>
        <table:table-row>
          <table:table-cell table:style-name="តារាង1.A2" office:value-type="string">
            <text:p text:style-name="P4">៦៣៨១</text:p>
          </table:table-cell>
          <table:table-cell table:style-name="តារាង1.A2" office:value-type="string">
            <text:p text:style-name="P5">បបោ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ោស​ថ្នម​ៗ​រឿយ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៨២</text:p>
          </table:table-cell>
          <table:table-cell table:style-name="តារាង1.A2" office:value-type="string">
            <text:p text:style-name="P5">បបោស​អង្អែ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ស្ទាប​អង្អែល​ថ្និត​ថ្នម​រឿយ​ៗ​ដោយ​វិស្សាសៈ ឬ​ដោយ​សេចក្ដី​ស្នេហ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៨៣</text:p>
          </table:table-cell>
          <table:table-cell table:style-name="តារាង1.A2" office:value-type="string">
            <text:p text:style-name="P5">បព្វ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ប-ពៈ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ព្វ; បវ៌ន៑) សន្លាក់; ថ្នាំង; ថ្នាក់; សង្កាត់; សង្កាត់​សេចក្ដី : បព្វៈ​ទី១ បព្វៈ​ទី​២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៨៤</text:p>
          </table:table-cell>
          <table:table-cell table:style-name="តារាង1.A2" office:value-type="string">
            <text:p text:style-name="P5">បព្វជ្ជន្តេវាសិ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ប-ព័ច-ជ័ន-តេ-វាសិក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ព្វជ្ជា + អន្តេវាសិក) មើល​ក្នុង​ពាក្យ <text:s/>អន្តេវាសិ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៨៥</text:p>
          </table:table-cell>
          <table:table-cell table:style-name="តារាង1.A2" office:value-type="string">
            <text:p text:style-name="P5">បព្វជ្ជ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ប-ព័ច-ជា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វ្រជ្យា) ការ​បួស, ផ្នួស : សូម​បព្វជ្ជា <text:s/>គឺ​សូម​ផ្នួស; <text:s/>ឲ្យ​បព្វជ្ជា គឺ​បំបួស (ឲ្យ​បាន​ជា​សាមណេរ) : បាន​បំពេញ​បព្វជ្ជា <text:s/>ឬ បាន​ទទួល​បព្វជ្ជា ពី​ថ្ងៃ ... (កុំ​ប្រើ​ថា បាន​បព្វជ្ជា ..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៨៦</text:p>
          </table:table-cell>
          <table:table-cell table:style-name="តារាង1.A2" office:value-type="string">
            <text:p text:style-name="P5">បព្វជ្ជា​កម្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ប-ព័ច-ជា ក័ម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រ​បំបួស​កុល​បុត្ត​ឲ្យ​បាន​ជា​សាមណេរ : បាន​ធ្វើ​បព្វជ្ជា​កម្ម​ឲ្យ​កុលបុត្រ 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៨៧</text:p>
          </table:table-cell>
          <table:table-cell table:style-name="តារាង1.A2" office:value-type="string">
            <text:p text:style-name="P5">បព្វជ្ជាចារ្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ប-ព័ច-ជា ចា</text:p>
          </table:table-cell>
          <table:table-cell table:style-name="តារាង1.D2" office:value-type="string">
            <text:p text:style-name="P7">បា. <text:s/>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ព្វជ្ជាចរិយ &lt; បព្វជ្ជា + អាចរិយ; ប្រវ្រជ្យា ចាយ៌ &lt; ប្រវ្រជ្យា + អាចាយ៌) អាចារ្យ​អ្នក​បំបួស​ឬ​គ្រូ​បំបួស គឺ​ភិក្ខុ​ដែល​ជា​គ្រូ​បំបួស​កុលបុត្រ​ឲ្យ​បាន​ជា​សាមណេ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៨៨</text:p>
          </table:table-cell>
          <table:table-cell table:style-name="តារាង1.A2" office:value-type="string">
            <text:p text:style-name="P5">បព្វជ្ជានិសង្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ប-ព័ច-ជា និសង់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ព្វជ្ជានិសំស &lt; បព្វជ្ជា + អានិសំស) អានិសង្ស​ផ្នួស (ម. ព. អានិសង្ស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៨៩</text:p>
          </table:table-cell>
          <table:table-cell table:style-name="តារាង1.A2" office:value-type="string">
            <text:p text:style-name="P5">បព្វជ្ជាបេក្ខៈ 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េក-ខៈ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--បេក្ខ) អ្នក​សម្លឹង​យក​នូវ​បព្វជ្ជា, កុលបុត្រ​អ្នក​ប្រាថ្នា​ចង់​បួស​ជា​សាមណេ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៩០</text:p>
          </table:table-cell>
          <table:table-cell table:style-name="តារាង1.A2" office:value-type="string">
            <text:p text:style-name="P5">បព្វជ្ជា​វិធ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ប-ព័ច-ជា--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ព្វជ្ជា + វិធិ ) បែប​បំបួស​ឬ​របៀប​បំបួ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៩១</text:p>
          </table:table-cell>
          <table:table-cell table:style-name="តារាង1.A2" office:value-type="string">
            <text:p text:style-name="P5">បព្វជិ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ប-ពៈ--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វ្រជិត) អ្នក​បួស ។ គុ. ដែល​បួស​រួច​ហើ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៩២</text:p>
          </table:table-cell>
          <table:table-cell table:style-name="តារាង1.A2" office:value-type="string">
            <text:p text:style-name="P5">បព្វជិត​នា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ប-ពៈ ជិតៈនាម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ព្វជិត “អ្នក​បួស” + នាម <text:s/>“ឈ្មោះ”) ឈ្មោះ​នៃ​អ្នក​បួស, ឈ្មោះ​សម្រាប់​អ្នក​បួស (ដែល​ប្រើ​ជា​បាលី) គឺ​នាម​ដែល​ចុះ​លើ​សន្លឹក​ឆាយា​សម្រាប់​ភិក្ខុ ឬ​ដែល​ចុះ​លើ​សន្លឹក​សង្ឃ​ដីកា សម្រាប់​សាមណេរ សម្រាប់​ហៅ​ជា​ជំនួស​នាម​កាល​ដែល​នៅ​ជា​គ្រហស្ថ, ដូច​ជា​នាម​ថា ខេមា​នន្ទោ, ខេមា​ភិរតោ, ចន្ទាភោ, ជោតញ្ញាណោ, ពុទ្ធ​រក្ខិតោ ជាដើម : ភិក្ខុ​សួស្តិ៍-សយ មាន​បព្វជិត​នាម​ជា ព្រហ្ម​បណ្ឌិតោ; សាមណេរ​មាស-ម៉ុម មាន​បព្វជិត​នាម​ជា សីលានន្ទោ ។ល។ តាម​ទម្លាប់​ឬ​លំអាន​ក្នុង​វិន័យ​ពុទ្ធ​សាសនា, កាល​បើ​កុលបុត្ត​បាន​បួស​ជា​សាមណេរ​ឬ​បាន​ឧបសម្បទា​ជា​ភិក្ខុ​រួច​ហើយ គេ​មិន​ហៅ​ឈ្មោះ​ដើម​កាល​ដែល​នៅ​ជា​គ្រហស្ថ​នោះ​ទេ គេ​ហៅ​ចំពោះ​តែ​បព្វជិត​នាម​ជានិច្ច ទោះ​សរសេរ​ចុះ​ក្នុង​បញ្ជី​ឬ​ក្នុង​លិខិត​ផ្សេង​ៗ ជា​ផ្លូវ​ការ ក៏​គេ​ប្រើ​ចំពោះ​តែ​បព្វជិត​នាម​នោះ​ឯង អ្នក​ផង​គេ​ស្គាល់​តែ​នាម​ក្នុង​ផ្នួស​ថា​ជា​ឈ្មោះ​នៃ​ភិក្ខុ​ឬ​សាមណេរ​នោះ​ៗ​ប៉ុណ្ណោះ ។ (អ្នក​ឥណ្ឌា, លង្កា, ភូមា, មន, គេ​ប្រតិបត្តិ​តាម​បែប​នេះ​ជា​ដរាប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៩៣</text:p>
          </table:table-cell>
          <table:table-cell table:style-name="តារាង1.A2" office:value-type="string">
            <text:p text:style-name="P5">បព្វត​រា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ប-ពៈតៈ រាច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វ៌តរាជ) ស្ដេច​ភ្នំ (ភ្នំ​ហិមពាន្ត​ឬ​ភ្នំ​ហិមាល័យ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៩៤</text:p>
          </table:table-cell>
          <table:table-cell table:style-name="តារាង1.A2" office:value-type="string">
            <text:p text:style-name="P5">បព្វាជនីយ​កម្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ប-ពាជៈនី យៈក័ម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ទណ្ឌកម្ម​មួយ​យ៉ាង ដែល​សង្ឃ​ត្រូវ​បណ្ដេញ​ភិក្ខុ​អ្នក​មាន​ទោស​ខុស​គួរ​ដល់​ការ​បណ្ដេញ​ចេញ​ពី​វត្ត ។ ការ​បំបរ​បង់​មនុស្ស​ដែល​មាន​ទោស ត្រូវ​រាជការ​បណ្ដេញ​ឲ្យ​ចេញ​ផុត​ពី​ស្រុក​ឬ​ពី​ដែន​ឲ្យ​ទៅ​នៅ​ក្នុង​ទី​ណា​មួយ​មាន​កំណត់ ក៏​ហៅ បព្វាជនីយ​កម្ម <text:s/>ដែរ (ម. ព. និរទេស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៩៥</text:p>
          </table:table-cell>
          <table:table-cell table:style-name="តារាង1.A2" office:value-type="string">
            <text:p text:style-name="P5">បពិត្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-ពិត ឬ ប៏-ពិត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វិត្រ; បវិត្ត <text:s/>“ការ​លាង, ជម្រះ, សម្អាត; សម្បត្តិ​ជា​គ្រឿង​នាំ​ចិត្ត​ឲ្យ​រីករាយ; មង្គល, សួស្ដី”) អ្នក​ដែល​មាន​សម្បត្តិ​ជា​គ្រឿង​នាំ​ចិត្ត​ឲ្យ​រីករាយ ឬ​អ្នក​ដែល​ឆ្អែតឆ្អន់ ស្កប់ស្កល់​ដោយ​សម្បត្តិ ។ ពាក្យ​សម្រាប់​បព្វជិត​ក្នុង​ពុទ្ធ​សាសនា​ហៅ​ក្សត្រិយ៍​ឬ​សេនាបតី : សូម​បពិត្រ​ទ្រង់​ជ្រាប, សូម​បពិត្រ​ជ្រាប...; ច្រើន​ប្រើ​ជា​បទ​សមាស​ភ្ជាប់​ជា​មួយ​នឹង​ពាក្យ​ថា មហា, បរម ជា​មហា​បពិត្រ, បរម​បពិត្រ <text:s/>ចួន​កាល​ប្រើ​ជា​គោរម្យ​ព្រះ​នាម​ព្រះ​មហា​ក្សត្រិយ៍​ទ្រង់​រាជ្យ​ក៏​មាន : ព្រះ​បរម​នាថ បរម​បពិត្រ...។ ប្រើ​ជា​ពាក្យ​អាលបនៈ​ដោយ​គោរព ជា​ជំនួស​ពាក្យ​ថា ម្នាល, នែ, ហៃ <text:s text:c="2"/>ក៏​បាន : បពិត្រ​មហា​រាជ, បពិត្រ​មហា​សេដ្ឋី, បពិត្រ​បិតា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៩៦</text:p>
          </table:table-cell>
          <table:table-cell table:style-name="តារាង1.A2" office:value-type="string">
            <text:p text:style-name="P5">ប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ថ្នម; ពាក្យ​បរិវារ​សម្រាប់​និយាយ​ផ្សំ​នឹង​ពាក្យ​បី : បីបម, បីបម​ថ្នម​ព, បីបម​បំពេ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ីបម</text:p>
            <text:p text:style-name="P10">បីបម​ថ្នម​ព បីបម​បំពេ</text:p>
          </table:table-cell>
        </table:table-row>
        <table:table-row>
          <table:table-cell table:style-name="តារាង1.A2" office:value-type="string">
            <text:p text:style-name="P4">៦៣៩៧</text:p>
          </table:table-cell>
          <table:table-cell table:style-name="តារាង1.A2" office:value-type="string">
            <text:p text:style-name="P5">បម្រាប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>បំ-រ៉ាប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្រាប​ឲ្យ​រាប, ឲ្យ​បាក់​ស្បាត : បម្រាប​សត្រូវ ។ វេវ. ពង្រាប, បង្ក្រា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ដំណើរ, ការ​ប្រាប​ឲ្យ​រាប : ពួក​ហ្នឹង​ឥឡូវ​វា​របេះ​របើង​ឡើង​វិញ​វិញ​ទៀត​ហើយ ត្រូវ​ប្រតិបត្តិ​ការ​តាម​លំអាន​ច្បាប់​បម្រាប​មុន​ទើប​កើ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៩៨</text:p>
          </table:table-cell>
          <table:table-cell table:style-name="តារាង1.A2" office:value-type="string">
            <text:p text:style-name="P5">បម្រា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ំ-រ៉ាប់</text:p>
          </table:table-cell>
          <table:table-cell table:style-name="តារាង1.D2" office:value-type="string">
            <text:p text:style-name="P7">ព. ថ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រ​ប្រាប់, ការ​ប្រាប់​ឲ្យ​ធ្វើ​តាម : បម្រាប់​របស់​មាតា​បិតា, បម្រាប់​ក្រសួង, បម្រាប់​ត្រូវ​តាម​ផ្លូវ​ច្បាប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៣៩៩</text:p>
          </table:table-cell>
          <table:table-cell table:style-name="តារាង1.A2" office:value-type="string">
            <text:p text:style-name="P5">បម្រា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ំ-រ៉ាម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ំបុត្រ​ហាម​ប្រាម, សេចក្ដី​ហាម​ប្រាម : មាន​បម្រាម​បិទ​នៅ​ជិត​មាត់​ទ្វារ​ប្រាប់​ថា​កុំ​ឲ្យ​អ្នក​ក្រៅ​ចូល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០០</text:p>
          </table:table-cell>
          <table:table-cell table:style-name="តារាង1.A2" office:value-type="string">
            <text:p text:style-name="P5">បម្រា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ំ-រ៉ាស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ប្រាស ឲ្យ​ឃ្លាត​ចេញ : អ្នក​រឹត​ទឹក​ដោះ​គោ ទាក់​ក​កូន​គោ ចង​បម្រាស​ឲ្យ​ឃ្លាត​ចេញ​ពី​មេ​វា...(ម. ព. បង្រាស 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០១</text:p>
          </table:table-cell>
          <table:table-cell table:style-name="តារាង1.A2" office:value-type="string">
            <text:p text:style-name="P5">បម្រាស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ំ-រ៉ាស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20">ពាក្យ​សម្រាប់​និយាយ​ផ្សំ​ជាមួយ​នឹង​ពាក្យ បម្រើ <text:s/>ថា: បម្រើ​បម្រាស់ គឺ​ទទួល​ភារៈ​តាម​កិច្ច​ដែល​គេ​ប្រើប្រាស់ ឬ​ទទួល​រ៉ាប់រង​កិច្ចការ​ខ្ពស់​ទាប​គ្រប់​យ៉ាង​តាម​ពាក្យ​ដែល​គេ​ប្រើ : ក្មួយ​ឯង​ជា​អ្នក​ទ័ល​ក្រ, ឯង​ខំ​បម្រើ​បម្រាស់​លោក​ទៅ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ម្រើ​បម្រាស់</text:p>
          </table:table-cell>
        </table:table-row>
        <table:table-row>
          <table:table-cell table:style-name="តារាង1.A2" office:value-type="string">
            <text:p text:style-name="P4">៦៤០២</text:p>
          </table:table-cell>
          <table:table-cell table:style-name="តារាង1.A2" office:value-type="string">
            <text:p text:style-name="P5">បម្រឹ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ំ-រ៉ឹង</text:p>
          </table:table-cell>
          <table:table-cell table:style-name="តារាង1.D2" office:value-type="string">
            <text:p text:style-name="P7">ព. ថ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រ​ប្រឹង, ការ​ខំ​ប្រឹង : សំណង់​នេះ​ឆាប់​ហើយ​ស្រេច​ដោយ​សារ​បម្រឹង​ពួក​ជាង; ពួក​កម្មករ បើ​ត្រួតត្រា​មិន​ដិត​ដល់​ទេ ច្រើន​តែ​មិន​សូវ​មាន​បម្រឹ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០៣</text:p>
          </table:table-cell>
          <table:table-cell table:style-name="តារាង1.A2" office:value-type="string">
            <text:p text:style-name="P5">បម្រុ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ំ-រ៉ុង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តាំង​ចិត្ត​ប្រុង, ផ្គង​គំនិត​ប្រុង; ច្រើន​ប្រើ​ផ្សំ​ជាមួយ​នឹង​ពាក្យ <text:s/>នឹង, ដូច​ជា : <text:s/>បម្រុង​នឹង​ទៅ, បម្រុង​នឹង​ឲ្យ...។ គុ. ដែល​ទុក​ប្រុង​នឹង, ដែល​ទុក​រង់​ចាំ, ដែល​ផ្គង​ទុក : មាន​ភោជនាហារ​បម្រុង​ទុក​ជា​ស្រេច; របស់​បម្រុង​ការ​ខ្វះ​ខាត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០៤</text:p>
          </table:table-cell>
          <table:table-cell table:style-name="តារាង1.A2" office:value-type="string">
            <text:p text:style-name="P5">បម្រើ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>បំ-រ៉ើ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ការ​តាម​ពាក្យ​ដែល​គេ​ប្រើ, ចាត់ចែង​អ្វី​ៗ​ដែល​គេ​ត្រូវ​ប្រើ : បម្រើ​មាតា​បិតា, បម្រើ​ភ្ញៀវ ។ បម្រើ​បម្រាស់ (ម. ព. បម្រាស់) ។ <text:s/>បម្រើ​ភ្លើង (ព. ប្រ.) ដុត​ភ្លើង​ឲ្យ​ឆេះ​ហើយ​ថែទាំ​ភ្លើង ។ បម្រើ​រាជការ <text:s/>ធ្វើ​ការ​ជូន​រាជការ​ឬ​ទទួល​ឋានន្តរ​ជា​មន្ត្រី​កាន់​មុខ​ការ​របស់​រដ្ឋ ។ល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ម្រើ​បម្រាស់ 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អ្នក​ដែល​គេ​ប្រើ, អ្នក​ទទួល​ភារៈ​កិច្ច​តាម​បង្គាប់​អ្នក​ប្រើ : បាន​ចាត់​បម្រើ​ឲ្យ​ទៅ​ហើយ; មាន​បម្រើ​របស់​ក្រសួង...មក​ប្រាប់​ថា... ។ រដ្ឋ​បម្រើ <text:span text:style-name="T3"><text:s/>(រាត់-ឋៈ--) អ្នក​បម្រើ​ការ​របស់​រដ្ឋ : មន្ត្រី​គ្រប់​តំណែង​សុទ្ធ​តែ​ជា​រដ្ឋ​បម្រើ ។ ព្រះ​រាជ​បម្រើ <text:s/>(--ជៈ--) អ្នក​បម្រើ​នៃ​ព្រះ​រាជា​គឺ​អ្នក​ដែល​ព្រះ​រាជា​ទ្រង់​ប្រើ ។ សង្ឃ​បម្រើ (សង់-ឃៈ--) បម្រើ​របស់​ភិក្ខុ​សង្ឃ ។ល។ គុ. ដែល...សម្រាប់​ប្រើ : គោ​បម្រើ ។ល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រដ្ឋ​បម្រើ <text:span text:style-name="T3"><text:s/></text:span></text:p>
            <text:p text:style-name="P16">ព្រះ​រាជ​បម្រើ </text:p>
            <text:p text:style-name="P16">សង្ឃ​បម្រើ</text:p>
            <text:p text:style-name="P16"/>
          </table:table-cell>
        </table:table-row>
        <table:table-row>
          <table:table-cell table:style-name="តារាង1.A2" office:value-type="string">
            <text:p text:style-name="P4">៦៤០៥</text:p>
          </table:table-cell>
          <table:table-cell table:style-name="តារាង1.A2" office:value-type="string">
            <text:p text:style-name="P5">បម្រោ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ំរ៉ោស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ន.</text:p>
          </table:table-cell>
          <table:table-cell table:style-name="តារាង1.D2" office:value-type="string">
            <text:p text:style-name="P10">ដែល​គេ​ប្រោស​ចោល : ឆ្មាប​ម្រោស ។ ក្នុង​សម័យ​បុរាណ គេ​ហៅ​មនុស្ស​ជា​ទាសៈ​ឬ​ទាសី​ដែល​ម្ចាស់​ទ្រព្យ​គេ​ប្រោស​ប្រាណ គេ​លែង​ឲ្យ​រួច​ភុជិស្ស​ជន គឺ​ដែល​គេ​លែង​ឲ្យ​រួច​ជា​អ្នក​ជា ។ ប្រើ​ជា បង្រោស (បង់រ៉ោស) វិញ​ក៏​បាន ជា គុ. ឬ ន. ដូច បម្រោស <text:s/>ដែរ (និយាយ​ឬ​សរសេរ​តាម​ទម្លាប់​ប្រើ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០៦</text:p>
          </table:table-cell>
          <table:table-cell table:style-name="តារាង1.A2" office:value-type="string">
            <text:p text:style-name="P5">បម្រ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ំរ៉ះ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្រះ​ចុះ​ប្រះ​ឡើង​រឿយ​ៗ : ដេក​បម្រះ​ខ្លួន ។ បម្រះ​ននៀល ប្រះ​បា្រណ​ននៀល​រឿយ​ៗ​ប្រើ​ជា បង្រះ (បង់រ៉ះ) ក៏​បាន (តាម​ទម្លាប់​និយាយ​ឬ​សរសេរ) ។ ម. ព. បង្រះ នោះ​ទៀត​ផ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០៧</text:p>
          </table:table-cell>
          <table:table-cell table:style-name="តារាង1.A2" office:value-type="string">
            <text:p text:style-name="P5">ប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ដឹក, នាំ, បញ្ជូន, បណ្ដេញ​ឲ្យ​ទៅ​មុខ ដោយ​ជិះ, ដោយ​ដើរ​កាល់, ដើរ​អម, ដើរ​តាម, តម្រង់​ឲ្យ​ត្រង់​តាម​លំអាន តាម​ផ្លូវ​ដែល​ត្រូវ​ការ : បរ​រទេះ, បរ​រថ, បរ​សេះ, បរ​ដំរី ។ បរ​ពល (--ពល់) លើក​កង​ទ័ព​ត្រួត​ពល​បណ្ដើរ ។ល។ លលក​បរ <text:s/>គឺ​សត្វ​លលក​ដើរ​បណ្ដើរ​បញ្ចេញ​សំឡេង​ញាប់​រន្ថាន់​រន​ៗ​បណ្ដើ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រ​ពល</text:p>
            <text:p text:style-name="P10">លលក​បរ </text:p>
            <text:p text:style-name="P10"/>
          </table:table-cell>
        </table:table-row>
        <table:table-row>
          <table:table-cell table:style-name="តារាង1.A2" office:value-type="string">
            <text:p text:style-name="P4">៦៤០៨</text:p>
          </table:table-cell>
          <table:table-cell table:style-name="តារាង1.A2" office:value-type="string">
            <text:p text:style-name="P5">បរ​គា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សត្វ​បក្សី​មួយ​ប្រភេទ​រូប​រាង​និង​សម្បុរ​ស្រដៀង​នឹង​ចចាត​ : បរ​គាវ រងាវ​កក កុក​ក្រក សំបក​ទំពាំង ភូ​វាំង កេងកង... (សាស្ត្រា​ទេសន៍​ប្រែ​រយ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០៩</text:p>
          </table:table-cell>
          <table:table-cell table:style-name="តារាង1.A2" office:value-type="string">
            <text:p text:style-name="P5">បរទេ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រ៉ៈទេស ឬ ប៉រៈទេស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្រទេស​ដទៃ ឬ អ្នក​ប្រទេស​ដទៃ : ជន​បរទេស, គេ​ទើប​នឹង​មក​ពី​បរទេ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១០</text:p>
          </table:table-cell>
          <table:table-cell table:style-name="តារាង1.A2" office:value-type="string">
            <text:p text:style-name="P5">បរព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រ៉ៈ ពត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ភ្នំ (ក្លាយ​មក​ពី បព៌ត, ម. ព. នោះ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១១</text:p>
          </table:table-cell>
          <table:table-cell table:style-name="តារាង1.A2" office:value-type="string">
            <text:p text:style-name="P5">បរ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រ៉ុម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ឧត្តម, ខ្ពង់ខ្ពស់, ប្រសើរ, ល្អ​ប្រពៃ; ក្រៃលែង ។ ពាក្យ​នេះ​គេ​ច្រើន​ប្រើ​ជា​បទ​សមាស​ភ្ជាប់​ជា​ខាង​ដើម​សព្ទ​ឯទៀត (អ. ថ. បរ៉ុម-ម៉ៈ) ដូច​ជា : ព្រះ​បរម​គ្រូ, ព្រះ​បរម​សាស្ដា; បរម​នាថ; បរម​បពិត្រ; ព្រះ​បរម​រាជវាំង; ព្រះ​បរម​រាជ​ឱង្ការ; បរម​លាភ; បរម​សុខ; ព្រះ​បរម​សព 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១២</text:p>
          </table:table-cell>
          <table:table-cell table:style-name="តារាង1.A2" office:value-type="string">
            <text:p text:style-name="P5">បរម​កោដ្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រ៉ុម-ម៉ៈ កោត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រម “ឧត្តម,...” + កោដ្ឋ <text:s/>“ជង្រុក,...កោដ្ឋ”) ព្រះ​បរម​នាម​នៃ​ព្រះ​បាទ​សម្ដេច​ព្រះ​ហិរិរក្ស​រាមា... (ព្រះ​អង្គ​ដួង) ជា​ព្រះ​វរ​រាជ​បិតា​នៃ​ព្រះ​បាទ​សម្ដេច​ព្រះ​នរោត្តម... និង​ព្រះ​បាទ​សម្តេច​ព្រះ​សិរីសុវត្ថិ (ស៊ីសុវត្ថិ)...ក្នុង​កម្ពុជ​រដ្ឋ : ព្រះ​ករុណា​បរម​កោដ្ឋ ឬ ហ្លួង​បរម​កោដ្ឋ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១៣</text:p>
          </table:table-cell>
          <table:table-cell table:style-name="តារាង1.A2" office:value-type="string">
            <text:p text:style-name="P5">បរមត្ថ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រ៉ៈ ម៉័ត ឬ ប៉ៈ រ៉ៈ ម៉័ត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រមាថ៌) ធម៌​មាន​អត្ថ​ដ៏​ឧត្តម​ឬ​ក្រៃលែង (ព្រះ​អភិធម្ម); ពាក្យ​សត្យ, សេចក្ដី​ពិត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១៤</text:p>
          </table:table-cell>
          <table:table-cell table:style-name="តារាង1.A2" office:value-type="string">
            <text:p text:style-name="P5">បរមត្ថ​កថ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រ៉ៈម៉័តថៈ</text:p>
            <text:p text:style-name="P7">កៈថា ឬ​ប៉ៈរ៉ៈ--</text:p>
          </table:table-cell>
          <table:table-cell table:style-name="តារាង1.D2" office:value-type="string">
            <text:p text:style-name="P7">បា. 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រមាថ៌កថា) វាចា​សម្ដែង​នូវ​សេចក្ដី​ពិត ឬ​វាចា​សម្ដែង​នូវ​ព្រះ​អភិធម្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១៥</text:p>
          </table:table-cell>
          <table:table-cell table:style-name="តារាង1.A2" office:value-type="string">
            <text:p text:style-name="P5">បរមត្ថ​វិជ្ជ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-រ៉ៈម៉័ត-ថៈ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វិជ្ជា​ផ្នែក​ខាង​បរមត្ថ, វិជ្ជា​ដែល​មាន​អត្ថ​ដ៏​ជ្រាលជ្រៅ​យ៉ាង​ក្រៃ​លែង (បារ. <text:span text:style-name="T10">Métaphysique :</text:span><text:span text:style-name="T11"> <text:s/></text:span><text:span text:style-name="T10">ម. ព. បរមត្ថ ផង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១៦</text:p>
          </table:table-cell>
          <table:table-cell table:style-name="តារាង1.A2" office:value-type="string">
            <text:p text:style-name="P5">បរមត្ថ​វិទូ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-រ៉ៈមុ័ត-ថៈ-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អ្នក​ប្រាជ្ញ​ខាង​បរមត្ថ​វិជ្ជ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១៧</text:p>
          </table:table-cell>
          <table:table-cell table:style-name="តារាង1.A2" office:value-type="string">
            <text:p text:style-name="P5">បរមាឃ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-មាក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ព្រះ​រាជ​ពិធី​មួយ​យ៉ាង​ពី​ក្នុង​បុរាណ​រាជ្យ, ធ្វើ​ក្នុង​ខែ​មាឃ, មាន​ពិធី​ហែ​ស្ដេច​មាឃ, បរ​សេះ, បរ​គោ, បរ​ក្របី ប្រណាំង ហើយ​បរ​ក្របី​បញ្ជល់​រាង, រួច​ធ្វើ​ភ្នំ​ស្រូវ​មួយ​ឲ្យ​ពួក​បារគូ​ទាំង​៤​ក្រុម នាំ​គ្នា​ដុត​ភ្នំ​ស្រូវ​នោះ, ក្នុង​វេលា​ភ្លើង​កំពុង​តែ​ឆេះ, មន្ត្រី​ទី​ស្ដេច​ត្រាញ់​ខែត្រ​ក្រៅ​៥​នាក់ កាវ​រំលំ​ភ្នំ​ស្រូវ​នោះ, បើ​ភ្នំ​ស្រូវ​នោះ​រលំ​ទៅ​ទិស​ណា សន្មត​ថា​ពួក​ប្រជាជន​ក្នុង​ទិស​នោះ នឹង​ធ្វើ​ស្រូវ​បាន​ផល​ច្រើន : ព្រះ​រាជ​ពិធី​បរមាឃ ឬ ពិធី​បរមាឃ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១៨</text:p>
          </table:table-cell>
          <table:table-cell table:style-name="តារាង1.A2" office:value-type="string">
            <text:p text:style-name="P5">បរលោ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-ល៉ោក ឬ ប៉ៈរ៉ៈលោក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លោក​ឯ​មុខ : ទៅ​កាន់​បរលោក​ហើយ <text:s/>គឺ​ធ្វើ​មរណ​កាល​ទៅ​កាន់​លោក​ឯ​ខាង​មុខ​ហើយ ។ ព. ផ្ទ. ឥធលោ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១៩</text:p>
          </table:table-cell>
          <table:table-cell table:style-name="តារាង1.A2" office:value-type="string">
            <text:p text:style-name="P5">បរិកម្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រ៉ិក័ម ឬ ប៉ៈរ៉ិ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រិកម៌ន៑) ការ​ចម្រើន​ភាវនា; ការ​គក់​ច្របាច់; ការ​លាប​ថ្នាំ​ព័ណ៌​ផ្សេង​ៗ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២០</text:p>
          </table:table-cell>
          <table:table-cell table:style-name="តារាង1.A2" office:value-type="string">
            <text:p text:style-name="P5">បរិក្ខ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-រ៉ិក-ខា ឬ ប៉ៈ-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រិក្សារ) គ្រឿង​ប្រដាប់, គ្រឿង​ប្រដាប់​សម្រាប់​ប្រើប្រាស់ : គប្បី​ថែទាំ​សម្អាត​គ្រឿង​បរិក្ខារ​ផ្សេង​ៗ មាន​សំពត់​ខោ​អាវ​ជាដើម​ឲ្យ​ស្អាត​ជានិច្ច (ម. ព. អដ្ឋបរិក្ខារ 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២១</text:p>
          </table:table-cell>
          <table:table-cell table:style-name="តារាង1.A2" office:value-type="string">
            <text:p text:style-name="P5">បរិច្ចា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-រ៉ិច-ចាក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រិត្យាគ) ការ​លះ, ការ​លះ​ទ្រព្យ, ការ​ចំណាយ​ទ្រព្យ​ធ្វើ​ទាន ឬ​ធ្វើ​អ្វី​មួយ​ឲ្យ​ជា​ប្រយោជន៍​ក្នុង​ស្រុក ក្នុង​នគរ ។ ច្រើន​ប្រើ​ជា <text:s/>កិ. : បរិច្ចាគ​ប្រាក់​កាស​ចែក​ជា​ទាន, បរិច្ចាគ​ទ្រព្យ​ឲ្យ​ទាន (ម. ព. ទសពិធ​រាជធម៌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២២</text:p>
          </table:table-cell>
          <table:table-cell table:style-name="តារាង1.A2" office:value-type="string">
            <text:p text:style-name="P5">បរិច្ឆេទ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-រ៉ិច-ឆែត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រ​កាត់, ការ​កាត់​ឲ្យ​ដាច់​ដោយ​សង្កាត់ ដោយ​ឡែក​ពី​គ្នា, សង្កាត់​សេចក្ដី​មួយ​ពួក​ៗ, កណ្ឌ : បរិច្ឆេទ​ទី​១, បរិច្ឆេទ​ទី​២; មួយ​បរិច្ឆេទ, ពីរ​បរិច្ឆេទ (ម. ព. កាល​បរិច្ឆេទ ក្នុង​ពាក្យ​កាល ១ ន.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២៣</text:p>
          </table:table-cell>
          <table:table-cell table:style-name="តារាង1.A2" office:value-type="string">
            <text:p text:style-name="P5">បរិបូ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-រ៉ិបូ ឬ ប-បូ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គ្រប់​គ្រាន់, ដែល​ពេញ​គ្រប់​គ្រាន់, ពេញលេញ, សម្បូរ; ដែល​ឆ្អែត​ហើយ : ម្ហូប​ចំណី​បរិបូរ, ទ្រព្យ​ធន​បរិបូរ ។ <text:s/>ប្រើ​ជា កិ. ក៏​បាន : ណ្ហើយ, ប៉ុណ្ណឹង​ចុះ​បរិបូរ​ហើយ ! ។ ប្រើ​ជា កិ. វិ. ក៏​បាន : ខ្ញុំ​ទទួល​ទាន​បរិបូរ​ហើយ !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២៤</text:p>
          </table:table-cell>
          <table:table-cell table:style-name="តារាង1.A2" office:value-type="string">
            <text:p text:style-name="P5">បរិបូរណ៍ 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-រ៉ិបូ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រិបូរណ) ការ​គ្រប់​គ្រាន់, ដំណើរ​ពេញ​គ្រប់​គ្រាន់, ពេញលេញ, សម្បូរណ៍ : បរិបូរណ៍​ដោយ​ប្រាជ្ញា ជា​ហេតុ​នាំ​ឲ្យ​ស្គាល់​ការ​ពិ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២៥</text:p>
          </table:table-cell>
          <table:table-cell table:style-name="តារាង1.A2" office:value-type="string">
            <text:p text:style-name="P5">បរិបូណ៌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>បរ៉ិបូ ឬ ប-បូ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គុ. ឬ កិ.</text:p>
          </table:table-cell>
          <table:table-cell table:style-name="តារាង1.D2" office:value-type="string">
            <text:p text:style-name="P10">(បរិបុណ្ណ) ដូច​គ្នា​នឹង បរិបូរ : <text:s/>ភោជនាហារ​បរិបូរណ៌; អ្នក​អញ្ជើញ​ពិសា​ចុះ ខ្ញុំ​បរិបូណ៌​ហើ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>បរ៉ិបូ, ឬ ត-ទ ថា ប៏បូ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ខែត្រ​មួយ​ក្នុង​កម្ពុជ​រដ្ឋ, សព្វ​ថ្ងៃ​នេះ ដាក់​ទៅ​ជា​ស្រុក​ ហៅ​ថា ស្រុក​បរិបូណ៌ <text:s/>រួម​ចូល​ក្នុង​ខែត្រ​កំពង់ឆ្នាំង (ម. ព. បរិបូរ និង បរិបូណ៌ ១ គុ. ឬ កិ.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២៦</text:p>
          </table:table-cell>
          <table:table-cell table:style-name="តារាង1.A2" office:value-type="string">
            <text:p text:style-name="P5">បរិព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រិវារ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២៧</text:p>
          </table:table-cell>
          <table:table-cell table:style-name="តារាង1.A2" office:value-type="string">
            <text:p text:style-name="P5">បរិភា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រ៉ិ-- ឬ​ប៉ៈរ៉ិ--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ពោល​តិះដៀល, តិះដៀល, ពោល​ទោស​គេ, ជេរ​ប្រទេច ។ ប្រើ​ជា គុ. ក៏​បាន ពាក្យ​បរិភា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២៨</text:p>
          </table:table-cell>
          <table:table-cell table:style-name="តារាង1.A2" office:value-type="string">
            <text:p text:style-name="P5">បរិភាសក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រ៉ិភាសៈកៈឬ​ប៉ៈ--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--សក) អ្នក​ដែល​តិះដៀល, អ្នក​ជេរ​ប្រទេច, អ្នក​ដែល​ហៃ​ពោល​ទោស​គេ; បើ​ស្ត្រី​ថា បរិភាសិក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២៩</text:p>
          </table:table-cell>
          <table:table-cell table:style-name="តារាង1.A2" office:value-type="string">
            <text:p text:style-name="P5">បរិភាសន៍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រ៉ិភាស ឬ ប៉ៈ-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--សន) ពាក្យ​តិះដៀល, ដំណៀល, ការ​ពោល​ទោស​គេ, ការ​ជេរ​ប្រទេច : គួរ​វៀរ​ចាក​បរិភាសន៍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៣០</text:p>
          </table:table-cell>
          <table:table-cell table:style-name="តារាង1.A2" office:value-type="string">
            <text:p text:style-name="P5">បរិភាសិក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រិភាសកៈ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៣១</text:p>
          </table:table-cell>
          <table:table-cell table:style-name="តារាង1.A2" office:value-type="string">
            <text:p text:style-name="P5">បរិភោក្ដ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មើល​ក្នុង​ពាក្យ ភោក្ដា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៣២</text:p>
          </table:table-cell>
          <table:table-cell table:style-name="តារាង1.A2" office:value-type="string">
            <text:p text:style-name="P5">បរិភោ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រ៉ិភោក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រ​ចម្អែត​អាត្មា (ស៊ី); ការ​ប្រើប្រាស់ (ប្រើប្រាស់​ទ្រព្យ​សម្បត្តិ​ឬ​គ្រឿង​ប្រើ​ផ្សេង​ៗ មាន​គ្រឿង​ស្លៀក​ដណ្ដប់, ផ្ទះ​លំនៅ​ជាដើម ហៅ​ដោយ​រួបរួម​ថា បរិភោគ ដូច​គ្នា) ។ ខ្មែរ​យើង​ប្រើ​ជា កិ. តាម​ទម្លាប់​ក៏​បាន : បរិភោគ​ភោជ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៣៣</text:p>
          </table:table-cell>
          <table:table-cell table:style-name="តារាង1.A2" office:value-type="string">
            <text:p text:style-name="P5">បរិភោគ​ប័ណ្ណ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គៈ--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័ណ្ណ​សម្រាប់​ទិញ​គ្រឿង​បរិភោគ, សំបុត្រ​ដែល​ក្រសួង​មាន​សមត្ថកិច្ច​ចេញ​ឲ្យ​សម្រាប់​ទិញ​គ្រឿង​បរិភោគ​ផ្សេង​ៗ : នៅ​ប្រទេស​កម្ពុជា គេ​អាច​ទិញ​គ្រឿង​បរិភោគ​គ្រប់​យ៉ាង​បាន​ដោយ​សេរី មិន​បាច់​មាន​បរិភោគ​ប័ណ្ណ​ទេ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៣៤</text:p>
          </table:table-cell>
          <table:table-cell table:style-name="តារាង1.A2" office:value-type="string">
            <text:p text:style-name="P5">បរិយ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រ៉ិយ៉ាយ ឬ ប៉ៈ--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យ៌ាយ) សេចក្ដី​អធិប្បាយ​ដោយ​ផ្សែផ្សំ, ការ​អធិប្បាយ​សម្រួល​សេចក្ដី : ពោល​ដោយ​បរិយាយ ។ ព. ផ្ទ. និប្បរិយា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៣៥</text:p>
          </table:table-cell>
          <table:table-cell table:style-name="តារាង1.A2" office:value-type="string">
            <text:p text:style-name="P5">បរិរក្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រ៉ិរ័ក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រិរក្ខ ឬ បរិរក្ខា) ការ​គ្រប់គ្រង, ការ​បីបាច់, ថែទាំ​ដោយ​ប្រយ័ត្ន : មនុស្ស​អ្នក​មាន​បរិរក្ស រមែង​បាន​សេចក្ដី​ចម្រើ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៣៦</text:p>
          </table:table-cell>
          <table:table-cell table:style-name="តារាង1.A2" office:value-type="string">
            <text:p text:style-name="P5">បរិវ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រ៉ិវ៉ា ឬ បរ៉ិពា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រិវារ) អ្នក​ចោម​រោម​កំដរ, អ្នក​ហែហម​ជា​កិត្តិយស; អ្នក​ត្រៀម​ខ្លួន​រង់​ចាំ​បម្រើ, អ្នក​បម្រើ ។</text:p>
          </table:table-cell>
          <table:table-cell table:style-name="តារាង1.D2" office:value-type="string">
            <text:p text:style-name="P11">បរិពារ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៣៧</text:p>
          </table:table-cell>
          <table:table-cell table:style-name="តារាង1.A2" office:value-type="string">
            <text:p text:style-name="P5">បរិវារសម្ប័ទ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រ៉ិវារ៉ៈសំបាត់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រិវារសំបទ៑; --សម្បទា) ការ​ប្រកប​ព្រម​ឬ​បរិបូណ៍​ដោយ​បរិវារ : មាន​ភោគ​សម្ប័ទ​និង​បរិវារ​សម្ប័ទ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៣៨</text:p>
          </table:table-cell>
          <table:table-cell table:style-name="តារាង1.A2" office:value-type="string">
            <text:p text:style-name="P5">បរិវា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រ៉ិវ៉ាស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ដូច​គ្នា​នឹង បរិវាស​កម្ម : <text:s/>ភិក្ខុ​ចូល​បរិវាស (ព. វិ. ពុ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៣៩</text:p>
          </table:table-cell>
          <table:table-cell table:style-name="តារាង1.A2" office:value-type="string">
            <text:p text:style-name="P5">បរិវាស​កម្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រ៉ិវ៉ាសៈក័ម ឬ ប៉ៈ-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ទណ្ឌ​កម្ម សម្រាប់​ដាក់​ទោស​ផ្ចាល​ភិក្ខុ​ក្នុង​ព្រះ​ពុទ្ធ​សាសនា ដែល​ត្រូវ​អាបត្តិ​សង្ឃាទិសេស : ចូល​បរិវាស​កម្ម ឬ ចូល​បរិវា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៤០</text:p>
          </table:table-cell>
          <table:table-cell table:style-name="តារាង1.A2" office:value-type="string">
            <text:p text:style-name="P5">បរិវេណ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រ៉ិវេន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ទី​ជិត​ខាង​ដែល​ព័ទ្ធ​ជុំ​វិញ, រោង​ថែវ​ដែល​ព័ទ្ធ​ជុំ​វិញ​ប្រាសាទ​ឬ​គ្រឹហា​ជាដើម : បរិវេណ​វត្ត, បរិវេណ​សាលា​រៀ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៤១</text:p>
          </table:table-cell>
          <table:table-cell table:style-name="តារាង1.A2" office:value-type="string">
            <text:p text:style-name="P5">បរិស័ទ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រ៉ិស័ត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រិឞទ៑; បរិសា) ពួក​ជន​ដែល​ប្រជុំ​គ្នា : ថ្ងៃ​នេះ មាន​បរិស័ទ​មក​ជួប​ជុំ​ច្រើន​គ្នា ។ ពួក​ជន​ដែល​ស្ម័គ្រ​ចិត្ត​រួម​គំនិត​ធ្វើ​ការ​របរ​ចូល​គ្នា, ក្រុម​ហ៊ុន, សមាគម : បរិស័ទ​សាមគ្គី​មិត្ត...។ <text:s/>ភិក្ខុ​សាម័ញ្ញ​ធម្មតា​ក្រៅ​ពី​លោក​ចៅអធិការ​និង​សាមណេរ ក៏​ហៅ​ថា បរិស័ទ <text:s/>ដែរ (អ. ថ. ប-ស័ត) : ក្នុង​វត្ត​នេះ​មាន​លោក​បរិស័ទ ៥០ អង្គ ។ សរសេរ​ជា បរិសទ្យ ដូច្នេះ​ក៏​ប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៤២</text:p>
          </table:table-cell>
          <table:table-cell table:style-name="តារាង1.A2" office:value-type="string">
            <text:p text:style-name="P5">បរិសទ្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រ៉ិស័ត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ដូច​គ្នា​នឹង បរិស័ទ ដែ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៤៣</text:p>
          </table:table-cell>
          <table:table-cell table:style-name="តារាង1.A2" office:value-type="string">
            <text:p text:style-name="P5">បរិសុទ្ធ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រ៉ិសុត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ស្អាត, ឥត​សៅហ្មង, ឥត​មោះមៃ : ចិត្ត​បរិសុទ្ធ, មនុស្ស​បរិសុទ្ធ, ទ្រព្យ​បរិសុទ្ធ, សីល​បរិសុទ្ធ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៤៤</text:p>
          </table:table-cell>
          <table:table-cell table:style-name="តារាង1.A2" office:value-type="string">
            <text:p text:style-name="P5">បរិសុទ្ធ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រ៉ិសុត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េចក្ដី​ស្អាត, ដំណើរ​ឥត​សៅហ្មង, ឥត​មោះមៃ : មនុស្ស​មាន​បរិសុទ្ធិ (ឬ​មាន​សេចក្ដី​បរិសុទ្ធិ, <text:s/>ប្រើ​តាម​ទម្លាប់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៤៥</text:p>
          </table:table-cell>
          <table:table-cell table:style-name="តារាង1.A2" office:value-type="string">
            <text:p text:style-name="P5">បរិហ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រ៉ិហា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រ​ពោល​ដោះ​ស្រាយ, ការ​ពោល​ដោះ​ប្រស្នា; ការ​រក្សា, ការ​ថែទាំ : ធ្វើ​បរិហារ <text:s/>។ ពាក្យ​នេះ​ខ្មែរ​យើង​ប្រើ​ជា កិ. ឬ កិ. វិ. <text:s/>(អ. ថ. បហា) : ដើរ​បរិហារ, និយាយ​បរិហារ <text:s/>គឺ​និយាយ​ផ្សាយ​សេចក្ដី​ឲ្យ​ឮ​សាយសុស (ច្រើន​ប្រើ​តែ​ខាង​ការ​និយាយ​អាក្រក់​ពី​គេ) : កុំ​បរិហារ​កេរ្តិ៍​គេ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៤៦</text:p>
          </table:table-cell>
          <table:table-cell table:style-name="តារាង1.A2" office:value-type="string">
            <text:p text:style-name="P5">បរោហិ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-រ៉ោហិត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ពាក្យ​ក្លាយ​ឃ្លាត​ពី​ពាក្យ បុរោហិត (ម. ព. នោះ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៤៧</text:p>
          </table:table-cell>
          <table:table-cell table:style-name="តារាង1.A2" office:value-type="string">
            <text:p text:style-name="P5">បវ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វ៉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្រវរ) ប្រសើរ, លើសលែង, ថ្លៃថ្លា : ធម៌​ដ៏​បវរ, ទ្រព្យ​ដ៏​បវរ ។ ខ្មែរ​យើង​ច្រើន​ប្រើ​ពាក្យ​នេះ​រួម​ចូល​ជា​បទ​សមាស ភ្ជាប់​ជាមួយ​នឹង​សព្ទ​ឯ​ទៀត​ប្រើ​ជា​ឋានន្តរ​សម្រាប់​មន្រ្តី​ជា : បវរ​សង្គ្រាម, បវរ​លិខិត, បវរ​អក្ខរា, បវរ​ស្នេហា 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៤៨</text:p>
          </table:table-cell>
          <table:table-cell table:style-name="តារាង1.A2" office:value-type="string">
            <text:p text:style-name="P5">បវរ​កញ្ញ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-វ៉-ក័ញ-ញ៉ា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ញ្ញា​ឆើតឆោម, ស្ត្រី​ក្រមុំ​ដែល​មាន​រូប​ល្អ​សមរម្យ​គ្រប់​លក្ខណៈ : នៅ​ប្រទេស​ខ្លះ គេ​ប្រឡង​ជ្រើសរើស​យក​បវរ​កញ្ញា​ក្នុង​មួយ​ឆ្នាំ​ម្ដ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៤៩</text:p>
          </table:table-cell>
          <table:table-cell table:style-name="តារាង1.A2" office:value-type="string">
            <text:p text:style-name="P5">បស្ចិ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័ស-ចិម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ឝ្ចិម; បច្ឆិម គុ. ឬ ន. “ដែល​ជា​ទី​បំផុត, ខាង​ក្រោយ; ទិស​ខាង​លិច”) ទិស​ខាង​ក្រោយ គឺ​ទិស​ខាង​លិច : ទិស​បស្ចិ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ទិស​បស្ចិម</text:p>
          </table:table-cell>
        </table:table-row>
        <table:table-row>
          <table:table-cell table:style-name="តារាង1.A2" office:value-type="string">
            <text:p text:style-name="P4">៦៤៥០</text:p>
          </table:table-cell>
          <table:table-cell table:style-name="តារាង1.A2" office:value-type="string">
            <text:p text:style-name="P5">ប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 បា. </text:p>
          </table:table-cell>
          <table:table-cell table:style-name="តារាង1.D2" office:value-type="string">
            <text:p text:style-name="P7">បុ.</text:p>
          </table:table-cell>
          <table:table-cell table:style-name="តារាង1.D2" office:value-type="string">
            <text:p text:style-name="P10">(បា អ. ថ. ប៉ា. កិ. “ផឹក; គ្រប់គ្រង”; ន. “អ្នក​ផឹក (ទឹក), អ្នក​គ្រប់គ្រង, អ្នក​រក្សា, អ្នក​ទំនុក​បម្រុង”) អ្នក ។ ពាក្យ​សម្រាប់​ហៅ​កូន​ប្រុស​ឬ​មនុស្ស​អ្នក​មាន​អានុភាព​តិច​ជាង​ខ្លួន​ដែល​ទុក​ស្មើ​កូន​ប្រុស​បង្កើត : ម្នាល​បា, ហៃ​បា, នែ​បា ។ ន. <text:s/>ឪពុក (អ. ថ. ប៉ា); ពាក្យ​សម្រាប់​ហៅ​មនុស្ស​ប្រុស​ឬ​សត្វ​ឈ្មោល​ដែល​ជា​គូ​គ្នា​នឹង មេ ថា : មេ​បា; បា​គោ, គោ​បា, បា​ក្របី, ក្របី​បា... (ម. ព. មេ <text:s/>និង មេ​បា 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៥១</text:p>
          </table:table-cell>
          <table:table-cell table:style-name="តារាង1.A2" office:value-type="string">
            <text:p text:style-name="P5">បា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ភ្លាត់, ឃ្លាត, ខ្ទេច​ខុស​ពី​ប្រក្រតី ឬ​ពី​ទី​ទំនង​ដើម (ចំពោះ​តែ​អ្វី​ៗ​ដែល​រឹង, ដែល​ស្រួយ) : បាក់​ឆ្អឹង ឬ ឆ្អឹង​បាក់, បាក់​ដៃ ឬ ដៃ​បាក់, បាក់​ជើង ឬ ជើង​បាក់ បាក់​រទេះ ឬ រទេះ​បាក់...។ <text:s/>បាក់​កុម្ពណ្ឌ <text:s/>ខ្លាច​រាង​ចាល​រអា​ដូច​ជា​ពួក​កុម្ព័ណ្ឌ (កុម្ភណ្ឌ) ដែល​បាក់​ស្បាត ខ្លាច​ពួក​ទេវតា​ឬ​ខ្លាច​ពួក​អសុរ ។ បាក់​កំពង់ <text:s/>បាក់​ភ្លូត​ទៅ​រក​តែ​កំពង់​មួយ​ៗ ឬ​ទិញ​ដូរ​តែ​នៅ​ទី​ផ្សារ​ណា​មួយ ឬ​ក៏​នៅ​ផ្ទះ​លក់​ទំនិញ​ណា​មួយ; បើ​ជា ព. ប្រ. ថា​ទំនិញ​ស្លាប់​ថ្លៃ​មិន​ឡើង​មិន​ចុះ ។ បាក់​កម្លាំង ថយ​កម្លាំង​ខ្សោយ​ទ្រម​ដោយ​ធ្វើ​ការ​ធ្ងន់​លង់​ហួស​ប្រមាណ ។ បាក់​ចិត្ត <text:s/>ងប់​ស៊ប់​ចិត្ត​ទៅ​រក​ឥត​ងាក​បែរ ។ បាក់​ទ័ព <text:s/>ពួក​កង​ទ័ព​ច្បាំង​ចាញ់​គេ​រត់​រប៉ាត់រប៉ាយ​ថយ​ចេញ ។ បាក់​ធ្មុង ព. ប្រ. អស់​អំណាច អស់​ពិស​ដូច​ត្រី​បាក់​ធ្មុង ។ បាក់​ពន្លូក ឬ បាក់​ភ្លូក ផ្អើល​ភ្លូក​ចុះ​ចូល​កោត​ខ្លាច​ដោយ​គោរព​ស៊ប់​ចិត្ត ។ បាក់​រទេះ <text:s/>ព. ប្រ. លង់​ទ្រនេស​ទៅ​ណា​មិន​រួច​ដោយ​ត្រូវ​នឹង​គ្រឿង​ប្រហារ​មាន​របួស​ជា​ទម្ងន់, ដូច​ជា​រទេះ​បាក់ (និយាយ​ចំពោះ​តែ​សត្វ​កាច) : ពស់​វែក​បាក់​រទេះ, ខ្លា​បាក់​រទេះ ។ បាក់​អំនួត ខូច​អំនួត​លែង​ហ៊ាន​អួត​ត​ទៅ​ទៀត ព្រោះ​អួត​ហួស​ហេតុ​លើស​ទំនង ។ ទឹក​បាក់ ទឹក​ធ្លាក់​ខ្លាំង​ហូរ​ជ្រុល​មក​ពី​ទី​ខ្ពស់ បើ​ទស់​ទប់​ក៏​មិន​ងាយ​នឹង​ឈ្នះ ។ ធ្មេញ​បាក់ ធ្មេញ​ដែល​រដក​របូត​ចេញ ។ បាក់​មុខ <text:s/>ព. ប្រ. អាម៉ាស់​មុខ, ទាប​មុខ គឺ​ជ្រុប​មុខ​ចុះ ព្រោះ​អ្នក​ណា​មួយ​ធ្វើ​ឲ្យ​អាប់ឱន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ាក់​កុម្ពណ្ឌ</text:p>
            <text:p text:style-name="P10">បាក់​កំពង់</text:p>
            <text:p text:style-name="P10">បាក់​កម្លាំង</text:p>
            <text:p text:style-name="P10">បាក់​ចិត្ត </text:p>
            <text:p text:style-name="P10">បាក់​ទ័ព</text:p>
            <text:p text:style-name="P10">បាក់​ធ្មុង</text:p>
            <text:p text:style-name="P10">បាក់​ពន្លូក</text:p>
            <text:p text:style-name="P10">បាក់​រទេះ</text:p>
            <text:p text:style-name="P10">បាក់​អំនួត</text:p>
            <text:p text:style-name="P10">ទឹក​បាក់</text:p>
            <text:p text:style-name="P10">ធ្មេញ​បាក់</text:p>
            <text:p text:style-name="P10">បាក់​មុខ</text:p>
          </table:table-cell>
        </table:table-row>
        <table:table-row>
          <table:table-cell table:style-name="តារាង1.A2" office:value-type="string">
            <text:p text:style-name="P4">៦៤៥២</text:p>
          </table:table-cell>
          <table:table-cell table:style-name="តារាង1.A2" office:value-type="string">
            <text:p text:style-name="P5">បាក់​គា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ខូច​សាច់​រឹង​រក​កល់​នឹង​ពុក (ចំពោះ​តែ​ឈើ) : ឈើ​បាក់​គាំ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៥៣</text:p>
          </table:table-cell>
          <table:table-cell table:style-name="តារាង1.A2" office:value-type="string">
            <text:p text:style-name="P5">បាក់​ជ័រ​ប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គុ.</text:p>
          </table:table-cell>
          <table:table-cell table:style-name="តារាង1.D2" office:value-type="string">
            <text:p text:style-name="P10">ល្ហិតល្ហៃ​រសេះរសោះ​ព្រោះ​អត់​អាហារ​ហួស​ពេល : អត់​បាយ​ហួស​ពេល ឃ្លាន​ហួស​ពេល ទៅ​ជា​បាក់​ជ័រ​បា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៥៤</text:p>
          </table:table-cell>
          <table:table-cell table:style-name="តារាង1.A2" office:value-type="string">
            <text:p text:style-name="P5">បាក់​ដ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ឈើ​ធំ​មួយ​ប្រភេទ ដើម​និង​ស្លឹក​ស្រដៀង​និង​ចម្ប៉ា-ស, មាន​ផ្កា​ក្រអូប : ដើម​បាក់​ដង, ផ្កា​បាក់​ដ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៥៥</text:p>
          </table:table-cell>
          <table:table-cell table:style-name="តារាង1.A2" office:value-type="string">
            <text:p text:style-name="P5">បាក់​ដំឡូ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ហើម​សាច់​ច្របាច់​សង្កត់​ទៅ​ទ្រុឌ​ខូង​ស្លាំង​ឥត​មាន​ឈាម​ដោយ​រោគ​ហើម​ខ្លួន​​ឬ​ហើម​ដៃ​ហើម​ជើង : សាច់​បាក់​ដំឡូ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៥៦</text:p>
          </table:table-cell>
          <table:table-cell table:style-name="តារាង1.A2" office:value-type="string">
            <text:p text:style-name="P5">បាក់​ប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គុ.</text:p>
          </table:table-cell>
          <table:table-cell table:style-name="តារាង1.D2" office:value-type="string">
            <text:p text:style-name="P10">ចុះ​ចាញ់​រាប​ឥត​ហ៊ាន​ខ្វើក​ព្រម​ទាំង​មាន​របប​រាបសា​រៀបរយ​ផង ។ បាក់​បប​ខ្លបខ្លាច បាក់​បប​ខ្លាច​រា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ាក់​បប</text:p>
            <text:p text:style-name="P10">ខ្លបខ្លាច​ </text:p>
          </table:table-cell>
        </table:table-row>
        <table:table-row>
          <table:table-cell table:style-name="តារាង1.A2" office:value-type="string">
            <text:p text:style-name="P4">៦៤៥៧</text:p>
          </table:table-cell>
          <table:table-cell table:style-name="តារាង1.A2" office:value-type="string">
            <text:p text:style-name="P5">បាក់​ផ្ដ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 ឬ គុ.</text:p>
          </table:table-cell>
          <table:table-cell table:style-name="តារាង1.D2" office:value-type="string">
            <text:p text:style-name="P10">ថ្នាំង​មេ​ជើង, ម្រាម​ជើង ឬ ពាក់​កណ្ដាល​បាត​ជើង ដែល​ប្រេះ​ដោយ​រោគ​ឃ្លង់​ដែក : ជើង​បាក់​ផ្ដ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៥៨</text:p>
          </table:table-cell>
          <table:table-cell table:style-name="តារាង1.A2" office:value-type="string">
            <text:p text:style-name="P5">បាក់​សាច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ប្រែ​សាច់​រក​កល់​ស្អុយ​ខូច​រស​ជាតិ​ប្រក្រតី​ដើម (ច្រើន​ប្រើ​ចំពោះ​តែ​ត្រី) : ត្រី​បាក់​សាច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៤៥៩</text:p>
          </table:table-cell>
          <table:table-cell table:style-name="តារាង1.A2" office:value-type="string">
            <text:p text:style-name="P5">បាក់​ស្បា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បាក់​ចិត្ត​ខ្លាច​រអា​លែង​ហ៊ាន​បញ្ចេញ​រូប​ស្បាត​ត​ទៅ​ទៀត : បាក់​ស្បាត​លែង​ហ៊ាន ទៀត; <text:span text:style-name="T12">ខ្លាច​បាក់​ស្បាត, ចាញ់​បាក់​ស្បាត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៦០</text:p>
          </table:table-cell>
          <table:table-cell table:style-name="តារាង1.A2" office:value-type="string">
            <text:p text:style-name="P13">បាកាន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24">ឈ្មោះ​ស្រុក​មួយ​ក្នុង​ខែត្រ​ពោធិ៍សាត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24"/>
          </table:table-cell>
        </table:table-row>
        <table:table-row>
          <table:table-cell table:style-name="តារាង1.A2" office:value-type="string">
            <text:p text:style-name="P17">៦៤៦១</text:p>
          </table:table-cell>
          <table:table-cell table:style-name="តារាង1.A2" office:value-type="string">
            <text:p text:style-name="P13">បាខែង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ឈ្មោះ​ភ្នំ​តូច ១ ក្នុង​ខែត្រ​សៀមរាប, មាន​ប្រាសាទ​ថ្ម​បុរាណ​តូច​មួយ​នៅ​លើ​នោ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៦២</text:p>
          </table:table-cell>
          <table:table-cell table:style-name="តារាង1.A2" office:value-type="string">
            <text:p text:style-name="P13">បាគង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ឈ្មោះ​ប្រាសាទ​ថ្ម​បុរាណ​១ នៅ​ស្រុក​សូទ្រនិគម (ស្រុក​រលួស) ក្នុង​ខែត្រ​សៀមរា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៦៣</text:p>
          </table:table-cell>
          <table:table-cell table:style-name="តារាង1.A2" office:value-type="string">
            <text:p text:style-name="P13">បាគោ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ឈ្មោះ​ប្រាសាទ​បុរាណ ១ ក្នុង​ស្រុក​សូទ្រនិគម នៅ​ខាង​ជើង​ប្រសាទ​បាគ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៦៤</text:p>
          </table:table-cell>
          <table:table-cell table:style-name="តារាង1.A2" office:value-type="string">
            <text:p text:style-name="P13">បាង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20">មាត់​ច្រក​សមុទ្រ​ដែល​មាន​សណ្ឋាន​លយ​លូក​ចេញ : បាង​សមុទ្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៦៥</text:p>
          </table:table-cell>
          <table:table-cell table:style-name="តារាង1.A2" office:value-type="string">
            <text:p text:style-name="P13">បាងកក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ឈ្មោះ​ក្រុង​របស់​ប្រទេស​សៀម​ដែល​តាំង​ជា​រាជ​ធានី​សព្វ​ថ្ងៃ​នេះ; ក្នុង​សម័យ​នេះ សៀម​ហៅ​ថា ក្រុង​ទេព​មហា​នគរ ឬ​ហៅ​ត្រឹមតែ ក្រុង​ទេព ក៏​ប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៦៦</text:p>
          </table:table-cell>
          <table:table-cell table:style-name="តារាង1.A2" office:value-type="string">
            <text:p text:style-name="P13">បាច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5">លើក​ជះ, សាច, ប្រាយ : បាច​ទឹក, បាច​អង្ករ, បាច​លាជ, បាច​ផ្ក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៦៧</text:p>
          </table:table-cell>
          <table:table-cell table:style-name="តារាង1.A2" office:value-type="string">
            <text:p text:style-name="P13">បាច់</text:p>
          </table:table-cell>
          <table:table-cell table:style-name="តារាង1.A2" office:value-type="string">
            <text:p text:style-name="P11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សំណុំ​អ្វី​ៗ​ដែល​គេ​ចង​រួម​គ្នា​មិន​ឲ្យ​រាត់រាយ : អំពៅ ៥ បាច់, ឧស ១ បាច់ ។ កាស ១ បាច់ កាស​ចំនួន ១០ ត្រណោត, ក្នុង​១​ត្រណោត​មាន​កាស ១០ តៀន, ក្នុង ១ តៀន​មាន​កាស ៦០ គឺ​ចំនួន ២ សេន (មើល​ក្នុង​ពាក្យ ទៀន ២ ឬ តៀន ន. ទៀត​ផង) ។ ប្រើ​តែ​ក្នុង​សម័យ​ចាយ​កា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1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ិ.</text:p>
          </table:table-cell>
          <table:table-cell table:style-name="តារាង1.D2" office:value-type="string">
            <text:p text:style-name="P10">និបាត​សព្ទ​មាន​អត្ថន័យ​ថា ត្រូវតែ, ពុំគួរ​ខាន (ជា​វេវ, នៃ​ពាក្យ ចាំបាច់ ២ និ.) ជា​ពាក្យ​សម្រាប់​និយាយ​ប្រកប​ជាមួយ​នឹង​ពាក្យ​បដិសេធ កុំ, មិន, ពុំ, ឥត : កុំបាច់​អី, កុំបាច់​ទៅ, មិន​បាច់​ទេ, មិន​បាច់​ហៅ​គេ​ឲ្យ​មក​ទេ; ពុំ​បាច់​ឡើយ, ពុំ​បាច់​ឲ្យ​ទៀត​ឡើយ; ឥត​បាច់​ទេ, ឥត​បាច់​និយាយ​ទៀត​ទេ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៦៨</text:p>
          </table:table-cell>
          <table:table-cell table:style-name="តារាង1.A2" office:value-type="string">
            <text:p text:style-name="P13">បាចសរ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ឈ្មោះ​ល្បែង​លេង​ទឹក​មួយ​ប្រភេទ​សម្រាប់​ពួក​ក្មេង​លេង​បាច​ទឹក​មុជ​ទឹក​ចាប់​ញៀច​គ្នា គឺ​ក្មេង​ម្នាក់​បាច​ទឹក​ទៅ​រក​ក្មេង​ម្នាក់​ដោយ​ស្រែក​ថា បាចសរ ! <text:s/>ហើយ​មុជ​គេច​ក្នុង​ទឹក, ក្មេង​ម្នាក់​ដែល​មិន​មុជ​ទឹក​នោះ​ប្រុង​ចាប់​ញៀច, បើ​ឃើញ​ងើប​ត្រង់​ជិត​ខ្លួន ក៏​ស្ទុះ​ទៅ​ចាប់​ស្លឹក​ត្រចៀក​ជាប់​ស្រែក​ថា ញៀច!, <text:s/>បើ​អ្នក​មុជ​ងើប​នោះ​គេច​រួច​ក៏​ខាន​ញៀច : លេង​បាចសរ, ល្បែង​បាចសរ <text:s/>(ល្បែង​បាច​ទឹក​សរ​រក​គ្នា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៦៩</text:p>
          </table:table-cell>
          <table:table-cell table:style-name="តារាង1.A2" office:value-type="string">
            <text:p text:style-name="P13">បាញ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ប.</text:p>
          </table:table-cell>
          <table:table-cell table:style-name="តារាង1.D2" office:value-type="string">
            <text:p text:style-name="P10">ពាក្យ​បរិវារ​របស់​ពាក្យ បូញ : <text:s/>បូញបាញ (ម. ព. នេះ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ូញបាញ</text:p>
          </table:table-cell>
        </table:table-row>
        <table:table-row>
          <table:table-cell table:style-name="តារាង1.A2" office:value-type="string">
            <text:p text:style-name="P17">៦៤៧០</text:p>
          </table:table-cell>
          <table:table-cell table:style-name="តារាង1.A2" office:value-type="string">
            <text:p text:style-name="P13">បាញ់</text:p>
          </table:table-cell>
          <table:table-cell table:style-name="តារាង1.A2" office:value-type="string">
            <text:p text:style-name="P11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កិ.</text:p>
          </table:table-cell>
          <table:table-cell table:style-name="តារាង1.D2" office:value-type="string">
            <text:p text:style-name="P10">ប្រហារ​ឬ​លោះ​ដោយ​អាវុធ​មាន​កាំ គឺ​អាវុធ​ដែល​មាន​គ្រាប់, មាន​រំសេវ​ឬ​មាន​ព្រួញ : លើក​កាំភ្លើង​បាញ់, បាញ់​កាំភ្លើង; យឹត​ធ្នូ​បាញ់, ផ្គង​ស្នា​ឡើង​នឹង​បាញ់ ។ តម្រង់​ដាក់, សំដៅ​ដាក់ : ចោល​កន្ទុយ​ភ្នែក​ក្រឡេក​បាញ់​ចំ​មក...; ដើរ​បាញ់​សំដៅ​មក...; តាំង​ចិត្ត​បាញ់​សំដៅ​ទៅ...។ ខ្ពុរ​ខ្ពស់​ឡើង : ទឹក​ផុស​បាញ់​ឡើង​ដូច​គេ​ឆ្វាយ ។ ធ្វើ​ឲ្យ​ខ្ពុរ​ទឹក​ចេញ​ដោយ​កម្លាំង​ស្នប់​ឬ​កាំជ្រួច : យក​កាំជ្រួច​បាញ់​ទឹក​លត់​ភ្លើង ។ <text:s/>បង្វិល​ខ្ញាល់​ដូច​គេ​ត្របាញ់ : បាញ់​អាប៉ោង ។ល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1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ដុំ​ថ្នាំ​ជក់​ដែល​គេ​បត់​ធ្វើ​ជា​ផ្ទាំង​តូច​ៗ​រាង​ទ្រវែង​សំប៉ែត : ថ្នាំ​មួយ​បាញ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៧១</text:p>
          </table:table-cell>
          <table:table-cell table:style-name="តារាង1.A2" office:value-type="string">
            <text:p text:style-name="P13">បាញ់​រង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ឈ្មោះ​អង្គញ់​កោយ គឺ​អង្គញ់​ដែល​សម្រាប់​បោះ សម្រាប់​បាញ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៧២</text:p>
          </table:table-cell>
          <table:table-cell table:style-name="តារាង1.A2" office:value-type="string">
            <text:p text:style-name="P13">បាត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ប៉ែក​ខាង​ក្រោម​នៃ​ជម្រៅ : បាត​បឹង, បាត​ទន្លេ, បាត​សមុទ្រ, បាត​ខ្ទះ, បាត​ឆ្នាំង, បាត​ដី ។ ផ្ទៃ​ដៃ​ឬ​ជើង : បាត​ដៃ, បាត​ជើង ។ គូទ : ឈឺ​បាត, ឫស​ដូង​បា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៧៣</text:p>
          </table:table-cell>
          <table:table-cell table:style-name="តារាង1.A2" office:value-type="string">
            <text:p text:style-name="P13">បាត់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កិ.</text:p>
          </table:table-cell>
          <table:table-cell table:style-name="តារាង1.D2" office:value-type="string">
            <text:p text:style-name="P10">ខូច, វិនាស, អស់, មិន​មាន​នៅ : បាត់​ប្រាក់, បាត់​ដាន, បាត់​ឈឺ​ហើយ, បាត់​ចង់, បាត់​គោ ឬ គោ​បាត់...។ បាត់​ឈ្មោះ ខូច​ឈ្មោះ​ឬ​កំបាំង​ឈ្មោះ​លែង​លេច​ឮ ។ បាត់​ដំបូល​ផ្ទះ <text:s/>ខាត​បង់​វិនាស​ទ្រព្យ​ធន​អស់​លែង​មាន​ផ្ទះ​លំនៅ ។ បាត់​ផ្សែង ឆ្ងាយ​មើល​ផ្សែង​ឬ​មើល​ធូលី​ហុយ​មិន​ឃើញ : ឆ្ងាយ​បាត់​ផ្សែង, លឿន​ទៅ​មុន​បាត់​ផ្សែង ។ បាត់​យស <text:s/>ខូច​យស​ស័ក្តិ, អស់​បរិវារ, អស់​គ្នីគ្នា ។ បាត់​វិញ្ញាណ គាំង​វិញ្ញាណ, ស្លន់​ភាន់​ភាំង​គាំង​បាត់​សេចក្ដី​ដឹង​ជាក់ (ស្លាប់) ។ បាត់​ស្មារតី <text:s/>គាំង​ស្មារតី, ស្លន់​ភាន់​ភាំង​គាំង​ស្មារតី​នឹក​មិន​ឃើញ ព្រោះ​ភ័យ​ខ្លាច : ភ័យ​បាត់​ស្មារតី ។ល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ាត់​ឈ្មោះ </text:p>
            <text:p text:style-name="P10">បាត់​ដំបូល​ផ្ទះ </text:p>
            <text:p text:style-name="P10">បាត់​ផ្សែង </text:p>
            <text:p text:style-name="P10">បាត់​យស </text:p>
            <text:p text:style-name="P10">បាត់​វិញ្ញាណ</text:p>
            <text:p text:style-name="P10">បាត់​ស្មារតី </text:p>
            <text:p text:style-name="P10"/>
          </table:table-cell>
        </table:table-row>
        <table:table-row>
          <table:table-cell table:style-name="តារាង1.A2" office:value-type="string">
            <text:p text:style-name="P17">៦៤៧៤</text:p>
          </table:table-cell>
          <table:table-cell table:style-name="តារាង1.A2" office:value-type="string">
            <text:p text:style-name="P13">បាត់​ដឹង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ឈ្មោះ​ទី​ប្រជុំ​ជន​មួយ​ក្នុង​ស្រុក​ឧដុង្គ ក្នុង​ខេត្ត​កំពង់ស្ពឺ ជា​ទី​តាំង​នៃ​ស្រុក​ឧដុង្គ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៧៥</text:p>
          </table:table-cell>
          <table:table-cell table:style-name="តារាង1.A2" office:value-type="string">
            <text:p text:style-name="P13">បាត់បង់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កិ.</text:p>
          </table:table-cell>
          <table:table-cell table:style-name="តារាង1.D2" office:value-type="string">
            <text:p text:style-name="P10">ស្លាប់, ស្លាប់​បាត់​ទៅ​ហើយ (ពាក្យ​រាបសា សម្រាប់​ប្រជាជន​ទាំង​ពួ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៧៦</text:p>
          </table:table-cell>
          <table:table-cell table:style-name="តារាង1.A2" office:value-type="string">
            <text:p text:style-name="P13">បាតាល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ដាល</text:p>
          </table:table-cell>
          <table:table-cell table:style-name="តារាង1.D2" office:value-type="string">
            <text:p text:style-name="P11">សំ. 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ប្រទេស​ជា​ឱកាស​ក្រោម​ផែន​ដី, នាគ​ពិភព​ឬ​ពិភព​នាគ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៧៧</text:p>
          </table:table-cell>
          <table:table-cell table:style-name="តារាង1.A2" office:value-type="string">
            <text:p text:style-name="P13">បាត្រ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ត</text:p>
          </table:table-cell>
          <table:table-cell table:style-name="តារាង1.D2" office:value-type="string">
            <text:p text:style-name="P11">សំ.; 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ត្ត) ភាជនៈ​ធ្វើ​ដោយ​ដែក​ឬ​ដោយ​ដី មាន​រាង​ជ្រៅ​ក្រឡូម​សម្រាប់​បព្វជិត​ក្នុង​ពុទ្ធ​សាសនា​ប្រើ​ការ​ទទួល​ចង្ហាន់ : បាត្រ​ដែក, បាត្រ​ដី ។ គ្រប​បាត្រ (គម្រប​បាត្រ) ប្រដាប់​សម្រាប់​គ្រប​ពី​លើ​មាត់​បាត្រ ។ ស្លោក​បាត្រ <text:s/>ថង់​សម្រាប់​ច្រក​បាត្រ ។ យោគ​បាត្រ <text:s/>ប្រដាប់​ចង​រឹត​ភ្ជាប់​នឹង​ស្លោក​បាត្រ​សម្រាប់​ស្ពាយ ។ ជើង​បាត្រ ប្រដាប់​សម្រាប់​ថ្កល់​បាត្រ ។ នៅ​ជម្ពូទ្វីប (ប្រទេស​ឥណ្ឌា) ទោះបី​គ្រហស្ថ​សាមញ្ញ​ក៏​ប្រើ​បាត្រ​ដី​ដាក់​បាយ​បរិភោគ​ដែរ, គេ​ហៅ​ថា ប៉ាត្រៈ ។ ដោយ​ហេតុ​នេះ​បាន​ជា​កាល​ដែល​ព្រាហ្មណ៍​ទាំង​៥ នាក់​នោះ​មាន​ឈ្មោះ កោណ្ឌញ្ញៈ <text:s/>ជាដើម​ដែល​ហៅ​ថា <text:s/>បញ្ចវគ្គិយ <text:s/>នាំ​គ្នា​ទៅ​ទិញ​បាត្រ​និង​ចីវរ​ពី​ផ្សារ​យក​មក​អធិដ្ឋាន​ផ្នួស​តាម ព្រះ​សិទ្ធត្ថ​សក្យមុនី​គោតម ។ ឯ ចីវរ ក្នុង​សម័យ​ណា​ក៏​មាន​ព្រោះ​អ្នក​បួស​ខាង​លទ្ធិ​ព្រាហ្មណិក​គេ​ប្រើ កាសាវៈ គឺ​សំពត់​ជ្រលក់​អម្ចត់​ដែរ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គ្រប​បាត្រ </text:p>
            <text:p text:style-name="P10">ស្លោក​បាត្រ</text:p>
            <text:p text:style-name="P10">យោគ​បាត្រ </text:p>
            <text:p text:style-name="P10">ជើង​បាត្រ </text:p>
            <text:p text:style-name="P10"/>
          </table:table-cell>
        </table:table-row>
        <table:table-row>
          <table:table-cell table:style-name="តារាង1.A2" office:value-type="string">
            <text:p text:style-name="P17">៦៤៧៨</text:p>
          </table:table-cell>
          <table:table-cell table:style-name="តារាង1.A2" office:value-type="string">
            <text:p text:style-name="P13">បាទ</text:p>
          </table:table-cell>
          <table:table-cell table:style-name="តារាង1.A2" office:value-type="string">
            <text:p text:style-name="P11">១</text:p>
          </table:table-cell>
          <table:table-cell table:style-name="តារាង1.D2" office:value-type="string">
            <text:p text:style-name="P11">បាត</text:p>
          </table:table-cell>
          <table:table-cell table:style-name="តារាង1.D2" office:value-type="string">
            <text:p text:style-name="P11">សំ. 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ជើង (រ. ស.) : ព្រះ​បាទ ។ ឃ្លា​សង្កាត់​របស់​គាថា, របស់​កាព្យ​ឃ្លោង : បាទ​ទី​១, បាទ​ទី​២...។ ឈ្មោះ​ប្រាក់​បុរាណ​តម្លៃ ៦០ សេន : ប្រាក់​បាទ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ាក់​បាទ </text:p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1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ិ.</text:p>
          </table:table-cell>
          <table:table-cell table:style-name="តារាង1.D2" office:value-type="string">
            <text:p text:style-name="P10">អើ; ពាក្យ​សម្រាប់​បុរស​ឆ្លើយ : ឆ្លើយ​បាទ; ទៅ​កុំ​ខាន​ហ្ន៎, បាទ ! ។ ខ្ញុំ​ព្រះ​បាទ​ម្ចាស់ បុ. ខ្ញុំ, ខ្លួន​ខ្ញុំ; ពាក្យ​សម្រាប់​មន្ត្រី​ស័ក្ដិ​តូច​ឬ​រាស្ត្រ​ប្រជា​និយាយ​ទៅ​រក​សេនាបតី, រដ្ឋ​មន្ត្រី; សរសេរ​ជា ខ្ញុំ​ប្របាទ​ម្ចាស់ ក៏​មាន ។ ខ្ញុំ​ព្រះ​បាទ បុ. ខ្ញុំ, ខ្លួន​ខ្ញុំ; ពាក្យ​សម្រាប់​មន្ត្រី​ស័ក្តិ​ធំ​តែ​មិន​មែន​សេនាបតី, មិន​មែន​ជា​រដ្ឋ​មន្ត្រី និយាយ​ទៅ​រក​សេនាបតី​ឬ​មន្ត្រី​ស័ក្តិ​តូច​ឬ​ក៏​រាស្ត្រ​ប្រជា​និយាយ​ទៅ​រក​មន្ត្រី​ស័ក្តិ​ធំ​ក្រៅ​ពី​សេនាបតី; សរសេរ​ជា ខ្ញុំ​ប្របាទ ក៏​មាន ។ ខ្ញុំ​បាទ បុ. ខ្ញុំ, ខ្លួន​ខ្ញុំ; ពាក្យ​សម្រាប់​មន្រ្តី​ថ្នាក់​តូច​ឬ​រាស្ត្រ​និយាយ​ទៅ​រក​មន្ត្រី​ដែល​មាន​ស័ក្តិ​ធំ​ជាង​ខ្លួន ឬ​ក៏​រាស្ត្រ​និយាយ​ទៅ​រក​ផង​គ្នា​ដោយ​សេចក្ដី​គោរព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៧៩</text:p>
          </table:table-cell>
          <table:table-cell table:style-name="តារាង1.A2" office:value-type="string">
            <text:p text:style-name="P13">បាទ​ចរណ៍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ទៈ--</text:p>
          </table:table-cell>
          <table:table-cell table:style-name="តារាង1.D2" office:value-type="string">
            <text:p text:style-name="P11">បា. សំ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--ចរណ ឬ--ចារ) ការ​ដើរ​ដោយ​ជើង​ឥត​មាន​យាន​ជំនិះ (ការ​ដើរ​ជើង) ។</text:p>
          </table:table-cell>
          <table:table-cell table:style-name="តារាង1.D2" office:value-type="string">
            <text:p text:style-name="P11">បាទ​ចារ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៨០</text:p>
          </table:table-cell>
          <table:table-cell table:style-name="តារាង1.A2" office:value-type="string">
            <text:p text:style-name="P13">បាទ​ចារី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ទៈចារ៉ី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ាទចារិន៑) អ្នក​ត្រាច់​ទៅ​ដោយ​ជើង, អ្នក​ដើរ​ជើង; ទាហាន​ថ្មើរ​ជើង; បើ​ស្ត្រី​ជា បាទ​ចារិន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៨១</text:p>
          </table:table-cell>
          <table:table-cell table:style-name="តារាង1.A2" office:value-type="string">
            <text:p text:style-name="P13">បាទ​បរិចារិកា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ទៈបរ៉ិចា រ៉ិកា ឬ--ប៉ៈ រ៉ិ--</text:p>
          </table:table-cell>
          <table:table-cell table:style-name="តារាង1.D2" office:value-type="string">
            <text:p text:style-name="P11">សំ. 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ស្ត្រី​អ្នក​បម្រើ​ជិត​ជើង (ភរិយា); ច្រើន​និយាយ​ក្លាយ​ជា : បាទ​បរិចា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៨២</text:p>
          </table:table-cell>
          <table:table-cell table:style-name="តារាង1.A2" office:value-type="string">
            <text:p text:style-name="P13">បាទ​មូល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ទៈ--</text:p>
          </table:table-cell>
          <table:table-cell table:style-name="តារាង1.D2" office:value-type="string">
            <text:p text:style-name="P11">សំ. 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ទី​តាំង​នៃ​ជើង, ទី​ជិត​ជើង : ក្រាប​ទៀប​បាទ​មូ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៨៣</text:p>
          </table:table-cell>
          <table:table-cell table:style-name="តារាង1.A2" office:value-type="string">
            <text:p text:style-name="P13">បាទ​យុគល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ទៈយុគល់</text:p>
          </table:table-cell>
          <table:table-cell table:style-name="តារាង1.D2" office:value-type="string">
            <text:p text:style-name="P11">សំ. 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ជើង​ទាំង​គូ (រ.ស.) : ព្រះ​បាទ​យុគ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៧៧</text:p>
          </table:table-cell>
          <table:table-cell table:style-name="តារាង1.A2" office:value-type="string">
            <text:p text:style-name="P13">បាទា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ជើង​ទាំងឡាយ, ជើង​ទាំង​ពីរ : ក្រាប​ទៀប​បាទា​នៃ​ភិក្ខុ​ទាំងឡាយ; (រ.ស.) : ក្រាប​ទៀប​ព្រះ​បាទ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៨៤</text:p>
          </table:table-cell>
          <table:table-cell table:style-name="តារាង1.A2" office:value-type="string">
            <text:p text:style-name="P13">បាទី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ឈ្មោះ​ខែត្រ​មួយ​ក្នុង​កម្ពុជ​រដ្ឋ, សព្វ​ថ្ងៃ​នេះ​ដាក់​ជា​ស្រុក ហៅ​ថា ស្រុក​បាទី ក្នុង​ខែត្រ​តាកែវ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៨៥</text:p>
          </table:table-cell>
          <table:table-cell table:style-name="តារាង1.A2" office:value-type="string">
            <text:p text:style-name="P13">បាទុក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សំ. 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ទ្រនាប់​ជើង (ដែល​ធ្វើ​ដោយ​ឈើ​ឬ​ស្មៅ ឬ​ក៏​ធ្វើ​ពី​អ្វី​ផ្សេង​ៗ ក្រៅ​ពី​ស្បែក); ច្រើន​ប្រើ​ជា រ. ស. ថា : ព្រះ​បាទុក ឬ ព្រះ​បាទុកា, ព្រះ​សុព័ណ៌​បាទុក <text:s/>ឬ ព្រះ​សុព័ណ៌​បាទុកា (តាម​ទម្លាប់, បាទុក ច្រើន អ. ថ. បាទក់) ។</text:p>
          </table:table-cell>
          <table:table-cell table:style-name="តារាង1.D2" office:value-type="string">
            <text:p text:style-name="P11">បាទុកា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៨៦</text:p>
          </table:table-cell>
          <table:table-cell table:style-name="តារាង1.A2" office:value-type="string">
            <text:p text:style-name="P13">បាន</text:p>
          </table:table-cell>
          <table:table-cell table:style-name="តារាង1.A2" office:value-type="string">
            <text:p text:style-name="P11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កិ.</text:p>
          </table:table-cell>
          <table:table-cell table:style-name="តារាង1.D2" office:value-type="string">
            <text:p text:style-name="P10">សម្រេច, សម្រេច​ប្រយោជន៍​, ដល់​ព្រម​, សម​ប្រកប​, កប​ : បាន​ទ្រព្យ​, បាន​កូន, បាន​ស្រូវ​ច្រើន ។ បាន​ការ <text:span text:style-name="T3">កើត​ការ, សម្រេច​ការ ។ បាន​ចិត្ត <text:s/>ឡើង​ទឹក​ចិត្ត នាំ​ឲ្យ​អង់អាច​ព្រហើន​ដោយ​ស្គាល់​ចិត្ត ។ បាន​ដៃ​ស៊ប់​ឬ​លុះ​ក្នុង​កណ្ដាប់​ដៃ ។ល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ាន​ការ </text:p>
            <text:p text:style-name="P16">បាន​ចិត្ត</text:p>
            <text:p text:style-name="P16">បាន​ដៃ <text:s/></text:p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1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កិ. នុ.</text:p>
          </table:table-cell>
          <table:table-cell table:style-name="តារាង1.D2" office:value-type="string">
            <text:p text:style-name="P10">ពាក្យ​ជា​ជំនួយ​កិរិយា​សព្ទ​ជា​អតីត​កាល​សម្រាប់​និយាយ​ផ្សំ​ខាង​ដើម​នៃ​កិរិយា​សព្ទ​ដើម្បី​ឲ្យ​ច្បាស់​លាស់​ថា រួច​ហើយ ដូច​ជា បាន​ឃើញ, បាន​ដឹង, បាន​ឮ, បាន​ឲ្យ 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1">៣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គុ. ឬ កិ. វិ.</text:p>
          </table:table-cell>
          <table:table-cell table:style-name="តារាង1.D2" office:value-type="string">
            <text:p text:style-name="P10">ដែល​ល្អ, ល្អ​ជា; ច្រើន, បាន​ច្រើន : ចិត្ត​បាន <text:s/>គឺ​ចិត្ត​ជា, ចិត្ត​ល្អ, ចេះ​ឈឺ​ឆ្អាល​គេ : វា​ល្ងង់​ដែរ​ទេ ប៉ុន្តែ​ចិត្ត​បាន​ណាស់ ។ ដេក​បាន <text:s/>គឺ​ដេក​លក់​ស្រួល, ដេក​ស្កប់ ។ ស៊ី​បាន <text:s/>គឺ​ស៊ី​ចូល, ស៊ី​ឆ្ងាញ់, ស៊ី​ឆ្អែត​ស្កប់ស្កល់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ចិត្ត​បាន</text:p>
            <text:p text:style-name="P10">ដេក​បាន</text:p>
            <text:p text:style-name="P10">ស៊ី​បាន</text:p>
            <text:p text:style-name="P10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1">៤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ម. ព. ទឹក​បាន និង អដ្ឋបា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៨៧</text:p>
          </table:table-cell>
          <table:table-cell table:style-name="តារាង1.A2" office:value-type="string">
            <text:p text:style-name="P13">បាប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សំ.បា.</text:p>
          </table:table-cell>
          <table:table-cell table:style-name="តារាង1.D2" office:value-type="string">
            <text:p text:style-name="P11">គុ.</text:p>
          </table:table-cell>
          <table:table-cell table:style-name="តារាង1.D2" office:value-type="string">
            <text:p text:style-name="P10">ដែល​លាមក, អាក្រក់, ពុំ​ប្រសើរ : ចិត្ត​បាប, អំពើ​បាប ។ ន. អំពើ​លាមក, អាក្រក់, ពុំ​ប្រសើរ : ធ្វើ​បាប, បាន​បាប, ខ្លាច​បា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៨៨</text:p>
          </table:table-cell>
          <table:table-cell table:style-name="តារាង1.A2" office:value-type="string">
            <text:p text:style-name="P13">បាប​កម្ម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ប៉ៈក័ម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ាបកម៌ន៑) អំពើ​អាក្រក់ ។ ព. ផ្ទ. បុញ្ញកម្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៨៩</text:p>
          </table:table-cell>
          <table:table-cell table:style-name="តារាង1.A2" office:value-type="string">
            <text:p text:style-name="P13">បាប​គ្រោះ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ប៉ៈ-</text:p>
          </table:table-cell>
          <table:table-cell table:style-name="តារាង1.D2" office:value-type="string">
            <text:p text:style-name="P11">សំ.; 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ាបគ្រហ; បាបគ្គហ) គ្រោះ​អាក្រក់, គ្រោះ​កាច ។ ព. ផ្ទ. សោម​គ្រោ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៩០</text:p>
          </table:table-cell>
          <table:table-cell table:style-name="តារាង1.A2" office:value-type="string">
            <text:p text:style-name="P13">បាប​ចិត្ត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ប៉ៈចិត</text:p>
          </table:table-cell>
          <table:table-cell table:style-name="តារាង1.D2" office:value-type="string">
            <text:p text:style-name="P11">សំ. 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ចិត្ត​បាប គឺ​ចិត្ត​លាមក, អាក្រក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៩១</text:p>
          </table:table-cell>
          <table:table-cell table:style-name="តារាង1.A2" office:value-type="string">
            <text:p text:style-name="P13">បាប​ធម៌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ប៉ៈធ័រ</text:p>
          </table:table-cell>
          <table:table-cell table:style-name="តារាង1.D2" office:value-type="string">
            <text:p text:style-name="P11">សំ.; 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ាបធម្ម) ធម៌​លាមក, អាក្រក់ គឺ​សភាវៈ​ដែល​ជា​ជំនួយ​ចិត្ត នាំ​ចិត្ត​ឲ្យ​ហ៊ាន​ធ្វើ​អំពើ​អាក្រក់ ដូច​យ៉ាង​សេចក្ដី​ច្រណែន​ឈ្នានីស, ឥត​អៀន​ខ្មាស ឥត​រាង​រអា​ទៅ​រក​អំពើ​អាក្រក់ 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៩២</text:p>
          </table:table-cell>
          <table:table-cell table:style-name="តារាង1.A2" office:value-type="string">
            <text:p text:style-name="P13">បាប​មិត្ត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ប៉ៈមិត</text:p>
          </table:table-cell>
          <table:table-cell table:style-name="តារាង1.D2" office:value-type="string">
            <text:p text:style-name="P11">បា. ឬ សំ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មិត្រ​អាក្រក់ គឺ​មិត្រ​ដែល​នាំ​ឲ្យ​ខូច​ប្រយោជន៍, នាំ​ឲ្យ​មាន​សេចក្ដី​វិនាស​ផ្សេង​ៗ : កុំ​សេពគប់​នឹង​បាប​មិត្រ ។ ព. ផ្ទ. កល្យាណ​មិត្ត ។</text:p>
          </table:table-cell>
          <table:table-cell table:style-name="តារាង1.D2" office:value-type="string">
            <text:p text:style-name="P11">បាប​មិត្រ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៩៣</text:p>
          </table:table-cell>
          <table:table-cell table:style-name="តារាង1.A2" office:value-type="string">
            <text:p text:style-name="P13">បាពួន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ឈ្មោះ​ប្រាសាទ​ថ្ម​បុរាណ​មួយ​នៅ​ក្នុង​កំពែង​នគរ​ធំ ក្នុង​ខែត្រ​សៀមរាប; តាម​ឈ្មោះ​ដើម​ថា ហេមាទ្រិ <text:s text:c="2"/>“ភ្នំ​មាស” (ម. ព. នេះ​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៩៤</text:p>
          </table:table-cell>
          <table:table-cell table:style-name="តារាង1.A2" office:value-type="string">
            <text:p text:style-name="P13">បាភ្នំ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ឈ្មោះ​ខែត្រ​មួយ​ក្នុង​កម្ពុជ​រដ្ឋ, សព្វ​ថ្ងៃ​នេះ​តាំង​ជា​ស្រុក ហៅ​ថា ស្រុក​បាភ្នំ នៅ​ក្នុង​ខែត្រ​ព្រៃវែ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ស្រុក​បាភ្នំ </text:p>
          </table:table-cell>
        </table:table-row>
        <table:table-row>
          <table:table-cell table:style-name="តារាង1.A2" office:value-type="string">
            <text:p text:style-name="P17">៦៤៩៥</text:p>
          </table:table-cell>
          <table:table-cell table:style-name="តារាង1.A2" office:value-type="string">
            <text:p text:style-name="P13">បាយ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ភោជនាហារ​ដែល​ចម្អិន​ដោយ​អង្ករ​ស្ងោរ​រំងាស់​ហើយ​សម្រិត​ឬ​សង្កត់​យក​ទឹក​ចេញ​រួច​ផ្ងំ​ឲ្យ​ងំ : បាយ​ខ្សាយ, បាយ​ដំណើប ។ បរិភោគ​បាយ, ពីសា​បាយ, ហូប​បាយ, ទទួល​ទាន​បាយ, អាស្រ័យ​បាយ, ស៊ី​បាយ <text:s/>ជា​ពាក្យ​ហៅ​ដោយ​សរុប​រួម​ការ​បរិភោគ​ភោជនាហារ​មាន​បាយ​ជាដើម ក្នុង​វេលា​មួយ​តាម​ពេល​កំណត់ ។ ដាំ​បាយ <text:s/>គឺ​ចម្អិន​បាយ : ដាំ​បាយ ត្រូវ​ដាក់​អង្ករ​និង​ទឹក​លៃ​ស្មាន​ឲ្យ​ល្មម កុំ​ផាត់​ទឹក​បាយ​ចោល​ព្រោះ​ការ​ផាត់​បាយ​នាំ​ឲ្យ​បាយ​មាន​ឱជារស​ខ្សោយ (ពាក្យ​ទំនើប​ថា នាំ​ឲ្យ​ខូច​វីតាមីន) ។ ម. ព. វីតាមីន ទៀត​ផង ។ បាយ នេះ​ជា ន. ប៉ុន្តែ​ខ្មែរ​យើង​ប្រើ​ក្នុង​អត្ថន័យ​សាមញ្ញ​ជា កិ. ថា បរិភោគ, ស៊ី ដោយ​រួបរួម​ជា​ការ​បរិភោគ​ភោជនាហារ​ក្នុង​ពេល, ច្រើន​និយាយ​ដោយ​ខ្លី​ថា <text:s/>: អ្នក​ទាំងអស់​គ្នា បាយ​ហើយ​ឬ​នៅ ? ទៅ​បាយ​ឯណា ?; ម៍​បាយ​ជាមួយ​គ្នា!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៩៦</text:p>
          </table:table-cell>
          <table:table-cell table:style-name="តារាង1.A2" office:value-type="string">
            <text:p text:style-name="P13">បាយ​កក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បាយ​ដែល​សល់​កក​នៅ​ក្នុង​ឆ្នាំង រំលង​ពេល : ស៊ី​បាយ​កក​ស្រូប​ទឹ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៩៧</text:p>
          </table:table-cell>
          <table:table-cell table:style-name="តារាង1.A2" office:value-type="string">
            <text:p text:style-name="P13">បាយ​ក្ដាំង</text:p>
          </table:table-cell>
          <table:table-cell table:style-name="តារាង1.A2" office:value-type="string">
            <text:p text:style-name="P11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បាយ​ដែល​ក្ដាំង​ជាប់​នៅ​បាត​ឆ្នាំង, បាត​ខ្ទះ មាន​ក្លិន​ឆ្ងុយ ។ ឈ្មោះ​ឈើ​តូច​មួយ​ពួក ដើម​ទន់​ផ្កា​ក្រហម​ក្រមៅ​ក៏​មាន ក្រហម​ព្រឿង​ៗ​ក៏​មាន ទ្រង់ទ្រាយ​ស្រដៀង​នឹង​បន្ទះ​បាយ​ក្ដាំង​តូច​ៗ ។</text:p>
          </table:table-cell>
          <table:table-cell table:style-name="តារាង1.D2" office:value-type="string">
            <text:p text:style-name="P11">ក្ដាំង​បាយ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1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ម្រើម​ព្រះ​យ៉ាង​តូច ខ្លួន​សំប៉ែ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៩៨</text:p>
          </table:table-cell>
          <table:table-cell table:style-name="តារាង1.A2" office:value-type="string">
            <text:p text:style-name="P13">បាយ​ក្រញិញ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ឈ្មោះ​ឈើ​តូច​មួយ​ប្រភេទ ។</text:p>
          </table:table-cell>
          <table:table-cell table:style-name="តារាង1.D2" office:value-type="string">
            <text:p text:style-name="P11">បាយ​ក្រញេញ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៤៩៩</text:p>
          </table:table-cell>
          <table:table-cell table:style-name="តារាង1.A2" office:value-type="string">
            <text:p text:style-name="P13">បាយ​ក្រៀម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បាយ​ដែល​ហាល​ស្ងួត​ក្រៀម ។ ឈ្មោះ​ថ្ម​ក្រួស​សម្បុរ​ក្រហម​ជាំ កើត​មាន​នៅ​ក្នុង​ដី​ដោយ​អន្លើ​ៗ, សាច់​ផុយ​ងាយ​វាយ​សំពង​បំបែក​ក៏​មាន, សាច់​រឹង​ស្រួយ​ក៏​មាន, សាច់​រឹង​ក្ដាំង​ជា​ដុំ​ធំ​ៗ​ក៏​មាន : ថ្ម​បាយ​ក្រៀ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ថ្ម​បាយ​ក្រៀម </text:p>
          </table:table-cell>
        </table:table-row>
        <table:table-row>
          <table:table-cell table:style-name="តារាង1.A2" office:value-type="string">
            <text:p text:style-name="P17">៦៥០០</text:p>
          </table:table-cell>
          <table:table-cell table:style-name="តារាង1.A2" office:value-type="string">
            <text:p text:style-name="P13">បាយ​ក្អែក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ក្ដារ​បណ្ដុះ​ជា​រាន​នៅ​ត្រង់​កន្សៃ​ទូក​ធំ​ៗ ឬ​រាន​ដែល​ធ្វើ​នៅ​ត្រង់​ពាក់​កណ្ដាល់​ដង​ទង់​ធំ​ៗ​ខ្ពស់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០១</text:p>
          </table:table-cell>
          <table:table-cell table:style-name="តារាង1.A2" office:value-type="string">
            <text:p text:style-name="P13">បាយ​ខុន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ឈ្មោះ​បទ​ភ្លេង​ខ្មែរ​មួយ​មេ សម្រាប់​លេង​ក្នុង​មង្គល​ការ​អាពាហ៍​ពិពាហ៍, គឺ​លេង​នៅ​វេលា​ដែល​កូន​ប្រុស​ស្រី​ក្រាប​ផ្ទឹម​គ្នា​ឲ្យ​ពួក​ញាតិ​ចង​ដៃ : ភ្លេង​បាយ​ខុន ឬ ភ្លេង​បាយ​ខុន​ចង​ដៃ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០២</text:p>
          </table:table-cell>
          <table:table-cell table:style-name="តារាង1.A2" office:value-type="string">
            <text:p text:style-name="P13">បាយ​ខុំ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ឈ្មោះ​ល្បែង​មាន​រន្ធ ១០ ក្នុង​ឈើ​មាន​សណ្ឋាន​ស្រដៀង​នឹង​ពង​ក្រពើ មាន​គ្រាប់ ៤២, ដាក់​ក្នុង​រន្ធ ហៅ​ថា ក្បាល​មឿង <text:s/>ឬ ក្បាល​ជីមឿង <text:s/>ទាំង​ពីរ​ខាង ក្នុង ១ រន្ធ​ដាក់​គ្រាប់ ៥ (ជា ១០), រន្ធ​ជា​បរិវារ ៨ ទៀត​ក្នុង ១ រន្ធ​ៗ ដាក់​គ្រាប់​បួន​ៗ (ជា​៣២); ពួក​ក្មេង​ដែល​គ្មាន​ឈើ​ធ្វើ​ក្ដារ​បាយ​ខុំ​នោះ នាំ​គ្នា​ធ្វើ​រន្ធ​កាយ​លេង​ផ្ទាល់​នឹង​ដី : <text:s/>ពួក​ក្មេង​លេង​បាយ​ខុំ​ក្នុង​ថ្ងៃ​ចូល​ឆ្នាំ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០៣</text:p>
          </table:table-cell>
          <table:table-cell table:style-name="តារាង1.A2" office:value-type="string">
            <text:p text:style-name="P13">បាយ​គំ​ទឹក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បាយ​ដែល​ក្ដាំង​នៅ​ជាប់​នឹង​បាត​ឆ្នាំង គេ​ចាក់​ទឹក​ត្រាំ​ក្នុង​ឆ្នាំង​ឲ្យ​រីក​ជ្រាយ​របើក​ចេញ​ពី​បាត​ឆ្នាំង អាច​កាយ​យក​បាន​ដោយ​ស្រួល ។</text:p>
          </table:table-cell>
          <table:table-cell table:style-name="តារាង1.D2" office:value-type="string">
            <text:p text:style-name="P11">បាយ​ក្ដាំង​គំ​ទឹក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០៤</text:p>
          </table:table-cell>
          <table:table-cell table:style-name="តារាង1.A2" office:value-type="string">
            <text:p text:style-name="P13">បាយ​ដំណើប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ឈ្មោះ​ស្មៅ​ដើម​រឹង មាន​គ្រាប់​ល្អិត បើ​ត្រូវ​ទឹក​ស្អិត​ជាប់​គ្នា ។ ឈ្មោះ​ឈើ​តូច​មួយ​ប្រភេទ​មាន​បន្លា​សណ្ឋាន​ស្រដៀង​នឹង​តម្ពក់, បើ​មុត​សាច់​មាន​ពិស​ចាប់​ពើ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០៥</text:p>
          </table:table-cell>
          <table:table-cell table:style-name="តារាង1.A2" office:value-type="string">
            <text:p text:style-name="P13">បាយ​តម្រាំ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បាយ​ដែល​ដាក់​ត្រាំ​ក្នុង​ទឹក​អស់ ១ យប់​ហើយ​លាយ​បរិភោគ​ក្នុង​វេលា​ព្រឹក រាប់​ថា​ជា​អាហារ​នាំ​ឲ្យ​ត្រជាក់​ស្រួល​ខ្លួន តាម​ទម្លាប់​អ្នក​ត្រូវ​ការ​ប្រើ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០៦</text:p>
          </table:table-cell>
          <table:table-cell table:style-name="តារាង1.A2" office:value-type="string">
            <text:p text:style-name="P13">បាយ័ន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សំ. 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ាយន <text:s/>“ការ​ផឹក​ឬ​បៅ”) ឈ្មោះ​ថ្ម​ប្រាសាទ​បុរាណ​មួយ ក្នុង​កំពែង​នគរ​ធំ នៅ​ក្នុង​ខែត្រ​សៀមរាប ។ ពាក្យ​នេះ​ប្រហែល​ជា​កាល​ពី​ដើម​ហៅ​ថា បយ៌ង្ក <text:s/>“បល្ល័ង្ក, ព្រះ​ទែន” (សំ. បយ៌ង្ក; បា. បល្លង្ក) ក្លាយ​មក​ជា បញ្យង្ក (ប័ញយង់) គឺ​ប្រាសាទ​នុះ​ជា​ទី​តាំង​បល័្លង្ក​តម្កល់​ព្រះ​ពុទ្ធ​រូប​ឬ​ទេវ​រូប​ឬ​ក៏​ជា​ទី​តម្កល់​ព្រះ​ទែន​សម្រាប់​ព្រះ​មហា​ក្សត្រិយ៍​ឬ​ពុំនោះ​ជា​ទី​តម្កល់​ស្វេតច្ឆត្រ​សម្រាប់​រាជ្យ​ទេ​ដឹង ?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០៧</text:p>
          </table:table-cell>
          <table:table-cell table:style-name="តារាង1.A2" office:value-type="string">
            <text:p text:style-name="P13">បាយ​បត្តបូរ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--ប័តត្បូ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ត្ត + បូរ; បាត្រ + បូរ) បាយ​បំពេញ​បាត្រ (បាយ​រាប់​បាត្រ) ឬ​បាយ​សម្រាប់​បំពេញ​បាត្រ គឺ​បាយ​ដែល​ទាយក​គេ​យក​បម្រុង​នឹង​ថែម​ក្រែង​ភិក្ខុ​សង្ឃ​ខ្វះ​ខាត​ឆាន់​មិន​គ្រាន់ ។ ហៅ​ម្យ៉ាង​ថា បាយ​បិតបូរ <text:s/>“បាយ​សម្រាប់​បំពេញ​ផល​ឲ្យ​ប្រេត” គឺ​បាយ​ដែល​ទាយក​ប្រគេន​ភិក្ខុ​សង្ឃ ហើយ​ឧទ្ទិស​ផល​បុណ្យ​ជូន​ទៅ​បុគ្គល​ដែល​ចែក​ឋាន​ទៅ​កាន់​បរលោក​ហើ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០៨</text:p>
          </table:table-cell>
          <table:table-cell table:style-name="តារាង1.A2" office:value-type="string">
            <text:p text:style-name="P13">បាយ​បៀង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កិ.</text:p>
          </table:table-cell>
          <table:table-cell table:style-name="តារាង1.D2" office:value-type="string">
            <text:p text:style-name="P10">ពោល​ពាក្យ​បញ្ឆិត​បញ្ឆៀង​ឬ​ដៀមដាម, ជន្ល​ជន្លេញ​ឲ្យ​អ្នក​ម្ខាង​ដឹង ឲ្យ​អន់​ចិត្ត : និយាយ​បាយ​បៀង​បញ្ឈឺ​ចិត្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០៩</text:p>
          </table:table-cell>
          <table:table-cell table:style-name="តារាង1.A2" office:value-type="string">
            <text:p text:style-name="P13">បាយ​ព្រលឹង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បាយ​ដំណើប​ដាក់​ក្នុង​ដូង​ខ្ចី ប្រើ​ក្នុង​ការ​មង្គល​កោរ​ជុក​ជាដើម​សម្រាប់​ឲ្យ​សាមី​ខ្លួន​អ្នក​ទទួល​មង្គល​បរិភោគ​ដោយ​សន្មត​ថា ចម្រើន​ព្រលឹង​ឲ្យ​មាន​សេចក្ដី​សុខ​យឺនយូរ (ធ្វើ​តាម​លទ្ធិ​ពា្រហ្មណ៍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១០</text:p>
          </table:table-cell>
          <table:table-cell table:style-name="តារាង1.A2" office:value-type="string">
            <text:p text:style-name="P13">បាយ​ម៉ាត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ឈ្មោះ​ឈើ​តូច​មួយ​ប្រភេទ ស្លឹក​មាន​ក្លិន​ក្រអូប​ប្រហើរ; មាន ២ ប្រភេទ​គឺ បាយ​ម៉ាត​ស្រុក, បាយ​ម៉ាត​ព្រៃ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ាយ​ម៉ាត​ស្រុក បាយ​ម៉ាត​ព្រៃ</text:p>
          </table:table-cell>
        </table:table-row>
        <table:table-row>
          <table:table-cell table:style-name="តារាង1.A2" office:value-type="string">
            <text:p text:style-name="P17">៦៥១១</text:p>
          </table:table-cell>
          <table:table-cell table:style-name="តារាង1.A2" office:value-type="string">
            <text:p text:style-name="P13">បាយ​ម៉ាន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20">ម្សៅ​ឬ​អង្ករ​ដំណើប​ដែល​រំងាស់​ឲ្យ​រលួយ​ស្អិត សម្រាប់​ប្រើ​ការ​លាប​បិទ​ក្រដាស​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១២</text:p>
          </table:table-cell>
          <table:table-cell table:style-name="តារាង1.A2" office:value-type="string">
            <text:p text:style-name="P13">បាយ​សិង្ឃាដក៍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--ឃាត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សឹឃាដក ឬ សិង្ឃាដក; ស្រិង្គាតក “ផ្លូវ​ឬ​អ្វី​ៗ​ដែល​មាន សណ្ឋាន​ដូច​ជា​ផ្លែ​ក្រចាប់, ផ្លូវ​បែក ៣, ឬ​ផ្លូវ​បែក​៤, ផ្លូវ​ត្រឡែងកែង”) ឈ្មោះ​ដុំ​បាយ​តូច​ៗ​បួន​ដុំ​ដែល​ដាក់​ទើរ​លើ​មាត់​ឆ្នាំង​ដាំ​ថ្នាំ​រំងាប់​រោគ ប្រើ​ជា​គ្រឿង​ប្រសិទ្ធី​ថ្នាំ​ឆ្នាំង​ឲ្យ​ពូកែ (ប្រើ​តាម​តម្រា​គ្រូ​ថ្នាំ) ។ ព. ទ. បុ. បាយ​សិង្ឃាដក៍ <text:s/>ហ៊ាន​ប្រមាថ​កន្ទោង​ចំ <text:s/>និយាយ​អំពី​គេ​ថា​ឲ្យ​មនុស្ស​អ្នក​តូច​ទាប​ខ្សត់​ខ្សោយ​មិន​ហ៊ាន​ចូល​ដណ្ដឹង​កូន​ស្រី​អ្នក​មាន​យស​ស័ក្តិ​ធំ​ឬ​អ្នក​មាន​ទ្រព្យ​ធន​ច្រើន, ពុំ​នោះ​ដែល​ហ៊ាន​ប្រទូស្ដ​ត​តាំង​នឹង​អ្នក​ទាំង​នោះ, គេ​ប្រៀប​ដូច​ជា​បាយ​សិង្ឃាដក៍​ជា​របស់​ថោកទាប​ជាង​កន្ទោង​ចំ​ដែល​សម្រាប់​ដាក់​ក្នុង​ទី​ខ្ពស់ ទី​រុងរឿង ដូច្នោះ​ឯ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១៣</text:p>
          </table:table-cell>
          <table:table-cell table:style-name="តារាង1.A2" office:value-type="string">
            <text:p text:style-name="P13">បាយសី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កំណាត់​ដើម​ចេក​មាន​ដោត​ជើង​ដាក់​បញ្ឈរ​មាន​រមូរ​ស្លឹក​ចេក​សណ្ឋាន​ម្រាម​ដៃ​ដោត​ជា​ថ្នាក់​ៗ មាន ៣ ថ្នាក់ ឬ ៥ ថ្នាក់, ៧ ថ្នាក់, ៩ ថ្នាក់ មាន​ដោត​ផ្កា​លាយ​ចម្រុះ, មាន​ដាក់​បាយ​ព្រលឹង​ឬ​លាជ; ដែល​ហៅ​ថា បាយសី គឺ​បាយ​ស្រី ឬ បាយសិរី តម្កល់​ត្រង់​ខាង​លើ​កំពូល, បែប​នេះ​ហៅ​ថា បាយសី​ធំ; មាន​បាយសី​មួយ​បែប​ទៀត គេ​មូរ​ស្លឹក​ចេក​សណ្ឋាន​ម្រាម​ដៃ​ដោត​ខ្ទាស់​ភ្ជាប់​គ្នា​ដាក់​គង​លើ​មាត់​ចាន, ហៅ​ថា <text:s/>បាយសី ប៉ាកឆាម (ស. ប៉ាក​ជាម <text:s/>អ. ថ. ប៉ាកឆាម, ប៉ាក <text:s/>“មាត់” + ជាម <text:s/>“ចាន​ជាម” = មាត់​ចាន); បាយសី​ទាំង​នេះ សម្រាប់​ដាក់​តាំង​ជា​គ្រឿង​បូជា ឬ​ជា​លំអ​ក្នុង​ពិធី​ជា​មង្គល​ផ្សេង​ៗ (ប្រើ​តាម​សណ្ដាប់​ស្រុក​ចំពោះ​តែ​អ្នក​ដែល​ត្រូវ​ការ​ចង់​ធ្វើ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១៣</text:p>
          </table:table-cell>
          <table:table-cell table:style-name="តារាង1.A2" office:value-type="string">
            <text:p text:style-name="P13">បាយស្រី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ឈ្មោះ​គ្រឿង​មង្គល​ការ​អាពាហ៍​ពិពាហ៍​មាន​របៀប​ដាក់​បាយ​និង​ភោជនាហារ​ច្រើន​មុខ​ក្នុង​តៀប​ទាំង​គូ​ឆ្វេង​ស្ដាំ មាន​អ្នក​កាន់​ដាវ​រាំ​បើក​គ្រប​តៀប​ទាំង​នោះ ក្នុង​វេលា​ដែល​កូន​ប្រុស​ស្រី កំពុង​ក្រាប​ផ្ទឹម​គ្នា​ចង​ដៃ​សម្រេច​មង្គល​ការ : រាំ​បើក​បាយ​ស្រី (ម. ព. ជ័យ​សួស្ដិ៍ ក្នុង ព. ជ័យ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១៤</text:p>
          </table:table-cell>
          <table:table-cell table:style-name="តារាង1.A2" office:value-type="string">
            <text:p text:style-name="P13">បាយឡី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កឹង​ឬ​តូប​ធ្វើ​នៅ​កន្សៃ​ទូក​ថ្វែ​ឬ​ទូក​ស្លា​ប៉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១៥</text:p>
          </table:table-cell>
          <table:table-cell table:style-name="តារាង1.A2" office:value-type="string">
            <text:p text:style-name="P13">បាយឡុកបាយឡ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ឈ្មោះ​ល្បែង​សម្រាប់​ក្មេង​តូច​ៗ​លេង​ដណ្ដាំ​ស្ល : បាយ​ឡុក​បាយ​ឡ ជា​ល្បែង​សម្រាប់​ឲ្យ​ក្មេង​តូច​ៗ​ជាប់​ចិត្ត​ចំពោះ​ការ​ចេះ​ចម្អិន​អាហារ ។</text:p>
          </table:table-cell>
          <table:table-cell table:style-name="តារាង1.D2" office:value-type="string">
            <text:p text:style-name="P11">បាយ​ឡ​បាយ​ឡុក</text:p>
          </table:table-cell>
          <table:table-cell table:style-name="តារាង1.I2" office:value-type="string">
            <text:p text:style-name="P10">បាយ​ឡុក​បាយ​ឡ </text:p>
          </table:table-cell>
        </table:table-row>
        <table:table-row>
          <table:table-cell table:style-name="តារាង1.A2" office:value-type="string">
            <text:p text:style-name="P17">៦៥១៦</text:p>
          </table:table-cell>
          <table:table-cell table:style-name="តារាង1.A2" office:value-type="string">
            <text:p text:style-name="P13">បាយអ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ចំណុះ​ធាតុ ២ យ៉ាង​គឺ កំបោរ, ខ្សាច់​លាយ​នឹង​ទឹក សម្រាប់​បូក​ការ​ដែល​ធ្វើ​ដោយ​ឥដ្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១៧</text:p>
          </table:table-cell>
          <table:table-cell table:style-name="តារាង1.A2" office:value-type="string">
            <text:p text:style-name="P13">បាយ​អគោម័យ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បាយ​អ​ដែល​យក​អាចម៍​គោ​ស្រស់​លាយ​នឹង​ដី​ដំបូក​នឹង​ចំបើង បូក​ជញ្ជាំង​ប្រដឹស​ឬ​លញ់​លាន​បែន​បោក​ស្រូវ (ម. ព. គោម័យ <text:s/>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១៨</text:p>
          </table:table-cell>
          <table:table-cell table:style-name="តារាង1.A2" office:value-type="string">
            <text:p text:style-name="P13">បាយាប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--យ៉ាប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អារក្ស​ទឹក​សម្រាប់​ពួក​នេសាទ​មច្ឆជាតិ​គោរព : សែន​បាយាប ។ <text:s/>ឈ្មោះ​បក្សី​មួយ​ប្រភេទ ពួក​ត្រសេ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១៩</text:p>
          </table:table-cell>
          <table:table-cell table:style-name="តារាង1.A2" office:value-type="string">
            <text:p text:style-name="P13">បាយាស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--យ៉ាស</text:p>
          </table:table-cell>
          <table:table-cell table:style-name="តារាង1.D2" office:value-type="string">
            <text:p text:style-name="P1">បា.; សំ. </text:p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ាយស ឬ បាយាស) ឈ្មោះ​បាយ​ចម្អិន​លាយ​នឹង​ទឹក​ដោះ​គោ ព្រម​ទាំង​គ្រឿង​ផ្សំ​មាន​តម្លៃ​ផ្សេង​ៗ; មាន ២ យ៉ាង​គឺ <text:s/>សោទក​បាយាស <text:s/>បាយាស​មាន​ទឹក (បាយាស​ទឹក), និរុទក​បាយាស បាយាស​ឥត​ទឹក (បាយាស​គោក) ។ (ច្រើន​ប្រើ​នៅ​ប្រទេស​ឥណ្ឌា​សម័យ​បុរាណ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សោទក​</text:p>
            <text:p text:style-name="P10">បាយាស</text:p>
          </table:table-cell>
        </table:table-row>
        <table:table-row>
          <table:table-cell table:style-name="តារាង1.A2" office:value-type="string">
            <text:p text:style-name="P17">៦៥២០</text:p>
          </table:table-cell>
          <table:table-cell table:style-name="តារាង1.A2" office:value-type="string">
            <text:p text:style-name="P13">បារ</text:p>
          </table:table-cell>
          <table:table-cell table:style-name="តារាង1.A2" office:value-type="string">
            <text:p text:style-name="P11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បិសាច​ដែល​បន្លាច​កូន​ក្មេង​ឲ្យ​មមាល​ឃើញ​អ្វី​ៗ​ដែល​គួរ​ខ្លាច : បារ​បន្លា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1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កិ.</text:p>
          </table:table-cell>
          <table:table-cell table:style-name="តារាង1.D2" office:value-type="string">
            <text:p text:style-name="P10">កាយ​យក​ចេញ : បារ​អាចម៍​ដ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២១</text:p>
          </table:table-cell>
          <table:table-cell table:style-name="តារាង1.A2" office:value-type="string">
            <text:p text:style-name="P13">បារគូ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រៈគូ, ឬ ត. ទ. ថា បាគូ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អ្នក​ដល់​នូវ​ត្រើយ​នៃ​វិទ្យា (ព្រាហ្មណ៍​អ្នក​រៀន​ចេះ​ចប់​ត្រៃវេទ); អ្នក​ដល់​នូវ​ត្រើយ​គឺ​ព្រះ​និព្វាន (ព្រះ​អរហន្ត) ។ ពាក្យ​នេះ ខ្មែរ​យើង​ប្រើ​ជា​សម្ដី​ហៅ​ពួក​ព្រាហ្មណ៍​អ្នក​ធ្វើ​រាជការ​ក្នុង​ព្រះ​បរម​រាជ​វាំង មាន​មុខ​ក្រសួង​ខាង​ការ​ចាំ​រក្សា​ថែទាំ​ព្រះ​ខ័ន​រាជ្យ​និង​ទេវ​រូប​ផ្សេង​ៗ, ជា​អ្នក​សម្រេច​កិច្ច​ដែល​ជា​លទ្ធិ​ពា្រហ្មណ៍ តាម​រាជ​ប្រពៃណី​នៃ​ព្រះ​មហា​ក្សត្រិយ៍​រៀងរាល់​ព្រះ​អង្គ​ក្នុង​កម្ពុជ​រដ្ឋ តាំង​ពី​ព្រេង​នាយ​ដរាប​មក​ដល់​សព្វ​ថ្ងៃ​នេះ : ពួក​បារគូ​ផ្លុំ​ស័ង្ខ​ថ្វាយ​ជយ​មង្គល ។ បារគូ​បុរោហិត <text:s/>គឺ​បារគូ​ជា​រាជ​បុរោហិត ឬ​ជា​រាជ​គ្រូ​ក្នុង​រជ្ជកាល​បុរាណ​ព្រេង​នា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ារគូ​បុរោហិត </text:p>
          </table:table-cell>
        </table:table-row>
        <table:table-row>
          <table:table-cell table:style-name="តារាង1.A2" office:value-type="string">
            <text:p text:style-name="P17">៦៥២២</text:p>
          </table:table-cell>
          <table:table-cell table:style-name="តារាង1.A2" office:value-type="string">
            <text:p text:style-name="P13">បារត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រ៉ត</text:p>
          </table:table-cell>
          <table:table-cell table:style-name="តារាង1.D2" office:value-type="string">
            <text:p text:style-name="P11">សំ.; 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ារត ឬ បារទ; បារទ) ធាតុ​រាវ​មួយ​ប្រភេទ សម្បុរ​ស្រដៀង​នឹង​សំណ, កាល​បើ​ត្រូវ​កម្ដៅ​ក៏​ក្លាយ​បាត់​ក្លិន​និង​រស​ជាតិ​ដើម​មួយ​រំពេច; ហៅ​ក្លាយ​ជា បរត ឬ បរទ ក៏​មាន ។</text:p>
          </table:table-cell>
          <table:table-cell table:style-name="តារាង1.D2" office:value-type="string">
            <text:p text:style-name="P11">បារទ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២៣</text:p>
          </table:table-cell>
          <table:table-cell table:style-name="តារាង1.A2" office:value-type="string">
            <text:p text:style-name="P13">បារទ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0">(ម. ព. បារត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២៤</text:p>
          </table:table-cell>
          <table:table-cell table:style-name="តារាង1.A2" office:value-type="string">
            <text:p text:style-name="P13">បារម្ភ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រ៉ម់</text:p>
          </table:table-cell>
          <table:table-cell table:style-name="តារាង1.D2" office:value-type="string">
            <text:p text:style-name="P11">សំ.; បា. 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្រ + អារម្ភ &gt; ប្រារម្ភ; ប + អារម្ភ &gt; បារម្ភ តែ​មិន​សូវ​ដែល​ប្រទះ​ឃើញ​ប្រើ, ប្រែ​ថា “សេចក្ដី​ផ្ដួចផ្ដើម, ការ​ផ្ដើម, ការ​នាំ​អាទិ៍”) ដំណើរ​នឹក​ថប់​ឬ​នឹក​ព្រួយ​ជា​មុន : ខ្ញុំ​មាន​បារម្ភ​ក្រែង​តែ​ការ​នុះ​នឹង​មិន​បាន​សម្រេច ។ ចួន​កាល​ប្រើ​ជា កិ. ក៏​មាន : អ្នក​កុំ​បារម្ភ​ឲ្យ​សោះ ការ​នុះ​មុខ​ជា​នឹង​សម្រេច​ជា​ប្រាកដ ។ (ព. កា.) : អាពុក​បារម្ភ ក្រែង​កូន​មិន​ខំ ដូច​ពាក្យ​ប្ដេជ្ញា ហេតុ​នេះ​ចូរ​កូន -ឯង​ទាំងអស់​គ្នា កុំ​បាន​តែ​ថា ថា​ហើយ​ត្រូវ​ធ្វើ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២៥</text:p>
          </table:table-cell>
          <table:table-cell table:style-name="តារាង1.A2" office:value-type="string">
            <text:p text:style-name="P13">បារមី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រៈម៉ី</text:p>
          </table:table-cell>
          <table:table-cell table:style-name="តារាង1.D2" office:value-type="string">
            <text:p text:style-name="P11">សំ. 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គុណ​ជាតិ​ដ៏​ល្អ​ដែល​បុគ្គល​គួរ​បំពេញ (ម. ព. <text:span text:style-name="T3">ទស​បារមី ផង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២៦</text:p>
          </table:table-cell>
          <table:table-cell table:style-name="តារាង1.A2" office:value-type="string">
            <text:p text:style-name="P13">បារាយ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រ៉ាយ</text:p>
          </table:table-cell>
          <table:table-cell table:style-name="តារាង1.D2" office:value-type="string">
            <text:p text:style-name="P11">សំ.</text:p>
          </table:table-cell>
          <table:table-cell table:style-name="តារាង1.D2" office:value-type="string">
            <text:p text:style-name="P11">កិ. វិ. ឬ គុ.</text:p>
          </table:table-cell>
          <table:table-cell table:style-name="តារាង1.D2" office:value-type="string">
            <text:p text:style-name="P10">(បារាយ <text:s/>ឬ បារាយណ ន.) ដែល​ទួទៅ, ដែល​សាយ​សុស​សព្វ​ទៅ; ខ្មែរ​យើង​ប្រើ​បាន​ចំពោះ​តែ​ភ្ជាប់​ជាមួយ​នឹង​ពាក្យ​អាស្រូវ : អាស្រូវ​បារាយ <text:s/>គឺ​អាស្រូវ​កេរ្តិ៍​ឈ្មោះ​សាស​សុស​សព្វ​ទ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អាស្រូវ​បារាយ</text:p>
          </table:table-cell>
        </table:table-row>
        <table:table-row>
          <table:table-cell table:style-name="តារាង1.A2" office:value-type="string">
            <text:p text:style-name="P17">៦៥២៧</text:p>
          </table:table-cell>
          <table:table-cell table:style-name="តារាង1.A2" office:value-type="string">
            <text:p text:style-name="P13">បារាយណ៍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រ៉ាយ</text:p>
          </table:table-cell>
          <table:table-cell table:style-name="តារាង1.D2" office:value-type="string">
            <text:p text:style-name="P11">សំ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ារាយណ) ដំណើរ​ទួទៅ, ពន្លឺ...; ប្រទេស​ដែល​វាល​ល្ហល្ហេវ​ធំធេង ។ ពាក្យ​ខ្មែរ​យើង​ប្រើ​ជា​ឈ្មោះ​ទី, តំបន់, ខែត្រ, ស្រុក ដែល​វាល​ល្ហល្ហេវ ដូច​យ៉ាង ស្រុក​បារាយណ៍, បឹង​បារាយណ៍, វាល​បារាយណ៍ 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២៨</text:p>
          </table:table-cell>
          <table:table-cell table:style-name="តារាង1.A2" office:value-type="string">
            <text:p text:style-name="P13">បារាយណ៍​ទឹក​ថ្លា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រ៉ាយ--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ឈ្មោះ​បឹង​ធំ​មួយ វាល​ត្លេវ​ស្រឡះ​ស្អាត​ធេង ឥត​មាន​ស្មៅ​ឬ​ចក​ត្រឹប​អ្វី​ឡើយ មាន​ទឹក​ថ្លា​ឈ្វេង​ជាប់​ជានិច្ច, ឋិត​នៅ​ខាង​ឯ​លិច​នគរ​ធំ ក្នុង​ខែត្រ​សៀមរាប; បឹង​នេះ កាល​ពី​ដើម​គេ​ហៅ​ថា បារាយណ៍​ខាង​លិច <text:s/>ព្រោះ​មាន​បារាយណ៍​មួយ​ទៀត​នៅ​ខាង​កើត​នគរ​ធំ ជា​ទំនាប​រាក់​មិន​ដក់​ទឹក​ទេ គេ​ហៅ​ថា បារាយណ៍​ខាង​កើត ឬ ហៅ​ម្យ៉ាង​ទៀត​ថា តដាក (សំ. តដាក, តឌាក, តាដាក; បា. តឡាក “ស្រះ​ធំ ឬ បឹង​ធំ”); លុះ​ត​យូរ​មក​ដល់​សព្វ​ថ្ងៃ​នេះ ហៅ​ក្លាយ​ជា ប៉ដាក <text:s/>ឬ ប្រដា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២៩</text:p>
          </table:table-cell>
          <table:table-cell table:style-name="តារាង1.A2" office:value-type="string">
            <text:p text:style-name="P13">បារាស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រ៉ាស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គុ.</text:p>
          </table:table-cell>
          <table:table-cell table:style-name="តារាង1.D2" office:value-type="string">
            <text:p text:style-name="P20">ឈ្លើយ គឺ (សត្វ) ដែល​ទើប​នឹង​ទាក់​ឬ​ចាប់​បាន​មក ផ្លាង​មិន​ទាន់​សាំង​នៅ​ឡើយ : ដំរី​បារាស, គោ​ព្រៃ​បារាស ឬ គោ​បារាស ។ ពាក្យ​នេះ​សម​ជា​នឹង​យល់​ដោយ​ស្មាន​ថា​ជា​ភាសា​បាលី បារ</text:p>
            <text:p text:style-name="P20">“ខាង​នាយ, ខាង​ត្រើយ” + អាសា <text:s/>“បំណង” &gt; បារាស “ដែល​មាន​បំណង​ទៅ​ខាង​នាយ គឺ​មាន​សេចក្ដី​នឹក​ភ្នក​ទៅ​រក​តែ​ទី​កន្លែង​ឯ​នាយ​ដែល​ធ្លាប់​នៅ”, ប៉ុន្តែ​មិន​ដែល​ប្រទះ​ឃើញ​មាន​ប្រើ​សោះ​ឡើយ ។ ព. ប្រ. មនុស្ស​ដែល​ផ្លាង​មិន​ចុះ​ក្នុង​ឱវាទ​នៃ​អាណា​ព្យាបាល ក៏​ហៅ បារាស បាន​ដែរ ។ ប្រើ​ជា ន. ក៏​បាន : ចង​បារាស​ភ្ជាប់​នឹង​ធ្នាក់, យក​ធ្នាក់​ទៅ​អន្ទង​បារាស <text:s/>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៣០</text:p>
          </table:table-cell>
          <table:table-cell table:style-name="តារាង1.A2" office:value-type="string">
            <text:p text:style-name="P13">បារី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រ៉ី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0">ថ្នាំ​ដែល​មូរ​នឹង​ស្លឹក​ឬ​នឹង​ក្រដាស​ជាដើម​សម្រាប់​ជក់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៣១</text:p>
          </table:table-cell>
          <table:table-cell table:style-name="តារាង1.A2" office:value-type="string">
            <text:p text:style-name="P13">បារៀន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ស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ារ្យើន ឬ ប្រ្យើញ <text:s/>អ. ថ. បារៀន ឬ ប៉ៈរៀន, ប្រៀន) កុលបុត្ត​អ្នក​រៀន​ព្រះ​បរិយត្តិ​ធម៌ ដែល​បាន​ដេញ​ប្រយោគ (ប្រឡង) ជាប់ រាប់​តាំង​ពី​ប្រយោគ​ទី​៣​ឡើង​ទៅ : ពួក​មហា​បារៀន (ប្រើ​ចំពោះ​តែ​ពួក​បព្វជិត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៣២</text:p>
          </table:table-cell>
          <table:table-cell table:style-name="តារាង1.A2" office:value-type="string">
            <text:p text:style-name="P13">បារាំ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រ៉័ម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រោង​លាត​មាន​ដំបូល​ស្មើ ប្រក់​ពាស​ផ្ទាំង​សំពត់​ឬ​ស្លឹក​ឈើ ប្រើ​ជា​របាំង​កម្ដៅ​ថ្ងៃ​ឬ​សន្សើម​សម្រាប់​ជ្រក​បណ្ដោះអាសន្ន ក្នុង​វេលា​ធ្វើ​បុណ្យ​ឬ​ធ្វើ​មង្គល​ការ​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៣៣</text:p>
          </table:table-cell>
          <table:table-cell table:style-name="តារាង1.A2" office:value-type="string">
            <text:p text:style-name="P13">បារាំ​កំពូល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រ៉័ម--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ភ្នំ​យោង​៤​ជ្រុង (ឬ​កាច់​ជ្រុង​ក៏​មាន​ខ្លះ) ពាស​សំពត់​ស, មាន​ថ្នាក់​ជា​ជាន់​ៗ (តាំង​ពី ៣ ជាន់​ទៅ​ដល់ ៩ ជាន់, ប្រើ​តាម​បណ្ដា​ស័ក្តិ​នៃ​បុគ្គល) មាន​រំភាយ​គ្រប់​ថ្នាក់, មាន​កំពូល, ប្រើ​ជា​របស់​រុងរឿង​ថ្លៃថ្លា​ក្នុង​ការ​តម្កល់​សព​ធ្វើ​ឈាបន​កិច្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៣៤</text:p>
          </table:table-cell>
          <table:table-cell table:style-name="តារាង1.A2" office:value-type="string">
            <text:p text:style-name="P13">បារាំង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រ៉័ង</text:p>
          </table:table-cell>
          <table:table-cell table:style-name="តារាង1.D2" office:value-type="string">
            <text:p text:style-name="P11">បារ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ហ្រ្វង្សិ៍ <text:span text:style-name="T10">France) ឈ្មោះ​ដែន​ឬ​ប្រទេស​របស់​បារាំង​សែស : <text:s/>ប្រទេស​បារាំង, របស់​មក​ពី​ប្រទេស​បារាំង ។ <text:s/>ខ្មែរ​យើង​ប្រើ​ជា​ពាក្យ​ហៅ​ពួក​មនុស្ស​ជាតិ​បារាំង​សែស​ទាំងអស់​គ្នា​ថា បារាំង; ដែន​ទាំង​មូល​របស់​បារាំង​សែស ក៏​ហៅ បារាំង; សំដី​និយាយ​ដោយ​រួប​រួម តាម​ទម្លាប់​របស់​ប្រជាជន​ជាតិ​ខ្មែរ​ខ្លះ, សូម្បី​ពួក​មនុស្ស​អ្នក​ប្រទេស​អឺរ៉ុប​ទាំង​ប៉ុន្មាន ក៏​ហៅ បារាំង​ៗ <text:s/>ដូច​គ្នា​ទាំងអស់; អ្វី​ទាំងពួង​ដែល​មាន​ដើម​កំណើត​មក​ពី​ប្រទេស​អឺរ៉ុប​ហៅ​ថា បារាំង​ៗ ទាំងអស់, ដូច​យ៉ាង អក្សរ​បារាំង, ខោ​បារាំង, ដំឡូង​បារាំង, មាន់​បារាំង ជាដើម ។ ខ្មែរ​បុរាណ​ច្រើន​ហៅ​អ្វី​ៗ ដែល​មក​ពី​បរទេស​ថា... ទេស ដូច​ជា សំពត់​ទេស ជាដើម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៣៥</text:p>
          </table:table-cell>
          <table:table-cell table:style-name="តារាង1.A2" office:value-type="string">
            <text:p text:style-name="P13">បារាំងសែស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រ៉័ង--</text:p>
          </table:table-cell>
          <table:table-cell table:style-name="តារាង1.D2" office:value-type="string">
            <text:p text:style-name="P11">បារ.</text:p>
          </table:table-cell>
          <table:table-cell table:style-name="តារាង1.D2" office:value-type="string">
            <text:p text:style-name="P11">គុ. ឬ ន.</text:p>
          </table:table-cell>
          <table:table-cell table:style-name="តារាង1.D2" office:value-type="string">
            <text:p text:style-name="P10">(ហ្រ្វង្សេស៍, ហ្រ្វង្សែស (Français Française) ដែល​កើត, ដែល​មាន​នៅ​ប្រទេស​ឬ​ដែន​បារាំង; មនុស្ស​ជាតិ​បារាំង, អ្នក​ស្រុក​បារាំង : ចំណេះ​បារាំង​សែស, ភាសា​បារាំង​សែស, អក្សរ​បារាំង​សែស, ជាតិ​បារាំង​សែស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៣៦</text:p>
          </table:table-cell>
          <table:table-cell table:style-name="តារាង1.A2" office:value-type="string">
            <text:p text:style-name="P13">បារាំយ៉ត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រ៉័ម--</text:p>
          </table:table-cell>
          <table:table-cell table:style-name="តារាង1.D2" office:value-type="string">
            <text:p text:style-name="P11">ស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៉ៈរាំយ្ចត អ. ថ. ប៉ៈរ៉័មយ៉ត) បារាំ​កំពូល (ម. ព. បារាំ​កំពូល <text:s text:c="2"/>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៣៧</text:p>
          </table:table-cell>
          <table:table-cell table:style-name="តារាង1.A2" office:value-type="string">
            <text:p text:style-name="P13">បាល់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បារ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Balle) ប្រដាប់​សម្រាប់​កីឡា​ធ្វើ​ពី​កៅស៊ូ​ជាដើម​មាន​សណ្ឋាន​ជា​ដុំ​មូល : បាល់​បោះ, បាល់​ទាត់; កីឡា​បាល់ ជា​កាយ​បរិហារ​ពិសេស​មួយ​ក្នុង​សកល​លោក; ក្នុង​សម័យ​សង្គម​រាស្ត្រ​និយម​ប្រទេស​កម្ពុជា​មាន​ពួក​អ្នក​កីឡា​គ្រប់​ប្រភេទ​កាន់​តែ​សម្បូរ​ឡើង​រាល់​ថ្ងៃ, ព្រោះ​មាន​សម្ដេច​ព្រះ​នរោត្តម​សីហនុ ជា​ព្រះ​បិតា​កីឡា​ជាតិ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៣៨</text:p>
          </table:table-cell>
          <table:table-cell table:style-name="តារាង1.A2" office:value-type="string">
            <text:p text:style-name="P13">បាល័ដ្ឋ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--ល៉ាត់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0">មើល​ក្នុង​ពាក្យ បាឡាត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៣៩</text:p>
          </table:table-cell>
          <table:table-cell table:style-name="តារាង1.A2" office:value-type="string">
            <text:p text:style-name="P13">បាលី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ល៉ី</text:p>
          </table:table-cell>
          <table:table-cell table:style-name="តារាង1.D2" office:value-type="string">
            <text:p text:style-name="P11">បា.; សំ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ាលិ <text:s/>ឬ បាឡិ; បាលិ) ជួរ​ព្រៃ​ឬ​ដង​ព្រៃ; ស្ពាន, របៀប; ភាសា​មាន​របៀប; ព្រះ​ពុទ្ធ​វចនៈ​ដែល​មាន​គោល​ចារឹក​នៃ​ព្រះ​ពុទ្ធ​សាសនា ។ គេ​ច្រើន​ស្គាល់​ថា ព្រះ​ត្រៃ​បិដក ហៅ​ថា បាលី ឬ បាឡី ។ ហៅ​តាម​ទម្លាប់​ថា : ភាសា​បាលី, រៀន​បាលី, ចេះ​បាលី, និយាយ​បាលី, .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៤០</text:p>
          </table:table-cell>
          <table:table-cell table:style-name="តារាង1.A2" office:value-type="string">
            <text:p text:style-name="P13">បាវ</text:p>
          </table:table-cell>
          <table:table-cell table:style-name="តារាង1.A2" office:value-type="string">
            <text:p text:style-name="P11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ទាសៈ​ឬ​ទាសី គឺ​ខ្ញុំ​ប្រុស​ខ្ញុំ​ស្រី (សម័យ​បច្ចុប្បន្ន​នេះ ឈប់​ប្រើ​ពាក្យ បាវ ហើយ ព្រោះ​គ្មាន ទាសៈ ឬ ទាសី ទេ មាន​តែ ឈ្នួល (មនុស្ស​ស៊ី​ឈ្នួល) និង កម្មករ, កម្មការិកា ឬ​ថា ប្រុស​បម្រើ, ស្រី​បម្រើ ប៉ុណ្ណោះ, ប្រជា​ពលរដ្ឋ​ទាំងពួង ក្នុង​ប្រទេស​កម្ពុជា​ក៏​សុទ្ធ​តែ​មាន សេរីភាព, សមភាព, ភាតរភាព <text:s/>អស់​ហើយ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1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ដី​សូន​ជា​ឡ​តូច សម្រាប់​រំលាយ​ប្រាក់, មាស​លោហ​ជាតិ​ផ្សេង​ៗ​មាន​ស្ពាន់​ជាដើម ឲ្យ​រលាយ​រាវ​ដូច​ជា​ទឹក​ហើយ​ចាក់​ទៅ​ក្នុង​ពុម្ព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1">៣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ការុង​ខ្នាត​ធំ​ជ្រៅ ធ្វើ​ដោយ​សរសៃ​ក្រចៅ និង​ធ្មៃ​ជាដើម សម្រាប់​ច្រក​គ្រាប់​ស្រូវ, អង្ករ, គ្រាប់​សណ្ដែក, គ្រាប់​ពោត​ជាដើម : អង្ករ​មួយ​បាវ, គ្រាប់​ពោត​២​បាវ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៤១</text:p>
          </table:table-cell>
          <table:table-cell table:style-name="តារាង1.A2" office:value-type="string">
            <text:p text:style-name="P13">បាវព្រាវ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មនុស្ស​អ្នក​ខ្សត់​ខ្សោយ​ទន់​ទាប​ឥត​មាន​ទី​ពំនាក់ ដែល​ចូល​មក​សុំ​ជ្រក​អាស្រ័យ​នៅ​ផង, ជា​អ្នក​ធ្វើ​កិច្ចការ​បម្រើ​ដូច​បាវ, សម្រេច​ការ​បរិភោគ​និង​ការ​ដេក​នៅ​ជាមួយ​នឹង​បាវ (សម័យ​សព្វ​ថ្ងៃ​នេះ​ ឈប់​ប្រើ​ពាក្យ បាវព្រាវ នេះ​ហើយ) ។ ម. ព. បាវ ១ ន. ទៀត​ផ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៤២</text:p>
          </table:table-cell>
          <table:table-cell table:style-name="តារាង1.A2" office:value-type="string">
            <text:p text:style-name="P13">បាស</text:p>
          </table:table-cell>
          <table:table-cell table:style-name="តារាង1.A2" office:value-type="string">
            <text:p text:style-name="P11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ាឝ) អន្ទាក់; ផ្នួង​សក់ ។ ពាក្យ​នេះ ខ្មែរ​យើង​ប្រើ​ហៅ​អំបោះ​ចំណង​ដែល​ចង​សំពត់​ស្នប​រុំ​សាកសព​ថា : ចង​ខ្សែ​បាស, កាត់​ខ្សែ​បា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1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ឈ្មោះ​វល្លិ​មួយ​ប្រភេទ ស្លឹក​ខ្ចី​ប្រើ​ធ្វើ​ជា​បន្លែ​ស្ល​ស្រឡក់​បាន : សម្ល​ស្រឡក់​ស្លឹក​បា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៤៣</text:p>
          </table:table-cell>
          <table:table-cell table:style-name="តារាង1.A2" office:value-type="string">
            <text:p text:style-name="P13">បាសក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សក់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គ្រហស្ថ; ពាក្យ​ដើម​ជា ឧបាសក, គេ​កាត់​តួ ឧ ចេញ​ហៅ​ថា អាទិលោប (លុប​អក្សរ​ខាង​ដើម) : ពួក​បាសក​ជើង​វត្ត, បាសក​ទាយក (ម. ព. ឧបាសក) ។ ព. ផ្ទ. បព្វជិត, អ្នក​បួ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៤៤</text:p>
          </table:table-cell>
          <table:table-cell table:style-name="តារាង1.A2" office:value-type="string">
            <text:p text:style-name="P13">បាសកា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ាសៈកា, ត. ទ. ថា បាស្កា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ាសក; បាឝក) ល្បែង​ដែល​មាន​កូន​សម្រាប់​ដាក់​រាយ​លេង​លើ​គំនូស​ក្រឡា យ៉ាង​ដូច​ចត្រង្គ​ជាដើម : ល្បែង​បាសកា, លេង​បាសកា ។ <text:s/>សរសេរ​ក្លាយ​តាម​សម្ដី​ស្រួស​មាត់​ជា បាស្កា ដូច្នេះ​ក៏​ម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៤៥</text:p>
          </table:table-cell>
          <table:table-cell table:style-name="តារាង1.A2" office:value-type="string">
            <text:p text:style-name="P13">បាស្កា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0">(ម. ព. បាសកា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៤៦</text:p>
          </table:table-cell>
          <table:table-cell table:style-name="តារាង1.A2" office:value-type="string">
            <text:p text:style-name="P13">បាឡាត់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ឋានន្តរ​នៃ​មន្ត្រី​សង្ឃ ថ្នាក់​ឋានានុក្រម​ថ្នាក់​ខ្ពស់​ជាង សមុហ៍ ជា​សហការី​នៃ​ព្រះ​រាជា​គណៈ​គ្រប់​ថ្នាក់​ទាំង ៤ គឺ ឯក, ទោ, ត្រី, ចត្វា មាន​ឋានន្តរ​គឺ​ងារ​ជា​ភាសា​បាលី​ផ្សេង​ៗ​គ្នា; សម្រាប់​មេ​គណ​គ្រប់​ខែត្រ ក៏​មាន​ឋានានុក្រម​ទី បាឡាត់ ដែរ ។ សម្រាប់​សម្ដេច​ព្រះ​សង្ឃ​រាជ និង​សម្ដេច​ព្រះ​សង្ឃ​នាយក មាន​ឋានានុក្រម​ទី បាឡាត់ ពីរ​ៗ​រូប ស្ដាំ ១ រូប ឆ្វេង ១ រូប; ក្នុង​សម័យ​ពី​ដើម​ហៅ បាឡាត់​ទូល​ឆ្លង <text:s/>មាន​នាទី​ជា​អ្នក​ទទួល​ភារកិច្ច​ផ្សេង​ៗ ជា​ជំនួស​ឬ​ជា​ជំនួយ​សម្ដេច​ព្រះ​សង្ឃ​រាជ​ឬ​សម្ដេច​ព្រះ​សង្ឃ​នាយក ក្នុង​ការ​ទទួល​ភ្ញៀវ​និង​ការ​ពិត​ទូល​អំពី​កិច្ចការ​នានា​របស់​ភ្ញៀវ​សាធារណៈ ដែល​មាន​ការ​ប្រាស្រ័យ​ទាក់ទង​ជា​ការ​ចាំបាច់ ។ ខាង​មន្ត្រី​គ្រហស្ថ​សម្រាប់​ខែត្រ​និង​ស្រុក​ក៏​មាន បាឡាត់ ដែរ ហៅ​ថា បាឡាត់​ខែត្រ, បាឡាត់​ស្រុក ...។ ខ្មែរ​បុរាណ​សរសេរ បាល័ដ្ឋ <text:s/>ប្រហែល​ជា​សំដៅ​អត្ថន័យ​ថា “អ្នក​មាន​នាទី​ខាង​ការ​ថែ​រក្សា” ទេ​ដឹង ? (សៀម​សរសេរ ប៉ល័ត <text:s/>អ. ថ. ប្ល័ត, មាន​អត្ថន័យ​ថា​អ្នក​ផ្លាស់​មុខ​ការ​នាទី​ជា​ជំនួយ​ឬ​ជា​ជំនួស​រង​ពី​អធិបតី​របស់​ខ្លួន​មក..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៤៧</text:p>
          </table:table-cell>
          <table:table-cell table:style-name="តារាង1.A2" office:value-type="string">
            <text:p text:style-name="P13">បាឡី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0">(ម. ព. បាលី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៤៨</text:p>
          </table:table-cell>
          <table:table-cell table:style-name="តារាង1.A2" office:value-type="string">
            <text:p text:style-name="P13">បិដក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ិដក់</text:p>
          </table:table-cell>
          <table:table-cell table:style-name="តារាង1.D2" office:value-type="string">
            <text:p text:style-name="P11">សំ. 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ល្អី, កញ្ជើ; បរិយត្តិ​ធម៌ (ម. ព. ត្រៃ​បិដក ឬ ត្រ័យ​បិដក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៤៩</text:p>
          </table:table-cell>
          <table:table-cell table:style-name="តារាង1.A2" office:value-type="string">
            <text:p text:style-name="P13">បិដក​ត្រ័យ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ិដក់កៈត្រៃ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0">ដូច​គ្នា​នឹង ត្រៃ​បិដក​ឬ​ត្រ័យ​បិដក ដែ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៥០</text:p>
          </table:table-cell>
          <table:table-cell table:style-name="តារាង1.A2" office:value-type="string">
            <text:p text:style-name="P13">បិដរ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0">(ម. ព. បិតរ)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៥១</text:p>
          </table:table-cell>
          <table:table-cell table:style-name="តារាង1.A2" office:value-type="string">
            <text:p text:style-name="P13">បិណ្ឌ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ិន-ឌៈ ឬ បិន</text:p>
          </table:table-cell>
          <table:table-cell table:style-name="តារាង1.D2" office:value-type="string">
            <text:p text:style-name="P11">សំ. 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ការ​ប្រមូល​ឲ្យ​មូល​ឬ​ពូន​ឲ្យ​ជា​ដុំ, ដុំ; ការ​ចិញ្ចឹម​ជីវិត ។ ខ្មែរ​យើង​ប្រើ​ពាក្យ​នេះ​ជា​ឈ្មោះ​នៃ​វិធី​ធ្វើ​ទាន​មួយ​យ៉ាង (តាម​ប្រពៃណី​របស់​ប្រទេស) ធ្វើ​បាន​ពី​ត្រឹម​ថ្ងៃ​ទី ១ រោច​ខែ​ភទ្របទ​ទៅ​ដល់​ថ្ងៃ​ខែ​ដាច់ (១៥ ថ្ងៃ)...ហៅ​ថា បុណ្យ​កាន់​បិណ្ឌ ឬ បុណ្យ​ដាក់​បិណ្ឌ, ហៅ​ខ្លី​ត្រឹមតែ កាន់​បិណ្ឌ <text:s/>ឬ ដាក់​បិណ្ឌ ក៏​បាន; ថ្ងៃ ១៥ រោច​ខែ​ភទ្របទ ហៅ​ថា ថ្ងៃ​ភ្ជុំ​បិណ្ឌ..., ពួក​ឧបាសក​ទាយក​តែង​ទៅ​ប្រជុំ​គ្នា​ធ្វើ​ទាន​ឯ​វត្ត​មិន​សូវ​មាន​អ្នក​ណា​មួយ​ខាន​ឡើ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៥២</text:p>
          </table:table-cell>
          <table:table-cell table:style-name="តារាង1.A2" office:value-type="string">
            <text:p text:style-name="P13">បិណ្ឌបាត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ិន-ឌៈ-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អាហារ​ដែល​ប្រមូល​ឲ្យ​ជា​ដុំ​ដាក់​ក្នុង​បាត្រ គឺ​ចង្ហាន់​ដាក់​បាត្រ​ឬ​ចង្ហាន់​រាប់​បាត្រ (សម្រាប់​បព្វជិត​ក្នុង​ព្រះ​ពុទ្ធ​សាសនា) : ចង្ហាន់​បិណ្ឌបាត, អាហារ​បិណ្ឌបាត ។ ប្រើ​តាម​ទម្លាប់​ជា កិ. ក៏​បាន (អ. ថ. បិន-បាត) : លោក​និមន្ត​បិណ្ឌបាត, បិណ្ឌបាត​មិន​សូវ​បាន ។ <text:s/>ចួន​កាល​ប្រើ​កាត់​ខ្លី​តែ​ត្រឹម បិណ្ឌ ក៏​មាន : លោក​និមន្ត​ទៅ​បិណ្ឌ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៥៣</text:p>
          </table:table-cell>
          <table:table-cell table:style-name="តារាង1.A2" office:value-type="string">
            <text:p text:style-name="P13">បិណ្ឌបាត​ចារិក​វត្ត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ិន-ឌៈប៉ាតៈ ចារ៉ិកៈវ័ត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ការ​ប្រព្រឹត្ត​ដើរ​រក​ចង្ហាន់​ដែល​ទាយក​គេ​ដាក់​ឲ្យ​ក្នុង​បាត្រ (ការ​ប្រព្រឹត្ត​ដើរ​បិណ្ឌបាត ទុក​ជា​វត្ត​ប្រតិបត្តិ​មួយ​ដ៏​សំខាន់​របស់​ពួក​បព្វជិត​ក្នុង​ព្រះ​ពុទ្ធ​សាសនា, ព្រះ​សម្មាសម្ពុទ្ធ​ទ្រង់​ត្រាស់​សរសើរ​ថា​ជា​ការ​ចិញ្ចឹម​ជីវិត​ដោយ​ប្រពៃ ជា​ដំណើរ​នាំ​ឲ្យ​អាជីវ​បារិសុទ្ធិ​សីល​បរិសុទ្ធ​ល្អ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៥៤</text:p>
          </table:table-cell>
          <table:table-cell table:style-name="តារាង1.A2" office:value-type="string">
            <text:p text:style-name="P13">បិណ្ឌបាត​ទាន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ិន-ឌៈ បាតៈ--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10">ការ​ឲ្យ​ចង្ហាន់​បិណ្ឌបាត គឺ​ការ​ដែល​ទាយក​ឲ្យ​ភោជនាហារ​ជា​គ្រឿង​ចិញ្ចឹម​ជីវិត​ដោយ​សេចក្ដី​សង្គ្រោះ ដល់​បព្វជិត​មិន​ឲ្យ​ដាច់​ពោះ​ស្លាប់ : បិណ្ឌបាត​ទាន​ជា​អំណោយ​ដ៏​វិសេស មិន​លម្អៀង​របស់​ទាយក​ទាយិកា​ទាំងឡាយ រាប់​បញ្ចូល​ក្នុង​សង្ឃគតា​ទក្ខិណា​ទាន (ព. ពុ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៥៥</text:p>
          </table:table-cell>
          <table:table-cell table:style-name="តារាង1.A2" office:value-type="string">
            <text:p text:style-name="P13">បិណ្ឌបាតប្បច្ច័យ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ិន-ឌបា-ត័ប-ប៉័ច-ចៃ ឬ ប៉ិន-ឌៈ ប៉ា-ត័ប--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ិណ្ឌបាតប្បច្ចយ) អាហារ​បិណ្ឌបាត​ដែល​ជា​គ្រឿង​អាស្រ័យ​ចិញ្ចឹម​ជីវិត​របស់​បព្វជិត (ម. ព. ចតុប្បច្ច័យ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៥៦</text:p>
          </table:table-cell>
          <table:table-cell table:style-name="តារាង1.A2" office:value-type="string">
            <text:p text:style-name="P13">បិណ្ឌបាតិ​កង្គៈ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ិន-ឌៈប៉ាតិ-ក័ង-គៈ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អង្គ​របស់​ភិក្ខុ​អ្នក​ត្រាច់​ទៅ​ដើម្បី​បិណ្ឌបាត​ជា​វត្ត (ឈ្មោះ​ធុតង្គ​ទី ៣ ក្នុង​ពួក​ធុតង្គ​ទាំង ១៣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៥៧</text:p>
          </table:table-cell>
          <table:table-cell table:style-name="តារាង1.A2" office:value-type="string">
            <text:p text:style-name="P13">បិត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កិ.</text:p>
          </table:table-cell>
          <table:table-cell table:style-name="តារាង1.D2" office:value-type="string">
            <text:p text:style-name="P10">កាន់​ទប់​ដោយ​ដៃ​ទាំង​ពីរ កូត, ប្រួម, សម្រួច​ដោយ​មុខ​កាំបិត​បន្ទោះ​ឬ​កាំបិត​ឯ​ទៀត​ក៏​បាន : បិត​បន្ទោះ, បិត​ផ្ដៅ, បិត​ឈើ​ស្រួច, បិត​សម្រួច ។ <text:s/>ចំហុយ​យក​ញើស​ឲ្យ​ស្រក់​ចុះ​ក្នុង​តម្រង​ឲ្យ​កើត​បាន​ជា​សុរា : បិត​ស្រ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៥៨</text:p>
          </table:table-cell>
          <table:table-cell table:style-name="តារាង1.A2" office:value-type="string">
            <text:p text:style-name="P13">បិតរ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ិ-ដ</text:p>
          </table:table-cell>
          <table:table-cell table:style-name="តារាង1.D2" office:value-type="string">
            <text:p text:style-name="P11">បា.; សំ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ិតុ &gt; បិតរ; បិត្ឫ &gt; បិតារ) បិតា (ឪពុក) ។ ពាក្យ​នេះ​ខ្មែរ​យើង​ប្រើ​ជា​ឈ្មោះ​ព្រះ​រាជ​ពិធី​មួយ មាន​ចាក់​ទឹក​ដូង​ច្រួច​សែន​រំឭក​ដល់​ពួក​បុព្វ​បុរស​ក្នុង​រាជ​ត្រកូល ហៅ​ថា ថ្វាយ​ព្រះ​បិតរ <text:s/>ឬ ថ្វាយ​ព្រះ​បិដរ <text:s/>គឺ​សែន​រំឭក​ទៅ​ព្រះ​ញាតិ​វង្សានុវង្ស​ដែល​ស្ដេច​ទៅ​កាន់​បរលោក​ហើយ ។</text:p>
          </table:table-cell>
          <table:table-cell table:style-name="តារាង1.D2" office:value-type="string">
            <text:p text:style-name="P11">បិដរ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៥៩</text:p>
          </table:table-cell>
          <table:table-cell table:style-name="តារាង1.A2" office:value-type="string">
            <text:p text:style-name="P13">បិតា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ិដា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ិតុ &gt; បិតា; បិត្ឫ &gt; បិតារ) បុរស​អ្នក​បីបាច់​រក្សា​កូន (ឪពុក) ។ បិតា​ក្មេក ឪពុក​ក្មេក ។ បិតា​ធម៌ <text:s/>ឪពុក​ធម៌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ិតា​ក្មេក</text:p>
            <text:p text:style-name="P10">បិតា​ធម៌ </text:p>
          </table:table-cell>
        </table:table-row>
        <table:table-row>
          <table:table-cell table:style-name="តារាង1.A2" office:value-type="string">
            <text:p text:style-name="P17">៦៥៦០</text:p>
          </table:table-cell>
          <table:table-cell table:style-name="តារាង1.A2" office:value-type="string">
            <text:p text:style-name="P13">បិតា​មហា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ិដាមៈហា ឬ​ប៉ិតា--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ជីតា; ព្រះ​ព្រហ្ម ។ ពាក្យ​សម្រាប់​ប្រើ​ជា រ.ស. ជា​ជំនួស​ពាក្យ​ អយ្យកោ <text:s/>ក៏​បាន : ព្រះ​បិតា​មហ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៦១</text:p>
          </table:table-cell>
          <table:table-cell table:style-name="តារាង1.A2" office:value-type="string">
            <text:p text:style-name="P13">បិត្តបូរ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ិត-ត្បូរ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0">មើល​ពាក្យ បាយ​បត្តបូ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៦២</text:p>
          </table:table-cell>
          <table:table-cell table:style-name="តារាង1.A2" office:value-type="string">
            <text:p text:style-name="P13">បិទ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ិត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11">កិ.</text:p>
          </table:table-cell>
          <table:table-cell table:style-name="តារាង1.D2" office:value-type="string">
            <text:p text:style-name="P10">(បិទ “ខ្ទប់, រាំង, ភ្ជិត” ឬ បិឌ, បិឌិ; បិឌ “រួម, រួម​ចូល, រួប​រួម, បង្រួម, ភ្ជុំ”) ខ្ទប់, រាំង, ធ្វើ​ឲ្យ​ជិត : បិទ​ទ្វារ, បិទ​ផ្លូវ ។ ដាក់​ផ្តិត​ភ្ជាប់, ទឹប : បិទ​មា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៦៣</text:p>
          </table:table-cell>
          <table:table-cell table:style-name="តារាង1.A2" office:value-type="string">
            <text:p text:style-name="P13">បិទ​ពួន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ឈ្មោះ​ល្បែង​ខ្ទប់​មុខ​រត់​ពួន គឺ​ល្បែង​លេង​ដោយ​អ្នក​ម្ខាង​ឈរ​ខ្ទប់​មុខ អ្នក​ម្ខាង​រត់​ពួន រួច​ហើយ​ទើប​ស្រែក​ថា បើក​គ្រប​បាយ...! <text:s/>ហើយ​បើក​មុខ​ឡើង​ដើរ​រក, កាល​បើ​រក​ឃើញ​ចូល​ទៅ​ចាប់​ស្លឹក​ត្រចៀក​ស្រែក​ថា ញៀច ! (ល្បែង​ពួក​ក្មេ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៦៤</text:p>
          </table:table-cell>
          <table:table-cell table:style-name="តារាង1.A2" office:value-type="string">
            <text:p text:style-name="P13">បិទ​មុខ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ឈ្មោះ​អណ្ដើក​មួយ​ប្រភេទ មាន​ស្នូក​ស្រុង​លឹប​មក​ខាង​មុខ : អណ្ដើក​បិទ​មុខ ។ សេចក្ដី, ចំណោទ, កិច្ចការ​ដែល​ចង្អៀត​កំបាំង កម្រ​ដឹង​កម្រ​យល់ : សេចក្ដី​បិទ​មុខ, ចំណោទ​បិទ​មុខ, ការ​បិទ​មុខ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៦៥</text:p>
          </table:table-cell>
          <table:table-cell table:style-name="តារាង1.A2" office:value-type="string">
            <text:p text:style-name="P13">បិសាច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ិឝាច) អមនុស្ស​ជា​អាបាយិក​សត្ត​ដែល​កើត​នៅ​ក្នុង​មនុស្ស​លោក​មាន​ច្រើន​ពួក មាន​អមនុស្ស​ដែល​លិទ្ធ​ជញ្ជក់​ឈាម​ស្រស់​ឬ​ដែល​ជញ្ជក់​យក​រស​គំរង់​សាកសព​ជាដើម : ពួក​បិសាច, ខ្មោច​បិសា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៦៦</text:p>
          </table:table-cell>
          <table:table-cell table:style-name="តារាង1.A2" office:value-type="string">
            <text:p text:style-name="P13">បី</text:p>
          </table:table-cell>
          <table:table-cell table:style-name="តារាង1.A2" office:value-type="string">
            <text:p text:style-name="P11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ប. សំ.</text:p>
          </table:table-cell>
          <table:table-cell table:style-name="តារាង1.D2" office:value-type="string">
            <text:p text:style-name="P10">ចំនួន​លេខ​ដែល​នៅ​ត្រង់​ចន្លោះ​ពីរ​និង​បួន គឺ​មួយ​ផ្សំ​នឹង​ពីរ ឬ​ពីរ​ផ្សំ​នឹង​មួយ (៣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1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កិ.</text:p>
          </table:table-cell>
          <table:table-cell table:style-name="តារាង1.D2" office:value-type="string">
            <text:p text:style-name="P10">កាន់​ត្រកង​ឱប​ឬ​ទ្រ​ដោយ​ដៃ​ទាំង​ពីរ : បី​កូន, បី​តោក ។ បី​ត្រកង (ព. ប្រ.) លើក​តម្កើង, កាន់​ជើង, កាន់​ទ្រង់ ។ បី​ទ្រ <text:s/>(ព. ប្រ.) ជួយ​ឧបត្ថម្ភ​គាំទ្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ី​ត្រកង</text:p>
            <text:p text:style-name="P10">បី​ទ្រ </text:p>
          </table:table-cell>
        </table:table-row>
        <table:table-row>
          <table:table-cell table:style-name="តារាង1.A2" office:value-type="string">
            <text:p text:style-name="P17">៦៥៦៧</text:p>
          </table:table-cell>
          <table:table-cell table:style-name="តារាង1.A2" office:value-type="string">
            <text:p text:style-name="P13">បីដូច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ិ.</text:p>
          </table:table-cell>
          <table:table-cell table:style-name="តារាង1.D2" office:value-type="string">
            <text:p text:style-name="P10">ប្រហែល​ដូច, ហាក់​ដូច គឺ​ទុក​ដាក់​ថា​នេះ ដូច​ជា​នោះ ឬ​នោះ​ដូច​ជា​នេះ : រឿង​ហ្នឹង​បី​ដូច​ជា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៦៨</text:p>
          </table:table-cell>
          <table:table-cell table:style-name="តារាង1.A2" office:value-type="string">
            <text:p text:style-name="P13">បីបម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កិ.</text:p>
          </table:table-cell>
          <table:table-cell table:style-name="តារាង1.D2" office:value-type="string">
            <text:p text:style-name="P10">បី​ថ្នម​ដោយ​ស្ងួន​គ្រង ។ បី​បម​ថ្នម​ពរ រាប់​អាន​ទំនុក​បម្រុង​ដោយ​ស្ងួន​គ្រង, ដោយ​ថ្នាក់​ថ្ន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ីបម​ថ្នម​ពរ</text:p>
            <text:p text:style-name="P10"/>
          </table:table-cell>
        </table:table-row>
        <table:table-row>
          <table:table-cell table:style-name="តារាង1.A2" office:value-type="string">
            <text:p text:style-name="P17">៦៥៦៩</text:p>
          </table:table-cell>
          <table:table-cell table:style-name="តារាង1.A2" office:value-type="string">
            <text:p text:style-name="P13">បីបាច់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កិ.</text:p>
          </table:table-cell>
          <table:table-cell table:style-name="តារាង1.D2" office:value-type="string">
            <text:p text:style-name="P10">ថែរក្សា​ដោយ​យក​ចិត្ត​ទុក​ដាក់ ។ បីបាច់​រក្សា ថែ​រក្សា​ដោយ​ការ​ចាំបាច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ីបាច់​រក្សា</text:p>
          </table:table-cell>
        </table:table-row>
        <table:table-row>
          <table:table-cell table:style-name="តារាង1.A2" office:value-type="string">
            <text:p text:style-name="P17">៦៥៧០</text:p>
          </table:table-cell>
          <table:table-cell table:style-name="តារាង1.A2" office:value-type="string">
            <text:p text:style-name="P13">បឹង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ល្ហាល​ទឹក​ធំ​ល្វឹង​ល្វើយ​ក៏​មាន គ្រាប់​តែ​ធំ​ជាង​ស្រះ ជាង​ត្រពាំង​ដែល​ធំ​ៗ​ក៏​មាន, ខ្លះ​មាន​ដី​ខ្ពស់​ជា​ភ្លឺ​ព័ទ្ធ​ជុំ​វិញ, ខ្លះ​មាន​ប្រឡាយ​ឬ​ជ្រលង; ព្រែក​ជួប​នឹង​ស្ទឹង​ឬ​ទន្លេ សម្រាប់​ទឹក​ហូរ​ចេញ​ចូល ។ បឹង​បួ <text:s/>បឹង​តូច​ៗ ឬ​បឹង​រាយ​រង (ស. បឹង អ. ថ. ប៊ឹង “បឹង”, ប្វ័ អ. ថ. បួ <text:s text:c="2"/>“ឈូក”; គួរ​យល់​ថា បឹង​បួ <text:s/>គឺ​បឹង​ឈូ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ឹង​បួ </text:p>
          </table:table-cell>
        </table:table-row>
        <table:table-row>
          <table:table-cell table:style-name="តារាង1.A2" office:value-type="string">
            <text:p text:style-name="P17">៦៥៧១</text:p>
          </table:table-cell>
          <table:table-cell table:style-name="តារាង1.A2" office:value-type="string">
            <text:p text:style-name="P13">បឹម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កិ.</text:p>
          </table:table-cell>
          <table:table-cell table:style-name="តារាង1.D2" office:value-type="string">
            <text:p text:style-name="P10">បៅ​ដោះ (សម្ដី​ទំយើ) ។ ម. ព. ញ៉ិម <text:s/>ឬ ញ៉ឹម ផ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៧២</text:p>
          </table:table-cell>
          <table:table-cell table:style-name="តារាង1.A2" office:value-type="string">
            <text:p text:style-name="P13">បឺត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កិ.</text:p>
          </table:table-cell>
          <table:table-cell table:style-name="តារាង1.D2" office:value-type="string">
            <text:p text:style-name="P10">ស្រូប​ផ្អឹប​មាត់​ដោយ​ប្រឹង​ពេញ​កម្លាំង​ដង្ហើម​យ៉ាង​វែង ដើម្បី​ឲ្យ​ជក់​ចេញ​ឬ​ឲ្យ​ជក់​ចូល, ស្រូប​ដោយ​កម្លាំង​ខ្យល់​ដែល​មូល : បឺត​បារី, បឺត​ទឹ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៧៣</text:p>
          </table:table-cell>
          <table:table-cell table:style-name="តារាង1.A2" office:value-type="string">
            <text:p text:style-name="P13">បឺះ !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ឧ.</text:p>
          </table:table-cell>
          <table:table-cell table:style-name="តារាង1.D2" office:value-type="string">
            <text:p text:style-name="P10">សូរ​សំឡេង​ហៅ​ឆ្កែ​ធំ​ឲ្យ​មក : <text:s/>បឺះ​ៗ ! អា​លោ ! <text:s/>។ បើ​កូន​ឆ្កែ​តូច​ៗ ហៅ​ដោយ​សូរ​សម្ដី​ថា ចូច​ៗ ! <text:s/>ឬ ចូ​ៗ ! </text:p>
          </table:table-cell>
          <table:table-cell table:style-name="តារាង1.D2" office:value-type="string">
            <text:p text:style-name="P11">បឺះ​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៧៤</text:p>
          </table:table-cell>
          <table:table-cell table:style-name="តារាង1.A2" office:value-type="string">
            <text:p text:style-name="P13">បុក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កិ.</text:p>
          </table:table-cell>
          <table:table-cell table:style-name="តារាង1.D2" office:value-type="string">
            <text:p text:style-name="P10">បុះ​ពី​លើ​ទៅ​ក្រោម​ដោយ​លើក​ទម្លាក់​ឲ្យ​ទង្គិច​ខ្លាំង : បុក​ស្រូវ, បុក​ដី ។ <text:s/>បុះ​ពី​ខាង : បុក​មួយ​ដៃ គឺ​ដាល់​មួយ​ដៃ ។ ព. ប្រ. ចាប់​ដាក់​ដូច​គេ​បុក : បុក​មួយ​ដៃ​ប្រាំ​រយ​រៀល បុក​តែ​បី​ដៃ​អស់​ ១.៥០០ រៀល (ម. សា. ក្នុង​ល្បែង​ស៊ី​សង)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៧៥</text:p>
          </table:table-cell>
          <table:table-cell table:style-name="តារាង1.A2" office:value-type="string">
            <text:p text:style-name="P13">បុក​ល័ក្ដ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ឈ្មោះ​បទ​ភ្លេង​បុរាណ​ខ្មែរ​មួយ​មេ គេ​លេង​នៅ​ពេល​បុក​ល័ក្ត​ស្រម៉​ក្នុង​ពិធី​ធ្វើ​ធ្មេញ​ក្នុង​សម័យ​ពីដើម ដែល​ហៅ​តាម​ទម្លាប់​ថា​ ពិធី​មង្គល​ធ្វើ​ធ្មេញ​លេញ​ល័ក្ត...។</text:p>
          </table:table-cell>
          <table:table-cell table:style-name="តារាង1.D2" office:value-type="string">
            <text:p text:style-name="P11">បុក​ល័ខ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៧៦</text:p>
          </table:table-cell>
          <table:table-cell table:style-name="តារាង1.A2" office:value-type="string">
            <text:p text:style-name="P13">បុក​ស្រូវ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ឈ្មោះ​បទ​ភ្លេង​បុរាណ​ខ្មែរ​មួយ​មេ : ភ្លេង​បុក​ស្រូវ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ភ្លេង​បុក​ស្រូវ </text:p>
          </table:table-cell>
        </table:table-row>
        <table:table-row>
          <table:table-cell table:style-name="តារាង1.A2" office:value-type="string">
            <text:p text:style-name="P17">៦៥៧៧</text:p>
          </table:table-cell>
          <table:table-cell table:style-name="តារាង1.A2" office:value-type="string">
            <text:p text:style-name="P13">បុគ្គល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ក-គល់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11">ន. </text:p>
          </table:table-cell>
          <table:table-cell table:style-name="តារាង1.D2" office:value-type="string">
            <text:p text:style-name="P10">(បុទ្គល) ចិត្ត, វិញ្ញាណ; រាង​កាយ, ខ្លួន​ប្រាណ; សត្វ​លោក​ទួទៅ​ទាំងអស់​ដែល​មាន​ចិត្ត​មាន​វិញ្ញាណ : បុគ្គល​ប្រុស​ស្រី ។ <text:s/>ក្នុង​វិន័យ​ខាង​ព្រះ​ពុទ្ធ​សាសនា ហៅ​ភិក្ខុ ១ រូប​ថា បុគ្គល ។ ព. សា. រូប​សាកសព​ស្រស់​នៃ​មនុស្ស ក៏​ហៅ បុគ្គល ដែ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៧៨</text:p>
          </table:table-cell>
          <table:table-cell table:style-name="តារាង1.A2" office:value-type="string">
            <text:p text:style-name="P13">បុគ្គលប្បញ្ញត្តិ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ក-គៈល័ប-ប័ញ-ញ៉ាត់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ុទ្គលប្រជ្ញប្តិ) ឈ្មោះ​គម្ពីរ​ព្រះ​អភិធម្ម​ត្រង់​លំដាប់​ទី ៤ សម្ដែង​អំពី​បញ្ញត្តិ ហៅ​ថា​សត្វ ថា​បុគ្គល 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៧៩</text:p>
          </table:table-cell>
          <table:table-cell table:style-name="តារាង1.A2" office:value-type="string">
            <text:p text:style-name="P13">បុគ្គលាធិដ្ឋាន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ក-គៈលា ធិត-ឋាន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ុទ្គល + <text:span text:style-name="T1">អធិឞ្ឋ​ាន</text:span>) <text:s/>ពាក្យ​ដែល​មាន​បុគ្គល​ជា​ទីតាំង គឺ​ពាក្យ​ដែល​និយាយ​សំដៅ​បុគ្គល​អ្នក​សម្រេច​អំពើ​ទាំងពួង, ទីទៃ​ពី​ធម្មាធិដ្ឋាន <text:s/>“ពាក្យ​ដែល​មាន​ធម៌​ជា​ទីតាំង គឺ​ពាក្យ​ប្រាប់​អំពើ”, ដូច​ជា អ្នក​ឲ្យ ជា បុគ្គលាធិដ្ឋាន, អំណោយ ជា​ធម្មាធិដ្ឋ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៨០</text:p>
          </table:table-cell>
          <table:table-cell table:style-name="តារាង1.A2" office:value-type="string">
            <text:p text:style-name="P13">បុគ្គលិក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ក-គៈលិកៈ​ ឬ --លិក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11">គុ.</text:p>
          </table:table-cell>
          <table:table-cell table:style-name="តារាង1.D2" office:value-type="string">
            <text:p text:style-name="P10">(បុទ្គលិក) ដែល​ចំពោះ​បុគ្គល ឬ​សម្រាប់​បុគ្គល​ម្នាក់​ៗ មិន​មែន​ជា​សាធារណៈ​ទួទៅ : របស់​បុគ្គលិក ។ <text:s/>ព. ផ្ទ. សង្ឃិក, សាធារណៈ, សាធារណ៍ ។ <text:s/>ន. ភ្នាក់ងារ​រាជការ​ដែល​ធ្វើ​ការ​ក្នុង​ក្រសួង​រាជការ​ផ្សេង​ៗ ឬ​និយោជិត​នៃ​គ្រឹះស្ថាន​ពាណិជ្ជកម្ម​ជាដើម : បុគ្គលិក​ក្នុង​ក្របខ័ណ្ឌ, បុគ្គលិក​ទិនិក ។(បារ. <text:span text:style-name="T10">Personnel)។ បុគ្គលិក​ភាព <text:s/>ភាព​នៃ​បុគ្គលិក គឺ​ភាព​នៃ​បុគ្គល​ម្នាក់​ៗ ។ បុគ្គលិក​លក្ខណៈ <text:s/>លក្ខណៈ​នៃ​បុគ្គលិក គឺ​លក្ខណៈ​របស់​បុគ្គល​ម្នាក់​ៗ ។ល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8">បុគ្គលិក​ភាព</text:p>
            <text:p text:style-name="P18">បុគ្គលិក</text:p>
            <text:p text:style-name="P18">លក្ខណៈ </text:p>
            <text:p text:style-name="P18"/>
          </table:table-cell>
        </table:table-row>
        <table:table-row>
          <table:table-cell table:style-name="តារាង1.A2" office:value-type="string">
            <text:p text:style-name="P17">៦៥៨១</text:p>
          </table:table-cell>
          <table:table-cell table:style-name="តារាង1.A2" office:value-type="string">
            <text:p text:style-name="P13">បុគ្គលិក​ទាន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ក-គៈ លិកៈ--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ុទ្គលិក​ទាន) ទាន​ដែល​ទាយក​ឲ្យ​ចំពោះ​បុគ្គល គឺ​ឲ្យ​សំដៅ​រូប​បុគ្គល​តាម​ស្ម័គ្រ ស្រឡាញ់​គាប់​ចិត្ត​បុគ្គល​ណា​ឲ្យ​សំដៅ​បុគ្គល​នោះ ។ ព. ផ្ទ. សង្ឃ​ទាន, សាធារណ​ទ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៨២</text:p>
          </table:table-cell>
          <table:table-cell table:style-name="តារាង1.A2" office:value-type="string">
            <text:p text:style-name="P13">បុគ្គលិក​លក្ខណៈ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ក-គៈលិកៈ​ល័ក-ខៈណៈ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លក្ខណៈ​របស់​បុគ្គល​ម្នាក់​ៗ, លក្ខណៈ​ឬ​គ្រឿង​កំណត់​ចំណាំ​របស់​បុគ្គល; លក្ខណៈ​ជា​គ្រឿង​សម្គាល់​ចំពោះ​មនុស្ស​ឬ​សត្វ (បារ. <text:span text:style-name="T10">Personnalité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៨៣</text:p>
          </table:table-cell>
          <table:table-cell table:style-name="តារាង1.A2" office:value-type="string">
            <text:p text:style-name="P13">បុញ្ញ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ញ-ញ៉ៈ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ុណ្យ) គុណ​ជាត​ជា​គ្រឿង​ជម្រះ​សន្ដាន​ចិត្ត​ឬ​ដែល​កើត​ពី​ចិត្ត​ជ្រះថ្លា គឺ​បុណ្យ, កុសល, អំពើ​ល្អ (ម. ព. បុណ្យ) ។ ពាក្យ បុញ្ញ នេះ​សម្រាប់​តែ​ប្រើ​ខាង​ដើម​ពាក្យ​ឯ​ទៀត​ៗ ដូច​ជា បុញ្ញកម្ម <text:s/>(បុញ-ញ៉ៈក័ម) ន. (បា.; សំ. បុណ្យ + កម៌ន៑) អំពើ​ដែល​ជា​បុណ្យ​ (ម. ព. បុណ្យ ផង) ។ ព. ផ្ទ. បាបកម្ម ។ បុញ្ញ​កិរិយា (បុញ-ញ៉ៈ កិរ៉ិយ៉ា) ន. (បា.; សំ. បុណ្យ + ក្រិយា) ការ​ធ្វើ​បុណ្យ, អំពើ​ដែល​ជា​បុណ្យ ។ បុញ្ញ​កិរិយា​វត្ថុ <text:s/>(បុញ-ញ៉ៈកិរ៉ិយ៉ាវ៉័ត-ថុ) ន. (បា.; សំ. <text:s/>បុណ្យ + ក្រិយា + វស្ដុ) ទីតាំង​ឬ​ទី​កើត​នៃ​បុណ្យ, កន្លែង​ដែល​នាំ​ឲ្យ​កើត​បាន​ជា​បុណ្យ​ជា​កុសល; មាន ១០ យ៉ាងគឺ : ១-ទាន​មយៈ <text:s/>បុណ្យ​កើត​មាន​ព្រោះ​ការ​ឲ្យ​ទាន; ២-សីល​មយៈ...ព្រោះ​ការ​រក្សា​សីល; ៣-ភាវនា​មយៈ...ព្រោះ​ការ​ចម្រើន​ធម៌​ដែល​គួរ​ចម្រើន​ឲ្យ​កើត​មាន​ក្នុង​ចិត្ត; ៤-អបចាយន​មយៈ...ព្រោះ​ការ​គោរព​កោត​ក្រែង​ឱន​លំទោន ជឿ​ស្ដាប់​បុគ្គល​គួរ​គោរព; ៥-វេយ្យាវច្ច​មយៈ... ព្រោះ​ការ​ខ្នះខ្នែង​ខ្វល់ខ្វាយ​ចាត់​កិច្ចការ​បុណ្យ​ឬ​បម្រើ​ក្នុង​ការ​ធ្វើ​បុណ្យ; ៦-ធម្មទេសនា​មយៈ...ព្រោះ​ការ​សម្ដែង​ឬ​ពន្យល់​ធម៌​ឲ្យ​គេ​ស្គាល់ ឬ​បង្រៀន​ឲ្យ​គេ​បាន​ចេះ​ធម៌​ផង; ៧-ធម្មស្សវន​មយៈ ...ព្រោះ​ការ​ស្ដាប់​ធម៌​ដោយ​គោរព គឺ​ស្ដាប់​ដោយ​យក​ចិត្ត​ទុក​ដាក់; ៨-បត្តិទាន​មយៈ...ព្រោះ​ការ​ឲ្យ​ចំណែក​បុណ្យ គឺ​ជូន​ឬ​ឧទ្ទិស​ចំណែក​បុណ្យ​ដែល​ខ្លួន​បាន​ហើយ​ឲ្យ​ទៅ​អ្នក​ដទៃ; ៩- បត្តានុមោទនា​មយៈ... ព្រោះ​ការ​ត្រេកអរ​ទទួល​យក​ចំណែក​បុណ្យ​ដែល​គេ​ឲ្យ​មក​ខ្លួន; ១០-ទិដ្ឋុជុកម្ម​មយៈ... ព្រោះ​ការ​ធ្វើ​សេចក្ដី​យល់​ឃើញ​របស់​ខ្លួន ឲ្យ​ត្រូវ​ត្រង់​តាម​ផ្លូវ​ពិត គឺ​ធ្វើ​ប្រាជ្ញា​ជា​សម្មាទិដ្ឋិ​ឲ្យ​កើត​មាន​ក្នុង​សន្ដាន​ចិត្ត ។ <text:s/>បុញ្ញក្ខេត្ត (បុញ-ញ័ក-ខែត) ន. (បា.; សំ. បុណ្យ+ក្សេត្រ) ស្រែ​បុណ្យ : ព្រះ​សព្វញ្ញុពុទ្ធ, ព្រះ​បច្ចេក​ពុទ្ធ និង​ព្រះ​អរហន្ត​ទាំងឡាយ ជា​បុញ្ញក្ខេត្ត​ដ៏​ឧត្តម របស់​ពួក​ទេវតា​មនុស្ស​ក្នុង​លោក ។ បុញ្ញតេជះ <text:s/>(បុញ-ញ៉ៈ-ដែច-ជះ) ន. (បា. បុញ្ញតេជ; សំ. បុណ្យតេជស៑) អំណាច​ឬ​អានុភាព​នៃ​បុណ្យ, តេជះ​ដែល​កើត​អំពី​បុណ្យ ។ បុញ្ញនិធិ <text:s/>(បុញ-ញ៉ៈ--) ន. (បា.; សំ. បុណ្យ​និធី) កំណប់​បុណ្យ (បុណ្យ​ដែល​ជាប់​ជា​ស្នាម​ចិត្ត​មិន​រលុប ទុក​ដូច​ជា​កំណប់​ក្នុង​ចិត្ត) : បុញ្ញនិធិ ជា​កំណប់​ឥត​ចោរ​ណា​លួច​គាស់​យក​បាន​ឡើយ ។ <text:s/>បុញ្ញរាសី (បុញ-ញ៉ៈ--) ន. (បា. បុញ្ញរាសិ; សំ. បុណ្យ + រាឝិ) គំនរ​បុណ្យ (បុណ្យ​ដែល​មាន​ច្រើន​ក្រាស់​ក្នុង​សន្ដាន​ចិត្ត) : មនុស្ស​អ្នក​មាន​បុញ្ញរាសី ។ បុញ្ញលាភ (បុញ-ញ៉ៈលាប) ន. (បា.; សំ. បុណ្យ​លាភ) ការ​បាន​បុណ្យ, ដំណើរ​បាន​បុណ្យ; ការ​បាន​ទ្រព្យ​ធន​ឬ​អ្វី​ៗ​ព្រោះ​បុណ្យ​ឲ្យ​ផល : ចួន​ជា​ប្រទះ​លើ​បុញ្ញលាភ; ទ្រព្យ​នេះ​ជា​បុញ្ញលាភ​របស់​ខ្ញុំ ។ បុញ្ញវន្ត <text:s/>(បុញ-ញ៉ៈវ័ន) គុ. ឬ ន. (បា. បុញ្ញវន្តុ &gt; បុញ្ញវន្ត; សំ. បុណ្យវត៑) ដែល​មាន​បុណ្យ; អ្នក​មាន​បុណ្យ, អ្នក​មាន​សំណាង; បើ​ស្ត្រី​ជា បុញ្ញវតី ឬ បុញ្ញវន្តី ។ បុញ្ញវិបាក <text:s/>(បុញ-ញ៉ៈវិបាក) ន. (បា.) ផល​នៃ​បុណ្យ : គេ​បាន​សេចក្ដី​សុខ​ចម្រើន​ដោយ​សារ​បុញ្ញវិបាក​ពី​ព្រេង​នាយ ។ បុញ្ញសម្បទា (--សាំប៉ៈទា) ន. ការ​ដល់​ព្រម, ការ​បរិបូណ៌​ដោយ​បុណ្យ ។ បុញ្ញសម្ភារ <text:s/>(បុញ-ញ៉ៈសំ-ភា) ន. ការ​សន្សំ​បុណ្យ, ការ​សាង​សន្សំ​កុសល ។ ច្រើន​ប្រើ​សំដៅ​យក​តេជះ​ឬ​អំណាច​បុណ្យ​ស័ក្តិ​ជាដើម : <text:s/>សូម​ជ្រក​កោន​ក្រោម​ម្លប់​បុញ្ញសម្ភារ នៃ​សម្ដេច​ជា​ម្ចាស់ ។ ម. ព. សម្ភារ ផង ។ បុញ្ញសិរី (បុញ-ញ៉ៈសិរ៉ី) ន. (បា.; សំ. បុណ្យ + ឝ្រី) សិរី, ស្រី​សួស្ដី​ដែល​កើត​អំពី​បុណ្យ, លំអ​បុណ្យ : មនុស្ស​អ្នក​មាន​បុញ្ញសិរី, ថ្កើង​រុងរឿង​ដោយ​បុញ្ញសិរី ។ បុញ្ញឫទ្ធិ (បុញ-ញ៉ៈរឹត) ន. (បា. សំ.; បា. បុញ្ញ + ឥទ្ធិ &gt; បុញ្ញិទ្ធិ; <text:s/>សំ. បុណ្យ + ឫទ្ធិ) ឫទ្ធិ​ដែល​កើត​អំពី​បុណ្យ, ឫទ្ធិ​របស់​បុណ្យ, សេចក្ដី​សម្រេច​ដោយ​បុណ្យ : ទ្រង់​មាន​ជ័យ​ជម្នះ​ដោយសារ​បុញ្ញឫទ្ធិ​របស់​ព្រះ​អង្គ ។ បុញ្ញានិសង្ស (បុញ-ញ៉ានិសង់) ន. (បា. បុញ្ញ + អានិសំស &gt; បុញ្ញានិសំស) អានិសង្ស​បុណ្យ <text:s/>គឺ​ការ​សម្រេច​សេចក្ដី​សុខ សេចក្ដី​ចម្រើន​រុងរឿង​ដោយសារ​បុណ្យ បង្ហូរ​ផល​ផ្ដល់​មក​ឲ្យ ។ បុញ្ញានុភាព <text:s/>(បុញ-ញ៉ានុភាប) ន. (បា. បុញ្ញ + អានុភាវ &gt; បុញ្ញានុភាវ; សំ. <text:s/>បុណ្យ + អានុភាវ &gt; បុណ្យានុភាវ) អានុភាព​របស់​បុណ្យ ឬ​អានុភាព​ដែល​កើត​អំពី​បុណ្យ, អំណាច​នៃ​បុណ្យ ។ បុញ្ញាភិនីហារ (បុញ-ញ៉ា--) ន. (បា.) ការ​កសាង​បុណ្យ, សេចក្ដី​ប្រាថ្នា​ដ៏​ក្លៀវក្លា​ចំពោះ​ទៅ​រក​បុណ្យ; បុណ្យ​ដែល​អាច​ឲ្យ​សម្រេច​សេចក្ដី​បាន​តាម​ប្រាថ្នា : មនុស្ស​អ្នក​មាន​បុញ្ញាភិនីហារ ។ បុញ្ញាភិសង្ខារ <text:s/>(បុញ-ញ៉ាភិសង់-ខា) ន. (បា.; សំ. បុណ្យ + អភិ + សំស្ការ &gt; បុណ្យាភិសំស្ការ) ធម៌​ឬ​សភាវៈ​ដែល​បុណ្យ​តាក់តែង​ឲ្យ​កើត​មាន​ឡើង គឺ​អ្វី​ៗ​ជា​គ្រឿង​លំអ​រុងរឿង​ក្នុង​លោក​ដែល​បុណ្យ​កុសល​របស់​សត្វ​លោក​តាក់តែង​ឬ​បង្កើត​ឲ្យ​មាន​ឡើង ។ ព. ផ្ទ. អបុញ្ញាភិសង្ខារ ។ បុញ្ញាភិសន្ទៈ (បុញ-ញ៉ាភិសន់-ទៈ) ន. (បា. បុញ្ញ + អភិសន្ទ) ការ​ហូរ​ជូន​មក​ជានិច្ច​នៃ​បុណ្យ, អានិសង្ស​បុណ្យ (ម. ព. បុញ្ញានិសង្ស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ុញ្ញកម្ម </text:p>
            <text:p text:style-name="P10">បុញ្ញកិរិយា</text:p>
            <text:p text:style-name="P10">បុញ្ញកិរិយាវត្ថុ </text:p>
            <text:p text:style-name="P10">បុញ្ញក្ខេត្ត </text:p>
            <text:p text:style-name="P10">បុញ្ញតេជះ</text:p>
            <text:p text:style-name="P10">បុញ្ញនិធិ</text:p>
            <text:p text:style-name="P10">បុញ្ញរាសី</text:p>
            <text:p text:style-name="P10">បុញ្ញលាភ</text:p>
            <text:p text:style-name="P10">បុញ្ញវន្ត</text:p>
            <text:p text:style-name="P10">បុញ្ញវិបាក</text:p>
            <text:p text:style-name="P10">បុញ្ញសម្បទា</text:p>
            <text:p text:style-name="P10">បុញ្ញសម្ភារ</text:p>
            <text:p text:style-name="P10">បុញ្ញសិរី</text:p>
            <text:p text:style-name="P10">បុញ្ញឫទ្ធិ</text:p>
            <text:p text:style-name="P10">បុញ្ញានិសង្ស</text:p>
            <text:p text:style-name="P10">បុញ្ញានុភាព</text:p>
            <text:p text:style-name="P10">បុញ្ញាភិនីហារ</text:p>
            <text:p text:style-name="P10">បុញ្ញាភិសង្ខារ</text:p>
            <text:p text:style-name="P10">បុញ្ញាភិសន្ទៈ</text:p>
            <text:p text:style-name="P10"/>
          </table:table-cell>
        </table:table-row>
        <table:table-row>
          <table:table-cell table:style-name="តារាង1.A2" office:value-type="string">
            <text:p text:style-name="P17">៦៥៨៤</text:p>
          </table:table-cell>
          <table:table-cell table:style-name="តារាង1.A2" office:value-type="string">
            <text:p text:style-name="P13">បុញ្ញ --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0">(មើល​ក្នុង​ពាក្យ បុញ្ញ) ។</text:p>
          </table:table-cell>
          <table:table-cell table:style-name="តារាង1.D2" office:value-type="string">
            <text:p text:style-name="P11">បុញ្ញា--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៨៥</text:p>
          </table:table-cell>
          <table:table-cell table:style-name="តារាង1.A2" office:value-type="string">
            <text:p text:style-name="P13">បុណ្ឌរិក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ន-ឌៈ--</text:p>
          </table:table-cell>
          <table:table-cell table:style-name="តារាង1.D2" office:value-type="string">
            <text:p text:style-name="P11">សំ. 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ុណ្ឌរីក) ឈូក-ស; ស្វាយ-ស; ខ្លា​ធំ; ឈ្មោះ​បកតិ​សំខ្យា​ជាន់​ខ្ពស់​ចំនួន​មួយ​រយ​សែន​កុមុទ; ឈ្មោះ​ត្រកូល​ដំរី​មួយ​ពួក​ដែល​រាប់​បញ្ចូល​ក្នុង​ត្រកូល​ដំរី ១០ ពួក (ពាក្យ​នេះ​មាន​ប្រើ​តែ​ក្នុង​ព្រះ​ត្រៃ​បិដក​និង​សាស្ត្រា​ប្រែរយ​បុរាណ​ខាង​ព្រះ​ពុទ្ធ​សាសនា) ។ </text:p>
          </table:table-cell>
          <table:table-cell table:style-name="តារាង1.D2" office:value-type="string">
            <text:p text:style-name="P11">បណ្ឌរីក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៨៦</text:p>
          </table:table-cell>
          <table:table-cell table:style-name="តារាង1.A2" office:value-type="string">
            <text:p text:style-name="P13">បុណ្យ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ន</text:p>
          </table:table-cell>
          <table:table-cell table:style-name="តារាង1.D2" office:value-type="string">
            <text:p text:style-name="P11">សំ.; 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ុញ្ញ) គុណជាត​ជា​គ្រឿង​ជម្រះ​សន្ដាន​ចិត្ត; កុសល, អំពើ​ល្អ, សេចក្ដី​សុខ ។ ធ្វើ​បុណ្យ <text:s/>គឺ​ធ្វើ​សេចក្ដី​ល្អ​ខាង​ផ្លូវ​កាយ​វាចា​ចិត្ត​ ឲ្យ​កើត​មាន​ដោយ​កិច្ច​និង​ទំនង​ផ្សេង​ៗ...។ បុណ្យ​ស័ក្តិ <text:s/>អំណាច​តេជះ​ដែល​បាន​ដោយសារ​បុណ្យ (យស​ស័ក្តិ​ឬ​ការងារ) ។ ឡើង​បុណ្យ <text:s/>ឡើង​ស័ក្តិ​យស​ខ្ពស់​ជាង​មុន ។ ព្រះ​មាន​បុណ្យ <text:s/>ព្រះ​ភគវ័ត (ព្រះ​សម្មាសម្ពុទ្ធ) ។ល។ ពាក្យ​ថា បុណ្យ នេះ ខាង​សំស្រ្កឹត ប្រើ​ជា គុ. ផង​ក៏​បាន, ប្រែ​ថា “បរិសុទ្ធ, ស្អាត, ល្អ, គួរ​ស្រឡាញ់ គួរ​ចង់​បាន”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ធ្វើ​បុណ្យ</text:p>
            <text:p text:style-name="P10">បុណ្យស័ក្តិ</text:p>
            <text:p text:style-name="P10">ឡើង​បុណ្យ </text:p>
            <text:p text:style-name="P10">ព្រះ​មាន​បុណ្យ</text:p>
            <text:p text:style-name="P10"/>
          </table:table-cell>
        </table:table-row>
        <table:table-row>
          <table:table-cell table:style-name="តារាង1.A2" office:value-type="string">
            <text:p text:style-name="P17">៦៥៨៧</text:p>
          </table:table-cell>
          <table:table-cell table:style-name="តារាង1.A2" office:value-type="string">
            <text:p text:style-name="P13">បុណ្យ​ទិន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ន-យ៉ៈ--</text:p>
          </table:table-cell>
          <table:table-cell table:style-name="តារាង1.D2" office:value-type="string">
            <text:p text:style-name="P11">សំ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ថ្ងៃ​បុណ្យ; ថ្ងៃ​ដែល​គេ​ត្រូវ​ឈប់​សម្រាក​មិន​ធ្វើ​ការ (ដោយ​សេចក្ដី​គោរព​ណា​មួយ) ដូច​យ៉ាង​ថ្ងៃ​សីល​ឬ​ថ្ងៃ​ព្រះ​ប្រសូត, ព្រះ​ចូល​បរិនិព្វាន​ជាដើម (ប្រើ​ជា បុញ្ញទិន ក៏​បា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៨៨</text:p>
          </table:table-cell>
          <table:table-cell table:style-name="តារាង1.A2" office:value-type="string">
            <text:p text:style-name="P13">បុត្រ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ត ដូចគ្នា</text:p>
          </table:table-cell>
          <table:table-cell table:style-name="តារាង1.D2" office:value-type="string">
            <text:p text:style-name="P11">សំ.; បា. 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ុត្រ; បុត្ត) បុរស​អ្នក​បំពេញ​ចិត្ត​មាតា​បិតា, អ្នក​ជម្រះ​ត្រកូល​របស់​ខ្លួន​ឲ្យ​ស្អាត (កូន​ប្រុស) ។ ព្រះ​រាជ​បុត្រ <text:s/>កូន​ប្រុស​របស់​ក្សត្រ​ទ្រង់​រាជ្យ (ព្រះ​អង្គ​ម្ចាស់​ប្រុស) ។</text:p>
          </table:table-cell>
          <table:table-cell table:style-name="តារាង1.D2" office:value-type="string">
            <text:p text:style-name="P11">បុត្ត</text:p>
          </table:table-cell>
          <table:table-cell table:style-name="តារាង1.I2" office:value-type="string">
            <text:p text:style-name="P10">ព្រះរាជបុត្រ</text:p>
            <text:p text:style-name="P10"/>
          </table:table-cell>
        </table:table-row>
        <table:table-row>
          <table:table-cell table:style-name="តារាង1.A2" office:value-type="string">
            <text:p text:style-name="P17">៦៥៨៩</text:p>
          </table:table-cell>
          <table:table-cell table:style-name="តារាង1.A2" office:value-type="string">
            <text:p text:style-name="P13">បុត្រា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ត-ត្រា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មក​ពី សំ. បុត្រ) កូន​ប្រុស​ទាំងឡាយ ។ បុត្រា​បុត្រី <text:s/>ឬ បុត្រី​បុត្រា <text:s/>កូន​ប្រុស​ស្រី​ទាំងឡាយ ។ ព្រះ​រាជ​បុត្រា <text:s/>ព្រះ​អង្គ​ម្ចាស់​ប្រុស​ទាំងឡាយ; ប៉ុន្តែ​តាម​ទម្លាប់, ខ្មែរ​យើង​ប្រើ​ពាក្យ​នេះ​ក្នុង​សំបុត្រ​ចុតហ្មាយ សំដៅ​សេចក្ដី​ជា​ឯក​វចនៈ​ក៏​មាន : សូម​បង្គំ​ទូល​ព្រះ​រាជ​បុត្រា​ព្រះ​អង្គ​ម្ចាស់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ុត្រា​បុត្រី បុត្រី​បុត្រា</text:p>
            <text:p text:style-name="P10">ព្រះរាជបុត្រា</text:p>
            <text:p text:style-name="P10"/>
          </table:table-cell>
        </table:table-row>
        <table:table-row>
          <table:table-cell table:style-name="តារាង1.A2" office:value-type="string">
            <text:p text:style-name="P17">៦៥៩០</text:p>
          </table:table-cell>
          <table:table-cell table:style-name="តារាង1.A2" office:value-type="string">
            <text:p text:style-name="P13">បុត្រាធីន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ត-ត្រា--</text:p>
          </table:table-cell>
          <table:table-cell table:style-name="តារាង1.D2" office:value-type="string">
            <text:p text:style-name="P11">សំ. 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ុត្រ + អធីន) អ្នក​ដែល​ពឹង​ផ្អែក​ផ្ដេក​គំនិត​កិច្ចការ​សព្វ​គ្រប់​ទៅ​លើ​កូន​ប្រុស (ម. ព. ទារាធីន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៩១</text:p>
          </table:table-cell>
          <table:table-cell table:style-name="តារាង1.A2" office:value-type="string">
            <text:p text:style-name="P13">បុត្រានុគ្រោះ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ត-ត្រា--</text:p>
          </table:table-cell>
          <table:table-cell table:style-name="តារាង1.D2" office:value-type="string">
            <text:p text:style-name="P11">សំ. 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ុត្រ + អនុគ្រហ &gt; បុត្រានុគ្រហ) ការ​អនុគ្រោះ​កូន​ប្រុស ឬ​អនុគ្រោះ​កូន​ទាំង​ប្រុស​ទាំង​ស្រ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៩២</text:p>
          </table:table-cell>
          <table:table-cell table:style-name="តារាង1.A2" office:value-type="string">
            <text:p text:style-name="P13">បុត្រី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ត-ត្រី</text:p>
          </table:table-cell>
          <table:table-cell table:style-name="តារាង1.D2" office:value-type="string">
            <text:p text:style-name="P11">សំ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ុត្រី ឬ បុត្រិកា) កូន​ស្រី ។ ព្រះ​រាជ​បុត្រី ឬ ព្រះ​រាជ​ធីតា <text:s/>កូន​ស្រី​របស់​ក្សត្រ​ទ្រង់​រាជ្យ (ព្រះ​អង្គ​ម្ចាស់​ស្ត្រី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ព្រះរាជបុត្រី </text:p>
          </table:table-cell>
        </table:table-row>
        <table:table-row>
          <table:table-cell table:style-name="តារាង1.A2" office:value-type="string">
            <text:p text:style-name="P17">៦៥៩៣</text:p>
          </table:table-cell>
          <table:table-cell table:style-name="តារាង1.A2" office:value-type="string">
            <text:p text:style-name="P13">បុប្ផ​គន្ធ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ប-ផៈគ័ន-ធៈ ឬ --គន់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ុស្បគន្ធ) ក្លិន​ផ្កា​ឬ​ផ្កា​មាន​ក្លិន​ក្រអូប (ព. កា.) : រី​បុប្ផគន្ធ <text:s/>ប្រដូច​នឹង​ជន អ្នក​មាន​សីលា ក្រអូប​កេរ្តិ៍​ឈ្មោះ សាយ​សព្វ​ទិសា រី​ជន​ពាលា ផ្ទុយ​គ្នា​ស្រឡ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៩៤</text:p>
          </table:table-cell>
          <table:table-cell table:style-name="តារាង1.A2" office:value-type="string">
            <text:p text:style-name="P13">បុប្ផ​ជាតិ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ប-ផៈជាត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ុស្បជាតិ) ជាតិ​ផ្កា, ផ្កា​គ្រប់​យ៉ាង, ផ្កា​ទាំងពួ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៩៥</text:p>
          </table:table-cell>
          <table:table-cell table:style-name="តារាង1.A2" office:value-type="string">
            <text:p text:style-name="P13">បុប្ផ​វតី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ប-ផៈវៈដី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11">ន. ឬ គុ.</text:p>
          </table:table-cell>
          <table:table-cell table:style-name="តារាង1.D2" office:value-type="string">
            <text:p text:style-name="P10">(បុស្បវតី) ស្ត្រី​មាន​ផ្កា គឺ​ស្ត្រី​មាន​រដូវ, ស្ត្រី​គ្រប់​ការ (ព. ខ្ព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៩៦</text:p>
          </table:table-cell>
          <table:table-cell table:style-name="តារាង1.A2" office:value-type="string">
            <text:p text:style-name="P13">បុប្ផ​វិក័តិ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ប-ផៈវិក័ត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ុប្ផវិកតិ; បុស្បវិក្ឫតិ) ការ​ធ្វើ​ផ្កា​ឲ្យ​ប្លែក, ឲ្យ​ចម្លែក​ភ្នែក គឺ​ការ​ក្រង​ផ្កា​វិចិត្រ​ឲ្យ​ល្អ​ប្លែក; ផ្កា​កម្រង​ដែល​ល្អ​ចម្លែ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៩៧</text:p>
          </table:table-cell>
          <table:table-cell table:style-name="តារាង1.A2" office:value-type="string">
            <text:p text:style-name="P13">បុប្ផា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ប-ផា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ុប្ផ, ពហុ. បុប្ផា) ផ្កា​ទាំងឡាយ គឺ​ផ្កា​ទួទៅ​មិន​ចំពោះ​ឈ្មោះ (ព. កា.) ។ ច្រើន​ប្រើ​ហៅ​ស្ត្រី​គូ​ស្នេហា​ប្រដូច​ទៅ​នឹង​ផ្កា​ដែល​មាន​ក្លិន​ក្រអូប​ឈ្ងុយឈ្ងប់ : សូម​ប្អូន​ខ្លឹម​ខ្លួន​នួន​បុប្ផា អាណិត​មេត្តា​ខិត​មក​អាយ រៀម​សូម​ផ្ដេក​ផ្ដិត​កិត​កៀក​កាយ ព្រោះ​ពៅ​ឆោមឆាយ​បែក​គ្នា​យូរ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៩៨</text:p>
          </table:table-cell>
          <table:table-cell table:style-name="តារាង1.A2" office:value-type="string">
            <text:p text:style-name="P13">បុប្ផា​កេសរ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ប-ផាកេ-ស ឬ -កែ-ស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ុប្ផ + កេសរ <text:s/>“លម្អង”) កេសរ​ផ្កា (លម្អង​ផ្កា) ។ ព. ប្រ. ពាក្យ​សម្រាប់​ហៅ​លើក​ស្ត្រី​ដែល​ជាទី​ស្រឡាញ់ ថា​មាន​លំអ​ដូច​ជា​កេសរ​ផ្កា (ព. កា.) : បុប្ផា​កេសរ ចូរ​នាង​ត្រេកអរ​ចំពោះ​សំណាង គឺ​ការ​កុសល ដែល​យើង​បាន​សាង បញ្ចេញ​ព័ស្តុតាង ឲ្យ​ឃើញ​ទាន់​ភ្នែក ។ (សម្ដី​បុណ្ណ​សេដ្ឋី​និយាយ​ទៅ​កាន់​ភរិយា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៥៩៩</text:p>
          </table:table-cell>
          <table:table-cell table:style-name="តារាង1.A2" office:value-type="string">
            <text:p text:style-name="P13">បុប្ផា​នារី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ប-ផា--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ុប្ផ + នារី) នារី​ផ្កា (ស្ត្រី​ដូច​ជា​ផ្កា); ពាក្យ​សន្មត​ហៅ​ស្ត្រី​ដោយ​លើក​ថា​មាន​លំអ​ដូច​ផ្កា (ព. កា.) : បុប្ផា​នារី ចូរ​នាង​សម្ភី ខំ​រៀន​វិទ្យា ទាន់​ខ្លួន​នៅ​ក្មេង កុំ​ញ៉ាំង​វេលា ឲ្យ​ខាត​ច្រើន​គ្រា នាំ​ឲ្យ​ស្ដាយ​ក្រោយ <text:s/>(ឱវាទ​ទាន​ចំពោះ​យុវ​នារី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៦០០</text:p>
          </table:table-cell>
          <table:table-cell table:style-name="តារាង1.A2" office:value-type="string">
            <text:p text:style-name="P13">បុប្ផារាម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ប-ផារ៉ាម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11">ន.</text:p>
          </table:table-cell>
          <table:table-cell table:style-name="តារាង1.D2" office:value-type="string">
            <text:p text:style-name="P10">(បុប្ផ <text:s/>“ផ្កា”+ អារាម “ប្រទេស​ជាទី​រីករាយ​ចិត្ត” &gt; បុប្ផារាម) ប្រទេស​ជាទី​រីករាយ ជាទី​កម្សាន្ត​ចិត្ត​ព្រោះ​មាន​ផ្កា (ច្បារ​ផ្កា​ឬ​សួន​ផ្កា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>៦៦០១</text:p>
          </table:table-cell>
          <table:table-cell table:style-name="តារាង1.A2" office:value-type="string">
            <text:p text:style-name="P13">បុព្វ</text:p>
          </table:table-cell>
          <table:table-cell table:style-name="តារាង1.A2" office:value-type="string">
            <text:p text:style-name="P11"/>
          </table:table-cell>
          <table:table-cell table:style-name="តារាង1.D2" office:value-type="string">
            <text:p text:style-name="P11">បុប-ពៈ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11">គុ.</text:p>
          </table:table-cell>
          <table:table-cell table:style-name="តារាង1.D2" office:value-type="string">
            <text:p text:style-name="P10">(បូវ៌) មុន, ខាង​ដើម, ពី​មុន ។ សព្ទ​នេះ​ប្រើ​រៀង​ខាង​ដើម​សព្ទ​ដទៃ​ឲ្យ​ជា​បទ​សមាស​ដូច​ជា បុព្វ​កថា <text:s/>(បុប-ពៈកៈ--) ន. (បា.) ពាក្យ​និយាយ​ខាង​ដើម​សៀវភៅ, ពាក្យ​ផ្ដើម​ជា​ដំបូង, អារម្ភ​កថា, អារម្ភ​បទ​នៃ​សៀវភៅ ។ បុព្វ​កម្ម <text:s/>(បុប-ពៈ-ក័ម) ន. (បា.; សំ. បូវ៌កម៌ន៑) អំពើ​ពី​មុន, អំពើ​ពី​ព្រេង​នាយ, អំពើ​ចាស់ គឺ​បុណ្យ​ក្ដី​បាប​ក្ដី​ដែល​គេ​បាន​ធ្វើ​ពី​ជាតិ​មុន​មក​ជាប់​ជា​ស្នាម​ចិត្ត​តាម​ឲ្យ​ផល​ក្នុង​ជាតិ​ត​ៗ​មក​ឬ​ក្នុង​ជាតិ​នេះ ។ បុព្វ​ករណ៍ (បុប-ពៈ-ក) ន. (បា. បុព្វ​ករណ; សំ. បូវ៌ករណ) ការ​រាយ​រង​ដែល​ត្រូវ​ចាប់​ធ្វើ​មុន​ដើម្បី​នឹង​សម្រួល​ការ​ធំ​ឲ្យ​ស្រួល​ឬ​ឲ្យ​ចុះ​របៀប ។ បុព្វ​ការី <text:s/>(បុប-ពៈការ៉ី) ន. (បា.; សំ. បូវ៌ការិន៑) អ្នក​ដែល​បាន​ធ្វើ​ឧបការៈ​មុន គឺ​អ្នក​ដែល​បាន​ធ្វើ​សេចក្ដី​ទំនុក​បម្រុង​ផ្ចុង​ផ្ដើម​រួច​មក​ហើយ : មាតា​បិតា ជា​បុព្វការី​របស់​កូន; គ្រូ​ជា​បុព្វ​ការី​របស់​សិស្ស; ព្រះ​សម្មាសម្ពុទ្ធ ជា​បុព្វការី​របស់​ពុទ្ធ​សាសនិកជន​; ព្រះ​មហា​ក្សត្រ​ជា​បុព្វការី​របស់​ប្រជាជន ព្រោះ​ទ្រង់​បាន​ចាត់​កិច្ចការ​គ្រប់គ្រង​រក្សា​ប្រទេស​របស់​ព្រះ​អង្គ ឲ្យ​អស់​ប្រជាជន​បាន​សេចក្ដី​សុខ​ស្រួល ។ល។ <text:s/>បើ​ស្ត្រើ​ជា បុព្វការិនី <text:s/>។ បុព្វ​កិច្ច <text:s/>(បុប-ពៈកិច) ន. (បា.; សំ. បូវ៌ក្ឫត្យ) ការ​រវល់​រាយ​រង​ដែល​ត្រូវ​ចាប់​ធ្វើ​មុន ដើម្បី​នឹង​សម្រួល​ការ​ធំ​ឲ្យ​ចុះ​របៀប ។ វេវ. បុព្វ​ករណ៍ <text:s/>។ បុព្វ​ក្រឹត្យ (បុប-ពៈក្រឹត) ន. (បា. សំ. ក្ល.) ដូច​គ្នា​នឹង បុព្វ​កិច្ច <text:s/>។ បុព្វ​ចរិត <text:s/>(បុប-ពៈចៈ-រ៉ិត) ន. (បា.) ចរិត​ដើម គឺ​អំពើ​ដែល​បុគ្គល​ធ្លាប់​ប្រព្រឹត្ត​ពី​ក្នុង​ជាតិ​មុន ជាប់​ជា​ស្នាម​ជា​លំអាន​មក​ដល់​ជាតិ​នេះ (ម. ព. ចរិត ផង) ។ បុព្វ​ចរិយា (បុប-ពៈ-ចៈរ៉ិយ៉ា) ន. (បា.; សំ. បូវ៌ចយា) ចរិយា​ដើម គឺ​ការ​ប្រព្រឹត្ត, សំណាង​ឬ​មារយាទ, ទម្លាប់, សណ្ដាប់​ធ្នាប់, ដែល​បុគ្គល​ធ្លាប់​បាន​ប្រព្រឹត្ត​ពី​ជាតិ​មុន​ៗ មក​ជាប់​ជា​ស្នាម​តាម​មក​ដល់​ជាតិ​នេះ ។ បុព្វណ្ហ​កាល <text:s/>(បុប-ព័ន-ហៈ--) ន. (បា.; សំ. បូវ៌ាណ្ហ​កាល) ដូច​គ្នា​នឹង បុព្វណ្ហ​សម័យ <text:s/>។ បុព្វណ្ហ​សម័យ <text:s/>(បុប-ព័ន-ហៈសៈម៉ៃ) ន. (បា.--សមយ; សំ. បូវ៌ាណ្ហសមយ) សម័យ​ជា​ខាង​ដើម​នៃ​ថ្ងៃ (ក្រោយ​បន្ទាប់​បច្ចូស​សម័យ) គឺ​វេលា​ព្រះ​អាទិត្យ​រះ (ពេល​ថ្ងៃ​រះ) ។ បុព្វ​ទេព <text:s/>ឬ បុព្វ​ទេវតា (បុប-ពៈ ទេប ឬ--ទេវៈដា) ន. (បា. បុព្វ​ទេវ ឬ បុព្វ​ទេវតា) ទេវតា​ដើម ឬ​ ទេវតា​មុន (មាតា​បិតា); មាតា​បិតា​បាន​ជា​ហៅ​ថា បុព្វ​ទេព <text:s/>ព្រោះ​មាន​ចិត្ត​មេត្តា​ប្រណី​រីករាយ​ស្មោះ​ស្មើ​រក​កូន​ប្រហែល​ដូច​ចិត្ត​របស់​ទេវតា...។ ពួក​អសុរ​ក៏​ហៅ បុព្វ​ទេព ដែរ ព្រោះ​កាល​ពី​ដើម​អសុរ​ធ្លាប់​នៅ​ក្នុង​ឋាន​ត្រៃត្រិង្ស​មុន​ព្រះ​ឥន្ទ្រ​និង​ពួក​ទេវតា​អ្នក​ត្រៃត្រិង្ស ។ បុព្វ​ទេវតា (ម. ព. បុព្វ​ទេព) ។ បុព្វ​និមិត្ត <text:s/>ឬ បូព៌​និមិត្ត (បុប-ពៈនិមិត ឬ បូ--) ន. (បា. បុព្វ--; សំ. បូវ៌--) ហេតុ​ភេទ, គ្រឿង​សម្គាល់​ដែល​នាំ​បណ្ដាល​ឲ្យ​ឃើញ​មុន (អាភេទ, ផ្នួល ឬ ប្រផ្នួល) ។ បុព្វ​និវាស (បុប-ពៈ--) ន. (បា.; សំ. បូវ៌និវាស) ផ្ទះ, ភូមិ, លំនៅ​ដែល​ធ្លាប់​នៅ​ពី​ដើម (ផ្ទះ, ភូមិ, លំនៅ​ចាស់) ។ បុព្វន្ន​ជាតិ <text:s/>(បុប-ព័ន-នៈជាត) ន. (បា. &lt; បុព្វ <text:s/>“មុន” + អន្ន “វត្ថុ​សម្រាប់​ស៊ី”+ ជាតិ <text:s/>“កំណើត”; សំ. &lt; បូវ៌ + --) ពូជ​ធារ​ឬ​ស្បៀង​ដែល​គេ​ត្រូវ​បរិភោគ​មុន បាន​ខាង​ឯ​ធញ្ញជាតិ​មាន​ស្រូវ​ខ្សាយ​ជាដើម ដែល​ជា​របស់​ត្រូវ​គេ​បរិភោគ​មុន (ស្បៀង​សម្រាប់​ស៊ី​មុន) ។ ព. ផ្ទ. អបរន្ន​ជាតិ ។ បុព្វ​បទ <text:s/>(បុប-ពៈបត់) ន. (បា.; សំ. បូវ៌បទ “បទ​ដើម”) និបាត​សព្ទ ឬ​អក្សរ​ដែល​ដាក់​ផ្ជាប់​ពី​ខាង​ដើម​នៃ​សព្ទ​ឯ​ទៀត, ជា​ជំនួយ​សព្ទ​នុះ​ឲ្យ​មាន​សេចក្ដី​ប្រាដក​ដោយ​ឡែក ឬ​បំបែរ​សេចក្ដី​ឲ្យ​ឃ្លាត​ផ្សេង​ពី​ប្រក្រតី​ដើម; ខាង​ភាសា​សំស្ក្រឹត​និង​បាលី ដូច​ជា ឧប “ជិត, បន្ទាប់, រង” + រាជ “ស្ដេច” <text:s/>&gt; ឧបរាជ “ស្ដេច​បន្ទាប់ គឺ​ស្ដេច​ទី​២​បន្ទាប់​ស្ដេច​ទ្រង់​រាជ្យ”; បរា “សោះ​សូន្យ;...”+ ជយ <text:s/>“ជម្នះ” &gt; បរាជយ <text:s/>“ការ​ចាញ់, ដំណើរ​ចាញ់​គេ​”; ឧប និង បរា ហៅ​ថា បុព្វ​បទ ។ល។ ខាង​ភាសា​ខ្មែរ​យើង ច្រើន​ប្រើ​តួ​អក្សរ​ជា បុព្វ​បទ, ប្រើ​មួយ​តួ​ក៏​មាន ពីរ​តួ​ក៏​មាន, ដូច​ជា ទាស់ទែង, ទ្រេតទ្រោត <text:s/>ដាក់​អក្សរ ទ(បុព្វ​បទ) ថែម​មក​ជា ទទាស់ទទែង; ទទ្រេតទទ្រោត; ខូច, ឈប់, ដុះ, ធូរ, បោល ដាក់​អក្សរ <text:s/>ប-ង, ប-ញ, ប-ណ, ប-ន, បំ (បុព្វ​បទ) ថែម​មក​ជា បង្ខូច, បញ្ឈប់, បណ្ដុះ, បន្ធូរ, បំបោស; បុព្វ​បទ​ទាំង​នេះ​បំបែក​សេចក្ដី​របស់​សព្ទ​ឲ្យ​ឃ្លាត​ប្លែក​ពី​ប្រក្រតី​ដើម (ម. ព. ទាំង​នោះ និង អព្ភាស ទៀត​ផង) ។ល។ បុព្វបយោគ <text:s/>ឬ បុព្វប្រយោគ <text:s/>(បុប-ពៈប៉ៈយោក ឬ --ប្រៈ--) ន. (បា. បុព្វប្បយោគ; សំ. បូវ៌ប្រយោគ) សេចក្ដី​ព្យាយាម​ដើម គឺ​ព្យាយាម​ដែល​ផ្ដើម​នឹង​ធ្វើ​ធ្វើ​អំពើ, នឹង​ចាត់​ការ​ឬ​ធ្វើ​ការ​អ្វី​ៗ ។ បុព្វ​បុរស <text:s/>(បុប-ពៈបុរ៉ស់) ន. (បា. ក្ល.; បា. បុព្វ​បុរិស; សំ. បូវ៌បុរុឞ) បុរស​ជា​ខាង​ដើម​វង្ស ។ ពួក​ញាតិ​ទាំងអស់ ទោះ​ប្រុស​ក្ដី​ស្រី​ក្ដី​ដែល​ទៅ​កាន់​បរលោក​ហើយ​រាប់​តាំង​ពី​ជីដូន ជីតា ទួត លួត លា ឡើង​ទៅ​ហៅ​ថា <text:s/>បុព្វ​បុរស <text:s/>(ដូនតា ឬ ពួក​ដូនតា) ។ បុព្វ​បេត​ពលី <text:s/>(បុប-ពៈប៉េតៈពៈលី) ន. (បា. បុព្វប្បេតពលិ; សំ. បូវ៌ប្រេតពលិ) ការ​ធ្វើ​ពលិការ​ចំពោះ​បុព្វ​ប្រេត; តាម​លទ្ធិ​ខាង​ពុទ្ធ​សាសនា ប្រើ​វិធី​ធ្វើ​ទក្ខិណានុប្បទាន​ឧទ្ទិស​ចំណែក​បុណ្យ​ជូន​ទៅ; លទ្ធិ​ខ្លះ​ក្រៅ​ពី​ពុទ្ធ​សាសនា ប្រើ​វិធី​សែន​ព្រេន​ជូន ។ បុព្វ​ប្រេត <text:s/>(ត. ទ. បុប-ពៈ ប្រែត) ន. (បា. សំ.; បា. បុព្វប្បេត; សំ. បូវ៌ប្រេត មក​អំពី បុព្វ <text:s/>ឬ បូវ៌ + ប <text:s/>ឬ ប្រ + ឥ &gt; ឯ + ត) អ្នក​ដែល​ទៅ​កាន់​បរលោក​ហើយ គឺ​អ្នក​ដែល​ធ្វើ​មរណ​កាល​ទៅ​កាន់​ភព​ខាង​មុខ​ហើយ (ញាតិ​ដែល​ស្លាប់​បាត់​ទៅ​ហើយ) : ធ្វើ​បុណ្យ​ឧទ្ទិស​ផល​ជូន​ទៅ​បុព្វ​ប្រេត ។ បុព្វ​ភាគ (បុប-ពៈភាក) ន. (បា.; សំ. បូវ៌--) ចំណែក​ខាង​ដើម​ឬ​ប៉ែក​ខាង​ដើម ។ ព. ផ្ទ. បច្ឆិម​ភាគ ។ បុព្វ​ភាគ​បដិបត្តិ <text:s/>ឬ--ប្រតិបត្តិ (បុប-ពៈភាគៈ​ប៉ៈដិប័ត ឬ--ប្រៈតិប័ត) (បា. បុព្វ​ភាគប្បដិបត្តិ; សំ . បូវ៌​ភាគ​ប្រតិបត្តិ) ប្រតិបត្តិ​ជា​ចំណែក​ខាង​ដើម គឺ​ការ​ប្រព្រឹត្ត​កាន់​សីល​ឲ្យ​បរិសុទ្ធ និង​ការ​គោរព​កោត​ក្រែង​បូជា​ចំពោះ​បុគ្គល​ដែល​គួរ​គោរព មាន​មាតា​បិតា​ជាដើម (ហៅ​ថា បុព្វ​ភាគ​បដិបទា ឬ បុព្វ​ភាគ​ប្រតិប័ទ <text:s/>ដូច្នេះ​វិញ​ក៏​បាន) ។ បុព្វ​ភាគ​បដិបទា <text:s/>ឬ--ប្រតិប័ទ (បុប-ពៈភាគៈប៉ៈដិប៉ៈទា ឬ--ប្រៈតិប័ត) ន. (បា. បុព្វ​ភាគប្បដិ-​បទា; សំ. បូវ៌ភាគប្រតិបទ៑) ដូច​គ្នា​នឹង <text:s/>បុព្វ​ភាគ​បដិបត្តិ ។ បុព្វ​យោគ <text:s/>(បុប-ពៈ-យោក) ការ​ប្រកប​ក្នុង​ខាង​ដើម, ព្យាយាម​ក្នុង​កាល​មុន ។ សព្វ​ថ្ងៃ​ប្រើ​សំដៅ​យក​ពាក្យ​ផ្ដើម​របស់​អ្នក​និពន្ធ នៅ​ខាង​ដើម​នៃ​សៀវភៅ ឬ​លំនាំ​សេចក្ដី ដែល​ផ្ដើម​ឡើង​ជា​ដំបូង ក្នុង​ការ​តែង​សេចក្ដី​របស់​សិស្ស ។ ហៅ និទាន <text:s/>ឬ និទាន​កថា ក៏​បាន ។ បុព្វ​លាភ <text:s/>(បុប-ពៈលាប) ន. (បា.) ការ​បាន​ក្នុង​កាល​មុន, លាភ​ខាង​ដើម, លាភ​ដំបូង ។ រង្វាន់​លើក​ទឹក​ចិត្ត ។ បុព្វ​វិទេហៈ <text:s/>ឬ បុព្វ​វិទេហ​ទ្វីប (បុប-ពៈ--) ន. (បា. “ទ្វីប​របស់​ពួក​មនុស្ស​អ្នក​វិទេហៈ នៅ​ទិស​ខាង​កើត”) ឈ្មោះ​ទ្វីប​ធំ​មួយ រាប់​បញ្ចូល​ក្នុង​មហា​ទ្វីប​ទាំង ៤ (តាម​ភូមិ​សាស្ត្រ​បុរាណ); ខ្មែរ​យើង​ហៅ​ថា បូព៌វិទេហទ្វីប (អ. ថ. បូវិទេហៈទ្វីប) ។ បុព្វ​សិទ្ធិ (បុប-ពៈសិត) ន. (បា.) ផល​ប្រយោជន៍​ឬ​អំណាច​ពិសេស​ដែល​វរ​ជន​ខ្លះ​ត្រូវ​បាន​ត្រូវ​មាន​តាម​មុខ​តំណែង : ប្រធាន​រដ្ឋ​សភា ត្រូវ​ទទួល​បុព្វ​សិទ្ធិ ជា​តំណាង​ប្រមុខ​រដ្ឋ ក្នុង​កាល​ខ្លះ​ដែល​ប្រមុខ​រដ្ឋ​មាន​ធុរៈ ។ បុព្វ​ហេតុ (បុប-ពៈហែត) ន. (បា.) ហេតុ​ដើម, ដំណើរ​ដើម គឺ​ហេតុ​ឬ​ដំណើរ​ដែល​បណ្ដាល​ឡើង​ជាមុន ឬ​ដែល​ផ្ដើម​ឡើង​ជា​មុន ។ បុព្វចារ្យ <text:s/>(បុប-ពាចា) ន. (បា. <text:s/>សំ.; បា.បុព្វាចរិយ; សំ. បូវ៌ + អាចាយ៌ &gt; បូវ៌ាចាយ៌) អាចារ្យ​មុន, គ្រូ​ដើម គឺ​មាតា​បិតា ។ មាតា​បិតា​បាន​ជា​ហៅ​ថា បុព្វាចារ្យ <text:s/>ព្រោះ​ជា​គ្រូ​បង្ហាត់​បង្រៀន​កូន​ឲ្យ​ចេះ​និយាយ​ស្ដី​និង​សណ្ដាប់​ធ្នាប់​របៀប​របប ព្រម​ទាំង​កិច្ចការ​ទាំងពួង​ផង ជា​មុន​ជាង​គ្រូ​ទាំងអស់​ដែល​កូន​ត្រូវ​រៀន​ចំណេះ​វិជ្ជា​ផ្សេង​ៗ ។ ព. ផ្ទ. បច្ចាចារ្យ ។ បុព្វាបរបទ <text:s/>(បុប-ពាប៉ៈរ៉ៈ--) ន. (បា. បុព្វ + អបរ + បទ &gt; បុព្វាបរបទ) បទ​ដែល​ភ្ជាប់​ខាង​ដើម​និង​ខាង​ចុង​នៃ​សព្ទ​ដទៃ ដើម្បី​ញ៉ាំង​សព្ទ​នោះ​ៗ​ឲ្យ​មាន​ន័យ​ខុស​ពី​មុន បាន​ដល់​ឧបស័គ្គ​និង​បច្ច័យ (ព. វ.; បារ. <text:span text:style-name="T10">Affixe) ។ ម. ព. ឧបសគ្គ <text:s/>និង បច្ច័យ ផង ។ បុព្វាសាឍ (បុប-ពាសាត) ន. (បា. សំ.; បា. បុព្វាសាឡ្ហ; សំ. បូវ៌ាសាឍ ឬ បូវ៌ាសាឍា) ខែ​អាសាឍ​មុន គឺ​ខែ​អាសាឍ​ទី ១ (សម្រាប់​ប្រើ​តែ​ក្នុង​ឆ្នាំ​ដែល​លើក​ខែ​អាសាឍ​ពីរ​ដង​តាម​ចន្ទគតិ) ជា​គូ​គ្នា​នឹង <text:s/>ឧត្តរាសាឍ; <text:s/>ខ្មែរ​យើង​ច្រើន​ហៅ ខែ​អាសាឍ​មុន​ថា បឋមាសាឍ ឬ ប្រថមាសាឍ, ហៅ​ខែ​អាសាឍ​ក្រោយ​ថា ទុតិយាសាឍ ឬ ទ្វិតីយាសាឍ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ុព្វ​កថា </text:p>
            <text:p text:style-name="P10">បុព្វ​កម្ម </text:p>
            <text:p text:style-name="P10">បុព្វ​ករណ៍</text:p>
            <text:p text:style-name="P10">បុព្វ​ការី </text:p>
            <text:p text:style-name="P10">បុព្វ​កិច្ច</text:p>
            <text:p text:style-name="P10">បុព្វ​ក្រឹត្យ</text:p>
            <text:p text:style-name="P10">បុព្វ​ចរិត</text:p>
            <text:p text:style-name="P10">បុព្វ​ចរិយា</text:p>
            <text:p text:style-name="P10">បុព្វណ្ហកាល</text:p>
            <text:p text:style-name="P10">បុព្វណ្ហ​សម័យ</text:p>
            <text:p text:style-name="P10">បុព្វ​ទេព</text:p>
            <text:p text:style-name="P10">បុព្វ​ទេវតា</text:p>
            <text:p text:style-name="P10">បុព្វ​និមិត្ត</text:p>
            <text:p text:style-name="P10">បុព្វ​និវាស</text:p>
            <text:p text:style-name="P10">បុព្វន្ន​ជាតិ</text:p>
            <text:p text:style-name="P10">បុព្វ​បទ</text:p>
            <text:p text:style-name="P10">បុព្វ​បយោគ</text:p>
            <text:p text:style-name="P10">បុព្វ​បុរស​</text:p>
            <text:p text:style-name="P10">បុព្វ​បេត​ពលី</text:p>
            <text:p text:style-name="P10">បុព្វ​ប្រេត</text:p>
            <text:p text:style-name="P10">បុព្វ​ភាគ</text:p>
            <text:p text:style-name="P10">បុព្វ​ភាគ​បដិបត្តិ​</text:p>
            <text:p text:style-name="P10">បុព្វ​ភាគ​ </text:p>
            <text:p text:style-name="P10">បដិបទា</text:p>
            <text:p text:style-name="P10">បុព្វ​យោគ</text:p>
            <text:p text:style-name="P10">បុព្វ​លាភ</text:p>
            <text:p text:style-name="P10">បុព្វ​វិទេហៈ</text:p>
            <text:p text:style-name="P10">បុព្វ​សិទ្ធិ</text:p>
            <text:p text:style-name="P10">បុព្វ​ហេតុ</text:p>
            <text:p text:style-name="P24">បុព្វចារ្យ</text:p>
            <text:p text:style-name="P24">បុព្វាបរបទ </text:p>
            <text:p text:style-name="P25">បុព្វាសាឍ </text:p>
          </table:table-cell>
        </table:table-row>
        <table:table-row>
          <table:table-cell table:style-name="តារាង1.A2" office:value-type="string">
            <text:p text:style-name="P4">៦៦០២</text:p>
          </table:table-cell>
          <table:table-cell table:style-name="តារាង1.A2" office:value-type="string">
            <text:p text:style-name="P5">បុព្វ --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24">(មើល​ក្នុង​ពាក្យ បុព្វ) ។</text:p>
          </table:table-cell>
          <table:table-cell table:style-name="តារាង1.D2" office:value-type="string">
            <text:p text:style-name="P11">បុព្វា--</text:p>
          </table:table-cell>
          <table:table-cell table:style-name="តារាង1.I2" office:value-type="string">
            <text:p text:style-name="P24"/>
          </table:table-cell>
        </table:table-row>
        <table:table-row>
          <table:table-cell table:style-name="តារាង1.A2" office:value-type="string">
            <text:p text:style-name="P4">៦៦០៣</text:p>
          </table:table-cell>
          <table:table-cell table:style-name="តារាង1.A2" office:value-type="string">
            <text:p text:style-name="P5">បុព្វេ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ុប-ពេ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ុព្វ &gt; បុព្វេ; បូវ៌ &gt; បូវ៌េ) មុន, ពី​ដើម, ពី​ព្រេង​នាយ ។ ពាក្យ​នេះ​ខ្មែរ​យើង​ប្រើ​ជា ន. ឬ​ជា និ. ប្រាប់​កាល, ច្រើន​និយាយ​ថា សំណាង​ពី​បុព្វេ, កម្ម​ពី​បុព្វេ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០៤</text:p>
          </table:table-cell>
          <table:table-cell table:style-name="តារាង1.A2" office:value-type="string">
            <text:p text:style-name="P5">បុព្វេនិវាសានុស្សតិញ្ញាណ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22">បុប-ពេ-និវា-សា-នុស-សៈតិញ-ញាន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ុព្វេ “ក្នុង​កាល​ពី​ដើម” + និវាស “កំណើត​ឬ​ទី​ដែល​ធ្លាប់​នៅ​អាស្រ័យ” + អនុស្សតិ “ការ​នឹក​ឃើញ” + ញាណ “សេចក្ដី​ដឹង (ប្រាជ្ញា” &gt; --តិញ្ញាណ) ញាណ​ដែល​នឹក​ឃើញ​កំណើត​ក្នុង​កាល​ពី​ដើម គឺ​ប្រាជ្ញា​ដែល​រឭក​ឃើញ​តាំង​ពី​មួយ​ជាតិ​មុន បន្ទាប់​ជាតិ​នេះ​រៀង​ឡើង​ទៅ... (ចំពោះ​តែ​ញាណ​បុគ្គល​អ្នក​បាន​សម្រេច​គុណ​វិសេស មាន​ព្រះ​សព្វញ្ញុពុទ្ធ​ជាដើម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០៥</text:p>
          </table:table-cell>
          <table:table-cell table:style-name="តារាង1.A2" office:value-type="string">
            <text:p text:style-name="P5">បុព្វេសន្និវា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ុប-ពេសន់-និវាស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ដំណើរ​ធ្លាប់​នៅ​រួម​គ្នា​ពី​ក្នុង​ជាតិ​មុន គឺ​ធ្លាប់​ជា​ស្វាមី​ភរិយា​នៅ​រួម​កិច្ចការ​សុខ​ទុក្ខ​ជាមួយ​គ្នា​ពី​ក្នុង​ជាតិ​មុន​មក : បុរស​ស្ត្រី​ដែល​មាន​បុព្វេ​សន្និវាស, កាល​បើ​បាន​ជួប​គ្នា, រមែង​តែ​ចាប់​ចិត្ត​ប្រតិព័ទ្ធ​ស្នេហា​រក​គ្នា​យ៉ាង​មាំ ត្រូវ​អធ្យាស្រ័យ​គ្នា​ជា​ដរាប <text:s/>(គូ​នៃ​បុរស​ស្ត្រី​នុះ ហៅ​ថា គូ​ព្រេ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០៦</text:p>
          </table:table-cell>
          <table:table-cell table:style-name="តារាង1.A2" office:value-type="string">
            <text:p text:style-name="P5">បុព្វ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ុប-ពោ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ូយ, បូយន) ខ្ទុះ; ខ្មែរ​យើង​ប្រើ​ជា រ. ស. ថា ព្រះ​បុព្វ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០៧</text:p>
          </table:table-cell>
          <table:table-cell table:style-name="តារាង1.A2" office:value-type="string">
            <text:p text:style-name="P5">បុរ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ុរ៉ស់</text:p>
          </table:table-cell>
          <table:table-cell table:style-name="តារាង1.D2" office:value-type="string">
            <text:p text:style-name="P7">បា. ក្ល.; 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ុរិស; បុរឞ <text:s/>ឬ បុរូឞ) អ្នក​បំពេញ​ចិត្ត​មាតា​បិតា, អ្នក​បំពេញ​ចិត្ត​ស្ត្រី; អ្នក​បំពេញ​កិច្ចការ​ក្នុង​ប្រទេស​ដែល​ខ្លួន​នៅ (ប្រុស) អាត្ម័ន (អាត្មា), ចិត្ត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០៨</text:p>
          </table:table-cell>
          <table:table-cell table:style-name="តារាង1.A2" office:value-type="string">
            <text:p text:style-name="P5">បុរាណ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រ៉ាន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5">(បុរាណ) ចាស់, ដែល​កើត​មាន​មុន, ដែល​មាន​យូរ​ហើយ, ដែល​ធ្លាប់​មាន​ពី​ព្រេង​នាយ : ពាក្យ​បុរាណ, របស់​បុរាណ, ប្រាសាទ​បុរាណ ។ ប្រើ​ជា <text:s/>ន. ក៏​បាន : កាល​ពី​បុរាណ, បុរាណ​ពី​ដើម ។ល។ <text:s/>សព្ទ​នេះ​ច្រើន​ប្រើ​ជា​បទ​សមាស​ភ្ជាប់​នឹង​នាម​សព្ទ​ឯ​ទៀត, ដូច​ជា បុរាណ​កាល <text:s/>(--រ៉ាណៈ--) កាល​ឬ​គ្រា​ពី​ដើម កាល​ពី​ព្រេង​នាយ ។ បុរាណា​ពិធី (--រ៉ាណៈ) បែប, បែប​បទ​ពី​ព្រេង​នាយ ។ បុរាណ​ភណ្ឌ <text:s/>(បុរ៉ាណៈភ័ន) របស់​ចាស់, ទ្រព្យ​ចាស់ ។ បុរាណ​រាជ (--រ៉ាណៈរាច) ស្ដេច​ពី​ព្រេង​នាយ ។ បុរាណ​រាជ្យ <text:s/>(--រ៉ាណៈ រាច) រាជ្យ​ពី​ដើម (ម. ព. រាជ និង រាជ្យ ផង) ។ បុរាណ​វត្ថុ (--រ៉ាណៈ--) វត្ថុ​ចាស់ (ដូច​គ្នា​នឹង បុរាណ​ភណ្ឌ ដែរ) ។ បុរាណ​វាទ (--រ៉ាណៈវាត) ពាក្យ​ព្រេង​នាយ, ពាក្យ​ចាស់ ។ បុរាណ​សម័យ (--រ៉ាណៈសៈម៉ៃ) សម័យ​ពី​ដើម(ដូច​គ្នា​នឹង បុរាណ​កាល) ។ ក្នុង​កាព្យ ​អាច​ប្រើ បូរាណ បាន សម្រួល​តាម​សម្ផស្ស​កាព្យ ។ ម. ព. បូរាណ និង បោរាណ <text:s/>ទៀត​ផង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5">បុរាណ​កាល</text:p>
            <text:p text:style-name="P15">បុរាណា​ពិធី</text:p>
            <text:p text:style-name="P15">បុរាណ​ភណ្ឌ <text:s/></text:p>
            <text:p text:style-name="P15">បុរាណ​រាជ</text:p>
            <text:p text:style-name="P15">បុរាណ​រាជ្យ </text:p>
            <text:p text:style-name="P15">បុរាណ​វត្ថុ </text:p>
            <text:p text:style-name="P15">បុរាណ​វាទ </text:p>
            <text:p text:style-name="P15">បុរាណ​សម័យ</text:p>
            <text:p text:style-name="P15"/>
          </table:table-cell>
        </table:table-row>
        <table:table-row>
          <table:table-cell table:style-name="តារាង1.A2" office:value-type="string">
            <text:p text:style-name="P4">៦៦០៩</text:p>
          </table:table-cell>
          <table:table-cell table:style-name="តារាង1.A2" office:value-type="string">
            <text:p text:style-name="P5">បុរាណ​ទុតិយិក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ុរ៉ាណៈ--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្រ្តី​ដែល​មាន​បុរស​ជា​ពីរ​នាក់​ក្នុង​កាល​ពី​មុន គឺ​ប្រពន្ធ​ពី​ដើម​ឬ​ប្រពន្ធ​ពី​មុន (ម. ព. ទុតិយា <text:s/>ឬ ទុតិយិកា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១០</text:p>
          </table:table-cell>
          <table:table-cell table:style-name="តារាង1.A2" office:value-type="string">
            <text:p text:style-name="P5">បុរិន្ទ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ុរ៉ិន ឬ ប៉ុ--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គុ. ឬ ន.</text:p>
          </table:table-cell>
          <table:table-cell table:style-name="តារាង1.D2" office:value-type="string">
            <text:p text:style-name="P10">(&lt; បុរ <text:s/>“បុរី, ក្រុង” + ឥន្ទ “ដែល​ជា​ធំ”) ដែល​ជា​ធំ​ក្នុង​បុរី; ម្ចាស់​ក្រុង; ម្ចាស់​ស្រុក (ព្រះ​រាជា) ។ ស្ដេច​ត្រាញ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១១</text:p>
          </table:table-cell>
          <table:table-cell table:style-name="តារាង1.A2" office:value-type="string">
            <text:p text:style-name="P5">បុរ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ុរ៉ី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ុរ <text:s/>ឬ បុរិ) ក្រុង; ខែត្រ​ធំ; រដ្ឋ​មណ្ឌ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១២</text:p>
          </table:table-cell>
          <table:table-cell table:style-name="តារាង1.A2" office:value-type="string">
            <text:p text:style-name="P5">បុរីរក្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ុរ៉ីរ័ក</text:p>
          </table:table-cell>
          <table:table-cell table:style-name="តារាង1.D2" office:value-type="string">
            <text:p text:style-name="P7">សំ.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ុរិ + រក្ស) ការ​រក្សា​បុរី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១៣</text:p>
          </table:table-cell>
          <table:table-cell table:style-name="តារាង1.A2" office:value-type="string">
            <text:p text:style-name="P5">បុរីរម្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ុរ៉ីរំ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ុរិ + រម្យ) បុរី​ដែល​ជា​ទី​រីករាយ​ចិត្ត, សេចក្ដី​រីករាយ​ចំពោះ​បុរី ។ គុ. ដែល​មាន​សេចក្ដី​រីករាយ​ចំពោះ​បុរី ។ ពាក្យ​នេះ​ខ្មែរ​យើង​យក​មក​ប្រើ​ជា​គោរម្យ​ងារ​សេនាបតី​ក៏​មានៈ ... បុរីរម្យ​ឧត្តម​ក្រម​ពាហុ ...“ជា​មន្ត្រី​មាន​ស័ក្តិ​ខ្ពស់ មាន​ដៃ​ហាក់​ដូច​ជា​ឈោង​ទៅ​ឱប​ក្រសោប (អាណា​ខេត្ត) ដោយ​សេចក្ដី​រីករាយ​ចំពោះ​បុរី”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១៤</text:p>
          </table:table-cell>
          <table:table-cell table:style-name="តារាង1.A2" office:value-type="string">
            <text:p text:style-name="P5">បុរោហិ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ុរ៉ោ-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ព្រាហ្មណ៍​អ្នក​បំពេញ​ប្រយោជន៍​ដល់​បុរី ឬ​អ្នក​ធ្វើ​នូវ​សេចក្ដី​ទំនុក​បម្រុង​ដល់​នគរ គឺ​ពា្រហ្មណ៍​ដែល​ជា​រាជ​គ្រូ ឬ​ព្រាហ្មណ៍​ជា​អ្នក​ចាត់​ការ​ធ្វើ​យញ្ញ​ពិធី​ក្នុង​រាជ​ត្រកូល​តាម​លទ្ធិ​ព្រាហ្មណ៍ ។ ប្រើ​ក្លាយ​ឃ្លាត​ជា បរោហិត (ប-រ៉ោហិត) ក៏​មាន, គួរ​ប្រើ បុរោហិត <text:s/>វិញ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១៥</text:p>
          </table:table-cell>
          <table:table-cell table:style-name="តារាង1.A2" office:value-type="string">
            <text:p text:style-name="P5">បុ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ណ្ដាក់​ទ្វេ​ឬ​បណ្ដាក់​មួយ​ជា​ពីរ គឺ​បណ្ដាក់​អ្វី​ៗ​មាន​ស្រូវ​ជាដើម កាល​ដែល​យក​មក​ពី​គេ​មក​ឬ​ឲ្យ​ទៅ​គេ​តែ​១​ភាគ​លុះ​ដល់​កាល​រដូវ ត្រូវ​សង​ឬ​ត្រូវ​យក​វិញ​ជា​ពីរ​ភាគ : បុល​ស្រូវ​គេ​២ ថាំង, បុល​ស្រូវ​ឲ្យ​គេ​៤ ថាំង​មួយ​តៅ ដល់​ខែ​ចម្រូត​ត្រូវ​សង​គេ​ឲ្យ​គ្រប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១៦</text:p>
          </table:table-cell>
          <table:table-cell table:style-name="តារាង1.A2" office:value-type="string">
            <text:p text:style-name="P5">បុល្លិក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ុល-ល៉ិកា</text:p>
          </table:table-cell>
          <table:table-cell table:style-name="តារាង1.D2" office:value-type="string">
            <text:p text:style-name="P7">ព. ស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ពាក្យ​សម្រាប់​ប្រើ​ផ្សំ​ជាមួយ​នឹង​ពាក្យ បំណុល ថា បំណុល​បុល្លិកា (ម. ព. បំណុល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ំណុល​បុល្លិកា</text:p>
          </table:table-cell>
        </table:table-row>
        <table:table-row>
          <table:table-cell table:style-name="តារាង1.A2" office:value-type="string">
            <text:p text:style-name="P4">៦៦១៧</text:p>
          </table:table-cell>
          <table:table-cell table:style-name="តារាង1.A2" office:value-type="string">
            <text:p text:style-name="P5">បុស​នា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ុន្នាគ) ឈ្មោះ​ឈើ​មួយ​ប្រភេទ ស្លឹក​ស្រដៀង​នឹង​រំដួល ផ្កា​ស្រដៀង​នឹង​ផ្កា​សុរភី​តែ​ធំ​ៗ ជាង មាន​ក្លិន​ក្រអូប​ល្អ, ដើម​ប្រើ​ការ​ធ្វើ​ជា​គ្រឿង​ផ្ទះ​រាយ​រង​ក៏​បាន : ដើម​បុស​នាគ (ពាក្យ​ថា បុន្នាគ ជា សំ. បា. ពិត តែ​ខ្មែរ​យើង​មិន​សូវ​ហៅ) ។</text:p>
          </table:table-cell>
          <table:table-cell table:style-name="តារាង1.D2" office:value-type="string">
            <text:p text:style-name="P11">បុន្នាគ</text:p>
          </table:table-cell>
          <table:table-cell table:style-name="តារាង1.I2" office:value-type="string">
            <text:p text:style-name="P10">ដើម​បុស​នាគ</text:p>
          </table:table-cell>
        </table:table-row>
        <table:table-row>
          <table:table-cell table:style-name="តារាង1.A2" office:value-type="string">
            <text:p text:style-name="P4">៦៦១៨</text:p>
          </table:table-cell>
          <table:table-cell table:style-name="តារាង1.A2" office:value-type="string">
            <text:p text:style-name="P5">បុស្ប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ុស-ស្បា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ុស្ប &gt; បុស្បា; បុប្ផ &gt; បុប្ផា) ផ្កា​គ្រប់​យ៉ា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១៩</text:p>
          </table:table-cell>
          <table:table-cell table:style-name="តារាង1.A2" office:value-type="string">
            <text:p text:style-name="P5">បុស្បុ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ុស-ស្បុក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ុស្បក; បុប្ផក <text:s/>“ផ្កា, កន្សោម​ផ្កា”) ទី​អាសានៈ ឬ វេទិកា​មាន​សណ្ឋាន​ជា​បល្ល័ង្ក​ខ្ពស់​ទ្រ​រង​ដោយ​ជើង​កោស​ច្រើន​ថ្នាក់, មាន​សសរ​បួន, រាង ៤ ជ្រុង​ស្រដៀង​នឹង​បារាំ​កំពូល, ដំបូល​មាន​កំពូល​រាង​ច្រឡោ សណ្ឋាន​ដូច​កំពូល​ប្រាសាទ​ក៏​មាន, រាង​មូល​ជា​កន្សោម​តាឱ ឬ​កន្សោម​ផ្កា​ក៏​មាន, វិចិត្រ​រចនា​ដោយ​ផ្កា​រំយោល​ផ្សេង​ៗ តាម​គួរ​ដល់​ការ​ប្រកប, ប្រើ​ជា​ទី​សម្រាប់​គង់​នៃ​ព្រះ​មហា​ក្សត្រ ក្នុង​ព្រះ​រាជ​ពិធី​រាជា​ពិសេក​នៅ​វេលា​ថ្វាយ​ព្រះ​សិទ្ធរស (ស្រោច​ទឹក) និង​សម្រាប់​ប្រើ​ក្នុង​ពិធី​ស្រោច​ទឹក​ចម្រើន​ព្រះ​ជន្ម​នៃ​សម្ដេច​ព្រះ​សង្ឃ​នាយក​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២០</text:p>
          </table:table-cell>
          <table:table-cell table:style-name="តារាង1.A2" office:value-type="string">
            <text:p text:style-name="P5">បុស្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ុស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ុស្ស <text:s/>ឬ ផុស្ស; បុឞ្យ) ឈ្មោះ​ខែ​ទី ២ (ខាង​ចន្ទ​គតិ) : ខែ​បុស្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ខែ​បុស្ស </text:p>
          </table:table-cell>
        </table:table-row>
        <table:table-row>
          <table:table-cell table:style-name="តារាង1.A2" office:value-type="string">
            <text:p text:style-name="P4">៦៦២១</text:p>
          </table:table-cell>
          <table:table-cell table:style-name="តារាង1.A2" office:value-type="string">
            <text:p text:style-name="P5">បុស្សរថ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ុស-សៈរត់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ុឞ្យរថ) រថ-ស សម្រាប់​ជិះ​រំហើយ​កំសាន្ត​ចិត្ត ។ តាម​រឿង​តំណាល​ក្នុង​គម្ពីរ​ជាតក​ច្រើន​អន្លើ​ថា រថ​មាន​បុស្បុក​ព័ណ៌​ស​ដែល​ទឹម​សេះ​ឲ្យ​អូស​ដើរ​ៗ​ជា​មុន, ពួក​សេនាបតី​មន្ត្រី​ធំ​តូច​ទាំង​អស់​នាំ​គ្នា​ដើរ​អម​ហែ​ហម​តាម​ក្រោយ, ផ្សង​រក​អ្នក​មាន​បុណ្យ​ភ័ព្វ​អស្ចារ្យ​ដែល​គួរ​ទទួល​ទី​ក្សត្រិយ៍​ទ្រង់​រាជ្យ​បាន, ក្នុង​កាល​ដែល​ផុត​គ្មាន​ព្រះ​រាជ​វង្ស​សោះ ឬ​មាន​តែ​ព្រះ​រាជ​បុត្រី​ដែល​នឹង​មិន​គួរ​ទទួល​រាជ្យ​បាន... ហៅ​ថា ផ្សង​បុស្សរថ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២២</text:p>
          </table:table-cell>
          <table:table-cell table:style-name="តារាង1.A2" office:value-type="string">
            <text:p text:style-name="P5">បុះ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ុក​ទល់​មុត​ដល់​មាន​របួស : ដង្គត់​បុះបាត​ជើង ។ បុក​ដោយ​អ្វី​ៗ ដែល​ស្រួច : បុះ​រណ្ដៅ​ដាំ​ពោត, បុះ​នឹង​កាំបិត​បន្ទោះ ។ រុក​ឲ្យ​ជ្រុះ, ឲ្យ​ធ្លាក់ : យក​ថ្នោល​បុះ​ផ្លែ​ឈើ ។ <text:s/>ស៊ី; ពាក្យ​ទ្រគោះ​មើល​ងាយ​ថា​ស៊ី​ដូច​គេ​បុះ​អ្វី​ៗ : ហ៏​បុះ​ចុះ !, ចុះ​បុះ​ដល់​ណា​ទៅ​ទៀត !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ចាស់; ដែល​គេ​ឈប់​ប្រើ​ប្រាស់, ដែល​គេ​បោះ​បង់​លែង​ត្រូវ​ការ (ចំពោះ​តែ​ទី, ដី, ស្រែ, ចម្ការ, ភូមិ​លំនៅ...) : ចម្ការ​បុះ, ស្រែ​បុះ, ភូមិ​បុះ, វត្ត​បុះ, គឺ​ចម្ការ, ស្រែ, ភូមិ, វត្ត ដែល​គេ​បោះ​បង់​ចោល ក៏​មាន​ស្មៅ​និង​ឈើ​តូច​ៗ​ដុះ​ទ្រុបទ្រុល ប៉ុន្តែ​មាន​សណ្ឋាន​ចាស់​ប្រាកដ​នៅ​ឡើយ; ជួន​កាល​គេ​បែរ​ជា​ត្រូវ​ការ​ដូច​កាល​ពី​មុន​នោះ​វិញ ក៏​នៅ​មាន​ឈ្មោះ​ថា ... បុះ ដែ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៣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ចំនួន ៨ (ចំពោះ​តែ​ចំនួន​ដំរី) : ដំរី​មួយ​បុះ គឺ​ដំរី ៨ ក្បាល, ដំរី​ពីរ​បុះ <text:s/>គឺ​ដំរី ១៦ ក្បា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២៣</text:p>
          </table:table-cell>
          <table:table-cell table:style-name="តារាង1.A2" office:value-type="string">
            <text:p text:style-name="P5">បូ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ំពត់​ព័ណ៌​ចង​កាច់​ជា​ស្រទាប់ សណ្ឋាន​ស្រដៀង​នឹង​ផ្កា​ឈើ​រីក, ប្រើ​ចង​ផ្នួង​ឬ​កម្រង​សក់​ឬ​ក៏​សំណុំ​សក់​ស្ត្រី ជា​គ្រឿង​ធ្វើ​លម្អ​តាម​សម័យ​ថ្មី : ចង​បូ, សក់​ចង​បូ (ព. ទ.) ។ ខ្សែ​បូ <text:s/>សំពត់​ព័ណ៌​មាន​ចង​បូ​ឬ​លាត​ដែល​ចង​សន្ធឹង​នៅ​មាត់​ទ្វារ​ធំ​ឬ​នៅ​មាត់​ច្រក​នៃ​ពិធី​សម្ពោធ​បើក​អគារ​ថ្មី​ថ្មោង​ជាដើម (បារ. <text:span text:style-name="T10">Ruban Symbolique) : កាត់​ខ្សែ​បូ <text:s/>គឺ​យក​កន្ត្រៃ​កាត់​ចំ​កណ្ដាល​ខ្សែ​បូ <text:s/>(បារ. <text:s/>Couper du ruban Symbolique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២៤</text:p>
          </table:table-cell>
          <table:table-cell table:style-name="តារាង1.A2" office:value-type="string">
            <text:p text:style-name="P5">បូក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ឃើញ​ចំនួន គឺ​កែន​ផ្សំ​រួម​ចំនួន : បូក​លេខ, បូក​បញ្ជី, ៥ បូក និង ៥ ត្រូវ​ជា ១០ ។ លាប​ពរ​បាយអ​ឬ​ដី​ស្អិត : បូក​ជញ្ជាំង ។ និយាយ​បូក គឺ​និយាយ​រួម​ទាំងអស់ ។ (សំ. បា. បូគ ន. “គំនរ, ចំនួន​ដែល​ប្រមូល; ពួក; ដើម​ស្លា, ស្លា ...”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ូគ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២៥</text:p>
          </table:table-cell>
          <table:table-cell table:style-name="តារាង1.A2" office:value-type="string">
            <text:p text:style-name="P5">បូក​គ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ូគ​គ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២៦</text:p>
          </table:table-cell>
          <table:table-cell table:style-name="តារាង1.A2" office:value-type="string">
            <text:p text:style-name="P5">បូក​ប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ូក​សម្រេច​ដោយ​គិត​លៃលក​ផាត់​ទាត់​លើក​ចោល​ចេញ​ខ្លះ : បូក​បោះ​ទៅ​ឃើញ​មាន​ចំណេញ​ខ្លះ​បន្តិចបន្តួ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២៧</text:p>
          </table:table-cell>
          <table:table-cell table:style-name="តារាង1.A2" office:value-type="string">
            <text:p text:style-name="P5">បូក​ប៉ា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ូក​ដោយ​ទូទាត់​លៃ​ចែក​រួច​ស្រង់​រួម​ឲ្យ​ឃើញ​ជា​ចំនួន : បូក​ប៉ាន់​ទៅ​ឃើញ​ល្មម​ចែក​គ្នា​បាន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២៨</text:p>
          </table:table-cell>
          <table:table-cell table:style-name="តារាង1.A2" office:value-type="string">
            <text:p text:style-name="P5">បូកឡូ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10">ច្របូក​ច្របល់ : បូក​ឡូក​គ្នា​អស់​ទៅ​ហើ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២៩</text:p>
          </table:table-cell>
          <table:table-cell table:style-name="តារាង1.A2" office:value-type="string">
            <text:p text:style-name="P5">បូ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ូគ “គំនរ; ចំនួន​ដែល​ប្រមូល; ពួក,...”) សរីរាវយវៈ​មាន​សណ្ឋាន​កំពូក​ជា​ដុំ​នៅ​លើ​ប្រជុំ​ស្មា​គោ : បូគ​គោ; គោ​នេះ​បូគ​ធំ​ណាស់ ។</text:p>
          </table:table-cell>
          <table:table-cell table:style-name="តារាង1.D2" office:value-type="string">
            <text:p text:style-name="P11">បូក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៣០</text:p>
          </table:table-cell>
          <table:table-cell table:style-name="តារាង1.A2" office:value-type="string">
            <text:p text:style-name="P5">បូគ​គ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ភ្នំ​ធំ​ខ្ពស់​មួយ​ក្នុង​ពួក​ភ្នំ​កំចាយ, ពពក​វិល ក្នុង​ខែត្រ​កំពត, សព្វ​ថ្ងៃ​នេះ​ទុក​ជា​រមណីដ្ឋាន សម្រាប់​កម្សាន្ត​មួយ​កន្លែង​ជា​របស់​កម្ពុជ​រដ្ឋ : ភ្នំ​បូក​គោ ។ ឥឡូវ​រាប់​ជា បុរី ហៅ​ថា បុរី​បូក​គោ ។</text:p>
          </table:table-cell>
          <table:table-cell table:style-name="តារាង1.D2" office:value-type="string">
            <text:p text:style-name="P11">បូក​គោ</text:p>
          </table:table-cell>
          <table:table-cell table:style-name="តារាង1.I2" office:value-type="string">
            <text:p text:style-name="P10">ភ្នំ​បូក​គោ</text:p>
          </table:table-cell>
        </table:table-row>
        <table:table-row>
          <table:table-cell table:style-name="តារាង1.A2" office:value-type="string">
            <text:p text:style-name="P4">៦៦៣១</text:p>
          </table:table-cell>
          <table:table-cell table:style-name="តារាង1.A2" office:value-type="string">
            <text:p text:style-name="P5">បូជន​កិច្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ូជៈនៈកិច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ូជន​ក្ឫត្យ) កិច្ចការ​បូជា; ការ​រវល់​ដោយ​ថ្វាយ​ឬ​ដោយ​ជូន​ព័ស្តុភារ​អ្វី​ៗ : ធ្វើ​បូជន​កិច្ច, មាន​បូជន​កិច្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៣២</text:p>
          </table:table-cell>
          <table:table-cell table:style-name="តារាង1.A2" office:value-type="string">
            <text:p text:style-name="P5">បូជនីយ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ូជៈ--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ូជនីយ) ដែល​គួរ​គេ​បូជា ។ បូជនីយ​បុគ្គល (បូជៈនីយៈបុក-គល់) បុគ្គល​ដែល​គេ​បូជា : ព្រះ​ពុទ្ធ, ព្រះ​អរហន្ត, អ្នក​មាន​សីល, ព្រះ​មហា​ក្សត្រ, មាតា​បិតា, គ្រូ​អាចារ្យ ... ជា​បូជនីយ​បុគ្គល ។ បូជនីយ​វត្ថុ ឬ បូជនីយ​ស្ថាន ទី​ដែល​គួរ​បូជា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ូជនីយ​បុគ្គល</text:p>
            <text:p text:style-name="P10">បូជនីយ​វត្ថុ</text:p>
          </table:table-cell>
        </table:table-row>
        <table:table-row>
          <table:table-cell table:style-name="តារាង1.A2" office:value-type="string">
            <text:p text:style-name="P4">៦៦៣៣</text:p>
          </table:table-cell>
          <table:table-cell table:style-name="តារាង1.A2" office:value-type="string">
            <text:p text:style-name="P5">បូជនីយេសក៍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ូជៈនីយេស</text:p>
          </table:table-cell>
          <table:table-cell table:style-name="តារាង1.D2" office:value-type="string">
            <text:p text:style-name="P7">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ូជនីយ + ឯសក &gt; បូជនីយេសក) អ្នក​ស្វះស្វែង​រក​ទី​កន្លែង​ដែល​គួរ​គោរព​បូជា, អ្នក​ធ្វើ​ដំណើរ​ទៅ​នមស្ការ​បូជនីយដ្ឋាន​មាន​ទី​តម្កល់​ព្រះ​សារីរិក​ធាតុ​នៃ​ព្រះ​សម្ពុទ្ធ​ជាដើម ។ (បារ. <text:span text:style-name="T10">(Pèlerin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៣៤</text:p>
          </table:table-cell>
          <table:table-cell table:style-name="តារាង1.A2" office:value-type="string">
            <text:p text:style-name="P5">បូជ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រ​ថ្វាយ​ឬ​ជូន​វត្ថុ​អ្វី​ៗ ចំពោះ​បូជនីយ​បុគ្គល; ការ​ស្ដាប់​ឱវាទ, ប្រព្រឹត្ត​តាម​ឱវាទ​របស់​បុគ្គល​ដែល​គួរ​គោរព ។ ខ្មែរ​យើង​ច្រើន​ប្រើ​ជា កិ. ថ្វាយ, ជូន : សូម​បូជា​កម្រង​ផ្កា​នេះ ចំពោះ​ព្រះ​រតន​ត្រ័យ; ដុត, រំលាយ (សព) : បូជា​សព, បូជា​ព្រះ​សព (ច្រើន​ប្រើ​ចំពោះ​តែ​សព​បព្វជិត; ម. ព. ឈាបន​កិច្ច ទៀត​ផង) ។ បូជារហ​បុគ្គល (--រៈហៈបុកគល់) ដូច​គ្នា​នឹង បូជនីយ​បុគ្គល ដែរ (ម. ព. បូជនីយៈ <text:s/>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ូជា​រហ​បុគ្គល</text:p>
            <text:p text:style-name="P10"/>
          </table:table-cell>
        </table:table-row>
        <table:table-row>
          <table:table-cell table:style-name="តារាង1.A2" office:value-type="string">
            <text:p text:style-name="P4">៦៦៣៥</text:p>
          </table:table-cell>
          <table:table-cell table:style-name="តារាង1.A2" office:value-type="string">
            <text:p text:style-name="P5">បូ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ក្របួច​មាត់; ចង្អុល​បង្ហាញ​ដោយ​ក្របួច​មាត់ : បូញ​មាត់​បង្ហាញ​ផ្ទះ ។ បូញ​មាត់​បត់​ដុំ​ដៃ <text:s/>បូញ​មាត់​ផង​បត់ដុំ​ដៃ​ផង ដោយ​សម្ដែង​អាការៈ​រិះ​គន់​ឬ​ញុះញង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ូញ​មាត់​បត់​ដុំ​ដៃ </text:p>
          </table:table-cell>
        </table:table-row>
        <table:table-row>
          <table:table-cell table:style-name="តារាង1.A2" office:value-type="string">
            <text:p text:style-name="P4">៦៦៣៦</text:p>
          </table:table-cell>
          <table:table-cell table:style-name="តារាង1.A2" office:value-type="string">
            <text:p text:style-name="P5">បូញបា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និយាយ​រិះ​គន់​ឬ​ញុះញង់​ដោយ​សម្ដែង​អាការ​បូញ​មាត់​ចង្អុល​បង្ហាញ​រូប​មនុស្ស​ឬ​អ្វី​ៗ​ឲ្យ​គេ​ឃើញ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៣៧</text:p>
          </table:table-cell>
          <table:table-cell table:style-name="តារាង1.A2" office:value-type="string">
            <text:p text:style-name="P5">បូណ៌ម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ូរៈណៈម៉ី ឬ បូរ៉ៈម៉ី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ុណ្ណមី) តិថី​ឬ​ថ្ងៃ​ដែល​មាន​ព្រះ​ចន្ទ​ពេញ​វង់, ថ្ងៃ ១៥ កើត : ថ្ងៃ​ពេញ​បូណ៌មី​ខែ​កត្តិក ជា​ថ្ងៃ​ធ្វើ​ពិធី​សំពះ​ព្រះ​ខែ តាម​ប្រពៃណី​ពី​បុរាណ​កាល​រៀង​ម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៣៨</text:p>
          </table:table-cell>
          <table:table-cell table:style-name="តារាង1.A2" office:value-type="string">
            <text:p text:style-name="P5">បូត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ចាប់​រូត​យក​ដោយ​ដៃ : បូត​ស្លឹក​ឈើ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ជាមួយ​នឹង​ពាក្យ <text:s/>ស្លូត <text:s/>: ស្លូត​បូត <text:s/>គឺ​ស្លូត​សុភាព​រាបស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ស្លូតបូត</text:p>
          </table:table-cell>
        </table:table-row>
        <table:table-row>
          <table:table-cell table:style-name="តារាង1.A2" office:value-type="string">
            <text:p text:style-name="P4">៦៦៣៩</text:p>
          </table:table-cell>
          <table:table-cell table:style-name="តារាង1.A2" office:value-type="string">
            <text:p text:style-name="P5">បូត​សណ្ដែ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ឈ្មោះ​ល្បែង​ក្មេង​លេង​ចាប់​បូត​ដៃ​គ្នា ពោល​ពាក្យ​ព្រម​ៗ​គ្នា​ថា បូត​សណ្ដែក ... !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៤០</text:p>
          </table:table-cell>
          <table:table-cell table:style-name="តារាង1.A2" office:value-type="string">
            <text:p text:style-name="P5">បូ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សប់​ឬ​បឺត​បញ្ចូល​ខ្យល់​ឬ​ទឹក ឬ​ក៏​បឺត ឬ​សប់​បញ្ចេញ : បូម​កង់​ឡាន, បូម​ទឹក (ព. ទ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៤១</text:p>
          </table:table-cell>
          <table:table-cell table:style-name="តារាង1.A2" office:value-type="string">
            <text:p text:style-name="P5">បូរបាច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និយាយ​រៀបរាប់​ប្រាប់​ឲ្យ​ដឹង​ឲ្យ​ឃើញ​ដើម​ទង​គន្លង​តាម​របៀប​ហូរ​ហែ : បូរបាច់​ប្រាប់; និយាយ​បូរបាច់​ប្រាប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៤២</text:p>
          </table:table-cell>
          <table:table-cell table:style-name="តារាង1.A2" office:value-type="string">
            <text:p text:style-name="P5">បូព៌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ូ ឬ បូរ៉ៈពា, បូពា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ូវ៌, បូវ៌ា; បុព្វ, បុព្វា) ខាង​ដើម, ខាង​មុខ, ខាង​កើត : ទិស​បូព៌ ឬ ទិស​បូព៌ា (ទិស​ខាង​កើត) ។</text:p>
          </table:table-cell>
          <table:table-cell table:style-name="តារាង1.D2" office:value-type="string">
            <text:p text:style-name="P11">បូព៌ា</text:p>
          </table:table-cell>
          <table:table-cell table:style-name="តារាង1.I2" office:value-type="string">
            <text:p text:style-name="P10">ទិស​បូព៌ </text:p>
          </table:table-cell>
        </table:table-row>
        <table:table-row>
          <table:table-cell table:style-name="តារាង1.A2" office:value-type="string">
            <text:p text:style-name="P4">៦៦៤៣</text:p>
          </table:table-cell>
          <table:table-cell table:style-name="តារាង1.A2" office:value-type="string">
            <text:p text:style-name="P5">បូព៌​ទិ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ូរ៉ៈទឹស ឬ បូទឹស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ទិស​ខាង​កើត (ម. ព. បូព៌ និង ទិស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៤៤</text:p>
          </table:table-cell>
          <table:table-cell table:style-name="តារាង1.A2" office:value-type="string">
            <text:p text:style-name="P5">បូព៌​និមិត្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ូនិមិត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មើល​ពាក្យ បុព្វ​និមិត្ត <text:s/>ក្នុង​ពាក្យ បុព្វ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៤៥</text:p>
          </table:table-cell>
          <table:table-cell table:style-name="តារាង1.A2" office:value-type="string">
            <text:p text:style-name="P5">បូរាណ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ូរ៉ាន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ុរាណ) មាន​ន័យ​ដូច​គ្នា បុរាណ ដែរ, ជា​ពាក្យ​សម្រាប់​ប្រើ​ខ្លះ​ចំពោះ​តែ​ក្នុង​កាព្យ ដែល​មាន​សម្ផស្ស​ត្រូវ​ថា​ឲ្យ​វែង ឲ្យ​យឺត, ឯ​ពាក្យ​រាយ​ត្រូវ​សរសេរ ត្រូវ​និយាយ​ថា បុរាណ ជា​ដរាប ។ ពាក្យ​កាព្យ​ដែល​ត្រូវ​ប្រើ បូរាណ នោះ ដូច​ជា : រី​អក្សរ​ខ្មែរ​យើង​សព្វ​ថ្ងៃ អ្នក​ប្រាជ្ញ​លោក​ច្នៃ​តាម​លំអាន ចាស់​ព្រឹទ្ធាចារ្យ​ពី​បូរាណ ដែល​បាន​ហាត់​រៀន​ត​ៗ​មក ។ មួយ​យ៉ាង​ថា ខ្ញុំ​រៀន​អក្សរ​ជាតិ ពុំ​ឃ្លៀងឃ្លាត​ក្លាយ​ប៉ុន្មាន រៀន​តាម​បែប​បូរាណ លោក​គ្រូ​បាន​ពន្យល់​ដែរ ។ បូរាណ សម្រាប់​ប្រើ​ចំពោះ​តែ​ក្នុង​កាព្យ​ដូច្នេះ​ឯង (ម. ព. បុរាណ និង បោរាណ <text:span text:style-name="T3">ទៀត​ផង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៤៦</text:p>
          </table:table-cell>
          <table:table-cell table:style-name="តារាង1.A2" office:value-type="string">
            <text:p text:style-name="P5">បូល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ផ្សង​ឲ្យ​ដឹង​ហេតុ ដោយ​មាន​វត្ថុ​អ្វី​មួយ​ជា​គ្រឿង​សម្គាល់​ឬ​ស្ទង់​ដោយ​ពស្តុតាង​តាម​ចំណាំ​និង​ជំនឿ : បូល​ប្រណាក <text:s/>គឺ​យក​ប្រណាក​មក​ចង​នឹង​ខ្សែ​តូច​ហើយ​កាន់​ខ្សែ​យួរ​ប្រណាក​យោល​បន្តិច​ឲ្យ​ប្រណាក​យោង​ឯង​បន្តិច​ៗ ត​ទៅ​ទៀត, គេ​ផ្សង​បណ្ដើរ, លុះ​ប្រណាក​ឈប់​យោល​ទើប​គេ​ទាយ​ថា​ដូច្នេះ​ដូច្នោះ (តាម​ការណ៍​ពិត គឺ​អ្នក​កាន់​ខ្សែ​នុះ​ឯង​ប្រើ​ល្បិច​ឲ្យ​មនុស្ស​ជឿ​ថា​ប្រណាក​យោល​ឯង គេ​ហៅ​ថា ប្រណាក​ដើរ, ប្រណាក​ឈប់ ជា​ជំនឿ​ភ័ន្ត​ច្រឡំ​របស់​មនុស្ស​ឆោត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ញ្ចេញ​សំឡេង​ទីទៃ​ពី​សំឡេង​យំ​ធម្មតា (ច្រើន​ហៅ​ចំពោះ​តែ​ក្អែក) : យី, ក្អែក​បូល​ឡូវ​ៗ មាន​ការណ៍​អ្វី​ប្លែក​អ៊ីចេះ ! អ្នក​ខ្លះ​និយាយ​ថា ន៏​, ក្អែក​បូល​ថា ដល់​អាឡូវ​ៗ... ប្រហែល​កូន​វា​មក៍​ហើយ​មើល​ទៅ ! ឬ​មាន​ភ្ញៀវ​ណា​មក​ក៏​មិន​ដឹង ! (ចាស់​ទុំ​ហៅ​ជំនឿ​ក្អែក​បូល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៣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ញ្ញា​ជា​គ្រឿង​សម្គាល់​ឲ្យ​ដឹង​លើ​ក្រោម​សម្រាប់​ស្ទង់​វៀច​ត្រង់ (ច្រើន​ប្រើ​ចំពោះ​តែ​ត្រា​សម្រាប់​បោះ) : បូល​ត្រា <text:s/>គឺ​គ្រឿង​សម្គាល់​របស់​តួ​ត្រា​ដែល​គេ​ឆ្លាក់ ឬ​បោះ​ដែក​គោល​ស្ពាន់​ខ្នាត​តូច​ជា​សញ្ញា​សម្រាប់​កាន់​ត្រា​បោះ​ឲ្យ​ដឹង​ប៉ែក​ខាង​លើ ទាំង​ឲ្យ​ដឹង​ថា​ត្រង់​ឬ​វៀច​ផង : បោះ​ត្រា​ត្រូវ​មើល​បូល ទើប​បោះ​ត្រង់​ល្អ មិន​ឆៀង​មិន​ឆែវ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៤៧</text:p>
          </table:table-cell>
          <table:table-cell table:style-name="តារាង1.A2" office:value-type="string">
            <text:p text:style-name="P5">បូ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20">ឈ្មោះ​រោគ​ហើម​សាច់​ពង់​ដោរ-ក​ជា​ខ្ទុះ​ស​ឬ​ខ្ទុះ​ខួរ​អណ្ដែង (ខ្ទុះ​ក្រហម) : កើត​បូស​ត្រង់​កំភួន​ជើង ។ បូស​មាន​ច្រើន​ប្រភេទ​គឺ <text:s/>បូស​ធំ, បូស​ទ្រនិច, បូស​ក្រពើ, បូស​ផ្កាប់​មុខ ។ល។ បូស​បម <text:s/>ពាក្យ​សម្រាប់​និយាយ​តាម​ទំនួល​ស្រួល​មាត់ (វាចា​សិលិដ្ឋ) : ឆ្នាំ​នេះ ក្មេង​ៗ​មាន​កើត​បូស​បម​កម​រមាស់​ច្រើន​ណាស់, ក្មេង​ខ្លះ​មាន​បូស​ទ្រនិច​បណ្ដើរ​កូន កើត​មួយ​ហើយ​មួយ​ទៀត​បន្ត​គ្នា​រដឹករដៃ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ូស​ធំ</text:p>
            <text:p text:style-name="P10">បូស​ទ្រនិច បូស​ក្រពើ </text:p>
            <text:p text:style-name="P10">បូស​ផ្កាប់​មុខ បូស​បម</text:p>
          </table:table-cell>
        </table:table-row>
        <table:table-row>
          <table:table-cell table:style-name="តារាង1.A2" office:value-type="string">
            <text:p text:style-name="P4">៦៦៤៨</text:p>
          </table:table-cell>
          <table:table-cell table:style-name="តារាង1.A2" office:value-type="string">
            <text:p text:style-name="P5">បួ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(មើល​ពាក្យ បឹងបួ ក្នុង​ពាក្យ បឹ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៤៩</text:p>
          </table:table-cell>
          <table:table-cell table:style-name="តារាង1.A2" office:value-type="string">
            <text:p text:style-name="P5">បួ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ចាប់​ក្របួច ឬ​ចាប់​ប្រមូល​ជា​ដុំ​កួច​ជា​ភ្នួង : បួង​សក់ ។ បួង​ដៃ <text:s/>ក្ដាប់​ដៃ​មូរ​កង្កួញ​បង្កោង​ចូល​ក្នុង ។ បួង​ប្រមោយ <text:s/>មូរ​ប្រមោយ​ខ្វេរ​ចូល​ក្នុង ។ បួង​ស្រូវ <text:s/>ទាយ​ចំនួន​ស្រូវ​ដែល​ស្ទង់​ស្មាន (ប្រើ​តែ​ក្នុង​កាល​ពី​ដើម​ដែល​នៅ​មាន​អាជ្ញា​លួង​និង​មេ​កង​កត់​ពន្ធ​ស្រូវ)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ួង​ដៃ</text:p>
            <text:p text:style-name="P10">បួង​ប្រមោយ </text:p>
            <text:p text:style-name="P10">បួង​ស្រូវ </text:p>
          </table:table-cell>
        </table:table-row>
        <table:table-row>
          <table:table-cell table:style-name="តារាង1.A2" office:value-type="string">
            <text:p text:style-name="P4">៦៦៥០</text:p>
          </table:table-cell>
          <table:table-cell table:style-name="តារាង1.A2" office:value-type="string">
            <text:p text:style-name="P5">បួងសួ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្វង ឬ ប្វងស្រួង <text:s/>អ. ថ. បួងសួង) បន់, បន់ស្រន់, សំបូង​សង្រូង; ពោល​ពាក្យ​ប្រកាស​ទេវតា​សំបូងសង្រូង​សូម​ឲ្យ​បាន​សេចក្ដី​សុខ ឬ​សូម​ឲ្យ​បាន​សម្រេច​ប្រយោជន៍​ណា​មួយ​ដែល​ត្រូវ​ការ : បួងសួង​ទេវត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៥១</text:p>
          </table:table-cell>
          <table:table-cell table:style-name="តារាង1.A2" office:value-type="string">
            <text:p text:style-name="P5">បួ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 ស.</text:p>
          </table:table-cell>
          <table:table-cell table:style-name="តារាង1.D2" office:value-type="string">
            <text:p text:style-name="P10">ចំនួន​ពីរ​ពីរ​ដង ឬ​បី​លើស​មួយ (៤) ។ បួន​មុខ <text:s/>អ្វី​ៗ​ដែល​មាន​មុខ​បួន : ប្រាសាទ​បួន​មុខ (ប្រាសាទ​ត្រឡែងកែង) ។ ទន្លេ​បួន​មុខ <text:s/>ទន្លេ​ប្រសព្វ​មុខ, ដូច​យ៉ាង​ទន្លេ​នៅ​ត្រង់​ខាង​មុខ​ក្រុង​ភ្នំពេញ (ហៅ​តាម​បាលី​ថា ទន្លេ​ចតុម្មុខ កុំ​ថា ចតុមុខ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ួន​មុខ <text:s/></text:p>
            <text:p text:style-name="P10">ទន្លេ​បួន​មុខ </text:p>
            <text:p text:style-name="P10"/>
          </table:table-cell>
        </table:table-row>
        <table:table-row>
          <table:table-cell table:style-name="តារាង1.A2" office:value-type="string">
            <text:p text:style-name="P4">៦៦៥២</text:p>
          </table:table-cell>
          <table:table-cell table:style-name="តារាង1.A2" office:value-type="string">
            <text:p text:style-name="P5">បួរ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ថែប​ធ្វើ​ដោយ​មែក​ឈើ​ទាំង​ស្លឹក សម្រាប់​ឲ្យ​ដង្កូវ​នាង​តោង​វារ​ព័ទ្ធ​សំបុក (ហៅ​តាម​ទម្លាប់​ស្រុក, អ្នក​ស្រុក​ខ្លះ​ហៅ ថែប​នា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រីរាវយវៈ​របស់​ពួក​សត្វ​ខ្លះ មាន​គោ​ជាដើម​នៅ​ត្រង់​ក្រោម-ក​មាន​សណ្ឋាន​យារ​ចុះ​ស្រដៀង​នឹង​ផ្លិត​ឃ្មុំ : បួរ​គោ <text:s/>។ ឈ្មោះ​ក្បាច់​ឬ​កម្រង មាន​សណ្ឋាន​ស្រដៀង​នឹង​បួរ​ដាក់​ស៊ែម​សំយុង​ជា​លំអ​ដោយ​ឡែក : ក្បាច់​បួរ, ដាក់​បួរ​ស៊ែម ។ ស. ប្វ័ <text:s/>អ. ថ. បួ <text:s/>(ឥត រ) “ឈូក”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៥៣</text:p>
          </table:table-cell>
          <table:table-cell table:style-name="តារាង1.A2" office:value-type="string">
            <text:p text:style-name="P5">បួ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បរិវារ​សម្រាប់​និយាយ​ផ្សំ​ជាមួយ​នឹង​ពាក្យ ស្រួល ថា ស្រួល​បួល គឺ​ស្រួល​ឥត​ទាស់, ឥត​ឆ្គង, ល្អ​ប្រពៃ : កាន់​កែវ​ឲ្យ​ស្រួល​បួល​ប្រយ័ត្ន​ធ្លាក់​បែក !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ស្រួលបួល </text:p>
            <text:p text:style-name="P10"/>
          </table:table-cell>
        </table:table-row>
        <table:table-row>
          <table:table-cell table:style-name="តារាង1.A2" office:value-type="string">
            <text:p text:style-name="P4">៦៦៥៤</text:p>
          </table:table-cell>
          <table:table-cell table:style-name="តារាង1.A2" office:value-type="string">
            <text:p text:style-name="P5">បួ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ចូល​កាន់​ភេទ​ជា​សមណៈ​តាម​ច្បាប់​សាសនា​ឬ​តាម​លទ្ធិ​ណា​មួយ : បួស​សាមណេរ <text:s/>ឬ បួស​នេន; បួស​ភិក្ខុ; បួស​ជា​តាបស <text:s text:c="2"/>។ល។ អ្នក​បួស គឺ​អ្នក​ដែល​កំពុង​ទ្រទ្រង់​ភេទ​ជា​សមណៈ, អ្នក​ទ្រទ្រង់​ផ្នួស (ទីទៃ​ពី​គ្រហស្ថ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៥៥</text:p>
          </table:table-cell>
          <table:table-cell table:style-name="តារាង1.A2" office:value-type="string">
            <text:p text:style-name="P5">បើ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ិ.</text:p>
          </table:table-cell>
          <table:table-cell table:style-name="តារាង1.D2" office:value-type="string">
            <text:p text:style-name="P10">ប្រសិន, ប្រសិន​ណា​បើ, ប្រសិន​ណា, (ពាក្យ​ស្មាន) : បើ​មិន​ចេះ​ទេ កុំ​ធ្វើ​ចេះ; បើ​មិន​ចង់​ទេ កុំ​ទៅ; ចោរ​នុ៎ះ​ក្លាហាន​ណាស់ បើ​ឈ្មោះ​ណា​ចាប់​បាន រាជការ​នឹង​ឲ្យ​រង្វាន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៥៦</text:p>
          </table:table-cell>
          <table:table-cell table:style-name="តារាង1.A2" office:value-type="string">
            <text:p text:style-name="P5">បើ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ទីទៃ​ពី​បិទ, ពី​គ្រប, ខ្ទប់, រាំង គឺ​ធ្វើ​ឲ្យ​ច្រហ, ឲ្យ​មាន​ផ្លូវ មាន​ទំនង; ព្រម​ឲ្យ; ចេញ​ចាយ; បញ្ចេញ; បណ្ដោយ​តាម : បើក​ទ្វារ, បើក​ផ្លូវ, បើក​របង, បើក​ប្រាក់...។ បើក​កប៉ាល់ <text:s/>ឬ បើក​រថយន្ត ធ្វើ​ម៉ាស៊ីន​កប៉ាល់​ឬ​រថយន្ត​ឲ្យ​ដើរ កាន់​ចង្កូត​តម្រង់​ឲ្យ​លឿន​ទៅ​តាម​គន្លង​តាម​ផ្លូវ ។ បើក​ក្ដោង <text:s/>លើក​ក្ដោង​ឲ្យ​ជក់​ខ្យល់​ទាញ​នាំ​នាវា​ឲ្យ​លឿន​ទៅ ។ បើក​ដាក់ <text:s/>បើក​ប្រាក់​ឬ​បើក​របស់​អ្វី​ៗ​ដាក់​ឲ្យ​ប្រើ​មាន​កំណត់ ។ បើក​ដៃ <text:s/>បណ្ដោយ​ឲ្យ... តាម​ត្រូវ​ការ ។ បើក​ទឹក <text:s/>ទម្លាយ​ផ្លូវ​ឲ្យ​ទឹក​ហូរ ។ បើក​ទូក <text:s/>ឬ បើក​ល្វែង ពង្រីក​ទូក​ឬ​ល្វែង​ឲ្យ​រីក​ធំ​ជាង​ពី​មុន ។ បើក​ព្រះ​នេត្រ <text:s/>គូរ​ឬ​ឆ្លាក់​សម្រេច​ឲ្យ​កើត​បាន​ជា​ភ្នែក​ទេវ​រូប​ឬ​ជា​ព្រះ​នេត្រ​ព្រះ​ពុទ្ធ​រូប (មុខ​ការ​សម្រាប់​ជាង​គំនូរ​ឬ​ជាង​ឆ្លាក់​រូប) ។ បើក​ភ្នែក <text:s/>ព. ប្រ. យល់​ជាក់​ច្បាស់ ព្រម​ទាំង​ភ្ញាក់​ខ្លួន​ប្រែ​គំនិត, មិន​ងងឹត​ដូច​ពី​ដើម ហាក់​ដូច​ជា​គេ​បើក​ភ្នែក​មើល​ឃើញ​ច្បាស់ ។ បើក​ឱកាស បើក​វេលា​ទំនេរ​ឲ្យ ។ បើក​អំណាច <text:s/>បើក​ឲ្យ​ធ្វើ​តាម​អំណាច​ច្បាប់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ើក​កប៉ាល់ </text:p>
            <text:p text:style-name="P10">បើក​ក្ដោង </text:p>
            <text:p text:style-name="P10">បើក​ដាក់ </text:p>
            <text:p text:style-name="P10">បើក​ដៃ <text:s/></text:p>
            <text:p text:style-name="P10">បើក​ទឹក </text:p>
            <text:p text:style-name="P10">បើក​ល្វែង</text:p>
            <text:p text:style-name="P10">បើក​ព្រះនេត្រ</text:p>
            <text:p text:style-name="P10">បើក​ឱកាស</text:p>
            <text:p text:style-name="P10">បើក​អំណាច </text:p>
          </table:table-cell>
        </table:table-row>
        <table:table-row>
          <table:table-cell table:style-name="តារាង1.A2" office:value-type="string">
            <text:p text:style-name="P4">៦៦៥៧</text:p>
          </table:table-cell>
          <table:table-cell table:style-name="តារាង1.A2" office:value-type="string">
            <text:p text:style-name="P5">បឿ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ត្រឹប, ប្រជុំ​តិណ​ជាតិ​ផ្សេង​ៗ មាន​ត្រាវ, ត្រកៀត, កំប្លោក ជាដើម ដែល​ដុះ​ក្រាស់​ចង្អៀត​តាន់តាប់​លើ​មមោក, អណ្ដែត​លើ​ទឹក​ក្នុង​បឹង​ឬ​ក្នុង​ស្រះ​ធំ​ៗ អាច​ដើរ​ជាន់​លើ​បាន​មិន​ផុង​មិន​ធ្លុះ : ដើរ​លើ​បឿន, ត្រី​ជ្រក​នៅ​ក្រោម​បឿន <text:s/>(ម. ព. ត្រឹប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៥៨</text:p>
          </table:table-cell>
          <table:table-cell table:style-name="តារាង1.A2" office:value-type="string">
            <text:p text:style-name="P5">បៀ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ខ្យង​សមុទ្ទ​ពួក​មួយ, មាន​តូច​មាន​ធំ, សំបក​ក្រាស់​រឹង​រលោង, ទ្រង់ទ្រាយ​ជម​ក្រឡូម, ខាង​ពោះ​ច្រហ​មាន​របាក់​ជា​ជួរ​ទាំង​ពីរ​ខាង សណ្ឋាន​ជា​ធ្មេញ ។ ក្នុង​សម័យ​បុរាណ​រាជ្យ​ពី​ព្រេង​នាយ មាន​អនុញ្ញាត​ឲ្យ​ប្រើ​បៀ​ចាយ​ជា​តម្លៃ​លក់​ទំនិញ​ជា​ជំនួស​ប្រាក់, ព្រោះ​ហេតុ​នោះ​ទើប​មាន​ពាក្យ​ហៅ​ថា បៀ​លៀង, បៀវត្ស <text:s/>ជាប់​មក​ដល់​សព្វ​ថ្ងៃ​នេ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ៀ​លៀង បៀវត្ស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ល្បែង​ស៊ី​សង, មាន ២ យ៉ាង​គឺ បៀ​ក្រដាស, បៀ​ភ្លុ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ៀ​ក្រដាស បៀ​ភ្លុក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៣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ថ្លុក​ដែល​គេ​ទប់​នៅ​មាត់​ទឹក​ក្នុង​បឹង​រំហាច​និង​ស្រែ​ជម្រៅ​ជាដើម ដោយ​ពូន​ដី​បង្កុង​ជា​ភ្លឺ​ខ្ពស់ ទុក​រង្វះ​តូច​ជា​ផ្លូវ ដាក់​សម្រាស់​ពេញ​ខាង​ក្នុង សម្រាប់​បញ្ឆោត​ឲ្យ​ត្រី​ធំ​ៗ​ចូល​ជ្រក​ចាំ​ជា​កន្លែង គេ​ទប់​រង្វះ​បាច​ទឹក​ចេញ ហើយ​ចាប់​ត្រី​នៅ​ពេល​គេ​ត្រូវ​ការ : ទប់​បៀ, បាប​បៀ, ត្រី​បៀ ។ បៀ​បញ្ឆោត <text:s/>បៀ​សម្រាប់​បញ្ឆោត​ត្រី​ស៊ី​សំ​ក្នុង​ពេល​យប់... (អ្នក​ស្រុក​ខ្លះ​ហៅ​ថា ដៀ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៥៩</text:p>
          </table:table-cell>
          <table:table-cell table:style-name="តារាង1.A2" office:value-type="string">
            <text:p text:style-name="P5">បៀ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ឆ្កឹះ​ឬ​កេវ​វត្ថុ​ជ្រាយ​លាប​កៀរ​ឲ្យ​ជាប់​ឲ្យ​ដិត : បៀក​ម្លូ ឬ បៀក​ស្លា <text:s/>គឺ​ឆ្កឹះ​កំបោរ​ផ្ដិត​កៀរ​ឲ្យ​ជាប់​នឹង​ស្លឹក​ម្លូ​ហើយ​មូរ​ឬ​បត់ សម្រាប់​ទំពា​ផ្សំ​ជាមួយ​នឹង​ស្លា; បៀក​ថ្នាំ គឺ​ឆ្កឹះ​ថ្នាំ​ជ្រាយ​លាប​អណ្ដាត​ជាដើម​ដើម្បី​ឲ្យ​សះ​ជា​រោគ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ៀក​ម្លូ, </text:p>
            <text:p text:style-name="P10">បៀក​ស្លា, បៀក​ថ្នាំ </text:p>
          </table:table-cell>
        </table:table-row>
        <table:table-row>
          <table:table-cell table:style-name="តារាង1.A2" office:value-type="string">
            <text:p text:style-name="P4">៦៦៦០</text:p>
          </table:table-cell>
          <table:table-cell table:style-name="តារាង1.A2" office:value-type="string">
            <text:p text:style-name="P5">បៀត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អែប​ប្រប, នែប​ជិត : ឈរ​បៀត​គ្នា, ដាក់​បៀត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>បៀត !</text:p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ពាក្យ​អ្នក​បរ​រទេះ​ស្រែក​បង្គាប់​គោ​ឲ្យ​ងាក​អែប​ទៅ​ម្ខាង​ៗ : បៀត ! អា​ពាល ! <text:s/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៦១</text:p>
          </table:table-cell>
          <table:table-cell table:style-name="តារាង1.A2" office:value-type="string">
            <text:p text:style-name="P5">បៀតបៀ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ជ្រៀត​បៀត, យាយី, ធ្វើ​ទុក្ខ​ធ្វើ​អ្នក​ដទៃ​ឲ្យ​បាន​សេចក្ដី​ក្ដៅ​ក្រហាយ : កុំ​បៀតបៀន​គេ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៦២</text:p>
          </table:table-cell>
          <table:table-cell table:style-name="តារាង1.A2" office:value-type="string">
            <text:p text:style-name="P5">បៀត​សៀ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អែប​បំបាំង, សៀត​ស៊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៦៣</text:p>
          </table:table-cell>
          <table:table-cell table:style-name="តារាង1.A2" office:value-type="string">
            <text:p text:style-name="P5">បៀ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ដាក់​អ្វី​ៗ​ក្នុង​មាត់ បិទ​មាត់​មិន​លេប​មិន​ខ្ជាក់ : បៀម​ស្លា, បៀម​បារី, បៀម​ទឹក​ថ្នាំ ។ បៀម​ទឹក <text:s/>ដែល​ជាំ​ទឹក​សើម​រលរ : ឈើ​បៀម​ទឹក ។ បៀម​ពាក្យ​បៀម​សេចក្ដី <text:s/>លាក់​ពាក្យ​លាក់​សេចក្ដី​ទុក​មិន​បញ្ចេញ​ឲ្យ​អ្នក​ដទៃ​ដឹង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<text:s/>បៀម​ទឹក</text:p>
            <text:p text:style-name="P10">បៀម​ពាក្យ បៀម​សេចក្ដី <text:s/></text:p>
          </table:table-cell>
        </table:table-row>
        <table:table-row>
          <table:table-cell table:style-name="តារាង1.A2" office:value-type="string">
            <text:p text:style-name="P4">៦៦៦៤</text:p>
          </table:table-cell>
          <table:table-cell table:style-name="តារាង1.A2" office:value-type="string">
            <text:p text:style-name="P5">បៀ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មើល​ក្នុង​ពាក្យ ប៊ីយែរ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៦៥</text:p>
          </table:table-cell>
          <table:table-cell table:style-name="តារាង1.A2" office:value-type="string">
            <text:p text:style-name="P5">បៀ​លៀ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<text:span text:style-name="T1">ល្យើœ</text:span><text:span text:style-name="T2"> </text:span>ង អ. ថ. លៀង <text:s/>“ចិញ្ចឹម”) បៀ​ចិញ្ចឹម គឺ​ប្រាក់​ដែល​បើក​ឲ្យ​រាល់​ខែ, ត្រូវ​គ្នា​នឹង​ប្រាក់​ខែ​សព្វ​ថ្ងៃ​នេះ (ម. ព. បៀរ ១ ន. <text:s/>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៦៦</text:p>
          </table:table-cell>
          <table:table-cell table:style-name="តារាង1.A2" office:value-type="string">
            <text:p text:style-name="P5">បៀវត្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វ័ត</text:p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វត្ស <text:s/>ឬ វត្សរ <text:s/>“ឆ្នាំ” បៀ​រង្វាន់​ឆ្នាំ (ប្រាក់​រង្វាន់​ឆ្នាំ) គឺ​ប្រាក់​ដែល​ព្រះ​រាជា​ទ្រង់​ប្រោស​ព្រះ​រាជ​ទាន​ក្នុង ១ ឆ្នាំ ម្ដង (ម. ព. បៀ ១ <text:s/>ន. ទៀត​ផង) ។</text:p>
          </table:table-cell>
          <table:table-cell table:style-name="តារាង1.D2" office:value-type="string">
            <text:p text:style-name="P11">បៀវត្សរ៍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៦៧</text:p>
          </table:table-cell>
          <table:table-cell table:style-name="តារាង1.A2" office:value-type="string">
            <text:p text:style-name="P5">បេ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ឈើ​ខ្លឹម​មួយ​ប្រភេទ ពួក​គ្រញូង, ពួក​ធ្នង់ : ក្ដារ​បេង, តុ​បេ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៦៨</text:p>
          </table:table-cell>
          <table:table-cell table:style-name="តារាង1.A2" office:value-type="string">
            <text:p text:style-name="P5">បេតុ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ារ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<text:span text:style-name="T10">Beton Armé) ទព្វ​សម្ភារៈ​លាយ​គ្រួស​អាចម៍​ផ្កាយ ឬ​លាយ​បំណែក​ថ្ម​តូច​ៗ (ជា​ជំនួស​ក្រួស​អាចម៍​ផ្កាយ) និង​ខ្សាច់, ដែក, ស៊ីម៉ងត៍ ផ្សំ​គ្នា​ធ្វើ​ជា​អគារ​ឬ​ស្ពាន​ជាដើម, ជា​របស់​ស្ថាពរ : សសរ​បេតុង, ផ្ទះ​បេតុង​អារម៉េ, ស្ពាន​បេតុង​អារម៉េ ។ ម. ព. ស៊ីម៉ងត៍ ទៀត​ផង ។</text:span></text:p>
          </table:table-cell>
          <table:table-cell table:style-name="តារាង1.D2" office:value-type="string">
            <text:p text:style-name="P11">បេតុងអារម៉េ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៦៩</text:p>
          </table:table-cell>
          <table:table-cell table:style-name="តារាង1.A2" office:value-type="string">
            <text:p text:style-name="P5">បេ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របេះ​ចេញ, ធ្វើ​ឲ្យ​រលេះ, ប្រឡេះ​យក, កាត់​ឬ​ក្ដិច​យក : បេះ​ផ្លែ​ឈើ, បេះ​បន្លែ ។ កិ. វិ. ប្របេះ​ជ្រលិះ រក​កល់​ត្រូវ : ចោល​បេះ​នឹង​ត្រូវ គឺ​ចោល​ជ្រលិះ​នឹង​ត្រូវ ។ រក​ស៊ី​បេះ​បង់ <text:s/>រក​ស៊ី​តេះតោះ​ល្មម​តែ​បម្រុង​ពេល​ព្រឹក​ពេល​ល្ងាច​ហាក់​ដូច​ជា​គេ​បេះ​នេះ​បេះ​នោះ​បង់​ក្នុង​ឆ្នាំង​សម្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៧០</text:p>
          </table:table-cell>
          <table:table-cell table:style-name="តារាង1.A2" office:value-type="string">
            <text:p text:style-name="P5">បេះបិទ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ព. ប្រ.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ូច​ណាស់, ដូច​គេ​បេះ​ពី​ម្ខាង​យក​មក​បិទ​ភ្ជាប់​ម្ខាង : ក្មេង​ទាំង​ពីរ​នាក់​នេះ​ដូច​គ្នា​បេះ​បិទ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៧១</text:p>
          </table:table-cell>
          <table:table-cell table:style-name="តារាង1.A2" office:value-type="string">
            <text:p text:style-name="P5">បេះបួ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ដែល​ប្រព្រឹត្ត​ទៅ​ក្នុង​ដំណើរ​ញុះញង់, ចែចូវ : សម្ដី​បេះបួយ, មនុស្ស​បេះបួយ; និយាយ​បេះបួយ ។ បេះបួយ​ចំពួយ​ម្រោម (ព.សា.) និយាយ​បេះបួយ​រឿយ​ៗ ស្អិត​រមួត​ហាក់​ដូច​ជា​ជ័រ​ម្រោម : <text:s/>សម្ដី​បេះបួយ​ចំពួយ​ម្រោម​ទាល់​តែ​គេ​បែក​បាក់​គ្នា​អស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៧២</text:p>
          </table:table-cell>
          <table:table-cell table:style-name="តារាង1.A2" office:value-type="string">
            <text:p text:style-name="P5">បែ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រយៈ, ឃ្លាត​ចេញ​ពី​គ្នា; សាយភាយ, ចេញ​ព្រាតព្រោង ។ល។ បែក​ការ ធ្វើ​ការ​កំបាំង​ឬ​សេចក្ដី​កំបាំង​ឲ្យ​លេច​ឮ​សាយសុស នាំ​ឲ្យ​ខូច​ការ ។ បែក​កុក (ចិ. កុ៎ក <text:s/>“ពួក, ក្រុម, ទី​ប្រជុំ; ស្រុក”) បែក​ពួក ។ បែក​ខ្ញែក <text:s/>បែក​រាត់រាយ​ប្រញាយ​ចេញ​ពី​គ្នា ។ បែក​ខ្នែង <text:s/>ចេញ​ខ្នែង ។ បែក​ខ្មោច ប្រព្រឹត្ត​ក្នុង​ការ​ស្មន់​អន្ធករ​នឹង​គ្នា លុះ​ដល់​មាន​ញាតិ​ណា​មួយ (ច្រើន​តែ​ខាង​ស្រី) ឈឺ​ចាប់ គេ​គន់​គូ​រមើល​តាម​ក្បួន ឬ​បន់ស្រន់​បូរបាច់​ទៅ​ឃើញ​ថា​ត្រូវ​ខ្មោច​មេ​បា​​ធ្វើ​ទើប​គេ​ចាប់​ប្រកាន់​ឲ្យ​សែន​ខ្មោច​ឲ្យ​គេ...។ បែក​គំនិត ឬ បែក​ប្រាជ្ញា កើត​មាន​គំនិត​ឬ​ប្រាជ្ញា​ថ្មី​ប្លែក​ៗ​ផ្សេង​ៗ​ជាង​ពី​មុន ។ បែក​ចិត្ត ងាក​ចិត្ត​ចេញ​លែង​រាប់​រក ។ បែក​ចំណេះ កើត​មាន​ចំណេះ​ប្លែក​ៗ​ឡើង​ជាង​ពី​មុន ។ បែក​ញើស ចេញ​ញើស ។ បែក​បាក់ ឬ បាក់​បែក <text:s/>បែក​ខ្លះ​បាក់​ខ្លះ​ខ្ទេចខ្ទី ។ ព. ប្រ. ដាច់​ដោយ​ប្ដី​ប្រពន្ធ​ឬ​ឈ្លោះ​ទាស់​គ្នា​នឹង​បង​ប្អូន​ញាតិ​មិត្រ គឺ​បែក​ចិត្ត​លែង​រាប់​អាន​គ្នា ។ បែក​ពួក <text:s/>បែក​ចេញ​ជា​ពួក​ៗ ដោយ​មាន​គំនិត​យល់​ខុស​គ្នា ។ បែក​មែក ចេញ​មែក​លូត​លាស់​ចម្រើន​ឡើង ។ ព. ប្រ បែក​ជា​កូន​ពូន​ជា​ចៅ គឺ​កើត​មាន​កូន​ចៅ​សាយ​រាយ​ច្រើន​ឡើង ។ បែក​រំហាច ជន់​លេច​សាយ​ពេញ​វាល​រហរហាច (និយាយ​បាន​ចំពោះ​តែ​ទឹក) : ទឹក​ជន់​សាយ​លិច​វាល​បែក​រំហាច ។ បែក​សា <text:s/>វះ​សត្វ​តាយសាក​ឲ្យ​​បែក​បំពង់​បស្សាវៈ ធុំ​ក្លិន​ឆ្អេះ​ខូច​រស​ជាតិ​សាច់ ។ ព. ប្រ. និយាយ​បែក​សា ឬ បែក​សាយាមោ <text:s/>គឺ​និយាយ​បែក​ពី​នេះ​បែក​ពី​នោះ មិន​ចេះ​ចប់ ។ បែក​សាមគ្គី <text:s/>បែក​សេចក្ដី​ព្រម​ព្រៀង​គ្នា ។ ព. ទ. បុ. បែក​ជា​អូរ​ហូរ​ទៅ​ជា​ស្ទឹង <text:s/>ឈ្លោះ​ប្រកែក​រំលើក​បើក​កកាយ​ពី​តិច​តួច​ផ្ដួច​ដាល​រាល​ទៅ​ជា​ធំ ហាក់​ដូច​ជា​ទឹក​ហូរ​ច្រោះ​កើត​ជា​អូរ យូរ​ៗ​ទៅ​កើត​បាន​ជា​ស្ទឹង, ឬ​ពុំនោះ​ហាក់​ដូច​ជា​ទឹក​ហូរ​ធ្លាក់​មក​ក្នុង​អូរ​ចុះ​ត​ទៅ​ក្នុង​ស្ទឹង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ែក​ការ </text:p>
            <text:p text:style-name="P10">បែក​កុក</text:p>
            <text:p text:style-name="P10">បែក​ខ្ញែក </text:p>
            <text:p text:style-name="P10">បែក​ខ្នែង <text:s/></text:p>
            <text:p text:style-name="P10">បែក​ខ្មោច </text:p>
            <text:p text:style-name="P10">បែកគំនិត </text:p>
            <text:p text:style-name="P10">បែក​ចិត្ត</text:p>
            <text:p text:style-name="P10">បែក​ចំណេះ </text:p>
            <text:p text:style-name="P10">បែក​ញើស</text:p>
            <text:p text:style-name="P10">បែក​បាក់ <text:s/></text:p>
            <text:p text:style-name="P10">បាក់​បែក </text:p>
            <text:p text:style-name="P10">បែក​ពួក </text:p>
            <text:p text:style-name="P10">បែក​មែក</text:p>
            <text:p text:style-name="P10">បែក​រំហាច </text:p>
            <text:p text:style-name="P10">បែក​សា</text:p>
            <text:p text:style-name="P10">បែក​សាមគ្គី </text:p>
            <text:p text:style-name="P10"/>
          </table:table-cell>
        </table:table-row>
        <table:table-row>
          <table:table-cell table:style-name="តារាង1.A2" office:value-type="string">
            <text:p text:style-name="P4">៦៦៧៣</text:p>
          </table:table-cell>
          <table:table-cell table:style-name="តារាង1.A2" office:value-type="string">
            <text:p text:style-name="P5">បែក​ប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 ឬ គុ.</text:p>
          </table:table-cell>
          <table:table-cell table:style-name="តារាង1.D2" office:value-type="string">
            <text:p text:style-name="P10">ដែក​ឆៅ​សាច់​របេះ​ពី​គ្នា​ដំ​ផ្គុំ​មិន​ជាប់ : ដែក​បែក​បា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៧៤</text:p>
          </table:table-cell>
          <table:table-cell table:style-name="តារាង1.A2" office:value-type="string">
            <text:p text:style-name="P5">បែង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ចែក, រំលែក ឬ​ចែក​រលែក : ក្នុង ១ ភាគ​បែង​ជា ៤ ។ បែង​ភាគ <text:s/>រំលែក​ជា​ចំណែក ។ នារាយណ៍​បែង​ភាគ <text:s/>ព្រះ​នារាយណ៍​ដែល​បែង​សរីរាវយវៈ​ឲ្យ​កើត​ជា​រូប​ផ្សេង​ៗ មាន​បែង​ភាគ​មក​កើត​ជា​ព្រះ​រាម​ជាដើម (ពោល​តាម​លទ្ធិ​ព្រាហ្មណ៍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ែង​ភាគ</text:p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ញ្ចេញ​ស៊ុត​ដាក់​លើ​អ្វី​ៗ ដែល​មាន​ក្លិន​អសោចិ៍ (និយាយ​បាន​ចំពោះ​តែ​រុយ) : រុយ​បែង​ដំបៅ​គោ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៧៥</text:p>
          </table:table-cell>
          <table:table-cell table:style-name="តារាង1.A2" office:value-type="string">
            <text:p text:style-name="P5">បែន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ជាន់​ឈ្លី​នឹង​ជើង​ត្រឡប់​ចុះ​ត្រឡប់​ឡើង​ច្រើន​ដង : បែន​ស្រូវ <text:s/>គឺ​បែន​កណ្ដាប់​ស្រូវ​ទុំ​ឲ្យ​ជ្រុះ​គ្រាប់​ស្រូវ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<text:span text:style-name="T1">េបេន</text:span> <text:s/><text:span text:style-name="T3">អ. ថ. បែន គុ. “សំប៉ែត”) ឈ្មោះ​ក្ដារ​វែង​ដែល​ដាក់​តម្កល់​ខ្ពស់​បន្តិច​ពី​ផ្ទៃ​ក្ដារ​ក្រាល អែប​ផ្ទាប់​នឹង​ជញ្ជាំង សម្រាប់​អង្គុយ​សំយុង​ជើង​បាន, ឬ​បន្ទះ​ក្ដារ​វែង​ដែល​ដាក់​គង​ហើយ​វាយ​ដែក​គោល​ភ្ជាប់​លើ​ក្បាល​សសរ​រាន​ហាល : អង្គុយ​លើ​ក្ដារ​បែន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៧៦</text:p>
          </table:table-cell>
          <table:table-cell table:style-name="តារាង1.A2" office:value-type="string">
            <text:p text:style-name="P5">បែ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គំរូ, តួ​យ៉ាង, តម្រាប់, លំនាំ, ភាព : បែប​នេះ​ល្អ​ជាង​បែប​មុន; មាន​ច្រើន​បែប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៧៧</text:p>
          </table:table-cell>
          <table:table-cell table:style-name="តារាង1.A2" office:value-type="string">
            <text:p text:style-name="P23">បែ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ងាក​ប្រែ​មុខ​ទៅ​ខាង​ឬ​មក​ក្រោយ; ងាក​ចេញ​ឃ្លាត​ពី​ប្រក្រតី​ដើម; ត្រឡប់ : បែរ​មុខ, បែរ​ខ្នង; បែរ​ចិត្ត ។ បែរ​បែក ងាក​បែក​ឃ្លាត​ចេញ​ពី​គ្នា ។ បែរ​ជា... <text:s/>និ. ត្រឡប់​ជា... បែរ​ជា​ខាន​ទៅ​វិញ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ែរ​បែក </text:p>
            <text:p text:style-name="P10"/>
          </table:table-cell>
        </table:table-row>
        <table:table-row>
          <table:table-cell table:style-name="តារាង1.A2" office:value-type="string">
            <text:p text:style-name="P4">៦៦៧៨</text:p>
          </table:table-cell>
          <table:table-cell table:style-name="តារាង1.A2" office:value-type="string">
            <text:p text:style-name="P5">បៃ​ដីក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ស. បៃ <text:s text:c="2"/>“ស្លឹក, អ្វី​ៗ​ដែល​មាន​សណ្ឋាន​សំប៉ែត... ”; បៃ​ដីកា <text:s/>អ. ថ. បៃ​ឌីកា <text:s/>“សំបុត្រ​និមន្ត​ព្រះ​សង្ឃ​ក្នុង​ការ​ធ្វើ​បុណ្យ​ផ្សេង​ៗ”); សមណ​ស័ក្តិ​ទី​ឋានានុក្រម​ថ្នាក់​ទី ២ បន្ទាប់​ពី​សមុហ៍​មក, មាន​មុខងារ​ជា​អ្នក​ចាត់ចែង​សំបុត្រ​និមន្ត​ព្រះ​សង្ឃ ឬ​ចែក​ស្លាក​ក្នុង​ការ​និមន្ត​ធ្វើ​បុណ្យ​ផ្សេង​ៗ : លោក​បៃ​ដីកា ។ ខ្មែរ​ពី​ដើម​ប្រើ​ពាក្យ​នេះ​ខ្លះ​ដែរ លុះ​ចំណេរ​កាល​ត​មក ក៏​ឈប់​លែង​ប្រើ​ពាក្យ​នេ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៧៩</text:p>
          </table:table-cell>
          <table:table-cell table:style-name="តារាង1.A2" office:value-type="string">
            <text:p text:style-name="P5">បៃត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ៃត្ចង <text:s/>អ. ថ. បៃតង <text:s/>ន. “ស្លឹក​ចេក”) ព័ណ៌​ស្លឹក​ចេក​ស្រស់ : ព័ណ៌​បៃតង, សំពត់​បៃត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ព័ណ៌​បៃតង</text:p>
          </table:table-cell>
        </table:table-row>
        <table:table-row>
          <table:table-cell table:style-name="តារាង1.A2" office:value-type="string">
            <text:p text:style-name="P4">៦៦៨០</text:p>
          </table:table-cell>
          <table:table-cell table:style-name="តារាង1.A2" office:value-type="string">
            <text:p text:style-name="P5">បៃម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បៃ <text:s/>“ស្លឹក” ម្ចន អ. ថ. មន <text:s/>“ដើម​មន”; បៃមន <text:s/>អ. ថ. បៃម៉ុន <text:s/>“ស្លឹក​មន”) ឈ្មោះ​គ្រឿង​ប្រដាប់​មួយ​ប្រភេទ មាន​សណ្ឋាន​ដូច​ស្លឹក​មន មាន​ដង​ស្រដៀង​នឹង​ចាមរ តែ​ត្រង់​កំពូល​មាន​រាង​ស្រួច​រៀវ ហើយ​វៀច​ក្ងក់​ងាក​ទៅ​ខាង​បន្តិច សម្រាប់​ប្រើ​ក្នុង​ព្រះ​រាជ​ពិធី​ក្បួន​ហែ​ធំ​ៗ : ប្រដាប់​សម្រាប់​ក្បួន​ហែ​ក្នុង​ព្រះ​រាជ​ពិធី​គឺ ចាមរ បៃមន់ សែនត្វ័ន ក្លស់ អភិរម្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៨១</text:p>
          </table:table-cell>
          <table:table-cell table:style-name="តារាង1.A2" office:value-type="string">
            <text:p text:style-name="P5">បៃរក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ទ្រនុង​ដង​ក្ដារ គឺ​ទ្រនុង​ច្រូង​រកឹង​លើ​ខ្នង​នាគ ដែល​ដាក់​ត​ពី​គល់​ជហ្វា​ចុះ​មក​ដល់​ក្បាល​នាគ (គ្រឿង​ប្រាសាទ, ព្រះ​វិហារ...)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៨២</text:p>
          </table:table-cell>
          <table:table-cell table:style-name="តារាង1.A2" office:value-type="string">
            <text:p text:style-name="P5">បោក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ចាប់​គ្រវាត់​ឲ្យ​ភ្លាត់​ជំហរ​ឬ​ឲ្យ​ដួល; ចាប់​ផ្តួល : អ្នក​ចំបាប់​បោក​គ្នា ។ ចាប់​កាន់​គ្រវាត់​ឬ​គ្រវាត់​ចោល​ពេញ​កម្លាំង​ដៃ : បោក​សំពត់, បោក​កង្កែ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ោក​សំពត់ បោក​កង្កែប 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ំភ័ន្ត​ឬ​បំភ្លាត់​គេ​ដោយ​សម្ដី​ឲ្យ​គេ​លង់​គំនិត ឬ​ឲ្យ​គេ​បង់​ទ្រព្យ, ខូច​ប្រយោជន៍ : បោក​ប្រាក់​គេ, រក​ស៊ី​បោក​ប្រាស់ ។ ប្រើ​ជា ន. ក៏​មាន : ប្រយ័ត្ន​ចាញ់​បោក​គេ !</text:p>
          </table:table-cell>
          <table:table-cell table:style-name="តារាង1.D2" office:value-type="string">
            <text:p text:style-name="P11">បោកប្រាស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៨៣</text:p>
          </table:table-cell>
          <table:table-cell table:style-name="តារាង1.A2" office:value-type="string">
            <text:p text:style-name="P5">បោក​ប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10">ដែល​ទ្រគោះ​ខ្លាំង​ៗ​ឬ​បញ្ជោះ​គំរោះ​គំរើល​ឲ្យ​អ្នក​ដទៃ ហាក់​ដូច​គេ​បោក​ឬ​បោះ​អ្វី​ៗ : និយាយ​បោក​បោះ; សម្ដី​បោះ​បោក​ទ្រគោះ​ខ្លាំង​ៗ ឥត​ក្រែង​រអែង ។</text:p>
          </table:table-cell>
          <table:table-cell table:style-name="តារាង1.D2" office:value-type="string">
            <text:p text:style-name="P11">បោះបោក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៨៤</text:p>
          </table:table-cell>
          <table:table-cell table:style-name="តារាង1.A2" office:value-type="string">
            <text:p text:style-name="P5">បោក្ខរណ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ោក-ខៈរ៉ៈណី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ុឞ្ករិន៑ ឬ បុឞ្ករិណី) ស្រះ​មាន​ឈូក (ស្រះ​ឈូក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៨៥</text:p>
          </table:table-cell>
          <table:table-cell table:style-name="តារាង1.A2" office:value-type="string">
            <text:p text:style-name="P5">បោក្ខរ​ព័ស៌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ោក-ខៈរ៉ៈ ព័រ</text:p>
          </table:table-cell>
          <table:table-cell table:style-name="តារាង1.D2" office:value-type="string">
            <text:p text:style-name="P7">បា. និង សំ. ក្ល.; 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ោក្ខរ “ឈូក” + វស្ស “ភ្លៀង” &gt; បោក្ខរ​វស្ស; បុឞ្ករ + វឞ៌) ភ្លៀង​មាន​អាការ​ដូច​ជា​ទឹក​ធ្លាក់​លើ​ស្លឹក​ឈូក ។ កាល​ដែល​ព្រះ​សក្យ​មុនី​សម្មាសម្ពុទ្ធ ទ្រង់​បាន​ត្រាស់​ហើយ​ពុំ​យូរ​ប៉ុន្មាន, ទ្រង់​ស្ដេច​ត្រឡប់​ចូល​មក​ក្រុង​កបិលវត្ថុ​ជា​ជាតិ​ភូមិ​របស់​ព្រះ​អង្គ ...ទ្រង់​បណ្ដាល​ឲ្យ​ធ្លាក់​ភ្លៀង​ជា​អស្ចារ្យ ក្នុង​ទី​ប្រជុំ​នៃ​ពួក​ព្រះ​ញាតិ, បើ​អ្នក​ណា​ចង់​ឲ្យ​ទទឹក​ក៏​ទទឹក, អ្នក​ដែល​មិន​ចង់​ឲ្យ​ទទឹក​ទេ ភ្លៀង​នោះ​ក៏​ពុំ​ទទឹក​ឡើយ គឺ​គ្រាន់​តែ​ធ្លាក់​មក​ត្រូវ ប៉ុន្តែ​រអិល​ជ្រុះ​ដូច​ជា​ទឹក​ធ្លាក់​លើ​ស្លឹក​ឈូក, ហៅ​ថា បោក្ខរ​ព័ស៌ ឬ ភ្លៀង​បោក្ខរ​ព័រ្ស <text:s/>(ក្នុង​ពុទ្ធ​ប្រវត្តិ) ។</text:p>
          </table:table-cell>
          <table:table-cell table:style-name="តារាង1.D2" office:value-type="string">
            <text:p text:style-name="P11">បោក្ខរព័រ្ស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៨៦</text:p>
          </table:table-cell>
          <table:table-cell table:style-name="តារាង1.A2" office:value-type="string">
            <text:p text:style-name="P5">បោ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ព. បុ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ង ។ ពាក្យ​នេះ​មាន​ឃើញ​តែ​ក្នុង​សាស្ត្រា​បុរាណ, សព្វ​ថ្ងៃ​នេះ​ឈប់​លែង​ប្រើ​ហើយ, ប្រើ​ជា បង ជា​ជំនួ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៨៧</text:p>
          </table:table-cell>
          <table:table-cell table:style-name="តារាង1.A2" office:value-type="string">
            <text:p text:style-name="P5">បោ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របោច, ចាប់​ភើច​ទាញ​ចេញ​ឲ្យ​ដាច់ : បោច​វល្លិ, បោច​ស្មៅ, បោច​ស្លាប​មាន់ ។ បោច​រោច <text:s/>ចាប់​ភើច​ទាញ​រោច​យក​ចេញ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ោច​រោច</text:p>
          </table:table-cell>
        </table:table-row>
        <table:table-row>
          <table:table-cell table:style-name="តារាង1.A2" office:value-type="string">
            <text:p text:style-name="P4">៦៦៨៨</text:p>
          </table:table-cell>
          <table:table-cell table:style-name="តារាង1.A2" office:value-type="string">
            <text:p text:style-name="P5">បោប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ចម្អិន​ម្ហូប​ដែល​ហៅ​ថា បោ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ម្ហូប​ដែល​មាន​ដាក់​ញាត់​គ្រឿង​ផ្សំ​ផ្សេង​ៗ ក្នុង​ពោះ​កង្កែប​ឬ​ទន្សាយ​តាយសាក ដែល​បាន​លាត់​យក​ស្បែក​និង​អាការៈ​សោក​គ្រោក​ខាង​ក្នុង​ចេញ​អស់​ហើយ ចម្អិន​ដោយ​អាំង​ឬ​ឆ្អើរ : កង្កែប​បោប, ទន្សាយ​បោ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កង្កែប​បោប ទន្សាយ​បោប</text:p>
          </table:table-cell>
        </table:table-row>
        <table:table-row>
          <table:table-cell table:style-name="តារាង1.A2" office:value-type="string">
            <text:p text:style-name="P4">៦៦៨៩</text:p>
          </table:table-cell>
          <table:table-cell table:style-name="តារាង1.A2" office:value-type="string">
            <text:p text:style-name="P5">បោយ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ហៅ​ដោយ​លូក​ដៃ​បក់​ផ្ងុប​ចុះ​ជា​សញ្ញា​ឲ្យ​ដឹង​ឥត​ស្រែក​ហៅ ឬ​ទាំង​ស្រែក​ហៅ​ផង : បោយ​ដៃ​ហៅ, បោយ​ដៃ​ស្រែក​ហ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ត្រឡោក​មាន​ដង​ឬ​ផ្តិល​មាន​ដង : យក​បោយ​ដង​ទឹក ។ អ្នក​បម្រើ, អ្នក​បម្រើ​ភោជនាហារ (អ. <text:span text:style-name="T10">Boy ក្មេង​បម្រើ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៩០</text:p>
          </table:table-cell>
          <table:table-cell table:style-name="តារាង1.A2" office:value-type="string">
            <text:p text:style-name="P5">បោយប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បក់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៩១</text:p>
          </table:table-cell>
          <table:table-cell table:style-name="តារាង1.A2" office:value-type="string">
            <text:p text:style-name="P5">បោ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ពើង, រមួល, វៀច : ក្ដារ​បោរ, ក្បឿង​បោរ, មេ​ទ្វារ​បោ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៩២</text:p>
          </table:table-cell>
          <table:table-cell table:style-name="តារាង1.A2" office:value-type="string">
            <text:p text:style-name="P5">បោរ​មុខ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អាប់​មុខ, អាម៉ាស់​មុខ, ងាក​បែរ​មុខ​ចេញ, ងាក​បញ្ឆៀង​មុខ​ចេញ ដោយ​មាន​អៀន​អន់​ព្រោះ​គេ​ស្ដី​ឲ្យ : ស្ដី​ឲ្យ​គាត់​បោរ​មុខ​កណ្ដាល​ជំនុំ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៩៣</text:p>
          </table:table-cell>
          <table:table-cell table:style-name="តារាង1.A2" office:value-type="string">
            <text:p text:style-name="P5">បោ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រត់​បោល​ជើង​ទាំង ៤ ពេញ​ទំហឹង : គោ​បោល, ក្របី​បោ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៩៤</text:p>
          </table:table-cell>
          <table:table-cell table:style-name="តារាង1.A2" office:value-type="string">
            <text:p text:style-name="P5">បោ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សម្អាត​ដោយ​អំបោស ឬ​ផាត់​សម្អាត​ដោយ​បាត​ដៃ​ជាដើម ។ ព. ប្រ. កិ. វិ. <text:s/>ដែល​អស់​រលីង​ធេង​ដូច​គេ​បោស : ភ្លើង​ឆេះ​បោស (ព. សា.) ។ បោស​ច្រាស <text:s/>បោស​គ្រវាស​វាយ​វាត់​ឲ្យ​ដាច់​ស្មៅ ដោយ​ច្រាស​វែង​ធ្វើ​ដោយ​បន្ទោះ​ឫស្សី​មូល​ៗ ចង​ឬ​ចាក់​ច្បោស​ជា​បាច់​ឬ​ដោយ​អំបោស​វែង​ធ្វើ​ដោយ​ដើម​ឫស្សី​ព្រេច​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ោស​ច្រាស </text:p>
          </table:table-cell>
        </table:table-row>
        <table:table-row>
          <table:table-cell table:style-name="តារាង1.A2" office:value-type="string">
            <text:p text:style-name="P4">៦៦៩៥</text:p>
          </table:table-cell>
          <table:table-cell table:style-name="តារាង1.A2" office:value-type="string">
            <text:p text:style-name="P5">បោស​ល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ដែល​វិនាស​អស់​រលីង​ដូច​ជា​ទី​លាន​ដែល​គេ​បោស​សម្អាត​ធេង : ភ្លើង​ឆេះ​អស់​បោស​លាន ។ ចង្រៃ​បោស​លាន <text:s/>ចង្រៃ​ដែល​នាំ​ឲ្យ​ខូច​ខាត​វិនាស​អស់​រលីង​ធេង​ដូច​ជា​ទី​លាន (ព. សា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៩៦</text:p>
          </table:table-cell>
          <table:table-cell table:style-name="តារាង1.A2" office:value-type="string">
            <text:p text:style-name="P5">ប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ចាប់​គ្រវែង​ឬ​ចោល​ដោយ​ដៃ​ផ្ងារ : បោះ​ឧស, បោះ​អង្គញ់ ។ វាយ​សំពង​ឲ្យ​មុត​កប់ ឲ្យ​លិច​ចុះ : បោះ​បង្គោល, បោះ​ស្នឹង, បោះ​ដែក​គោល ។ លក់​ទំនិញ​លើក​បូក​បោះ​រួបរួម​ទាំងអស់ ដោយ​មិន​គិត​យក​ចំណេញ​ច្រើន : យក​សំពត់​ហូល ៣០ ទៅ​បោះ​ឲ្យ​ហាង ។ ធ្វើ​ឲ្យ​ដិត​ជាប់​ជា​ស្នាម​ឬ​ជា​រូប​ភាព, ជា​ក្បាច់​រចនា តាម​ស្នាម​ចម្លាក់​ឬ​តាម​ពុម្ព : បោះ​ត្រា, បោះ​ពុម្ព​អក្សរ, បោះ​ពុម្ព​ក្បាច់​ ។ បោះ​តម្រុយ ដោត​តម្រុយ ។ បោះ​ទង លូត​ទង​ឈោង​វារ​ចេញ : ត្រឡាច​បោះ​ទង ។ បោះ​ទ័ព លើក​ទ័ព​ទៅ​ឈប់​ក្នុង​ទី​ណា​មួយ ។ បោះ​ពាក្យ ឬ បោះ​សម្ដី <text:s/>បញ្ចេញ​ពាក្យ​សម្ដី​ទ្រគោះ​ដូច​គេ​បោះ​អ្វី​ៗ​ចោល ។ល។ ព. ទ. បុ. បោះ​សន្ទូច​រំលង​ភ្នំ រំលង​អ្នក​ធំ​ទៅ​រក​ឯ​អ្នក​តូច​មុន​ឬ​រំលង​មុខ​ក្រសួង​មិន​តាម​លំដាប់​ពី​នេះ​ទៅ​នោ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ោះ​តម្រុយ</text:p>
            <text:p text:style-name="P10"><text:s/>បោះ​ទង </text:p>
            <text:p text:style-name="P10">បោះ​ទ័ព</text:p>
            <text:p text:style-name="P10">បោះ​ពាក្យ </text:p>
            <text:p text:style-name="P10"/>
          </table:table-cell>
        </table:table-row>
        <table:table-row>
          <table:table-cell table:style-name="តារាង1.A2" office:value-type="string">
            <text:p text:style-name="P4">៦៦៩៧</text:p>
          </table:table-cell>
          <table:table-cell table:style-name="តារាង1.A2" office:value-type="string">
            <text:p text:style-name="P5">បោះប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លះ​បង់, ចោល​បង់ មិន​នឹក​នា មិន​ថែទាំ : បោះ​បង់​ការ​ងា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៩៨</text:p>
          </table:table-cell>
          <table:table-cell table:style-name="តារាង1.A2" office:value-type="string">
            <text:p text:style-name="P5">បោះបោ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ោក​បោះ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៦៩៩</text:p>
          </table:table-cell>
          <table:table-cell table:style-name="តារាង1.A2" office:value-type="string">
            <text:p text:style-name="P5">បោះពួ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ហើរ​សម្រប​ស្លាប​សំយុង​ក្បាល​ដូច​គេ​ពួយ​ចុះ​ពេញ​ទំហឹង ពេញ​ល្បឿន (ចំពោះ​តែ​បក្សី) : ត្មាត​បោះពួយ; ល្បឿន​ដូច​ជា​សត្វ​បោះពួយ ។ បោះ​ឈើ​ឬ​ឫស្សី​ស្រួច​ភ្ជាប់​នឹង​ដើម​ឈើ​ធំ សម្រាប់​ចាប់​តោង​ជាន់​ឡើង​ចុះ (ប្រើ​ជា​ជំនួយ​បង្អោង, ព្រោះ​ដើម​ឈើ​ធំ​ជាង ១ ឱប​ឡើង​ទៅ​នឹង​លូក​ដៃ​ឈោង​ព័ទ្ធ​ចំណង​​ចង​បង្អោង​មិន​កើត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០០</text:p>
          </table:table-cell>
          <table:table-cell table:style-name="តារាង1.A2" office:value-type="string">
            <text:p text:style-name="P5">បោះ​សោ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 បញ្ជោះ ថា បញ្ជោះ​បោះ​សោក (ម. ព. បញ្ជោះ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ញ្ជោះ​បោះ​សោក </text:p>
          </table:table-cell>
        </table:table-row>
        <table:table-row>
          <table:table-cell table:style-name="តារាង1.A2" office:value-type="string">
            <text:p text:style-name="P4">៦៧០១</text:p>
          </table:table-cell>
          <table:table-cell table:style-name="តារាង1.A2" office:value-type="string">
            <text:p text:style-name="P5">ប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ៀម​ស្រូប​ឬ​បឺត​ជញ្ជក់ : បៅ​ដោះ ។ ក្មេង​បៅ​ដៃ <text:s/>ក្មេង​បៀម​ដៃ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០២</text:p>
          </table:table-cell>
          <table:table-cell table:style-name="តារាង1.A2" office:value-type="string">
            <text:p text:style-name="P5">បំណ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 </text:p>
          </table:table-cell>
          <table:table-cell table:style-name="តារាង1.D2" office:value-type="string">
            <text:p text:style-name="P10">សេចក្ដី​ប៉ង : មាន​បំណង​នឹង​ទៅ, បាន​សម្រេច​តាម​បំណង, សម​ដូច​បំណង (កុំ​ប្រើ​ថា សេចក្ដី​បំណ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០៣</text:p>
          </table:table-cell>
          <table:table-cell table:style-name="តារាង1.A2" office:value-type="string">
            <text:p text:style-name="P5">បំណ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ពាក្យ​ដែល​បន់, ដំណើរ​ឬ​សេចក្ដី​ដែល​បន់ : លេង​ភ្លេង​លា​បំណន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០៤</text:p>
          </table:table-cell>
          <table:table-cell table:style-name="តារាង1.A2" office:value-type="string">
            <text:p text:style-name="P5">បំណា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រ​បាក់; អ្វី​ៗ​ដែល​បាក់, កន្លែង​ដែល​បាក់ : មើល​ផ្លាន​ត្រង់​បំណាក់ តើ​ពុក​ឬ​កណ្ដៀរ​ស៊ី ?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០៥</text:p>
          </table:table-cell>
          <table:table-cell table:style-name="តារាង1.A2" office:value-type="string">
            <text:p text:style-name="P5">បំណាច់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ថ្វី​ដៃ, ស្នា​ដៃ, ផល​ប្រយោជន៍ : ការ​នុ៎ះ​ជា​បំណាច់​ដៃ​របស់​មា​ខ្ញុំ​ ។ រង្វាន់​ដែល​គេ​ឲ្យ​តប​ថ្វី​ដៃ​អ្នក​ធ្វើ​ការ, ថ្លៃ​នឿយ​ហត់, រង្វាន់​ឲ្យ​ដោយ​ឡែក​ផ្សេង, ស​គុណ : ប្រាក់ ៦០ រៀល​នេះ​ជា​ថ្លៃ​ឈ្នួល, ១០ រៀល​នេះ​ខ្ញុំ​ឲ្យ​ជា​បំណាច់... (បុ. សរ. បំណេច ក៏​មា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ិ.</text:p>
          </table:table-cell>
          <table:table-cell table:style-name="តារាង1.D2" office:value-type="string">
            <text:p text:style-name="P10">ដ្បិត, បាន​ជា, ដោយ​ហេតុ​ដែល : លក់​ឲ្យ​គាត់​ខ្លះ​ទៅ បំណាច់​គាត់​មក កុំ​ឲ្យ​គាត់​ទៅ​វិញ​ទទេ !; បំណាច់​ហៅ​គ្នា​មក គួរ​តែ​ឲ្យ​អ្វី​ដល់​គ្នា​ខ្លះ​ទៅ​អេះ !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០៦</text:p>
          </table:table-cell>
          <table:table-cell table:style-name="តារាង1.A2" office:value-type="string">
            <text:p text:style-name="P5">បំណាច់​នឹ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ិ.</text:p>
          </table:table-cell>
          <table:table-cell table:style-name="តារាង1.D2" office:value-type="string">
            <text:p text:style-name="P10">ទោះ​បី​នឹង, បើ​បាន​ជា​នឹង : បំណាច់​នឹង​ឈាន​ជើង​ទៅ គួរ​តែ​ឲ្យ​មាន​ប្រយោជន៍​ខ្លះ​បន្តិច​បន្តួច (ព. កា.) : បំណាច់​នឹង​ប្រាស គួរ​មាន​សម្ភាសន៍ មួយ​ម៉ាត់​ទៅ​រ៉ា នេះ​មិន​ដូច្នោះ ស្រាប់​តែ​ព្រាត់​គ្នា ឲ្យ​មាន​សោកា សង្រេង​រាល់​ថ្ងៃ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០៧</text:p>
          </table:table-cell>
          <table:table-cell table:style-name="តារាង1.A2" office:value-type="string">
            <text:p text:style-name="P5">បំណុ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ទ្រព្យ​ដែល​ជំពាក់​ព្រោះ​បុល​គេ, ព្រោះ​ខ្ចី​គេ : ជំពាក់​បំណុល​គេ, សង​បំណុល​គេ (ម. ព. បុល ផង) ។ កូន​បំណុល អ្នក​ជំពាក់​បំណុល ។ មេ​បំណុល ឬ ម្ចាស់​បំណុល អ្នក​ឲ្យ​គេ​បុល ។ បំណុល​បុល្លិកា <text:s/>(--បុល-ល៉ិកា) បំណុល​ច្រើន​មុខ​នេះ​ខ្លះ​នោះ​ខ្លះ (ព. សា.) ។ បំណែ​បំណុល (ម. ព. បំណែក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មេ​បំណុល </text:p>
            <text:p text:style-name="P10">បំណុល​បុល្លិកា </text:p>
            <text:p text:style-name="P10">បំណែ​បំណុល </text:p>
          </table:table-cell>
        </table:table-row>
        <table:table-row>
          <table:table-cell table:style-name="តារាង1.A2" office:value-type="string">
            <text:p text:style-name="P4">៦៧០៨</text:p>
          </table:table-cell>
          <table:table-cell table:style-name="តារាង1.A2" office:value-type="string">
            <text:p text:style-name="P5">បំណ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បរិវារ​សម្រាប់​និយាយ​ផ្សំ​នឹង​ពាក្យ បំណុល ថា បំណែ​បំណុល <text:s/>គឺ​បំណុល​ច្រើន​មុខ ឬ បំណុល​រាយ​រង​នេះ​ខ្លះ​នោះ​ខ្លះ (ព. សា.)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ំណែបំណុល </text:p>
          </table:table-cell>
        </table:table-row>
        <table:table-row>
          <table:table-cell table:style-name="តារាង1.A2" office:value-type="string">
            <text:p text:style-name="P4">៦៧០៩</text:p>
          </table:table-cell>
          <table:table-cell table:style-name="តារាង1.A2" office:value-type="string">
            <text:p text:style-name="P5">បំណែ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ភាគ, ប៉ែក​នៃ​អ្វី​នីមួយ​ដែល​បែក​ឬ​របេះ​ដាច់​ឃ្លាត​ខ្ចាត់​ចេញ​ពី​គ្នា : បំណែក​ផ្តិល​ខាត់, បំណែក​ចាន, បំណែក​គ្រាប់​បែ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១០</text:p>
          </table:table-cell>
          <table:table-cell table:style-name="តារាង1.A2" office:value-type="string">
            <text:p text:style-name="P5">បំណែក​ល្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ចាប​តូច​ៗ​ពួក​មួយ : ចាប​បំណែក​ល្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ចាប​បំណែក​ល្ង </text:p>
          </table:table-cell>
        </table:table-row>
        <table:table-row>
          <table:table-cell table:style-name="តារាង1.A2" office:value-type="string">
            <text:p text:style-name="P4">៦៧១១</text:p>
          </table:table-cell>
          <table:table-cell table:style-name="តារាង1.A2" office:value-type="string">
            <text:p text:style-name="P5">បំណា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ដំណើរ​បណ្ដែត​បណ្ដោយ មិន​ស្ដី​ថា មិន​រំឭក​ដាស់​តឿន ឬ​មិន​ជួយ​ខ្នះខ្នែង, មិន​ជួយ​ធ្វើ ចាំ​តែ​មើល​ពុត មើល​មារយាទ; សម្រាប់​និយាយ​ផ្សំ​តែ​នឹង​ពាក្យ មើល : មើល​បំណាំ, កុំ​មើល​បំណាំ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១២</text:p>
          </table:table-cell>
          <table:table-cell table:style-name="តារាង1.A2" office:value-type="string">
            <text:p text:style-name="P5">បំណ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ន្លែង​ឬ​មុខ​ដែល​ប៉ះ​លើ​គ្នា : បំណះ​សំពត់; សំពត់ ១០ បំណះ; ស្លៀក​សំពត់​មាន​បំណះ (ស្លៀក​សំពត់​ប៉ះ) ។ គូ​ដែល​ប៉ះ​គ្នា : គោ​នុ៎ះ​លឿន​ណាស់​រក​បំណះ​ឲ្យ​ស្មើ​គ្នា​មិន​បាន​ទេ; សែង​របស់​ធ្ងន់​ត្រូវ​រក​បំណះ​ឲ្យ​មាន​កម្លាំង​ស្មើ​គ្នា ។ អាចម៍​បំណះ បន្ទះ​ដី​ដែល​របើក​ដោយ​ភ្ជួរ​ធ្លាក់​គ្រប​ប៉ះ​លើ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១៣</text:p>
          </table:table-cell>
          <table:table-cell table:style-name="តារាង1.A2" office:value-type="string">
            <text:p text:style-name="P5">បំប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បង់, នាំ​ឲ្យ​បង់ (ឲ្យ​ខាត, ឲ្យ​អស់) : ទិញ​បំបង់​ប្រាក់, ចិញ្ចឹម​បំបង់​បាយ គឺ​ទិញ, ចិញ្ចឹម​ឲ្យ​តែ​បំបង់​ប្រាក់, បង់​បាយ​ឥត​ប្រយោជន៍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១៤</text:p>
          </table:table-cell>
          <table:table-cell table:style-name="តារាង1.A2" office:value-type="string">
            <text:p text:style-name="P5">បំបត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បត់, ឲ្យ​ត្រឡប់ : បំបត់​រទេ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១៥</text:p>
          </table:table-cell>
          <table:table-cell table:style-name="តារាង1.A2" office:value-type="string">
            <text:p text:style-name="P5">បំប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មាន​របប, ឲ្យ​មាន​សណ្ដាប់​ធ្នាប់, ឲ្យ​បាន​បទ​ដោយ​ខ្លប​ខ្លាច ។ បំបាក់​បំបប ធ្វើ​ឲ្យ​បាក់​ប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ំបាក់​បំបប </text:p>
          </table:table-cell>
        </table:table-row>
        <table:table-row>
          <table:table-cell table:style-name="តារាង1.A2" office:value-type="string">
            <text:p text:style-name="P4">៦៧១៦</text:p>
          </table:table-cell>
          <table:table-cell table:style-name="តារាង1.A2" office:value-type="string">
            <text:p text:style-name="P5">បំប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កំចោក​ឲ្យ​ខ្ចាត់​ចេញ​ឆ្ងាយ ។ បណ្ដេញ​បំបរ បណ្ដេញ​កំចោក​ដោយ​កំហែង, ដោយ​បង្ខំ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ណ្ដេញ​បំបរ </text:p>
          </table:table-cell>
        </table:table-row>
        <table:table-row>
          <table:table-cell table:style-name="តារាង1.A2" office:value-type="string">
            <text:p text:style-name="P4">៦៧១៧</text:p>
          </table:table-cell>
          <table:table-cell table:style-name="តារាង1.A2" office:value-type="string">
            <text:p text:style-name="P5">បំបរ​ប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និរទេស, ប្រោស​ចោល​ឲ្យ​ចេញ​ផុត​ចាក​ដែន, ធ្វើ​បព្វាជនីយកម្ម : បំបរ​បង់​មនុស្ស​មាន​ទោស​ឧក្រឹដ្ឋ​ពីរ​នាក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១៨</text:p>
          </table:table-cell>
          <table:table-cell table:style-name="តារាង1.A2" office:value-type="string">
            <text:p text:style-name="P5">បំបា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បាក់ : បំបាក់​មែក​ឈើ, កាច់​បំបាក់ ។ ធ្វើ​ឲ្យ​បាក់​ចិត្ត​ខ្លាច : បំបាក់​កូន​កុំ​ឲ្យ​វា​បាន​ចិត្ត ។ បំបាក់​បំបប (ម. ព. បំបប) ។ បំបាក់​បំបែក <text:s/>ធ្វើ​ឲ្យ​បាក់​បែក; ធ្វើ​ឲ្យ​ឈ្លោះ​ទាស់ទែង​បាក់​បែក​ចាក​គ្នា (ប្រើ​ជា បំបែក​បំបាក់ ក៏​បាន) ។ បំបាក់​ស្បាត ធ្វើ​ឲ្យ​បាក់​ស្បាត​រាង​ចា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ំបាក់​បំបប</text:p>
            <text:p text:style-name="P10">បំបាក់​បំបែក</text:p>
            <text:p text:style-name="P10">បំបាក់​ស្បាត</text:p>
            <text:p text:style-name="P10"/>
          </table:table-cell>
        </table:table-row>
        <table:table-row>
          <table:table-cell table:style-name="តារាង1.A2" office:value-type="string">
            <text:p text:style-name="P4">៦៧១៩</text:p>
          </table:table-cell>
          <table:table-cell table:style-name="តារាង1.A2" office:value-type="string">
            <text:p text:style-name="P5">បំបាត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បាត់ : បំបាត់​ក្រោធ, បំបាត់​រោគ ។ លក់​ដូរ​របស់​បំភ័ន្ត​គេ​យក​ចំណេញ : បំបាត់​ភ្នែក​ជញ្ជីង ។ ខ្ចី​ទ្រព្យ​របស់​គេ​យក​ទៅ​លាក់​ទុក ប្រាប់​គេ​ថា​បាត់​ទៅ​ហើយ : បំបាត់​ទ្រព្យ​គេ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២០</text:p>
          </table:table-cell>
          <table:table-cell table:style-name="តារាង1.A2" office:value-type="string">
            <text:p text:style-name="P5">បំប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បាន​ឲ្យ​មាន ។ ប្រើ​ជាមួយ​នឹង​ពាក្យ​បំពេញ : បំពេញ​បំបាន បំពេញ​ឲ្យ​បាន​ឲ្យ​ម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ំពេញ​បំបាន </text:p>
          </table:table-cell>
        </table:table-row>
        <table:table-row>
          <table:table-cell table:style-name="តារាង1.A2" office:value-type="string">
            <text:p text:style-name="P4">៦៧២១</text:p>
          </table:table-cell>
          <table:table-cell table:style-name="តារាង1.A2" office:value-type="string">
            <text:p text:style-name="P5">បំបិទ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្រាប់, បង្គាប់ ឲ្យ​បិទ​ឬ​ខំ​ប្រឹង​បិទ​បាំង​មិន​ឲ្យ​គេ​ឃើញ, មិន​ឲ្យ​គេ​ដឹង, មិន​ឲ្យ​លេច​ឮ : បំបិទ​មាត់ <text:s/>គឺ​ហាម​មិន​ឲ្យ​និយាយ​ប្រាប់​គេ; បំបិទ​សេចក្ដី គឺ​ហាម​គេ​ឲ្យ​បិទ ឬ​ខំ​ប្រឹង​បិទ​ខ្លួន​ឯង​មិន​ឲ្យ​អ្នក​ផង​ដឹង​សេចក្ដី​នុះ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២២</text:p>
          </table:table-cell>
          <table:table-cell table:style-name="តារាង1.A2" office:value-type="string">
            <text:p text:style-name="P5">បំបួ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បួស, ធ្វើ​ឲ្យ​បាន​ជា​អ្នក​បួស, ញ៉ាំង​កុលបុត្រ​ឲ្យ​បួស : បំបួស​កូន​ជា​សាមណេ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២៣</text:p>
          </table:table-cell>
          <table:table-cell table:style-name="តារាង1.A2" office:value-type="string">
            <text:p text:style-name="P5">បំបៀ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បៀត ឬ​ខំ​ប្រឹង​ប្របៀ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២៤</text:p>
          </table:table-cell>
          <table:table-cell table:style-name="តារាង1.A2" office:value-type="string">
            <text:p text:style-name="P5">បំបែ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បែក : បំបែក​ពួក, បំបែក​ជួរ ។ (ម. ព. ប្របែក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២៥</text:p>
          </table:table-cell>
          <table:table-cell table:style-name="តារាង1.A2" office:value-type="string">
            <text:p text:style-name="P5">បំបែ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ពាក្យ​បរិវារ​របស់​ពាក្យ បំបត់ : បំបត់​បំបែន គឺ​ធ្វើ​ឲ្យ​បត់​បែ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ំបត់​បំបែន <text:s/></text:p>
          </table:table-cell>
        </table:table-row>
        <table:table-row>
          <table:table-cell table:style-name="តារាង1.A2" office:value-type="string">
            <text:p text:style-name="P4">៦៧២៦</text:p>
          </table:table-cell>
          <table:table-cell table:style-name="តារាង1.A2" office:value-type="string">
            <text:p text:style-name="P5">បំបែ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បែរ, ឲ្យ​ងាក, ឲ្យ​រេ : បំបែរ​ចិត្ត, បំបែរ​សេចក្ដី, បំបែរ​មុខ​រទេ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២៧</text:p>
          </table:table-cell>
          <table:table-cell table:style-name="តារាង1.A2" office:value-type="string">
            <text:p text:style-name="P5">បំបោ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បោរ គឺ​ធ្វើ​ឲ្យ​ពើង, ឲ្យ​រមួល, ឲ្យ​វៀច ។ ប្រើ​ផ្សំ​ជាមួយ​នឹង​ពាក្យ បំបះ ក៏​បាន : បំបះ​បំបោរ គឺ​ធ្វើ​ឲ្យ​បះ​បោរ : បំបះ​បំបោរ​អ្នក​ស្រុក​ឲ្យ​ជ្រួល​ជ្រើម (ម. ព. បះ​បោរ ក្នុង​ពាក្យ បះ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ំបះ​បំបោរ </text:p>
          </table:table-cell>
        </table:table-row>
        <table:table-row>
          <table:table-cell table:style-name="តារាង1.A2" office:value-type="string">
            <text:p text:style-name="P4">៦៧២៨</text:p>
          </table:table-cell>
          <table:table-cell table:style-name="តារាង1.A2" office:value-type="string">
            <text:p text:style-name="P5">បំបោ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បោល, ដេញ​ឲ្យ​បោល, បង្ខំ​ឲ្យ​បោល : បំបោល​គោ, បំបោល​ក្រប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២៩</text:p>
          </table:table-cell>
          <table:table-cell table:style-name="តារាង1.A2" office:value-type="string">
            <text:p text:style-name="P5">បំប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បៅ, ឲ្យ​បៅ, ញ៉ាំង​អ្នក​ដទៃ​ឲ្យ​បៅ : ម្ដាយ​បំបៅ​កូន ។ <text:s/>កាត់​យក​មែក​តូច​ក្ដី ខ្នែង​ក្ដី ភ្នែក​ក្ដី ចុង​ក្ដី នៃ​ឈើ​រស់​ដទៃ​ភ្ជាប់​ជា​មួយ​នឹង​គល់​នៃ​កូន​ឈើ​រស់​ដទៃ គឺ​ឈើ​ដែល​មាន​សញ្ជាតិ​ខុស​គ្នា​ ដូច​ជា​កាត់​កូន​មែក​ក្រូច​ពោធិ៍សាត់​ភ្ជាប់​ជាមួយ​នឹង​គល់​កូន​ក្រសាំង គ្រាន់​តែ​កាត់​ភ្លាម​ភ្ជាប់​គ្នា​មួយ​រំពេច​នោះ​ភ្លាម កុំ​ឲ្យ​ស្ងួត​ជ័រ​ឬ​ឱជា​របស់​ឈើ​ទាំង​ពីរ​ប្រភេទ​នោះ​ទាន់​គ្រាន់​តែ​កាត់​ភ្ជាប់​គ្នា​ភ្លាម ក៏​យក​សំពត់​សាច់​ម៉ដ្ឋ​ជិត​រុំ​ភ្លាម, រុំ​ឲ្យ​ណែន​កុំ​ឲ្យ​ទឹក​សន្សើម​ឬ​ទឹក​ភ្លៀង​ជ្រាប​ចូល​បាន, លុះ​រុំ​រួច​ហើយ​ត្រូវ​យក​ចម្រឹង​ឬ​បង្គោល​បោះ​អែប​ចង​ឈើ​នោះ​ឲ្យ​នៅ​នឹង កុំ​ឲ្យ​ខ្យល់​បក់​រង្គើ​បាន, លុះ​ឈើ​ទាំង​ពីរ​ប្រភេទ​នេះ​ចាប់​សាច់​គ្នា​រស់​ហើយ, បើ​មាន​ពន្លក​ដុះ​បែក​ចេញ​ពី​គល់​ត្រង់​ស្នាម​មុខ​តំណ​នោះ​ជា​លំពង់​របស់​គល់​ ត្រូវ​កាត់​ចោល​ចេញ, <text:s/>បើ​ជា​លំពង់​របស់​មែក​បំបៅ ត្រូវ​ទុក ព្រោះ​លំពង់​របស់​មែក​នេះ​ឯង​នឹង​បាន​ជា​ដើម​ដង​ត​ទៅ, លុះ​ដល់​មាន​ផ្លែ ជា​ផ្លែ​​ក្រូច​ពោធិ៍សាត់ ព្រោះ​ផ្លែ​នោះ​កើត​ចេញ​ពី​ជាតិ​ក្រូច​ពោធិ៍សាត់, មែក​ក្រូច​ភ្ជាប់​គល់​ក្រសាំង​នេះ អាច​រស់​នៅ​ងាយ ដ្បិត​ក្រសាំង​ជា​ឈើ​មិន​រើស​ដី គឺ​តាម​តែ​ដី​ប្រភេទ​ណា ក៏​ក្រសាំង​អាច​ដុះ​រស់​នៅ​បាន​យូរ, មែក​គ​និង​គល់​រកា, មែក​ស្វាយ​ពុំ​សែន​និង​ស្វាយ​ក្បាល​ដំរី, មែក​ពុទ្រា​ធំ និង​គល់​កូន​ពុទ្រា​ផ្លែ​តូច​ជាដើម ក៏​អាច​បំបៅ​ភ្ជាប់​បាន​ដូច​គ្នា; ភ្ជាប់​សាច់​ឈើ​បែប​នេះ ហៅ​ថា បំបៅ (បារ. <text:span text:style-name="T10">greffer) ។ (ម. ព. ផ្សាំ និង សាក ២ កិ. ទៀត​ផង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៣០</text:p>
          </table:table-cell>
          <table:table-cell table:style-name="តារាង1.A2" office:value-type="string">
            <text:p text:style-name="P5">បំបាំ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បាំង, ឲ្យ​មើល​ពុំ​ឃើញ : បំបាំង​ខ្លួន​នឹង​គុម្ពោត​ឈើ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៣១</text:p>
          </table:table-cell>
          <table:table-cell table:style-name="តារាង1.A2" office:value-type="string">
            <text:p text:style-name="P5">បំប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បះ គឺ​ធ្វើ​ឲ្យ​អ្វី​ៗ​ងើប​ខ្ពស់​ម្ខាង​ឲ្យ​ទាប​ម្ខាង : បំបះ​ឈើ​ហុប, បំបះ​រទេះ ។ នាំ​ឲ្យ​បះ, ឲ្យ​ផ្អើល​ជ្រួល​ជ្រើម : បំបះ​អ្នក​ស្រុក ។ បំបះ​បំបោរ <text:s/>នាំ​ឲ្យ​បះ​បោរ : បំបះ​បំបោរ​ពួក​កម្មករ​ឲ្យ​ឈប់​ធ្វើ​ការ ។ បំបះ​បំភ្លូក នាំ​ឲ្យ​បះ​ឲ្យ​ភ្លូក គឺ​នាំ​ឲ្យ​ភ្លូក​ឈូឆរ​ចុះ​ឡើ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ំបះ​បំបោរ </text:p>
            <text:p text:style-name="P10">បំបះ​បំភ្លូក </text:p>
          </table:table-cell>
        </table:table-row>
        <table:table-row>
          <table:table-cell table:style-name="តារាង1.A2" office:value-type="string">
            <text:p text:style-name="P4">៦៧៣២</text:p>
          </table:table-cell>
          <table:table-cell table:style-name="តារាង1.A2" office:value-type="string">
            <text:p text:style-name="P5">បំប៉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ផ្គត់ផ្គង់​អាហារ, ចំណី ឲ្យ​បរិបូរ​លើស​លុប​ជាង​ធម្មតា : បំប៉ន​ <text:s/>ចំណី, បំប៉ន​គោ​ឲ្យ​ធាត់ ។ បំប៉ន​បំពេញ <text:s/>ឬ បំពេញ​បំប៉ន បំប៉ន​ឲ្យ​គ្រប់​គ្រាន់​លើស​ជាង​ប្រក្រតី : បំពេញ​បំប៉ន​កូន​ទាល់​តែ​ឡើង​ចិត្ត ឡើង​ចាង​ច្រងេងច្រងាង​អស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ំប៉ន​បំពេញ <text:s text:c="2"/>បំពេញ​បំប៉ន</text:p>
          </table:table-cell>
        </table:table-row>
        <table:table-row>
          <table:table-cell table:style-name="តារាង1.A2" office:value-type="string">
            <text:p text:style-name="P4">៦៧៣៣</text:p>
          </table:table-cell>
          <table:table-cell table:style-name="តារាង1.A2" office:value-type="string">
            <text:p text:style-name="P5">បំប៉ា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ប៉ាន់ គឺ​បំបែរ​ឲ្យ​វៀច​ឲ្យ​ងាក​ចេញ​ពី​ផ្លូវ​ពី​ទំនង​ដើម : បំប៉ាន់​មុខ​ទឹ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៣៤</text:p>
          </table:table-cell>
          <table:table-cell table:style-name="តារាង1.A2" office:value-type="string">
            <text:p text:style-name="P5">បំប៉ឹ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ដាក់​ឲ្យ​ប៉ឹម គឺ​ដាក់​ឲ្យ​លេច​ឲ្យ​លៀន​តែ​បន្តិច​ចេញ​ពី​មាត់, ពី​រន្ធ​ពី​រូង : បំប៉ឹម​នៅ​មាត់​រន្ធ; ដាក់​បំប៉ឹម​ក្បែរ​មាត់​រូ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៣៥</text:p>
          </table:table-cell>
          <table:table-cell table:style-name="តារាង1.A2" office:value-type="string">
            <text:p text:style-name="P5">បំប៉ោ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ប៉ោង, ខំ​ប្រឹង​ឲ្យ​ប៉ោង : បំប៉ោង​ប្លោកជ្រូក, បំប៉ោង​ពោ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៣៦</text:p>
          </table:table-cell>
          <table:table-cell table:style-name="តារាង1.A2" office:value-type="string">
            <text:p text:style-name="P5">បំប៉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ប៉ះ, ដាក់​ឲ្យ​ប៉ះ​គ្នា : បំប៉ះ​ជ្រុង​តុ​ទៅ​នឹង​ជញ្ជាំ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៣៧</text:p>
          </table:table-cell>
          <table:table-cell table:style-name="តារាង1.A2" office:value-type="string">
            <text:p text:style-name="P5">បំប្រួ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ប្រួម, ឲ្យ​រួម​ជា​រាង​ជ្រលម : បិត​បន្ទោះ​បំប្រួម​ឲ្យ​តូច​ម្ខាង ។</text:p>
          </table:table-cell>
          <table:table-cell table:style-name="តារាង1.D2" office:value-type="string">
            <text:p text:style-name="P11">បំព្រួម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៣៨</text:p>
          </table:table-cell>
          <table:table-cell table:style-name="តារាង1.A2" office:value-type="string">
            <text:p text:style-name="P5">បំប្លេ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នាំ​ឬ​បង្គាប់​ឲ្យ​ប្លេង​ចោ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៣៩</text:p>
          </table:table-cell>
          <table:table-cell table:style-name="តារាង1.A2" office:value-type="string">
            <text:p text:style-name="P5">បំប្ល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ប្លែង គឺ​ធ្វើ​ឲ្យ​ប្រែ​ចាក​ភេទ, ចាក​ភាព, ចាក​ទំនង​ដើម : បំប្លែង​ទូក​អុំ​ឲ្យ​មក​ជា​ទូក​ចែវ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៤០</text:p>
          </table:table-cell>
          <table:table-cell table:style-name="តារាង1.A2" office:value-type="string">
            <text:p text:style-name="P5">បំប្លោ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ប្លោង​ឡើង​ទៅ​លើ : ចោល​ដុំ​ដី​បំប្លោង, ត្រី​លោត​បំប្លោង​ចេញ​ពី​ទ្រុ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៤១</text:p>
          </table:table-cell>
          <table:table-cell table:style-name="តារាង1.A2" office:value-type="string">
            <text:p text:style-name="P5">បំផ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ផត, ខំ​ប្រឹង​ធ្វើ​ឲ្យ​ផត : បំផត​ពោ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៤២</text:p>
          </table:table-cell>
          <table:table-cell table:style-name="តារាង1.A2" office:value-type="string">
            <text:p text:style-name="P5">បំផ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ផាយ គឺ​បំបោល​ឲ្យ​បោះ​ជើង​ទាំង ៤ ទៅ​មុខ​ស្មើ​គ្នា​ពេញ​កម្លាំង (ចំពោះ​តែ​សេះ) : បំផាយ​សេះ​ឲ្យ​បាន​ឆាប់​ទាន់​ពេល​ប្រជុំ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៤៣</text:p>
          </table:table-cell>
          <table:table-cell table:style-name="តារាង1.A2" office:value-type="string">
            <text:p text:style-name="P5">បំផឹ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ឲ្យ​ផឹក, នាំ​ឲ្យ​ផឹក ឬ​បង្ខំ​ឲ្យ​ផឹក : បំផឹក​ស្រា​គ្នា​ទាល់​តែ​ស្រវឹង​លែង​ដឹង​អ្វ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៤៤</text:p>
          </table:table-cell>
          <table:table-cell table:style-name="តារាង1.A2" office:value-type="string">
            <text:p text:style-name="P5">បំផុ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ផុង, ធ្វើ​ឲ្យ​លង់​គំនិត : បំផុត​គំនិត​ឲ្យ​គ្នា​វិល​វក់​ខូច​អស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៤៥</text:p>
          </table:table-cell>
          <table:table-cell table:style-name="តារាង1.A2" office:value-type="string">
            <text:p text:style-name="P5">បំផុត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ផុត : បំផុត​ស្បៀង, បំផុត​ផ្លូវ​សេចក្ដី, បំផុត​ជើ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<text:span text:style-name="T3">.</text:span></text:p>
          </table:table-cell>
          <table:table-cell table:style-name="តារាង1.D2" office:value-type="string">
            <text:p text:style-name="P10">ដែល​ផុត​ពី​គេ, បង្អស់, ផ្ដាច់, បណ្ដាច់ : ទី​បំផុត, ចុង​បំផុត ។ ខូច​បំផុត ខូច​ផ្ដាច់ ។ តូច​បំផុត តូច​បង្អស់​ជាង​គេ ។ ធំ​បំផុត ធំ​ដាច់​គេ ។ ស្រុក​បំផុត​ដែន ចុង​ស្រុក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ខូច​បំផុត </text:p>
            <text:p text:style-name="P10">តូច​បំផុត </text:p>
            <text:p text:style-name="P10">ធំ​បំផុត</text:p>
          </table:table-cell>
        </table:table-row>
        <table:table-row>
          <table:table-cell table:style-name="តារាង1.A2" office:value-type="string">
            <text:p text:style-name="P4">៦៧៤៦</text:p>
          </table:table-cell>
          <table:table-cell table:style-name="តារាង1.A2" office:value-type="string">
            <text:p text:style-name="P5">បំផុ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ផុយ, ដាក់​ចោល​ឲ្យ​ផុ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៤៧</text:p>
          </table:table-cell>
          <table:table-cell table:style-name="តារាង1.A2" office:value-type="string">
            <text:p text:style-name="P5">បំផុ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ផុល : បំផុល​ផេ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៤៨</text:p>
          </table:table-cell>
          <table:table-cell table:style-name="តារាង1.A2" office:value-type="string">
            <text:p text:style-name="P5">បំផុ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ផុស : បំផុស​ដ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៤៩</text:p>
          </table:table-cell>
          <table:table-cell table:style-name="តារាង1.A2" office:value-type="string">
            <text:p text:style-name="P5">បំផូ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ឡើង​ប៉ផូរ; ធ្វើ​ឲ្យ​ឡើង​ដោរ​ស្រុះ​ស្មើ​គ្នា : បំផូរ​អុត ឬ បំផូរ​ផ្កា​ឈើ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៥០</text:p>
          </table:table-cell>
          <table:table-cell table:style-name="តារាង1.A2" office:value-type="string">
            <text:p text:style-name="P5">បំផើ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ផើម គឺ​ដើរ​ហើរ​ឬ​ប្រព្រឹត្ត​ក្នុង​ការ​ស្មន់​អន្ធករ​នឹង​ស្ត្រី​ឲ្យ​មាន​ផ្ទៃ​ពោះ (ព. សា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៥១</text:p>
          </table:table-cell>
          <table:table-cell table:style-name="តារាង1.A2" office:value-type="string">
            <text:p text:style-name="P5">បំផ្លា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ផ្លាង គឺ​ធ្វើ​ឲ្យ​បាត់​សាំ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៥២</text:p>
          </table:table-cell>
          <table:table-cell table:style-name="តារាង1.A2" office:value-type="string">
            <text:p text:style-name="P5">បំផ្លា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លាញ, ពន្លាញ គឺ​ធ្វើ​ឲ្យ​វិនាស​អន្តរាយ : ចាយ​វាយ​ខ្ជីខ្ជា​បំផ្លាញ​ទ្រព្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៥៣</text:p>
          </table:table-cell>
          <table:table-cell table:style-name="តារាង1.A2" office:value-type="string">
            <text:p text:style-name="P5">បំផ្លិច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លិច, ឲ្យ​ហិ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 បំផ្លាញ ថា បំផ្លិចបំផ្លាញ <text:s/>គឺ​បំផ្លាញ​ឲ្យ​លិច​លង់​ហិន​ហោ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ំផ្លិចបំផ្លាញ </text:p>
          </table:table-cell>
        </table:table-row>
        <table:table-row>
          <table:table-cell table:style-name="តារាង1.A2" office:value-type="string">
            <text:p text:style-name="P4">៦៧៥៤</text:p>
          </table:table-cell>
          <table:table-cell table:style-name="តារាង1.A2" office:value-type="string">
            <text:p text:style-name="P5">បំផ្លើ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លើស គឺ​ធ្វើ​ឲ្យ​កើន​ឲ្យ​ជ្រុល​ហួស : បំផ្លើស​ពាក្យ, បំផ្លើស​សេចក្ដី ។ ប្រើ​ជា <text:s text:c="2"/>កិ. វិ. ឬ គុ. ក៏​បាន : និយាយ​បំផ្លើស; សម្ដី​បំផ្លើ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៥៥</text:p>
          </table:table-cell>
          <table:table-cell table:style-name="តារាង1.A2" office:value-type="string">
            <text:p text:style-name="P5">បំព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មាន​ជា​ភ្នក់ គឺ​ដុត​គ្រប​លុប​រងើក​ភ្លើង​ឲ្យ​កប់​នៅ​ខាង​ក្នុង​មិន​ឲ្យ​មាន​អណ្ដាត​ឲ្យ​ឆេះ​ហុយ​តែ​ផ្សែង : បំពក់​ភ្លើង ។ <text:s/>ព. ប្រ. ចង​កំហឹង​ទុក​ឲ្យ​នៅ​ក្ដៅ​រង្គំ​មិន​ចេះ​ស្រាក : បំពក់​សេចក្ដី​ក្រោធ, បំពក់​កំហឹង; ឬ (ព. ប្រ.) និយាយ​ថា បំពក់​ភ្លើង <text:s/>ដូច្នេះ​ក៏​ប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៥៦</text:p>
          </table:table-cell>
          <table:table-cell table:style-name="តារាង1.A2" office:value-type="string">
            <text:p text:style-name="P5">បំព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ពង​ឡើង, ឲ្យ​ដោរ​ឡើង, ឲ្យ​ពង​ស្តុល​ឡើង : បំពង​សាច់​ជូ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៥៧</text:p>
          </table:table-cell>
          <table:table-cell table:style-name="តារាង1.A2" office:value-type="string">
            <text:p text:style-name="P5">បំព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វត្ថុ​មាន​រាង​មូល​ទ្រវែង​មាន​ប្រហោង មាន​មាត់ មាន​បាត សម្រាប់​ដាក់​វត្ថុ​ផ្សេង​ៗ​ឬ​វត្ថុ​ផង់​ជាដើម ក៏​ដាក់​បាន : បំពង់​ត្នោត <text:s/>បំពង់​សម្រាប់​ត្រង​ទឹក​ត្នោត ។ បំពង់​ជម្រះ បំពង់​សម្រាប់​ដាក់​ទឹក​ជម្រះ​អាចម (ម. ព. តយ ផង) ។ បំពង់​ម្ជុល <text:s/>បំពង់​តូច​ឬ​ក្លាក់​តូច​ដាក់​ម្ជុ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៥៨</text:p>
          </table:table-cell>
          <table:table-cell table:style-name="តារាង1.A2" office:value-type="string">
            <text:p text:style-name="P5">បំពង់​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រីរាវយវៈ​មាន​សណ្ឋាន​ដូច​ជា​តួ​បំពង់​ក្នុង​ក : ឈឺ​បំពង់​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៥៩</text:p>
          </table:table-cell>
          <table:table-cell table:style-name="តារាង1.A2" office:value-type="string">
            <text:p text:style-name="P5">បំពង់ករឿ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ឈើ​មួយ​ប្រភេទ ផ្លែ​តូច​ៗ​ស្រដៀង​នឹង​ផ្លែ​ជន្លូស បរិភោគ​បាន ។</text:p>
          </table:table-cell>
          <table:table-cell table:style-name="តារាង1.D2" office:value-type="string">
            <text:p text:style-name="P11">បំពង់​រឿង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៦០</text:p>
          </table:table-cell>
          <table:table-cell table:style-name="តារាង1.A2" office:value-type="string">
            <text:p text:style-name="P5">បំពត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ខំ​ពត់​ឲ្យ​បាន​ដូច​ចិត្ត​ឬ​ឲ្យ​បាន​បទ : បំពត់​ដង​សន្ទូច; បំពត់​កូន​តាំង​ពី​តូច ទូន្មាន​ប្រៀន​ប្រដៅ​កូន​ឲ្យ​មាន​សណ្ដាប់​ធ្នាប់​ល្អ​តាំង​ពី​វា​នៅ​តូ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៦១</text:p>
          </table:table-cell>
          <table:table-cell table:style-name="តារាង1.A2" office:value-type="string">
            <text:p text:style-name="P5">បំព័ទ្ធ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ព័ទ្ធ, ចាប់​ទាញ​នាំ​ឲ្យ​មាន​ទំនង​ព័ទ្ធ​ព័ន្ធ : បំព័ទ្ធ​ទង​ម្លូ, បំព័ទ្ធ​វល្លិ​ឲ្យ​វា​ព័ទ្ធ​ស្រួ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៦២</text:p>
          </table:table-cell>
          <table:table-cell table:style-name="តារាង1.A2" office:value-type="string">
            <text:p text:style-name="P5">បំព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ង្ខំ​ឲ្យ​ពម : បំពម​បាយ <text:s/>បញ្ចុក​បាយ​ឲ្យ​ពម​ឲ្យ​ទំពា​លេ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៦៣</text:p>
          </table:table-cell>
          <table:table-cell table:style-name="តារាង1.A2" office:value-type="string">
            <text:p text:style-name="P5">បំពាក់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ពាក់​ឲ្យ : បំពាក់​អាវ​ឲ្យ; បំពាក់​គ្រឿង​អលង្ការ, បំពាក់​ស័ក្តិ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គ្រឿង​សម្រាប់​បំពាក់; សម្រាប់​និយាយ​ផ្សំ​ជាមួយ​នឹង​ពាក្យ សម្លៀក : សម្លៀក​បំពាក់ <text:s/>គឺ​ប្រដាប់​សម្រាប់​ស្លៀក​ពាក់, គ្រឿង​ស្លៀក​ពាក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សម្លៀក​បំពាក់</text:p>
          </table:table-cell>
        </table:table-row>
        <table:table-row>
          <table:table-cell table:style-name="តារាង1.A2" office:value-type="string">
            <text:p text:style-name="P4">៦៧៦៤</text:p>
          </table:table-cell>
          <table:table-cell table:style-name="តារាង1.A2" office:value-type="string">
            <text:p text:style-name="P5">បំព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ពាន​ពារ​លើ, រំលោភ​លើ; ទាំង​រំលោភ : ធ្វើ​បំពាន​លើ​ច្បាប់, និយាយ​បំព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៦៥</text:p>
          </table:table-cell>
          <table:table-cell table:style-name="តារាង1.A2" office:value-type="string">
            <text:p text:style-name="P5">បំព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ពារ​លើ, ពារ​ទាំង​បំពាន; រំលោភ​ដាក់, រំលោភ​លើ : បរ​សេះ​បំពារ​លើ​ដំណាំ​គេ, ជិះ​សេះ​បំបោល​បំពារ​លើ​គេ ។ បំពារ​បំពាន <text:s/>ឬ បំពាន​បំពារ <text:s/>ឲ្យ​ពាន​ពារ​លើ : បំពារ​បំពាន​លើ​ច្បាប់​បញ្ញត្ត ។ បំប៉ះ​បំពារ <text:s/>បំពារ​ឲ្យ​ប៉ះ​លើ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ំពារ​បំពាន</text:p>
            <text:p text:style-name="P10">បំពាន​បំពារ </text:p>
            <text:p text:style-name="P10">បំប៉ះ​បំពារ </text:p>
          </table:table-cell>
        </table:table-row>
        <table:table-row>
          <table:table-cell table:style-name="តារាង1.A2" office:value-type="string">
            <text:p text:style-name="P4">៦៧៦៦</text:p>
          </table:table-cell>
          <table:table-cell table:style-name="តារាង1.A2" office:value-type="string">
            <text:p text:style-name="P5">បំពុ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ពុល : បំពុល​ដោយ​ដាក់​ថ្នាំ​ក្នុង​សុរា, វា​ស្លាប់​ដោយ​គេ​បំពុល ។ បំពុល​ចិត្ត <text:s/>ញ៉ាំង​ចិត្ត​ឲ្យ​យល់​ខុស, ឲ្យ​វិល​វល់​ដូច​ត្រូវ​ថ្នាំ​ពុ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៦៧</text:p>
          </table:table-cell>
          <table:table-cell table:style-name="តារាង1.A2" office:value-type="string">
            <text:p text:style-name="P5">បំពួ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ពួន, លាក់, បំបាំង : បំពួន​កូន​ឲ្យ​នៅ​ក្នុង​ព្រៃ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៦៨</text:p>
          </table:table-cell>
          <table:table-cell table:style-name="តារាង1.A2" office:value-type="string">
            <text:p text:style-name="P5">បំពួនស្ក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នំ​ស្រស់​មួយ​ប្រភេទ ធ្វើ​ដោយ​ម្សៅ​ដំណើប​លញ់​ស្រោប​បំពួន​ដុំ​ស្ករ​ត្នោត​បំបាំង​បាត់​មើល​មិន​ឃើញ : នំ​បំពួន​ស្ករ; <text:s/>ហៅ​ថា នំ​ផ្លែ​អាយ ក៏​បាន; ជួន​កាល​មាន​អ្នក​ខ្លះ​ហៅ​ថា នំ​កើត​ក្ដី <text:s/>ក៏​បាន​ដែរ (ព. សា.) ។ នំ​នេះ​មាន​ឈ្មោះ​ហៅ​បាន ៣ យ៉ាង​ដូច្នេះ​ឯង, បណ្ដា​ឈ្មោះ​ទាំង ៣ យ៉ាង​នេះ, ឈ្មោះ ២ យ៉ាង​គឺ បំពួន​ស្ករ និង ផ្លែ​អាយ មាន​អត្ថន័យ​ជាក់​ច្បាស់​ក្នុង​មេ​ពាក្យ​ទាំង​នេះ​ហើយ ឯ​ឈ្មោះ​ថា នំ​កើត​ក្ដី នេះ​មាន​រឿង​តំណាល​ថា កាល​ពី​ព្រេង​នាយ មាន​បុរស ២ នាក់ អង្គុយ​ស៊ី​នំ​នេះ​ជិត​គ្នា, បុរស​ម្នាក់​ពម​នំ​នេះ​តាម​ទម្លាប់, ឯ​បុរស​ម្នាក់​ទៀត​ខាំ​នំ​នេះ​ចំពាក់​កណ្ដាល ទឹក​ស្ករ​ខាង​ក្នុង​ក៏​ធ្លាយ​បាញ់​ត្រូវ​មុខ​បុរស​ម្នាក់, ស្រាប់​តែ​បុរស​នោះ​ក្រោក​ឡើង​ដាល់​តប់​គ្នា, ក៏​កើត​ជា​ការ​ប្ដឹង​ផ្ដល់​គ្នា, ទើប​ចៅក្រម​ឲ្យ​ឈ្មោះ​នំ​នេះ​ថា នំ​កើត​ក្ដី <text:s/>ចាប់​ដើម​តាំង​ពី​កាល​នោះ​មក; នំ​នេះ​ក៏​មាន​ឈ្មោះ​បី​យ៉ាង​ដូច្នេះ​ឯង, ប៉ុន្តែ នំ​កើត​ក្ដី ជា​ពាក្យ​សាមញ្ញ គេ​មិន​សូវ​ហៅ​ទេ គេ​ច្រើន​ហៅ​តែ នំ​បំពួន​ស្ករ <text:s/>និង នំ​ផ្លែ​អាយ; នំ​បំពួន​ស្ករ <text:s/>ជា​ឈ្មោះ​ដើម ត្រឹម​ត្រង់​តាម​អត្ថន័យ​ជាង​ឈ្មោះ​ទាំង​ពីរ ពី​ព្រោះ​មាន​ដុំ​ស្ករ​ត្នោត​ដែល​គេ​ដាក់​បំពួន​ខាង​ក្នុង​ពិត​មែ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នំ​បំពួន​ស្ករ </text:p>
            <text:p text:style-name="P10"/>
          </table:table-cell>
        </table:table-row>
        <table:table-row>
          <table:table-cell table:style-name="តារាង1.A2" office:value-type="string">
            <text:p text:style-name="P4">៦៧៦៩</text:p>
          </table:table-cell>
          <table:table-cell table:style-name="តារាង1.A2" office:value-type="string">
            <text:p text:style-name="P5">បំពើ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ពើង, ប្រឹង​ពើង : បំពើង​ទ្រូង​ឲ្យ ដោយ​អាការ​មើល​ងា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៧០</text:p>
          </table:table-cell>
          <table:table-cell table:style-name="តារាង1.A2" office:value-type="string">
            <text:p text:style-name="P5">បំពើ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 បំពើង : បំពើត​បំពើង <text:s/>គឺ​បំពើង​ខ្លួន​ខ្ពស់​ៗ​ទាប​ៗ (ព. ព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ំពើតបំពើង</text:p>
          </table:table-cell>
        </table:table-row>
        <table:table-row>
          <table:table-cell table:style-name="តារាង1.A2" office:value-type="string">
            <text:p text:style-name="P4">៦៧៧១</text:p>
          </table:table-cell>
          <table:table-cell table:style-name="តារាង1.A2" office:value-type="string">
            <text:p text:style-name="P5">បំពៀ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ពៀច : បំពៀច​សំបក​ប៉ោ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៧២</text:p>
          </table:table-cell>
          <table:table-cell table:style-name="តារាង1.A2" office:value-type="string">
            <text:p text:style-name="P5">បំពេ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ពោល​ពាក្យ​ថ្នាក់​ថ្នម​លួង​លោម​មាន​បទ មាន​ទំនុក​ដើម្បី​ឲ្យ​ដេក​លក់ : បំពេ​កូន ។ ន. ឈ្មោះ​ទំនុក, បទ ឬ​ឈ្មោះ​ភ្លេង​មួយ​មេ : ទំនុក​បំពេ, ភ្លេង​បំពេ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៧៣</text:p>
          </table:table-cell>
          <table:table-cell table:style-name="តារាង1.A2" office:value-type="string">
            <text:p text:style-name="P5">បំពេ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ពេញ, ឲ្យ​បរិបូណ៌ : បំពេញ​សេចក្ដី, បំពេញ​សំណុំ​រឿង, ចាក់​បំពេញ​ជង្ហុក ។ បំពេញ​បំបាន <text:s/>បំពេញ​ឲ្យ​មាន​ឲ្យ​ប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ំពេញ​បំបាន </text:p>
          </table:table-cell>
        </table:table-row>
        <table:table-row>
          <table:table-cell table:style-name="តារាង1.A2" office:value-type="string">
            <text:p text:style-name="P4">៦៧៧៤</text:p>
          </table:table-cell>
          <table:table-cell table:style-name="តារាង1.A2" office:value-type="string">
            <text:p text:style-name="P5">បំពេញ​រាជ្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រាច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ឈើ​ដំណាំ​ដើម​ធំ​មួយ​ប្រភេទ... (ម. ព. លោះ ២ ន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៧៥</text:p>
          </table:table-cell>
          <table:table-cell table:style-name="តារាង1.A2" office:value-type="string">
            <text:p text:style-name="P5">បំពេ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ពេន, ដាក់​រៀប​ឲ្យ​ពេន : បំពេន​អន្ទង់​ក្នុង​ឆ្នាំង, បំពេន​ផ្នួង​សក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៧៦</text:p>
          </table:table-cell>
          <table:table-cell table:style-name="តារាង1.A2" office:value-type="string">
            <text:p text:style-name="P5">បំពោ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ថែម​ឲ្យ​ពោរ​ពេញ​ហៀរ​ហូរ​ដូច​គេ​ពោក​ឬ​ពពោក​ថែម​ហើយ​ថែម​ទៀ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៧៧</text:p>
          </table:table-cell>
          <table:table-cell table:style-name="តារាង1.A2" office:value-type="string">
            <text:p text:style-name="P5">បំពោ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បញ្ឆោត​ដោយ​ដំណើរ​បញ្ឆុក​ឲ្យ​គេ​ឈ្លក់​គំនិត​ជឿ : កុំ​បំពោត​គេ; និយាយ​បំពោត ។ គុ. សម្ដី​បំពោត សម្ដី​បញ្ឆោ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៧៨</text:p>
          </table:table-cell>
          <table:table-cell table:style-name="តារាង1.A2" office:value-type="string">
            <text:p text:style-name="P5">បំពោ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ពោប គឺ​ចង​ឬ​ចាប់​សង្កត់​ឲ្យ​ពោប : ចាប់​បំពោប​ហើយ​អង្គុយ​សង្កត់​ពី​លើ​ថែម​ទៀ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៧៩</text:p>
          </table:table-cell>
          <table:table-cell table:style-name="តារាង1.A2" office:value-type="string">
            <text:p text:style-name="P5">បំពោ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ពោរ គឺ​ធ្វើ​ឲ្យ​ពោរ​ឡើង, ឲ្យ​មាន​ពោរ​ពាស : បំពោរ​ទឹក, បំពោរ​ភោជនាហា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៨០</text:p>
          </table:table-cell>
          <table:table-cell table:style-name="តារាង1.A2" office:value-type="string">
            <text:p text:style-name="P5">បំពា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នៅ​ពាំ គឺ​ធ្វើ​ឲ្យ​នៅ​បៀម​ប្របេះ​មិន​ស៊ប់​ទៅ​ខាង​ក្នុង​ឬ​ខាង​ក្រៅ : បំពាំ​ពាក្យ, បំពាំ​សេចក្ដី; និយាយ​បំពាំ, ដាក់​បំពាំ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៨១</text:p>
          </table:table-cell>
          <table:table-cell table:style-name="តារាង1.A2" office:value-type="string">
            <text:p text:style-name="P5">បំពាំ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</text:p>
          </table:table-cell>
          <table:table-cell table:style-name="តារាង1.D2" office:value-type="string">
            <text:p text:style-name="P10">ធ្វើ​ឲ្យ​ពាំង, ឲ្យ​រាំង, ឲ្យ​បាំង, ឲ្យ​ស្ទះ​ឬ​ចុក, បិទ​ខ្ទប់​មិន​ឲ្យ​លេច មិន​ឲ្យ​ជ្រាប​ទឹ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៨២</text:p>
          </table:table-cell>
          <table:table-cell table:style-name="តារាង1.A2" office:value-type="string">
            <text:p text:style-name="P5">បំព្រ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ស្រស់​ត្រចង់​ឬ​ត្រយង់​ភ្លឺ​ថ្លា : ស្រស់​បំព្រង, មុខ​បំព្រង, ល្អ​បំព្រ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៨៣</text:p>
          </table:table-cell>
          <table:table-cell table:style-name="តារាង1.A2" office:value-type="string">
            <text:p text:style-name="P5">បំព្រា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ដែល​ភ្លឺ​ព្រាង​ៗ : ខែ​រះ​បំព្រាង ។ ន. ឬ គុ. <text:s/>វេលា​ដែល​ព្រះ​អាទិត្យ​ទើប​នឹង​បញ្ចេញ​ពន្លឺ​ឃើញ​ព្រាង​ៗ : ពេល​បំព្រាង, ភ្លឺ​បំព្រា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៨៤</text:p>
          </table:table-cell>
          <table:table-cell table:style-name="តារាង1.A2" office:value-type="string">
            <text:p text:style-name="P5">បំព្រា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ព្រាច គឺ​បាច​សាច​ឲ្យ​ព្រាច​ចេញ​ទៅ : បំព្រាច​ទឹក​ទៅ​លើ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៨៥</text:p>
          </table:table-cell>
          <table:table-cell table:style-name="តារាង1.A2" office:value-type="string">
            <text:p text:style-name="P5">បំព្រាត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ព្រាត់, ពង្រាត់​ឲ្យ​ឃ្លាត​ចេញ​ពី​គ្នា (ម. ប្រ. , ច្រ. ប្រ. ពង្រាត់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៨៦</text:p>
          </table:table-cell>
          <table:table-cell table:style-name="តារាង1.A2" office:value-type="string">
            <text:p text:style-name="P5">បំព្រុ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ព្រុល​ឡើង គឺ​រុក​រុញ​គំនរ​ភ្លើង​ឲ្យ​ឆេះ​ទ្រលោម​ឡើង ឬ​ឲ្យ​ហុយ​ផ្សែង​ខ្ជោល​ឡើង ឬ​ក៏​ធ្វើ​សត្វ​ល្អិត​ឲ្យ​ផ្អើល​ខ្មួល​ឡើ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៨៧</text:p>
          </table:table-cell>
          <table:table-cell table:style-name="តារាង1.A2" office:value-type="string">
            <text:p text:style-name="P5">បំព្រួ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ំប្រួម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៨៨</text:p>
          </table:table-cell>
          <table:table-cell table:style-name="តារាង1.A2" office:value-type="string">
            <text:p text:style-name="P5">បំព្រៃ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ធ្វើ​ឲ្យ​ទៅ​ជា​ព្រៃ គឺ​យក​អ្វី​ៗ មាន​មែក​ឈើ​ជា​ដើម មក​ដាក់​ឲ្យ​ទើសទែង​ដូច​ជា​ព្រៃ : យក​មែក​ឈើ​មក​ដាក់​រាយ​បំព្រៃ ។ (ព. ប្រ.) បំព្រៃ​ជាតិ គឺ​ញ៉ាំង​ជាតិ​របស់​ខ្លួន​ឲ្យ​ប្រហែល​ដូច​ជា​ព្រៃ ។ បំព្រៃ​ប្រទេស គឺ​ធ្វើ​ប្រទេស​របស់​ខ្លួន​ឲ្យ​ប្រហែល​ដូច​ជា​ព្រៃ ។ បំព្រៃ​លោក គឺ​ញ៉ាំង​លោក​ឲ្យ​ប្រហែល​ដូច​ជា​ព្រៃ : ព្រះ​សម្ពុទ្ធ​ទ្រង់​ប្រទាន​ព្រះ​ឱវាទ​ថា ន សិយា លោកវឌ្ឍនោ <text:s/>“កុំ​ធ្វើ​ខ្លួន​ឲ្យ​ជា​មនុស្ស​បំព្រៃ​លោក”, មាន​អត្ថន័យ​ថា កុំ​ប្រព្រឹត្ត​អាក្រក់​ហួស​ហេតុ​ឲ្យ​មាន​ខ្លួន​ប្រហែល​ដូច​ជា​ព្រៃ​ទ្រុបទ្រុល ឬ​ប្រហែល​ដូច​ជា​ចម្រូង​ចម្រឹង, ប្រហែល​ដូច​ជា​ដង្គត់​ក្នុង​លោក​ឲ្យ​គេ​ទើស​មុខ​ទើស​ក្រោយ ឲ្យ​គេ​ពិបាក​ចិត្ត​គំនិត​អួរ​អាប់​ចំបែង​រាល់​គ្នា : មនុស្ស​បំព្រៃ​លោក ។ ព. ផ្ទ. មនុស្ស​បំភ្លឺ​លោក <text:s/>(ព. ពុ.) ។ល។ (មើល​ក្នុង​ពាក្យ បំភ្លឺ 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ំព្រៃ​ជាតិ </text:p>
            <text:p text:style-name="P10">បំព្រៃ​ប្រទេស</text:p>
            <text:p text:style-name="P10">បំព្រៃ​លោក</text:p>
            <text:p text:style-name="P10"/>
          </table:table-cell>
        </table:table-row>
        <table:table-row>
          <table:table-cell table:style-name="តារាង1.A2" office:value-type="string">
            <text:p text:style-name="P4">៦៧៨៩</text:p>
          </table:table-cell>
          <table:table-cell table:style-name="តារាង1.A2" office:value-type="string">
            <text:p text:style-name="P5">បំព្រ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ប្រោះ​ទឹក​ឬ​ចាក់​ទឹក​ញយ​ៗ ឲ្យ​ជោក​ឲ្យ​ជ្រាប : បំព្រំ​ទឹក​កុំ​ឲ្យ​ស្ងួត​ទាន់; ប្រោះ​ទឹក​បំព្រំ ។ រត់​ដោយ​ល្បឿន​យ៉ាង​កណ្ដាល, រត់​ត្រឹក​ៗ : រត់​បំព្រំ, ចាក់​ទឹក​បំព្រំ​មែក​ឈើ​បំប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៩០</text:p>
          </table:table-cell>
          <table:table-cell table:style-name="តារាង1.A2" office:value-type="string">
            <text:p text:style-name="P5">បំភ័ន្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ំភាន់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៩១</text:p>
          </table:table-cell>
          <table:table-cell table:style-name="តារាង1.A2" office:value-type="string">
            <text:p text:style-name="P5">បំភ័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ភ័យ, ធ្វើ​ហេតុ​ដែល​មិន​គួរ​ភ័យ​ឲ្យ​ក្លាយ​ទៅ​ជា​គួរ​ភ័យ : បំភ័យ​ឲ្យ​គេ​ព្រួយ​ចិត្ត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៩២</text:p>
          </table:table-cell>
          <table:table-cell table:style-name="តារាង1.A2" office:value-type="string">
            <text:p text:style-name="P5">បំភ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ចេញ​អាការ​ភល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៩៣</text:p>
          </table:table-cell>
          <table:table-cell table:style-name="តារាង1.A2" office:value-type="string">
            <text:p text:style-name="P5">បំភា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ភាន់ : កុំ​បំភាន់​គេ ។</text:p>
          </table:table-cell>
          <table:table-cell table:style-name="តារាង1.D2" office:value-type="string">
            <text:p text:style-name="P11">បំភ័ន្ត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៩៤</text:p>
          </table:table-cell>
          <table:table-cell table:style-name="តារាង1.A2" office:value-type="string">
            <text:p text:style-name="P5">បំភិ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ភិត (ឲ្យ​ខ្លាច); ច្រើន​និយាយ​ថា បំភិត​បំភ័យ ឬ បំភ័យ​បំភិត <text:s/>គឺ​ធ្វើ​ឲ្យ​ភ័យ​ខ្លាំ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ំភិត​បំភ័យ </text:p>
            <text:p text:style-name="P10">បំភ័យ​បំភិត</text:p>
          </table:table-cell>
        </table:table-row>
        <table:table-row>
          <table:table-cell table:style-name="តារាង1.A2" office:value-type="string">
            <text:p text:style-name="P4">៦៧៩៥</text:p>
          </table:table-cell>
          <table:table-cell table:style-name="តារាង1.A2" office:value-type="string">
            <text:p text:style-name="P5">បំភ្លា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ព. បុ.</text:p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បណ្ដើរ : មើល​បំភ្លាង, និយាយ​បំភ្លាង គឺ​មើល​បណ្ដើរ​និយាយ​បណ្ដើរ (ព. កា.) : សេ្ដច​ទត​បំភ្លាង ចរចា​រក​នាង ដោយ​ក្ដី​ស្នេហា ទ្រង់​ស្ទង់​ព្រះ​ទ័យ ស្រី​ថ្លៃ​កញ្ញា កប​ដោយ​លក្ខណា ចរិយា​ឥត​ឆ្គ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៩៦</text:p>
          </table:table-cell>
          <table:table-cell table:style-name="តារាង1.A2" office:value-type="string">
            <text:p text:style-name="P5">បំភ្លាត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ភ្លាត់ ឲ្យ​ទាញ​ចេញ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៩៧</text:p>
          </table:table-cell>
          <table:table-cell table:style-name="តារាង1.A2" office:value-type="string">
            <text:p text:style-name="P5">បំភ្លឺ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ភ្លឺ គឺ​អុជ​ភ្លើង, លើក​ភ្លើង, ទ្រោល​ភ្លើង​ឲ្យ​ភ្លឺ ឬ​និយាយ​ពន្យល់​ឲ្យ​ភ្លឺ​គំនិត​ប្រាជ្ញា ។ (ព. ប្រ.) បំភ្លឺ​ជាតិ <text:s/>គឺ​ញ៉ាំង​ជាតិ​របស់​ខ្លួន​ឲ្យ​ភ្លឺ ឲ្យ​ប្រព្រឹត្ត​ទៀង​ត្រង់ ឲ្យ​កាន់​សុចរិត​យុត្តិធម៌ (ព. ផ្ទ. បំព្រៃ​ជាតិ) ។ បំភ្លឺ​ប្រទេស <text:s/>គឺ​ធ្វើ​ប្រទេស​របស់​ខ្លួន​ឲ្យ​ភ្លឺ​លូត​លាស់​ចម្រើន ឲ្យ​រុងរឿង ឲ្យ​ថ្កើងថ្កាន (ព. ផ្ទ. បំព្រៃ​ប្រទេស) ។ បំភ្លឺ​លោក <text:s/>គឺ​ញ៉ាំង​លោក​ឲ្យ​ភ្លឺ ឲ្យ​រុងរឿង ឲ្យ​ប្រកប​ដោយ​សុចរិត​យុត្តិធម៌, ឲ្យ​បាន​សុខ​ស្ងប់ : អ្នក​ប្រាជ្ញ​ទាំងឡាយ ជា​មនុស្ស​បំភ្លឺ​លោក; ព្រះ​ពុទ្ធ​និង​ព្រះ​អរហន្ត​ទាំងឡាយ ជា​អ្នក​បំភ្លឺ​លោក ខាង​ការ​ពន្យល់​ឲ្យ​សត្វ​លោក​រាវ​រក​ធម៌ ដើម្បី​រំលត់​ទុក្ខ​ឃើញ ។ល។ <text:s/>ព. ផ្ទ. មនុស្ស​បំព្រៃ​លោក, ពា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ំភ្លឺ​ជាតិ </text:p>
            <text:p text:style-name="P10">បំភ្លឺ​ប្រទេស</text:p>
            <text:p text:style-name="P10">បំភ្លឺ​លោក </text:p>
          </table:table-cell>
        </table:table-row>
        <table:table-row>
          <table:table-cell table:style-name="តារាង1.A2" office:value-type="string">
            <text:p text:style-name="P4">៦៧៩៨</text:p>
          </table:table-cell>
          <table:table-cell table:style-name="តារាង1.A2" office:value-type="string">
            <text:p text:style-name="P5">បំភ្លូ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ភ្លូក, គំហុក​ឲ្យ​ភ្លូក : បរ​បំបោល​គោ បំភ្លូក​រទេះ ។ ព. ប្រ. និយាយ​ឬ​ធ្វើ​អ្វី​ៗ​គំហុក​ហាក់​ដូច​ជា​រទេះ​ភ្លូក : និយាយ​បំភ្លូក​ឲ្យ​គ្នា​បាក់​ចិត្ត​ជឿ​ទាល់​តែ​លង់​ខ្លួន​អស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៧៩៩</text:p>
          </table:table-cell>
          <table:table-cell table:style-name="តារាង1.A2" office:value-type="string">
            <text:p text:style-name="P5">បំភ្លេ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ភ្លេច, នាំ​ឲ្យ​ភ្លេច​នឹក​មិន​ឃើញ ។ បំភ្លេច​បំភ្លាំង <text:s/>ធ្វើ​ឲ្យ​ភ្លេច​ភាំង​ស្មារត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០០</text:p>
          </table:table-cell>
          <table:table-cell table:style-name="តារាង1.A2" office:value-type="string">
            <text:p text:style-name="P5">បំភ្លៃ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ញ្ចូល​ថែម, កែម​ផ្សំ, លស់​រំលង​ខ្លះ​មិន​រៀបរៀង​តាម​លំដាប់ : បំភ្លៃ​ចង្វាក់, បំភ្លៃ​ជើ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០១</text:p>
          </table:table-cell>
          <table:table-cell table:style-name="តារាង1.A2" office:value-type="string">
            <text:p text:style-name="P5">បំភ្លាំ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ភ្លាំង​ស្មារតី ។ ប. ពាក្យ​សម្រាប់​និយាយ​ផ្សំ​នឹង​ពាក្យ បំភ្លេច, បំភ្លាត់ : <text:s/>បំភ្លេច​បំភ្លាំង <text:s/>(ម. ព. បំភ្លេច); បំភ្លាត់​បំភ្លាំង ធ្វើ​ឲ្យ​ភា្លត់​ភ្លាំ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ំភ្លេច​បំភ្លាំង </text:p>
            <text:p text:style-name="P10">បំភ្លាត់​បំភ្លាំង </text:p>
          </table:table-cell>
        </table:table-row>
        <table:table-row>
          <table:table-cell table:style-name="តារាង1.A2" office:value-type="string">
            <text:p text:style-name="P4">៦៨០២</text:p>
          </table:table-cell>
          <table:table-cell table:style-name="តារាង1.A2" office:value-type="string">
            <text:p text:style-name="P5">បាំ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4">បិទ, រាំង, ខ្ទប់​ឲ្យ​កំបាំង : បាំង​វាំងនន, បាំង​ជញ្ជាំង ។ បាំង​គំនិត រាំង​គំនិត​មិន​ឲ្យ​គិត​ឃើញ ។ បាំង​ឆត្រ <text:s/>បើក​ឆត្រ​គ្រប​ពី​លើ​មិន​ឲ្យ​ត្រូវ​កម្ដៅ​ថ្ងៃ​ឬ​ត្រូវ​ភ្លៀង ។ បាំង​ដៃ <text:s/>យក​បាត​ដៃ​បាំង​ទន្ទឹម​នឹង​ថ្ងាស​មិន​ឲ្យ​ពន្លឺ​ចាំង​ពឹល​ភ្នែក​​ដើម្បី​នឹង​មើល​អ្វីៗ​ ឲ្យ​ឃើញ​ច្បាស់ ។ មោហ៍​បាំង <text:s/>សេចក្ដី​ងងឹត​ល្ងង់​បិទ​រាំង​ប្រាជ្ញា​មិន​ឲ្យ​យល់​ការ​ពិត ។ ពាក្យ​នេះ​ខ្មែរ​យើង​ច្រើន​និយាយ​អំពី​កំហឹង​ខ្លាំង​ដែល​ទប់​មិន​ទាន់ ឬ​អំពី​ការ​ប្រព្រឹត្ត​កន្លង​បវេណី កន្លង​ច្បាប់ ដោយ​ភាន់​ច្រឡំ​ភ្លេច​ស្មារតី​មិន​យល់​ការ​ខុស​ត្រូវ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24">បាំង​គំនិត</text:p>
            <text:p text:style-name="P24">បាំង​ឆត្រ </text:p>
            <text:p text:style-name="P24">បាំង​ដៃ </text:p>
            <text:p text:style-name="P24">មោហ៍បាំង</text:p>
            <text:p text:style-name="P24"/>
          </table:table-cell>
        </table:table-row>
        <table:table-row>
          <table:table-cell table:style-name="តារាង1.A2" office:value-type="string">
            <text:p text:style-name="P4">៦៨០៣</text:p>
          </table:table-cell>
          <table:table-cell table:style-name="តារាង1.A2" office:value-type="string">
            <text:p text:style-name="P5">បាំង​ខែ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24">ដែល​មាន​លំនាំ​ទ្រេត​ចំខែង​ដូច​ជា​គេ​យក​ខែល​បាំង : អង្គុយ​បាំង​ខែ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24"/>
          </table:table-cell>
        </table:table-row>
        <table:table-row>
          <table:table-cell table:style-name="តារាង1.A2" office:value-type="string">
            <text:p text:style-name="P4">៦៨០៤</text:p>
          </table:table-cell>
          <table:table-cell table:style-name="តារាង1.A2" office:value-type="string">
            <text:p text:style-name="P5">បាំង​ខ្ល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៉ែក​ដំបូល​មណ្ឌប មាន​សណ្ឋាន​ដូច​ហោ​ជា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០៥</text:p>
          </table:table-cell>
          <table:table-cell table:style-name="តារាង1.A2" office:value-type="string">
            <text:p text:style-name="P5">បាំង​ឆត្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ឆ័ត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្រមោល​ទឹក​ឯ​អាកាស​ដែល​ពន្លឺ​ព្រះ​អាទិត្យ ឬ​ពន្លឺ​ព្រះ​ចន្ទ្រ​ប៉ះ​ត្រូវ​មាន​វង់​មូល​ជុំ​វិញ​ដូច​ជា​រង្វង់​ក្លស់ ហៅ​ថា ថ្ងៃ​បាំង​ឆត្រ <text:s/>ឬ ខែ​បាំង​ឆត្រ; ហៅ ព្រះ​អាទិត្យ​ទ្រង់​ក្លស់, ព្រះ​ចន្ទ្រ​ទ្រង់​ក្លស់ <text:s/>ក៏​បាន : ថ្ងៃ​បាំង​ឆត្រ​មួយ​ជាន់, ថ្ងៃ​បាំង​ឆត្រ​ពីរ​ជាន់; ខែ​បាំង​ឆត្រ​បី​ជាន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០៦</text:p>
          </table:table-cell>
          <table:table-cell table:style-name="តារាង1.A2" office:value-type="string">
            <text:p text:style-name="P5">បាំង​ភ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ន្ទះ​ឈើ​ឬ​បន្ទះ​ដែក​មាន​សណ្ឋាន​ក្រឡូម​ឬ​សំប៉ែត​ដាក់​បន្ទើត​ឲ្យ​ហើប​ងើប​គ្រប​ពី​លើ​កង់​រថ​សេះ, រថយន្ត, ទោចក្រយាន​ជាដើម សម្រាប់​បាំង​មិន​ឲ្យ​ភក់​ឬ​ធូលី​ខ្ទាត​ឬ​ហុយ​មក​ខាង​លើ; ហៅ​ថា គម្រប​កង់ ក៏​បាន (បារ. <text:span text:style-name="T10">garde-boue; អ. mudguard</text:span><text:span text:style-name="T11"> </text:span><text:span text:style-name="T10">អ.​ថ. ម៉ាត់គ្ហាដ) ។</text:span></text:p>
          </table:table-cell>
          <table:table-cell table:style-name="តារាង1.D2" office:value-type="string">
            <text:p text:style-name="P11">របាំង​ភក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០៧</text:p>
          </table:table-cell>
          <table:table-cell table:style-name="តារាង1.A2" office:value-type="string">
            <text:p text:style-name="P5">បាំង​សា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ដំបូល​ល្វែង​ខាង​ក្រៅ​បំផុត​សម្រាប់​ជា​របាំង​ទឹក​ភ្លៀង​មិន​ឲ្យ​សាច​ចូល​មក​ដល់​ល្វែង​ខាង​ក្នុង : បាំង​សាច​វិហារ, បាំង​សាច​ផ្ទះ; ផ្ទះ​មាន​បាំង​សា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០៨</text:p>
          </table:table-cell>
          <table:table-cell table:style-name="តារាង1.A2" office:value-type="string">
            <text:p text:style-name="P5">បាំង​ស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<text:span text:style-name="T1">េសេង</text:span> អ. ថ. សែ៎ង <text:s/>“ពន្លឺ”) ឈ្មោះ​គ្រឿង​ហែ​ថ្នាក់​ខ្ពស់​មួយ​ប្រភេទ មាន​សណ្ឋាន​ជា​ចាមរ​ខ្នាត​ធំ មាន​ដង​វែង សម្រាប់​បាំង​ពី​ខាង​មិន​ឲ្យ​ពន្លឺ​ព្រះ​អាទិត្យ​ចាំង​ព្រះ​ភ័ក្ត្រ​ព្រះ​រាជា; ប្រើ​តែ​ក្នុង​វេលា​ដែល​ស្ដេច​ចេញ​ហែ​ប្រទក្សិណ​រាជ​ធានី​ជាដើម (ស. ប្រើ <text:s/>ប័ងសូរយ៍ អ. ថ. ប័ងស៊ូន, និង <text:span text:style-name="T1">ប័ង​េទ្រេក</text:span> អ. ថ. ប័ងសែក..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០៩</text:p>
          </table:table-cell>
          <table:table-cell table:style-name="តារាង1.A2" office:value-type="string">
            <text:p text:style-name="P5">បាំង​ស្ទើ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15">ដែល​ស្ទាក់​ស្ទើរ​មិន​ទាន់​ស៊ប់​ឬ​មិន​ទាន់​ដាច់​ស្រេច, ដែល​នៅ​ក្នុង​ការ​រារែក: និយាយ​ស្ទាក់​ស្ទើរ; សម្ដី​បាំង​ស្ទើរ, គំនិត​បាំង​ស្ទើ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១០</text:p>
          </table:table-cell>
          <table:table-cell table:style-name="តារាង1.A2" office:value-type="string">
            <text:p text:style-name="P5">ប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ហើប​ខ្ពស់​ម្ខាង​ជាង​ម្ខាង​ឬ​ងើប​ហើប​ឡើង, កម្រើក​ងើប​ឡើង : ក្ដារ​បះ​ចុង​ម្ខាង, ជាន់​ខាង​គល់​បះ​ខាង​ចុង; ជាន់​ទប់​សង្កត់​ទាំង​ពីរ​ខាង​ទៅ កុំ​ឲ្យ​វា​បះ ។ <text:s/>ផ្អើល​ជ្រួល​ជ្រើម​ធ្វើ​អំពើ​អ្វី​មួយ ដែល​ទាស់​ខុស​នឹង​ច្បាប់​បញ្ញត្ត​សម្រាប់​ប្រទេស ត្រា​តែ​រដ្ឋាភិបាល​ប្រើ​ការ​បម្រាប : ពួក​ថ្លើង​ឡើង​ចាង​បះ​ជ្រួល​ច្របល់ ទាល់​តែ​រាស្ត្រ​ប្រជា​ពួត​ដៃ​គ្នា​ពង្រាប​ទើប​បាន​ស្ងប់ ។ បះ​បោរ <text:s/>បះ​រជើប​រជោរ​រឹង​ទទឹង​របែររបោរ​មិន​ព្រម​ប្រតិបត្តិ​តាម​បញ្ញត្ត​របស់​រាជការ ។ ដួល​បះ​ជើង <text:s/>ដួល​ច្រោង​ជើង​បះ​ឡើង​លើ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ះបោរ </text:p>
            <text:p text:style-name="P10"/>
          </table:table-cell>
        </table:table-row>
        <table:table-row>
          <table:table-cell table:style-name="តារាង1.A2" office:value-type="string">
            <text:p text:style-name="P4">៦៨១១</text:p>
          </table:table-cell>
          <table:table-cell table:style-name="តារាង1.A2" office:value-type="string">
            <text:p text:style-name="P5">ប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ក៏​គឺ​តួ ប នុះ​ឯង​គ្រាន់​តែ​ដាក់ មូសិកទន្ត <text:span text:style-name="T1">( ៉ )</text:span> នេះ​ពី​លើ​ឲ្យ​មាន​សំឡេង​តូច​ឆ្មារ​បន្ថើរ​បន្តិច​ជាង ប ប៉ុណ្ណោះ ។ ក្នុង​ភាសា​សំស្ក្រឹត​និង​បាលី​មាន​តែ​សំឡេង <text:s/>ប៉ <text:s/>អាន​ថា <text:s/>ប៉ៈ <text:s/>គ្មាន​សំឡេង ប ថា បៈ ទេ, ទោះ​បី​ផ្សំ​ជាមួយ​នឹង​ព្យញ្ជនៈ​ឯ​ទៀត​ដែល​មាន​បង្គាប់​ឲ្យ​ផ្សំ​បាន ក៏​នៅ​តែ​មាន​សំឡេង​ថា ប៉ៈ ដែរ ដូច​ជា ប្ដៈ, ប្យៈ, ប្រៈ, ប្លៈ, ប្សៈ ជាដើម ។ ក្នុង​ភាសា​ខ្មែរ​យើង ទោះ​បី​ជា​សម្ដី​ខ្មែរ​សុទ្ធសាធ​ក្ដី ជា​សម្ដី​មាន​ប្រភព​ជា​សំស្ក្រឹត​ឬ​ជា​បាលី​ក្ដី ក៏​នៅ​តែ​មាន​សំឡេង​ជា ប៉ ដូច្នោះ​ឯង វៀរ​លែង​តែ​ពាក្យ​ណា​ដែល​បុព្វ​បុរស​របស់​យើង បាន​និយាយ​ប្រើ​សំឡេង ប៉ ជា ប ខ្លះ​ទៅ​ហើយ នោះ​យើង​ក៏​ត្រូវតែ​រក្សា​សំឡេង​របស់​លោក​ទុក​ឲ្យ​គង់​នៅ ពីព្រោះ​ធ្លាប់​មាត់​ថ្នឹក​អស់​ទៅ​ហើយ ដូច​ជា <text:s/>បុគ្គល, បាទា, បិណ្ឌ, បុណ្យ, បុត្រ ជាដើម យើង​នឹង​និយាយ​ថា ប៉ុគ្គល,ប៉ាទា, ប៉ិណ្ឌ ប៉ុណ្យ, ប៉ុត្រ ឲ្យ​ខុស​ពី​ទម្លាប់​នោះ​ទៅ​វិញ​ក៏​ពុំ​កើត​ឡើយ ។ លំដាប់​មេ​ពាក្យ​ទាំងអស់​ក្នុង​តួ ប៉ នេះ សុទ្ធ​តែ​មាន​សំឡេង​ជា ប៉ ទោះ​អាន​ជា ប៉ ក្ដី ជា ប៉ៈ <text:s/>ក្ដី ឥត​មាន​សំឡេង ប ទេ ឯ​សំឡេង <text:s/>ប <text:s/>មាន​ក្នុង​លំដាប់​មេ​ពាក្យ​ខាង​តួ <text:s/>ប <text:s/>ឯណោះ​រួច​ហើ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១២</text:p>
          </table:table-cell>
          <table:table-cell table:style-name="តារាង1.A2" office:value-type="string">
            <text:p text:style-name="P5">ប៉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វាយ, គោះ​ឬ​ដោយ​ធ្លាក់​មក​ត្រូវ​អ្វី​មួយ​ដែល​រឹង​ស្រួយ : ចោល​ដុំ​ក្រួស​ត្រូវ​បង្គោល​ឫស្សី​ឮ​ប៉ក; ហោរ​គន់​គូរ​លេខ​មើល​ទាយ​ឲ្យ​ត្រូវ​ប៉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១៣</text:p>
          </table:table-cell>
          <table:table-cell table:style-name="តារាង1.A2" office:value-type="string">
            <text:p text:style-name="P5">ប៉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ធ្លាក់​ឬ​គោះ​អ្វី​ៗ​ដែល​មាន​សាច់​រឹង​ហាប់​ស្រាល​ឬ​ស្ដើង : គ្រាប់​ភ្លៀង​ធ្លាក់​លើ​ដំបូល​ស័ង្កសី​ឮ​ប៉ក់​ៗ ។</text:p>
          </table:table-cell>
          <table:table-cell table:style-name="តារាង1.D2" office:value-type="string">
            <text:p text:style-name="P11">ប៉ក់​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១៤</text:p>
          </table:table-cell>
          <table:table-cell table:style-name="តារាង1.A2" office:value-type="string">
            <text:p text:style-name="P5">បកត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កៈតិ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ក្ឫតិ) ដូច​គ្នា​នឹង ប្រក្រតី ដែរ, ម. ព. នោ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១៥</text:p>
          </table:table-cell>
          <table:table-cell table:style-name="តារាង1.A2" office:value-type="string">
            <text:p text:style-name="P5">បកតិទិ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កៈតិ-ទិន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 </text:p>
          </table:table-cell>
          <table:table-cell table:style-name="តារាង1.D2" office:value-type="string">
            <text:p text:style-name="P10">(ប្រក្ឫត + ទិន) ដូច​គ្នា​នឹង ប្រក្រតីទិន ដែរ, ម. ព. នោ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១៦</text:p>
          </table:table-cell>
          <table:table-cell table:style-name="តារាង1.A2" office:value-type="string">
            <text:p text:style-name="P5">បកតិ​នា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កៈតិ-នាម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ក្ឫតិ + នាមន៑) នាម​ប្រក្រតី គឺ​ឈ្មោះ​កំណើត, ដូច​ជា​ បកតិ​នាម ប្រាជ្ញ, គោត្ត​នាម ព្រហ្ម <text:s/>(ព្រហ្ម-ប្រាជ្ញ ឬ ប្រាជ្ញ-ព្រហ្ម)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១៧</text:p>
          </table:table-cell>
          <table:table-cell table:style-name="តារាង1.A2" office:value-type="string">
            <text:p text:style-name="P5">បកតិ​ភាព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កៈតិ-ភាប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កតិភាវ; ប្រក្ឫតិ--) ភាព​ជា​ប្រក្រតី, ភាព​ធម្មតា : ប្រតិបត្តិ​ការ​តាម​បកតិ​ភាព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១៨</text:p>
          </table:table-cell>
          <table:table-cell table:style-name="តារាង1.A2" office:value-type="string">
            <text:p text:style-name="P5">បកតិ​សំខ្យ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កៈតិ-ស័ង-ខ្យា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ក្ឫតិ) សំខ្យា​ប្រក្រតី គឺ​ការ​រាប់​ចំនួន​រាយ (លេខ​រាយ) : ១, ២, ៣, ៤, ៥, ៦, ៧, ៨, ៩, ១០ ។ល។ ជា បកតិ​សំខ្យា ។ <text:s/>សរសេរ​ជា បកតិ​សង្ខ្យា (ប៉ៈកៈតិ-សង់-ខ្យា) វិញ​ក៏​បាន ។ ព. ផ្ទ. បូរណ​សំខ្យា គឺ ការ​រាប់​ជា​ថ្នាក់, ជា​ជាន់​ថា ទី ១, ទី ២, ទី ៣, ទី ៤, ទី ៥, ។ល។ (ម. ព. បូរណ​សំខ្យា 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១៩</text:p>
          </table:table-cell>
          <table:table-cell table:style-name="តារាង1.A2" office:value-type="string">
            <text:p text:style-name="P5">ប៉័កប៉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<text:span text:style-name="T1">ប៉័កប៉ៅœ</text:span><text:span text:style-name="T2"> </text:span><text:s/>អ. ថ. <text:span text:style-name="T2">ប៉័កប៉ៅ</text:span>) ឈ្មោះ​ខ្លែង​បង្ហើរ​បញ្ឆាប​មួយ​បែប​ មាន​កន្ទុយ​វែង ជា​គូ​គ្នា​នឹង ខ្លែង​ចុឡា ឬ ខ្លែង​កណ្ដូង : <text:s/>គេ​បញ្ឆាប​ខ្លែង​ប៉័កប៉ៅ​ជាមួយ​នឹង​ខ្លែង​ចុឡា, ជួន​កាល​ម្ខាង​ឆាប​បុក​ធ្លាយ​ម្ខាង​ធ្លាក់​ប៉េលប៉ាល​មក, គេ​ច្រើន​បង្ហើរ​លេង​តែ​ក្នុង​ខែ​រំហើយ (ក្នុង​សម័យ​ពី​ដើម គេ​ច្រើន​លេង​បញ្ឆាប​ខ្លែង​នេះ​រាល់​ឆ្នាំ) ។ ខ្មែរ​ហៅ​ក្លាយ​ជា ប៉ប៉ៅ ក៏​មាន ។</text:p>
          </table:table-cell>
          <table:table-cell table:style-name="តារាង1.D2" office:value-type="string">
            <text:p text:style-name="P11">ប៉ាក់ប៉ៅ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២០</text:p>
          </table:table-cell>
          <table:table-cell table:style-name="តារាង1.A2" office:value-type="string">
            <text:p text:style-name="P5">បការ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ការ៉ៈ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ការ; ប្រការ) ប្រភេទ, វិធី, បែប, បែប​យ៉ាង; ទំនង; សេចក្ដី​ដោយ​ឡែក : សូម​អ្នក​បាន​ប្រកប​ដោយ​សុខ​សួស្ដី កុំ​បី​ឃ្លាត​ក្លាយ​ទៅ​ជា​បការៈ​ដទៃ​ឡើយ <text:s/>! ។ ម. ព. ប្រការ ផ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២១</text:p>
          </table:table-cell>
          <table:table-cell table:style-name="តារាង1.A2" office:value-type="string">
            <text:p text:style-name="P5">បកិណ្ណ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កិន-ណៈ កៈ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គុ. ឬ ន.</text:p>
          </table:table-cell>
          <table:table-cell table:style-name="តារាង1.D2" office:value-type="string">
            <text:p text:style-name="P10">(បកិណ្ណក; ប្រកិណ៌ក) ដែល​ជា​របស់​រាយ​រង, រាត់​រាយ, បន្ទាប់​បន្សំ : របស់​បកិណ្ណកៈ ។ បកិណ្ណក​កថា កថា​រាយ​រង, បន្ទាប់​បន្សំ ។</text:p>
          </table:table-cell>
          <table:table-cell table:style-name="តារាង1.D2" office:value-type="string">
            <text:p text:style-name="P11">--កៈ</text:p>
          </table:table-cell>
          <table:table-cell table:style-name="តារាង1.I2" office:value-type="string">
            <text:p text:style-name="P10">បកិណ្ណក​កថា </text:p>
          </table:table-cell>
        </table:table-row>
        <table:table-row>
          <table:table-cell table:style-name="តារាង1.A2" office:value-type="string">
            <text:p text:style-name="P4">៦៨២២</text:p>
          </table:table-cell>
          <table:table-cell table:style-name="តារាង1.A2" office:value-type="string">
            <text:p text:style-name="P5">បកោដ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កោត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ប. សំ.</text:p>
          </table:table-cell>
          <table:table-cell table:style-name="តារាង1.D2" office:value-type="string">
            <text:p text:style-name="P10">ឈ្មោះ​បកតិ​សំខ្យា​ថ្នាក់​ខ្ពស់​ចំនួន​មួយ​រយ​សែន​កោដិ (មាន​សូន្យ ១៤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២៣</text:p>
          </table:table-cell>
          <table:table-cell table:style-name="តារាង1.A2" office:value-type="string">
            <text:p text:style-name="P5">បក្ខ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ក ដូច​គ្នា​ទាំង​ពីរ</text:p>
          </table:table-cell>
          <table:table-cell table:style-name="តារាង1.D2" office:value-type="string">
            <text:p text:style-name="P7">បា. ឬ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ចំណែក, ប៉ែក; ចំណែក​ខែ (កន្លះ​ខែ); ចំអេង​ស្លាប; ពួក ។ល។ ច្រើន​និយាយ​ថា បក្ខ​ពួក ឬ ពួក​បក្ខ ឬ​ថា ស្ម័គ្រ​បក្ខ​ពួក។ គណ បក្ខ ឬ គណបក្ស <text:s/>(គណៈ “ពួក, គ្នា, គ្នីគ្នា” + បក្ខ ឬ បក្ស “ប៉ែក, ប៉ែក​ខាង”) ជា​ពាក្យ​ផ្សំ​ដោយ​សន្មតិ​ប្រើ, មាន​អត្ថន័យ​ថា ពួក​មាន​គ្នា​ច្រើន ឬ​ថា ពួក​ទីទៃ​ពី​គ្នា; ប្រើ​ជា គណ​ព័គ្គ ក៏​បាន (មក​ពី គណៈ និង វគ្គ, វ &gt; ព) ។</text:p>
          </table:table-cell>
          <table:table-cell table:style-name="តារាង1.D2" office:value-type="string">
            <text:p text:style-name="P11">បក្ស</text:p>
          </table:table-cell>
          <table:table-cell table:style-name="តារាង1.I2" office:value-type="string">
            <text:p text:style-name="P10">បក្ខ​ពួក <text:s text:c="2"/></text:p>
            <text:p text:style-name="P10">ពួក​បក្ខ</text:p>
            <text:p text:style-name="P10">គណៈ​បក្ខ </text:p>
            <text:p text:style-name="P10"/>
          </table:table-cell>
        </table:table-row>
        <table:table-row>
          <table:table-cell table:style-name="តារាង1.A2" office:value-type="string">
            <text:p text:style-name="P4">៦៨២៤</text:p>
          </table:table-cell>
          <table:table-cell table:style-name="តារាង1.A2" office:value-type="string">
            <text:p text:style-name="P5">បក្ខ​គណន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ក-ខៈគៈ ណៈនា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រ​រាប់​បក្ខ គឺ​រាប់​ឲ្យ​ដឹង​ចំណែក​ថ្ងៃ​ខែ​ខ្នើត​រនោច (តាម​ដំណើរ​ព្រះ​ចន្ទ្រ ឬ​តាម​ដំណើរ​ព្រះ​អាទិត្យ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២៥</text:p>
          </table:table-cell>
          <table:table-cell table:style-name="តារាង1.A2" office:value-type="string">
            <text:p text:style-name="P5">បក្ខ​ព័ន្ធ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ាក់-ព័ន</text:p>
          </table:table-cell>
          <table:table-cell table:style-name="តារាង1.D2" office:value-type="string">
            <text:p text:style-name="P7">បា. សំ. <text:s/>ក្ល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រ​ចង​បាច់​គ្នា​ជា​ពួក​ជា​ក្រុម​បក្ខ​ពួក ។ សព្វ​ថ្ងៃ​ពាក្យ​នេះ​ប្រើ​សំដៅ​យក​អ្នក​ដែល​មាន​ចិត្ត​ស្ម័គ្រ ឬ​មាន​សេចក្ដី​ស្រឡាញ់​ដោយ​ស្មោះ​ត្រង់​ចំពោះ​មនុស្ស​ឬ​ចំពោះ​កិច្ចការ​ណា​មួយ : បក្ខ​ព័ន្ធ​នៃ​សាធារណ​រដ្ឋ, បក្ស​ព័ន្ធ​ខាង​សង្រ្គាម, បក្ស​ព័ន្ធ​ខាង​សន្តិ​ភាព ។ (បារ. <text:span text:style-name="T10">Partisan) ។</text:span></text:p>
          </table:table-cell>
          <table:table-cell table:style-name="តារាង1.D2" office:value-type="string">
            <text:p text:style-name="P11">បក្ស​ព័ន្ធ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២៦</text:p>
          </table:table-cell>
          <table:table-cell table:style-name="តារាង1.A2" office:value-type="string">
            <text:p text:style-name="P5">បក្ខ​សម្ព័ន្ធ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ាក់-សំ-ព័ន</text:p>
          </table:table-cell>
          <table:table-cell table:style-name="តារាង1.D2" office:value-type="string">
            <text:p text:style-name="P7">បា. ឬ សំ. ក្ល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រ​ចង​បាច់​គ្នា​ជា​ពួក​ជា​ក្រុម ដើម្បី​ពង្រឹង​កម្លាំង​ឲ្យ​បាន​រឹងប៉ឹង​មុតមាំ; ពួក​មនុស្ស​ឬ​ប្រជា​ពលរដ្ឋ​ដែល​ប្រមូល​ផ្ដុំ​គ្នា​ជា​ពួក​ដើម្បី​ប្រឆាំង​ទប់​ទល់​នឹង​ខ្មាំង​សត្រូវ : ប្រទេស​នេះ​មាន​បក្ខ​សម្ព័ន្ធ​ដ៏​រឹងប៉ឹង​ណាស់ សត្រូវ​មិន​អាច​នឹង​ចូល​លុកលុយ​ជិះ​ជាន់​បាន​តាម​អំពើ​ចិត្ត​ទេ ។ <text:s/>(បារ. <text:span text:style-name="T10">Clanligue) ។</text:span></text:p>
          </table:table-cell>
          <table:table-cell table:style-name="តារាង1.D2" office:value-type="string">
            <text:p text:style-name="P11">បក្ស​សម្ព័ន្ធ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២៧</text:p>
          </table:table-cell>
          <table:table-cell table:style-name="តារាង1.A2" office:value-type="string">
            <text:p text:style-name="P5">បក្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ក្ខ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២៨</text:p>
          </table:table-cell>
          <table:table-cell table:style-name="តារាង1.A2" office:value-type="string">
            <text:p text:style-name="P5">ប៉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មាន​បំណង គឺ​ផ្គង​ចំណង់​ទុក : ប៉ង​នឹង​ទៅ, ប៉ង​នឹង​ជួប, ប៉ង​នឹង​រ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២៩</text:p>
          </table:table-cell>
          <table:table-cell table:style-name="តារាង1.A2" office:value-type="string">
            <text:p text:style-name="P5">ប៉័ង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ម៉ាំង; សូរ​ឮ​ដោយ​ការ​ប៉ះ​ទង្គិច​ឬ​ដោយ​បាញ់​កាំភ្លើង​ជាដើម : សូរ​ប៉័ង​ៗ, ធាក់​ប៉័ង, ទង្គិច​ក្បាល​ប៉័ង, បាញ់​ប៉័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បារ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<text:span text:style-name="T10">Pain) អាហារ​មួយ​ប្រភេទ ធ្វើ​ដោយ​ម្សៅ​សាលី មាន​សណ្ឋាន​ជា​នំ​ដុត​ចម្អិន​ក្នុង​ឡ : នំប៉័ង, នំប៉័ង​ក្ដៅ​ស្រួយ, ឡ​នំប៉័ង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៣០</text:p>
          </table:table-cell>
          <table:table-cell table:style-name="តារាង1.A2" office:value-type="string">
            <text:p text:style-name="P5">ប៉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 ពៀច : ពៀច​ប៉ច <text:s/>គឺ​ពៀច​ផត​វៀច​វ៉ច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ពៀចប៉ច</text:p>
          </table:table-cell>
        </table:table-row>
        <table:table-row>
          <table:table-cell table:style-name="តារាង1.A2" office:value-type="string">
            <text:p text:style-name="P4">៦៨៣១</text:p>
          </table:table-cell>
          <table:table-cell table:style-name="តារាង1.A2" office:value-type="string">
            <text:p text:style-name="P5">បច្ចន្ត​គ្រា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ច-ច័ន-តៈ--</text:p>
          </table:table-cell>
          <table:table-cell table:style-name="តារាង1.D2" office:value-type="string">
            <text:p text:style-name="P7">បា. <text:s/>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ច្ចន្ត​គាម; ប្រត្យន្ត​គ្រាម) ស្រុក​នៅ​ចុង​ដែន, ស្រុក​នៅ​ជិត​ព្រំ​ប្រទល់​ដែន (ចុង​ស្រុក; ព. សា. ស្រុក​ចុង​កាត់​មាត់​ញក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៣២</text:p>
          </table:table-cell>
          <table:table-cell table:style-name="តារាង1.A2" office:value-type="string">
            <text:p text:style-name="P5">បច្ចន្ត​ជនបទ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ច-ច័ន-តៈ ជៈនៈបត់ ឬ-ជន់-នៈ--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ត្យន្ត--) ជន​បទ​នៅ​ចុង​ដែ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៣៣</text:p>
          </table:table-cell>
          <table:table-cell table:style-name="តារាង1.A2" office:value-type="string">
            <text:p text:style-name="P5">បច្ចន្ត​ប្រទេ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ច-ច័ន-តៈ--</text:p>
          </table:table-cell>
          <table:table-cell table:style-name="តារាង1.D2" office:value-type="string">
            <text:p text:style-name="P7">បា. <text:s/>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ច្ចន្តប្បទេស; ប្រត្យន្តប្រទេឝ) ប្រទេស​ជា​ចុង​នៃ​ប្រទេស​ធំ​ៗ ។ ក្នុង​គម្ពីរ​វិន័យ​ខាង​ព្រះ​ពុទ្ធ​សាសនា មាន​សេចក្ដី​ចង្អុល​ប្រាប់​បញ្ជាក់​ដោយ​ដាច់​ខាត​ថា ប្រទេស​ទាំង​ប៉ុន្មាន​ក្រៅ​អំពី មធ្យម​ប្រទេស គឺ​ប្រទេស​ឥណ្ឌា​ភាគ​បណ្ដាល​ចេញ ហៅ​ថា បច្ចន្ត​ប្រទេស <text:s/>ទាំងអស់; ឯ​មធ្យម​ប្រទេស​នោះ ហៅ​ថា ជម្ពូ​ទ្វីប វិញ​ក៏​ប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៣៤</text:p>
          </table:table-cell>
          <table:table-cell table:style-name="តារាង1.A2" office:value-type="string">
            <text:p text:style-name="P5">បច្ច័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ច-ចៃ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ច្ចយ; ប្រត្យយ) ហេតុ​ជាទី​អាស្រ័យ​ត​គ្នា; ទំនង, លំអាន; ហេតុ​ដែល​នាំ​ឲ្យ​ផល​ប្រព្រឹត្ត​ទៅ ។ល។ គ្រឿង​អាស្រ័យ​សម្រាប់​បព្វជិត (ម. ព. ចតុប្បច្ច័យ) ។ ព. វ. អក្សរ​ដែល​ចុះ​ផ្សំ​ខាង​ចុង​ធាតុ (កិរិយា​សព្ទ) នៃ​ភាសា​បាលី ឬ សំស្រ្កឹត, ដូច​ជា នាយក, មក​ពី នី “នាំ, ដឹក​នាំ” និង ណ្វុ-បច្ច័យ ផ្លាស់​ជា អក៑ ផ្សំ​ជា នាយក ន. “អ្នក​នាំ, អ្នក​ដឹក​នាំ”; ស្ត្រី​ជា នាយិកា ដោយ​បញ្ចូល <text:s/>ឥ (អាគម) និង អា-បច្ច័យ មក​ផ្សំ​ផង <text:s/>(សម្រាប់​ឥត្ថី​លិង្គ) ។ បារ. ហៅ <text:span text:style-name="T10">Suffixe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៣៥</text:p>
          </table:table-cell>
          <table:table-cell table:style-name="តារាង1.A2" office:value-type="string">
            <text:p text:style-name="P5">បច្ចយសន្និស្សិតសី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ច-ចៈយ៉ៈ-សន់-និស-សិតៈសិល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ីល​ដែល​មាន ព្រោះ​អាស្រ័យ​ការ​ពិចារណា​បច្ច័យ ៤ (ម. ព. ចតុប្បារិសុទ្ធិ​សីល និង ចតុប្បច្ច័យ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៣៦</text:p>
          </table:table-cell>
          <table:table-cell table:style-name="តារាង1.A2" office:value-type="string">
            <text:p text:style-name="P5">បច្ចវេក្ខណ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ច-ចៈវ៉េក-ខៈណៈ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--ណ; ប្រត្យវេក្សណ) សេចក្ដី​ពិចារណា​ឃើញ​ច្បាស់, ការ​ត្រិះរិះ, ការ​នឹក​រំពឹង : បព្វជិត​ពុទ្ធ​សាសនិក​មាន​បច្ចវេក្ខណៈ ៤ តាម​ការ​ប្រើប្រាស់​នូវ​បច្ច័យ ៤ ជា​ការ​ចាំបាច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៣៧</text:p>
          </table:table-cell>
          <table:table-cell table:style-name="តារាង1.A2" office:value-type="string">
            <text:p text:style-name="P5"><text:span text:style-name="T7">បច្ចវេក្ខណ</text:span>ញ្ញាណ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ច-ចៈវ៉េក-ខៈណ័ញ-ញាន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្រាជ្ញា​ដែល​ពិចារណា​ឃើញ​ច្បាស់ : ដឹង​ពិត​ឃើញ​ពិត​ដោយ​បច្ចវេក្ខណញ្ញាណ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៣៨</text:p>
          </table:table-cell>
          <table:table-cell table:style-name="តារាង1.A2" office:value-type="string">
            <text:p text:style-name="P5">បច្ចាមិត្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ច-ចាមិត ឬ ប្រ័ត-ត្យា មិត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ច្ចាមិត; ប្រត្យមិត្រ ឬ ប្រត្យានិត្រ) អមិត្ត, សត្រូវ : បច្ចាមិត្ត​តូចតាច អាច​នឹង​បង្ក​ឲ្យ​កើត​ជា​ទោស​សត្រូវ​ធំ​បាន, ដូច​ជា​បូស​ទ្រនិច​តូច​មួយ ឬ​ដូច​ជា​រលក​កែវ​តូច​មួយ អាច​នឹង​ក្លាយ​ទៅ​ជា​ជំងឺ​ធ្ងន់​បាន​ដូច្នោះ​ដែរ ។</text:p>
          </table:table-cell>
          <table:table-cell table:style-name="តារាង1.D2" office:value-type="string">
            <text:p text:style-name="P11">ប្រត្យា​មិត្រ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៣៩</text:p>
          </table:table-cell>
          <table:table-cell table:style-name="តារាង1.A2" office:value-type="string">
            <text:p text:style-name="P5">បច្ចុប្បន្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ច-ចុបន់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តិ <text:s/>“ចំពោះ​មុខ” តិ &gt; ច តម្រួត​ជើង ច ជា ច្ច &gt; បច្ច + ឧប្បន្ន <text:s/>“ដែល​កើត​មាន, ដែល​តាំង​នៅ” &gt; បច្ចុប្បន្ន; សំ. ប្រត្យុត្បន្ន) ពេល​ដែល​កំពុង​តែ​មាន​នៅ​ចំពោះ​មុខ គឺ​ពេល​ឥឡូវ​នេះ ។ ប្រើ​ផ្សំ​ជាមួយ​នឹង​សព្ទ​ដទៃ​ជា​សមាស​នាម​អាន​ថា ប៉័ច-ចុប-បុ័ន-ន៉ៈ ប៉ុន្តែ​តាម​ទម្លាប់​ដែល​ពិបាក​នឹង​កែ​ទៅ​ហើយ អាន​ថា ប៉័ច-ចុបន់ ន៉ៈ ដូច​ជា បច្ចុប្បន្ន​កាល, បច្ចប្បន្ន​និយម, បច្ចុប្បន្ន​ភាព, បច្ចុប្បន្ន​សម័យ, បច្ចុប្បន្ន​ហេតុ ។ល។ (ម. ព. កាល, និយម, ភាព, សម័យ, ហេតុ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ច្ចុប្បន្ន​កាល បច្ចប្បន្ន​និយម បច្ចុប្បន្ន​ភាព បច្ចុប្បន្ន​សម័យ បច្ចុប្បន្ន​ហេតុ </text:p>
          </table:table-cell>
        </table:table-row>
        <table:table-row>
          <table:table-cell table:style-name="តារាង1.A2" office:value-type="string">
            <text:p text:style-name="P4">៦៨៤០</text:p>
          </table:table-cell>
          <table:table-cell table:style-name="តារាង1.A2" office:value-type="string">
            <text:p text:style-name="P5">បច្ចុប្បន្ន​កា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ច-ចុ-បន់-ន៉ៈ-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ត្យុត្បន្ន​កាល) កាល​ជា​បច្ចុប្បន្ន គឺ​កាល​ដែល​នៅ​ក្នុង​ចន្លោះ​កណ្ដាល​អតីត​កាល​និង​អនាគត​កាល (កាល​ឥឡូវ​នេះ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៤១</text:p>
          </table:table-cell>
          <table:table-cell table:style-name="តារាង1.A2" office:value-type="string">
            <text:p text:style-name="P5">បច្ចូ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ច-ចូស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ត្យុឞស៑ ឬ ប្រត្យូឞ <text:s/>“កាល​ជាទី​កម្ចាត់​នូវ​ងងឹត”) ពេល​បំព្រាង គឺ​វេលា​ភ្លឺ​ឯ​កើត (មុន​បុព្វណ្ហ​សម័យ) : វេលា​បែក​បច្ចូស (ហៅ​ថា បច្ចូស​កាល ឬ បច្ចូស​សម័យ (ប៉័ច-ចូសៈ--ក៏​បា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៤២</text:p>
          </table:table-cell>
          <table:table-cell table:style-name="តារាង1.A2" office:value-type="string">
            <text:p text:style-name="P5">បច្ចូស​កា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ច-ចូសៈ--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មើល​ពាក្យ <text:s/>បច្ចូស ។</text:p>
          </table:table-cell>
          <table:table-cell table:style-name="តារាង1.D2" office:value-type="string">
            <text:p text:style-name="P11">បច្ចូស​សម័យ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៤៣</text:p>
          </table:table-cell>
          <table:table-cell table:style-name="តារាង1.A2" office:value-type="string">
            <text:p text:style-name="P5">បច្ចេក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ច-ចេកៈ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(បតិ “ចំពោះ, ដោយ​ខ្លួន”, តិ &gt; ច, តម្រួត​ជើង ច ជា ច្ច &gt; បច្ច + ឯក “មួយ, ម្នាក់​ឯង” &gt; បច្ចេក; ប្រត្យេក) ដែល​ផ្សេង, ទីទៃ, ដោយ​ខ្លួន ។ ច្រើន​ប្រើ​ជា​បទ​សមាស, ដូច​ជា បច្ចេក​ន័យ ន័យ​ផ្សេង, ដោយ​ឡែក, ដោយ​ខ្លួន ។ បច្ចេក​ភាគ ភាគ​ផ្សេង, ចំណែក​ដោយ​ឡែក ។ បច្ចេក​លាភ លាភ​ផ្សេង, ការ​បាន​ដោយ​ឡែក, ការ​បាន​ដោយ​ខ្លួន​ពី​គ្នា ។ បច្ចេក​សមាទាន <text:s/>សមាទាន​សីល​រាយ​សិក្ខាបទ​មួយ​ម្ដង​ៗ ដោយ​ឡែក​ៗ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ច្ចេក​ន័យ</text:p>
            <text:p text:style-name="P10">បច្ចេក​ភាគ </text:p>
            <text:p text:style-name="P10">បច្ចេក​លាភ </text:p>
            <text:p text:style-name="P10">បច្ចេក-សមាទាន</text:p>
            <text:p text:style-name="P10"/>
          </table:table-cell>
        </table:table-row>
        <table:table-row>
          <table:table-cell table:style-name="តារាង1.A2" office:value-type="string">
            <text:p text:style-name="P4">៦៨៤៤</text:p>
          </table:table-cell>
          <table:table-cell table:style-name="តារាង1.A2" office:value-type="string">
            <text:p text:style-name="P5">បច្ចេក​ទេ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ច-ចេកៈ ទេស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តិ + ឯក + ទេស; ប្រត្យេក--) ចំណែក​មួយ​ផ្សេង​ដោយ​ឡែក (ម. ព. ឯក​ទេស ផង) ។ ចំណេះ​ពិសេស​ជា​ចំណែក​មួយ​ដាច់​មុខ​ផ្សេង​ដោយ​ឡែក​ខាង​សិល្បៈ ឬ​ខាង​វិទ្យាសាស្ត្រ​នីមួយ​ៗ : បច្ចេក​ទេស​ខាង​អគ្គិសនី, បច្ចេក​ទេស​ខាង​តម្បាញ ។ល។ ប្រើ​ជា គុ. វិជ្ជា​បច្ចេក​ទេស, មុខ​ការ​បច្ចេក​ទេស (បារ. <text:span text:style-name="T10">Technique) ។ អ្នក​បច្ចេក​ទេស <text:s/>គឺ​អ្នក​មាន​ចំណេះ​ពិត​ប្រាដក​ស្ទាត់​ជំនាញ​ក្នុង​សិល្បៈ ឬ​ក្នុង​វិទ្យាសាស្ត្រ​នោះ​ៗ ។ (បារ. Technicien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8">អ្នក​បច្ចេក​ទេស </text:p>
          </table:table-cell>
        </table:table-row>
        <table:table-row>
          <table:table-cell table:style-name="តារាង1.A2" office:value-type="string">
            <text:p text:style-name="P4">៦៨៤៥</text:p>
          </table:table-cell>
          <table:table-cell table:style-name="តារាង1.A2" office:value-type="string">
            <text:p text:style-name="P5">បច្ចេក​ពុទ្ធ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ច-ចេកៈ ពុទ្ធ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ត្យេក--) លោក​អ្នក​ត្រាស់​ដឹង​ចំពោះ​បាន​តែ​ខ្លួន​មួយ សម្ដែង​ធម៌​ប្រៀន​ប្រដៅ​អ្នក​ដទៃ​ផង​មិន​កើត : ព្រះ​បច្ចេក​ពុទ្ធ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៤៦</text:p>
          </table:table-cell>
          <table:table-cell table:style-name="តារាង1.A2" office:value-type="string">
            <text:p text:style-name="P5">បច្ចេក​ពោធ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ច-ចេកៈ--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ត្យេក--) ការ​ត្រាស់​ដឹង​ចំពោះ​បាន​តែ​ខ្លួន​មួយ គឺ​ត្រាស់​ដឹង​ឬ​ប្រាជ្ញា​របស់​ព្រះ​បច្ចេក​ពុទ្ធ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៤៧</text:p>
          </table:table-cell>
          <table:table-cell table:style-name="តារាង1.A2" office:value-type="string">
            <text:p text:style-name="P5">បច្ចេក​វិជ្ជ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វិជ្ជា​ផ្នែក​ខាង​សិល្បៈ​និង​ខាង​មុខ​របរ​ទួទៅ ដែល​ញែក​ចែក​ដាច់​មុខ​ដោយ​ឡែក​ៗ​ពី​គ្នា ដូច​ជា​វិជ្ជា​ខាង​គំនូរ, កសិកម្ម, ឧស្សាហ​កម្ម​ជាដើម (បារ. <text:span text:style-name="T10">Technologie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៤៨</text:p>
          </table:table-cell>
          <table:table-cell table:style-name="តារាង1.A2" office:value-type="string">
            <text:p text:style-name="P5">បច្ឆាចារ្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ច-ឆាចា</text:p>
          </table:table-cell>
          <table:table-cell table:style-name="តារាង1.D2" office:value-type="string">
            <text:p text:style-name="P7">បា. <text:s/>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ច្ឆា + អាចរិយ; បឝ្ចាត៑ + អាចាយ៌) អាចារ្យ​ក្រោយ, គ្រូ​ខាង​ក្រោយ : គ្រូ​បង្រៀន​ជា​បច្ឆាចារ្យ​នៃ​បុត្រ​ធីតា​ទាំងឡាយ ។ <text:s/>ព. ផ្ទ. បុព្វាចារ្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៤៩</text:p>
          </table:table-cell>
          <table:table-cell table:style-name="តារាង1.A2" office:value-type="string">
            <text:p text:style-name="P5">បច្ឆា​បរិចារ​កិច្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ប៉ៈរិ-ចារ៉ៈ--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ិច្ច​បម្រើ​ក្នុង​ពេល​ក្រោយ ។ មុខ​ការ​ដែល​បាន​បំពេញ​ឬ​បាន​ធ្វើ​ ជា​បន្ត​បន្ទាប់​មក​ខាង​ក្រោយ (បារ. <text:span text:style-name="T10">Services Postérieurs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៥០</text:p>
          </table:table-cell>
          <table:table-cell table:style-name="តារាង1.A2" office:value-type="string">
            <text:p text:style-name="P5">បច្ឆា​ភត្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ច-ឆាភ័ត</text:p>
          </table:table-cell>
          <table:table-cell table:style-name="តារាង1.D2" office:value-type="string">
            <text:p text:style-name="P7">បា</text:p>
          </table:table-cell>
          <table:table-cell table:style-name="តារាង1.D2" office:value-type="string">
            <text:p text:style-name="P7">.</text:p>
          </table:table-cell>
          <table:table-cell table:style-name="តារាង1.D2" office:value-type="string">
            <text:p text:style-name="P10">វេលា​ខាង​ក្រោយ​ភត្ត គឺ​វេលា​ដែល​បរិភោគ​ភោជនាហារ​ថ្ងៃ​ត្រង់​រួច​ហើយ តាំង​ពី​រសៀល​ទៅ : វេលា​បច្ឆា​ភត្ត, សម្រាក​កាយ​ក្នុង​បច្ឆា​ភត្ត ។ ព. ផ្ទ. បុរេ​ភត្ត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៥១</text:p>
          </table:table-cell>
          <table:table-cell table:style-name="តារាង1.A2" office:value-type="string">
            <text:p text:style-name="P5">បច្ឆា​ភត្ត​កា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ដូច​គ្នា​នឹង បច្ឆា​ភត្ត ដែរ) ។ ព. ផ្ទ. បុរេ​ភត្ត​កា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៥២</text:p>
          </table:table-cell>
          <table:table-cell table:style-name="តារាង1.A2" office:value-type="string">
            <text:p text:style-name="P5">បច្ឆា​ភត្ត​កិច្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ភ័ត-តៈកិច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ពេល​ខាង​ក្រោយ​នៃ​ភត្ត​កិច្ច, វេលា​ខាង​ក្រោយ​បន្ទាប់​ពី​ពេល​បាយ​ថ្ងៃ​ត្រង់ ។ ព. ផ្ទ. បុរេ​ភត្ត​កិច្ច <text:s/>(ម. ព. បច្ឆា​ភត្ត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៥៣</text:p>
          </table:table-cell>
          <table:table-cell table:style-name="តារាង1.A2" office:value-type="string">
            <text:p text:style-name="P5">បច្ឆា​សមណ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ច—ឆាសៈម៉ៈ</text:p>
            <text:p text:style-name="P7">ណៈ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--ណ) សមណៈ​អ្នក​ដើរ​តាម​ក្រោយ គឺ​សមណៈ​ដែល​មាន​វស្សា​តិច​ជា​អ្នក​ដើរ​តាម​ក្រោយ​កំដរ​សមណៈ​ដែល​មាន​វស្សា​ច្រើន​ជាង (អ្នក​ដើរ​តាម​ក្រោយ​កំដរ​គ្រាន់​បាន​ជា​គ្នា) ព្រះ​មហា​ថេរ​អង្គ​នោះ មាន​ភិក្ខុ​មួយ​អង្គ​ជា​បច្ឆា​សមណៈ បាន​និមន្ត​ទៅ​កាន់​ភូមិ​ជិត​ខា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៥៤</text:p>
          </table:table-cell>
          <table:table-cell table:style-name="តារាង1.A2" office:value-type="string">
            <text:p text:style-name="P5">បច្ឆិ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ច-ឆិម៉ៈ ឬ ប៉័ច-ឆិម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ឝ្ចិម) ដែល​ជា​ខាង​ក្រោយ, ខាង​ចុង, បំផុត ។ ច្រើន​ប្រើ​ជា​បទ​សមាស, ដូច​ជា បច្ឆិម​កាល <text:s/>កាល, គ្រា ខាង​ចុង​បំផុត គឺ​កាល​ដែល​ជិត​អស់​ជីវិត ។ បច្ឆិម​ជនតា <text:s/>ប្រជុំ​ជន ឬ​ពួក​ជន​ដែល​កើត​ជា​ខាង​ក្រោយ ។ បច្ឆិម​ជាតិ កំណើត​ជា​ខាង​ចុង​បំផុត គឺ​កំណើត​សត្វ​ដែល​បាន​សម្រេច​អរហន្ត​ផល​ហើយ​នឹង​អស់​មាន​ជាតិ​ត​ទៅ​ទៀត ។ បច្ឆិម​ទស្សនៈ <text:s/>ការ​ឃើញ​ជា​ខាង​ចុង​បំផុត គឺ​ឃើញ​គ្នា​ឬ​ឃើញ​អ្វី​ៗ​ក្នុង​វេលា​ដែល​ជិត​អស់​ជីវិត ។ បច្ឆិម​ពុទ្ធ​វចនៈ <text:s/>ព្រះ​ពុទ្ធ​វចនៈ​ជា​ខាង​ចុង​បំផុត គឺ​ព្រះ​ពុទ្ធ​ភាសិត​ដែល​ទ្រង់​ត្រាស់​ផ្ដាំ​ហើយ​ទ្រង់​ចូល​បរិនិព្វាន​ទៅ ។ បច្ឆិម​ភព <text:s/>ភព​ខាង​ក្រោយ​បំផុត (ម. ព. បច្ឆិម​ជាតិ) ។ បច្ឆិម​ភវិកសត្ត ឬ--សត្វ <text:s/>សត្វ​ដែល​កើត​ក្នុង​ភព​ជា​ទី​បំផុត ឬ​ដែល​មាន​ភព​ជា​ទី​បំផុត គឺ​សត្វ​ដែល​មាន​បារមី​គ្រប់​គ្រាន់ នឹង​បាន​សម្រេច​អរហន្ត​ផល​ក្នុង​ជាតិ​នេះ ។ បច្ឆិម​ភាគ <text:s/>ភាគ​ខាង​ចុង ។ បច្ឆិម​ភោជន <text:s/>ភោជន​ក្រោយ​បំផុត គឺ​ភោជន​ដែល​បរិភោគ​តែ​ម្ដង​ប៉ុណ្ណោះ ហើយ​ក៏​អស់​ជីវិត​ទៅ; ហៅ​ថា បច្ឆិមាហារ “អាហារ​ចុង​ក្រោយ​បំផុត” ក៏​បាន ។ បច្ឆិម​យាម <text:s/>យាម​ខាង​ចុង (ម. ព. យាម ២ ន. ផង) ។ បច្ឆិម​វ័យ វ័យ​ខាង​ចុង (ម. ព. វ័យ ផង)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ច្ឆិម​កាល </text:p>
            <text:p text:style-name="P10"><text:s/>បច្ឆិម​ជនតា </text:p>
            <text:p text:style-name="P10">បច្ឆិម​ទស្សនៈ </text:p>
            <text:p text:style-name="P10">បច្ឆិម​ពុទ្ធវចនៈ</text:p>
            <text:p text:style-name="P10">បច្ឆិម​ភព</text:p>
            <text:p text:style-name="P10">បច្ឆិម​ភវិកសត្ត</text:p>
            <text:p text:style-name="P10">បច្ឆិម​ភាគ</text:p>
            <text:p text:style-name="P10">បច្ឆិម​ភោជន</text:p>
            <text:p text:style-name="P10">បច្ឆិម​យាម</text:p>
            <text:p text:style-name="P10">បច្ឆិម​វ័យ</text:p>
          </table:table-cell>
        </table:table-row>
        <table:table-row>
          <table:table-cell table:style-name="តារាង1.A2" office:value-type="string">
            <text:p text:style-name="P4">៦៨៥៥</text:p>
          </table:table-cell>
          <table:table-cell table:style-name="តារាង1.A2" office:value-type="string">
            <text:p text:style-name="P5">បច្ឆិម​ទិ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ច-ឆិម៉ៈ ទឹស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ទិស​ខាង​លិច ( បស្ចិម 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៥៦</text:p>
          </table:table-cell>
          <table:table-cell table:style-name="តារាង1.A2" office:value-type="string">
            <text:p text:style-name="P5">បច្ឆិមានុទិ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ច-ឆិម៉ានុ ទឹស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អនុ​ទិស​ជា​ចន្លោះ​ទិស​បស្ចិម​និង​ទិស​ឧត្តរ គឺ​ទិស​ពាយ័ព្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៥៧</text:p>
          </table:table-cell>
          <table:table-cell table:style-name="តារាង1.A2" office:value-type="string">
            <text:p text:style-name="P5">បញ្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ញ-ចៈ, ប៉័ញ ឬ ប័ញ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ប. សំ.</text:p>
          </table:table-cell>
          <table:table-cell table:style-name="តារាង1.D2" office:value-type="string">
            <text:p text:style-name="P10">ប្រាំ (៥) ។ ពាក្យ​ប្រើ​ក្នុង​មេ​នព្វន្ត ហៅ​ថា មេ​បញ្ច (ប័ញ) : បញ្ច ឯកា ៥, បញ្ច ទោ ១០, បញ្ច ត្រី ១៥, បញ្ច ចត្វា ២០, បញ្ច បញ្ច ២៥, បញ្ច ឆ ៣០, បញ្ច សប្ត ៣៥, បញ្ច អស្ដ ៤០, បញ្ច នព្វ ៤៥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៥៨</text:p>
          </table:table-cell>
          <table:table-cell table:style-name="តារាង1.A2" office:value-type="string">
            <text:p text:style-name="P5">បញ្ច​កាម​គុណ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ញ-ចៈ-កាម៉ៈ-គុន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ម​គុណ ៥ គឺ​រូប, សំឡេង, ក្លិន, រស, សម្ផស្ស <text:s/>: បុថុជ្ជន​តែង​ចំពាក់​ជក់​ចិត្ត​ក្នុង​បច្ច​កាម​គុណ​ជា​ធម្មតា; បុគ្គល​ពាល​ច្រើន​តែ​វិនាស​ខ្លួន ព្រោះ​បញ្ច​កាម​គុណ ។ <text:s/>(ម. ព. កាម​គុណ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៥៩</text:p>
          </table:table-cell>
          <table:table-cell table:style-name="តារាង1.A2" office:value-type="string">
            <text:p text:style-name="P5">បញ្ចក្ខន្ធ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ញ-ច័ក-ខ័ន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ញ្ចស្កន្ធ) ខន្ធ ៥ គឺ​រូប, វេទនា, សញ្ញា, សង្ខារ, វិញ្ញាណ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៦០</text:p>
          </table:table-cell>
          <table:table-cell table:style-name="តារាង1.A2" office:value-type="string">
            <text:p text:style-name="P5">បញ្ច​ទេព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ញ-ចៈទេប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ញ្ច + ទេវ) ទេវតា ៥ ប្រភេទ​គឺ បុព្វ​ទេព, សម្មតិ​ទេព, ឧបបាតិក​ទេព, វិសុទ្ធិ​ទេព, អន្តោ​ទេព (ម. ព. ទាំង ៥ នោះ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៦១</text:p>
          </table:table-cell>
          <table:table-cell table:style-name="តារាង1.A2" office:value-type="string">
            <text:p text:style-name="P5">បញ្ចពិធ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ញ-ចៈ-ពិត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--វិធ ឬ -ពិធ) ដែល​មាន ៥ យ៉ាង, មាន ៥ ប្រការ, មាន ៥ មុខ​ឬ​បែ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៦២</text:p>
          </table:table-cell>
          <table:table-cell table:style-name="តារាង1.A2" office:value-type="string">
            <text:p text:style-name="P5">បញ្ចពិធកល្យាណ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ញ-ចៈពិធៈ ក័ល-យ៉ាណី ឬ ត. ទ. ថា ប៉័ញ-ចៈពិត-កល់-យ៉ាណី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--វិធ-ឬ-ពិធ- ) ស្ត្រី​ដែល​មាន​លំអ​៥ យ៉ាង​គឺ លម្អ​សក់, លម្អ​បបូរ​មាត់, លម្អ​ធ្មេញ, លម្អ​សម្បុរ, លម្អ​វ័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៦៣</text:p>
          </table:table-cell>
          <table:table-cell table:style-name="តារាង1.A2" office:value-type="string">
            <text:p text:style-name="P5">បញ្ច​សាខ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ញ-ចៈ--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មែក ៥; និយាយ​អំពី​ជាតិ​មនុស្ស​យើង​ដែល​ចាប់​កំណើត​ក្នុង​ផ្ទៃ​មាតា បាន​ត្រឹម ៣៥ ថ្ងៃ ក៏​បែក​ចេញ​ជា​ពក ៥ គឺ ពក១​បម្រុង​នឹង​កើត​ជា​ក្បាល, ពក​៤​ទៀត​បម្រុង​នឹង​កើត​ជា​ដៃ​២, ជើង​២, ហៅ​ថា បែក​បញ្ច​សាខា ឬ បញ្ច​បិឡកា <text:s/>“ពក​៥” ក៏​ប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៦៤</text:p>
          </table:table-cell>
          <table:table-cell table:style-name="តារាង1.A2" office:value-type="string">
            <text:p text:style-name="P5">បញ្ច​សី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ញ-ចៈ សិល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ីល ៥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៦៥</text:p>
          </table:table-cell>
          <table:table-cell table:style-name="តារាង1.A2" office:value-type="string">
            <text:p text:style-name="P5">បញ្ញ​វន្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ញ-ញ៉ៈ-វាន់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--វន្តុ &gt; វន្ត) អ្នក​មាន​ប្រាជ្ញា, អ្នក​ប្រាជ្ញ, អ្នក​យក​ចិត្ត​ទុក​ដាក់​ប្រើ​គំនិត​ត្រិះរិះ​ក្នុង​កិច្ចការ​គ្រប់​ចំពូក (បារ. <text:span text:style-name="T10">Intellectuel) ។ ស្ត្រី​ជា, បញ្ញវតី <text:s/>ឬ បញ្ញវន្តី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៦៦</text:p>
          </table:table-cell>
          <table:table-cell table:style-name="តារាង1.A2" office:value-type="string">
            <text:p text:style-name="P5">បញ្ញ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ញ-ញ៉ា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ជ្ញា) សេចក្ដី​ដឹង​ទួទៅ; សេចក្ដី​ដឹង​កើត​អំពី​ការ​រៀន, ស្ដាប់, គិត, សួរ; ការ​ដឹង​ច្បាស់​នូវ​សេចក្ដី​ពិត : មាន​បញ្ញា, ឥត​បញ្ញ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៦៧</text:p>
          </table:table-cell>
          <table:table-cell table:style-name="តារាង1.A2" office:value-type="string">
            <text:p text:style-name="P5">បញ្ញាណ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ាញ់-ញ៉ាន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ម្ដី​បញ្ជាក់; គ្រឿង​បញ្ជាក់; វត្ថុ​តាង, ព័ស្តុតាង (ភ័ស្តុតាង), តឹកតាង : ទង់​ជ័យ​ជា​បញ្ញាណ​នៃ​រាជ​រថ, ផ្សែង​ជា​បញ្ញាណ​នៃ​ភ្លើង, ព្រះ​រាជា​ជា​បញ្ញាណ​នៃ​រដ្ឋ, ស្វាមី​ជា​បញ្ញាណ​នៃ​ស្រ្តី​ជា​ភរិយា (ម. ទាន​កណ្ឌ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៦៨</text:p>
          </table:table-cell>
          <table:table-cell table:style-name="តារាង1.A2" office:value-type="string">
            <text:p text:style-name="P5">បញ្ញានុរូ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ញ-ញ៉ា--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្រជ្ញា + អនុរូប) ដែល​មាន​សភាព​ដ៏​គួរ​តាម​បញ្ញា គឺ​ដែល​ធ្វើ​អ្វី​ៗ​បាន​តែ​ត្រឹម​កម្លាំង​បញ្ញា : រៀន​វិជ្ជា​តាម​បញ្ញានុរូ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៦៩</text:p>
          </table:table-cell>
          <table:table-cell table:style-name="តារាង1.A2" office:value-type="string">
            <text:p text:style-name="P5">បញ្ញា​បារម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ញ-ញ៉ាបារ៉ ម៉ី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ជ្ញា​បារមី) ចរិយា​ដ៏​លើស​លន់ ឬ​គុណ​ជាតិ​ដ៏​ល្អ ដែល​គួ​បំពេញ​ដោយ​បញ្ញា (ម. ព. ទស​បារី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៧០</text:p>
          </table:table-cell>
          <table:table-cell table:style-name="តារាង1.A2" office:value-type="string">
            <text:p text:style-name="P5">បដ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--</text:p>
          </table:table-cell>
          <table:table-cell table:style-name="តារាង1.D2" office:value-type="string">
            <text:p text:style-name="P7">បា.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“សំពត់​ធម្មតា”) ផ្ទាំង​សំពត់​ដែល​គេ​សរសេរ​អក្សរ​ជា​ពាក្យ​សុភាសិត, ពាក្យ​ស្លោក ឬ​ពាក្យ​អ្វី​ផ្សេង​ៗ សម្រាប់​កាន់​ហែ​ជា​ក្បួន ឬ​ចង​សន្ធឹង​ទទឹង​ផ្លូវ : ធ្វើ​បដា, កាន់​បដា, យក​បដា​ទៅ​ចង​សន្ធឹង​លើ​ផ្លូវ ។ (បារ. Banderole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៧១</text:p>
          </table:table-cell>
          <table:table-cell table:style-name="តារាង1.A2" office:value-type="string">
            <text:p text:style-name="P5">បដិកម្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តិកម្ម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៧២</text:p>
          </table:table-cell>
          <table:table-cell table:style-name="តារាង1.A2" office:value-type="string">
            <text:p text:style-name="P5">បដិក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ដិការ៉ៈ ឬ --កា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តិការ) ការ​តប​វិញ, អំពើ​តប​ត​វិញ; ដំណើរ​ធ្វើ​កិច្ច​តប​គុណ, ការ​តប​ស្នង​សង​គុណ ។ បដិការ​គុណ គុណ​ដែល​ត្រូវ​ធ្វើ​កិច្ច​តប​ស្នង​វិញ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ដិការ​គុណ</text:p>
          </table:table-cell>
        </table:table-row>
        <table:table-row>
          <table:table-cell table:style-name="តារាង1.A2" office:value-type="string">
            <text:p text:style-name="P4">៦៨៧៣</text:p>
          </table:table-cell>
          <table:table-cell table:style-name="តារាង1.A2" office:value-type="string">
            <text:p text:style-name="P5">បដិកិរិយ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តិក្រិយា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៧៤</text:p>
          </table:table-cell>
          <table:table-cell table:style-name="តារាង1.A2" office:value-type="string">
            <text:p text:style-name="P5">បដិកូ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--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្រតិកូល) ដែល​ផ្ទុយ​គ្នា, ដែល​ជា​ទំនាស់​នឹង​គ្នា, ដែល​ខុស​គ្នា, ទីទៃ​ពី​គ្នា; ដែល​គួរ​ខ្ពើម : របស់​បដិកូ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៧៥</text:p>
          </table:table-cell>
          <table:table-cell table:style-name="តារាង1.A2" office:value-type="string">
            <text:p text:style-name="P5">បដិកូល​សញ្ញ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ដិកូល៉ៈស័​ញ-ញ៉ា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តិកូលសំជ្ញា) សេចក្ដី​សម្គាល់​ថា​គួរ​ខ្ពើម ឬ​សេចក្ដី​យល់​ថា​ឃើញ ផ្ទុយ​គ្នា​នឹង​របស់​ដែល​គួរ​ស្រឡាញ់​គួរ​រីករាយ <text:s/>: ឃើញ​រូប​អសុភ​ក៏​កើត​មាន​បដិកូល​សញ្ញ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៧៦</text:p>
          </table:table-cell>
          <table:table-cell table:style-name="តារាង1.A2" office:value-type="string">
            <text:p text:style-name="P5">បដិគ្គាហ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ដិក-គា ហៈកៈ ឬ --ហក់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តិគ្រាហក) អ្នក​ទទួល​យក​ទាន (ស្មូម); បើ​ស្ត្រី​ជា បដិគ្គាហិកា ។ ព. ផ្ទ. ទាយក, ទាយិកា ។ សព្វ​ថ្ងៃ​ប្រើ​ពាក្យ​នេះ​សំដៅ​យក​ភ្នាក់​ងារ​រាជការ​ដែល​មាន​ភារៈ​ខាង​ទទួល​ប្រាក់​ចំណូល​ផ្សេង​ៗ (ចំពោះ​ក្រសួង​ខ្លះ) : បដិគ្គាហក​នៃ​ពន្ធ​ទួទៅ, បដិគ្គាហក​នៃ​ប្រៃសណីយ៍ ។ (បារ. <text:span text:style-name="T10">Receveur</text:span>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៧៧</text:p>
          </table:table-cell>
          <table:table-cell table:style-name="តារាង1.A2" office:value-type="string">
            <text:p text:style-name="P5">បដិឃ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-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ដិឃ; ប្រតិឃ) សេចក្ដី​ចង្អៀត​ចិត្ត, សេចក្ដី​ក្នាញ់, ដំណើរ​ប៉ះ​ទង្គុក​ចិត្ត​ដោយ​សេចក្ដី​ក្រោធ : កើត​មាន​បដិឃៈ, រំងាប់​បដិឃៈ ។ រ. ស. កិ. ទ្រង់​ព្រះ​បដិឃៈ <text:s/>គឺ​ទ្រង់​ក្នាញ់ ។ បដិឃ​ចិត្ត <text:s/>ចិត្ត​ដែល​មាន​បដិឃៈ, ចិត្ត​ក្នាញ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៧៨</text:p>
          </table:table-cell>
          <table:table-cell table:style-name="តារាង1.A2" office:value-type="string">
            <text:p text:style-name="P5">បដិច្ចសមុប្បាទ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ដិច-ចៈ- សៈម៉ុប-បាត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ធម៌​ឬ​សភាវៈ​ដែល​កើត​មាន​ឡើង​ដោយ​សារ​បច្ច័យ គឺ​គ្រឿង​អាស្រ័យ​ទាក់ទង​ត​ៗ​គ្នា ដូច​ជា​សង្ខារ​កើត​មាន​ឡើង​ព្រោះ​មាន​អវិជ្ជា​ជា​បច្ច័យ, វិញ្ញាណ​កើត​មាន​ឡើង ព្រោះ​មាន​សង្ខារ​ជា​បច្ច័យ ឬ​ថា អវិជ្ជា​ជា​បច្ច័យ​នាំ​ឲ្យ​កើត​មាន​សង្ខារ, សង្ខារ​ជា​បច្ច័យ​នាំ​ឲ្យ​កើត​វិញ្ញាណ ។ល។ : ធម៌​ទាំងឡាយ​មាន​អវិជ្ជា​ជាដើម​ឈ្មោះ​ថា បដិច្ចសមុប្បាទ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៧៩</text:p>
          </table:table-cell>
          <table:table-cell table:style-name="តារាង1.A2" office:value-type="string">
            <text:p text:style-name="P5">បដិញ្ញ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ដិញ-ញ៉ា ឬ ប្ដ័ចញ៉ា</text:p>
          </table:table-cell>
          <table:table-cell table:style-name="តារាង1.D2" office:value-type="string">
            <text:p text:style-name="P4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ដិញ្ញា; ប្រតិជ្ញា) ការ​កំណត់​ពាក្យ​សម្ដី​ឲ្យ​ដឹង​គ្នា​ទៅ​វិញ​ទៅ​មក​ដោយ​ប្រាកដ​ប្រជា, ការ​មត់​គ្នា, ការ​សន្យា​គ្នា : ធ្វើ​បដិញ្ញា​គ្នា <text:s/>ឬ ធ្វើ​ប្ដេជ្ញា​គ្នា, ធ្វើ​តាម​ប្ដេជ្ញា ។ ពាក្យ​នេះ​ខ្មែរ​យើង​ប្រើ​ជា កិ. ក៏​មាន : បាន​ប្ដេជ្ញា​គ្នា​មាំមួន​ណាស់, យើង​ត្រូវ​ប្ដេជ្ញា​គ្នា​ឲ្យ​ប្រាដក ។</text:p>
          </table:table-cell>
          <table:table-cell table:style-name="តារាង1.D2" office:value-type="string">
            <text:p text:style-name="P11">ប្ដេជ្ញា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៨០</text:p>
          </table:table-cell>
          <table:table-cell table:style-name="តារាង1.A2" office:value-type="string">
            <text:p text:style-name="P5">បដិទ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--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រ​ឲ្យ​ត្រឡប់​វិញ, ការ​ប្រគល់​សង​វិញ, ការ​ឲ្យ​តប​ទៅ​វិញ (បារ. <text:span text:style-name="T10">Restitution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៨១</text:p>
          </table:table-cell>
          <table:table-cell table:style-name="តារាង1.A2" office:value-type="string">
            <text:p text:style-name="P5">បដិទិ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--ឬប្រៈ--</text:p>
          </table:table-cell>
          <table:table-cell table:style-name="តារាង1.D2" office:value-type="string">
            <text:p text:style-name="P7">បា. ឬ សំ.</text:p>
          </table:table-cell>
          <table:table-cell table:style-name="តារាង1.D2" office:value-type="string">
            <text:p text:style-name="P7">ន. ឬ កិ. វិ.</text:p>
          </table:table-cell>
          <table:table-cell table:style-name="តារាង1.D2" office:value-type="string">
            <text:p text:style-name="P10">ថ្ងៃ​ត​ថ្ងៃ, ថ្ងៃ​ទាំងអស់; រៀង​រាល់​ថ្ងៃ ។ ខ្មែរ​យើង​ប្រើ​ជា​ឈ្មោះ​បញ្ជី​តារាង​ចុះ​ចំនួន​និង​ឈ្មោះ​ថ្ងៃ​ខែ​សម្រាប់​ប្រើ​ក្នុង​១​ឆ្នាំ​ៗ (ហៅ​ថា ប្រក្រតីទិន ក៏​បាន) ។</text:p>
          </table:table-cell>
          <table:table-cell table:style-name="តារាង1.D2" office:value-type="string">
            <text:p text:style-name="P11">ប្រតិទិន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៨២</text:p>
          </table:table-cell>
          <table:table-cell table:style-name="តារាង1.A2" office:value-type="string">
            <text:p text:style-name="P5">បដិបក្ខ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ដិប៉័ក ឬ ប្រៈតិប៉័ក</text:p>
          </table:table-cell>
          <table:table-cell table:style-name="តារាង1.D2" office:value-type="string">
            <text:p text:style-name="P7">បា. ឬ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ក្ខ​ប្រឆាំង, ពួក​ជំទាស់; សត្រូវ, ខ្មាំង : មនុស្ស​ជា​បដិបក្ខ, កុំ​ឲ្យ​មាន​បដិបក្ខ​នឹង​គ្នា ។</text:p>
          </table:table-cell>
          <table:table-cell table:style-name="តារាង1.D2" office:value-type="string">
            <text:p text:style-name="P11">ប្រតិបក្ស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៨៣</text:p>
          </table:table-cell>
          <table:table-cell table:style-name="តារាង1.A2" office:value-type="string">
            <text:p text:style-name="P5">បដិបត្ត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ដិប័ត ឬ ប្រះតិប័ត</text:p>
          </table:table-cell>
          <table:table-cell table:style-name="តារាង1.D2" office:value-type="string">
            <text:p text:style-name="P7">បា. ឬ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រ​ប្រព្រឹត្ត, កាន់, ធ្វើ​តាម; ច្រើន​និយាយ​ថា សេចក្ដី​បដិបត្តិ, ការ​ប្រតិបត្តិ ។ ខ្មែរ​យើង​ប្រើ​ជា កិ. ផង​ក៏​បាន : ត្រូវ​បដិបត្តិ​តាម​ច្បាប់; ឈ្មោះ​នុះ​គ្រាន់​តែ​ចេះ​ធម៌​ចាំ​ច្បាស់ ប៉ុន្តែ​មិន​ប្រតិបត្តិ​តាម ។</text:p>
          </table:table-cell>
          <table:table-cell table:style-name="តារាង1.D2" office:value-type="string">
            <text:p text:style-name="P11">ប្រតិបត្តិ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៨៤</text:p>
          </table:table-cell>
          <table:table-cell table:style-name="តារាង1.A2" office:value-type="string">
            <text:p text:style-name="P5">បដិបទ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ដិប៉ៈទា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តិបទា <text:s/>ឬ ប្រតិបទ) ដូច​គ្នា​នឹង បដិបត្តិ <text:s/>ឬ ប្រតិបត្តិ ដែ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៨៥</text:p>
          </table:table-cell>
          <table:table-cell table:style-name="តារាង1.A2" office:value-type="string">
            <text:p text:style-name="P5">បដិភា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ដិភាគ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តិភាគ) ចំណែក​ប្រៀប​ធៀប, ដំណើរ​ប្រដូច, ដំណើរ​ដូច​គ្នា ។ បដិភាគ​និមិត្ត (ប៉ៈដិភាគៈនិមិត) និមិត្ត​ដែល​ប្រាកដ​ដូច​ភាព​ដើម​គឺ​ការ​ឃើញ​អ្វី​ៗ​ដរាប​ដល់​កើត​អារម្មណ៍​ស៊ប់​ជាប់​ភ្នែក ធ្មេច​ភ្នែក​ក៏​ឃើញ​ច្បាស់​ប្រាកដ ដូច​គ្នា​នឹង​បើក​ភ្នែក​មើល (ព. ពុ. ច្រើន​ប្រើ​ខាង​ការ​ចម្រើន​សមថ​កម្មដ្ឋា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ដិភាគនិមិត្ត</text:p>
          </table:table-cell>
        </table:table-row>
        <table:table-row>
          <table:table-cell table:style-name="តារាង1.A2" office:value-type="string">
            <text:p text:style-name="P4">៦៨៨៦</text:p>
          </table:table-cell>
          <table:table-cell table:style-name="តារាង1.A2" office:value-type="string">
            <text:p text:style-name="P5">បដិភាណ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តិភាណ ឬ--ន) ម. ព. បតិភាណ <text:s/>ឬ--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៨៧</text:p>
          </table:table-cell>
          <table:table-cell table:style-name="តារាង1.A2" office:value-type="string">
            <text:p text:style-name="P5">បដិភូ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តិភូ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៨៨</text:p>
          </table:table-cell>
          <table:table-cell table:style-name="តារាង1.A2" office:value-type="string">
            <text:p text:style-name="P5">បដិម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ដិម៉ា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តិ--) រូប​ប្រៀប, រូប​សំណាក, រូប​ជា​តំណាង : <text:s/>ព្រះ​បដិមា ឬ ព្រះ​ពុទ្ធប្បដិមា <text:s/>(ព្រះ​ពុទ្ធ​រូប); ឥន្ទប្បដិមា រូប​សំណាក​ប្រៀប​ដោយ​រូប​ព្រះ​ឥន្ទ្រ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៨៩</text:p>
          </table:table-cell>
          <table:table-cell table:style-name="តារាង1.A2" office:value-type="string">
            <text:p text:style-name="P5">បដិមា​ក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ដិម៉ា-កឬ​--ការ៉ី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អ្នក​ធ្វើ​រូប​ប្រៀប, ជាង​ធ្វើ​រូប​ប្រៀប ។</text:p>
          </table:table-cell>
          <table:table-cell table:style-name="តារាង1.D2" office:value-type="string">
            <text:p text:style-name="P11">បដិមាការី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៩០</text:p>
          </table:table-cell>
          <table:table-cell table:style-name="តារាង1.A2" office:value-type="string">
            <text:p text:style-name="P5">បដិលា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ា. ឬ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លាភ​ដែល​បាន​មក​ពី​ប្រាក់​ដើម​ទុន, កម្រៃ​ដែល​បាន​មក​ពី​មុខ​របរ​ផ្សេង​ៗ មាន​ផល​នៃ​ព្រះ​ធរណី​ជាដើម : ពន្ធ​នៃ​បដិ​លាភ, ត្រូវ​បង់​អាករ​ប្រតិ​លាភ​ថែម​ទៀត, ឆ្នាំ​នេះ​ជីតា​ខ្ញុំ​បាន​ប្រតិលាភ​គ្រាន់​បើ​ជាង​ឆ្នាំ​មុន (បារ. <text:span text:style-name="T10">Revenus) ។</text:span></text:p>
          </table:table-cell>
          <table:table-cell table:style-name="តារាង1.D2" office:value-type="string">
            <text:p text:style-name="P11">ប្រតិលា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៩១</text:p>
          </table:table-cell>
          <table:table-cell table:style-name="តារាង1.A2" office:value-type="string">
            <text:p text:style-name="P5">បដិលោ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ដិលោម ឬ--ល៉ោម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គុ. ឬ ន.</text:p>
          </table:table-cell>
          <table:table-cell table:style-name="តារាង1.D2" office:value-type="string">
            <text:p text:style-name="P10">(ប្រតិ--) ដែល​ច្រាស​ឡើង​វិញ; ដំណើរ​ច្រាស​មក​វិញ, ដំណើរ​ទទឹង​ទាស់ : រំពឹង​ជា​អនុលោម​និង​ប្រតិលោម ។ ព. ផ្ទ. អនុលោ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៩២</text:p>
          </table:table-cell>
          <table:table-cell table:style-name="តារាង1.A2" office:value-type="string">
            <text:p text:style-name="P5">បដិវត្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វាត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្រព្រឹត្ត​ប្រឆាំង; បង្វិល​ត្រឡប់, ប្រែប្រួល, កែ​ប្រែ, ផ្លាស់​ប្ដូរ (របប​គ្រប់គ្រង​ដើម្បី​ឲ្យ​បាន​ចម្រើន) ។ បដិវត្ត​បុគ្គល (--វត្តៈ--) បុគ្គល​អ្នក​រៀប​ចំ​កែ​ប្រែ​លទ្ធិ​ឬ​របប​គ្រប់គ្រង​ជាដើម ដើម្បី​ឲ្យ​បាន​សម្រេច​ចម្រើន​រុងរឿង : គួរ​កោត​សរសើរ​នូវ​ព្យាយាម​តស៊ូ​ប្ដូរ​ផ្ដាច់​របស់​បដិ​វត្ត​បុគ្គល​អ្នក​ប្រព្រឹត្ត​សុចរិត​ទាំងឡាយ; ព្រះ​សមណ​គោតម​ទ្រង់​ជា​បដិវត្ត​បុគ្គល​ផ្នែក​ខាង​សាសនា​ល្បី​ល្បាញ​ក្នុង​ប្រទេស​ឥណ្ឌា សម័យ​ពុទ្ធ​កាល​ដោយ​ទ្រង់​បាន​បង្វិល​ធម្ម​ចក្រ​ឲ្យ​វិល​ទៅ​សព្វ​ទិស​ទី​ដោយ​សន្តិវិធ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ដិវត្ត​បុគ្គល</text:p>
            <text:p text:style-name="P10"/>
          </table:table-cell>
        </table:table-row>
        <table:table-row>
          <table:table-cell table:style-name="តារាង1.A2" office:value-type="string">
            <text:p text:style-name="P4">៦៨៩៣</text:p>
          </table:table-cell>
          <table:table-cell table:style-name="តារាង1.A2" office:value-type="string">
            <text:p text:style-name="P5">បដិវត្តន៍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វាត់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ដិវត្តន; ប្រតិវត៌ណ ) ការ​វិល​ត្រឡប់, ការ​ប្រែប្រួល, ការ​កែ​ប្រែ ឬ​ផ្លាស់​ប្ដូរ ។ ការ​ផ្លាស់​ប្ដូរ​យ៉ាង​ឆាប់​រហ័ស​នូវ​របប​គ្រប់គ្រង​ចាស់ ដែល​មិន​ចម្រើន​ឲ្យ​បាន​ចម្រើន​លូតលាស់​ទាន់​កាល​សម័យ​ជាដើម, ការ​ប្រព្រឹត្ត​ប្រឆាំង​ដោយ​កម្លាំង​អាវុធ​ចំពោះ​អំពើ​រំលោភ : ចាប់​ផ្ដើម​ធ្វើ​បដិវត្តន៍, អំពើ​រំលោភ​ត្រូវ​បាន​វិនាស​សាប​សូន្យ​ដោយ​កម្លាំង​នៃ​បដិវត្តន៍, (បារ. <text:span text:style-name="T10">Révolution)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៩៤</text:p>
          </table:table-cell>
          <table:table-cell table:style-name="តារាង1.A2" office:value-type="string">
            <text:p text:style-name="P5">បដិសណ្ឋារ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ដិសន់ឋារ៉ៈ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ដិសណ្ឋារ <text:s/>ឬ--សន្ថារ) ការ​ទទួល​រាក់ទាក់ : ធ្វើ​បដិសណ្ឋារៈ, មាន​បដិសណ្ឋារៈ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៩៥</text:p>
          </table:table-cell>
          <table:table-cell table:style-name="តារាង1.A2" office:value-type="string">
            <text:p text:style-name="P5">បដិសណ្ឋារ​កិច្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ិច្ច​ចំពោះ​បដិសណ្ឋារៈ (ម. ព. បដិសណ្ឋារៈ 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៩៦</text:p>
          </table:table-cell>
          <table:table-cell table:style-name="តារាង1.A2" office:value-type="string">
            <text:p text:style-name="P5">បដិសន្ធ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ដិសន់ធិ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តិ--) តំណ​កំណើត​សត្វ : ចាប់​បដិសន្ធិ​ក្នុង​ផ្ទៃ​មាតា ។ ព. ផ្ទ. ចុតិ ឬ ច្យុតិ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៩៧</text:p>
          </table:table-cell>
          <table:table-cell table:style-name="តារាង1.A2" office:value-type="string">
            <text:p text:style-name="P5">បដិសម្ភិទ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ដិសាំភិទា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តិ--) ការ​បែក​ប្រាជ្ញា​យល់​ច្បាស់, ប្រាជ្ញា​ដែល​បែក​អាច​យល់​ធ្លុះ​ធ្លាយ​ឥត​ទើស​ទាក់, ប្រាជ្ញា​ដែល​ភ្លឺ​ស្វាង​អាច​ពិចារណា​យល់​ជាក់​ប្រាកដ​ភ្លាម​ៗ នូវ​ហេតុ​ផល​នៃ​កិច្ចការ​ទាំងពួង : កាល​ដែល​ព្រះ​ពុទ្ធ​ទ្រង់​សម្ដែង​ធម៌​នោះ​ចប់​ហើយ ភិក្ខុ​ទាំងឡាយ​ក៏​បាន​សម្រេច​អរហន្ត​ផល ព្រម​ទាំង​បដិសម្ភិទា​ផង ។ បដិសម្ភិទា មាន ៤​យ៉ាង​គឺ ១-អត្ថប្បដិសម្ភិទា ការ​បែក​ប្រាជ្ញា​យល់​ធ្លុះ​ធ្លាយ​ក្នុង​អត្ថ; ២-ធម្មប្បដិសម្ភិទា <text:s/>ការ​បែក​ប្រាជ្ញា​យល់​ធ្លុះធ្លាយ​ក្នុង​ធម៌ ៣-<text:span text:style-name="T3">និរុត្តិប្បដិសម្ភិទា <text:s/>ការ​បែក​ប្រាជ្ញា​យល់​ធ្លុះ​ធ្លាយ​ក្នុង​និរុត្តិ (ម. ព. និរុត្តិ ទៀត​ផង); ៤-បដិភាណប្បដិសម្ភិទា <text:s text:c="2"/>ការ​បែក​ប្រាជ្ញា​យល់​ធ្លុះ​ធ្លាយ​ក្នុង​បដិភាណ (ម. ព. បដិភាណ ទៀត​ផង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៩៨</text:p>
          </table:table-cell>
          <table:table-cell table:style-name="តារាង1.A2" office:value-type="string">
            <text:p text:style-name="P5">បដិសរណដ្ឋ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សៈរៈ ណាត់ឋាន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ដិស្សរណដ្ឋាន) ទីពឹង​ពំនាក់, ទី​ជ្រក​កោន, ទី​សម្រាប់​ពួន ។ សព្វ​ថ្ងៃ ប្រើ​សំដៅ​យក​គេហដ្ឋាន​ជា​សាធារណៈ សម្រាប់​ទទួល​ចិញ្ចឹម​បីបាច់​ថែ​រក្សា​ជន​ក្រីក្រ, ពិរា​ពិការ និង​ចាស់​ជរា​ជាដើម : អ្នក​ដែល​បាន​បង្កើត​បដិ​សរណដ្ឋាន​ឈ្មោះ​ថា បាន​បំពេញ​សង្គហ​ធម៌​ដ៏​ថ្លៃ​ថ្លា (បារ. <text:span text:style-name="T10">Asile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៨៩៩</text:p>
          </table:table-cell>
          <table:table-cell table:style-name="តារាង1.A2" office:value-type="string">
            <text:p text:style-name="P5">បដិសេធ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>ប៉ៈដិសែត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្រតិឞេធ) ឃាត់, ហាម, លើក​ចោល​ឬ​ទាត់​ចោល​លែង​យក​ជា​ការ, លែង​រាប់​អាន : បដិសេធ​ពាក្យ, បដិសេធ​សេចក្ដី, បដិសេធ​រឿង​ហេតុ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ដិសេធ ឬ សេធន; ប្រតិឞេធ <text:s/>ឬ ប្រតិឞេធន) ការ​ឃាត់, ការ​ហាម, ដំណើរ​លើក​ចោល ឬ​ទាត់​ចោល​លែង​យក​ជា​ការ, លែង​រាប់​អាន ។ ឈ្មោះ​វណ្ណយុត្ត​មួយ​ប្រភេទ (ម. ព. ទណ្ឌឃាដ <text:s/>ឬ ទណ្ឌឃាត) ។</text:p>
          </table:table-cell>
          <table:table-cell table:style-name="តារាង1.D2" office:value-type="string">
            <text:p text:style-name="P11">បដិសេធន៍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០០</text:p>
          </table:table-cell>
          <table:table-cell table:style-name="តារាង1.A2" office:value-type="string">
            <text:p text:style-name="P5">បឋ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ឋៈម៉ៈ ឬ ប៉ៈឋំ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បូ. សំ. ឬ គុ.</text:p>
          </table:table-cell>
          <table:table-cell table:style-name="តារាង1.D2" office:value-type="string">
            <text:p text:style-name="P10">(ប្រថម) ដំបូង, មុន, មុន​គេ, ទី១ : គ្រា​ជា​បឋម ។ ពាក្យ​នេះ​ច្រើន​ប្រើ​ជា​បទ​សមាស​រួម​ភ្ជាប់​ជាមួយ​នឹង​សព្ទ​ដទៃ ដូច​ជា​បឋម​កប្ប <text:s/>(ប៉ៈឋំម៉ៈក័ប) ឬ ប្រថម​កល្ប (ប្រៈថំម៉ៈក័ល) ន. (បា. ឬ សំ.) កប្ប​ឬ​កល្ប​ដំបូង គឺ​សម័យ​ដែល​ទើប​នឹង​ក​ទឹក​ក​ដី​ជា​ដំបូង ដែល​មាន​ជាប់​ដរាប​មក​ដល់​សព្វ​ថ្ងៃ​នេះ (ម. ព. កប្ប និង កល្ប ផង) ។ បឋមជ្ឈាន (ប៉ៈឋៈម័ចឈាន) ន. (បា.; សំ. ប្រថមធ្យាន) ឈាន​ឬ​ធ្យាន​ទី​១ (ម. ព. ឈាន ២ ន.) ។ បឋម​ពុទ្ធ​វចនៈ (ប៉ៈឋៈម៉ៈពុត-ធៈវៈចៈន៉ៈ) ន. (បា.) ពុទ្ធ​វចនៈ ដែល​ទ្រង់​ត្រាស់​បន្លឺ​ជា​ដំបូង​បំផុត​ក្នុង​កាល​ដែល​ព្រះ​ពុទ្ធ​ទ្រង់​ទើប​បាន​ត្រាស់​ថ្មី​ៗ ។ បឋម​យាម <text:s/>(ប៉ៈឋំម៉ៈយាម) ន. (បា.) យាម​ទី​១ (ម. ព. យាម​២ ន. ផង) ។ បឋម​វ័យ (ប៉ៈឋំម៉ៈវៃ) ន. (បា.--វយ) វ័យ​ទី​១ (ម. ព. វ័យ ទៀត​ផង) ។ បឋម​សង្គាយនា (ប៉ៈឋៈម៉ៈ ឬ ប៉ៈឋំម៉ៈសង់គា យៈនា) ន. (បា. ច្រើន​ប្រើ​ជា បឋម​សង្គីតិ) ការ​ប្រជុំ​ផ្ទៀង​រួប​រួម​ធម្ម​វិន័យ​ព្រះ​ពុទ្ធ​សាសនា​ជា​ដំបូង​បំផុត ក្នុង​កាល​ដែល​ព្រះ​សក្យមុនី​សម្ពុទ្ធ ត្រង់​ចូល​បរិនិព្វាន​ទៅ​បាន ៨៩ ថ្ងៃ...។ បឋម​សម្ពោធិ (ប៉ៈឋៈម៉ៈស័មពោធិ ឬ--ពោត) ន. (បា.) ការ​ទើប​បាន​ត្រាស់​នៃ​ព្រះ​ពុទ្ធ​សព្វញ្ញុពុទ្ធ ។ បឋម​ហេតុ (ប៉ៈឋំម៉ៈហែត) ន. (បា. បឋម + ហេតុ) ហេតុ​ដំបូង គឺ​ហេតុ​ដែល​ក​ឬ​ផ្ដើម​ជា​ដំបូង <text:s text:c="2"/>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ឋម​កប្ប</text:p>
            <text:p text:style-name="P10">បឋមជ្ឈាន </text:p>
            <text:p text:style-name="P10">បឋម​ពុទ្ធវចនៈ </text:p>
            <text:p text:style-name="P10">បឋម​យាម </text:p>
            <text:p text:style-name="P10">បឋម​វ័យ</text:p>
            <text:p text:style-name="P10">បឋម-សង្គាយនា </text:p>
            <text:p text:style-name="P10">បឋមសម្ពោធិ </text:p>
            <text:p text:style-name="P10">បឋមហេតុ </text:p>
            <text:p text:style-name="P10"/>
          </table:table-cell>
        </table:table-row>
        <table:table-row>
          <table:table-cell table:style-name="តារាង1.A2" office:value-type="string">
            <text:p text:style-name="P4">៦៩០១</text:p>
          </table:table-cell>
          <table:table-cell table:style-name="តារាង1.A2" office:value-type="string">
            <text:p text:style-name="P5">បឋម​ត្រាស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9">បា.+</text:p>
            <text:p text:style-name="P9">ខ្មែរ; ឬ សំ.+</text:p>
            <text:p text:style-name="P9">ខ្មែរ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“ការ​បាន​ត្រាស់​ជា​ដំបូង” ឈ្មោះ​កណ្ឌ​មួយ​នៃ​កម្ពីរ​បឋម​សម្ពោធិ​ជា​ពុទ្ធ​ប្រវត្តិ សម្ដែង​អំពី​ប្រវត្តិ​នៃ​ព្រះ​សក្យមុនី​សម្ពុទ្ធ​ចាប់​តាំង​ពី​កាល​ដែល​ព្រះ​អង្គ​ចាប់​ព្រះ​ជាតិ​ជា​សុមេធ​បណ្ឌិត​រៀង​រហូត​មក​ដល់​ព្រះ​ជាតិ​ជា​ព្រះ​សិទ្ធត្ថ​គោតម ដរាប​ដល់​បាន​ត្រាស់​ជា​ព្រះ​សព្វញ្ញុ​សម្ពុទ្ធ, ជា​គម្ពីរ​សម្រាប់​ធម្មកថិក​មួយ​រូប​សម្ដែង​ក្នុង​ពិធី​បុណ្យ​ពុទ្ធាភិសេក គឺ​ពិធី​អភិសេក​ព្រះ​ពុទ្ធ​រូប​ដែល​ទើប​នឹង​កសាង​ថ្មី : និមន្ត​លោក​ទេសនា​បឋម​ត្រាស់ ។</text:p>
          </table:table-cell>
          <table:table-cell table:style-name="តារាង1.D2" office:value-type="string">
            <text:p text:style-name="P11">ប្រថម​ត្រាស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០២</text:p>
          </table:table-cell>
          <table:table-cell table:style-name="តារាង1.A2" office:value-type="string">
            <text:p text:style-name="P5">បឋមាសាឍ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ឋៈម៉ាសាត</text:p>
          </table:table-cell>
          <table:table-cell table:style-name="តារាង1.D2" office:value-type="string">
            <text:p text:style-name="P7">បា. 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ឋមាសាឡ្ហ; ប្រថមាសាឍ) ឈ្មោះ​ខែ​អាសាឍ​ទី ១ គឺ​ខែ​អាសាឍ​មុន : ខែ​បឋមាសាឍ (សរសេរ​ក្លាយ​ជា បថមាសាធ​ <text:s/>ក៏​មាន) ។ ម.ព. ទុតិយាសាឍ ផង ។</text:p>
          </table:table-cell>
          <table:table-cell table:style-name="តារាង1.D2" office:value-type="string">
            <text:p text:style-name="P11">--សាធ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០៣</text:p>
          </table:table-cell>
          <table:table-cell table:style-name="តារាង1.A2" office:value-type="string">
            <text:p text:style-name="P5">បឋវ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ឋៈវី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ឫថវី, ប្ឫថិវី, ប្ឫថ្វី) ដី, ផែន​ដី, មណ្ឌល​លោក​ទាំងមូល (ម. ព. ប្រឹថពី 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០៤</text:p>
          </table:table-cell>
          <table:table-cell table:style-name="តារាង1.A2" office:value-type="string">
            <text:p text:style-name="P5">បឋវី​កសិណ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ឋៈវ៉ីកៈសិន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្រភេទ​នៃ​សមថ​កម្មដ្ឋាន​ដែល​យក​ដី​ជា​អារម្មណ៍... : ចម្រើន​បឋវី​កសិណ (ម. ព. កសិណ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០៥</text:p>
          </table:table-cell>
          <table:table-cell table:style-name="តារាង1.A2" office:value-type="string">
            <text:p text:style-name="P5">បឋវី​ធាតុ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ឋៈវ៉ីធាត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ធាតុ​ដី (ម. ព. ធាតុ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០៦</text:p>
          </table:table-cell>
          <table:table-cell table:style-name="តារាង1.A2" office:value-type="string">
            <text:p text:style-name="P5">បណី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ណិត ឬ ប៉ៈណីត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ម. ព. ប្រណី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០៧</text:p>
          </table:table-cell>
          <table:table-cell table:style-name="តារាង1.A2" office:value-type="string">
            <text:p text:style-name="P5">បណីត​ភាព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តៈ--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ម. ព. ប្រណីត​ភាព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០៨</text:p>
          </table:table-cell>
          <table:table-cell table:style-name="តារាង1.A2" office:value-type="string">
            <text:p text:style-name="P5">បណីតាហ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ម. ព. ប្រណីតាហារ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០៩</text:p>
          </table:table-cell>
          <table:table-cell table:style-name="តារាង1.A2" office:value-type="string">
            <text:p text:style-name="P5">បណ្ណាគ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ន-ណា-គារ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ណ៌ាគារ) ផ្ទះ​ជាវ​សៀវភៅ, សាស្រ្តា, ក្បួន, ច្បាប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១០</text:p>
          </table:table-cell>
          <table:table-cell table:style-name="តារាង1.A2" office:value-type="string">
            <text:p text:style-name="P5">បណ្ណាគារិ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ន-ណាគារិក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អ្នក​កាន់​ក្នុង​បណ្ណាគារ; ម្ចាស់​បណ្ណាគារ ។ ស្រ្តី​ជា បណ្ណាគារិក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១១</text:p>
          </table:table-cell>
          <table:table-cell table:style-name="តារាង1.A2" office:value-type="string">
            <text:p text:style-name="P5">បណ្ណាធិក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ន-ណា-ធិកា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ណ៌ាធិការ) អធិការ​នៃ​សារ​ពត៌មាន, អ្នក​កាន់​កាប់​ឬ​ទទួល​ខុស​ត្រូវ​ខាង​កាសែត ឬ ទស្សនាវដ្តី​ផ្សេង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១២</text:p>
          </table:table-cell>
          <table:table-cell table:style-name="តារាង1.A2" office:value-type="string">
            <text:p text:style-name="P5">បណ្ណារក្ខ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ន-ណារ៉ាក់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ណ្ណារក្ខ; បណ៌ារក្ស) អ្នក​ថែ​ទាំ​រក្សា​ទុក​នូវ​សៀវភៅ, ឯកសារ, សាស្ត្រា, គម្ពីរ, ក្បួន​ខ្នាត​ផ្សេង​ៗ, អ្នក​កាន់​កាប់​បណ្ណាល័យ : ត្រូវ​ប្រគល់​សៀវភៅ​ទាំងអស់​នេះ​ដល់​បណ្ណារក្ខ ដើម្បី​ចុះ​ក្នុង​បញ្ជី​ហើយ​រក្សា​ទុក​សម្រាប់​បណ្ណាល័យ​ទៅ <text:s/>។</text:p>
          </table:table-cell>
          <table:table-cell table:style-name="តារាង1.D2" office:value-type="string">
            <text:p text:style-name="P11">បណ្ណារក្ស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១៣</text:p>
          </table:table-cell>
          <table:table-cell table:style-name="តារាង1.A2" office:value-type="string">
            <text:p text:style-name="P5">បណ្ណាល័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ន-ណា-ល៉ៃ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ណ្ណាលយ; បណ៌ាលយ) ផ្ទះ​ឬ​ទី​កន្លែង​សម្រាប់​តម្កល់​ទុក​នូវ​សៀវភៅ, គម្ពីរ, ក្បួន​ច្បាប់​ផ្សេង​ៗ : ខ្ចី​សៀវភៅ​ពី​បណ្ណាល័យ, គប្បី​យក​សៀវភៅ​ដែល​ខ្ចី​ទៅ​ជូន​បណ្ណល័យ​វិញ​តាម​កំណត់​ច្បាប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១៤</text:p>
          </table:table-cell>
          <table:table-cell table:style-name="តារាង1.A2" office:value-type="string">
            <text:p text:style-name="P5">បតន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តៈ-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8">(បត្នី) ប្រពន្ធ (ពាក្យ​នេះ​ខ្មែរ​យើង​ប្រើ​តែ​ក្នុង​ក្បួន​អត្តៈ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១៥</text:p>
          </table:table-cell>
          <table:table-cell table:style-name="តារាង1.A2" office:value-type="string">
            <text:p text:style-name="P5">បត្តបិណ្ឌិកង្គ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ត-តៈ-ប៉ិន-ឌិក័ង-គៈ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អង្គ​របស់​ភិក្ខុ​អ្នក​បរិភោគ​នូវ​ភោជន​តែ​ក្នុង​បាត្រ​ជា​ប្រក្រតី (ឈ្មោះ​ធុតង្គ​ទី ៦ ក្នុង​ពួក​ធុតង្គ​ទាំង ១៣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១៦</text:p>
          </table:table-cell>
          <table:table-cell table:style-name="តារាង1.A2" office:value-type="string">
            <text:p text:style-name="P5">បត្តានុមោទនា​មយ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22">ប៉័ត-តានុ មោទៈនា មៈ--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ត្តិ + អនុមោទនា + មយ) បុណ្យ​កើត​មាន​ដោយសារ​ការ​ទទួល​ត្រេកអរ​ចំពោះ​ចំណែក​បុណ្យ ដែល​គេ​ជូន​ឬ​ឧទ្ទិស​មក​ឲ្យ (ឈ្មោះ​បុញ្ញ​កិរិយា​វត្ថុ​ទី ៩ ក្នុង​ពួក​បុញ្ញ​កិរិយា​វត្ថុ​ទាំង ១០) ។ ម. ព. បុញ្ញកិរិយា​វត្ថុ ផ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១៧</text:p>
          </table:table-cell>
          <table:table-cell table:style-name="តារាង1.A2" office:value-type="string">
            <text:p text:style-name="P5">បត្តិទាន​មយ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័ត-តិ-ទានៈ មៈ--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ុណ្យ​កើត​មាន​ដោយសារ​ការ​ឲ្យ​ចំណែក​បុណ្យ​ដែល​ខ្លួន​បាន​ធ្វើ​ហើយ​ដល់​អ្នក​ដទៃ (ឈ្មោះ​បុញ្ញ​កិរិយា​វត្ថុ​ទី​៨ ក្នុង​ពួក​បុញ្ញ​កិរិយា​វត្ថុ​ទាំង ១០) ។ ម. ព. បុញ្ញ​កិរិយា​វត្ថុ ផ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១៨</text:p>
          </table:table-cell>
          <table:table-cell table:style-name="តារាង1.A2" office:value-type="string">
            <text:p text:style-name="P5">បទដ្ឋ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-ទ័ត-ឋាន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ទីតាំង, ហេតុ​ជា​ទី​តម្កល់, ជើង​ទ្រ​ផ្ទាល់; អាសន្ន​ហេតុ គឺ​ហេតុ​ជិត​កៀក​ផ្ទាល់ : សីល​មាន​ហិរិ​និង​ឱត្តប្បៈ​ជា​បទដ្ឋាន <text:s/>ឬ​ថា ហិរិ <text:s/>និង ឱត្តប្បៈ ជា​បទដ្ឋាន​របស់​សី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១៩</text:p>
          </table:table-cell>
          <table:table-cell table:style-name="តារាង1.A2" office:value-type="string">
            <text:p text:style-name="P5">បទានុក្រ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ទានុក្រំ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ទ + អនុ + ក្រម; បទ + អនុ + កម &gt; បទានុក្កម) លំដាប់​បទ, លំដាប់​ពាក្យ គឺ​ពាក្យ​ដែល​រៀប​ជា​របៀប​មុន​ក្រោយ រៀង​តាម​លំដាប់​អក្សរ (ដូច​យ៉ាង​វចនានុក្រម​នេះ​ឯង) ។ វេវ. វចនានុក្រម អភិធាន, សព្វ​វចនាធិប្បា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២០</text:p>
          </table:table-cell>
          <table:table-cell table:style-name="តារាង1.A2" office:value-type="string">
            <text:p text:style-name="P5">បទុ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ទុមៈ ឬ ប៉ៈទុំ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ទ្ម) ឈូក, ផ្កា​ឈូក ។ ឈ្មោះ​បកតិ​សំខ្យា​ជាន់​ខ្ពស់ ចំនួន​មួយ​រយ​សែន​បុណ្ឌរីក ។ ឈ្មោះ​ឋាន​នរក​មួយ ដេរដាស​ដោយ​ដើម​ឈូក​ធំ​ៗ មាន​បន្លា​ស្រួច​ៗ ច្រូងច្រាង​មុត​ក្រៃលែង​ហៅ​ថា បទុម​នរ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២១</text:p>
          </table:table-cell>
          <table:table-cell table:style-name="តារាង1.A2" office:value-type="string">
            <text:p text:style-name="P5">បទុម​រា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ទុមៈរាក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ទ្មរាគ) កែវ​មណី​សម្បុរ​ក្រហម, ត្បូង​ទទឹម : ត្បូង​បទុមរាគ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២២</text:p>
          </table:table-cell>
          <table:table-cell table:style-name="តារាង1.A2" office:value-type="string">
            <text:p text:style-name="P5">បទេ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ទេស ឬ ប្រ--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ទេស; ប្រទេឝ) ទី, តំបន់, កន្លែង​ទួទៅ, ស្រុក, ដែន ។ល។ នានា​ប្រទេស <text:s/>ប្រទេស​ផ្សេង​គ្នា ។ អ្នក​នានា​ប្រទេស មនុស្ស​អ្នក​នៅ​ក្នុង​ដែន​ផ្សេង​ឬ​ដែល​មក​អំពី​ដែន​ផ្សេង​ៗ ។ សរីរ​ប្រទេស <text:s/>សព៌ាង្គកាយ គឺ​រូប​រាង​កាយ​ទាំងមូល ។ល។</text:p>
          </table:table-cell>
          <table:table-cell table:style-name="តារាង1.D2" office:value-type="string">
            <text:p text:style-name="P11">ប្រទេស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២៣</text:p>
          </table:table-cell>
          <table:table-cell table:style-name="តារាង1.A2" office:value-type="string">
            <text:p text:style-name="P5">បទេសប្បញ្ញត្ត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ទេស</text:p>
            <text:p text:style-name="P7">ស័ប-ប័ញ ញ៉ាត់</text:p>
          </table:table-cell>
          <table:table-cell table:style-name="តារាង1.D2" office:value-type="string">
            <text:p text:style-name="P7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ទេឝ + ប្រជ្ញប្តិ) បញ្ញត្តិ​សម្រាប់​ប្រទេស​មួយ​ៗ ឬ​ចំពោះ​ប្រទេស​មួយ​ៗ​ផ្សេង​ៗ​គ្នា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២៤</text:p>
          </table:table-cell>
          <table:table-cell table:style-name="តារាង1.A2" office:value-type="string">
            <text:p text:style-name="P5">បទេស​រា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ទេសៈរាច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ព្រះ​រាជា​ដែល​មាន​តេជានុភាព​ទន់​ខ្សោយ មាន​ឋានៈ​ជា​រណប​នៃ​ប្រទេស​ដទៃ : ព្រះ​បាទ​បទេស​រា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២៥</text:p>
          </table:table-cell>
          <table:table-cell table:style-name="តារាង1.A2" office:value-type="string">
            <text:p text:style-name="P5">បធ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ធា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២៦</text:p>
          </table:table-cell>
          <table:table-cell table:style-name="តារាង1.A2" office:value-type="string">
            <text:p text:style-name="P5">បធានាធិបត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ធានាធិបតី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២៧</text:p>
          </table:table-cell>
          <table:table-cell table:style-name="តារាង1.A2" office:value-type="string">
            <text:p text:style-name="P5">បធានានុយោ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ធានានុយោគ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២៨</text:p>
          </table:table-cell>
          <table:table-cell table:style-name="តារាង1.A2" office:value-type="string">
            <text:p text:style-name="P5">ប៉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ខ្ទេច​មិន​សល់, ដែល​ទក់​សព្វ : ល្អិត​ប៉ន់ <text:s/>គឺ​ល្អិត​ខ្ទេច​មិន​សល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២៩</text:p>
          </table:table-cell>
          <table:table-cell table:style-name="តារាង1.A2" office:value-type="string">
            <text:p text:style-name="P5">ប៉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ទះ​ឬ​តប់​មាត់​ឬ​ក៏​ញ័រ​រណ្ដំ​បបូរ​មាត់​ជាដើម : រងា​ខ្លាំង​រណ្ដំ​មាត់​ប៉ប់​ៗ <text:s/>ឬ--ប៉ប៉ប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៣០</text:p>
          </table:table-cell>
          <table:table-cell table:style-name="តារាង1.A2" office:value-type="string">
            <text:p text:style-name="P5">ប៉ប៉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សំពត់​អន្លូញ​អំបោះ​មួយ​បែប អន្ទង​ស ចាក់​ខ្មៅ សាច់​គ្រើម : អន្លូញ​ប៉ប៉ក <text:s/>(ច្រើន​មាន​តែ​ក្នុង​សម័យ​ពី​ដើម) ។ ព. ផ្ទ. អន្លូញ​ស្មើ, អន្លូញ​មក្លាំ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៣១</text:p>
          </table:table-cell>
          <table:table-cell table:style-name="តារាង1.A2" office:value-type="string">
            <text:p text:style-name="P5">ប៉ប៉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ប៉ប់​ៗ​ឬ​ប៉ាប់​ៗ​ច្រើន​ដង ។ ញ័រ​មាត់​ប៉ប៉ប់ <text:s/>គឺ​ញ័រ​មាត់​ឮ​សូរ​ប៉ប់​ៗ ដោយ​រងា​ខ្លាំង​ឬ​ដោយ​ខឹង​ខ្លាំង ។</text:p>
          </table:table-cell>
          <table:table-cell table:style-name="តារាង1.D2" office:value-type="string">
            <text:p text:style-name="P11">ប៉ប៉ាប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៣២</text:p>
          </table:table-cell>
          <table:table-cell table:style-name="តារាង1.A2" office:value-type="string">
            <text:p text:style-name="P5">ប៉ប៉ាក់ប៉ប៉ើ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ប៉ាក់ប៉ើក​ៗ​រឿយ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៣៣</text:p>
          </table:table-cell>
          <table:table-cell table:style-name="តារាង1.A2" office:value-type="string">
            <text:p text:style-name="P5">ប៉ប៉ាច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ជ្រាយ​ពពុល​ជាន់​ទៅ​រឥល​សូរ​ប៉ាច់​ៗ : ដី​សើម​ប៉ប៉ាច់; មិន​ដឹង​ជា​បង្ខំ​ទៅ​ធ្វើ​អ្វី​ទេ បើ​ដី​រអិល​ប៉ប៉ាច់​យ៉ាង​នេះ ! ។ <text:s/>និយាយ​ផ្សំ​ជាមួយ​នឹង​ពាក្យ ប៉ប៉ិច ក៏​មាន : ប៉ប៉ិចប៉ប៉ាច់ គឺ​សើម​ឬ​ជ្រាយ​ប៉ប៉ាច់​ខ្លាំង ។ គុ. ឬ កិ. វិ. ដែល​ពោល​ប៉ាច់​ៗ​ថែម​ហើយ​ថែម​ទៀត​ញឹក​ញយ : សម្ដី​ប៉ប៉ាច់; និយាយ​ប៉ប៉ាច់ ។ ប៉ប៉ាច់ប៉ពូ <text:s/>ប៉ប៉ាច់​រអ៊ូរទាំ​មិន​សូវ​ស្រាក : និយាយ​ប៉ប៉ាច់ប៉ពូ; សម្ដី​ប៉ប៉ាច់ប៉ពូ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៉ប៉ិចប៉ប៉ាច់ <text:s/></text:p>
            <text:p text:style-name="P10">ប៉ប៉ាច់ប៉ពូ</text:p>
            <text:p text:style-name="P10"/>
          </table:table-cell>
        </table:table-row>
        <table:table-row>
          <table:table-cell table:style-name="តារាង1.A2" office:value-type="string">
            <text:p text:style-name="P4">៦៩៣៤</text:p>
          </table:table-cell>
          <table:table-cell table:style-name="តារាង1.A2" office:value-type="string">
            <text:p text:style-name="P5">ប៉ប៉ាច់ប៉ប៉ោ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ដែល​ពោល​ប៉ាច់​ៗ​ប៉ោច​ៗ មិន​ដាច់​សូរ : សម្ដី​ប៉ប៉ាច់ប៉ប៉ោច; និយាយ​ប៉ប៉ាច់ប៉ប៉ោច​ដូច​សត្វ​ល្វាចេ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៣៥</text:p>
          </table:table-cell>
          <table:table-cell table:style-name="តារាង1.A2" office:value-type="string">
            <text:p text:style-name="P5">ប៉ប៉ិកប៉ប៉ា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ទទឹក, សើម, ប្រឡាក់​ជានិច្ច : ធ្វើ​ការ​ប៉ប៉ិកប៉ប៉ាក់, រក​ស៊ី​ប៉ប៉ិកប៉ប៉ាក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៣៦</text:p>
          </table:table-cell>
          <table:table-cell table:style-name="តារាង1.A2" office:value-type="string">
            <text:p text:style-name="P5">ប៉ប៉ិ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 ប៉ប៉ាច់ <text:s/>: ប៉ប៉ិចប៉ប៉ាច់ <text:s/>(មើល​ក្នុង​ពាក្យ ប៉ប៉ាច់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៉ប៉ិចប៉ប៉ាច់ </text:p>
          </table:table-cell>
        </table:table-row>
        <table:table-row>
          <table:table-cell table:style-name="តារាង1.A2" office:value-type="string">
            <text:p text:style-name="P4">៦៩៣៧</text:p>
          </table:table-cell>
          <table:table-cell table:style-name="តារាង1.A2" office:value-type="string">
            <text:p text:style-name="P5">ប៉ប៉ិនប៉ប៉ា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ប៉ិនប៉ាន់​ៗ : ដំណើរ​ប៉ប៉ិនប៉ប៉ាន់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៣៨</text:p>
          </table:table-cell>
          <table:table-cell table:style-name="តារាង1.A2" office:value-type="string">
            <text:p text:style-name="P5">ប៉ប៉ិ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៉ប្រិល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៣៩</text:p>
          </table:table-cell>
          <table:table-cell table:style-name="តារាង1.A2" office:value-type="string">
            <text:p text:style-name="P5">ប៉ប៉ិលប៉ប៉ូ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ខិល​ណាស់, ខិល​ខូច​ឬ​ខូច​ខិល, ក្រមាច់​ក្រមើម : មនុស្ស​ប៉ប៉ិលប៉ប៉ូច ខិល​ខាង​ការ​លេង​ចំអែចំអន់ ។</text:p>
          </table:table-cell>
          <table:table-cell table:style-name="តារាង1.D2" office:value-type="string">
            <text:p text:style-name="P11">រប៉ិលរប៉ូច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៤០</text:p>
          </table:table-cell>
          <table:table-cell table:style-name="តារាង1.A2" office:value-type="string">
            <text:p text:style-name="P5">ប៉ប៉ុ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ននៀល​ឬ​ក្រាប, ដេក នៅ​ទី​មាន​ផង់​ធូលី : មាន់​ប៉ប៉ុក​ដី, ក្មេង​ប៉ប៉ុក​ដ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៤១</text:p>
          </table:table-cell>
          <table:table-cell table:style-name="តារាង1.A2" office:value-type="string">
            <text:p text:style-name="P5">ប៉ប៉ុ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ប៉ុប​ៗ​រឿយ​ៗ : ញ័រ​មាត់​ប៉ប៉ុ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៤២</text:p>
          </table:table-cell>
          <table:table-cell table:style-name="តារាង1.A2" office:value-type="string">
            <text:p text:style-name="P5">ប៉ប៉ែ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បញ្ចេញ​សម្ដី​បែះ​ៗ​រឿយ​ៗ : ឆ្លើយ​ប៉ប៉ែះ, និយាយ​ប៉ប៉ែ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៤៣</text:p>
          </table:table-cell>
          <table:table-cell table:style-name="តារាង1.A2" office:value-type="string">
            <text:p text:style-name="P5">ប៉ប៉ោ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បញ្ចេញ​សម្ដី​ប៉ោច​ៗ រឿយ​ៗ : និយាយ​ប៉ប៉ោច, ប្រាប់​ប៉ប៉ោ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៤៤</text:p>
          </table:table-cell>
          <table:table-cell table:style-name="តារាង1.A2" office:value-type="string">
            <text:p text:style-name="P5">ប៉ប៉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ខ្លែង​បង្ហើរ​លេង​មួយ​បែប​មាន​សណ្ឋាន​ស្ទើរ ៤ ជ្រុង ក៏​គឺ​ខ្លែង ប៉័កប៉ៅ <text:s/>ឬ ប៉ាក់ប៉ៅ នុះ​ឯង ( ម. ព. នោះ​ទៀត​ផង 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៤៥</text:p>
          </table:table-cell>
          <table:table-cell table:style-name="តារាង1.A2" office:value-type="string">
            <text:p text:style-name="P5">ប៉ប៉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ប៉ះ​; ផ្សែ​ផ្សំ ( ម. ប្រ. 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៤៦</text:p>
          </table:table-cell>
          <table:table-cell table:style-name="តារាង1.A2" office:value-type="string">
            <text:p text:style-name="P5">ប៉ប៉ះប៉ប៉ុ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៉ះ​ផ្សែផ្សំ​ឲ្យ​តែ​កើត​ការ ។ រក​ស៊ី​ប៉ប៉ះប៉ប៉ុន រក​ស៊ី​អំប៉េះអំប៉ោះ​ប៉ះប៉ុ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៤៧</text:p>
          </table:table-cell>
          <table:table-cell table:style-name="តារាង1.A2" office:value-type="string">
            <text:p text:style-name="P5">ប៉ប្រ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ប្រទាល​ផ្ញើ​ប្រាណ​មួយ​ពួក មាន​មើម​ដុះ​លូត​តោង​ជាប់​អាស្រ័យ​នឹង​រុក្ខជាតិ​ផ្សេង​ៗ មាន​ស្លឹក​ឆែក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៤៨</text:p>
          </table:table-cell>
          <table:table-cell table:style-name="តារាង1.A2" office:value-type="string">
            <text:p text:style-name="P5">ប៉ប្រ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ដួស, ដង, កោយ យក​ទឹក​តែ​ខាង​លើ​ដោយ​ថ្នម​ៗ​តិច​ៗ មិន​ឲ្យ​ល្អក់ ឬ​មិន​ឲ្យ​ដោយ​កករ​ឬ​សម្រាម : ប៉ប្រង​ទឹក​អណ្ដូ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៤៩</text:p>
          </table:table-cell>
          <table:table-cell table:style-name="តារាង1.A2" office:value-type="string">
            <text:p text:style-name="P5">ប៉ប្រ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ប្រច​ៗ​រឿយ​ៗ : រាក​ប៉ប្រ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៥០</text:p>
          </table:table-cell>
          <table:table-cell table:style-name="តារាង1.A2" office:value-type="string">
            <text:p text:style-name="P5">ប៉ប្រ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ប្រស​ៗ​រឿយ​ៗ : ពត់​ខ្លួន​លាន់​សរសៃ​ប៉ប្រ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៥១</text:p>
          </table:table-cell>
          <table:table-cell table:style-name="តារាង1.A2" office:value-type="string">
            <text:p text:style-name="P5">ប៉ប្រាច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ប្រាច់​ៗ​រឿយ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៥២</text:p>
          </table:table-cell>
          <table:table-cell table:style-name="តារាង1.A2" office:value-type="string">
            <text:p text:style-name="P5">ប៉ប្រា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ប្រាវ​ៗ​រឿយ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៥៣</text:p>
          </table:table-cell>
          <table:table-cell table:style-name="តារាង1.A2" office:value-type="string">
            <text:p text:style-name="P5">ប៉ប្រិច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កម្រើក​ត្របក​ភ្នែក​បើក​បិទ​ៗ​យ៉ាង​រហ័ស : ប៉ប្រិច​ភ្នែ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ប្រិច​ៗ​ឬ​ប្រិប​ៗ​រឿយ​ៗ ។ និយាយ​ថា : ប៉ប្រឹប <text:s/>ឬ សស្រឹប <text:s/>ក៏​បាន (តាម​សូរ​ឮ​ដែល​កំណត់​បាន​ខុស​គ្នា) ។</text:p>
          </table:table-cell>
          <table:table-cell table:style-name="តារាង1.D2" office:value-type="string">
            <text:p text:style-name="P11">ប៉ប្រិប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៥៤</text:p>
          </table:table-cell>
          <table:table-cell table:style-name="តារាង1.A2" office:value-type="string">
            <text:p text:style-name="P5">ប៉ប្រិ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ក្រហម​រេញ : ស្មៅ​ក្រហម​ប៉ប្រិញ, សំណាប​ក្រហម​ប៉ប្រិញ ។</text:p>
          </table:table-cell>
          <table:table-cell table:style-name="តារាង1.D2" office:value-type="string">
            <text:p text:style-name="P11">ប៉ប្រេញ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៥៥</text:p>
          </table:table-cell>
          <table:table-cell table:style-name="តារាង1.A2" office:value-type="string">
            <text:p text:style-name="P5">ប៉ប្រិ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ដែល​ស្រស់​ប្រិមប្រិយ : ផ្កា​រីក​ស្រស់​ប៉ប្រិម, បបូរ​មាត់​ប៉ប្រិម; ញញឹម​ប៉ប្រិ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៥៦</text:p>
          </table:table-cell>
          <table:table-cell table:style-name="តារាង1.A2" office:value-type="string">
            <text:p text:style-name="P5">ប៉ប្រិ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ប្រិល​ចុះ​ប្រិល​ឡើង : ដើរ​ប៉ប្រិល ។ និយាយ​ថា ប៉បិល វិញ​ក៏​បាន (ប្រើ​តាម​ទម្លាប់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៥៧</text:p>
          </table:table-cell>
          <table:table-cell table:style-name="តារាង1.A2" office:value-type="string">
            <text:p text:style-name="P5">ប៉ប្រឹស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វល្លិ​មួយ​ប្រភេទ​ដើម​រឹង​មាន​បន្លា មាន​មើម​តូច​ៗ ជា​ចង្កោម សំបក​មើម​ស្រួយ សាច់​ស្ពោត​ៗ បរិភោគ​ឆៅ​បាន : <text:s/>ស៊ី​មើម​ប៉ប្រឹស ។</text:p>
          </table:table-cell>
          <table:table-cell table:style-name="តារាង1.D2" office:value-type="string">
            <text:p text:style-name="P11">ប៉ប្រើស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ដុនដាប​ហើយ​ត្រឡប់​គ្រាន់​បើ​មាន​កម្លាំង​ប្រឹស​ៗ​ឡើង​វិញ : ជំងឺ​នោះ​បាន​គ្រាន់​បើ​ប៉ប្រឹស​ឡើង​រាល់​ថ្ងៃ​ហើយ ។</text:p>
          </table:table-cell>
          <table:table-cell table:style-name="តារាង1.D2" office:value-type="string">
            <text:p text:style-name="P11">ពព្រើស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៥៨</text:p>
          </table:table-cell>
          <table:table-cell table:style-name="តារាង1.A2" office:value-type="string">
            <text:p text:style-name="P5">ប៉ប្រុ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ត្រុក​ៗ​មមឹស : ធ្វើ​ការ​ប៉ប្រុ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៥៩</text:p>
          </table:table-cell>
          <table:table-cell table:style-name="តារាង1.A2" office:value-type="string">
            <text:p text:style-name="P5">ប៉ប្រុ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ប្រុន​ៗ​រឿយ​ៗ : រងា​ប៉ប្រុន; ឈរ​ឱប​ដៃ​ប៉ប្រុន (ប្រើ​ជា តត្រុន <text:s/>ក៏​បា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៦០</text:p>
          </table:table-cell>
          <table:table-cell table:style-name="តារាង1.A2" office:value-type="string">
            <text:p text:style-name="P5">ប៉ប្រុ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ប្រុយ​ៗ​មិន​ដាច់ : រលឹម​ប៉ប្រុ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៦១</text:p>
          </table:table-cell>
          <table:table-cell table:style-name="តារាង1.A2" office:value-type="string">
            <text:p text:style-name="P5">ប៉ប្រូ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ប្រូង​ៗ​រឿយ​ៗ ដោយ​លុយ​ទឹក​ឬ​កញ្ជ្រោក​ទឹក : ខំ​ដើរ​លុយ​ទឹក​ប៉ប្រូ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៦២</text:p>
          </table:table-cell>
          <table:table-cell table:style-name="តារាង1.A2" office:value-type="string">
            <text:p text:style-name="P5">ប៉ប្រូ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ចេញ​ប្រូច​ៗ​ជា​បន្ដ​ៗ​គ្នា​មិន​ដាច់ : ចេញ​ប៉ប្រូ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៦៣</text:p>
          </table:table-cell>
          <table:table-cell table:style-name="តារាង1.A2" office:value-type="string">
            <text:p text:style-name="P5">ប៉ប្រូ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ប្រូស​ៗ​ច្រើន​ដង ដោយ​ដួល, ធ្លាក់, ផ្ទុះ, បោក, បោ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៦៤</text:p>
          </table:table-cell>
          <table:table-cell table:style-name="តារាង1.A2" office:value-type="string">
            <text:p text:style-name="P5">ប៉ប្រើ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៉ប្រឹស ១ ន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៦៥</text:p>
          </table:table-cell>
          <table:table-cell table:style-name="តារាង1.A2" office:value-type="string">
            <text:p text:style-name="P5">ប៉ប្រេ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ដូច​គ្នា​នឹង ប៉ប្រិញ <text:s/>គុ. ម. ព. នេះ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៦៦</text:p>
          </table:table-cell>
          <table:table-cell table:style-name="តារាង1.A2" office:value-type="string">
            <text:p text:style-name="P5">ប៉ប្រេ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 ប៉ប្រាវ : <text:s/>ប៉ប្រេវប៉ប្រាវ <text:s/>គឺ​ប្រេវប្រាវ​រឿយ​ៗ​មិន​ដាច់​សូរ : ទម្លាក់​ច្រវាក់​ប៉ប្រេវប៉ប្រាវ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៉ប្រេវប៉ប្រាវ </text:p>
          </table:table-cell>
        </table:table-row>
        <table:table-row>
          <table:table-cell table:style-name="តារាង1.A2" office:value-type="string">
            <text:p text:style-name="P4">៦៩៦៧</text:p>
          </table:table-cell>
          <table:table-cell table:style-name="តារាង1.A2" office:value-type="string">
            <text:p text:style-name="P5">ប៉ប្រេ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ទើប​ប្រេះ​ខ្លះ​បន្តិច​ៗ (ចំពោះ​តែ​ដើម​ស្រូវ​ផើម) : ស្រូវ​ប៉ប្រេះ <text:s/>គឺ​ស្រូវ​ដែល​បែក​បង្ហើម​ជិត​នឹង​ចេញ​ផ្ក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៦៨</text:p>
          </table:table-cell>
          <table:table-cell table:style-name="តារាង1.A2" office:value-type="string">
            <text:p text:style-name="P5">ប៉ប្រែ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បរិវារ​របស់​ពាក្យ ប៉ប្រោក : ប៉ប្រែកប៉ប្រោក <text:s/>គឺ​ប្រែកប្រោក​រឿយ​ៗ មិន​ដាច់​សូ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៉ប្រែកប៉ប្រោក </text:p>
          </table:table-cell>
        </table:table-row>
        <table:table-row>
          <table:table-cell table:style-name="តារាង1.A2" office:value-type="string">
            <text:p text:style-name="P4">៦៩៦៩</text:p>
          </table:table-cell>
          <table:table-cell table:style-name="តារាង1.A2" office:value-type="string">
            <text:p text:style-name="P5">ប៉ប្រែ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ប្រែះ​ៗ​រឿយ​ៗ​មិន​ដាច់​ដោយ​លីងលាជ​ផ្ទុះ​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៧០</text:p>
          </table:table-cell>
          <table:table-cell table:style-name="តារាង1.A2" office:value-type="string">
            <text:p text:style-name="P5">ប៉ប្រៃ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ដែល​ស្រស់​ប្រពៃ : <text:s/>មុខ​ស្រស់​ប៉ប្រៃ, ផ្កា​រីក​ប៉ប្រៃ; ញញឹម​ប៉ប្រៃ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៧១</text:p>
          </table:table-cell>
          <table:table-cell table:style-name="តារាង1.A2" office:value-type="string">
            <text:p text:style-name="P5">ប៉ប្រោ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ប្រោក​ៗ​រឿយ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៧២</text:p>
          </table:table-cell>
          <table:table-cell table:style-name="តារាង1.A2" office:value-type="string">
            <text:p text:style-name="P5">ប៉ប្រះ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អុំ​ឬ​ចែវ​ទូក​ទម្លាក់​ច្រវា​ឬ​ទម្លាក់​ចែវ កាប់​ទឹក​អែប​ក្បែរ​ច្រាំង សា​ឡើង​ទៅ​កាន់​ដើម​ទី​ប្រណាំង​វិញ : អុំ​ឬ​ចែវ​ទូក​ប៉ប្រះ មាន​ម្នាក់​ច្រៀង​ផ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ដែល​សំយុង ឬ​ឱន​ចុះ, ធ្លាក់​ចុះ​ទៀប​នឹង​ដល់ : សក់​ប៉ប្រះ​ស្មា, ថ្ងៃ​ប៉ប្រះ​មាត់​ព្រៃ, ចចាក​ហើរ​ប៉ប្រះ​មាត់​ទឹ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៧៣</text:p>
          </table:table-cell>
          <table:table-cell table:style-name="តារាង1.A2" office:value-type="string">
            <text:p text:style-name="P5">ប៉ប្ល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ប្លក់​ៗ​រឿយ​ៗ ។ ប៉ប្លិកប៉ប្លក់ គុ. <text:s/>ប្លិកប្លក់​ពន់ពេក : ឫកពា​ប៉ប្លិកប៉ប្លក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៉ប្លិកប៉ប្លក់ </text:p>
          </table:table-cell>
        </table:table-row>
        <table:table-row>
          <table:table-cell table:style-name="តារាង1.A2" office:value-type="string">
            <text:p text:style-name="P4">៦៩៧៤</text:p>
          </table:table-cell>
          <table:table-cell table:style-name="តារាង1.A2" office:value-type="string">
            <text:p text:style-name="P5">ប៉ប្លា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បរិវារ​របស់​ពាក្យ ប៉ប្លិក ថា : ប៉ប្លិកប៉ប្លាក់ <text:s/>គឺ​រឡិករឡាក់​</text:p>
            <text:p text:style-name="P10">ពន់ពេ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៉ប្លិកប៉ប្លាក់ </text:p>
          </table:table-cell>
        </table:table-row>
        <table:table-row>
          <table:table-cell table:style-name="តារាង1.A2" office:value-type="string">
            <text:p text:style-name="P4">៦៩៧៥</text:p>
          </table:table-cell>
          <table:table-cell table:style-name="តារាង1.A2" office:value-type="string">
            <text:p text:style-name="P5">ប៉ប្លាច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ប្លាច់​ៗ​រឿយ​ៗ (ព. ព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៧៦</text:p>
          </table:table-cell>
          <table:table-cell table:style-name="តារាង1.A2" office:value-type="string">
            <text:p text:style-name="P5">ប៉ប្លា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10">ដែល​ប្លាញ​ៗ​ពន់ពេក : និយាយ​ប៉ប្លាញ; មាត់​ប៉ប្លាញ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៧៧</text:p>
          </table:table-cell>
          <table:table-cell table:style-name="តារាង1.A2" office:value-type="string">
            <text:p text:style-name="P5">ប៉ប្លិ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ទន់​រឡិក : ទន់​ប៉ប្លិក ឬ ទន់​ប៉ប្លឹក ។ ប៉ប្លិកប៉ប្លក់ (ម. ព. ប៉ប្លក់) ។</text:p>
          </table:table-cell>
          <table:table-cell table:style-name="តារាង1.D2" office:value-type="string">
            <text:p text:style-name="P11">ប៉ប្លឹក</text:p>
          </table:table-cell>
          <table:table-cell table:style-name="តារាង1.I2" office:value-type="string">
            <text:p text:style-name="P10">ប៉ប្លិកប៉ប្លក់ </text:p>
          </table:table-cell>
        </table:table-row>
        <table:table-row>
          <table:table-cell table:style-name="តារាង1.A2" office:value-type="string">
            <text:p text:style-name="P4">៦៩៧៨</text:p>
          </table:table-cell>
          <table:table-cell table:style-name="តារាង1.A2" office:value-type="string">
            <text:p text:style-name="P5">ប៉ប្លិ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ដែល​ប្លិច​ចុះ​ប្លិច​ឡើង ។ ប៉ប្លិចប៉ប្លូច ប្លិច​ៗ​ប្លូច​ៗ <text:s/>គឺ​មិន​នឹង​នួន ច្រើន​រឥល ច្រើន​ក្រឡាច់, ដែល​ស្ទុះ​ចុះ​ស្ទុះ​ឡើង​ប្លិច​ៗ​ប្លូច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៉ប្លិច​ប៉ប្លូច​</text:p>
          </table:table-cell>
        </table:table-row>
        <table:table-row>
          <table:table-cell table:style-name="តារាង1.A2" office:value-type="string">
            <text:p text:style-name="P4">៦៩៧៩</text:p>
          </table:table-cell>
          <table:table-cell table:style-name="តារាង1.A2" office:value-type="string">
            <text:p text:style-name="P5">ប៉ប្លឹ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ដូច​គ្នា​នឹង ប៉ប្លិក ដែរ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៨០</text:p>
          </table:table-cell>
          <table:table-cell table:style-name="តារាង1.A2" office:value-type="string">
            <text:p text:style-name="P5">ប៉ប្លឺ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ប្លឺម​ៗ​បាត់​ៗ​ឃើញ​ៗ : ដើរ​ប៉ប្លឺម​ក្នុង​ព្រៃ​តែ​ម្នាក់​ឯ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៨១</text:p>
          </table:table-cell>
          <table:table-cell table:style-name="តារាង1.A2" office:value-type="string">
            <text:p text:style-name="P5">ប៉ប្លុ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ប្លុង​ៗ​បាត់​ៗ​ឃើញ​ៗ : ឬ​ដែល​មើល​ទៅ ឃើញ​ត្រឡុង​ម្ដង​ៗ : មើល​ទៅ​ឃើញ​ភ្លើង​ប៉ប្លុ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៨២</text:p>
          </table:table-cell>
          <table:table-cell table:style-name="តារាង1.A2" office:value-type="string">
            <text:p text:style-name="P5">ប៉ប្លូ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ដែល​ឮ​សូរ​ប្លូក​ៗ​រឿយ​ៗ​មិន​ដាច់ : លុយ​ទឹក​ប៉ប្លូ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៨៣</text:p>
          </table:table-cell>
          <table:table-cell table:style-name="តារាង1.A2" office:value-type="string">
            <text:p text:style-name="P5">ប៉ប្លូ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ប្លូច​ៗ : រឥល​ប៉ប្លូ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៨៤</text:p>
          </table:table-cell>
          <table:table-cell table:style-name="តារាង1.A2" office:value-type="string">
            <text:p text:style-name="P5">ប៉ប្លើ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ប្លើក​ៗ​រឿយ​ៗ, ប្លើក​ចុះ​ប្លើក​ឡើង : ដើរ​ប៉ប្លើក, ងោក​ប៉ប្លើក (ម. ព. សើក​ប៉ប្លើក 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៨៥</text:p>
          </table:table-cell>
          <table:table-cell table:style-name="តារាង1.A2" office:value-type="string">
            <text:p text:style-name="P5">ប៉ប្លេចប៉ប្លូ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10">ប្លេចប្លូច​រឿយ​ៗ, ប្លេចប្លូច​ក្រៃពេក : និយាយ​ប៉ប្លេចប៉ប្លូច​តាម​តែ​រឥល​មាត់, ឫកពា​ប៉ប្លេចប៉ប្លូច, <text:s/>មនុស្ស​ប៉ប្លេចប៉ប្លូ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៨៦</text:p>
          </table:table-cell>
          <table:table-cell table:style-name="តារាង1.A2" office:value-type="string">
            <text:p text:style-name="P5">ប៉ប្លេះប៉ប្ល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ប្លេះប្លោះ​ពន់ពេក, ដែល​ឡេះឡោះ​ក្រៃពេក : ឫកពា​ប៉ប្លេះប៉ប្លោ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៨៧</text:p>
          </table:table-cell>
          <table:table-cell table:style-name="តារាង1.A2" office:value-type="string">
            <text:p text:style-name="P5">ប៉ប្លោ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ប្លោញ​ៗ​រឿយ​ៗ : ទំពា​ប៉ប្លោញ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៨៨</text:p>
          </table:table-cell>
          <table:table-cell table:style-name="តារាង1.A2" office:value-type="string">
            <text:p text:style-name="P5">ប៉ប្លោ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ប្លោត​ៗ​រឿយ​ៗ : កង្កែប​លោត​ប៉ប្លោត <text:s/>។</text:p>
          </table:table-cell>
          <table:table-cell table:style-name="តារាង1.D2" office:value-type="string">
            <text:p text:style-name="P11">ប៉ផ្លោត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៨៩</text:p>
          </table:table-cell>
          <table:table-cell table:style-name="តារាង1.A2" office:value-type="string">
            <text:p text:style-name="P5">ប៉ផ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ផង់​ក្រៃពេក : ខ្សាច់​ប៉ផង់, សម្បុរ​ប៉ផូរប៉ផង់ សម្បុរ​ផូរផង់​ម៉ដ្ឋ​ខៃ ។ </text:p>
          </table:table-cell>
          <table:table-cell table:style-name="តារាង1.D2" office:value-type="string">
            <text:p text:style-name="P11">ប្រផង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៩០</text:p>
          </table:table-cell>
          <table:table-cell table:style-name="តារាង1.A2" office:value-type="string">
            <text:p text:style-name="P5">ប៉ផ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ផស​ៗ​រឿយ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៩១</text:p>
          </table:table-cell>
          <table:table-cell table:style-name="តារាង1.A2" office:value-type="string">
            <text:p text:style-name="P5">ប៉ផា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ផាង​ៗ​រឿយ​ៗ, ឮ​ផាង​ៗ​ផ្ទួន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៩២</text:p>
          </table:table-cell>
          <table:table-cell table:style-name="តារាង1.A2" office:value-type="string">
            <text:p text:style-name="P5">ប៉ផា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ដេញ​ឬ​រត់​ទាន់​ប្រកិត​ស្ទើរ​តែ​នឹង​ចាប់​បាន : រត់​ប៉ផាប់, ដេញ​ប៉ផាប់, ដេញ​ប៉ផាប់​ចាប់​ពភីង (មើល​ក្នុង​ពាក្យ ពភី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៩៣</text:p>
          </table:table-cell>
          <table:table-cell table:style-name="តារាង1.A2" office:value-type="string">
            <text:p text:style-name="P5">ប៉ផុ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ផុក​ៗ​ផ្ទួន​ៗ : ញ័រ​ពោះ​ប៉ផុ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៩៤</text:p>
          </table:table-cell>
          <table:table-cell table:style-name="តារាង1.A2" office:value-type="string">
            <text:p text:style-name="P5">ប៉ផុ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ចាប់​ផុត​ៗ, ខ្វះ​តែ​បន្តិច​ទៀត​នឹង​ដល់ នឹង​ទាន់ : ដេញ​ចាប់​ប៉ផុត, មក​ប៉ផុត​នឹង​ទាន់ ។ ប៉ផុត​ប៉ផើយ ឬ ប្រផុត​ប្រផើយ រលីបរលាប​ស្ទើរ​ខ្វះ​ស្ទើរ​គ្រាន់ : ម្ហូប​ប៉ផុតប៉ផើយ ។</text:p>
          </table:table-cell>
          <table:table-cell table:style-name="តារាង1.D2" office:value-type="string">
            <text:p text:style-name="P11">ប្រផុត</text:p>
          </table:table-cell>
          <table:table-cell table:style-name="តារាង1.I2" office:value-type="string">
            <text:p text:style-name="P10">ប៉ផុតប៉ផើយ</text:p>
          </table:table-cell>
        </table:table-row>
        <table:table-row>
          <table:table-cell table:style-name="តារាង1.A2" office:value-type="string">
            <text:p text:style-name="P4">៦៩៩៥</text:p>
          </table:table-cell>
          <table:table-cell table:style-name="តារាង1.A2" office:value-type="string">
            <text:p text:style-name="P5">ប៉ផូ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ផូង​ៗ​ផ្ទួន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៩៦</text:p>
          </table:table-cell>
          <table:table-cell table:style-name="តារាង1.A2" office:value-type="string">
            <text:p text:style-name="P5">ប៉ផូ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ល្អិត​ផូរផង់, ដែល​ផូរផង់​ប្រពៃ : ខ្សាច់​ប៉ផូរ, ផាត់​ម្សៅ​ប៉ផូរ, ឡើង​សម្បុរ​ប៉ផូរ ។ ប៉ផូរប៉ផង់ (ម. ព. ប៉ផង់) ។</text:p>
          </table:table-cell>
          <table:table-cell table:style-name="តារាង1.D2" office:value-type="string">
            <text:p text:style-name="P11">ប្រផូរ</text:p>
          </table:table-cell>
          <table:table-cell table:style-name="តារាង1.I2" office:value-type="string">
            <text:p text:style-name="P10">ប៉ផូរប៉ផង់ <text:s/></text:p>
          </table:table-cell>
        </table:table-row>
        <table:table-row>
          <table:table-cell table:style-name="តារាង1.A2" office:value-type="string">
            <text:p text:style-name="P4">៦៩៩៧</text:p>
          </table:table-cell>
          <table:table-cell table:style-name="តារាង1.A2" office:value-type="string">
            <text:p text:style-name="P5">ប៉ផូ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ផូស​ៗ​រឿយ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៩៨</text:p>
          </table:table-cell>
          <table:table-cell table:style-name="តារាង1.A2" office:value-type="string">
            <text:p text:style-name="P5">ប៉ផែ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ផែត​ៗ​រឿយ​ៗ : ព្រួស​ប៉ផែ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៦៩៩៩</text:p>
          </table:table-cell>
          <table:table-cell table:style-name="តារាង1.A2" office:value-type="string">
            <text:p text:style-name="P5">ប៉ផ្ងា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ជាមួយ​នឹង​ពាក្យ ប៉ផ្លើក ថា: ប៉ផ្ងាក់​ប៉ផ្ងើក <text:s/>គឺ​ផ្ងាក់​ផ្ងើក​រឿយ​ៗ : ជិះ​រទេះ​រលាក់​ប៉ផ្ងាក់​ប៉ផ្ងើ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៉ផ្ងាក់​ប៉ផ្ងើក </text:p>
          </table:table-cell>
        </table:table-row>
        <table:table-row>
          <table:table-cell table:style-name="តារាង1.A2" office:value-type="string">
            <text:p text:style-name="P4">៧០០០</text:p>
          </table:table-cell>
          <table:table-cell table:style-name="តារាង1.A2" office:value-type="string">
            <text:p text:style-name="P5">ប៉ផ្ងើ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ផ្ងើក​ៗ​រឿយ​ៗ : ងោក​ប៉ផ្ងើ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០១</text:p>
          </table:table-cell>
          <table:table-cell table:style-name="តារាង1.A2" office:value-type="string">
            <text:p text:style-name="P5">ប៉ផ្ច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ផ្ចប់​ៗ​រឿយ​ៗ : ជញ្ជក់​មាត់​ប៉ផ្ចប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០២</text:p>
          </table:table-cell>
          <table:table-cell table:style-name="តារាង1.A2" office:value-type="string">
            <text:p text:style-name="P5">ប៉ផ្ញាច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ផ្ញាច់​ៗ​រឿយ​ៗ : ទំពា​ប៉ផ្ញាច់, ទំពា​ស្លា​ប៉ផ្ញាច់​មិន​ដាច់​ពី​មាត់ (ព. ព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០៣</text:p>
          </table:table-cell>
          <table:table-cell table:style-name="តារាង1.A2" office:value-type="string">
            <text:p text:style-name="P5">ប៉ផ្ញា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</text:p>
          </table:table-cell>
          <table:table-cell table:style-name="តារាង1.D2" office:value-type="string">
            <text:p text:style-name="P10">ផ្ញាញ​ៗ​រឿយ​ៗ : ទំពា​ប៉ផ្ញាញ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០៤</text:p>
          </table:table-cell>
          <table:table-cell table:style-name="តារាង1.A2" office:value-type="string">
            <text:p text:style-name="P5">ប៉ផ្ញោ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ផ្ញោញ​ៗ​រឿយ​ៗ : ទំពា​បាយ​ប៉ផ្ញោញ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០៥</text:p>
          </table:table-cell>
          <table:table-cell table:style-name="តារាង1.A2" office:value-type="string">
            <text:p text:style-name="P5">ប៉ផ្ត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ើង ដ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 ប៉ផ្តឺក : ឈឺ​ប៉ផ្តឺតប៉ផ្តក់ ឬ ឈឺ​ប៉ផ្ដាក់ប៉ផ្តឺត <text:s/>គឺ​ឈឺ​ផ្តាកផ្តឺក​ត្រដាបត្រដួស​ពន់ពេក ។</text:p>
          </table:table-cell>
          <table:table-cell table:style-name="តារាង1.D2" office:value-type="string">
            <text:p text:style-name="P11">ប៉ផ្តាក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០៦</text:p>
          </table:table-cell>
          <table:table-cell table:style-name="តារាង1.A2" office:value-type="string">
            <text:p text:style-name="P5">ប៉ផ្តឺ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ើង ដ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ផ្តឺត​ៗ​ក្រៃពេ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០៧</text:p>
          </table:table-cell>
          <table:table-cell table:style-name="តារាង1.A2" office:value-type="string">
            <text:p text:style-name="P5">ប៉ផ្តៀ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ើង ដ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មើល​ក្នុង​ពាក្យ ប៉ផ្អៀ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០៨</text:p>
          </table:table-cell>
          <table:table-cell table:style-name="តារាង1.A2" office:value-type="string">
            <text:p text:style-name="P5">ប៉ផ្តិតប៉ផ្តូ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ើង ត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ផ្តិតផ្តូង​រឿយ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០៩</text:p>
          </table:table-cell>
          <table:table-cell table:style-name="តារាង1.A2" office:value-type="string">
            <text:p text:style-name="P5">ប៉ផ្អាក់ប៉ផ្អើ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ងេកងោក​ផ្ងាក់ផ្ងើក​ឬ​ប៉ាក់ប៉ើក​រឿយ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១០</text:p>
          </table:table-cell>
          <table:table-cell table:style-name="តារាង1.A2" office:value-type="string">
            <text:p text:style-name="P5">ប៉ផ្អឹ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ផ្អឹះ​ៗ​មិន​ដាច់ : ព្រួយ​ចិត្ត​ប៉ផ្អឹះ នឹក​ព្រួយ​ផ្អឹះ​មិន​ស្រា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១១</text:p>
          </table:table-cell>
          <table:table-cell table:style-name="តារាង1.A2" office:value-type="string">
            <text:p text:style-name="P5">ប៉ផ្អឹ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ផ្អឺប​ៗ រឿយ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១២</text:p>
          </table:table-cell>
          <table:table-cell table:style-name="តារាង1.A2" office:value-type="string">
            <text:p text:style-name="P5">ប៉ផ្អុ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ផ្អុក​ៗ​រឿយ​ៗ​ព្រោះ​ភ័យ, ព្រោះ​ព្រួយ : ភ័យ​ប៉ផ្អុ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១៣</text:p>
          </table:table-cell>
          <table:table-cell table:style-name="តារាង1.A2" office:value-type="string">
            <text:p text:style-name="P5">ប៉ផ្អូ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ផ្អូក​នឹក​រឿយ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១៤</text:p>
          </table:table-cell>
          <table:table-cell table:style-name="តារាង1.A2" office:value-type="string">
            <text:p text:style-name="P5">ប៉ផ្អូ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ភ្នក​នឹក​រអូច​ឬ​ខ្សឹប​រអូច​មិន​ដាច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១៥</text:p>
          </table:table-cell>
          <table:table-cell table:style-name="តារាង1.A2" office:value-type="string">
            <text:p text:style-name="P5">ប៉ផ្អួ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មាន​ដំណើរ​ផ្អួស​ៗ​រឿយ​ៗ : លេប​បាយ​ប៉ផ្អួស, ហែល​ទឹក​ប៉ផ្អួ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១៦</text:p>
          </table:table-cell>
          <table:table-cell table:style-name="តារាង1.A2" office:value-type="string">
            <text:p text:style-name="P5">ប៉ផ្អៀ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សើម​ជ្រាយ​រអៀច : ដី​សើម​ប៉ផ្អៀច, នំ​កូរ​ជ្រាយ​ប៉ផ្អៀច (ប្រើ​ជា ប៉ផ្ដៀច (ជើង ដ) ក៏​បាន តាម​ទម្លាប់​ប្រើ​ផ្សេង​គ្នា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១៧</text:p>
          </table:table-cell>
          <table:table-cell table:style-name="តារាង1.A2" office:value-type="string">
            <text:p text:style-name="P5">ប៉ផ្អេ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ផ្អេះ​ៗ​មិន​ស្រាក : ភ័យ​ប៉ផ្អេះ, នឹក​ថប់​ប៉ផ្អេ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១៨</text:p>
          </table:table-cell>
          <table:table-cell table:style-name="តារាង1.A2" office:value-type="string">
            <text:p text:style-name="P5">ប៉ផ្អែ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ផ្អែប​ៗ​រឿយ​ៗ : យំ​ប៉ផ្អែប, បាយ​ពុះ​ប៉ផ្អែ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១៩</text:p>
          </table:table-cell>
          <table:table-cell table:style-name="តារាង1.A2" office:value-type="string">
            <text:p text:style-name="P5">ប៉ពូ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បរិវារ​សម្រាប់​និយាយ​ផ្សំ​ជាមួយ​នឹង ប៉ប៉ាច់ <text:s/>(ម. ព. នោះ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២០</text:p>
          </table:table-cell>
          <table:table-cell table:style-name="តារាង1.A2" office:value-type="string">
            <text:p text:style-name="P5">ប៉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គ្រឹហា​ខ្ពស់​ស្រឡះ មាន​សណ្ឋាន​មូល​ឬ​កាច់​ជ្រុង​មាន​ជញ្ជាំង​ចោះ​ជា​ប្រហោង​ៗ​ព័ទ្ធ​ជុំ​វិញ ធ្វើ​ទុក​នៅ​ត្រង់​មុម​កំពែង​បន្ទាយ ឬ​នៅ​ទី​ណា​មួយ សម្រាប់​ពួន​យាម​ល្បាត​ឃ្លាំ​ឬ​លាក់​ខ្លួន​ពួន​ចាំ​បាញ់​តយុទ្ធ​នឹង​ខ្មាំង​សត្រូវ : ប៉ម​បន្ទាយ, ប៉ម​ព្រះ​រាជវាំង, ប៉ម​ព្រះ​នគរ (បារ. <text:span text:style-name="T10">Blockhaus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២១</text:p>
          </table:table-cell>
          <table:table-cell table:style-name="តារាង1.A2" office:value-type="string">
            <text:p text:style-name="P5">ប៉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10">ដែល​តោះតើយ, ឆើយ គឺ​ងាក​មុខ​ចេញ​ឆើយ​ឬ​ក្រោក​ដើរ​ធ្វើ​មុខ​ស្រងើ​ឆើយ ដោយ​ក្រោធ, ដោយ​អន់​ចិត្ត : ធ្វើ​មុខ​ប៉យ, ខឹង​ប៉ើយ; ឫក​ប៉យ ។</text:p>
          </table:table-cell>
          <table:table-cell table:style-name="តារាង1.D2" office:value-type="string">
            <text:p text:style-name="P11">ប៉ើយ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២២</text:p>
          </table:table-cell>
          <table:table-cell table:style-name="តារាង1.A2" office:value-type="string">
            <text:p text:style-name="P5">បយ្យក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ៃយ៉ៈ-កៈ ដូច​គ្នា​ទាំង​ពីរ​សព្ទ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--ក) ជីតា​ទួត (រ. ស.) : ព្រះ​បយ្យកៈ ឬ ព្រះ​បេយ្យកៈ (ជីដូន​ទួត ជា បយ្យិកា <text:s/>ឬ បេយ្យិកា) ។ បេយ្យក៍ ! (ប៉ៃ) ឧ. សម្ដី​លាន់​មាត់​ដោយ​ភ្ញាក់​ជាដើម : បេយ្យក៍ ! ឯង​ស្មាន​ជា​នរណា​វា​នេះ​ទេ ឬ ? (ព. សា.) ។</text:p>
          </table:table-cell>
          <table:table-cell table:style-name="តារាង1.D2" office:value-type="string">
            <text:p text:style-name="P11">បេយ្យកៈ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២៣</text:p>
          </table:table-cell>
          <table:table-cell table:style-name="តារាង1.A2" office:value-type="string">
            <text:p text:style-name="P5">បរទារ​កម្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រ៉ៈទារ៉ៈក័ម ឬ -កៈក័ម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អំពើ​ដែល​បុរស​ប្រព្រឹត្ត​ខុស​ចំពោះ​ភរិយា​របស់​អ្នក​ដទៃ គឺ​អំពើ​លួច​ប្រពន្ធ​គេ : បរទារ​កម្ម ជា​អំពើ​លាមក​អាក្រក់​របស់​បុរស​ពាយ​ងាយ ឈ្លក់​ចិត្ត​ងប់​ស៊ប់​ក្នុង​អបាយ​មុខ​ឈ្មោះ​ឥត្ថី​ធុត្តៈ ឬ ឥត្ថី​ធូត, ស្ត្រី​ទ្យូត (ម. ព. បរាភព ទៀត​ផង) ។</text:p>
          </table:table-cell>
          <table:table-cell table:style-name="តារាង1.D2" office:value-type="string">
            <text:p text:style-name="P11">បរទារក​កម្ម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២៤</text:p>
          </table:table-cell>
          <table:table-cell table:style-name="តារាង1.A2" office:value-type="string">
            <text:p text:style-name="P5">បរមាណូ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រ៉ៈម៉ាណូ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រមាណូ &lt; បរម + អណុ) ផង់​ដែល​ល្អិត​ក្រៃលែង (ម. ព. អណូ​ ផង) ។ មើល​ក្នុង​ពាក្យ លិក្ខា ឬ លិក្សា ទៀត​ផ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២៥</text:p>
          </table:table-cell>
          <table:table-cell table:style-name="តារាង1.A2" office:value-type="string">
            <text:p text:style-name="P5">បរមាភិធេយ្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រ៉ៈម៉ាភិធៃ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&lt; បរម + អភិធេយ្យ) នាម​ដ៏​ឧត្តម គឺ​ព្រះ​បរម​នាម​នៃ​ព្រះរាជា (រ. ស.) : ទ្រង់​ចុះ​ព្រះ​បរមាភិធេយ្យ , ទ្រង់​ឡាយ​ព្រះ​បរមាភិធេយ្យ (ទ្រង់​ឡាយ​ព្រះ​ហស្ត​លេខា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២៦</text:p>
          </table:table-cell>
          <table:table-cell table:style-name="តារាង1.A2" office:value-type="string">
            <text:p text:style-name="P5">បរមាភិសម្ពោធ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រ៉ៈម៉ាភិស័ម-ពោធិ ឬ --សំ-ពោត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រ​ត្រាស់​ដឹង​នូវ​ធម៌​ដ៏​ឧត្តម គឺ​ការ​ត្រាស់​ដឹង​នៃ​ព្រះ​សព្វញ្ញុពុទ្ធ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២៧</text:p>
          </table:table-cell>
          <table:table-cell table:style-name="តារាង1.A2" office:value-type="string">
            <text:p text:style-name="P5">បរមាភិសេ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រ៉ៈម៉ាភិ​សែក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រម + អភិសេក) ការ​អភិសេក​ដ៏​ឧត្តម គឺ​ការ​បាន​ត្រាស់​នៃ​ព្រះ​សម្មាសម្ពុទ្ធ ដែល​ពួក​ទេវតា​ត្រេកអរ​បាច​សាច​ផ្កា​ទិព្វ​ផ្សេង​ៗ និង​ការ​រលាស់​ទឹក​ក្រអូប​បូជា​ថ្វាយ​ជយ​មង្គល ។ ការ​ស្រោច​ទឹក​ក្លស់​ទឹក​ស័ង្ខ ដ៏​ឧត្តុង្គឧត្តម​ចំពោះ​ក្សត្រិយ៍ ដើម្បី​លើក​តម្កើង​ព្រះ​អង្គ​ឲ្យ​បាន​ជា​ក្សត្រិយ៍​ទ្រង់​រាជ្យ​ពេញ​ទី : ព្រះ​មហា​ក្សត្រិយ៍​អង្គ​នេះ តាំង​ពី​ទ្រង់​បាន​ទទួល​បរមាភិសេក​ហើយ​មក​ទ្រង់​ប្រព្រឹត្ត​កាន់​ខ្ជាប់​នូវ​ទសពិធ​រាជធម៌​ជា​ដរាប ។ ម. ព. អភិសេក ផ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២៨</text:p>
          </table:table-cell>
          <table:table-cell table:style-name="តារាង1.A2" office:value-type="string">
            <text:p text:style-name="P5">បរមិន្ទ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រ៉ៈមិន ឬ ប៉ៈរ៉ៈមេន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គុ. ឬ ន.</text:p>
          </table:table-cell>
          <table:table-cell table:style-name="តារាង1.D2" office:value-type="string">
            <text:p text:style-name="P10">(បរម + ឥន្ទ &gt; បរមិន្ទ; បរម + ឥន្ទ្រ &gt; បរមេន្ទ្រ) ដែល​ជា​ធំ​ក្រៃលែង; អ្នក​ដែល​ជា​ធំ​ក្រៃលែង​ជាង​ពួក​មនុស្ស (ក្សត្រិយ៍​ទ្រង់​រាជ្យ) : បពិត្រ​ព្រះ​បរមិន្ទ នរិន្ទ​នរបតី ស្រី​សម្មតិ​ទេព ក្សត្រ​ថ្លៃ​ប្រសើរ​អើយ... (ពាក្យ​ទេសនា​ប្រែរយ​ជា​ពាក្យ​កម្រង​កែវ​ក្នុង​សម័យ​បុរាណ មាន​សាស្ត្រា​មហា​ជាតក៍​ជាដើម) ។ (ព. កា.) : សូម​ព្រះ​បរមិន្ទ​នរាធិបតិន្ទ ទ្រង់​ព្រះ​មេត្តា ប្រទាន​ឱកាស ឲ្យ​រាស្រ្ត​ប្រជា ចូល​គាល់​ក្សត្រា នា​គ្រា​ឥឡូវ ។</text:p>
          </table:table-cell>
          <table:table-cell table:style-name="តារាង1.D2" office:value-type="string">
            <text:p text:style-name="P11">បរមេន្រ្ទ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២៩</text:p>
          </table:table-cell>
          <table:table-cell table:style-name="តារាង1.A2" office:value-type="string">
            <text:p text:style-name="P5">បរមេស្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រ៉ៈមេស</text:p>
          </table:table-cell>
          <table:table-cell table:style-name="តារាង1.D2" office:value-type="string">
            <text:p text:style-name="P7">សំ. 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រមេឞ្ឋ; បរមិដ្ឋ) អ្នក​ដែល​ប្រសើរ​ក្រៃលែង​គឺ​ព្រះ​ព្រហ្ម (ហៅ​តាម​លទ្ធិ​ព្រាហ្មណ៍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៣០</text:p>
          </table:table-cell>
          <table:table-cell table:style-name="តារាង1.A2" office:value-type="string">
            <text:p text:style-name="P5">បរមេស្វរៈ 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រ៉ៈមេស្វៈរៈ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រមេឞ្វរ; បរមិស្សរ) អ្នក​ដែល​ជា​ធំ​ក្រៃលែង (ព្រះ​ឥសូរ); ខ្មែរ​យើង ច្រើន​ហៅ​ក្លាយ​ជា ព្រះ​បរមេសូរ ឬ ព្រះ​បរមីសូ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៣១</text:p>
          </table:table-cell>
          <table:table-cell table:style-name="តារាង1.A2" office:value-type="string">
            <text:p text:style-name="P5">បរមោវាទ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រ៉ៈម៉ោវ៉ាត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ឱវាទ​ដ៏​ឧត្តម, ដ៏​ខ្ពង់ខ្ពស់ គឺ​ឱវាត​ដែល​អ្នក​ប្រតិបត្តិ​តាម អាច​បាន​សម្រេច​ប្រយោជន៍​ដ៏​ល្អ បាន​សេចក្ដី​សុខ​ចម្រើន​និង​សេចក្ដី​ស្ងប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៣២</text:p>
          </table:table-cell>
          <table:table-cell table:style-name="តារាង1.A2" office:value-type="string">
            <text:p text:style-name="P5">បរ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រ៉ា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រា និ. “ខាង​មុខ; សាបសូន្យ; ចាញ់...”) ធ្វើ​ឲ្យ​វិនាស, ឲ្យ​អាប់​ឱន, ឲ្យ​ខូច​កេរ្តិ៍​ឈ្មោះ; ច្រើន​និយាយ​ថា ទេវតា​បរាមុខ គឺ​ទេវតា​ធ្វើ​ឲ្យ​អាប់​មុខ ឲ្យ​ខូច​ឈ្មោះ (ព. សា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៣៣</text:p>
          </table:table-cell>
          <table:table-cell table:style-name="តារាង1.A2" office:value-type="string">
            <text:p text:style-name="P5">បរាជ័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រ៉ាជៃ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រាជយ) ការ​ចាញ់, ដំណើរ​ចាញ់​គេ ។ ពាក្យ​នេះ​ខ្មែរ​យើង​ប្រើ​ជា កិ. ក៏​មាន : ខាង​ពួក​យើង​មាន​ជ័យ ខាង​ពួក​បច្ចាមិត្ត​បរាជ័យ​ទៅ​ហើយ ។ ព. ផ្ទ. ជ័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៣៤</text:p>
          </table:table-cell>
          <table:table-cell table:style-name="តារាង1.A2" office:value-type="string">
            <text:p text:style-name="P5">បរាធី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រ៉ា-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អ្នក​ដែល​លុះ​នៅ​ក្នុង​អំណាច, ក្នុង​បង្គាប់​នៃ​អ្នក​ដទៃ (ម. ព. ទារាធីន ផង) ។ ព. ផ្ទ. អត្តាធីន, សេរីភាព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៣៥</text:p>
          </table:table-cell>
          <table:table-cell table:style-name="តារាង1.A2" office:value-type="string">
            <text:p text:style-name="P5">បរាភព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៉ៈរ៉ាភប់ ឬ ប៉ៈរ៉ាភៈវៈ</text:p>
          </table:table-cell>
          <table:table-cell table:style-name="តារាង1.D2" office:value-type="string">
            <text:p text:style-name="P7">សំ. <text:s/>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រាភវ) សេចក្ដី​វិនាស, សេចក្ដី​ហិនហោច : នរណា​លេង​ស្រី, នរណា​លេង​ស្រា, នរណា​លេង​ល្បែង​ស៊ី​សង (ជា​អំពើ​ពាលា) ទ្រព្យ​ធន​នានា <text:span text:style-name="T5">ដែល​ខ្លួន​រក​បាន​ហើយ​ក៏​ទុក​ដាក់​ពុំ​គង់ នរជន​នោះ​តែងតែ​លិច​លង់​ក្នុង​សេចក្ដី​វិនាស​អន្តរាយ (គួរ​ឲ្យ​នឹក​ស្ដាយ​ពន់ពេក), អំពើ​ទាំង​នោះ​ឈ្មោះ​ថា​ជា ប្រធាន​ឬ​ជា​ប្រមុខ​នៃ​បរាភព (ព្រះ​បរមោវាទ​នៃ​ព្រះ​សម្ពុទ្ធ​មាន​ក្នុង​គាថា​បរាភវ​សូត្រ) ។</text:span></text:p>
          </table:table-cell>
          <table:table-cell table:style-name="តារាង1.D2" office:value-type="string">
            <text:p text:style-name="P11">បរាភវៈ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៣៦</text:p>
          </table:table-cell>
          <table:table-cell table:style-name="តារាង1.A2" office:value-type="string">
            <text:p text:style-name="P5">បរាមុខ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ៈរា--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24">(បរា + មុខ) បង្អាប់​មុខ, ធ្វើ​ឲ្យ​អាប់​មុខ; អាប់​មុខ​អាប់​កេរ្តិ៍​ឈ្មោះ : អា​ចោរ​ទេវតា​បរាមុខ; ធ្វើ​ឲ្យ​វា​បរាមុខ​កណ្ដាល​ជំនុំ​ធំ ។ (ម. ព. បរា 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24"/>
          </table:table-cell>
        </table:table-row>
        <table:table-row>
          <table:table-cell table:style-name="តារាង1.A2" office:value-type="string">
            <text:p text:style-name="P4">៧០៣៧</text:p>
          </table:table-cell>
          <table:table-cell table:style-name="តារាង1.A2" office:value-type="string">
            <text:p text:style-name="P5">បរិចារិក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ៈរ៉ិចារ៉ិកា</text:p>
          </table:table-cell>
          <table:table-cell table:style-name="តារាង1.D2" office:value-type="string">
            <text:p text:style-name="P11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្រី​អ្នក​បម្រើ គឺ​ស្រី​ដែល​សម្រាប់​ប្រើប្រាស់​ឲ្យ​ធ្វើ​ការងារ​ផ្សេង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៣៨</text:p>
          </table:table-cell>
          <table:table-cell table:style-name="តារាង1.A2" office:value-type="string">
            <text:p text:style-name="P5">បរិជ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ៈរ៉ិ-ជន់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ជន​នៅ​ជិត​ខាង; បរិពារ; អ្នក​នៅ​ភូមិ​ផង​របង​ជាមួយ; បរិស័ទ, គ្នីគ្នា ។ (ព. កា.) : សង្ឃឹម​បរិជន​នៅ​ជិត​ខាង គេ​សុទ្ធ​តែ​អាង​ថា​មិន​ដឹង គ្នា​ឯង​ក្នុង​ផ្ទះ​ក៏​ធ្មឹង​ៗ តើ​មាន​ទី​ពឹងឯណា​ទៀ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៣៩</text:p>
          </table:table-cell>
          <table:table-cell table:style-name="តារាង1.A2" office:value-type="string">
            <text:p text:style-name="P5">បរិញ្ញាបត្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ៈរ៉ិញ-ញ៉ា-បាត់</text:p>
          </table:table-cell>
          <table:table-cell table:style-name="តារាង1.D2" office:value-type="string">
            <text:p text:style-name="P11">បា.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រិញ្ញា+បត្រ) ឈ្មោះ​សញ្ញាបត្រ​ជាន់​ខ្ពស់ នៅ​ក្រោម​ថ្នាក់​បណ្ឌិត​មួយ​ថ្នាក់ : ប្រឡង​ជាប់​បរិញ្ញាបត្រ ។ (បារ.<text:span text:style-name="T10"> Licence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៤០</text:p>
          </table:table-cell>
          <table:table-cell table:style-name="តារាង1.A2" office:value-type="string">
            <text:p text:style-name="P5">បរិត្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ៈរ៉ិត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ធម៌​សម្រាប់​ការពារ​សេចក្ដី​អន្តរាយ : និមន្ត​លោក​ចម្រើន​ព្រះ​បរិត្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៤១</text:p>
          </table:table-cell>
          <table:table-cell table:style-name="តារាង1.A2" office:value-type="string">
            <text:p text:style-name="P5">បរិនាយ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ៈរ៉ិនាយក់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រិណាយក) អ្នក​ដឹក​នាំ, អ្នក​ត្រួតត្រា​ដឹក​នាំ​គេ​ដោយ​សព្វ​គ្រប់, ដោយ​ហ្មត់ចត់ : លោក​អភិបាល​ខេត្រ ជា​បរិនាយក​ក្នុង​ខែត្រ​របស់​ខ្លួន, លោក​អភិបាល​ស្រុក ជា​បរិនាយក​ក្នុង​ស្រុក​របស់​ខ្លួន, នាយ​សង្កាត់ ជា​បរិនាយក​ក្នុង​សង្កាត់​របស់​ខ្លួន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៤២</text:p>
          </table:table-cell>
          <table:table-cell table:style-name="តារាង1.A2" office:value-type="string">
            <text:p text:style-name="P5">បរិមណ្ឌ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ៈរ៉ិមន់-ឌល់</text:p>
          </table:table-cell>
          <table:table-cell table:style-name="តារាង1.D2" office:value-type="string">
            <text:p text:style-name="P11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5">វង់​មូល, អ្វី​ៗ​ដែល​មាន​សំណុំ​មូល : ដើម​ស្វាយ​នេះ​មាន​បរិមណ្ឌល​ល្អ​ណាស់ ។ ដំណើរ​រៀបរយ​ចុះ​បែបបទ : ស្លៀក​ដណ្ដប់​ជា​បរិមណ្ឌល <text:s/>គឺ​ស្លៀក​ដណ្ដប់​ត្រឹមត្រូវ​តាម​បែបបទ, ស្លៀក​ដណ្ដប់​ចុះ​បែ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៤៣</text:p>
          </table:table-cell>
          <table:table-cell table:style-name="តារាង1.A2" office:value-type="string">
            <text:p text:style-name="P5">បរិមាណ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ៈរ៉ិម៉ាន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រ​រាប់, ការ​គ្នេរ​មើល​ដោយ​សព្វ​គ្រប់, ប្រមាណ, ចំនួន : ផលិត​ផល​ស្រូវ​ក្នុង​ឆ្នាំ​នេះ ឃើញ​ថា​មាន​បរិមាណ​លើស​ពី​ឆ្នាំ​មុន​ច្រើន មក​ពី​មាន​ទឹក​ភ្លៀង​ស្រួល​ផង កសិករ​ក៏​ធ្វើ​ស្រែ​ដោយ​យក​ចិត្ត​ទុក​ដាក់​ណាស់​ផ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៤៤</text:p>
          </table:table-cell>
          <table:table-cell table:style-name="តារាង1.A2" office:value-type="string">
            <text:p text:style-name="P5">បរិយត្ត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ៈរ៉ិយ័ត-តិ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រ​ហាត់​រៀន, ការ​រៀន​សូត្រ; ការ​រៀន​ព្រះ​ត្រៃ​បិដក ។ បរិយត្តិ​ធម៌ ធម៌​សម្រាប់​រៀន​សូត្រ : ព្រះ​ត្រៃ​បិដក​ជា​ព្រះ​បរិយត្តិ​ធម៌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រិយត្តិធម៌</text:p>
          </table:table-cell>
        </table:table-row>
        <table:table-row>
          <table:table-cell table:style-name="តារាង1.A2" office:value-type="string">
            <text:p text:style-name="P4">៧០៤៥</text:p>
          </table:table-cell>
          <table:table-cell table:style-name="តារាង1.A2" office:value-type="string">
            <text:p text:style-name="P5">បរិយាកា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ៈរ៉ិយ៉ា--</text:p>
          </table:table-cell>
          <table:table-cell table:style-name="តារាង1.D2" office:value-type="string">
            <text:p text:style-name="P11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យ៌ាកាស) អាកាស​ធាតុ​ដែល​ព័ទ្ធ​ជុំ​វិញ​ប្រឹថពី ហើយ​ដែល​តែង​ប្រែប្រួល​ជា​ប្រក្រតី (ព. ទ.) ។ បារ. Atmosphère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៤៦</text:p>
          </table:table-cell>
          <table:table-cell table:style-name="តារាង1.A2" office:value-type="string">
            <text:p text:style-name="P5">បរិយោស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ៈរ៉ិយ៉ោ-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យ៌វសាន) ទី​បំផុត, ទី​ចប់, សេចក្ដី​ចប់ : ទសពិធ​រាជធម៌ ១០ មាន​ទានៈ ជាដើម មាន​អវិរោធនៈ​ជា​បរិយោស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៤៧</text:p>
          </table:table-cell>
          <table:table-cell table:style-name="តារាង1.A2" office:value-type="string">
            <text:p text:style-name="P5">បរិវច្ឆនដ្ឋ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រ៉ិវ៉ាច់-ឆៈ ន៉ាត់-ឋាន</text:p>
          </table:table-cell>
          <table:table-cell table:style-name="តារាង1.D2" office:value-type="string">
            <text:p text:style-name="P11">បា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ថ្នាក់​រៀន​ទី ១១ នៃ​បឋម​សិក្សា​ : កុមារ​នេះ​រៀន​នៅ​ថ្នាក់​បរិវច្ឆនដ្ឋ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៤៨</text:p>
          </table:table-cell>
          <table:table-cell table:style-name="តារាង1.A2" office:value-type="string">
            <text:p text:style-name="P5">បរិវិតក្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ៈរ៉ិវិត័ក-កៈ, ឬ​ប៉ៈរ៉ិវិតក់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រិវិតក៌) សេចក្ដី​ត្រិះរិះ, តម្រិះ, សេចក្ដី​ជញ្ជឹង​គិត : មាន​បរិវិតក្ក ។ ដើម្បី​ឲ្យ​ភាសា​ជាតិ​មាន​ឧត្តម​ភាព, ត្រូវ​អាន​ថា ប៉ៈរ៉ិវិតក់ ឬ ប៉ៈរ៉ិវិត័ក-កៈ តាម​គួរ​ដល់​ការ​ប្រកប, ពុំ​គួរ​អាន​ថា ប៉ៈរ៉ិវិតុក ឡើយ, ទោះ​បី​ធ្លាប់​មាត់​ហើយ ក៏​គួរ​តែ​លះបង់​ទម្លាប់​នោះ​ចេញ (កុំ​ឲ្យ​អ្នក​ហ្មត់ចត់​គេ​រិះ​គន់​បា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៤៩</text:p>
          </table:table-cell>
          <table:table-cell table:style-name="តារាង1.A2" office:value-type="string">
            <text:p text:style-name="P5">ប៉រួ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ៈ-</text:p>
          </table:table-cell>
          <table:table-cell table:style-name="តារាង1.D2" office:value-type="string">
            <text:p text:style-name="P11">ស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រ្វត អ.ថ. ប៉ៈហ្រួត) ឈ្មោះ​ដំបៅ​មួយ​ប្រភេទ​មាន​ខ្ទុះ​ខាំង​រឹង​ក្ដាំង : ដំបៅ​ប៉រួ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ដំបៅ​ប៉រួត</text:p>
          </table:table-cell>
        </table:table-row>
        <table:table-row>
          <table:table-cell table:style-name="តារាង1.A2" office:value-type="string">
            <text:p text:style-name="P4">៧០៥០</text:p>
          </table:table-cell>
          <table:table-cell table:style-name="តារាង1.A2" office:value-type="string">
            <text:p text:style-name="P5">បរេ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ៈរ៉េ ឬ-រ៉ែ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ម. ព. បរោ ។</text:p>
          </table:table-cell>
          <table:table-cell table:style-name="តារាង1.D2" office:value-type="string">
            <text:p text:style-name="P11">បរែ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៥១</text:p>
          </table:table-cell>
          <table:table-cell table:style-name="តារាង1.A2" office:value-type="string">
            <text:p text:style-name="P5">បរ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ៈរ៉ោ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រោ ឬ បរេ) ដទៃ, ទីទៃ, ដែល​ប្រព្រឹត្ត​ទៅ​ឆ្វេង​ក្រៅ​ធម៌ ក្រៅ​ច្បាប់; ដែល​គម្រក់​ចោល​ម្សៀត : មនុស្ស​បរោ, របស់​បរោ ។ បរេបរោ ឬ បរែបរោ (ប៉ៈរ៉េប៉ៈរ៉ោ ឬ ប៉ៈរ៉ែ--) គុ. ឬ កិ. វិ. ដែល​ខ្ជីខ្ជា; គំរោះ​ឬ​ទ្រគោះ​បោះបោក : សម្ដី​បរេបរោ; និយាយ​បរែបរោ​តាម​តែ​រួច​ពី​មាត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រេបរោ </text:p>
          </table:table-cell>
        </table:table-row>
        <table:table-row>
          <table:table-cell table:style-name="តារាង1.A2" office:value-type="string">
            <text:p text:style-name="P4">៧០៥២</text:p>
          </table:table-cell>
          <table:table-cell table:style-name="តារាង1.A2" office:value-type="string">
            <text:p text:style-name="P5">បល្ល័ង្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័ល-ល៉័ង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ល្លង្ក; បយ៌ង្ក) ភ្នែន; ទែន​សម្រាប់​អង្គុយ​ពែន; ព្រះ​ទែន​សម្រាប់​ព្រះ​ពុទ្ធ​ឬ​ព្រះ​រាជា​ទ្រង់​គង់​ពែន​ព្រះ​បាទ ។ បល្ល័ង្ក​រត្ន ឬ រតន​បល្ល័ង្ក បល្ល័ង្ក​រតនៈ គឺ​បល្ល័ង្ក​ដាំ​ត្បូង ឬ​បល្ល័ង្ក​ពេជ្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ល្ល័ង្ករត្ន</text:p>
          </table:table-cell>
        </table:table-row>
        <table:table-row>
          <table:table-cell table:style-name="តារាង1.A2" office:value-type="string">
            <text:p text:style-name="P4">៧០៥៣</text:p>
          </table:table-cell>
          <table:table-cell table:style-name="តារាង1.A2" office:value-type="string">
            <text:p text:style-name="P5">បវត្ត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ៈវ័ត ឬ ប្រៈ-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វត្តិ; ប្រវ្ឫត្តិ) ដំណឹង; ការ​ប្រព្រឹត្ត​ទៅ ឬ​ការ​ប្រព្រឹត្ត​រៀង​មក; ពង្សាវតារ, របា​ក្សត្រ ។ បវត្តិ​ការណ៍ ឬ បវត្តិ​ហេតុ (ប៉ៈវ៉ាត់-តិ--) ហេតុ, ដំណើរ​នៃ​បវត្តិ ។ បវត្តិ​កាល <text:s/>បច្ចុប្បន្ន​កាល ។ <text:s/>បវត្តិ​រូប ដំណឹង; រឿងរ៉ាវ; ពង្សាវតារ​របស់​រូប​បុគ្គល​នីមួយ​ៗ ។ បវត្តិ​សាស្ត្រ <text:s/>ឬ ប្រវត្តិ​សាស្ត្រ <text:s/>គម្ពីរ, ក្បួន​សម្ដែង​អំពី​ពង្សាវតារ​ឬ​អំពី​របា​ក្សត្រ, អំពី​សន្តតិ​វង្ស ។</text:p>
          </table:table-cell>
          <table:table-cell table:style-name="តារាង1.D2" office:value-type="string">
            <text:p text:style-name="P11">ប្រវត្តិ</text:p>
          </table:table-cell>
          <table:table-cell table:style-name="តារាង1.I2" office:value-type="string">
            <text:p text:style-name="P10">បវត្តិកាល</text:p>
            <text:p text:style-name="P10">បវត្តិការណ៍</text:p>
            <text:p text:style-name="P10">បវត្តិរូប </text:p>
            <text:p text:style-name="P10">បវត្តិសាស្ត្រ </text:p>
          </table:table-cell>
        </table:table-row>
        <table:table-row>
          <table:table-cell table:style-name="តារាង1.A2" office:value-type="string">
            <text:p text:style-name="P4">៧០៥៤</text:p>
          </table:table-cell>
          <table:table-cell table:style-name="តារាង1.A2" office:value-type="string">
            <text:p text:style-name="P5">បវារណ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ៈវ៉ារ៉ៈ-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រ​បើក​ឱកាស​ឲ្យ​និយាយ, សូម​ឲ្យ​តាម​ការ​គួរ​ឬ​តាម​ត្រូវ​ការ ។ ការ​ឃាត់, ការ​ប្រកែក ។ ខ្មែរ​ច្រើន​ប្រើ​ជា កិ. សំដៅ​តែ​ការ​បើក​ឱកាស​ឲ្យ​ឬ​ការ​សូម​ឱកាស : ទាយក​បវារណា​ចំពោះ​ព្រះ​ភិក្ខុ​សង្ឃ​ដោយ​បច្ច័យ​៤; ព្រះ​ភិក្ខុ​សង្ឃ​បវារណា​ចេញ​វស្ស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៥៥</text:p>
          </table:table-cell>
          <table:table-cell table:style-name="តារាង1.A2" office:value-type="string">
            <text:p text:style-name="P5">បវេណ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ៈវេនី ឬ​ប្រពៃនី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វេណិ ឬ បវេណី; ប្រវេណិ ឬ ប្រវៃណី) ទំនៀម; ពូជពង្ស, តំណ​វង្ស​ត្រកូល : រក្សា​បវេណី, ធ្វើ​បុណ្យ​ទាន​តាម​ប្រពៃណី ។ បវេណី​ទេវតា <text:s/>ទេវតា​ដែល​គេ​រាប់អាន​តាម​តំណ​វង្ស​ត្រកូល​ត​ៗ​មក ។ រួម​បវេណី រួម​សុខ​ទុក្ខ​របស់​ស្វាមី​ភរិយា ។</text:p>
          </table:table-cell>
          <table:table-cell table:style-name="តារាង1.D2" office:value-type="string">
            <text:p text:style-name="P11">ប្រពៃណី</text:p>
          </table:table-cell>
          <table:table-cell table:style-name="តារាង1.I2" office:value-type="string">
            <text:p text:style-name="P10">បវេណីទេវតា </text:p>
            <text:p text:style-name="P10">រួម​បវេណី</text:p>
          </table:table-cell>
        </table:table-row>
        <table:table-row>
          <table:table-cell table:style-name="តារាង1.A2" office:value-type="string">
            <text:p text:style-name="P4">៧០៥៦</text:p>
          </table:table-cell>
          <table:table-cell table:style-name="តារាង1.A2" office:value-type="string">
            <text:p text:style-name="P5">បវេសនកា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ៈវ៉េសៈន៉ៈ--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ល​ដែល​សិស្ស​ត្រូវ​ចូល​រៀន​វិញ នៅ​វេលា​ផុត​វិស្សមកាល : ក្នុង​បវេសន​កាល​ម្ដង​ៗ សិស្ស​ទាំងឡាយ​តែង​មាន​ទឹក​មុខ​ញញឹម​រីករាយ​ដោយ​បាន​ជួប​មិត្ត​របស់​ខ្លួន​ដែល​បែក​ឃ្លាត​គ្នា​ពីរ​បី​ខែ​ក្នុង​វិស្សមកាល ហើយ​តែង​សង្ឃឹម​ថា ខ្លួន​នឹង​បាន​ក្រេប​ជញ្ជក់​នូវ​វិជ្ជា​ប្លែក​ៗ ត​ទៅ​ទៀ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៥៧</text:p>
          </table:table-cell>
          <table:table-cell table:style-name="តារាង1.A2" office:value-type="string">
            <text:p text:style-name="P5">បសុ​ពេទ្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21">ប៉ៈសុ-ពែត, ត្រូវ​បង្អង់ សុ ឲ្យ​យឺត​បន្តិច </text:p>
          </table:table-cell>
          <table:table-cell table:style-name="តារាង1.D2" office:value-type="string">
            <text:p text:style-name="P11">បា. <text:s/>សំ.ក្ល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សុ + ពេទ្យ) គ្រូ​ពេទ្យ​អ្នក​ថែទាំ​មើល​ជំងឺ​សត្វ, ពេទ្យ​សត្វ (បារ. <text:span text:style-name="T10">Vétérinaire) ។</text:span></text:p>
          </table:table-cell>
          <table:table-cell table:style-name="តារាង1.D2" office:value-type="string">
            <text:p text:style-name="P11">បសុពែទ្យ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៥៨</text:p>
          </table:table-cell>
          <table:table-cell table:style-name="តារាង1.A2" office:value-type="string">
            <text:p text:style-name="P5">បសុ​ព្យាបា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ៈសុ--, ត្រូវ​បង្អង់​ត្រង់ សុ ឲ្យ​យឺត​បន្តិច 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ភ្នាក់ងារ​ក្រុម​ពេទ្យ​សត្វ​ជា​អ្នក​ព្យាបាល​រោគ​សត្វ (បារ. <text:span text:style-name="T10">Vaccinateur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៥៩</text:p>
          </table:table-cell>
          <table:table-cell table:style-name="តារាង1.A2" office:value-type="string">
            <text:p text:style-name="P5">បសុ​សត្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ៈសុ-ស័ត, ត្រូវ​បង្អង់​ត្រង់ សុ ឲ្យ​យឺត​បន្តិច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សុ + សត្ត; បឝុ + សត្វ) សត្វ​ចិញ្ចឹម គឺ​សត្វ​ដែល​គេ​ចិញ្ចឹម ដូច​យ៉ាង​គោ, ក្របី, សេះ, ជ្រូក, មាន់, ទា 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៦០</text:p>
          </table:table-cell>
          <table:table-cell table:style-name="តារាង1.A2" office:value-type="string">
            <text:p text:style-name="P5">បសាទ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សាទ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៦១</text:p>
          </table:table-cell>
          <table:table-cell table:style-name="តារាង1.A2" office:value-type="string">
            <text:p text:style-name="P5">បសំស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ៈស័ង-សា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ឝំសា) សេចក្ដី​សរសើរ, ពាក្យ​សរសើរ (ឈ្មោះ​លោក​ធម៌​ទី ៦ ក្នុង​ពួក​លោក​ធម៌​ទាំង ៨; ម.ព. លោក​ធម៌ ក្នុង​ពាក្យ លោក <text:s/>ទៀត​ផង) ។ ព. ផ្ទ. និន្ទ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៦២</text:p>
          </table:table-cell>
          <table:table-cell table:style-name="តារាង1.A2" office:value-type="string">
            <text:p text:style-name="P5">បស្សាវ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័ស-សាវ៉ៈ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ស្សាវ; ប្រស្រាវ) ទឹក​មូត្រ (ទឹក​នោម) : បន្ទោ​បស្សាវៈ គឺ នោម ។ បស្សាវ​កិច្ច <text:s/>ការ​បន្ទោ​បស្សាវៈ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ស្សាវកិច្ច </text:p>
          </table:table-cell>
        </table:table-row>
        <table:table-row>
          <table:table-cell table:style-name="តារាង1.A2" office:value-type="string">
            <text:p text:style-name="P4">៧០៦៣</text:p>
          </table:table-cell>
          <table:table-cell table:style-name="តារាង1.A2" office:value-type="string">
            <text:p text:style-name="P5">បស្សាវ​មគ្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័ស-សាវ៉ម័ក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ស្រាវមាឝ៌) ផ្លូវ​បស្សាវៈ, គឺ​ទ្វារ​មូត្រ​ឬ​ទ្វារ​តូច (ទ្វារ​នោម) : បស្សាវ​មគ្គ​ពិកា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៦៤</text:p>
          </table:table-cell>
          <table:table-cell table:style-name="តារាង1.A2" office:value-type="string">
            <text:p text:style-name="P5">បស្សាស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័ស-សាសៈ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ស្សាស; ប្រឝ្វាស) ខ្យល់​ដក​ដង្ហើម​ចូល, ដង្ហើម​ចូល; ច្រើន​និយាយ​រួម​ជា អស្សាសៈ​បស្សាសៈ គឺ​ខ្យល់​ដង្ហើម​ចេញ​និង​ដង្ហើម​ចូ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៦៥</text:p>
          </table:table-cell>
          <table:table-cell table:style-name="តារាង1.A2" office:value-type="string">
            <text:p text:style-name="P5">ប៉ា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ជុល​ភ្ជាប់​រំលេច​ក្បាច់​រចនា​ឬ​ជា​រូប​អ្វី​ៗ​នៅ​ឋាន​សំពត់​ដោយ​ឌិន​ជាដើម : ប៉ាក់​គ្រឿង​ល្ខោ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៦៦</text:p>
          </table:table-cell>
          <table:table-cell table:style-name="តារាង1.A2" office:value-type="string">
            <text:p text:style-name="P5">ប៉ាកក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ស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៉ាកកា “ចំពុះ​ក្អែក”) ប្រដាប់​សម្រាប់​ជ្រលក់​ទឹក​សរសេរ​ប្រើ​ជា​គ្រឿង​សរសេរ​អក្សរ : ស្លាប​ប៉ាកកា, ដង​ប៉ាកកា; ហៅ​ក្លាយ​ជា​ ប្រកា ក៏​មាន : ស្លាប​ប្រកា, ដង​ប្រកា (គួរ​ឈប់​ប្រើ)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៦៧</text:p>
          </table:table-cell>
          <table:table-cell table:style-name="តារាង1.A2" office:value-type="string">
            <text:p text:style-name="P5">ប៉ាកកៃ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ស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៉ាកកៃ់ “ចំពុះ​មាន់”) ប្រដាប់​សរសេរ​អក្ស​មាន​សណ្ឋាន​ធំ​ជាង​ប៉ាកកា; ហៅ​ក្លាយ​ជា ប្រកៃ ក៏​មាន (ច្រើន​មាន​ប្រើ​តែ​ក្នុង​សម័យ​ពី​ដើម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៦៨</text:p>
          </table:table-cell>
          <table:table-cell table:style-name="តារាង1.A2" office:value-type="string">
            <text:p text:style-name="P5">ប៉ាកណា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ស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៉ាក “មាត់”, <text:span text:style-name="T1">នាំœ</text:span> អ. ថ. ន៉ាម់ “ទឹក”) ទី​បំផុត​ទន្លេ​ត្រង់​ដែល​ចូល​ទៅ​ជាប់​នឹង​សមុទ្រ, មាត់​ពា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៦៩</text:p>
          </table:table-cell>
          <table:table-cell table:style-name="តារាង1.A2" office:value-type="string">
            <text:p text:style-name="P5">ប៉ាក់ថ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ខ្នើយ​មួយ​ប្រភេទ​ញាត់​ដោយ​សំឡី​មាន​សណ្ឋាន​រាង​ប៉ូវថៅ ក្រាស់​ម្ខាង​ស្ដើង​ម្ខាង សម្រាប់​អង្គុយ​ផ្អែក : ខ្នើយ​ប៉ាក់ថ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៧០</text:p>
          </table:table-cell>
          <table:table-cell table:style-name="តារាង1.A2" office:value-type="string">
            <text:p text:style-name="P5">ប៉ាក់ប៉ើក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ដែល​របះរបើង​ងើប​ៗ​ងក់​ៗ​ផ្ងាក់ផ្ងើក : អង្គុយ​លើ​កៅអី​ងោក​ប៉ាក់ប៉ើក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ខ្ទុត​ដី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៧១</text:p>
          </table:table-cell>
          <table:table-cell table:style-name="តារាង1.A2" office:value-type="string">
            <text:p text:style-name="P5">ប៉ាក់ប៉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22"/>
          </table:table-cell>
          <table:table-cell table:style-name="តារាង1.D2" office:value-type="string">
            <text:p text:style-name="P10">(ម. ព. បុ័កប៉ៅ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៧២</text:p>
          </table:table-cell>
          <table:table-cell table:style-name="តារាង1.A2" office:value-type="string">
            <text:p text:style-name="P5">ប៉ាច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បុក​ឬ​ជាន់​អ្វី​ៗ​ដែល​ទន់, ដែល​ជ្រាយ ។ និយាយ​ប៉ាច់​ៗ និយាយ​ខ្លាំង​ៗ​មិន​ដាច់​សូរ ។</text:p>
          </table:table-cell>
          <table:table-cell table:style-name="តារាង1.D2" office:value-type="string">
            <text:p text:style-name="P11">ប៉ាច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៧៣</text:p>
          </table:table-cell>
          <table:table-cell table:style-name="តារាង1.A2" office:value-type="string">
            <text:p text:style-name="P5">ប៉ាចរហា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រហាច​ពេញ​ពាស ។ សម្ដី​ប៉ាចរហាច <text:s/>សម្ដី​ភរ​ភាយ​រហាចរហ​ឥត​មាន​ចប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៧៤</text:p>
          </table:table-cell>
          <table:table-cell table:style-name="តារាង1.A2" office:value-type="string">
            <text:p text:style-name="P5">បាចិត្តិយ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ាចិត-តិ យ៉ៈ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អាបត្តិ​ពួក​មួយ (ក្នុង​អាបត្តិ ៧ កង) ជា​ទោស​សម្រាប់​ភិក្ខុ​ឬ​ភិក្ខុនី​ក្នុង​ព្រះ​ពុទ្ធ​សាសនា (ព. វិ. ពុ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៧៥</text:p>
          </table:table-cell>
          <table:table-cell table:style-name="តារាង1.A2" office:value-type="string">
            <text:p text:style-name="P5">ប៉ាឆ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ស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<text:span text:style-name="T9">(ស. </text:span><text:span text:style-name="T1">ប៉ា</text:span><text:span text:style-name="T9"> </text:span><text:span text:style-name="T2">“ ព្រៃ ” + </text:span><text:span text:style-name="T1">ជ៉ា</text:span><text:span text:style-name="T2"> អ. ថ. ឆា “យូរ” &gt; </text:span><text:span text:style-name="T1">ប៉ាជាœ</text:span><text:span text:style-name="T9"> </text:span><text:span text:style-name="T2">អ. ថ. ប៉ាឆា) </text:span>ព្រៃ​សម្រាប់​តម្កល់​ឬ​បញ្ចុះ​សព, សម្រាប់​កប់​ខ្មោច, ទី​សម្រាប់​រំលាយ​សព, ឈាបនដ្ឋាន ។ មាន​ពាក្យ​ជា​វេវចនៈ​ច្រើន, ខ្មែរ​យើង​គួរ​កុំ​បាច់​ប្រើ​ពាក្យ ប៉ាឆា នេះ, គួរ​ប្រើ​ពាក្យ ឈាបនដ្ឋាន, អាឡាហណដ្ឋាន; ស្មសាន <text:s/>ឬ សុសាន, ទី​បញ្ចុះ​សព, ព. សា. ថា ព្រៃ​ខ្មោច វិញ, ប៉ុន្តែ​ក្នុង​សម័យ​សព្វ​ថ្ងៃ​នេះ យើង​ហៅ​ទី​-</text:p>
            <text:p text:style-name="P10">សម្រាប់​រំលាយ​សព​ថា ឈាបនដ្ឋាន <text:s/>ថ្នឹក​មាត់​ទៅ​ហើយ, គួរ​ហៅ​ឲ្យ​ជាប់​រហូត​ទៅ កុំ​ម្ដង​ហៅ​ដូច្នេះ​ម្ដង​ហៅ​ដូច្នោះ នាំ​ឲ្យ​សម្ដី​ខ្មែរ​យើង​រាត់រាយ​ឬ​រសេមរសាម មិន​កំណត់ : ហែ​សព​ទៅ​កាន់​ឈាបនដ្ឋាន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៧៦</text:p>
          </table:table-cell>
          <table:table-cell table:style-name="តារាង1.A2" office:value-type="string">
            <text:p text:style-name="P5">បាដិទេសនី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ាដិទេសៈន៉ីយ៉ៈ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ាដិទេសនីយ; ប្រាតិ--) ឈ្មោះ​អាបត្តិ​ជា​ទេសនាគាមិនី មួយ​ផ្នែក​មាន ៤ សិក្ខាបទ (ក្នុង​ពួក​អាបត្តិ ៧ កង) សម្រាប់​ភិក្ខុ​ពុទ្ធ​សាសនិក (ព. វិ. ពុ.) ។</text:p>
          </table:table-cell>
          <table:table-cell table:style-name="តារាង1.D2" office:value-type="string">
            <text:p text:style-name="P11">--យៈ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៧៧</text:p>
          </table:table-cell>
          <table:table-cell table:style-name="តារាង1.A2" office:value-type="string">
            <text:p text:style-name="P5">បាដិបុគ្គលិ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ាដិបុក-គៈ--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ដែល​ចំពោះ​រូប​បុគ្គល​មួយ​ៗ ។ បាដិបុគ្គលិកទាន ទាន​ដែល​គេ​ឲ្យ​ចំពោះ​រូប​បុគ្គល (ម. ព. បុគ្គលិក និង បុគ្គលិកទាន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ាដិបុគ្គលិក-ទាន</text:p>
          </table:table-cell>
        </table:table-row>
        <table:table-row>
          <table:table-cell table:style-name="តារាង1.A2" office:value-type="string">
            <text:p text:style-name="P4">៧០៧៨</text:p>
          </table:table-cell>
          <table:table-cell table:style-name="តារាង1.A2" office:value-type="string">
            <text:p text:style-name="P5">បាដិភោ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ាដិភោក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ាតិភោគ) អ្នក​ធានា, អ្នក​ទទួល​រ៉ាប់រង​ដំណើរ​អ្វី​ៗ ជួស​អ្នក​ដទៃ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៧៩</text:p>
          </table:table-cell>
          <table:table-cell table:style-name="តារាង1.A2" office:value-type="string">
            <text:p text:style-name="P5">បាដិមោក្ខ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ា-ម៉ោក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ាតិមោក្ស) ឈ្មោះ​បាលី​ពុទ្ធប្បញ្ញត្តិ​ដែល​ជា​សិក្ខាបទ​មួយ​ៗ សម្រាប់​ឲ្យ​ភិក្ខុ​សូត្រ​ក្នុង​ទី​ប្រជុំ​សង្ឃ​រាល់​កន្លះ​ខែ : រៀន​បាដិមោក្ខ, សម្ដែង​បាតិមោក្ខ (ព. វិ. ពុ.) ។</text:p>
          </table:table-cell>
          <table:table-cell table:style-name="តារាង1.D2" office:value-type="string">
            <text:p text:style-name="P11">បាតិមោក្ខ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៨០</text:p>
          </table:table-cell>
          <table:table-cell table:style-name="តារាង1.A2" office:value-type="string">
            <text:p text:style-name="P5">បាដិហារិយ៍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ាដិហា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ាដិហារិយ; ប្រាតិហាយ៌) ការ​អស្ចារ្យ​គួរ​ស្ញែង​ដែល​កើត​អំពី​ការ​សម្ដែង​ឫទ្ធិ​របស់​ឧត្តរិមនុស្ស មាន​ព្រះ​សម្មាសម្ពុទ្ធ​ជាដើម : ព្រះ​ពុទ្ធ​ទ្រង់​សម្ដែង​បាដិហារិយ៍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៨១</text:p>
          </table:table-cell>
          <table:table-cell table:style-name="តារាង1.A2" office:value-type="string">
            <text:p text:style-name="P5">បាដិហារ្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ាដិហារិយ៍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៨២</text:p>
          </table:table-cell>
          <table:table-cell table:style-name="តារាង1.A2" office:value-type="string">
            <text:p text:style-name="P5">បា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ាឋៈ</text:p>
          </table:table-cell>
          <table:table-cell table:style-name="តារាង1.D2" office:value-type="string">
            <text:p text:style-name="P11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ាឋ) ការ​រៀន; ការ​ថ្លែង​រឿង; រឿងរ៉ាវ; បាលី ។</text:p>
          </table:table-cell>
          <table:table-cell table:style-name="តារាង1.D2" office:value-type="string">
            <text:p text:style-name="P11">បាឋៈ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៨៣</text:p>
          </table:table-cell>
          <table:table-cell table:style-name="តារាង1.A2" office:value-type="string">
            <text:p text:style-name="P5">បាឋក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ាឋៈកៈ</text:p>
          </table:table-cell>
          <table:table-cell table:style-name="តារាង1.D2" office:value-type="string">
            <text:p text:style-name="P11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ាឋក) អ្នក​សម្ដែង​រឿងរ៉ាវ, អ្នក​ថ្លែង​សេចក្ដី; អ្នក​សូត្រ​បាលី ។ បើ​ស្ត្រី​ជា បាឋិក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៨៤</text:p>
          </table:table-cell>
          <table:table-cell table:style-name="តារាង1.A2" office:value-type="string">
            <text:p text:style-name="P5">បាឋកថ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ាឋៈកៈថា</text:p>
          </table:table-cell>
          <table:table-cell table:style-name="តារាង1.D2" office:value-type="string">
            <text:p text:style-name="P11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ម្ដី​ថ្លែង​សេចក្ដី (មាត់​ទទេ); កថា​សម្ដែង​រឿងរ៉ាវ; កថា​សូត្រ​បាលី ។ (អ្នក​ប្រទេស​ឥណ្ឌា​ហៅ​សាលា​រៀន​ថា បាឋ​សាលា</text:p>
            <text:p text:style-name="P10">តាម​ការ​យល់​របស់​គេ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៨៥</text:p>
          </table:table-cell>
          <table:table-cell table:style-name="តារាង1.A2" office:value-type="string">
            <text:p text:style-name="P5">បាឋិក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ាឋកៈ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៨៦</text:p>
          </table:table-cell>
          <table:table-cell table:style-name="តារាង1.A2" office:value-type="string">
            <text:p text:style-name="P5">បាណ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ាណក) សត្វ​ល្អិត​ផ្សេង​ៗ មាន​ដង្កូវ, កណ្ដូប, កំពោង, កញ្ចែ ជាដើម ។ ហៅ​ថា បាណក​ជាតិ ឬ បាណក​សត្វ ក៏​បាន : បាណក​ជាតិ​ខ្លះ ជា​សត្វ​បំផ្លាញ​ដំណាំ <text:s/>(បារ, <text:span text:style-name="T10">Insecte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៨៧</text:p>
          </table:table-cell>
          <table:table-cell table:style-name="តារាង1.A2" office:value-type="string">
            <text:p text:style-name="P5">បាណាតិបា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ា-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រ​ញ៉ាំង​ជីវិត​ឲ្យ​ធ្លាក់​កន្លង​ទៅ គឺ​ការ​ផ្ដាច់​ជីវិត​សត្វ, ការ​សម្លាប់​សត្វ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៨៨</text:p>
          </table:table-cell>
          <table:table-cell table:style-name="តារាង1.A2" office:value-type="string">
            <text:p text:style-name="P5">ប៉ា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<text:span text:style-name="T5">សំលៀង​ពង្រាប​ឲ្យ​ស្ដើង​ផ្ទៃ​មុខ; ច្រាស​ពង្រាប​ឲ្យ​ស្ដើង​សាច់; វាយ​ពាត ។ ព. ប្រ. ស្ដី​ថា​ឲ្យ​ឥត​ញញើត​ដាល​រាល​ពី​មួយ​ទៅ​</text:span>មួយ ។ ប៉ាតណា​ប៉ាតណី ឬ​ប៉ាតណា​ប៉ាតណាំង <text:s/>ស្ដី​បន្ទោស​ថា​ឲ្យ​ដាល​រាល​តាម​តែ​រួច​ពី​មាត់ (ព. សា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៉ាតណា​</text:p>
            <text:p text:style-name="P10">ប៉ាតណី</text:p>
          </table:table-cell>
        </table:table-row>
        <table:table-row>
          <table:table-cell table:style-name="តារាង1.A2" office:value-type="string">
            <text:p text:style-name="P4">៧០៨៩</text:p>
          </table:table-cell>
          <table:table-cell table:style-name="តារាង1.A2" office:value-type="string">
            <text:p text:style-name="P5">បាតរា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ាតៈរ៉ាស</text:p>
          </table:table-cell>
          <table:table-cell table:style-name="តារាង1.D2" office:value-type="string">
            <text:p text:style-name="P11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អាហារ​ពេល​ព្រឹក, អាហារ​ព្រឹក, អាហារ​ស្រស់ស្រូប : ធ្វើ​បាតរាស, ពេល​បាតរាស ។ <text:s/>ព. ផ្ទ. សាយមា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៩០</text:p>
          </table:table-cell>
          <table:table-cell table:style-name="តារាង1.A2" office:value-type="string">
            <text:p text:style-name="P5">ប៉ាតឡា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រាប​សំប៉ាត : រាង​ប៉ាតឡាត, ចាន​ប៉ាតឡាត (ព. សា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៩១</text:p>
          </table:table-cell>
          <table:table-cell table:style-name="តារាង1.A2" office:value-type="string">
            <text:p text:style-name="P5">ប៉ាត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រលាស់​ចុង​រំពាត់​ទន់​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៩២</text:p>
          </table:table-cell>
          <table:table-cell table:style-name="តារាង1.A2" office:value-type="string">
            <text:p text:style-name="P5">ប៉ាត់រញ៉ាត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10">រលះរលាំង​គ្រវាត់​គ្រវែង : ដើរ​ប៉ាត់រញ៉ាត់; ដំណើរ​ប៉ាត់រញ៉ាត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៩៣</text:p>
          </table:table-cell>
          <table:table-cell table:style-name="តារាង1.A2" office:value-type="string">
            <text:p text:style-name="P5">បាតិមោក្ខ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ាដិមោក្ខ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៩៤</text:p>
          </table:table-cell>
          <table:table-cell table:style-name="តារាង1.A2" office:value-type="string">
            <text:p text:style-name="P5">បាតុកម្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ា--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ាតុ + កម្ម) អំពើ​ជាក់​ស្ដែង, ការ​ធ្វើ​ឲ្យ​ដឹង​ឬ​ឲ្យ​ឃើញ​ប្រាដក; ការ​លើក​គ្នា​ដើរ​ដង្ហែ​ជា​ក្បួន​ដើម្បី​សម្ដែង​សេចក្ដី​មិន​ពេញ​ចិត្ត​ចំពោះ​អំពើ​អ្វី​នីមួយ ឬ​ទទូច​សុំ​ស្រុះ​គ្នា​ឲ្យ​សម្រេច​ផល​ប្រយោជន៍​អ្វី​មួយ​តាម​សេចក្ដី​ពេញ​ចិត្ត​ខ្លួន​ទាំងអស់​គ្នា : ធ្វើ​បាតុកម្ម​សម្ដែង​ការ​មិន​ពេញ​ចិត្ត​ចំពោះ​រឿង...; បាតុកម្ម​នៃ​ពួក​កម្មករ...។ បាតុកម្ម​បំពាន​ច្បាប់ បាតុកម្ម​ខុស​ផ្លូវ​ច្បាប់ ។ បាតុកម្ម​ឡើង​ចាង បាតុកម្ម​តាម​ទំនើង​ក្រៅ​លក្ខណានុញ្ញាត ។ល។ បាតុកម្ម​សុភាព <text:s/>បាតុកម្ម​សុភាព​រាបសា​តាម​លក្ខណានុញ្ញាត <text:s text:c="2"/>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៩៥</text:p>
          </table:table-cell>
          <table:table-cell table:style-name="តារាង1.A2" office:value-type="string">
            <text:p text:style-name="P5">បាតុភូ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ា-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ាតុ + ភូត) ហេតុ​ដែល​កើត​មាន​ឡើង​យ៉ាង​ប្រាដក​ជាក់​ស្ដែង ។ ហេតុ​ដែល​បណ្ដាល​ឡើង​ឯង​ៗ​ដោយ​ធម្មជាតិ ហើយ​ដែល​គួរ​ឲ្យ​ចង់​មើល​ចង់​ត្រិះរិះ​ពិចារណា​មើល ដូច​ជា​ការ​កក្រើក​ផែន​ដី​ជាដើម; សត្វ, មនុស្ស​ឬ​វត្ថុ​ផ្សេង​ៗ​ដែល​មាន​អាការ​ណា​មួយ​ចម្លែក​អស្ចារ្យ​ខុស​ពី​ធម្មតា : ផ្កាយ​ដុះ​កន្ទុយ​ជា​បាតុភូត​មួយ​ក្នុង​សកល​លោ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៩៦</text:p>
          </table:table-cell>
          <table:table-cell table:style-name="តារាង1.A2" office:value-type="string">
            <text:p text:style-name="P5">ប៉ាន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ពាស​ពី​លើ, ស្រោប​ថែម, ដាក់​ឬ​ពាក់​ប្រដាប់​ដែល​ហៅ​ថា ប៉ាន : ត្រូវ​ប៉ាន​ដែក​ថែប​មួយ​ផ្ទាំង​ទៀត; ប្រយ័តុ្ន ! ក្បាល​អ្នក​ឯង​មិន​មែន​ប៉ាន​ដែក​ទេ​កុំ​ហ៊ាន​ពេ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្រដាប់​សម្រាប់​គ្រប, សម្រាប់​ប៉ះ​ភ្ជាប់ : ប៉ាន​មុខ​គោ, ប៉ាន​ដៃ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៩៧</text:p>
          </table:table-cell>
          <table:table-cell table:style-name="តារាង1.A2" office:value-type="string">
            <text:p text:style-name="P5">ប៉ាន់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សូន​ធាតុ​ដី​ជ្រាយ​ឲ្យ​កើត​បាន​ជា​រូប​អ្វី​ៗ : ប៉ាន់​រូប ។ បែង​ចែក, បូក​បោះ, លៃ​មើល : ប៉ាន់​មើល​ទៅ​ឃើញ​អស់​ប្រាក់​ចំនួន ១៥២ រៀល; និយាយ​ថា បូក​ប៉ាន់ ក៏​បាន ។ ងាក​បែរ : ប៉ាន់​ចុះ​ប៉ាន់​ឡើ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ភាជនៈ​ធ្វើ​ដោយ​ដី​វិសេស មាន​ដៃ មាន​ចំពួយ សម្រាប់​ឆុង​តែ : ប៉ាន់​តែ, តែ​មួយ​ប៉ាន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៣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វៀច, ទ្រេត, ផត : ក្បាល​ប៉ាន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០៩៨</text:p>
          </table:table-cell>
          <table:table-cell table:style-name="តារាង1.A2" office:value-type="string">
            <text:p text:style-name="P5">បានី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ាន៉ីយៈ ឬ -នី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គេ​គប្បី​ផឹក, ដែល​គួរ​ផឹក​បាន, ដែល​សម្រាប់​ផឹក ។ ន. ទឹក​ដែល​គួរ​ផឹក​បាន, ទឹក​សម្រាប់​ផឹក ។ បានីយដ្ឋាន (ប៉ាន៉ីយ៉ាត់-ឋាន) ផ្ទះ​ឬ​ទី​កន្លែង​នៃ​គ្រឿង​ផឹក, ទី​លក់​គ្រឿង​ផឹក​ផ្សេង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ានីយដ្ឋាន</text:p>
          </table:table-cell>
        </table:table-row>
        <table:table-row>
          <table:table-cell table:style-name="តារាង1.A2" office:value-type="string">
            <text:p text:style-name="P4">៧០៩៩</text:p>
          </table:table-cell>
          <table:table-cell table:style-name="តារាង1.A2" office:value-type="string">
            <text:p text:style-name="P5">ប៉ា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វាយ​វាត់​នឹង​រំពាត់​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០០</text:p>
          </table:table-cell>
          <table:table-cell table:style-name="តារាង1.A2" office:value-type="string">
            <text:p text:style-name="P5">បាមោក្ខ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ាម៉ោក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្រមុខ្យ) ដែល​ជា​ប្រធាន, ជា​មេ, ជា​អ្នក​នាំ​មុខ, ជា​អ្នក​នាំ​អាទិ៍ (ប្រើ​ជា ប្រមុខ្យ <text:s/>(ប្រមុខ) ក៏​ប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០១</text:p>
          </table:table-cell>
          <table:table-cell table:style-name="តារាង1.A2" office:value-type="string">
            <text:p text:style-name="P5">បាមោជ្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ាម៉ោច-ជៈ ឬ ប៉ាម៉ោច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ាមោទ្យ) សេចក្ដី​រីករាយ, សេចក្ដី​ពេញ​ចិត្ត​ខ្លាំង : មាន​បីតិ​បាមោជ្ជ​ពន់ពេ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០២</text:p>
          </table:table-cell>
          <table:table-cell table:style-name="តារាង1.A2" office:value-type="string">
            <text:p text:style-name="P5">ប៉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ចិ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សំពះ, ថ្វាយ​បង្គំ, គំនាប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០៣</text:p>
          </table:table-cell>
          <table:table-cell table:style-name="តារាង1.A2" office:value-type="string">
            <text:p text:style-name="P5">ប៉ាយហួ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ចិ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តាំង​សមាគម​សម្ងាត់ ។ ន. ពួក​សមាគម​សម្ងាត់ គឺ​ពួក​ជន​អ្នក​ផឹក​ទឹក​សំបថ​សម្ងាត់​រួម​គំនិត​គ្នា​ក្នុង​ការ​សម្រេច​កិច្ចការ​អ្វី​ៗ​ទៅ​ខាង​មុខ : ពួក​ប៉ាយហួយ​ជា​ពួក​ជន​មិន​ស្មោះ​ត្រង់​ចំពោះ​រដ្ឋ​ដែល​ខ្លួន​ន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០៤</text:p>
          </table:table-cell>
          <table:table-cell table:style-name="តារាង1.A2" office:value-type="string">
            <text:p text:style-name="P5">បារាជិ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ារា--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អាបត្តិ​ពួក​មួយ​មាន​ទោស​ធ្ងន់​បំផុត សម្រាប់​ភិក្ខុ​ឬ​ភិក្ខុនី​ក្នុង​ព្រះ​ពុទ្ធ​សាសនា (ព. វិ. ពុ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០៥</text:p>
          </table:table-cell>
          <table:table-cell table:style-name="តារាង1.A2" office:value-type="string">
            <text:p text:style-name="P5">ប៉ា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ស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៉ាវ “ប្រាប់​ឲ្យ​ដឹង​រាល់​គ្នា”) អំពាវនាវ​ប្រាប់​ឲ្យ​ដឹង​ទួទៅ (ម. ប្រ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០៦</text:p>
          </table:table-cell>
          <table:table-cell table:style-name="តារាង1.A2" office:value-type="string">
            <text:p text:style-name="P5">ប៉ាវ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អំពាវនាវ​ប្រាប់​ឲ្យ​ដឹង​រាល់​គ្នា ដោយ​ដើរ​វាយ​គង​ឲ្យ​លាន់​ឮ; បើ​មាន​វាយ​ស្គរ​ផង ហៅ​ថា ប៉ាវ​គង​ទួង​ភេរី (មាន​ប្រើ​តែ​ក្នុង​សម័យ​បុរាណ​យូរ​អង្វែង​ហើយ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០៧</text:p>
          </table:table-cell>
          <table:table-cell table:style-name="តារាង1.A2" office:value-type="string">
            <text:p text:style-name="P5">បាវចន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ាវ៉ៈចៈន៉ៈ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&lt; បធាន + វចនៈ &gt; បាវចនៈ) ពាក្យ​ប្រធាន, ពាក្យ​គោល​ចារឹក, សម្ដី​ជា​សំអាង​ទុក​ជា​គោល​ប្រតិបត្តិ (បាន​ដល់​ធម្ម​វិន័យ, ព្រះ​ត្រៃ​បិដក, ពុទ្ធ​វចនៈ) ។ ជាតិ សាសនា ព្រះ​រាជ​បល្ល័ង្ក ក៏​ជា បាវចនៈ ឬ បាវចនា របស់​ខ្មែរ​យើង​តាំង​ពី​ក្នុង​បុរាណ​កាល​រៀង​មក​ដល់​សម័យ​បច្ចុប្បន្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០៨</text:p>
          </table:table-cell>
          <table:table-cell table:style-name="តារាង1.A2" office:value-type="string">
            <text:p text:style-name="P5">បាសាទិក​សមាជិ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ាសាទិកៈ--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ាសាទិក + សមាជិក) សមាជិក​អ្នក​មាន​សេចក្ដី​ជ្រះថ្លា គឺ​សមាជិក​ដែល​គ្រាន់​តែ​បង់​ប្រាក់​ភាគទាន​ជា​ជំនួយ​ដល់​សមាគម​ណា​មួយ តែ​ពុំ​បាន​ជួយ​បំពេញ​កិច្ច​ការ​ផ្ទាល់​ខ្លួន​ក្នុង​សមាគម​នោះ​ទេ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០៩</text:p>
          </table:table-cell>
          <table:table-cell table:style-name="តារាង1.A2" office:value-type="string">
            <text:p text:style-name="P5">បាហុនក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ាហុនៈ--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ាហុនក) ជន​ដែល​មក​ដោយ​មាន​ការ​អ្វី​មួយ ឬ​ដែល​មក​លេង​ដោយ​សេចក្ដី​នឹក​រឭក, ភ្ញៀវ ។ ស្ត្រី​ជា បាហុនិក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១០</text:p>
          </table:table-cell>
          <table:table-cell table:style-name="តារាង1.A2" office:value-type="string">
            <text:p text:style-name="P5">បាហុនកដ្ឋ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ាហុនៈកាត់-ឋាន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ាហុនក + ឋាន) កន្លែង​ទទួល​ភ្ញៀវ, បន្ទប់​សម្រាប់​ទទួល​ភ្ញៀវ : បាហុនកដ្ឋាន​សម្រាប់​ក្រុង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១១</text:p>
          </table:table-cell>
          <table:table-cell table:style-name="តារាង1.A2" office:value-type="string">
            <text:p text:style-name="P5">ប៉ាហាំ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សំណ​មួយ​ប្រភេទ : សំណ​ប៉ាហាំ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សំណ​ប៉ាហាំង </text:p>
          </table:table-cell>
        </table:table-row>
        <table:table-row>
          <table:table-cell table:style-name="តារាង1.A2" office:value-type="string">
            <text:p text:style-name="P4">៧១១២</text:p>
          </table:table-cell>
          <table:table-cell table:style-name="តារាង1.A2" office:value-type="string">
            <text:p text:style-name="P5">ប៉ិ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គោះ​បន្ទះ​ឫស្សី​ជាដើម ។</text:p>
          </table:table-cell>
          <table:table-cell table:style-name="តារាង1.D2" office:value-type="string">
            <text:p text:style-name="P11">ប៉ិក​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១៣</text:p>
          </table:table-cell>
          <table:table-cell table:style-name="តារាង1.A2" office:value-type="string">
            <text:p text:style-name="P5">ប៉ិកួ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ចិ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មើល​ក្នុង​ពាក្យ រលួស <text:s/>ត្រង់ ដំឡូង​រលួ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១៤</text:p>
          </table:table-cell>
          <table:table-cell table:style-name="តារាង1.A2" office:value-type="string">
            <text:p text:style-name="P5">ប៉ិ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លេច​ពន្លក​ឬ​លេច​ត្រួយ​បន្ដិច​ឡើង : សណ្ដែក​ប៉ិច​ពន្លក, អម្ពិល​ទើប​នឹង​ប៉ិច​ត្រួ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១៥</text:p>
          </table:table-cell>
          <table:table-cell table:style-name="តារាង1.A2" office:value-type="string">
            <text:p text:style-name="P5">បិដ្ឋ្យដ្ឋិក​សត្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ិត-ឋ្យាត់-ឋិកៈ-- ឬ--ឋ្យាត--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ត្វ​មួយ​ពួក​ដែល​មាន​ឆ្អឹង​ទ្រនុង​ខ្នង​ហើយ​មាន​ឆ្អឹង​ជំនីរ​ត​ភ្ជាប់​ពី​ទ្រនុង​ខ្នង​នោះ​រួម​មក​ខាង​ពោះ, ហៅ​ដោយ​រួបរួម​ថា សត្វ​មាន​គ្រោង​ឆ្អឹង ដូច​ជា គោ, ក្របី, ត្រី​ជាដើម (បារ. <text:span text:style-name="T10">Vertébré) ។</text:span></text:p>
          </table:table-cell>
          <table:table-cell table:style-name="តារាង1.D2" office:value-type="string">
            <text:p text:style-name="P17">បិដ្ឋ្យាដ្ឋិក​សត្វ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១៦</text:p>
          </table:table-cell>
          <table:table-cell table:style-name="តារាង1.A2" office:value-type="string">
            <text:p text:style-name="P5">ប៉ិត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កាត់, ច្រាស​ឬ​ចិត​បញ្ឆិត​ជម្រាល​ឲ្យ​ជ្រេ​ទាប​ចុះ​ជាង​ផ្នែក​ម្ខាង : ប៉ិត​ជ្រុង​តុ, ប៉ិត​ចុង​ផ្ទោង ។ ប្រើ​ជា កិ. វិ. ក៏​បាន : អារ​ប៉ិត, ឈូស​ប៉ិ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ផ្ទះ​មួយ​បែប ទីទៃ​ពី​ផ្ទះ​កន្តាំង, ទីទៃ​ពី​ផ្ទះ​រោង​ដោល គឺ​មាន​សណ្ឋាន​ដូច​គេ​ប៉ិត​ត្រង់​ចុង​មេ​ដំបូល​ទាំង​ពីរ​ខាង : ផ្ទះ​ប៉ិ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ផ្ទះ​ប៉ិត </text:p>
          </table:table-cell>
        </table:table-row>
        <table:table-row>
          <table:table-cell table:style-name="តារាង1.A2" office:value-type="string">
            <text:p text:style-name="P4">៧១១៧</text:p>
          </table:table-cell>
          <table:table-cell table:style-name="តារាង1.A2" office:value-type="string">
            <text:p text:style-name="P5">ប៉ិតប៉ុ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 វិ. ឬ គុ. </text:p>
          </table:table-cell>
          <table:table-cell table:style-name="តារាង1.D2" office:value-type="string">
            <text:p text:style-name="P10">ដែល​មាន​ដំណើរ​ត្បៀត​គូទ : ដើរ​ប៉ិតប៉ុត; ដំណើរ​ប៉ិតប៉ុ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១៨</text:p>
          </table:table-cell>
          <table:table-cell table:style-name="តារាង1.A2" office:value-type="string">
            <text:p text:style-name="P5">បិតុ​គុណ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ិតុគុន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គុណ​បិត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១៩</text:p>
          </table:table-cell>
          <table:table-cell table:style-name="តារាង1.A2" office:value-type="string">
            <text:p text:style-name="P5">បិតុ​ឃា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ិតុឃាត ឬ​ប៉ិតុឃាតៈក័ម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អំពើ​ពិឃាត​បិតា​បង្កើត (ម. ព. អនន្តរិយ​កម្ម) ។</text:p>
          </table:table-cell>
          <table:table-cell table:style-name="តារាង1.D2" office:value-type="string">
            <text:p text:style-name="P11">បិតុឃាតកម្ម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២០</text:p>
          </table:table-cell>
          <table:table-cell table:style-name="តារាង1.A2" office:value-type="string">
            <text:p text:style-name="P5">បិតុ​ឃាតក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ិតុឃាតៈកៈ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ិតុឃាតកៈ) អ្នក​ដែល​ពិឃាត​បិតា​បង្កើត ។ បើ​ស្រ្តី​ជា បិតុ​ឃាតិក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២១</text:p>
          </table:table-cell>
          <table:table-cell table:style-name="តារាង1.A2" office:value-type="string">
            <text:p text:style-name="P5">បិតុ​ឃាតិក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ិ--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ម. ព. បិតុឃាតៈកៈ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២២</text:p>
          </table:table-cell>
          <table:table-cell table:style-name="តារាង1.A2" office:value-type="string">
            <text:p text:style-name="P5">បិតុច្ឆ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ិតុច-ឆា</text:p>
          </table:table-cell>
          <table:table-cell table:style-name="តារាង1.D2" office:value-type="string">
            <text:p text:style-name="P11">បា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ម្ដាយ​មីង​ឬ​ម្ដាយ​ធំ (ខាង​បិតា), ច្រើន​ហៅ​ម្ដាយ​មីង; (រ.ស.) : ព្រះ​បិតុច្ឆា, សម្រេច​ព្រះ​បិតុច្ឆ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២៣</text:p>
          </table:table-cell>
          <table:table-cell table:style-name="តារាង1.A2" office:value-type="string">
            <text:p text:style-name="P5">បិតុល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ិតុលៈឬ​ប៉ិតុល៉ា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ិតុល) មា, ឪពុក​មា ឬ​ឪពុក​ធំ (ខាង​បិតា), ច្រើន​ហៅ ឪពុក​ធំ; (រ.ស.) : ព្រះ​បិតុលៈ ឬ ព្រះ​បិតុលា, សម្ដេច​ព្រះ​បិតុលៈ ឬ សម្ដេច​ព្រះ​បិតុលា ។</text:p>
          </table:table-cell>
          <table:table-cell table:style-name="តារាង1.D2" office:value-type="string">
            <text:p text:style-name="P11">បិតុលា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២៤</text:p>
          </table:table-cell>
          <table:table-cell table:style-name="តារាង1.A2" office:value-type="string">
            <text:p text:style-name="P5">បិតុលាន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ិតុល៉ានី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ម្ដាយ​ធំ ឬ ម្ដាយ​មីង (ខាង​បិតា), ច្រើន​ហៅ​ម្ដាយ​ធំ; (រ. ស.) : ព្រះ​បិតុលានី, សម្ដេច​ព្រះ​បិតុលាន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២៥</text:p>
          </table:table-cell>
          <table:table-cell table:style-name="តារាង1.A2" office:value-type="string">
            <text:p text:style-name="P5">ប៉ិន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ប្រសប់, ស្ទាត់, ពូកែ, ជំនាញ : ក្មេង​នេះ​ប៉ិន​ណាស់​ខាង​ឡើង​ដើម​ឈើ ។ ប៉ិន​ប៉ៅ ស្ទាត់​ប្រាកដ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៉ិន​ប៉ៅ 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ិ.</text:p>
          </table:table-cell>
          <table:table-cell table:style-name="តារាង1.D2" office:value-type="string">
            <text:p text:style-name="P10">គ្រាម​ភាសា​ប្រើ​ក្លាយ​មក​ពី​ពាក្យ ប៉ុន : ភ្ញាក់​ប៉ិន​គេ​ចោល, រត់​ជ្រុល​ទៅ​ប៉ះ​គាត់​ប៉ិន​គេ​ច្រាន​បណ្ដោយ (ម. ព. ប៉ុន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២៦</text:p>
          </table:table-cell>
          <table:table-cell table:style-name="តារាង1.A2" office:value-type="string">
            <text:p text:style-name="P5">ប៉ិនប៉ា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ប៉ាន់​ចុះ​ប៉ាន់​ឡើង វៀចវ៉ច : ដំណើរ​ប៉ិន​ប៉ាន់; ដើរ​ប៉ិនប៉ាន់ (ម. ព ប៉ប៉ិនប៉ប៉ាន់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២៧</text:p>
          </table:table-cell>
          <table:table-cell table:style-name="តារាង1.A2" office:value-type="string">
            <text:p text:style-name="P5">ប៉ិ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រ៉ិល, ភ្លែត : រហ័ស​ប៉ិល; ដើរ​ប៉ិល ។</text:p>
          </table:table-cell>
          <table:table-cell table:style-name="តារាង1.D2" office:value-type="string">
            <text:p text:style-name="P11">ប្រិល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២៨</text:p>
          </table:table-cell>
          <table:table-cell table:style-name="តារាង1.A2" office:value-type="string">
            <text:p text:style-name="P5">ប៉ី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វ៉េវ : យោល​ប៉ី, អណ្ដែត​ប៉ី, ឆក់​ប៉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គ្រឿង​ភ្លេង​ផ្លុំ​ពួក​មួយ មាន​បែប​ផ្សេង​ៗ ។ ប៉ី​កែវ <text:s/>ឈ្មោះ​ភ្លេង​ខ្មែរ​មួយ​មេ : ភ្លេង​ប៉ី​កែង ។ ប៉ី​បបុស <text:s/>ឈ្មោះ​ប៉ី​មួយ​បែប មាន​បបុស​ជា​អណ្ដាត (ស.<text:span text:style-name="T2"> </text:span><text:span text:style-name="T1">ប៉ី​អ្ចœ</text:span> អ. ថ. ពីអ “ប៉ី​បបុស”) អ្នក​ភ្លេង​ខ្មែរ​ច្រើន​ហៅ ប៉ី​អ ដែរ ។ ប៉ី​ពក ប៉ី​ធ្វើ​ដោយ​ដើម​ពក មាន​សូរ​សព្ទ​ធំ​ក្រអួន សម្រាប់​ផ្លុំ​ប្រគុំ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៉ី​កែវ </text:p>
            <text:p text:style-name="P10">ប៉ី​បបុស </text:p>
            <text:p text:style-name="P10">ប៉ី​ពក</text:p>
            <text:p text:style-name="P10"/>
          </table:table-cell>
        </table:table-row>
        <table:table-row>
          <table:table-cell table:style-name="តារាង1.A2" office:value-type="string">
            <text:p text:style-name="P4">៧១២៩</text:p>
          </table:table-cell>
          <table:table-cell table:style-name="តារាង1.A2" office:value-type="string">
            <text:p text:style-name="P5">បីត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ីតិ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ីតិ) សេចក្ដី​ត្រេកអរ​ព្រឺព្រួច ផ្សព្វផ្សាយ អណ្ដែត​អណ្ដូង, សេចក្ដី​ឆ្អែត​ចិត្ត​ដោយ​អំណរ ដ៏​វិសេស; ឈ្មោះ​អង្គ​ទី ៣ នៃ​</text:p>
            <text:p text:style-name="P10">បឋមជ្ឈាន​និង​អង្គ​ទី ១ នៃ​ទុតិយជ្ឈាន (ម. ព. ឈាន ២ ន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៣០</text:p>
          </table:table-cell>
          <table:table-cell table:style-name="តារាង1.A2" office:value-type="string">
            <text:p text:style-name="P5">ប៉ឹ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ស្លៀក​វ័ណ្ឌ​បាំង​កេរ្តិ៍​ខ្មាស ដោយ​សំពត់​មួយ​ផ្ទាំង​តូច (សម្លៀក​ព្នង​ប្រុស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៣១</text:p>
          </table:table-cell>
          <table:table-cell table:style-name="តារាង1.A2" office:value-type="string">
            <text:p text:style-name="P5">ប៉ឹ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ឋិត​នៅ​ស្ប៊ឹម​ត្រង់​ប្របេះ​មាត់​រន្ធ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៣២</text:p>
          </table:table-cell>
          <table:table-cell table:style-name="តារាង1.A2" office:value-type="string">
            <text:p text:style-name="P5">ប៉ឺ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ស្នា​ថ្លោះ​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៣៣</text:p>
          </table:table-cell>
          <table:table-cell table:style-name="តារាង1.A2" office:value-type="string">
            <text:p text:style-name="P5">ប៉ឺតប៉ោ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កែង​កោង​ក្រអឺតក្រទម, ដែល​ដំឡើង​ឫក​ក្រអឺតក្រឱង ។ ដែល​ប៉ោង​ឡើង​ដោយ​ខ្យល់​ខាង​ក្នុង​ហើយ​ផត​ទៅ​វិញ​ញាប់​ចុះ​ឡើង​ៗ : ពោះ​ប៉ឺតប៉ោង, ដក​ដង្ហើម​ប៉ឺតប៉ោង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៣៤</text:p>
          </table:table-cell>
          <table:table-cell table:style-name="តារាង1.A2" office:value-type="string">
            <text:p text:style-name="P5">ប៉ឺ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ដែល​ក្រាស់​ជិត : ស្បូវ​ក្រាស់​ប៉ឺន; ស្មៅ​ដុះ​ប៉ឺ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៣៥</text:p>
          </table:table-cell>
          <table:table-cell table:style-name="តារាង1.A2" office:value-type="string">
            <text:p text:style-name="P5">ប៉ឺ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សម្រែក​សត្វ​ម្រឹគ​ចំពួក​ខ្លះ​មាន​ឈ្លូស​ជាដើម ។</text:p>
          </table:table-cell>
          <table:table-cell table:style-name="តារាង1.D2" office:value-type="string">
            <text:p text:style-name="P11">ប៉ឺប​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៣៦</text:p>
          </table:table-cell>
          <table:table-cell table:style-name="តារាង1.A2" office:value-type="string">
            <text:p text:style-name="P5">ប៉ឺ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ស្រាប់​តែ​ចេញ​ឬ​លេច​ប្លឹម​មក, ដែល​ស្រាប់​តែ​ពើបពះ​ប្រទល់​មុខ : លេច​ប៉ឺម​មក, ប្រទះ​ប៉ឺម <text:s/>ឬ ប្រទះ​ប៉ើម ។</text:p>
          </table:table-cell>
          <table:table-cell table:style-name="តារាង1.D2" office:value-type="string">
            <text:p text:style-name="P11">ប៉ើម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៣៧</text:p>
          </table:table-cell>
          <table:table-cell table:style-name="តារាង1.A2" office:value-type="string">
            <text:p text:style-name="P5">ប៉ុ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មើល​ទៅ​ឃើញ​សភាព, អាការ​ឬ​លំនាំ​ចាប៉ុក : អង្គុយ​ប៉ុ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៣៨</text:p>
          </table:table-cell>
          <table:table-cell table:style-name="តារាង1.A2" office:value-type="string">
            <text:p text:style-name="P5">ប៉ុក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ត្រដោក​ជាដើម ។</text:p>
          </table:table-cell>
          <table:table-cell table:style-name="តារាង1.D2" office:value-type="string">
            <text:p text:style-name="P11">ប៉ូក​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៣៩</text:p>
          </table:table-cell>
          <table:table-cell table:style-name="តារាង1.A2" office:value-type="string">
            <text:p text:style-name="P5">ប៉ុកច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ទូក​ធំ​មួយ​ប្រភេទ សម្រាប់​ផ្ទុក​ទំនិញ : ទូក​ប៉ុក​ចា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ទូក​ប៉ុកចាយ</text:p>
          </table:table-cell>
        </table:table-row>
        <table:table-row>
          <table:table-cell table:style-name="តារាង1.A2" office:value-type="string">
            <text:p text:style-name="P4">៧១៤០</text:p>
          </table:table-cell>
          <table:table-cell table:style-name="តារាង1.A2" office:value-type="string">
            <text:p text:style-name="P5">ប៉ុកប៉ឺ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មែន​មាំ, ប្រដិត​ប្រជី ជាប់​មិន​ដាច់ : ធ្វើ​ការ​ប៉ុក​ប៉ឺន, រក​ស៊ី​ប៉ុកប៉ឺន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៤១</text:p>
          </table:table-cell>
          <table:table-cell table:style-name="តារាង1.A2" office:value-type="string">
            <text:p text:style-name="P5">ប៉ុកពើ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បទ​ភ្លេង​ខ្មែរ​បុរាណ​មួយ​មេ : ភ្លេង​ប៉ុកពើ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ភ្លេង​ប៉ុកពើក </text:p>
          </table:table-cell>
        </table:table-row>
        <table:table-row>
          <table:table-cell table:style-name="តារាង1.A2" office:value-type="string">
            <text:p text:style-name="P4">៧១៤២</text:p>
          </table:table-cell>
          <table:table-cell table:style-name="តារាង1.A2" office:value-type="string">
            <text:p text:style-name="P5">ប៉ុង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ថ្លឹង​ដោយ​ជញ្ជីង​ប៉ុង : ប៉ុង​ប៉ាវ​ស្រូវ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ជញ្ជីង​បារាំង​សម្រាប់​ថ្លឹង​អ្វី​ៗ ដែល​មាន​ទម្ងន់​ច្រើន : ជញ្ជីង​ប៉ុ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ជញ្ជីង​ប៉ុង </text:p>
          </table:table-cell>
        </table:table-row>
        <table:table-row>
          <table:table-cell table:style-name="តារាង1.A2" office:value-type="string">
            <text:p text:style-name="P4">៧១៤៣</text:p>
          </table:table-cell>
          <table:table-cell table:style-name="តារាង1.A2" office:value-type="string">
            <text:p text:style-name="P5">ប៉ុ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វាយ​ឬ​គោះ​ឈើ​មាន​ប្រហោង​ជាដើម ។</text:p>
          </table:table-cell>
          <table:table-cell table:style-name="តារាង1.D2" office:value-type="string">
            <text:p text:style-name="P11">ប៉ូង​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៤៤</text:p>
          </table:table-cell>
          <table:table-cell table:style-name="តារាង1.A2" office:value-type="string">
            <text:p text:style-name="P5">បុច្ឆន​សញ្ញ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ុច-ឆៈន៉ៈ សាញ់-ញ៉ា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ុច្ឆន + សញ្ញា) សញ្ញា​ក្នុង​ពាក្យ​សួរ, គ្រឿង​សម្គាល់​របស់​ប្រយោគ​សួរ ។ ឈ្មោះ​វណ្ណយុត្ត​មួយ​យ៉ាង​សម្រាប់​ប្រើ​ដាក់​ខាង​ចុង​ប្រយោគ​សួរ (?) : អ្នក​អញ្ជើញ​មក​ពី​ណា ? លោក​សុខ​សប្បាយ​ជាទេ​ឬ ? មាន​ការ​អ្វី ? ម្ដេច​ក៏​ធ្វើ​ដូច្នោះ ?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៤៥</text:p>
          </table:table-cell>
          <table:table-cell table:style-name="តារាង1.A2" office:value-type="string">
            <text:p text:style-name="P5">បុច្ឆ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ុច-ឆា</text:p>
          </table:table-cell>
          <table:table-cell table:style-name="តារាង1.D2" office:value-type="string">
            <text:p text:style-name="P11">បា.; 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ឫច្ឆា) ពាក្យ​សួរ ។ ខ្មែរ​យើង​ប្រើ​ជា កិ. ក៏​ម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៤៦</text:p>
          </table:table-cell>
          <table:table-cell table:style-name="តារាង1.A2" office:value-type="string">
            <text:p text:style-name="P5">ប៉ុណ្ណឹ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ុន-ណឹង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ិ.</text:p>
          </table:table-cell>
          <table:table-cell table:style-name="តារាង1.D2" office:value-type="string">
            <text:p text:style-name="P10">ពាក្យ​ប្រើ​ក្លាយ​មក​អំពី​ពាក្យ ប៉ុនហ្នឹង <text:s/>គឺ​ប៉ុន​គ្នា​ឬ​ស្មើ​គ្នា​នឹង ហ្នឹង : ប៉ុណ្ណឹង​ចុះ, តែ​ប៉ុណ្ណឹង​បាន​ហើ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៤៧</text:p>
          </table:table-cell>
          <table:table-cell table:style-name="តារាង1.A2" office:value-type="string">
            <text:p text:style-name="P5">ប៉ុណ្ណេ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ុន-ណេះ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ិ.</text:p>
          </table:table-cell>
          <table:table-cell table:style-name="តារាង1.D2" office:value-type="string">
            <text:p text:style-name="P10">ពាក្យ​ប្រើ​ក្លាយ​មក​អំពី​ពាក្យ ប៉ុន​នេះ គឺ​ប៉ុន​គ្នា​ឬ​ស្មើ​គ្នា​នឹង <text:span text:style-name="T3">នេះ : ត្រឹមតែ​ប៉ុណ្ណេះ, ចប់​តែ​ប៉ុណ្ណោះ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៤៨</text:p>
          </table:table-cell>
          <table:table-cell table:style-name="តារាង1.A2" office:value-type="string">
            <text:p text:style-name="P5">ប៉ុណ្ណ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ុន-ណុះ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ិ.</text:p>
          </table:table-cell>
          <table:table-cell table:style-name="តារាង1.D2" office:value-type="string">
            <text:p text:style-name="P10">ពាក្យ​ប្រើ​ក្លាយ​មក​អំពី​ពាក្យ ប៉ុន​នោះ <text:s/>គឺ​ប៉ុន​គ្នា​ឬ​ស្មើ​គ្នា​នឹង នោះ : ការ​ប៉ុណ្ណោះ, ថា​តែ​ប៉ុណ្ណោះ​ហើយ​ក៏​ស្ងៀម​ទ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៤៩</text:p>
          </table:table-cell>
          <table:table-cell table:style-name="តារាង1.A2" office:value-type="string">
            <text:p text:style-name="P5">បុត្ត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ុត-តា</text:p>
          </table:table-cell>
          <table:table-cell table:style-name="តារាង1.D2" office:value-type="string">
            <text:p text:style-name="P11">បា.;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ជា​ឯកសេស​ន័យ; បុត្រៅ) កូន​ប្រុស​និង​កូន​ស្រី គឺ​កូន​ទាំងអស់ ទាំង​ប្រុស​ទាំង​ស្រី (សម្រាប់​ប្រើ​ក្នុង​កាព្យ, ប្រសិន​បើ​កវី​ត្រូវ​ការ​ប្រើ) : គ្រា​នោះ​បិតា បាន​ឲ្យ​បុត្តា មក​ជួប​ជុំ​គ្នា ទើប​ផ្តាំ​ប្រដៅ​ តាម​ផ្លូវ​ធម្មា ឲ្យ​រួម​រក្សា បង​ប្អូន​គ្រប់​ប្រាណ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៥០</text:p>
          </table:table-cell>
          <table:table-cell table:style-name="តារាង1.A2" office:value-type="string">
            <text:p text:style-name="P5">បុថុជ្ជ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ុថុច-ជន់</text:p>
          </table:table-cell>
          <table:table-cell table:style-name="តារាង1.D2" office:value-type="string">
            <text:p text:style-name="P11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ុថុ “កាស់, ក្រាស់​ក្រៃ; ច្រើន” + ជន “សត្វ​ដែល​កើត, សត្ត​លោក”; ប្ឫថគ្ជន) ជន​មាន​កិលេស​ក្រាស់, ជន​អ្នក​មាន​សេចក្ដី​សៅហ្មង, សត្វ​លោក​ក្រៅ​អំពី​អរិយ​បុគ្គល​ទាំង​៨​ពួក : បុថុជ្ជន​មាន​ច្រើន​ប្រភេទ មាន​កល្យាណ​បុថុជ្ជន, បាប​បុថុជ្ជន; បណ្ឌិត​បុថុជ្ជន, ពាល​បុថុជ្ជន ជាដើម <text:s/>(ម. ព. ប្រថុជ្ជន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៥១</text:p>
          </table:table-cell>
          <table:table-cell table:style-name="តារាង1.A2" office:value-type="string">
            <text:p text:style-name="P5">ប៉ុ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ិ.</text:p>
          </table:table-cell>
          <table:table-cell table:style-name="តារាង1.D2" office:value-type="string">
            <text:p text:style-name="P10">ស្មើ, ដូច, មិន​លើស​ខ្វះ​ពី​គ្នា : ប៉ុន​ណា ?, ប៉ុន​គ្នា, ប៉ុន​ក​ដៃ ។ ភ្ញាក់​ប៉ុន​គេ​ចោល គឺ​ភ្ញាក់​ព្រើត ដូច​គេ​ចោល​ដុំ​អ្វី​មួយ​ប៉ះ​ត្រូវ​ខ្លួន​ ។ ប្រើ​ជា គុ. ក៏​មាន : មាន​ទំហំ​ប៉ុន​គ្នា ។ <text:s/>គ្រាម​ភាសា​ប្រើ​ក្លាយ​ជា ប៉ិន <text:s/>(ម. ព. នោះ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៥២</text:p>
          </table:table-cell>
          <table:table-cell table:style-name="តារាង1.A2" office:value-type="string">
            <text:p text:style-name="P5">បុនប្បុនក្កម្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ុន៉ាប់-ប៉ុន៉ាក់-ក័ម</text:p>
          </table:table-cell>
          <table:table-cell table:style-name="តារាង1.D2" office:value-type="string">
            <text:p text:style-name="P11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ុន “ទៀត” + បុន “ទៀត” &gt; បុនប្បុនំ “រឿយ​ៗ, ញយ​ៗ, ដដែល​ៗ” + កម្ម “ការ, អំពើ” &gt; បុនប្បុនក្កម្ម; បុនរ៑ + បុនរ៑ &gt; បុនះបុនរ៑ + កម៌ន៑ &gt; បុនះបុនះកម៌ន៑) កម្ម​ដដែល​ៗ គឺ​អំពើ, កិច្ចការ, ការ​រវល់​ដដែល​ៗ របស់​សត្វ​លោក; មាន​អត្ថន័យ​ថា សត្វ​លោក​រមែង​តែ​វិល​កើត​វិល​ស្លាប់​ដដែល​ៗ គឺ​កើត​ស្លាប់-ស្លាប់​កើត​បន្ត​ជាតិ​ក្នុង​វាល​វដ្ដសង្សារ, ក្នុង​កំណើត​មួយ​ៗ ក៏​តែងតែ​មាន​ការ​រវល់​ដដែល​ៗ, អំពើ​ដដែល​ៗ នេះ​ឯង ហៅ​ថា បុនប្បុនក្កម្ម...។ ព. ផ្ទ. <text:s/>អបុនប្បុនក្កម្ម, ខន្ធ​និព្វាន (ព. ពុ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៥៣</text:p>
          </table:table-cell>
          <table:table-cell table:style-name="តារាង1.A2" office:value-type="string">
            <text:p text:style-name="P5">បុនប្បុនក្ក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ុន៉ាប់-ប៉ុ ន៉ាក់-កា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ដូច​គ្នា​នឹង បុនប្បុនក្កម្ម ដែរ (ម. ព. នោះ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៥៤</text:p>
          </table:table-cell>
          <table:table-cell table:style-name="តារាង1.A2" office:value-type="string">
            <text:p text:style-name="P5">ប៉ុន​អម្បា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ិ.</text:p>
          </table:table-cell>
          <table:table-cell table:style-name="តារាង1.D2" office:value-type="string">
            <text:p text:style-name="P10">ប៉ុន​ប្រហែល : ប៉ុន​អម្បាល​ខ្ញុំ​ជា​ឪពុក​បង្កើត ម្ដេច​គង់​ស្ដី​ប្រដៅ​វា​មិន​បាន ។ ច្រើន​ប្រើ​ជាមួយ​ពាក្យ ដូច ឬ យ៉ាង ថែម​ខាង​ចុង​ទៀត : ប៉ុន​អម្បាល​ដូច... ប៉ុន​អម្បាល​យ៉ាង គឺ​ប៉ុន​ប្រហែល​ដូច... ប៉ុន​ប្រហែល​យ៉ាង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៥៥</text:p>
          </table:table-cell>
          <table:table-cell table:style-name="តារាង1.A2" office:value-type="string">
            <text:p text:style-name="P5">ប៉ុន្ត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ុន-តែ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ិ.</text:p>
          </table:table-cell>
          <table:table-cell table:style-name="តារាង1.D2" office:value-type="string">
            <text:p text:style-name="P10">តែ​ថា : សេះ​នេះ​មាឌ​តូច​ទេ ប៉ុន្តែ​លឿន​ណាស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៥៦</text:p>
          </table:table-cell>
          <table:table-cell table:style-name="តារាង1.A2" office:value-type="string">
            <text:p text:style-name="P5">ប៉ុន្ម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ុន-ម៉ាន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ិ.</text:p>
          </table:table-cell>
          <table:table-cell table:style-name="តារាង1.D2" office:value-type="string">
            <text:p text:style-name="P10">(មក​អំពី ប៉ុន + មាន) ពាក្យ​សម្រាប់​សួរ​ឲ្យ​ដឹង​ចំនួន​អ្វី​ៗ : មនុស្ស​ប៉ុន្មាន​នាក់ ? ប្រាក់​ប៉ុន្មាន​រៀល ?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៥៧</text:p>
          </table:table-cell>
          <table:table-cell table:style-name="តារាង1.A2" office:value-type="string">
            <text:p text:style-name="P5">ប៉ុ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ទង្គុក​ប៉ះ​អ្វី​ៗ​ឬ​ដោយ​ទះ​ខ្ទប់​នឹង​ដៃ​ក្ដោប ។</text:p>
          </table:table-cell>
          <table:table-cell table:style-name="តារាង1.D2" office:value-type="string">
            <text:p text:style-name="P11">ប៉ប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៥៨</text:p>
          </table:table-cell>
          <table:table-cell table:style-name="តារាង1.A2" office:value-type="string">
            <text:p text:style-name="P5">ប៉ុ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ំឡី​ផ្សេង​ៗ ឬ​ប្រឆេះ​កម្ទេច​សម្រាប់​ប្រើ​វាយ​ដែក​ភ្លើង​ជាដើម : ប៉ុយ​គរ, ប៉ុយ​ទន្សែ ។ ឈ្មោះ​ក្រដាស​បែប​មួយ​សាច់​ក្រាស់​ព្រោក​ផុយ : ក្រដាស​ប៉ុ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៥៩</text:p>
          </table:table-cell>
          <table:table-cell table:style-name="តារាង1.A2" office:value-type="string">
            <text:p text:style-name="P5">បុរត្ថិមទិ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ុរ៉ាត់-ថិម៉ៈ ទឹស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ទិស​បូព៌ គឺ​ទិស​ខាង​កើ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៦០</text:p>
          </table:table-cell>
          <table:table-cell table:style-name="តារាង1.A2" office:value-type="string">
            <text:p text:style-name="P5">បុរត្ថិមានុទិ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ុរ៉ាត់-ថិម៉ា នុទឹស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អនុទិស​ជា​ចន្លោះ​ទិស​បូព៌​និង​ទិស​ទក្សិណ គឺ​ទិស​អាគ្នេយ៍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៦១</text:p>
          </table:table-cell>
          <table:table-cell table:style-name="តារាង1.A2" office:value-type="string">
            <text:p text:style-name="P5">បុរេ​ភត្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ុរ៉េភាត់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វេលា​មុន​ភត្ត គឺ​ពេល​មុន​បរិភោគ​បាយ​ថ្ងៃ​ត្រង់ ។ ព. ផ្ទ. បច្ឆាភត្ត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៦២</text:p>
          </table:table-cell>
          <table:table-cell table:style-name="តារាង1.A2" office:value-type="string">
            <text:p text:style-name="P5">បុរេ​ភត្ត​កា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ុរេភត្ត) ។ ព. ផ្ទ. បច្ឆាភត្តកា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៦៣</text:p>
          </table:table-cell>
          <table:table-cell table:style-name="តារាង1.A2" office:value-type="string">
            <text:p text:style-name="P5">បុរេ​ភត្ត​កិច្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ុរ៉េភ័ត-តៈកិច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ពេល​មុន​នៃ​ភត្ត​កិច្ច, ពេល​មុន​បរិភោគ​បាយ​ថ្ងៃ​ត្រង់ (មាន​ន័យ​ប្រហែល​គ្នា​នឹង បុរេភត្ត) ។ ព. ផ្ទ. បច្ឆាភត្ត​កិច្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៦៤</text:p>
          </table:table-cell>
          <table:table-cell table:style-name="តារាង1.A2" office:value-type="string">
            <text:p text:style-name="P5">ប៉ុស្តិ៍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ុស</text:p>
          </table:table-cell>
          <table:table-cell table:style-name="តារាង1.D2" office:value-type="string">
            <text:p text:style-name="P11">បារ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<text:span text:style-name="T10">Poste) ប្រៃសណីយ៍ គឺ​មុខ​ក្រសួង​រាជការ​មួយ​ផ្នែក​ទទួល​ភារៈ ខាង​ការ​បញ្ជូន​សំបុត្រ​ស្នាម​ផ្សេង​ៗ... យក​សំបុត្រ​ទៅ​ដាក់​បុស្តិ៍, ផ្ញើរ​សំបុត្រ​តាម​បុស្តិ៍ ។ ទី​កន្លែង​ទាហាន​ចាំ​យាម : ប៉ុស្តិ៍​ទាហាន, ទាហាន​ចាំ​បុស្តិ៍ ។ <text:s/>កន្លែង​ធ្វើ​ការ​រាជការ​ផ្សេង​ៗ : ប៉ុស្តិ៍​ប៉ូលិស, ប៉ុស្តិ៍​រាជការ​តំបន់​រដ្ឋបាល ។ល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៦៥</text:p>
          </table:table-cell>
          <table:table-cell table:style-name="តារាង1.A2" office:value-type="string">
            <text:p text:style-name="P5">ប៉ូក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៉ុក​ៗ ឬ ប៉ូក​ៗ ឧ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៦៦</text:p>
          </table:table-cell>
          <table:table-cell table:style-name="តារាង1.A2" office:value-type="string">
            <text:p text:style-name="P5">ប៉ូ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៉ុង ឬ ប៉ូង ឧ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៦៧</text:p>
          </table:table-cell>
          <table:table-cell table:style-name="តារាង1.A2" office:value-type="string">
            <text:p text:style-name="P5">ប៉ូ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បំផុត, បង្អស់ : ចុង​ប៉ូច, ឡើង​ទៅ​ដល់​ចុង​ប៉ូ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៦៨</text:p>
          </table:table-cell>
          <table:table-cell table:style-name="តារាង1.A2" office:value-type="string">
            <text:p text:style-name="P5">បូតិក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ូ--</text:p>
          </table:table-cell>
          <table:table-cell table:style-name="តារាង1.D2" office:value-type="string">
            <text:p text:style-name="P11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យ​ស្អុយ ឆ្អេះឆ្អាប សោកគ្រោក គឺ​រូប​កាយ​មនុស្ស​សត្វ​ទាំងអស់ (ពាក្យ​ពោល​តាម​សេចក្ដី​ពិត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៦៩</text:p>
          </table:table-cell>
          <table:table-cell table:style-name="តារាង1.A2" office:value-type="string">
            <text:p text:style-name="P5">បូតិលត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ូតិលៈតា ឬ-លៈដា</text:p>
          </table:table-cell>
          <table:table-cell table:style-name="តារាង1.D2" office:value-type="string">
            <text:p text:style-name="P11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វល្លិ​មាន​ក្លិន​ស្អុយ គឺ​វល្លិ​ផោម (ព. គ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៧០</text:p>
          </table:table-cell>
          <table:table-cell table:style-name="តារាង1.A2" office:value-type="string">
            <text:p text:style-name="P5">បូរណ​ភាព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ូរ៉ៈណៈ--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--ភាវ) ភាព​ពេញ​គ្រប់គ្រាន់, ការ​ពេញ​ឥត​ខ្វះ​កន្ល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៧១</text:p>
          </table:table-cell>
          <table:table-cell table:style-name="តារាង1.A2" office:value-type="string">
            <text:p text:style-name="P5">បូរណ​សំខ្យ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ូរ៉ៈណៈស័ង-ខ្យា</text:p>
          </table:table-cell>
          <table:table-cell table:style-name="តារាង1.D2" office:value-type="string">
            <text:p text:style-name="P11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រ​រាប់​ចំនួន​ជា​ថ្នាក់​ជា​ជាន់ (ម. ព. បកតិ​សំខ្យា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៧២</text:p>
          </table:table-cell>
          <table:table-cell table:style-name="តារាង1.A2" office:value-type="string">
            <text:p text:style-name="P5">ប៉ូលិ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បារ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<text:span text:style-name="T10">Police) ច្បាប់​រក្សា​ការពារ​នូវ​របៀប​រៀបរយ​សាធារណៈ, បញ្ញត្តិ​តែងតាំង​ឲ្យ​មាន​របៀប​រៀបរយ​ក្នុង​ទី​ក្រុង ។ល។ ពាក្យ​សព្វ​ថ្ងៃ​ប្រើ​សំដៅ​យក​ភ្នាក់ងារ​ក្រសួង​ប៉ូលិស : ប្ដឹង​ប៉ូលិស, ក្មួយ​ខ្ញុំ​ធ្វើ​ប៉ូលិស (រាជ​តម្រួត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៧៣</text:p>
          </table:table-cell>
          <table:table-cell table:style-name="តារាង1.A2" office:value-type="string">
            <text:p text:style-name="P5">ប៉ូ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ថូ​ធ្វើ​ពី​ដី រាង​ទ្រពីង​មាត់​គ្រហួច សាច់​ដូច​ពាង (ច្រើន​ប្រើ​តែ​ក្នុង​សម័យ​ពី​ដើម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៧៤</text:p>
          </table:table-cell>
          <table:table-cell table:style-name="តារាង1.A2" office:value-type="string">
            <text:p text:style-name="P5">បូវដ្ឋ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ូវ៉ាត់ឋាន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ទី​កន្លែង, ផ្ទះ​ធ្វើ​ឬ​លក់​នំ​ចំណី​ផ្សេង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៧៥</text:p>
          </table:table-cell>
          <table:table-cell table:style-name="តារាង1.A2" office:value-type="string">
            <text:p text:style-name="P5">ប៉ូវថ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ចិ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៉ូវថាវ) ប្រដាប់​ធ្វើ​ដោយ​ដែក មាន​លៅ​បញ្ចុះ​ដង​ឈើ សម្រាប់​ប្រើ​ការ​កាប់, ពុះ, ច្រាស់ (ដឹង​ចិន) ។</text:p>
          </table:table-cell>
          <table:table-cell table:style-name="តារាង1.D2" office:value-type="string">
            <text:p text:style-name="P11">ពូថៅ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៧៦</text:p>
          </table:table-cell>
          <table:table-cell table:style-name="តារាង1.A2" office:value-type="string">
            <text:p text:style-name="P5">ប៉ើក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តើក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៧៧</text:p>
          </table:table-cell>
          <table:table-cell table:style-name="តារាង1.A2" office:value-type="string">
            <text:p text:style-name="P5">ប៉ើ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ហើប​ឡើង, ខ្ចាត់​អណ្ដែត ដោយ​អំណាច​ខ្យល់​បក់​ខ្លាំង : ក្រដាស​ប៉ើង​ធ្លាក់​ទៅ​ក្រោម​ផ្ទ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៧៨</text:p>
          </table:table-cell>
          <table:table-cell table:style-name="តារាង1.A2" office:value-type="string">
            <text:p text:style-name="P5">ប៉ើង​រ៉ើ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ស្ដើង​រ៉ើង​ៗ, របង​ប៉ើង​រ៉ើង, របង​ប៉ើង​រ៉ើង, សម្រាស់​ប៉ើង​រ៉ើ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៧៩</text:p>
          </table:table-cell>
          <table:table-cell table:style-name="តារាង1.A2" office:value-type="string">
            <text:p text:style-name="P5">ប៉ើ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អំពី​ដំណើរ​ដែល​ញាប់​ៗ, គេច​ចុះ​គេច​ឡើង : ដើរ​ប៉ើច​ចុះ​ប៉ើច​ឡើង, ដើរ​ប៉ើច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៨០</text:p>
          </table:table-cell>
          <table:table-cell table:style-name="តារាង1.A2" office:value-type="string">
            <text:p text:style-name="P5">ប៉ើ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៉ឺម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៨១</text:p>
          </table:table-cell>
          <table:table-cell table:style-name="តារាង1.A2" office:value-type="string">
            <text:p text:style-name="P5">បេក្ខជ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េក-ខៈជន់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េក្ខ + ជន) ជន​អ្នក​សម្លឹង, អ្នក​ប៉ង​ប្រាថ្នា, អ្នក​ចង់​បាន​នូវ​មុខ​តំណែង, មុខ​ការងារ​ឬ​ឋានន្តរ​ផ្សេង​ៗ​ដូច​ជា​អ្នក​ប្រឡង​ប្រជែង​ដណ្ដើម​យក​មុខ​តំណែង​ជា​ស្មៀន, ជា​សិស្ស​ចូល​រៀន​ក្នុង​សាលា ឬ​អ្នក​សុំ​ចុះ​ឈ្មោះ​បោះ​ឆ្នោត​ជាដើម : បេក្ខជន​ទាំង​ពីរ​ភេទ អាច​សុំ​ចុះ​ឈ្មោះ​ចូល​ប្រឡង​ប្រជែង​បាន; មាន​បេក្ខជន​តែ​ពីរ​រូប​ទេ ដែល​ឈរ​ឈ្មោះ​ក្នុង​ការ​បោះ​ឆ្នោត​ជ្រើស​រើស​ប្រធាន​រដ្ឋសភា​ក្នុង​គ្រា​នេះ ។ បេក្ខជន​ស្វៃរិន ន. (សំ. ស្វៃរិន៑; បា. សេរី) បេក្ខជន​សេរី, បេក្ខជន​ដែល​មាន​អំណាច​ចូល​ប្រឡង​ប្រជែង​បាន គឺ​បេក្ខជន​ក្រៅ ពី​សិស្ស​នៃ​គ្រឹះស្ថាន​សិក្សា​ជា​ផ្លូវ​ការ ដែល​បាន​ទទួល​អនុញ្ញាត​ឲ្យ​ចូល​ប្រឡង​បាន ។ បេក្ខភាព <text:s/>ន. (បា.--ភាវ) ភាព, ឋានៈ, លក្ខណ​សម្បត្តិ​របស់​បេក្ខជន ។ បេក្ខ-សមណៈ ន. (បា.) សមណៈ​ដែល​មាន​បំណង​ប្រឡង​ប្រជែង​យក​ឋានៈ​ជា​សិស្ស​នៃ​សាលា​រៀន​ជាដើម ។ បេក្ខ​សេនីយ៍ (--សេន៉ី) ន. ឋានន្តរ​របស់​នាយ​ទាហាន នៅ​ក្រោម​ថ្នាក់​អនុសេនីយ៍​ត្រី​មួយ​ថ្នាក់ គឺ​នាយ​ទាហាន​ដែល​ប្រឡង​ជាប់​លេខ​ក្នុង​សាលា​រៀន​ខាង​យោធា ហើយ​ត្រូវ​ហាត់​ហ្វឹកហ្វឺន​ធ្វើ​ការ​ឲ្យ​ស្ទាត់​មុន​នឹង​ឡើង​ទៅ​កាន់​ឋានន្តរ​ជា​អនុសេនីយ៍​ត្រី ។ ហៅ​ថា <text:s/>នាយ​ចំណង់ <text:s/>ក៏​បាន (បារ. <text:span text:style-name="T10">Aspirant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េក្ខភាព </text:p>
            <text:p text:style-name="P10">បេក្ខសមណៈ </text:p>
            <text:p text:style-name="P10">បេក្ខសេនីយ៍</text:p>
          </table:table-cell>
        </table:table-row>
        <table:table-row>
          <table:table-cell table:style-name="តារាង1.A2" office:value-type="string">
            <text:p text:style-name="P4">៧១៨២</text:p>
          </table:table-cell>
          <table:table-cell table:style-name="តារាង1.A2" office:value-type="string">
            <text:p text:style-name="P5">ប៉េ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ដែល​ប៉ោង, តឹង, កេង, ចេញ​ទៅ​ខាង : ឆ្អែត​ប៉េង; ផឹក​ទឹក​ប៉េង​ពោះ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៨៣</text:p>
          </table:table-cell>
          <table:table-cell table:style-name="តារាង1.A2" office:value-type="string">
            <text:p text:style-name="P5">ប៉េងប៉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វល្លិ​ដើមទាប​មួយ​ពួក​​ជាដំណាំ​ក៏​មាន ដុះ​ឯង​ក៏​មាន​, ផ្លែ​ប្រើ​ជា​បន្លែ​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៨៤</text:p>
          </table:table-cell>
          <table:table-cell table:style-name="តារាង1.A2" office:value-type="string">
            <text:p text:style-name="P5">បេតិកភណ្ឌ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េតិកៈភាន់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េតិក + ភណ្ឌ) ទ្រព្យ​សម្បត្តិ ឬ​កេរ្តិ៍​មត៌ក​ដែល​មាន​ជាប់​មក​ពី​ខាង​ឪពុក : ស្រែ​ទាំងអស់​នេះ​ជា​បេតិកភណ្ឌ​របស់​ខ្ញុំ (បារ. <text:span text:style-name="T10">Patrimoine) ។ ម. ព. មត្តិកភណ្ឌ ផង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៨៥</text:p>
          </table:table-cell>
          <table:table-cell table:style-name="តារាង1.A2" office:value-type="string">
            <text:p text:style-name="P5">បេត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ែតី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ក្លាយ​មក​ពី បីតិ “សេចក្ដី​ត្រេកអរ, ផ្សព្វផ្សាយ, ព្រឺព្រួច, ឆ្អែត​ចិត្ត​ដោយ​អំណរ,...”) សេចក្ដី​ស្រឡាញ់, ស្នេហា, ព្រឺព្រួច ។ ប្រើ​ជា កិ. ក៏​មាន : គួរ​បេតី, មុខ​បែប​នេះ​គ្មាន​នរណា​បេតី​ទេ ! (ព. ទ្រ. ម.) ។ ច្រើន​ប្រើ​ក្នុង​ពាក្យ​កាព្យ : ... ទើប​អ្នក​ឱនឱប ក្រួញ​ក្រុង​ក្រសោប ថ្នាក់​ថ្នម​ធីតា រួម​រស​មនោរម្យ សុខ​សម​ស្នេហា បេតី​សន្ថវា មិត្រ​មូល​មេត្រី... (សាស្រ្តា​ភោគកុល​កុមារ) : យល់​ជា​ត្រូវ​ចិត្ត​ស្និទ្ធ​រួមរក្ស ស្មោះ​ស្ម័គ្រ​ស្រឡាញ់​ពេញ​បេតី ថែម​ធុំ​ក្លិន​ផ្កា​ជាប់​ក្លិន​ស្រី នឹង​មក​ធ្វើ​អ្វី​អ្នក​ថ្លៃ​អាយ... (អ. ថ. អ្ហាយ) ។ រឿង​សព្វសិទ្ធិ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៨៦</text:p>
          </table:table-cell>
          <table:table-cell table:style-name="តារាង1.A2" office:value-type="string">
            <text:p text:style-name="P5">បេយ្យាល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ៃយ៉ាល៉ៈ</text:p>
          </table:table-cell>
          <table:table-cell table:style-name="តារាង1.D2" office:value-type="string">
            <text:p text:style-name="P11">បា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វណ្ណយុត្ត​មួយ​យ៉ាង សម្រាប់​ប្រើ​បំព្រួញ​សេចក្ដី​វែង​ឲ្យ​ខ្លី​ឬ​ច្រើន​ឲ្យ​តិច, ប្រើ​តែ​អក្សរ​១​តួ​ខាង​ដើម​ថា ។ បេ ។ (ប៉េ) ក៏​បាន, ប្រើ​តែ​អក្សរ​ខាង​ចុង​ថា ។ល។ (ល៉ៈ) ក៏​ប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៨៧</text:p>
          </table:table-cell>
          <table:table-cell table:style-name="តារាង1.A2" office:value-type="string">
            <text:p text:style-name="P5">ប៉េលប៉ា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10">ដែល​អណ្ដែត​រេ​ដោយ​ខ្យល់, ដែល​ឃ្លេងឃ្លោង; តេលតាល : អណ្ដែត​ប៉េលប៉ាល, ហើរ​ប៉េលប៉ាល; ដំណើរ​ប៉េលប៉ាល ។ សម្លោក​ចាស់​បុរាណ​ថា : ជើង​ទេញ ធ្មេញ​ល្អិត ស្លឹក​ត្រចៀក​កំប៉ិត ដំណើរ​ប៉េលប៉ាល (ទំនាយ​ថា​មនុស្ស​នោះ​មាន​ប្រាជ្ញា​រហ័ស​មាន​វ័យ​ច្នៃ​ទាស់ ប៉ុន្តែ​ខិល​បន្តិច ចាប់​ថ្នាក់​សម្ដី​ពុំ​សូវ​ជាប់ ..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៨៨</text:p>
          </table:table-cell>
          <table:table-cell table:style-name="តារាង1.A2" office:value-type="string">
            <text:p text:style-name="P5">ប៉េ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ដែល​រហ័ស​ក្រៃ​ពេក, វ៉េវ, ឆេវ : រហ័ស​ប៉េវ, ឆេះ​ប៉េវ, ខឹង​ប៉េវ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៨៩</text:p>
          </table:table-cell>
          <table:table-cell table:style-name="តារាង1.A2" office:value-type="string">
            <text:p text:style-name="P5">បេសក​កម្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េសៈកៈ--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េសក + កម្ម) អំពើ​របស់​ជន​អ្នក​ប្រើ ឬ​កិច្ចការ​របស់​ជន​អ្នក​ចាត់​ការ​បញ្ជូន ។ សព្វ​ថ្ងៃ​នេះ​ប្រើ​សំដៅ​យក​អំណាច​ឬ​សិទ្ធិ​ដែល​ប្រគល់​ឲ្យ​ដល់​ប្រតិភូ ដើម្បី​ទៅ​បំពេញ​កិច្ចការ​អ្វី​មួយ​នៅ​ទី​ដទៃ; មុខ​ការងារ​មាន​កំណត់​ជាក់​ប្រាកដ​ធ្វើ​យ៉ាង​នេះ​ឬ​យ៉ាង​នោះ​ដែល​រដ្ឋាភិបាល​បាន​ប្រគល់​ឲ្យ​ដល់​ភ្នាក់ងារ​រាជការ​ពិសេស ដើម្បី​ធ្វើ​ឲ្យ​បាន​សម្រេច​មួយ​ដង​មួយ​គ្រា : បេសក​កម្ម​ខាង​ផ្លូវ​ទូត, បេសក​កម្ម​នៃ​ការ​ចរចា​អំពី​សេដ្ឋកិច្ច (បារ. <text:span text:style-name="T10">Mission) ។ ពាក្យ​នេះ​ធ្លាប់​ប្រើ​មក​ជា​យូរ​ដែរ​ហើយ, តែ​បើ​គិត​ដល់​ន័យ​ត្រង់​ៗ​របស់​ពាក្យ ឃើញ​ថា​ដូច​ជា​មិន​សូវ​សម, បើ​ប្រើ​ជា “បេសិត​កម្ម ”ដូច​ជា​គួរ​ជាង ព្រោះ​មាន​ន័យ​ថា <text:s/>“អំពើ​របស់​ជន​ដែល​ត្រូវ​គេ​ប្រើ​ឬ​កិច្ចការ​របស់​ជន​អ្នក​ទទួល​បម្រើ”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៩០</text:p>
          </table:table-cell>
          <table:table-cell table:style-name="តារាង1.A2" office:value-type="string">
            <text:p text:style-name="P5">បេសក​ជ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េសក+ជន) ជន​អ្នក​ប្រើ, ជន​អ្នក​បញ្ជូន ។ ជន​ដែល​ទទួល​ភារៈ​ទៅ​បំពេញ​បេសក​កម្ម, ភ្នាក់ងារ​ដែល​គេ​ចាត់​ប្រើ​ឲ្យ​ទៅ​បំពេញ​បេសក​កម្ម​អ្វី​នីមួយ​នៅ​ទី​ដទៃ (បារ. <text:span text:style-name="T10">Emissaire) ។ បើ​ប្រើ​ជា បេសិត​ជន គួរ​ជាង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៩១</text:p>
          </table:table-cell>
          <table:table-cell table:style-name="តារាង1.A2" office:value-type="string">
            <text:p text:style-name="P5">បេឡ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េ--</text:p>
          </table:table-cell>
          <table:table-cell table:style-name="តារាង1.D2" office:value-type="string">
            <text:p text:style-name="P11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េឌា) កំប្រោង, ហិប ។ ហិប​ប្រាក់ (<text:span text:style-name="T10">បារ. Caisse) ។ បេឡាធិការ ឬ--ការី <text:s/>អ្នក​កាន់​កាប់​ហិប​ប្រាក់, អ្នក​ទទួល​ថែរក្សា​ហិប​ប្រាក់ (បារ. Caissier)។ បើ​ស្ត្រី​ជា បេឡាធិការិនី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៩២</text:p>
          </table:table-cell>
          <table:table-cell table:style-name="តារាង1.A2" office:value-type="string">
            <text:p text:style-name="P5">ប៉ែ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គ្រឿង​ចាយ​ធ្វើ​ដោយ​ទង់ដែង មាន​រូប​ផ្សេង​ៗ​ជា​គ្រឿង​សម្គាល់ ទ្រង់ទ្រាយ​មូល​តូច សម្រាប់​ចាយ​ជួស​ប្រាក់ (មាន​ប្រើ​តែ​ពី​ក្នុង​សម័យ​បុរាណ ក្នុង​ខែត្រ​បាត់ដំប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ខ្មៅ, ល្អក់, ជាំ​ខ្លាំង : ខ្មៅ​ប៉ែ, ល្អក់​ប៉ែ, ជាំ​ប៉ែ ។ កិ. វិ. ជជែក​គ្នា​ប៉ែ <text:s/>គឺ​ជជែក​គ្នា​អែអុក​ទ្រហឹង ។ ត្អូញ​ប៉ែ <text:s/>គឺ​គ្នា​ច្រើន​ត្អូញ​រញ៉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៩៣</text:p>
          </table:table-cell>
          <table:table-cell table:style-name="តារាង1.A2" office:value-type="string">
            <text:p text:style-name="P5">ប៉ែ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ភាគ, ចំណែក, ចំណែក​ទិស​ទី : ប៉ែក​ខាង​ស្ដាំ, ប៉ែក​ខាង​ឆ្វេ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៩៤</text:p>
          </table:table-cell>
          <table:table-cell table:style-name="តារាង1.A2" office:value-type="string">
            <text:p text:style-name="P5">ប៉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ាក់ (ដំរី) : ដំរី​ប៉ែ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៩៥</text:p>
          </table:table-cell>
          <table:table-cell table:style-name="តារាង1.A2" office:value-type="string">
            <text:p text:style-name="P5">ប៉ែត​តារា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--រ៉ាង</text:p>
          </table:table-cell>
          <table:table-cell table:style-name="តារាង1.D2" office:value-type="string">
            <text:p text:style-name="P11">ស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ចម្រៀក​ឈើ​ឬ​ឫស្សី​ខ្វែង​ជា​តារាង ៨ ក្រឡ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៩៦</text:p>
          </table:table-cell>
          <table:table-cell table:style-name="តារាង1.A2" office:value-type="string">
            <text:p text:style-name="P5">ប៉ែតសិ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--សឹប</text:p>
          </table:table-cell>
          <table:table-cell table:style-name="តារាង1.D2" office:value-type="string">
            <text:p text:style-name="P11">ស.</text:p>
          </table:table-cell>
          <table:table-cell table:style-name="តារាង1.D2" office:value-type="string">
            <text:p text:style-name="P7">ប. សំ.</text:p>
          </table:table-cell>
          <table:table-cell table:style-name="តារាង1.D2" office:value-type="string">
            <text:p text:style-name="P10">(<text:span text:style-name="T1">េប៉េតសិប</text:span> អ. ថ. ប៉ែតសិប ដប់ ៨ ដង (៨០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៩៧</text:p>
          </table:table-cell>
          <table:table-cell table:style-name="តារាង1.A2" office:value-type="string">
            <text:p text:style-name="P5">ប៉ែ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្រដាប់​ធ្វើ​ដោយ​ដែក​មាន​រន្ធ​តូច​សម្រាប់​ហូត​លួស ។ ប្រដាប់​ធ្វើ​ដោយ​ស្ពាន់​ឬ​ទង់ដែង​មាន​រន្ធ​តូច​ៗ សម្រាប់​រោយ​ម្សៅ​ឲ្យ​កើត​ជា​សរសៃ​នំ​បញ្ចុ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៩៨</text:p>
          </table:table-cell>
          <table:table-cell table:style-name="តារាង1.A2" office:value-type="string">
            <text:p text:style-name="P5">ប៉ែ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បារ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<text:span text:style-name="T10">Pelle) ចប​ចូក; ប្រដាប់​សម្រាប់​ចូក (ហៅ ចប​ប៉ែល ក៏​បាន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១៩៩</text:p>
          </table:table-cell>
          <table:table-cell table:style-name="តារាង1.A2" office:value-type="string">
            <text:p text:style-name="P5">ប៉ែ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គោះ​ឬ​វាយ​វត្ថុ​រឹង​ស្រួយ​ជាដើម ។ កិវិ. ឆ្លើយ​ប៉ែះ​ៗ <text:s/>គឺ​ឆ្លើយ​តប​ប៉័ង​ៗ​ឥត​ញញើ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០០</text:p>
          </table:table-cell>
          <table:table-cell table:style-name="តារាង1.A2" office:value-type="string">
            <text:p text:style-name="P5">ប៉ៃ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ព. បុ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ឪ, ឪពុក ។ សំ. បៃត្ឫក ខាង​បិតា, ដែល​ជាប់​ត​មក​អំពី​បិតា, ដែល​មាន​ដំណើរ​ជាប់​ទាក់ទង​ដោយ​បិត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>ប៉ៃ !</text:p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ឱ​!, ពាក្យ​ភ្លាត់​មាត់​ដោយ​អស្ចារ្យ, ដោយ​ភ្ញាក់​ព្រោះ​បាន​ឃើញ​អ្វី​ៗ​ប្លែក ឬ​ឃើញ​មនុស្ស​ស្និទ្ធស្នាល​ជាដើម : ប៉ៃ​ល្អ​ណាស់​តើ​!; <text:s/>ប៉ៃ​នៅ​ៗ​នេះ​ទេ​តើ !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០១</text:p>
          </table:table-cell>
          <table:table-cell table:style-name="តារាង1.A2" office:value-type="string">
            <text:p text:style-name="P5">ប៉ៃលិ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ស្រុក​មួយ​ក្នុង​ខែត្រ​បាត់ដំប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០២</text:p>
          </table:table-cell>
          <table:table-cell table:style-name="តារាង1.A2" office:value-type="string">
            <text:p text:style-name="P5">បៃសាច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ៃ--</text:p>
          </table:table-cell>
          <table:table-cell table:style-name="តារាង1.D2" office:value-type="string">
            <text:p text:style-name="P11">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ៃឝាចី <text:span text:style-name="T10">Paiçacī) សម្ដី​បិសាច ឬ​សម្ដី​ខ្មោច ។ ជា​ឈ្មោះ​សម្ដី ប្រាក្រឹត <text:s/>មួយ​ប្រភេទ​ក្នុង​ប្រទេស​ឥណ្ឌា សម្រាប់​ពួក​របាំ​និយាយ​នៅ​ពេល​លេង​ល្ខោន​ដែល​ទាក់ទង​ដោយ​រឿង​បិសាច ។ ខ្មែរ​យើង​មិន​ធ្លាប់​ប្រើ​ពាក្យ បៃសាចី នេះ​ទេ, ប៉ុន្តែ​បើ​ធៀប​ទៅ​នឹង​អ្នក​ប្រទេស​ឥណ្ឌា, យើង​មាន​សម្ដី​បែប​នោះ​ដែរ ហៅ​ថា <text:s/>សព្ទ​អារក្ស <text:s/>ឬ សម្ដី​មេមត់, ដូច​ជា <text:s/>ចេក​ទុំ <text:s/>មេមត់​ហៅ <text:s/>កន្ទន់​បាក់​ក ឬ មហា​ត្រសោល; ប្រាក់​រៀល​ថា កំប៉ាង; គោ​ថា កញ្ច្រង់; សិស្ស​របស់​មេមត់​ថា កូន​ចាប, បើ​កូន​នៅ​ក្នុង​ផ្ទៃ​មិន​ទាន់​សម្រាល​ថា <text:s/>ពង​ចាប ឬ ផ្កា​ឈូក; ស្រី​អ្នក​បក​ប្រែ​សម្ដី​អារក្ស​ថា, ស្នំ; ស្រា​ថា អាការ​សាហាវ ជាដើម (មើល​ក្នុង​ពាក្យ ប្រាក្រឹត ទៀត​ផង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០៣</text:p>
          </table:table-cell>
          <table:table-cell table:style-name="តារាង1.A2" office:value-type="string">
            <text:p text:style-name="P5">ប៉ៃឡា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ព្រលាំ, (មិន​ច្បាស់) : សម្ដី​ប៉ៃឡាំ; និយាយ​ប៉ៃឡាំ (ចំពោះ​តែ​មនុស្ស​ផ្សេង​ជាតិ​ដែល​ពោល​ភាសា​ដទៃ​មិន​ច្បាស់ ដូច​យ៉ាង​ចិន​សុទ្ធ​និយាយ​ភាសា​ខ្មែរ​ប៉ៃឡាំ​ៗ ជាដើម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០៤</text:p>
          </table:table-cell>
          <table:table-cell table:style-name="តារាង1.A2" office:value-type="string">
            <text:p text:style-name="P5">ប៉ោ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ល្បែង​ស៊ី​សង​មួយ​ប្រភេទ (ល្បែង​ចិ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ទ្រើស : ប៉ោ​ជាង​គ្នា​បន្តិច, ធំ​ប៉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០៥</text:p>
          </table:table-cell>
          <table:table-cell table:style-name="តារាង1.A2" office:value-type="string">
            <text:p text:style-name="P5">ប៉ោ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ិ.</text:p>
          </table:table-cell>
          <table:table-cell table:style-name="តារាង1.D2" office:value-type="string">
            <text:p text:style-name="P10">ភ្លាម : ចេញ​ទៅ​ប្រទះ​ប៉ោ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០៦</text:p>
          </table:table-cell>
          <table:table-cell table:style-name="តារាង1.A2" office:value-type="string">
            <text:p text:style-name="P5">ប៉ោង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រីក​ឡើង​ស្តុល, កាង, ប៉េង​ឡើង​ដោយ​អំណាច​ខ្យល់​ខាង​ក្នុ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នេសាទុបករណ៍​មួយ​ប្រភេទ​សម្រាប់​ដាក់​ត្រាំ​ក្នុង​ទឹក​ឲ្យ​ត្រី​ចូ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០៧</text:p>
          </table:table-cell>
          <table:table-cell table:style-name="តារាង1.A2" office:value-type="string">
            <text:p text:style-name="P5">ប៉ោច​ៗ 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អំពី​ដំណើរ​និយាយ​មួយ​ៗ រឿយ​ៗ : និយាយ​ប៉ោច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០៨</text:p>
          </table:table-cell>
          <table:table-cell table:style-name="តារាង1.A2" office:value-type="string">
            <text:p text:style-name="P5">ប៉ោ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្រដាប់​ធ្វើ​ដោយ​ដែក​ស៊ីវិឡាត មាន​រាង ៤ ជ្រុង​ជ្រៅ សម្រាប់​ដាក់​វត្ថុ​រាវ​មាន​ប្រេង​កាត​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០៩</text:p>
          </table:table-cell>
          <table:table-cell table:style-name="តារាង1.A2" office:value-type="string">
            <text:p text:style-name="P5">ប៉ោ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បារ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8">(ប៉ូម Pomme) ឈ្មោះ​ផ្លែ​ឈើ​មួយ​ប្រភេទ ប្រើ​ជា​អាហា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១០</text:p>
          </table:table-cell>
          <table:table-cell table:style-name="តារាង1.A2" office:value-type="string">
            <text:p text:style-name="P5">ប៉ោ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ចំនួន​អំបោះ ១០ កម្រង : ទិញ​អំបោះ ៥០ ប៉ោយ​យក​មក​ត្បាញ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១១</text:p>
          </table:table-cell>
          <table:table-cell table:style-name="តារាង1.A2" office:value-type="string">
            <text:p text:style-name="P5">បោរាណ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ោរ៉ា--</text:p>
          </table:table-cell>
          <table:table-cell table:style-name="តារាង1.D2" office:value-type="string">
            <text:p text:style-name="P11">បា. ព. ហុ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ចាស់​ទុំ ឬ​អ្នក​ប្រាជ្ញា​ទាំងឡាយ​ក្នុង​សម័យ​ព្រេង​នាយ (ព. កា.) : <text:s/>រី​បោរាណា លោក​ពោល​ទុក​ថា ឲ្យ​កាន់​សុចរិត អំពើ​ឆ្គាំឆ្គង មោះ​ហ្មងកុំ​ផ្ដិត ប្រយ័ត្ន​លង់​ចិត្ត ទៅ​ក្នុង​ការ​ខុ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១២</text:p>
          </table:table-cell>
          <table:table-cell table:style-name="តារាង1.A2" office:value-type="string">
            <text:p text:style-name="P5">បោរាណានុបោរាណ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ោរ៉ាណានុ-ប៉ោរ៉ាន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ុរាណ​មុន​ៗ និង​បុរាណ​ជា​លំដាប់​បន្ទាប់​ត​ៗ​មក : ទំនៀម​នេះ​ជា​បោរាណានុបោរាណ មាន​ខុស​មាន​ត្រូវ​ផ្សេង​ៗ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១៣</text:p>
          </table:table-cell>
          <table:table-cell table:style-name="តារាង1.A2" office:value-type="string">
            <text:p text:style-name="P5">បោរី​ភាស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ោរ៉ី--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ភាសា, សម្ដី​នៃ​អ្នក​បុរី, អ្នក​ក្រុង គឺ​សម្ដី​ដែល​ត្រឹម​ត្រូវ​តាម​សូរ​សព្ទ​អក្សរ : ថ្ងៃ, មក, យក, រក ។ល។ ជា បោរី​ភាសា; ង៉ៃ, ម, ឬ ម៉ុះ, យ, រ, ។ល។ ជា គ្រាម​ភាសា (ពាក្យ​អ្នក​ស្រុក​ធម្មតា) ឬ​ជា សាមញ្ញ​ភាសា (ពាក្យ​សាមញ្ញ, ពាក្យ​ផ្សារ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១៤</text:p>
          </table:table-cell>
          <table:table-cell table:style-name="តារាង1.A2" office:value-type="string">
            <text:p text:style-name="P5">ប៉ោ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ូន​ប្រយោល : ប៉ោល​នាឡិកា, ប៉ោល​ស្ទង់​ប្រយោ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១៥</text:p>
          </table:table-cell>
          <table:table-cell table:style-name="តារាង1.A2" office:value-type="string">
            <text:p text:style-name="P5">ប៉ោលតោ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សត្វ​ស្លាប​មួយ​ប្រភេទ យំ​ឮ​សូរ ប៉ោល​តោក​ៗ ឬ ប៉ូល​តូក​ៗ ។ ឈ្មោះ​នាឡិកា​ព្យួរ​មួយ​ប្រភេទ មាន​រូប​សត្វ​ប៉ោល​តោក​បញ្ចេញ​ក្បាល​មក​យំ​ប្រាប់​ម៉ោ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១៦</text:p>
          </table:table-cell>
          <table:table-cell table:style-name="តារាង1.A2" office:value-type="string">
            <text:p text:style-name="P5">បោសិ​តព្វកិច្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ោសិតាប់-ពៈកិច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ិច្ច​ដែល​ត្រូវ​តែ​ចិញ្ចឹម​បីបាច់​រក្សា : បោសិតព្វកិច្ច​ជា​ភារៈ​របស់​មាតា​បិត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១៧</text:p>
          </table:table-cell>
          <table:table-cell table:style-name="តារាង1.A2" office:value-type="string">
            <text:p text:style-name="P5">ប៉ោឡ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ព្រហើន, ឃ្នើសឃ្នង, ច្រឡោង​ខាម : មនុស្ស​ប៉ោឡែ, សម្ដី​ប៉ោឡែ; <text:s/>ច្រើន​និយាយ​ថា ប៉ោឡែប្រកោ <text:s/>ឬ ប្រឡែប្រក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៉ោឡែប្រកោ </text:p>
          </table:table-cell>
        </table:table-row>
        <table:table-row>
          <table:table-cell table:style-name="តារាង1.A2" office:value-type="string">
            <text:p text:style-name="P4">៧២១៨</text:p>
          </table:table-cell>
          <table:table-cell table:style-name="តារាង1.A2" office:value-type="string">
            <text:p text:style-name="P5">ប៉ៅ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ចិ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៉ាវ) កញ្ចប់ : តែ​១​ប៉ៅ <text:s/>គឺ​តែ​១​កញ្ចប់ ។ នំ​ប៉ៅ <text:s/>ឈ្មោះ​នំ​ចិន​មួយ​ប្រភេទ ធ្វើ​ដោយ​ប្រអួល​លាយ​ស្ករ​ស​បោះ​ពុម្ព​ជា​ស្រទាប់​តូច​ៗ ស្ដើង​ៗ ខ្ចប់​នឹង​ក្រដា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<text:s/>នំប៉ៅ 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ដុំ​ថ្នាំ​ជក់​ដែល​គេ​បត់​ជា​ផ្នត់ រាង​សំប៉ែត​បួន​ជ្រុង​ឬ​បួន​ជ្រុង​ទ្រវែង​បន្តិច : ថ្នាំ​ប៉ៅ, ថ្នាំ​មួយ​ប៉ៅ ។ កិ. ប៉ៅ​ថ្នាំ <text:s/>គឺ​បត់​ថ្នាំ​ធ្វើ​ជា​ប៉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១៩</text:p>
          </table:table-cell>
          <table:table-cell table:style-name="តារាង1.A2" office:value-type="string">
            <text:p text:style-name="P5">បំសុកូលិកង្គ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៉័ង-សុ កូលិ-ក័ង-គៈ</text:p>
          </table:table-cell>
          <table:table-cell table:style-name="តារាង1.D2" office:value-type="string">
            <text:p text:style-name="P11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--កង្គ) អង្គ​របស់​ភិក្ខុ​អ្នក​ទ្រទ្រង់​ឬ​ប្រើប្រាស់​នូវ​ចីវរ​ដែល​ប្រឡាក់​អាចម៍​ដី ខ្ទុះ​ឈាម​គួរ​ខ្ពើម... (ឈ្មោះ​ធុតង្គ​ទី​១​ក្នុង​ពួក​ធុតង្គ​ទាំង ១៣; ព. ពុ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២០</text:p>
          </table:table-cell>
          <table:table-cell table:style-name="តារាង1.A2" office:value-type="string">
            <text:p text:style-name="P5">ប៉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ទង្គិច, ពាល់​ត្រូវ : ប៉ះ​ស្មា​គ្នា, ប៉ះ​ត្រូវ​ត្រង់​ឆ្អឹង​ជំនីរ ។ យក​កំណាត់, បំណែក, ផ្ទាំង​តូច​នៃ​សំពត់​ជាដើម​មក​ដេរ, បិទ ដាក់​ភ្ជាប់​ឲ្យ​ជិត​ត្រង់​កន្លែង​ដែល​រហែក, ដាច់​ធ្លុះ ឲ្យ​ជិត ឲ្យ​ជាប់ : ប៉ះ​សំពត់, ប៉ះ​ខោ ។ ធ្វើ​ឲ្យ​ជា​គូ​ដោយ​ទឹម. សែង​ឬ​ផ្គូ​គ្នា : ទឹម​ប៉ះ​គ្នា, សែង​ប៉ះ​គ្នា ។ ចួប, ប្រទះ​គ្នា : ប៉ះ​មុខ​គ្នា <text:s/>គឺ​ចួប​ឬ​ប្រទះ​ទល់​មុខ​គ្នា ។ ប៉ះ​ប៉ុន ប៉ះ​ទប់​ផ្សែផ្សំ​ឲ្យ​តែ​បាន ។ ប៉ះ​ពារ ប៉ះ​ដោយ​ពារ​ពេញ​ទំហឹង ។ ព. ប្រ. ប្រទះ​លើ : ប៉ះ​ពារ​លើ​គ្រោះ​កាច ។ ប៉ះ​ពាល់ <text:s/>ពាល់​ត្រូវ​ដោយ​ប៉ះ, ដោយ​ប្រទ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៉ះប៉ុន</text:p>
            <text:p text:style-name="P10">ប៉ះ​ពារ </text:p>
            <text:p text:style-name="P10">ប៉ះពាល់</text:p>
          </table:table-cell>
        </table:table-row>
        <table:table-row>
          <table:table-cell table:style-name="តារាង1.A2" office:value-type="string">
            <text:p text:style-name="P4">៧២២១</text:p>
          </table:table-cell>
          <table:table-cell table:style-name="តារាង1.A2" office:value-type="string">
            <text:p text:style-name="P5">ប្ដ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ជើង ដ</text:p>
          </table:table-cell>
          <table:table-cell table:style-name="តារាង1.D2" office:value-type="string">
            <text:p text:style-name="P11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តិ “ម្ចាស់; ប្រុស​ជា​ម្ចាស់​ផ្ទះ គឺ​បុរស​ជា​គូ​គ្នា​នឹង​ស្រ្តី​ជា​ភរិយា”) ប្រុស​ជា​គូ​គ្នា​នឹង​ស្រី​ជា​ប្រពន្ធ : មាន​ប្ដី​ប្រពន្ធ <text:s/>គឺ​ស្រី​មាន​ប្រុស​ជា​ប្ដី ប្រុស​មាន​ស្រី​ជា​ប្រពន្ធ​ជា​គូ​គ្រង​ហើយ ។ ប្ដី​សី <text:s/>ក្លាយ​មក​ពី​ពាក្យ​ថា ប្ដី​ស្រី ឬ ប្ដី​សិរី <text:s/>គឺ​ប្ដី​ស្រី​សួស្ដី​ឬ​ប្ដី​របស់​ស្រី (?) : នាង​ទូច​កូន​មីង​វា​មាន​ប្ដី​សី​ហើយ​ឬ​នៅ ? (ព. សា.) ។ យើង​នឹក​ស្ដាយ​ដោយ​យល់​ថា​ពុំ​គួរ​ខាន ក៏​បាន​ស្រង់​យក​ពាក្យ​ជា​ព្រះ​រាជ​និពន្ធ​នៃ <text:s/>ព្រះ​បាទ​សម្ដេច​ព្រះ​ហរិរក្ស​រាមា ឥស្សរាធិបតី ព្រះ​បរម​កោដ្ឋ <text:s/>(ព្រះ​អង្គ​ដួង) ដែល​ទ្រង់​និពន្ធ​ចប់​ស្រេច​នៅ​ថ្ងៃ​សៅរ៍​៨​រោច​ខែ​មាឃ ឆ្នាំ​រកា​នព្វស័ក ព.ស ២៣៨០ កាល​ព្រះ​អង្គ​មាន​ព្រះ​ជន្ម​គម្រប់ ៤១ វស្សា, យើង​ស្រង់​ព្រះ​រាជ​និពន្ធ​នោះ​យក​មក​ទុក​ជា​ព្រះ​កេរ្តិ៍​ក្នុង​វចនានុក្រម​ខ្មែរ​នេះ ចំពោះ​តែ​ត្រង់​ពាក្យ​ថ្លែង​អំពី​គតិ ៥​យ៉ាង ដែល​បុរស​ជា​ប្ដី​ត្រូវ​ប្រតិបត្តិ​ចំពោះ​ស្ត្រី​ជា​ប្រពន្ធ​ប៉ុណ្ណោះ, មិន​មាន​សេចក្ដី​វែង​ណាស់​ណា​ទេ, ដូច​ត​ទៅ​នេះ​គឺ កតមេហិ បញ្ចគតី- ហិ សាមិកា ភរិយាស- ង្គហាធម្មា ប្រែ​តាម​អត្ថា-ធិប្បាយ​បាលី ។ ថា​ប្រុស​ឯណា នឹង​មាន​ភរិយា លោក​ឲ្យ​ចេះ​ក្ដី ទាំង​ប្រាំ​ចំពោះ សង្គ្រោះ​ចិត្ត​ស្រី ប្រពន្ធ​ប្រក្រតី ដូច​ធម៌​សម្ដែង ។ បើ​ប្ដី​ឯណា ពុំ​កាន់​កិរិយា ទាំង​ប្រាំ​នេះ​ឯង ហៅ​ប្ដី​ទុជ៌ន ជួលន់​ក្រៃលែង ចេះ​តែ​កំហែង ចិត្ត​ប្រពន្ធ​ពិត ។ បើ​ប្ដី​កាន់​ច្បាប់ ទាំង​ប្រាំ​នេះ​ខ្ជាប់ ហៅ​ប្ដី​សុចរិត បម្រុង​ភរិយា ដោយ​នា​ក្រម​ក្រឹត្យ​ ប្រសើរ​ពេក​ពិត ឥត​អ្វី​ផ្ទឹម​ឡើយ ។ អស់​ប្រុស​ទាំងឡាយ ចូរ​ចាំ​អធិប្បាយ ច្បាប់​នេះ​ជា​ត្រើយ ទុក​គ្រប់​ប្រុស​ប្រាណ កុំ​មាន​កន្ដើយ មាន​ប្រពន្ធ​ហើយ ជា​សុខ​សម្រាន្ត ។ មួយ​គឺ​ហៅ​ប្ដី ឲ្យ​ប្រើ​សំដី នឹង​ប្រពន្ធ​មាន ពាក្យ​ទន់​ពីរោះ ស្មើ​ស្មោះ​ដោយ​ក្សាន្ត សរសើរ​រាប់អាន តាម​សព្ទ​វាចា ។ មួយ​គឺ​ប្រពន្ធ ខុស​ឆ្គង​ស្រាល​ធ្ងន់ កុំ​ជេរ​ផ្ដាសា ទាត់​ធាក់​ដៀល​ដំ ដូច​ខ្ញុំ​អាត្មា កុំ​ស្ដី​ដើម​ថា ឲ្យ​ឮ​សាយ​ស័ព្ទ ។ មួយ​គឺ​បាន​ធន ប្រគល់​ប្រពន្ធ ទុក​ដាក់​រណ្ដាប់ ទាំង​គ្រឿង​អាហារ ជា​ការ​ស្រី​ផ្គាប់ រៀប​ចំ​សម្រាប់ ថែទាំ​រក្សា ។ មួយ​គឺ​កុំ​ផ្ចង់ កុំ​ខំ​តែ​ប- ង្កើត​កូន​ហើយ​ថា <text:s/>ប្រពន្ធ​សុខ​ចិត្ត ឲ្យ​គិត​ប្រាថ្នា រួស​រក​ទ្រព្យា សម្រាប់​ឲ្យ​ផង ។ មួយ​គឺ​ឲ្យ​ចាប់​ ស្រឡាញ់​ឲ្យ​ខ្ជាប់ កុំ​ជិនណាយ​ហោង បើ​មាន​ប្រពន្ធ- ទៀត​កុំ​ប៉ុនប៉ង ស្រឡាញ់​ស្នេហ៍ស្នង ឲ្យ​ស្មើ​មុខ​ឡើយ ។ សម្ដែង​សេចក្ដី គ្រប់​ប្រាំ​វិថី ចែង​ចប់​ស្រេច​ហើយ ឲ្យ​អស់​ប្រុស​ផង ចាំ​ចង​ជា​ត្រើយ ផ្ចង់​កុំ​កន្តើយ ចោល​ច្បាប់​បុរាណ ។ បើ​ប្រុស​ឯណា ពុំ​ផ្ចង់​ចិន្តា ដូច​ធម៌​ទូន្មាន នៅ​នឹង​ភរិយា គ្មាន​ជា​សុខ​សាន្ត ហិនហោច​ធន​ធាន ទាស់ទែង​លែង​គ្នា ។ ឯ​វិស័យ​ចិត្ត អស់​ស្រី​ផង​ពិត មាន​ប្ដី​ប្រាថ្នា អំពើ​ទាំង​ប្រាំ នេះ​ចាំ​ចិន្តា គ្រប់​ចិត្ត​ភរិយា នៅ​នា​លោកិយ ។ បើ​ខ្វះ​អំពើ- ណា​មួយ​ហើយ​តើ <text:s/>ប្រពន្ធ​ថា​ប្ដី ចិត្ត​ពុំ​ត្រូវ​ត្រង់ ពុំ​គង់​មេត្រី តូច​ចិត្ត​ស្វាមី អាក់​អន់​ពុំ​ស្មោះ លោក​ឲ្យ​ប្រុស​ផង គន់​គិត​ស្ងួន​គ្រង ផ្ចង់​ចិត្ត​សង្គ្រោះ- ប្រពន្ធ​ឲ្យ​ពិត ដោយ​ក្រឹត្យ​ប្រាំ​នោះ ប្រពន្ធ​ក៏​ស្មោះ- ចិត្ត​ចូល​មូល​ឯង ។ កុំ​គិត​តែ​យក- ប្រពន្ធ​បាន​មក គ្រាន់​ឱប​ប្រលែង បង្កើត​តែ​កូន សោះសូន្យ​ធនធេង លោក​ឲ្យ​គិត​ក្រែង ដំណៀល​និន្ទា ។ ធម្មតា​ជា​ប្ដី បាន​ទ្រព្យ​ធន​អ្វី ឬ​យស​សក្ដា តែង​នៅ​សុខ​សឹង- ទីពឹង​ផង​គ្នា ព្រោះ​ដ្បិត​ភរិយា កាន់​ក្ដី​សុចរិត ។ អំពើ​ច្នេះ​ហោង ឲ្យ​អស់​ប្រុស​ផង ចង​ចាំ​ក្នុង​ចិត្ត តាម​ធម៌​ទូន្មាន គ្រប់​ប្រាណ​ប្រុស​ពិត ទុក​ជា​ក្រម​ក្រិត្យ ច្បាប់​ច្បាស់​ត​ទៅ ។ អង្គ​អញ​រចនា សេចក្ដី​កាព្យា តាម​ច្បាប់​ទុក​នៅ ក្នុង​ព្រះ​បាលី សេចក្ដី​ជ្រាលជ្រៅ ពុំ​ហ៊ាន​សៅដៅ លើក​លែង​ងាយ​ដាយ ។ ឧស្សាហ៍​ខំ​ប្រុង ប្រែ​រក​រើស​ក្នុង គម្ពីរ​និកាយ អដ្ឋកថា ដីកា​បរិយាយ និបាត​ទាំងឡាយ មក​ផ្សំ​ស្រដី ។ ជា​ច្បាប់​ទុក​ត ដំណឹង​តំណ ដំណើរ​ស្ត្រី ឲ្យ​ជាក់​ប្រាកដ ដោយ​បទ​បាលី គ្រាន់​អស់​ប្រុស​ស្រី រើស​រៀន​រក​ផ្លូវ ។ ច្បាប់​នេះ​ប្រសើរ ដំណឹង​ដំណើរ ទំនង​នេះ​កូវ ជា​ច្បាប់​ប្រាកដ ដោយ​បទ​ត្រឹម​ត្រូវ គួរ​យើង​ឥឡូវ ប្រតិបត្តិ​រក្សា ។ គួរ​រៀន​ឲ្យ​ស្ទាត់ ឲ្យ​ចាំ​រត់​មាត់​ ដាក់​ក្នុង​ចិន្តា គ្រាន់​នឹង​ប្រិតប្រៀន បង្រៀន​អាត្មា តាម​ដោយ​គាថា នេះ​ឯង​ត​ទៅ ។ ចែង​ចប់​អភិប្រាយ ដោយ​អត្ថ​បរិយាយ សូរេច​ថ្ងៃ​សៅរ៍ ប្រាំ​បី​រោច​ឯ នា​ខែ​មាឃ​នៅ ឆ្នាំ​រកា​ត្រូវ នព្វស័ក​ស្រេច​ហោង ។៚ (បើ​ពេញ​ចិត្ត គួរ​ទន្ទេញ​ឲ្យ​ចាំ​មាត់) ម. ព. ប្រពន្ធ 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ដីសី </text:p>
          </table:table-cell>
        </table:table-row>
        <table:table-row>
          <table:table-cell table:style-name="តារាង1.A2" office:value-type="string">
            <text:p text:style-name="P4">៧២២២</text:p>
          </table:table-cell>
          <table:table-cell table:style-name="តារាង1.A2" office:value-type="string">
            <text:p text:style-name="P5">ប្ដឹ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ជើង ដ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ចោទ​ប្រកាន់, តវ៉ា, ពោល​ទោស​ដោយ​មិន​សុខ​ចិត្ត ឲ្យ​អ្នក​ធំ​ឬ​តុលាការ​បាន​ជ្រាប, ជូន​ដំណឹង ។ ប្ដឹង​ផ្ដល់ <text:s/>ឬ ប្ដឹង​ផ្ដល់ <text:s/>ប្ដឹង​ញួយ​ៗ ឬ​ប្ដឹង​ពី​គ្នា​ទៅ​វិញ​ទៅ​ម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ដឹង​ផ្ដល់ <text:s text:c="2"/>ប្ដឹងផ្ដល់</text:p>
          </table:table-cell>
        </table:table-row>
        <table:table-row>
          <table:table-cell table:style-name="តារាង1.A2" office:value-type="string">
            <text:p text:style-name="P4">៧២២៣</text:p>
          </table:table-cell>
          <table:table-cell table:style-name="តារាង1.A2" office:value-type="string">
            <text:p text:style-name="P5">ប្ដូ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ជើង ដ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ផ្លាស់​ពី​មួយ​ទៅ​មួយ, ផ្លាស់​យក​មួយ​មក​ឲ្យ​មួយ​ទៅ, ផ្លាស់​ពី​នេះ​ដាក់​ទៅ​នោះ, ដូរ ។ ប្ដូរ​ជីវិត <text:s/>ប្រថុយ​ស្លាប់​ជួស ។ ប្ដូរ​ដង​ប្ដូរ​ផ្លែ <text:s/>(ព. ប្រ.) ហ៊ាន​តស៊ូ​ឥត​ញញើត ។ ប្ដូរ​ផ្ដាច់ ឬ ផ្ដាច់​ប្ដូរ <text:s/>ដាច់​ចិត្ត​ប្រថុយ​ស្លាប់​រស់​ជា​មួយ​គ្នា ។ ប្ដូរ​ស្លាប់​ប្ដូរ​រស់ ហ៊ាន​ប្ដូរ​ជីវិត​ឲ្យ​ស្លាប់​ខ្លួន​ទុក​គេ​ឲ្យ​រស់ ឬ​ស៊ូ​ស្លាប់​រស់​ផង​គ្នា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ដូរ​ផ្ដាច់ <text:s/>ផ្ដាច់ប្ដូរ</text:p>
          </table:table-cell>
        </table:table-row>
        <table:table-row>
          <table:table-cell table:style-name="តារាង1.A2" office:value-type="string">
            <text:p text:style-name="P4">៧២២៤</text:p>
          </table:table-cell>
          <table:table-cell table:style-name="តារាង1.A2" office:value-type="string">
            <text:p text:style-name="P5">ប្ដេជ្ញ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ប្ដ័ច-ញ៉ា, ជើង ដ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ក្លាយ​មក​ពី សំ. ប្រតិជ្ញា) មើល​ពាក្យ បដិញ្ញា ។ ខ្មែរ​យើង​ប្រើ​ជា កិ. ក៏​បាន : បាន​ប្ដេជ្ញា​គ្នា​ថា​នឹង​ឈប់​ប្រព្រឹត្ត​អំពើ​ពាល​នោះ​ត​ទៅ​ទៀត, បាន​ប្ដេជ្ញា​ចិត្ត​ជា​ស្រេច​ថា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២៥</text:p>
          </table:table-cell>
          <table:table-cell table:style-name="តារាង1.A2" office:value-type="string">
            <text:p text:style-name="P5">ប្រ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ិទ​បាំង​ពី​ខាង​លើ : ប្រក់​ផ្ទះ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២៦</text:p>
          </table:table-cell>
          <table:table-cell table:style-name="តារាង1.A2" office:value-type="string">
            <text:p text:style-name="P5">ប្រក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ផ្សំ​ជាមួយ​គ្នា : ក <text:s/>ប្រកប​នឹង ង អ. ថ. កង ; ធ្វើ​ឲ្យ​អែប​នែប​ជាប់​ជាមួយ​គ្នា ឲ្យ​រលាយ​សាច់​មួយ : យក​ភ្លុក​មក​ប្រកប​ឈើ​ខ្មៅ ។ ធ្វើ​ឲ្យ​កប, ឲ្យ​កាក់​កប, ឲ្យ​បាន​លទ្ធផល; កាន់​ការ : ប្រកប​ការ​របរ, ប្រកប​ការ​លក់​ដូរ, ប្រកប​កសិកម្ម (ម. ព. កប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២៧</text:p>
          </table:table-cell>
          <table:table-cell table:style-name="តារាង1.A2" office:value-type="string">
            <text:p text:style-name="P5">ប្រកប​ដោ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ិ.</text:p>
          </table:table-cell>
          <table:table-cell table:style-name="តារាង1.D2" office:value-type="string">
            <text:p text:style-name="P10">ដែល​សម​ប្រកប​ដោយ, ដែល​បាន​សម្រេច​ដោយ : សូម​ឲ្យ​អ្នក​បាន​ប្រកប​ដោយ​សេចក្ដី​សុខ​ចម្រើន ! កុំ​ប្រើ​ជា ប្រកប​នូវ​សេចក្ដី​សុខ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២៨</text:p>
          </table:table-cell>
          <table:table-cell table:style-name="តារាង1.A2" office:value-type="string">
            <text:p text:style-name="P5">ប្រក់​ផ្ល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ស្មៅ​មួយ​ប្រភេទ មាន​ផ្លែ​តាម​ស្លឹក​ស្កះ​ដូច​គេ​ប្រក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២៩</text:p>
          </table:table-cell>
          <table:table-cell table:style-name="តារាង1.A2" office:value-type="string">
            <text:p text:style-name="P5">ប្រក់​ព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--ពល់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្រសិទ្ធី​កង​ទ័ព​ដើម្បី​ឲ្យ​មាន​ជោគជ័យ, ឲ្យ​មាន​ឫទ្ធិ​តេជ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៣០</text:p>
          </table:table-cell>
          <table:table-cell table:style-name="តារាង1.A2" office:value-type="string">
            <text:p text:style-name="P5">ប្រក់ព្រ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ជា​អធិបតី​ត្រួតត្រា​មើល​ការ​ខុស​ត្រូវ​ក្នុង​ការ​ធ្វើ​បុណ្យ​ធំ​ណា​មួយ ។ ប្រើ​ជា ន. ក៏​ប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៣១</text:p>
          </table:table-cell>
          <table:table-cell table:style-name="តារាង1.A2" office:value-type="string">
            <text:p text:style-name="P5">ប្រកល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ដាក់​កល់​ពី​លើ, កល់​លើ​គ្នា : ប្រកល់​ចង្ក្រាន, ប្រកល់​កំណាត់​ឈើ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៣២</text:p>
          </table:table-cell>
          <table:table-cell table:style-name="តារាង1.A2" office:value-type="string">
            <text:p text:style-name="P5">ប្រក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៉ាកកា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៣៣</text:p>
          </table:table-cell>
          <table:table-cell table:style-name="តារាង1.A2" office:value-type="string">
            <text:p text:style-name="P5">ប្រកា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ជា​បរិវារ​ប្រើ​ផ្សំ​ជា​មួយ​នឹង​ពាក្យ ប្រកប : ប្រកាក់​ប្រកប កាក់​កប គឺ​បាន​កប​ដោយ​លទ្ធផល​សម​តាម​បំណង : នាង, ឯង​ខំ​លក់​ដូរ​ទៅ ក្រែង​នឹង​បាន​ប្រកាក់​ប្រកប​ដោយ​ធនធាន​គ្រប់​គ្រាន់​ឡើង !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កាក់​ប្រកប</text:p>
          </table:table-cell>
        </table:table-row>
        <table:table-row>
          <table:table-cell table:style-name="តារាង1.A2" office:value-type="string">
            <text:p text:style-name="P4">៧២៣៤</text:p>
          </table:table-cell>
          <table:table-cell table:style-name="តារាង1.A2" office:value-type="string">
            <text:p text:style-name="P5">ប្រកាច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ង្រះ​រមួល​សព៌ាង្គកាយ​វិល​ត្រឡប់​ចុះ​ឡើង​ហាក់​ដូច​គេ​ចាប់​កាច់ : មាន​ប្រកាច់​សស្រូ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៣៥</text:p>
          </table:table-cell>
          <table:table-cell table:style-name="តារាង1.A2" office:value-type="string">
            <text:p text:style-name="P5">ប្រកា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ចាប់​ដំណើរ, ចាប់​ហេតុ, ចាប់​ថ្នាក់, ចោទ​ចំពោះ​រឿង : ប្រកាន់​ទោស ។ នាវ​ទុក : ស្រូវ​១​ជង្រុក​នុ៎ះ ខ្ញុំ​លក់​ជូន​អ្នក​មិន​បាន​ទេ ព្រោះ​មាន​គេ​ប្រកាន់​រួច​ទៅ​ហើយ ។ កាន់​ខ្ជាប់​តាម​គាប់​ចិត្ត, តាម​ទម្លាប់ : ប្រកាន់​ទិដ្ឋិ, ប្រកាន់​ពួ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៣៦</text:p>
          </table:table-cell>
          <table:table-cell table:style-name="តារាង1.A2" office:value-type="string">
            <text:p text:style-name="P5">ប្រកា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កាប់​គ្នា​ទៅ​វិញ​ទៅ​មក ។ ប្រកាប់​ប្រចាក់ <text:s/>កាប់​ចាក់​គ្នា​ទៅ​វិញ​ទៅ​មក ។ រក​ស៊ី​ប៉ុន​គេ​ប្រកាប់ <text:s/>រក​ស៊ី​ដោយ​ខំ​ប្រឹង​ពេញ​កម្លាំង​រាល់​ខ្លួន ហាក់​ដូច​ជា​គេ​ប្រកាប់​គ្នា ដណ្ដើម​យក​ឈ្នះ​រៀង​ខ្លួ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កាប់​ប្រចាក់ </text:p>
          </table:table-cell>
        </table:table-row>
        <table:table-row>
          <table:table-cell table:style-name="តារាង1.A2" office:value-type="string">
            <text:p text:style-name="P4">៧២៣៧</text:p>
          </table:table-cell>
          <table:table-cell table:style-name="តារាង1.A2" office:value-type="string">
            <text:p text:style-name="P5">ប្រក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ការៈ) ប្រការ ១, ប្រការ ២, ខ១, ខ២, ។ ច្រើន​ប្រការ ច្រើន​យ៉ាង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៣៨</text:p>
          </table:table-cell>
          <table:table-cell table:style-name="តារាង1.A2" office:value-type="string">
            <text:p text:style-name="P5">ប្រកាស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សំ.; បា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្រកាឝ; បកាស) សម្ដែង​ប្រាប់, ស្រែក​ប្រាប់​ឲ្យ​ឮ​រាល់​គ្នា, សម្ដែង​សេចក្ដី​បើក​ចំហ​ឲ្យ​ច្បាស់​លាស់ ។ល។ : ប្រកាស​ប្រាប់, ស្រែក​ប្រកាស ។ ប្រកាស​ទេវតា <text:s/>ពោល​ពាក្យ​បូរបាច់​ឲ្យ​ពួក​ទេវតា​បាន​ឮ ។ ប្រកាស​សង្គ្រាម <text:s/>ប្រកាស​ប្រាប់​អស់​ពួក​ទាហាន​សេនា​និង​ប្រជាជន​ឲ្យ​ដឹង​ថា​នឹង​មាន​សង្គ្រាម ។ ប្រកាស​សាសនា សម្ដែង​អំពី​សាសនា​ឲ្យ​អ្នក​ទាំងពួង​កាន់​តាម ។ ប្រកាស​សេចក្ដី <text:s/>ថ្លែង​សេចក្ដី​អ្វី​មួយ​ឲ្យ​បាន​ឮ​រាល់​គ្នា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កាឝន; <text:span text:style-name="T10">បកាសន) ការ​ថ្លែង, សម្ដែង​ប្រាប់​ឲ្យ​ដឹង​រាល់​គ្នា; សំបុត្រ​ថ្លែង​សេចក្ដី​ប្រាប់​ឲ្យ​ដឹង​រាល់​គ្នា : ចេញ​ប្រកាស, បិទ​ប្រកាស​ហាម ។ល។ ប្រកាស​សារត្រា ឬ សារត្រា សំបុត្រ​សេនាបតី​ចេញ​ឲ្យ​ដំណឹង​ដល់​អស់​សាធារណ​ជន​ក្នុង​ដែន​អំពី​កិច្ចការ​អ្វី​នីមួយ​ៗ ។ ព្រះ​រាជ​ប្រកាស <text:s/>ប្រកាស​ដែល​ព្រះ​រាជា​ទ្រង់​ឡាយ​ព្រះ​ហស្ត​លេខា​ប្រទាន​ដំណឹង​ដល់​ប្រជាជន ក្នុង​ព្រះ​រាជាណាចក្រ អំពី​កិច្ចការ​អ្វី​នីមួយ​ៗ ជា​ព្រះ​រាជ​បញ្ញត្តិ​ឬ​ព្រះ​រាជានុញ្ញាត ។ល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8">ប្រកាស​សារត្រា​ </text:p>
            <text:p text:style-name="P18">ព្រះ​រាជ​ប្រកាស </text:p>
          </table:table-cell>
        </table:table-row>
        <table:table-row>
          <table:table-cell table:style-name="តារាង1.A2" office:value-type="string">
            <text:p text:style-name="P4">៧២៣៩</text:p>
          </table:table-cell>
          <table:table-cell table:style-name="តារាង1.A2" office:value-type="string">
            <text:p text:style-name="P5">ប្រកាសក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--សៈកៈ</text:p>
          </table:table-cell>
          <table:table-cell table:style-name="តារាង1.D2" office:value-type="string">
            <text:p text:style-name="P11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កាឝក; បកាសក) អ្នក​ប្រកាស​សេចក្ដី ។ បើ​ស្រ្តី​ជា ប្រកាសិក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៤០</text:p>
          </table:table-cell>
          <table:table-cell table:style-name="តារាង1.A2" office:value-type="string">
            <text:p text:style-name="P5">ប្រកាសនីយ​បត្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>--សៈនីយៈ</text:p>
            <text:p text:style-name="P11">ប័ត</text:p>
          </table:table-cell>
          <table:table-cell table:style-name="តារាង1.D2" office:value-type="string">
            <text:p text:style-name="P11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កាឝនីយ + បត្រ; បកាសនីយ “ដែល​គួរ​សម្ដែង” + បត្ត <text:s/>“ស្លឹក, ក្រដាស”) សំបុត្រ​សម្ដែង​គុណ​សម្បត្តិ​របស់​បុគ្គល​អ្នក​មាន​ចំណេះ​វិជ្ជា​អ្វី​មួយ​គ្រប់គ្រាន់ គួរ​ដល់​កិច្ចការ​ហើយ (សញ្ញា​បត្រ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៤១</text:p>
          </table:table-cell>
          <table:table-cell table:style-name="តារាង1.A2" office:value-type="string">
            <text:p text:style-name="P5">ប្រកាសិក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កាសកៈ)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៤២</text:p>
          </table:table-cell>
          <table:table-cell table:style-name="តារាង1.A2" office:value-type="string">
            <text:p text:style-name="P5">ប្រកាសិ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>សំ.; បា.</text:p>
          </table:table-cell>
          <table:table-cell table:style-name="តារាង1.D2" office:value-type="string">
            <text:p text:style-name="P7">គុ. ឬ ន.</text:p>
          </table:table-cell>
          <table:table-cell table:style-name="តារាង1.D2" office:value-type="string">
            <text:p text:style-name="P10">(ប្រកាសឝិត; បកាសិត) ដែល​បាន​ប្រកាស​ហើយ; សេចក្ដី​ដែល​បាន​ប្រកាស​ហើយ (ព. កា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៤៣</text:p>
          </table:table-cell>
          <table:table-cell table:style-name="តារាង1.A2" office:value-type="string">
            <text:p text:style-name="P5">ប្រកិ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កិត​ជាប់​គ្នា : ដេញ​ប្រកិត ។ <text:s/>គុ. ដែល​ជិត​ស្ទើរ​នឹង​ដល់​គ្នា : ផ្ទះ​ប្រកិត​គ្នា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៤៤</text:p>
          </table:table-cell>
          <table:table-cell table:style-name="តារាង1.A2" office:value-type="string">
            <text:p text:style-name="P5">ប្រកឹ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តឿន​យ៉ាង​តឹងរ៉ឹង : ប្រកឹង​កិច្ចការ; តឿន​ប្រកឹង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៤៥</text:p>
          </table:table-cell>
          <table:table-cell table:style-name="តារាង1.A2" office:value-type="string">
            <text:p text:style-name="P5">ប្រកុ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កុន​ការ, កុន​ដំណើរ; មក​ប្រចួន​ការ​ឬ​ប្រចួន​ដំណើរ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៤៦</text:p>
          </table:table-cell>
          <table:table-cell table:style-name="តារាង1.A2" office:value-type="string">
            <text:p text:style-name="P5">ប្រកួ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្រឡង​គ្នា ដោយ​គំនុំ, ដោយ​កំហឹង​ឬ​ដោយ​ចង់​បាន​ជម្នះ : ប្រកួត​កីឡា​បាល់​ទាត់ ។ ប្រកួត​ប្រកាន់ ប្រកាន់​គ្នា​ដោយ​ជម្លោះ​ទាស់ទែង ។ ប្រកួត​ប្រណាំង ប្រណាំង​ប្រជែង​គ្នា​ដោយ​គំនុំ, ដោយ​កំហឹ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កួត​ប្រកាន់ </text:p>
            <text:p text:style-name="P10">ប្រកួត​ប្រណាំង</text:p>
          </table:table-cell>
        </table:table-row>
        <table:table-row>
          <table:table-cell table:style-name="តារាង1.A2" office:value-type="string">
            <text:p text:style-name="P4">៧២៤៧</text:p>
          </table:table-cell>
          <table:table-cell table:style-name="តារាង1.A2" office:value-type="string">
            <text:p text:style-name="P5">ប្រកើ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កើយ​លើ​គ្នា, ធ្វើ​ឲ្យ​កើយ​លើ​គ្នា (ដោយ​ក្ដី​ស្នេហា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៤៨</text:p>
          </table:table-cell>
          <table:table-cell table:style-name="តារាង1.A2" office:value-type="string">
            <text:p text:style-name="P5">ប្រកៀ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 ឬ កិ. វិ. </text:p>
          </table:table-cell>
          <table:table-cell table:style-name="តារាង1.D2" office:value-type="string">
            <text:p text:style-name="P10">កៀក​ជិត​គ្នា​មិន​ឲ្យ​ឃ្លាត, ធ្វើ​ឲ្យ​កៀក​គ្នា ។ ប្រកៀក​ប្រកាន់​ <text:s/>ប្រកាន់​គ្នា​មិន​លែង​ដោយ​ជម្លោះ​ទាស់ទែង ។ ប្រកៀក​ប្រកើយ <text:s/>កៀក​កើយ​គ្នា​មិន​ឲ្យ​ឃ្លាត, ធ្វើ​ឲ្យ​កៀក​កើយ​គ្នា (ដោយ​ក្ដី​ស្នេហា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កៀក​ប្រកាន់​</text:p>
            <text:p text:style-name="P10">ប្រកៀក​ប្រកើយ</text:p>
          </table:table-cell>
        </table:table-row>
        <table:table-row>
          <table:table-cell table:style-name="តារាង1.A2" office:value-type="string">
            <text:p text:style-name="P4">៧២៤៩</text:p>
          </table:table-cell>
          <table:table-cell table:style-name="តារាង1.A2" office:value-type="string">
            <text:p text:style-name="P5">ប្រកៀ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កៀង​កិត​ៗ​គ្នា, កៀង​ក្រវែល​មិន​ឲ្យ​ឃ្លាត ។ កិ. ឬ កិ. វិ. និយាយ​បញ្ឆិត​បញ្ឆៀង​ញយ​ៗ​ឲ្យ​ជឿ​ស៊ប់ (ម. ព. ចង្កៀង ១ កិ. ឬ កិ. វិ. 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៥០</text:p>
          </table:table-cell>
          <table:table-cell table:style-name="តារាង1.A2" office:value-type="string">
            <text:p text:style-name="P5">ប្រកែ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ជជែក​គ្នា​រក​ខុស​រក​ត្រូវ, ឆ្លើយ​ទទឹង​ទាស់, មិន​ព្រម​តាម ។ ប្រកែក​ប្រណាំង <text:s/>ប្រកែក​ដោយ​ប្រណាំង​ប្រជែង​យក​ឈ្នះ ។ ប្រកែក​វែក​ដៃ <text:s/>ប្រកែក​ដោយ​ឆ្ការ​ដៃ​ឬ​វែក​ទាត់​ដៃ​គេ​ចេញ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កែក​ប្រណាំង</text:p>
            <text:p text:style-name="P10">ប្រកែក​វែក​ដៃ </text:p>
          </table:table-cell>
        </table:table-row>
        <table:table-row>
          <table:table-cell table:style-name="តារាង1.A2" office:value-type="string">
            <text:p text:style-name="P4">៧២៥១</text:p>
          </table:table-cell>
          <table:table-cell table:style-name="តារាង1.A2" office:value-type="string">
            <text:p text:style-name="P5">ប្រកៃ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៉ាកកៃ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៥២</text:p>
          </table:table-cell>
          <table:table-cell table:style-name="តារាង1.A2" office:value-type="string">
            <text:p text:style-name="P5">ប្រក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11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កោះ​ត​ៗ​គ្នា ពី​ម្នាក់​ទៅ​ម្នាក់; ជាប់​តាម​គ្នា​ប្រកិត​មិន​ដាច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៥៣</text:p>
          </table:table-cell>
          <table:table-cell table:style-name="តារាង1.A2" office:value-type="string">
            <text:p text:style-name="P5">ប្រកុ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24">ពាក្យ​សម្រាប់​និយាយ​ផ្សំ​ជាមួយ​នឹង​ពាក្យ រុំ ថា : រុំ​ប្រកុំ <text:s/>គឺ​រុំ​ផ្គុំ​ច្រើន​ជាន់​ច្រើន​សា​ចំពាក់​ស្មុគស្មាញ​រក​ដើម​រក​ចុង​មិន​ឃើញ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24">រុំ​ប្រកុំ </text:p>
          </table:table-cell>
        </table:table-row>
        <table:table-row>
          <table:table-cell table:style-name="តារាង1.A2" office:value-type="string">
            <text:p text:style-name="P4">៧២៥៤</text:p>
          </table:table-cell>
          <table:table-cell table:style-name="តារាង1.A2" office:value-type="string">
            <text:p text:style-name="P5">ប្រកា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24">ព្រ័ត្រ​វែង​វេញ​បញ្ចូល​ធ្លុង​គ្នា (ច្រើន​វេញ​ជា ៣ ធ្លុង) សម្រាប់​ទាក់​ដំរី​ព្រៃ : <text:s/>ដំរី​អូស​ប្រកាំ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24"/>
          </table:table-cell>
        </table:table-row>
        <table:table-row>
          <table:table-cell table:style-name="តារាង1.A2" office:value-type="string">
            <text:p text:style-name="P4">៧២៥៥</text:p>
          </table:table-cell>
          <table:table-cell table:style-name="តារាង1.A2" office:value-type="string">
            <text:p text:style-name="P5">ប្រកាំ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តៈក័ង) ឈ្មោះ​រោគ​បណ្ដាល​ឲ្យ​ឈឺ​ក្បាល​ចាប់​ពើត​ខ្ទោក​ៗ; មាន ២ យ៉ាង គឺ ប្រកាំង​បាយ​កក ឬ ប្រកាំង​តូច ១, ប្រកាំង​ដំរី ឬ ប្រកាំង​ធំ ១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កាំង​​បាយ​កក</text:p>
            <text:p text:style-name="P10">ប្រកាំង​ដំរី </text:p>
          </table:table-cell>
        </table:table-row>
        <table:table-row>
          <table:table-cell table:style-name="តារាង1.A2" office:value-type="string">
            <text:p text:style-name="P4">៧២៥៦</text:p>
          </table:table-cell>
          <table:table-cell table:style-name="តារាង1.A2" office:value-type="string">
            <text:p text:style-name="P5">ប្រក្រតិទិ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ក់-ក្រតិ ទិន ឬ​ប្រក់-ទិន ឬ​ប្រក់-ក្រដីទិន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ក្ឫតិ + ទិន; បកតិ + ទិន) ផ្ទាំង​សន្លឹក​ក្រដាស​មាន​សណ្ឋាន​ជា​តារាង​ដែល​ចុះ​ចំនួន​ថ្ងៃ​តាម​លំដាប់​ខែ​នីមួយ​ៗ សម្រាប់​ប្រើ​ក្នុង​មួយ​ឆ្នាំ​ៗ ។ បើ​ប្រើ​ជា បដិទិន ឬ ប្រតិទិន គួរ​ជាង (ម. ព. នោះ​និង​ពាក្យ ប្រក្រតី និង ទិន ផង) ។</text:p>
          </table:table-cell>
          <table:table-cell table:style-name="តារាង1.D2" office:value-type="string">
            <text:p text:style-name="P11">ប្រក្រតីទិន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៥៧</text:p>
          </table:table-cell>
          <table:table-cell table:style-name="តារាង1.A2" office:value-type="string">
            <text:p text:style-name="P5">ប្រក្រត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ក់-ក្រដី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ក្ឫតិ; បកតិ) ធម្មតា; ការ​ប្រព្រឹត្ត​ទៅ​តាម​ចំណាំ, តាម​ទម្លាប់; សេចក្ដី​មិន​ប្លែក​អំពី​ដំណើរ​ដើម, ដំណើរ​ដែល​តាំង​នៅ​ដូច​ដែល : នៅ​ធ្វើ​ការ​តាម​ប្រក្រត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៥៨</text:p>
          </table:table-cell>
          <table:table-cell table:style-name="តារាង1.A2" office:value-type="string">
            <text:p text:style-name="P5">ប្រខ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្រះគង <text:s/>អ. ថ. ប្រៈខង) អង, អមអង (ប្រើ​ជា រ.ស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៥៩</text:p>
          </table:table-cell>
          <table:table-cell table:style-name="តារាង1.A2" office:value-type="string">
            <text:p text:style-name="P5">ប្រខុ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្រះគប <text:s/>អ. ថ. ប្រៈខុប) ស្អំ​ថ្នាំ, អាល​ថ្នាំ (កែរោគ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៦០</text:p>
          </table:table-cell>
          <table:table-cell table:style-name="តារាង1.A2" office:value-type="string">
            <text:p text:style-name="P5">ប្រខា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5">ខាំ​គ្នា​ទៅ​វិញ​ទៅ​មក (ដោយ​ដណ្ដើម​អ្វី​ៗ) : ឆ្កែ​ប្រខាំ​គ្នា, ឆ្មា​ប្រខាំ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៦១</text:p>
          </table:table-cell>
          <table:table-cell table:style-name="តារាង1.A2" office:value-type="string">
            <text:p text:style-name="P5">ប្រ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ដាក់​គង​សង្កត់​លើ​គ្នា​ឬ​គង​លើ​គ្នា​ច្រគីង​ច្រគាង ។ ប្រគង​ប្រគាក់​ ឬ ប្រគាក់​ប្រគង <text:s/>គង​ឬ​ដាក់​គង​ពាក់​លើ​គ្នា​ច្រងេង​ច្រងាង​ទទឹង​ទទែ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គង​ប្រគាក់ ប្រគាក់​ប្រគង</text:p>
          </table:table-cell>
        </table:table-row>
        <table:table-row>
          <table:table-cell table:style-name="តារាង1.A2" office:value-type="string">
            <text:p text:style-name="P4">៧២៦២</text:p>
          </table:table-cell>
          <table:table-cell table:style-name="តារាង1.A2" office:value-type="string">
            <text:p text:style-name="P5">ប្រគ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គរ​លើ​គ្នា​ច្រើន​ជាន់​ច្រើន​តម្រួត : ប្រគរ​ឧស, ប្រគរ​បាវ​ស្រូវ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៦៣</text:p>
          </table:table-cell>
          <table:table-cell table:style-name="តារាង1.A2" office:value-type="string">
            <text:p text:style-name="P5">ប្រគល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លើក​យក​អ្វី​ៗ​ហុច​ឲ្យ​ឬ​ទុក​ដាក់​ឲ្យ​គេ​ជា​ស្រេច : ប្រគល់​ការ​ឲ្យ, ប្រគល់​ប្រាក់​ឲ្យ​ដល់​ដៃ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៦៤</text:p>
          </table:table-cell>
          <table:table-cell table:style-name="តារាង1.A2" office:value-type="string">
            <text:p text:style-name="P5">ប្រគា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ជា​មួយ​នឹង​ពាក្យ ប្រគង (ម. ព. នោះ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៦៥</text:p>
          </table:table-cell>
          <table:table-cell table:style-name="តារាង1.A2" office:value-type="string">
            <text:p text:style-name="P5">ប្រគា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ចម្ពាម​ត្រង់​គល់​មែក : ប្រគាប​ឈើ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៦៦</text:p>
          </table:table-cell>
          <table:table-cell table:style-name="តារាង1.A2" office:value-type="string">
            <text:p text:style-name="P5">ប្រគេ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 ស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ឲ្យ, លើក​ឲ្យ​ដល់​ដៃ​ក្នុង​ហត្ថបាស : ប្រគេន​ចង្ហាន់​លោ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៦៧</text:p>
          </table:table-cell>
          <table:table-cell table:style-name="តារាង1.A2" office:value-type="string">
            <text:p text:style-name="P5">ប្រគ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លេង​ភ្លេង​រងំ​នាំ​ឲ្យ​ស្រណោះ, លេង​ភ្លេង​កំដរ​ឲ្យ​ក្សាន្ត​ចិត្ត... : ប្រគំ​តន្ត្រី​មួយ​វង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៦៨</text:p>
          </table:table-cell>
          <table:table-cell table:style-name="តារាង1.A2" office:value-type="string">
            <text:p text:style-name="P5">ប្រគ្រី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រោគ​សរសៃ​កើត​នៅ​ជើង បណ្ដាល​ឲ្យ​ញាក់​កន្ត្រាក់ ស្ពឹក​ស្រពន់; ហៅ គគ្រីវ ក៏​ម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៦៩</text:p>
          </table:table-cell>
          <table:table-cell table:style-name="តារាង1.A2" office:value-type="string">
            <text:p text:style-name="P5">ប្រ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ប្រទាល​មួយ​ពួក មាន​ធាង​រឹង ស្លឹក​រឹង​ល្អិត មើម​ពុល : មើម​ប្រង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៧០</text:p>
          </table:table-cell>
          <table:table-cell table:style-name="តារាង1.A2" office:value-type="string">
            <text:p text:style-name="P5">ប្រ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រាករូស​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៧១</text:p>
          </table:table-cell>
          <table:table-cell table:style-name="តារាង1.A2" office:value-type="string">
            <text:p text:style-name="P5">ប្រចក្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ច័ក ឬ ប្រត្យ័ក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(ប្រត្យក្ស; បច្ចក្ខ) ដែល​ជាក់, ប្រាដក, ច្បាស់, មែន, ពិត : ហេតុ​ប្រចក្ស <text:s/>គឺ​ហេតុ​ដែល​ប្រាកដ; ឃើញ​ប្រចក្ស <text:s/>គឺ​ឃើញ​ច្បាស់; ដឹង​ប្រចក្ស <text:s/>គឺ​ដឹង​ជាក់; មនុស្ស​ប្រត្យក្ស <text:s/>គឺ​មនុស្ស​អ្នក​ដឹង​កិច្ច​ការ​ជាក់ (និយាយ​ក្លាយ​ជា ប្រតិយក្ស <text:s/>ក៏​មាន) ។</text:p>
          </table:table-cell>
          <table:table-cell table:style-name="តារាង1.D2" office:value-type="string">
            <text:p text:style-name="P11">ប្រត្យក្ស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៧២</text:p>
          </table:table-cell>
          <table:table-cell table:style-name="តារាង1.A2" office:value-type="string">
            <text:p text:style-name="P5">ប្រច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ស្គម​ស្អយ​ៗ ដោយ​មាន​រោគ​រាគរូស​ជាប់​មិន​ដាច់ : ស្គម​ប្រច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៧៣</text:p>
          </table:table-cell>
          <table:table-cell table:style-name="តារាង1.A2" office:value-type="string">
            <text:p text:style-name="P5">ប្រចណ្ឌ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ច័ន</text:p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្រចណ្ឌ) ដែល​ក្ដៅ​ក្រហាយ, អន្ទះអន្ទែង, ច្រណែន ព្រោះ​កាម​រាគ : ស្រី​ប្រចណ្ឌ​ប្ដី, ប្រុស​ប្រចណ្ឌ​ប្រពន្ធ ។ ខ្មែរ​យើង​ប្រើ​ជា កិ. ឬ ន. ក៏​មាន : កុំ​ប្រចណ្ឌ​នឹង​គ្នា; ឈ្លោះ​ព្រោះ​ប្រចណ្ឌ, មាន​ប្រចណ្ឌ​ចិត្ត ។</text:p>
          </table:table-cell>
          <table:table-cell table:style-name="តារាង1.D2" office:value-type="string">
            <text:p text:style-name="P11">ប្រច័ណ្ឌ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៧៤</text:p>
          </table:table-cell>
          <table:table-cell table:style-name="តារាង1.A2" office:value-type="string">
            <text:p text:style-name="P5">ប្រចាក់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ចាក់​គ្នា​ទៅ​វិញ​ទៅ​មក ដោយ​គ្រឿង​សស្ត្រា​ឬ​ដោយ​អាវុធ​មាន​មុខ​ស្រួច ។ ប្រចាក់​ប្រកាប់ ឬ ប្រកាប់​ប្រចាក់ <text:s/>កាប់​ចាក់​គ្នា​ទៅ​វិញ​ទៅ​ម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ចាក់​ប្រកាប់ <text:s/>ប្រកាប់​ប្រចាក់ 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រុក្ខជាតិ​មួយ​ប្រភេទ សន្តាន​ស្មាច់ តែ​ដើម​តូច​ៗ : ដើម​ប្រចាក់, ផ្សិត​ប្រចាក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៧៥</text:p>
          </table:table-cell>
          <table:table-cell table:style-name="តារាង1.A2" office:value-type="string">
            <text:p text:style-name="P5">ប្រចា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ចាប់​តយុទ្ធ​គ្នា​ទៅ​វិញ​ទៅ​មក​ដោយ​ដៃ​ទទេ : គូរ​រូប​ស្វា​ប្រចាប់​គ្នា ។ ចាប់​ប្រកាន់​ហេតុ, ប្រកាន់​ដំណើរ : ពុំ​គួរ​ប្រចាប់​មនុស្ស​ហ្នឹង​ទេ ព្រោះ​គ្នា​ជា​អ្នក​ស្លូត​ត្រង់​សោ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៧៦</text:p>
          </table:table-cell>
          <table:table-cell table:style-name="តារាង1.A2" office:value-type="string">
            <text:p text:style-name="P5">ប្រចិត្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ចិត</text:p>
          </table:table-cell>
          <table:table-cell table:style-name="តារាង1.D2" office:value-type="string">
            <text:p text:style-name="P7">ព. សា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ក្លាយ​មក​ពី​ពាក្យ ព្រួយ​ចិត្ត) ព្រួយ​ក្នុង​ចិត្ត, ថប់​បារម្ភ, កំដឹង : កុំ​ប្រចិត្ត (កុំ​ព្រួយ​ចិត្ត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៧៧</text:p>
          </table:table-cell>
          <table:table-cell table:style-name="តារាង1.A2" office:value-type="string">
            <text:p text:style-name="P5">ប្រចី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ខ្សែ​ដែល​ទាក់​ធ្លាក់​គល់​ផ្លែ​សន្ទូច​ជាដើម ភ្ជាប់​នឹង​ខ្សែ​រនង​ឬ​ដង : ប្រចី​សន្ទូច; ប្រចី​មូល (ម. ព. មូល ៣ ដ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ទាក់​ឆ្វាក់​ធ្លុង​នឹង​គល់​សន្ទូច​ហើយ​វេញ (ធ្វើ​ឲ្យ​កើត​ជា​ប្រចី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៧៨</text:p>
          </table:table-cell>
          <table:table-cell table:style-name="តារាង1.A2" office:value-type="string">
            <text:p text:style-name="P5">ប្រចឹ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ចឹក​គ្នា​ទៅ​វិញ​ទៅ​មក : សត្វ​ស្លាប​ប្រចឹក​គ្នា; សារិកា​កែវ​អើយ ស៊ី​អី​កង​ៗ ស៊ី​ផ្លែ​ដំបង​ប្រចឹក​គ្នា​លេ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៧៩</text:p>
          </table:table-cell>
          <table:table-cell table:style-name="តារាង1.A2" office:value-type="string">
            <text:p text:style-name="P5">ប្រចុ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និយាយ​ផ្សែផ្សំ​លើក​ដាក់​នាយអាយ​បញ្ចុះ​បញ្ចូល​ឲ្យ​គេ​គាប់​ចិត្ត (ដើម្បី​ឲ្យ​កើត​ប្រយោជន៍​ខ្លួន) ។ ប្រចុបប្រចែង ប្រចុប​ដោយ​ប្រឹង​ប្រែង​ពេញ​ទី, ជួយ​ចាត់ចែង​កិច្ចការ​គ្រាន់​តែ​ហែៈ ហ៍​ផ្សែផ្សំ​ដោយ​អាការ​ប្រចុប​ឲ្យ​គេ​គាប់​ចិត្ត ។ មិត្ត​ប្រចុប <text:s/>គឺ​មិត្ត​ដែល​ប៉ិន​ខាង​និយាយ​លើក​បញ្ជោរ​ឬ​ចាក់​បណ្ដោយ​អែប​អប​ស្រប​តាម​តែ​មាត់​ក្រៅ ដើម្បី​យក​ផល​ប្រយោជន៍​ផ្ទាល់​ខ្លួន តែ​ចិត្ត​មិន​ស្មោះ​ត្រង់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ចុប​ប្រចែង </text:p>
            <text:p text:style-name="P10"><text:s/></text:p>
          </table:table-cell>
        </table:table-row>
        <table:table-row>
          <table:table-cell table:style-name="តារាង1.A2" office:value-type="string">
            <text:p text:style-name="P4">៧២៨០</text:p>
          </table:table-cell>
          <table:table-cell table:style-name="តារាង1.A2" office:value-type="string">
            <text:p text:style-name="P5">ប្រចួ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ស្ទួន​ដំណើរ​គ្នា, ស្ទួន​វេលា​គ្នា គឺ​ធ្វើ​ការ​អ្វី​ៗ ដំណាល​គ្នា​ក្នុង​វេលា​មួយ ។</text:p>
          </table:table-cell>
          <table:table-cell table:style-name="តារាង1.D2" office:value-type="string">
            <text:p text:style-name="P11">ប្រជួន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៨១</text:p>
          </table:table-cell>
          <table:table-cell table:style-name="តារាង1.A2" office:value-type="string">
            <text:p text:style-name="P5">ប្រចួ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ចួប​គ្នា, ប្រទះ​គ្នា (ម. ប្រ.) ។</text:p>
          </table:table-cell>
          <table:table-cell table:style-name="តារាង1.D2" office:value-type="string">
            <text:p text:style-name="P11">ប្រជួប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៨២</text:p>
          </table:table-cell>
          <table:table-cell table:style-name="តារាង1.A2" office:value-type="string">
            <text:p text:style-name="P5">ប្រចៀ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សត្វ​ស្លាប​តូច​ជើង​វែង ចំពុះ​វែង សម្បុរ​ស្រដៀង​នឹង​ទទា ច្រើន​រក​ស៊ី​តាម​ដី​ត្រោក ឬ​អាចម៍​បំណះ ចូល​ចិត្ត​បរិភោគ​ជន្លេន​ជា​អាហារ ។</text:p>
          </table:table-cell>
          <table:table-cell table:style-name="តារាង1.D2" office:value-type="string">
            <text:p text:style-name="P11">ប្រជៀច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៨៣</text:p>
          </table:table-cell>
          <table:table-cell table:style-name="តារាង1.A2" office:value-type="string">
            <text:p text:style-name="P5">ប្រចៀ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ចម្មបក្សី​ពួក​មួយ​មាន​មុខ​និង​ត្រចៀក​ស្រដៀង​នឹង​កណ្ដុរ (ជា​សត្វ​រត្តិចរ) ។</text:p>
          </table:table-cell>
          <table:table-cell table:style-name="តារាង1.D2" office:value-type="string">
            <text:p text:style-name="P11">ប្រជៀវ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៨៤</text:p>
          </table:table-cell>
          <table:table-cell table:style-name="តារាង1.A2" office:value-type="string">
            <text:p text:style-name="P5">ប្រច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ជាមួយ​នឹង​ពាក្យ ប្រចណ្ឌ <text:s/>ថា : ប្រចែ​ប្រចណ្ឌ <text:s/>គឺ​ប្រចណ្ឌ​ដោយ​ដិត​ចិត្ត, ដោយ​ចាប់​មន្ទិល​សង្ស័យ​បន្តិច​បន្តួ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ចែប្រចណ្ឌ </text:p>
          </table:table-cell>
        </table:table-row>
        <table:table-row>
          <table:table-cell table:style-name="តារាង1.A2" office:value-type="string">
            <text:p text:style-name="P4">៧២៨៥</text:p>
          </table:table-cell>
          <table:table-cell table:style-name="តារាង1.A2" office:value-type="string">
            <text:p text:style-name="P5">ប្រច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ជាមួយ​នឹង​ពាក្យ ប្រចុប <text:s/>ថា : ប្រចុប​ប្រចែង (ម. ព. ប្រចុប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ចុបប្រចែង </text:p>
          </table:table-cell>
        </table:table-row>
        <table:table-row>
          <table:table-cell table:style-name="តារាង1.A2" office:value-type="string">
            <text:p text:style-name="P4">៧២៨៦</text:p>
          </table:table-cell>
          <table:table-cell table:style-name="តារាង1.A2" office:value-type="string">
            <text:p text:style-name="P5">ប្រចោ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ចោម​ព័ទ្ធ, ចោម​ស្ទាក់, ចោម​ជុំ​ឈូឆ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៨៧</text:p>
          </table:table-cell>
          <table:table-cell table:style-name="តារាង1.A2" office:value-type="string">
            <text:p text:style-name="P5">ប្រចា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រង​ចាំ​ឲ្យ​គេ​ធ្វើ​ទើប​ខ្លួន​ឯង​ធ្វើ​ដែរ : ខំ​ធ្វើ​ការ​ទៅ​កុំ​ប្រចាំ​គ្នា ! ។ គុ. ​ដែល​ទុក​បម្រុង​រង់​ចាំ​ជានិច្ច, សម្រាប់ : រង្វាន់​ប្រចាំ​ខែ, រង្វាន់​ប្រចាំ​ឆ្នាំ ។ ប្រចាំ​ការ <text:s/>បម្រុង​ចាំ​ទទួល​កិច្ចការ : យក​រទេះ​មក​ប្រចាំ​ការ, កែន​មនុស្ស​មក​ប្រចាំ​ការ ។ ប្រចាំ​ជូន <text:s/>បម្រុង​ចាំ​ជូន, បម្រុង​ចាំ​ការ​ជូន​ដាក់​ពី​នេះ​ទៅ​នោះ​មាន​កំណត់​ទី : រទេះ​ប្រចាំ​ជូន, មនុស្ស​ប្រចាំ​ជូ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៨៨</text:p>
          </table:table-cell>
          <table:table-cell table:style-name="តារាង1.A2" office:value-type="string">
            <text:p text:style-name="P5">ប្រឆេ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្រដាប់​ធ្វើ​ដោយ​អំបោះ​ជាដើម សម្រាប់​អុជ​ឲ្យ​ជក់​ប្រេង, ជក់​ក្រមួន, ជក់​ខ្លាញ់ : ប្រឆេះ​ចង្កៀង, ប្រឆេះ​ទៀន ។ ប្រឆេះ ឬ ដី​ប្រឆេះ <text:s/>ដី​ឆ្អិន​ត្រង់​កន្លែង​ដែល​ដុត​គំនរ​ព្រៃ​ជាដើម​រួច​ហើ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៨៩</text:p>
          </table:table-cell>
          <table:table-cell table:style-name="តារាង1.A2" office:value-type="string">
            <text:p text:style-name="P5">ប្រឆាំ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ឆាំ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៩០</text:p>
          </table:table-cell>
          <table:table-cell table:style-name="តារាង1.A2" office:value-type="string">
            <text:p text:style-name="P5">ប្រឆ្ងិ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រោគ​ខ្យល់​មួយ​ប្រភេទ បណ្ដាល​មក​ពី​ក្នុង​រូប​ប្រាណ ឲ្យ​ឃើញ​ហាក់​ដូច​ជា​កង់​វិល​មក​គ្រប​ពី​លើ​ក្បាល​ឲ្យ​ងងឹត​មុខ​ដួល​ប្រកាច់​បាត់​ស្មារតី, មួយ​សន្ទុះ​មក​ទើប​ដឹង​ខ្លួន​ឡើង​វិញ, បើ​ដួល​ក្នុង​ទឹក​ហើយ​គ្មាន​គេ​ឃើញ រមែង​តែ​ឈ្លក់​ទឹក​ស្លាប់ : ខ្យល់​ប្រឆ្ងិត, រោគ​ប្រឆ្ងិត, កើត​ប្រឆ្ងិត (និយាយ​ភ្លាត់​ថា ប្រស្និត ក៏​មា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៩១</text:p>
          </table:table-cell>
          <table:table-cell table:style-name="តារាង1.A2" office:value-type="string">
            <text:p text:style-name="P5">ប្រជ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ជា) ពពួក​សត្វ, ពពួក​ជន ។ ប្រជាករ ឬ ប្រជាជន (--ជន់) ពួក​ជន​ចំណុះ​ប្រទេស ។ ប្រជាជាតិ <text:s/>ជាតិ​នៃ​មនុស្ស​ដែល​មាន​វង្ស​ត្រកូល​និង​ភាសា​ជាមួយ​គ្នា ។ ប្រជាធិបតី (ប៉ៈដី) អធិបតី​របស់​ប្រជា <text:s/>(ព្រះ​រាជា) ។ ប្រជាធិបតេយ្យ (--ប៉ៈតៃ) ភាព​នៃ​ប្រទេស​ដែល​មាន​ប្រជា​រាស្ត្រ​ជា​អធិបតី គឺ​ប្រទេស​ឬ​រដ្ឋបាល​ដែល​មាន​ប្រជាជន​ជា​ធំ ក្នុង​ការ​រើស​តំណាង​របស់​ខ្លួន ឲ្យ​ជា​អ្នក​សម្រេច​កិច្ចការ​ក្នុង​ប្រទេស,...។ ប្រជានិករ ពួក​ប្រជា​រាស្ត្រ, ពួក​មនុស្ស ។ ប្រជា​ពលរដ្ឋ <text:s/>ពលរដ្ឋ​គឺ​ប្រជាជន ឬ​ប្រជាជន​ដែល​ជា​ពលរដ្ឋ ។ ប្រជា​ភិថុតិ (--ភិថុត) ការ​បញ្ជោរ​ឬ​ការ​បញ្ចើច​លើក​ជើង​ប្រជា​រាស្ត្រ ។ ប្រជាភិបាល <text:s/>អ្នក​គ្រប់​គ្រង​រក្សា​ប្រជាជន (ព្រះ​រាជា) ។ ប្រជាភិវឌ្ឍន៍ <text:s/>ការ​លូត​លាស់​ដុះដាល​របស់​ប្រជា​រាស្ត្រ; ការ​បណ្ដុះបណ្ដាល​មនុស្ស, សត្វ ត្រង់​តំបន់​ដែល​មិន​ធ្លាប់​មាន​ក្នុង​កាល​មុន​ឲ្យ​កើត​មាន​ឡើង, ឲ្យ​បាន​រីក​ចម្រើន​ឡើង​ជា​លំដាប់ ។ ប្រជាមតិ (--មៈតិ) មតិ​ឬ​យោបល់​ប្រជារាស្ត្រ ។ ប្រជាមានិត <text:s/>គុ. ដែល​ប្រជាជន​ចូល​ចិត្ត​ស្រឡាញ់​រាប់អាន; ដែល​ទាក់​ទង​ដល់​ប្រជា​រាស្ត្រ, ដែល​មាន​ផល​ប្រយោជន៍​ដល់​បណ្ដា​ជន​ទួទៅ : រដ្ឋាភិបាល​ប្រជាមានិត ។ ប្រជា​រាស្ត្រ <text:s/>ឬ រាស្ត្រ​ប្រជា <text:s/>ពួក​ជន​ចំណុះ​ដែន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ជាជាតិ <text:s/></text:p>
            <text:p text:style-name="P10">ប្រជាធិបតី </text:p>
            <text:p text:style-name="P12">ប្រជាធិបតេយ្យ </text:p>
            <text:p text:style-name="P10">ប្រជានិករ </text:p>
            <text:p text:style-name="P10">ប្រជា​ពលរដ្ឋ </text:p>
            <text:p text:style-name="P10">ប្រជាភិថុតិ </text:p>
            <text:p text:style-name="P10"><text:s/>ប្រជាភិបាល </text:p>
            <text:p text:style-name="P10">ប្រជាភិវឌ្ឍន៍ </text:p>
            <text:p text:style-name="P10">ប្រជាមតិ </text:p>
            <text:p text:style-name="P10">ប្រជាមានិត </text:p>
            <text:p text:style-name="P10">ប្រជា​រាស្ត្រ </text:p>
            <text:p text:style-name="P10">រាស្ត្រ​ប្រជា <text:s/></text:p>
            <text:p text:style-name="P10"/>
          </table:table-cell>
        </table:table-row>
        <table:table-row>
          <table:table-cell table:style-name="តារាង1.A2" office:value-type="string">
            <text:p text:style-name="P4">៧២៩២</text:p>
          </table:table-cell>
          <table:table-cell table:style-name="តារាង1.A2" office:value-type="string">
            <text:p text:style-name="P5">ប្រជា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ប្រផុត​នឹង​ជាន់, ស្ទើរ​តែ​នឹង​ជាន់ : ដើរ​ប្រជាន់​កែង <text:s/>គឺ​ដើរ​ពី​ក្រោយ​ជិត​គ្នា​ស្ទើរ​តែ​នឹង​ជាន់​កែង​អ្នក​ដើរ​មុ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៩៣</text:p>
          </table:table-cell>
          <table:table-cell table:style-name="តារាង1.A2" office:value-type="string">
            <text:p text:style-name="P5">ប្រជា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ជាប់​មិន​ឃ្លាត​ពី​គ្នា គឺ​ទៅ​ណា​ទៅ​ជាមួយ​គ្នា​មិន​ឲ្យ​ឃ្លា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៩៤</text:p>
          </table:table-cell>
          <table:table-cell table:style-name="តារាង1.A2" office:value-type="string">
            <text:p text:style-name="P5">ប្រជួ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ចួ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៩៥</text:p>
          </table:table-cell>
          <table:table-cell table:style-name="តារាង1.A2" office:value-type="string">
            <text:p text:style-name="P5">ប្រជួ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ចួប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៩៦</text:p>
          </table:table-cell>
          <table:table-cell table:style-name="តារាង1.A2" office:value-type="string">
            <text:p text:style-name="P5">ប្រជួ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ជួស​ត្រួត​លើ​គ្នា, ដែល​ស្ទួន​លើ​គ្នា : ធ្មេញ​ប្រជួស <text:s/>គឺ​ធ្មេញ​ដែល​ដុះ​អែប​ស្ទួន​គ្នា​ជា​ពី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៩៧</text:p>
          </table:table-cell>
          <table:table-cell table:style-name="តារាង1.A2" office:value-type="string">
            <text:p text:style-name="P5">ប្រជៀ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ចៀច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៩៨</text:p>
          </table:table-cell>
          <table:table-cell table:style-name="តារាង1.A2" office:value-type="string">
            <text:p text:style-name="P5">ប្រជៀ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<text:s/>ប្រចៀវ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២៩៩</text:p>
          </table:table-cell>
          <table:table-cell table:style-name="តារាង1.A2" office:value-type="string">
            <text:p text:style-name="P5">ប្រជ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ដណ្ដើម​ជែង​កាត់​មុខ​គ្នា, ដណ្ដើម​យក​ឈ្នះ : កុំ​ប្រជែង​គ្នា, ប្រជែង​យក​ជ័យ​ជម្ន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០០</text:p>
          </table:table-cell>
          <table:table-cell table:style-name="តារាង1.A2" office:value-type="string">
            <text:p text:style-name="P5">ប្រជុ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ជុំ​គ្នា, ប្រមូល​ឲ្យ​ចួប​ជុំ​គ្នា, មក​ជួប​ជុំ​គ្នា : យើង​នឹង​ប្រជុំ​គ្នា​ព្រឹក​ស្អែក​ពេល​ម៉ោង​៨​នៅ​ទី​នេះ ។ ប្រជុំ​ជន <text:s/>(--ជន់) ពួក​ជន​ដែល​កំពុង​ប្រជុំ​គ្នា ។ ទី​ប្រជុំ <text:s/>ទី​ដែល​ចួប​ជុំ​គ្នា ។ ប្រជុំ​ជាតក (--ដក់) ប្រជុំ​រឿង​ក្នុង​អតីត​ជាតិ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ជុំ​ជន </text:p>
            <text:p text:style-name="P10">ទី​ប្រជុំ <text:s/></text:p>
            <text:p text:style-name="P10">ប្រជុំ​ជាតក</text:p>
          </table:table-cell>
        </table:table-row>
        <table:table-row>
          <table:table-cell table:style-name="តារាង1.A2" office:value-type="string">
            <text:p text:style-name="P4">៧៣០១</text:p>
          </table:table-cell>
          <table:table-cell table:style-name="តារាង1.A2" office:value-type="string">
            <text:p text:style-name="P5">ប្រជ្រុ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ាច់​ដែល​ដុះ​ជា​ពក​តូច​ខ្ពស់​ជាង​សាច់​ប្រក្រតី មាន​សម្បុរ​ខ្មៅ​ឬ​ក្រហម​ក្រម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០២</text:p>
          </table:table-cell>
          <table:table-cell table:style-name="តារាង1.A2" office:value-type="string">
            <text:p text:style-name="P5">ប្រជ្រួ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10">ដែល​ជ្រួស​ផ្លូវ​គ្នា; ដែល​ជ្រួស​គ្នា : ដើរ​ប្រជ្រួស​គ្នា; ផ្លូវ​ប្រជ្រួស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០៣</text:p>
          </table:table-cell>
          <table:table-cell table:style-name="តារាង1.A2" office:value-type="string">
            <text:p text:style-name="P5">ប្រជ្រៀ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ជ្រៀត​ជ្រែក​ចូល​ក្នុង​ទី​ចង្អៀត : ប្រជ្រៀត​ចូល ។ កិ. វិ. ដែល​ប្រជ្រៀត​ឲ្យ​តែ​បាន​ចុះ​គ្នា : ឈរ​ប្រជ្រៀត​គ្នា, អង្គុយ​ប្រជ្រៀត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០៤</text:p>
          </table:table-cell>
          <table:table-cell table:style-name="តារាង1.A2" office:value-type="string">
            <text:p text:style-name="P5">ប្រឈ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ឈម​មុខ​បែរ​រក​គ្នា : ប្រឈម​មុខ​គ្នា, អង្គុយ​ប្រឈម​មុខ​គ្នា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០៥</text:p>
          </table:table-cell>
          <table:table-cell table:style-name="តារាង1.A2" office:value-type="string">
            <text:p text:style-name="P5">ប្រឈួ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; សំ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្រះជ្វរ <text:s/>អ. ថ. ប្រៈឈួន; ប្រ + ជ្វរ) ឈឺ, មាន​ជំងឺ; ប្រើ​ជា រ. ស. : ទ្រង់​ប្រឈួន ឬ ទ្រង់​ព្រះ​ប្រឈួន (ទ្រង់​អាពាធ​ឬ​ទ្រង់​ព្រះ​អាពាធ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០៦</text:p>
          </table:table-cell>
          <table:table-cell table:style-name="តារាង1.A2" office:value-type="string">
            <text:p text:style-name="P5">ប្រឈ្ល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ក​ជម្លោះ, ឈ្លោះ​ប្រកែក​គ្នា​ទៅ​វិញ​ទៅ​មក (ព. សា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០៧</text:p>
          </table:table-cell>
          <table:table-cell table:style-name="តារាង1.A2" office:value-type="string">
            <text:p text:style-name="P5">ប្រញប្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ញ៉ាប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ក្លាយ​មក​ពី សំ. ប្រជ្ញប្ត) បញ្ញត្ត : ព្រះ​សម្មាសម្ពុទ្ធ​ទ្រង់​ប្រញប្ត​សិក្ខាបទ ។ សង្វាត​សរសេរ អស់​អញ​កុំ​ខ្ជិល ទើប​បាន​ជា​គាប់ សង្វាត​សូត្រ​រៀន ដោយ​គ្រូ​ប្រញប្ត កុំ​ធ្វើ​លេលាប់ ដោយ​ចិត្ត​មាក់​ងាយ (ច្បាប់​ក្រម) ។ ម. ព. បញ្ញត្ត ផង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០៨</text:p>
          </table:table-cell>
          <table:table-cell table:style-name="តារាង1.A2" office:value-type="string">
            <text:p text:style-name="P5">ប្រញប្ត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ញ៉ាប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ក្លាយ​មក​ពី សំ. ប្រជ្ញប្តិ) បញ្ញត្តិ : ពុទ្ធ​ប្រញប្តិ <text:s/>(មិន​សូវ​ប្រើ; ម. ព. បញ្ញត្តិ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០៩</text:p>
          </table:table-cell>
          <table:table-cell table:style-name="តារាង1.A2" office:value-type="string">
            <text:p text:style-name="P5">ប្រញា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ញ៉ាប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 ឬ <text:s/>ក៏ គុ.</text:p>
          </table:table-cell>
          <table:table-cell table:style-name="តារាង1.D2" office:value-type="string">
            <text:p text:style-name="P10">បង្ខំ​ឲ្យ​ញាប់, ធ្វើ​ឲ្យ​ញាប់, ឲ្យ​ឆាប់; ដែល​ញាប់, ឆាប់ : ប្រញាប់​ឲ្យ​ទាន់​ការ, កុំ​ប្រញាប់​ពេក; ដើរ​ប្រញាប់​បន្តិច​ឡើង; ការ​ប្រញាប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១០</text:p>
          </table:table-cell>
          <table:table-cell table:style-name="តារាង1.A2" office:value-type="string">
            <text:p text:style-name="P5">ប្រញ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ញ៉ាយ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ដណ្ដើម​គ្នា​ដោយ​ឥត​របប : ក្មេង​ប្រញាយ​ស្វាយ​ទុំ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១១</text:p>
          </table:table-cell>
          <table:table-cell table:style-name="តារាង1.A2" office:value-type="string">
            <text:p text:style-name="P5">ប្រញាល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ញ៉ាល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ជាមួយ​នឹង​ពាក្យ ប្រញាប់ <text:s/>ថា : ប្រញាប់​ប្រញាល់ <text:s/>គឺ ប្រញាប់​ដោយ​រហ័ស, ប្រញាប់​ណាស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ញាប់​ប្រញាល់ </text:p>
          </table:table-cell>
        </table:table-row>
        <table:table-row>
          <table:table-cell table:style-name="តារាង1.A2" office:value-type="string">
            <text:p text:style-name="P4">៧៣១២</text:p>
          </table:table-cell>
          <table:table-cell table:style-name="តារាង1.A2" office:value-type="string">
            <text:p text:style-name="P5">ប្រញិ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ញ៉ិប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ជា​បរិវារ​របស់​ពាក្យ ប្រញាប់ <text:s/>ថា : ប្រញិប​ប្រញាប់ <text:s/>គឺ​ប្រញាប់​ណាស់ (ព. សា. ក្លាយ​មក​ពី ពាក្យ ប្រញឹក​ប្រញាប់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១៣</text:p>
          </table:table-cell>
          <table:table-cell table:style-name="តារាង1.A2" office:value-type="string">
            <text:p text:style-name="P5">ប្រញឹ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ញ៉ឹក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 ឬក៏ គុ.</text:p>
          </table:table-cell>
          <table:table-cell table:style-name="តារាង1.D2" office:value-type="string">
            <text:p text:style-name="P10">បង្ខំ​ញឹក​ញាប់; ដែល​ត្រូវ​ធ្វើ​យ៉ាង​ញឹក​ញាប់ : កុំ​ប្រញឹក​ពេក !; ធ្វើ​ការ​ប្រញឹក; ការ​ប្រញឹក ។ ប្រញឹក​ប្រញាប់ ប្រញាប់​ដោយ​ញឹក​ញាប់, ប្រញាប់​ក្រៃពេ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ញឹក​ប្រញាប់ </text:p>
          </table:table-cell>
        </table:table-row>
        <table:table-row>
          <table:table-cell table:style-name="តារាង1.A2" office:value-type="string">
            <text:p text:style-name="P4">៧៣១៤</text:p>
          </table:table-cell>
          <table:table-cell table:style-name="តារាង1.A2" office:value-type="string">
            <text:p text:style-name="P5">ប្រដ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មាន​ខ្លួន​ស្គម​ធំ​តែ​ពោះ : ស្គម​ប្រដក់, រាង​ប្រដក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១៥</text:p>
          </table:table-cell>
          <table:table-cell table:style-name="តារាង1.A2" office:value-type="string">
            <text:p text:style-name="P5">ប្រដ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ជាមួយ​នឹង​ពាក្យ <text:s/>ប្រដាប់ <text:s/>ថា : ប្រដាប់​ប្រដា <text:s/>ប្រដាប់​ផ្សេង​ៗ​ច្រើន​មុខ​ច្រើន​យ៉ាង​នេះ​ខ្លះ​នោះ​ខ្លះ ថោក​ខ្លះ​ថ្លៃ​ខ្ល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ដាប់ប្រដា </text:p>
          </table:table-cell>
        </table:table-row>
        <table:table-row>
          <table:table-cell table:style-name="តារាង1.A2" office:value-type="string">
            <text:p text:style-name="P4">៧៣១៦</text:p>
          </table:table-cell>
          <table:table-cell table:style-name="តារាង1.A2" office:value-type="string">
            <text:p text:style-name="P5">ប្រដា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ឈើ​ព្រៃ​មាន​ផ្លែ​បរិភោគ​ប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១៧</text:p>
          </table:table-cell>
          <table:table-cell table:style-name="តារាង1.A2" office:value-type="string">
            <text:p text:style-name="P5">ប្រដាក់​ប្រដឺ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</text:p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(ប្រះដ័កប្រះ<text:span text:style-name="T1">ដេិត</text:span> <text:s/>អ. ថ. ប្រៈដាក់ប្រៈដឺត) ប៉​ផ្ដាក់ប៉ផ្ដឺត, ត្រដាបត្រដួ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១៨</text:p>
          </table:table-cell>
          <table:table-cell table:style-name="តារាង1.A2" office:value-type="string">
            <text:p text:style-name="P5">ប្រដាក់​ប្រទុក្ខ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មាន​ទុក្ខ​មាន​ព្រួយ​ដូច​គេ​លើក​ដាក់​ៗ​រឿយ​ៗ ឥត​ស្រាក ។</text:p>
          </table:table-cell>
          <table:table-cell table:style-name="តារាង1.D2" office:value-type="string">
            <text:p text:style-name="P11">ប្រទុក្ខ​ប្រដាក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១៩</text:p>
          </table:table-cell>
          <table:table-cell table:style-name="តារាង1.A2" office:value-type="string">
            <text:p text:style-name="P5">ប្រដា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ជាមួយ​នឹង​ពាក្យ សាញ ថា: សាញ​ប្រដាញ <text:s/>គឺ​សាញ​ក្រៃពេ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សាញប្រដាញ</text:p>
          </table:table-cell>
        </table:table-row>
        <table:table-row>
          <table:table-cell table:style-name="តារាង1.A2" office:value-type="string">
            <text:p text:style-name="P4">៧៣២០</text:p>
          </table:table-cell>
          <table:table-cell table:style-name="តារាង1.A2" office:value-type="string">
            <text:p text:style-name="P5">ប្រដា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ដែល​ប្រទើស​ប្រទាក់​គ្នា, ដែល​ប្រគង​ប្រគាក់​ចង្អៀត​ណែន : ដាក់​ហិប​ប្រដាន់​លើ​គ្នា, បង្ខិត​ការុង​អង្ករ​នេះ​ចេញ​បន្តិច​ទៅ កុំ​ប្រដាក់​ប្រដាន់​គ្នា​ពេក (និយាយ​តាម​ទម្លាប់​ដោយ​ស្រុក​ខ្លះ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២១</text:p>
          </table:table-cell>
          <table:table-cell table:style-name="តារាង1.A2" office:value-type="string">
            <text:p text:style-name="P5">ប្រដាប់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តាក់តែង, ស្អិតស្អាង, រៀបចំ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គ្រឿង​សម្រាប់​ប្រើប្រាស់ (គ្រប់​យ៉ាង) : មាន​គ្រប់​ប្រដាប់​អស់​ហើយ ឥត​ខ្វះ​អ្វី​ទេ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២២</text:p>
          </table:table-cell>
          <table:table-cell table:style-name="តារាង1.A2" office:value-type="string">
            <text:p text:style-name="P5">ប្រដាល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ដាល់​គ្នា​ទៅ​វិញ​ទៅ​មក ។ ដាល់​រឿយ​ៗ : ខ្យល់​ប្រដាល់​ក្នុង​ពោះ ។ ប្រដាល់​ប្រតប់ ដាល់​តប់​គ្នា​ទៅ​វិញ​ទៅ​ម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ដាល់​ប្រតប់ </text:p>
          </table:table-cell>
        </table:table-row>
        <table:table-row>
          <table:table-cell table:style-name="តារាង1.A2" office:value-type="string">
            <text:p text:style-name="P4">៧៣២៣</text:p>
          </table:table-cell>
          <table:table-cell table:style-name="តារាង1.A2" office:value-type="string">
            <text:p text:style-name="P5">ប្រដិត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ប្រកិត, ដិត​តាម​ជិត​ជាប់​គ្នា​មិន​ដាច់ : ប្រដិត​តាម​ក្រោយ, តាម​ប្រដិ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រោគ​មួយ​ប្រភេទ​បណ្ដាល​ឲ្យ​ឧច្ចារៈ​កកើត​ជា​ដុំ​តូច​ៗ​រឹង​ៗ, ច្រើន​កើត​ព្រោះ​ប្រើ​ឥរិយាបថ​អង្គុយ​ច្រើន​ពេក : កើត​ប្រដិត ។ ក្លន​ប្រដិត <text:s/>ក្លន​និង​ប្រដិ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ក្លន​ប្រដិត </text:p>
          </table:table-cell>
        </table:table-row>
        <table:table-row>
          <table:table-cell table:style-name="តារាង1.A2" office:value-type="string">
            <text:p text:style-name="P4">៧៣២៤</text:p>
          </table:table-cell>
          <table:table-cell table:style-name="តារាង1.A2" office:value-type="string">
            <text:p text:style-name="P5">ប្រដិត​ប្រជ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ផ្ចិតផ្ចង់, ជាប់​មិន​ដាច់ : ធ្វើ​ការ​ប្រដិត​ប្រជី ។ គុ. ដែល​យក​ចិត្ត​ទុក​ដាក់, ដែល​កាន់​ការ​ខ្ជាប់ : មនុស្ស​ប្រដិត​ប្រជ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២៥</text:p>
          </table:table-cell>
          <table:table-cell table:style-name="តារាង1.A2" office:value-type="string">
            <text:p text:style-name="P5">ប្រដឹ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រនាប​ដែល​ត្បាញ​ខ្ទាស់​នឹង​ចម្រឹង​ញឹក : ខ្ទាស់​ប្រដឹស, ត្បាញ​ប្រដឹស ។</text:p>
          </table:table-cell>
          <table:table-cell table:style-name="តារាង1.D2" office:value-type="string">
            <text:p text:style-name="P11">ប្រដើស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២៦</text:p>
          </table:table-cell>
          <table:table-cell table:style-name="តារាង1.A2" office:value-type="string">
            <text:p text:style-name="P5">ប្រដឺ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ស្គម​តឺត​រខឺត : ស្គម​ប្រដឺត, រាង​ប្រដឺត ។ ប្រដឺត​ប្រដក់ <text:s/>ដែល​ស្គម​តឺត​រខឺត​ធំ​តែ​ពោ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ដឺត​ប្រដក់</text:p>
          </table:table-cell>
        </table:table-row>
        <table:table-row>
          <table:table-cell table:style-name="តារាង1.A2" office:value-type="string">
            <text:p text:style-name="P4">៧៣២៧</text:p>
          </table:table-cell>
          <table:table-cell table:style-name="តារាង1.A2" office:value-type="string">
            <text:p text:style-name="P5">ប្រដុង​ប្រជ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ជួយ​ទំនុក​បម្រុង, ជួយ​ផ្ចុង​ផ្ដើម : ជួយ​ប្រដុង​ប្រជា​វា​ផង, គ្មាន​នរណា​ជួយ​ប្រដុង​ប្រជា​គ្នា​សោះ (ព. សា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២៨</text:p>
          </table:table-cell>
          <table:table-cell table:style-name="តារាង1.A2" office:value-type="string">
            <text:p text:style-name="P5">ប្រដូ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្រៀប​ឲ្យ​ដូច : កុំ​ប្រដូច​រូប​ខ្ញុំ​ទៅ​នឹង​រូប​គេ ព្រោះ​ខ្ញុំ​មាន​ឋានៈ​តូច​ទាប ។ និ. ដូច, ប្រហែល​ដូច, ដូច​ជា : ប្រដូច​ស្រមោល- អន្ទោល​តាម​ប្រាណ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២៩</text:p>
          </table:table-cell>
          <table:table-cell table:style-name="តារាង1.A2" office:value-type="string">
            <text:p text:style-name="P5">ប្រដើ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ដឹស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៣០</text:p>
          </table:table-cell>
          <table:table-cell table:style-name="តារាង1.A2" office:value-type="string">
            <text:p text:style-name="P5">ប្រដេ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ដេញ​បន្ត​គ្នា ។ ប្រដេញ​ជើង <text:s/>ដេញ​ជើង​មិន​លែង ។ ប្រដេញ​ថ្លៃ <text:s/>ដេញ​តម្លើង​ថ្លៃ​ដណ្ដើម​យក​ឲ្យ​បាន​រាល់​ខ្លួន ។ ប្រដេញ​ប្រដោល <text:s/>ដេញ​ដោល​គ្នា​ទៅ​វិញ​ទៅ​មក, ដេញ​ដោល​ជជីក, ដេញ​ដោល​គ្នា​រឿយ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ដេញ​ជើង </text:p>
            <text:p text:style-name="P10">ប្រដេញ​ថ្លៃ</text:p>
            <text:p text:style-name="P10">ប្រដេញ​ប្រដោល</text:p>
          </table:table-cell>
        </table:table-row>
        <table:table-row>
          <table:table-cell table:style-name="តារាង1.A2" office:value-type="string">
            <text:p text:style-name="P4">៧៣៣១</text:p>
          </table:table-cell>
          <table:table-cell table:style-name="តារាង1.A2" office:value-type="string">
            <text:p text:style-name="P5">ប្រដ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ជាមួយ​នឹង​ពាក្យ ប្រដៅ <text:s/>ថា : ប្រដែ​ប្រដៅ <text:s/>គឺ​ស្ដី​ប្រដៅ​ឲ្យ​ដឹង​ខុស​ត្រូវ​ក្នុង​វេលា​ដែល​បុគ្គល​បាន​ប្រព្រឹត្ត​ខុស​រួច​ហើយ : ប្រដែ​ប្រដៅ​កូន​ឲ្យ​វា​មាន​សុជីវ​ធម៌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ដែប្រដៅ </text:p>
          </table:table-cell>
        </table:table-row>
        <table:table-row>
          <table:table-cell table:style-name="តារាង1.A2" office:value-type="string">
            <text:p text:style-name="P4">៧៣៣២</text:p>
          </table:table-cell>
          <table:table-cell table:style-name="តារាង1.A2" office:value-type="string">
            <text:p text:style-name="P5">ប្រដោ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តយុទ្ធ​គ្នា​ដោយ​ខ្មាំង​មិល ហាក់​ដូច​ជា​មាន​បំណង​នឹង​ចាប់​គ្នា​ដោត ។ ប្រកាប់​ប្រដោត <text:s/>កាប់​គ្នា​ទៅ​វិញ​ទៅ​មក ហាក់​ដូច​ជា​មាន​បំណង​នឹង​ចាប់​គ្នា​ដោ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កាប់​ប្រដោត </text:p>
          </table:table-cell>
        </table:table-row>
        <table:table-row>
          <table:table-cell table:style-name="តារាង1.A2" office:value-type="string">
            <text:p text:style-name="P4">៧៣៣៣</text:p>
          </table:table-cell>
          <table:table-cell table:style-name="តារាង1.A2" office:value-type="string">
            <text:p text:style-name="P5">ប្រដោ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ដោល​គ្នា​ទៅ​វិញ​ទៅ​មក​ដោយ​សម្ដី ឬ​ដោយ​អ្វី​មួយ (ម. ព. ប្រដេញ 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៣៤</text:p>
          </table:table-cell>
          <table:table-cell table:style-name="តារាង1.A2" office:value-type="string">
            <text:p text:style-name="P5">ប្រដ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ទូន្មាន, ឲ្យ​ឱវាទ, ស្ដី​ថា, ក្រើន​រំលឹក, បង្វឹក : ឪពុក​ម្ដាយ​ប្រដៅ​កូន, គ្រូ​ប្រដៅ​សិស្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៣៥</text:p>
          </table:table-cell>
          <table:table-cell table:style-name="តារាង1.A2" office:value-type="string">
            <text:p text:style-name="P5">ប្រដ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ដំ​គ្នា​ទៅ​វិញ​ទៅ​មក; វាយ​ដំ​គ្នា​ទៅ​វិញ​ទៅ​មក ។ ប្រដំ​ប្រធាក់ <text:s/>ឬ ប្រធាក់​ប្រដំ <text:s/>ធាក់​ច្រំ​តប់​ទះ​វាយ​ដំ​គ្នា​ទៅ​វិញ​ទៅ​ម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ដំ​ប្រធាក់ <text:s text:c="2"/>ប្រធាក់​ប្រដំ</text:p>
          </table:table-cell>
        </table:table-row>
        <table:table-row>
          <table:table-cell table:style-name="តារាង1.A2" office:value-type="string">
            <text:p text:style-name="P4">៧៣៣៦</text:p>
          </table:table-cell>
          <table:table-cell table:style-name="តារាង1.A2" office:value-type="string">
            <text:p text:style-name="P5">ប្រឌិដ្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ពាក្យ​ប្រើ​ក្លាយ​មក​ពី ប្រតិដ្ឋ អាន​តាម​ទម្លាប់​ថា ប្រឌិត (មើល​ពាក្យ ប្រតិដ្ឋ) ។</text:p>
          </table:table-cell>
          <table:table-cell table:style-name="តារាង1.D2" office:value-type="string">
            <text:p text:style-name="P11">ប្រឌិត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៣៧</text:p>
          </table:table-cell>
          <table:table-cell table:style-name="តារាង1.A2" office:value-type="string">
            <text:p text:style-name="P5">ប្រណ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ណំ</text:p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ារ​លើក​កម្បង់​អញ្ជលី​សំពះ, ការ​លើក​ម្រាម​ដៃ​ទាំង ១០ ធ្វើ​ឲ្យ​ជា​ក្រពុំ ។ ប្រើ​ជា កិ. ក៏​ប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៣៨</text:p>
          </table:table-cell>
          <table:table-cell table:style-name="តារាង1.A2" office:value-type="string">
            <text:p text:style-name="P5">ប្រណម្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ណំ</text:p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លើក​កម្បង់​អញ្ជលី​សំពះ (ពាក្យ ប្រណម និង ប្រណម្យ ទាំង ២ នេះ​ជា​វេវ. អាច​ប្រើ​ជា​ជំនួស​គ្នា​បាន​តាម​ពេញ​ចិត្ត​ប្រើ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៣៩</text:p>
          </table:table-cell>
          <table:table-cell table:style-name="តារាង1.A2" office:value-type="string">
            <text:p text:style-name="P5">ប្រណា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្រដាប់​ធ្វើ​ដោយ​ដែក សម្រាប់​ឆាក​ស្លា​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៤០</text:p>
          </table:table-cell>
          <table:table-cell table:style-name="តារាង1.A2" office:value-type="string">
            <text:p text:style-name="P5">ប្រណា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ណាម) ការ​បង្អោន​កាយ​ឬ​បង្អោន​កាយ​វាចា​ចិត្ត​គោរព; ការ​បណ្ដេញ, ការ​ច្រាន​ចេញ ។ ប្រើ​ជា កិ. ក៏​បាន (បណ្ដេញ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៤១</text:p>
          </table:table-cell>
          <table:table-cell table:style-name="តារាង1.A2" office:value-type="string">
            <text:p text:style-name="P5">ប្រណិងប្រណុ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10">ដែល​កំពី​កំពួរ, រដុប​រដៀន, រយីក​រយាក មិន​ចុះ​បែប​មិន​ចុះ​របៀប : ចង​ប្រណិង​ប្រណុង; ចំណង​ប្រណិង​ប្រណុ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៤២</text:p>
          </table:table-cell>
          <table:table-cell table:style-name="តារាង1.A2" office:value-type="string">
            <text:p text:style-name="P5">ប្រណិ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ណីត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៤៣</text:p>
          </table:table-cell>
          <table:table-cell table:style-name="តារាង1.A2" office:value-type="string">
            <text:p text:style-name="P5">ប្រណិធ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ណិធាន) <text:s/>ការ​តាំង​សេចក្ដី​ប្រាថ្នា : ធ្វើ​ប្រណិធាន ។ តាំង​សច្ចា​ប្រណិធាន <text:s/>តាំង​សំបូង​សង្រូង​ដោយ​ពាក្យ​ពិត; តាំង​ប្រកាស​ពាក្យ​ស្បថ ។ ស្បថ​ប្រណិធាន <text:s/>ស្បថ​ដោយ​មាន​សូត្រ​ពាក្យ​សច្ចា​ប្រណិធាន​ផង និយាយ​ក្លាយ​ឃ្លាត​ជា ប្រាំធាន ថា : ស្បថ​ប្រាំថ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ស្បថ​</text:p>
            <text:p text:style-name="P10">ប្រណិធាន </text:p>
          </table:table-cell>
        </table:table-row>
        <table:table-row>
          <table:table-cell table:style-name="តារាង1.A2" office:value-type="string">
            <text:p text:style-name="P4">៧៣៤៤</text:p>
          </table:table-cell>
          <table:table-cell table:style-name="តារាង1.A2" office:value-type="string">
            <text:p text:style-name="P5">ប្រណិធ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ណិធិ) ការ​តាំង​សេចក្ដី​ប្រាថ្នា, ការ​តម្កល់, ការ​ប្រយ័ត្ន : កុសល​ផ្ដល់​ផល​ឲ្យ​តាម​ប្រណិធិ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៤៥</text:p>
          </table:table-cell>
          <table:table-cell table:style-name="តារាង1.A2" office:value-type="string">
            <text:p text:style-name="P5">ប្រណិប័តន៍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ណិបតន) ការ​សម្ដែង​សេចក្ដី​គោរព, ការ​គំនាប់, ការ​ឱន​សំពះ ។ ប្រើ​ជា កិ. ក៏​បាន : សូម​ក្រាប​ប្រណិប័តន៍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៤៦</text:p>
          </table:table-cell>
          <table:table-cell table:style-name="តារាង1.A2" office:value-type="string">
            <text:p text:style-name="P5">ប្រណ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ថ្នម​ដោយ​អាណិត, តាំង​សេចក្ដី​អនុគ្រោះ​លោះលា ។ ប្រើ​ជា ន. ក៏​ប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៤៧</text:p>
          </table:table-cell>
          <table:table-cell table:style-name="តារាង1.A2" office:value-type="string">
            <text:p text:style-name="P5">ប្រណី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ណិត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ណីត) ដែល​ឧត្តម, ថ្លៃថ្លា, ផ្ចិតផ្ចង់, ស្រស់​បញ្ចង់, រលើប​រលង់, ឆើតឆាយ; ឆ្ងាញ់​ពីសា : របស់​ប្រណីត; អាហារ​ប្រណីត ។ ប្រណីត​ប្រណម <text:s/>ផ្ចង់​កាយ​គោរព, លើក​ដៃ​ប្រណម្យ​ដោយ​ផ្ចិត​ផ្ចង់; ផ្ចិតផ្ចង់​អស់​ពី​ចិត្ត (សរសេរ​ជា ប្រណិត ក៏​បា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ណីត​ប្រណម</text:p>
          </table:table-cell>
        </table:table-row>
        <table:table-row>
          <table:table-cell table:style-name="តារាង1.A2" office:value-type="string">
            <text:p text:style-name="P4">៧៣៤៨</text:p>
          </table:table-cell>
          <table:table-cell table:style-name="តារាង1.A2" office:value-type="string">
            <text:p text:style-name="P5">ប្រណីត​ភាព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ណីតៈ--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ណីត​ភាវ) ភាព​ស្រស់​បញ្ចង់, ភាព​រលើប​រលង់, ឆើតឆាយ, --ថ្លៃថ្លា,... (សម្លៀក​បំពាក់​និង​គ្រឿង​ប្រើប្រាស់​ផ្សេង​ៗ); ភាព​ឆ្ងាញ់​ពីសា, ភាព​មាន​ឱជារស (ភោជនាហារ) : ប្រណីត​ភាព​នៃ​វត្ថុ​គ្រប់​មុខ​ក្នុង​សម័យ​ទំនើប អាច​ញ៉ាំង​ចិត្ត​មនុស្ស​ឲ្យ​រំភើប​ស្រើប​ស្រាល​រក​ទី​បំផុត​គ្មាន (បារ. <text:span text:style-name="T10">Luxe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៤៩</text:p>
          </table:table-cell>
          <table:table-cell table:style-name="តារាង1.A2" office:value-type="string">
            <text:p text:style-name="P5">ប្រណីតាហ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ហា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ណីតាហារ) អាហារ​ដ៏​ប្រណីត, ម្ហូប​ចំណី​ដែល​មាន​ឱជារស​ឆ្ងាញ់​ពីសា​ដែល​គេ​រៀប​តាក់តែង​ក្នុង​ពិធី​មង្គល​ផ្សេង​ៗ : អ្នក​ខ្លះ​ដែល​មិន​សូវ​ធ្លាប់​បាន​បរិភោគ​ប្រណីតាហារ, លោ​តែ​បាន​ជួប​ម្ដង​ៗ បរិភោគ​ទាល់​តែ​តឹង​ពោះ​ហេលហាល​ចាក់​ច្រាស​ក៏​សឹង​មាន ព្រោះ​ជា​អាហារ​ចំពើប​មាត់ (បារ. <text:span text:style-name="T10">Régal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៥០</text:p>
          </table:table-cell>
          <table:table-cell table:style-name="តារាង1.A2" office:value-type="string">
            <text:p text:style-name="P5">ប្រណែងប្រណោ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រតែងរតោង, រយេងរយោង : រែក​អីវ៉ាន់​ប្រណែងប្រណោ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៥១</text:p>
          </table:table-cell>
          <table:table-cell table:style-name="តារាង1.A2" office:value-type="string">
            <text:p text:style-name="P5">ប្រណាំ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្រឹង​ដណ្ដើម​យក​ឈ្នះ​គ្នា​ដោយ​ល្បឿន, ដោយ​កម្លាំង : ប្រណាំង​ទូក, ប្រណាំង​សេះ ។ ប្រណាំង​ប្រជែង <text:s/>ដណ្ដើម​ជែង​យក​មុខ, យក​ឈ្នះ ។ ប្រណាំង​វាស្នា <text:s/>(វាសនា) ប្រណាំង​បុណ្យ​ភ័ព្វ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ណាំង​ប្រជែង </text:p>
          </table:table-cell>
        </table:table-row>
        <table:table-row>
          <table:table-cell table:style-name="តារាង1.A2" office:value-type="string">
            <text:p text:style-name="P4">៧៣៥២</text:p>
          </table:table-cell>
          <table:table-cell table:style-name="តារាង1.A2" office:value-type="string">
            <text:p text:style-name="P5">ប្រត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តប់​គ្នា​ទៅ​វិញ​ទៅ​មក ។ ប្រតប់​ប្រដាល់ ឬ ប្រដាល់​ប្រតប់ តប់​ដាល់​គ្នា​ទៅ​វិញ​ទៅ​ម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តប់​ប្រដាល់​ ប្រដាល់​ប្រតប់ </text:p>
          </table:table-cell>
        </table:table-row>
        <table:table-row>
          <table:table-cell table:style-name="តារាង1.A2" office:value-type="string">
            <text:p text:style-name="P4">៧៣៥៣</text:p>
          </table:table-cell>
          <table:table-cell table:style-name="តារាង1.A2" office:value-type="string">
            <text:p text:style-name="P5">ប្រតា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ប្រឡាក់ ឬ​ដាម​ស្រកា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៥៤</text:p>
          </table:table-cell>
          <table:table-cell table:style-name="តារាង1.A2" office:value-type="string">
            <text:p text:style-name="P5">ប្រតាប់​ប្រញាល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ញ៉ាល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10">ដែល​ប្រញឹក​ប្រញាប់​រួសរាន់​បន្ទាន់​ពេល​ពេក​ឬ​បន្ទាន់​ការ​ហួស​ពេក : បង, ចុះ​មាន​ធុរៈ​អ្វី ក៏​អញ្ជើញ​ប្រតាប់​ប្រញាល់​អីម៉្លេះ ?; ការ​ប្រតាប់​ប្រញាល់, ដំណើរ​ប្រតាប់​ប្រញាល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៥៥</text:p>
          </table:table-cell>
          <table:table-cell table:style-name="តារាង1.A2" office:value-type="string">
            <text:p text:style-name="P5">ប្រត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ប្រវាយ​គ្នា, ប្រញាយ : ប្រតាយ​គ្នា​ទាល់​តែ​រហែក​សំពត់​រហែក​អាវ​អស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៥៦</text:p>
          </table:table-cell>
          <table:table-cell table:style-name="តារាង1.A2" office:value-type="string">
            <text:p text:style-name="P5">ប្រតិកម្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ៈ--ឬ​ប្រ--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អំពើ​ប្រឆាំង, អំពើ​ត​ទប់, អំពើ​តប​ត​ត្រឡប់​មក​រក​វិញ, ការ​រក​រឿង​ហេតុ​តប​ត​មក​វិញ : ប្រតិកម្ម​បាន​កើត​ឡើង​ភ្លាម ក្រោយ​ដែល​ទី​ប្រជុំ​បាន​ពិភាក្សា​សម្រេច​រឿង​នោះ​រួច​ហើយ (បារ. <text:span text:style-name="T10">Réaction) 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៥៧</text:p>
          </table:table-cell>
          <table:table-cell table:style-name="តារាង1.A2" office:value-type="string">
            <text:p text:style-name="P5">ប្រតិក្រិយ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ដិកិរិយា, បតិកិរិយា) ដូច ប្រតិកម្ម <text:s/>ដែរ, ប៉ុន្តែ​ពាក្យ​នេះ សព្វ​ថ្ងៃ​ប្រើ​សំដៅ​យក​ជន​ដែល​កាន់​ជើង​ជួយ​ជ្រោមជ្រែង ដល់​ប្រតិកម្ម​នយោបាយ ឬ​ដល់​បក្ខ​ពួក​ដែល​ប្រឆាំង​ចំពោះ​សេចក្ដី​ចម្រើន ឬ​ក៏​ចំពោះ​គោល​បំណង​របស់​ខ្លួន : ចាំ​ស្ដាប់​មើល​ជើង​ការ​នយោបាយ​ពួក​ប្រតិក្រិយា​សព្វ​ថ្ងៃ តើ​វា​នឹង​ទៅ​ជា​យ៉ាង​ណា ? (បារ. <text:span text:style-name="T10">Réactionnaire) ។ ប្រើ​ជា ប្រតិកិរិយា សំ. និង បា. ក៏​បាន ជា បដិកិរិយា បា. ក៏​បាន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៥៨</text:p>
          </table:table-cell>
          <table:table-cell table:style-name="តារាង1.A2" office:value-type="string">
            <text:p text:style-name="P5">ប្រតិដ្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តិដ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តិដ្ឋ; ប្រតិឞ្ឋ “ឋិត​នៅ​នឹង, តាំង​នៅ​ស៊ប់, តាំង​នៅ​ជាប់​លាប់; ឈរ​ស៊ប់,...”) ខ្មែរ​ប្រើ​ពាក្យ​នេះ​សំដៅ​សេចក្ដី​ថា បង្កើត​ឲ្យ​មាន​ឡើង​តាម​យោបល់​របស់​ខ្លួន ដោយ​ប្រដូច​ទៅ​នឹង​នេះ​នឹង​នោះ​ខុស​សោះ​ក៏​មាន ត្រូវ​ដែរ​ក៏​មាន : កុំ​អាល​ជឿ​ពេក ព្រោះ​អ្នក​និយាយ​ចេះ​តែ​ប្រតិដ្ឋ​ថា​ៗ​ទៅ​ទេ ។ <text:s/>ប្រើ​ជា គុ. ក៏​បាន : រឿង​ប្រតិដ្ឋ, ពាក្យ​ប្រតិដ្ឋ <text:s/>រឿង​ឬ​ពាក្យ​ដែល​គេ​ប្រតិដ្ឋ​ឲ្យ​មាន​ឡើង : សាស្ត្រា​ល្បែង​ថ្លែង​រឿង​ក្រៅ​ពី​ជាតក​មែន​ទែន, ដូច​ជា​រឿង​លក្សណ​វង្ស, រឿង​ស័ង្ខសិល្ប៍ជ័យ​, រឿង​សព្វសិទ្ធ​, រឿង​ជិនវង្ស ... សុទ្ធ​តែ​ជា​រឿង​ប្រតិដ្ឋ ដូច​គ្នា​នឹង​រឿង​ប្រលោម​លោក​ដទៃ​ទៀត ដែល​ជា​រឿង​ប្រតិដ្ឋ​នោះ​ដែរ ។ ពាក្យ​ថា រូប​យាយ​ចាស់​រវៃ​អំបោះ​នៅ​ក្នុង​វង់​ព្រះ​ចន្ទ្រ ជា​សម្ដី​ប្រតិដ្ឋ​ប្រាប់​ក្មេង​តូច​ៗ​ដែល​វា​សួរ, ឯ​តាម​ការណ៍​ពិត គឺ​ជា​រូប​ទន្សាយ (ពោធិសត្វ) ដែល​មាន​ចែង​ក្នុង​គម្ពីរ​ជាតក (ខាង​ពុទ្ធ​និយម) ។ល។ តាម​ទម្លាប់​និយាយ​ថា ប្រឌិត ឬ​ធ្លាប់​សរសេរ ប្រឌិដ្ឋ ក៏​មាន, គួរ​សរសេរ ប្រតិដ្ឋ វិញ​ត្រឹម​ត្រង់​តាម សំ. និង បា. លាយ​ចម្រុះ​គ្នា, ត្រូវ​ការ​អាន ប្រដិត, ឬ​ថា ប្រឌិត តាម​ទម្លាប់​ក៏​សឹង​តែ​បាន, <text:s/>ដូច​ជា​សរសេរ អតិត ឬ​អតីត ធ្លាប់​អាន​ថា អឌិត នោះ​ដែរ ដ្បិត​ការ​អាន​ខុស​ពី​សរសេរ​នេះ រាប់​ថា​ជា អញ្ញត្រ​សព្ទ <text:s/>ក្នុង​អក្សរ​សាស្ត្រ ដូច​ជា អញ, អ្នក, នេះ, នោះ អាន​ថា <text:s/>អាញ់, នាក់, និះ, នុះ... ដូច្នោះ​ដែរ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៥៩</text:p>
          </table:table-cell>
          <table:table-cell table:style-name="តារាង1.A2" office:value-type="string">
            <text:p text:style-name="P5">ប្រតិទិ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ដិទិ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៦០</text:p>
          </table:table-cell>
          <table:table-cell table:style-name="តារាង1.A2" office:value-type="string">
            <text:p text:style-name="P5">ប្រតិបត្ត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ដិបត្តិ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៦១</text:p>
          </table:table-cell>
          <table:table-cell table:style-name="តារាង1.A2" office:value-type="string">
            <text:p text:style-name="P5">ប្រតិបទ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ដិបទា) ។</text:p>
          </table:table-cell>
          <table:table-cell table:style-name="តារាង1.D2" office:value-type="string">
            <text:p text:style-name="P11">ប្រតិប័ទ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៦២</text:p>
          </table:table-cell>
          <table:table-cell table:style-name="តារាង1.A2" office:value-type="string">
            <text:p text:style-name="P5">ប្រតិព័ទ្ធ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្រតិពទ្ធ; បដិពទ្ធ) ជាប់, ជាប់​ស្អិត, ជំពាក់; ស្រឡាញ់​ជាប់​ចិត្ត : ចិត្ត​កូន​ប្រុស​ខ្ញុំ បាន​ប្រតិព័ទ្ធ​ចំពោះ​រូប​នាង​កញ្ញា​នោះ​ស៊ប់​ណាស់​ទៅ​ហើយ​មិន​អាច​នឹង​ត្រឡប់​រា​ថយ​ក្រោយ​វិញ​បាន​ទេ ។ <text:s/>ប្រើ​ជា ន. ក៏​បាន : មាន​ប្រតិព័ទ្ធ ។ គុ. ចិត្ត​ប្រតិព័ទ្ធ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៦៣</text:p>
          </table:table-cell>
          <table:table-cell table:style-name="តារាង1.A2" office:value-type="string">
            <text:p text:style-name="P5">ប្រតិពន្ធ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ពន់ 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ដិ + ពន្ធ) ឬ--ពន្ធន) ដំណើរ​ជាប់, ជំពាក់; សេចក្ដី​ស្រឡាញ់​ជាប់​ចិត្ត : មាន​ប្រតិពន្ធ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៦៤</text:p>
          </table:table-cell>
          <table:table-cell table:style-name="តារាង1.A2" office:value-type="string">
            <text:p text:style-name="P5">ប្រតិព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ពល់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ដិពល) ដែល​អង់អាច, វាងវៃ, ស្ទាត់, ជំនាញ : មនុស្ស​ប្រតិពល; គួរ​ឲ្យ​មនុស្ស​ប្រតិពល​ថ្លែង​ការណ៍​ក្នុង​មហា​សន្និបា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៦៥</text:p>
          </table:table-cell>
          <table:table-cell table:style-name="តារាង1.A2" office:value-type="string">
            <text:p text:style-name="P5">ប្រតិភា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ដិភាគ)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៦៦</text:p>
          </table:table-cell>
          <table:table-cell table:style-name="តារាង1.A2" office:value-type="string">
            <text:p text:style-name="P5">ប្រតិភាណ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ដិភាណ <text:s/>ឬ--ភាន) ប្រាជ្ញា, ការ​ឈ្លាសវៃ, ការ​ដឹង​ទាន់​ភ្លាម​ៗ, ការ​មិន​វង្វេង​វង្វាន់​ភ័ន្ត​ច្រឡំ; ដំណើរ​ក្លៀវក្លា, អង់អាច​ដោយ​ការ​ដឹង : មនុស្ស​មាន​ប្រតិភាណ កម្រ​រក​បាន​ណាស់ ។ ប្រកប​ដោយ​ប្រតិភាណ <text:s/>ប្រកប​ដោយ​ប្រាជ្ញា​ឈ្លាស​វាងវៃ ។</text:p>
          </table:table-cell>
          <table:table-cell table:style-name="តារាង1.D2" office:value-type="string">
            <text:p text:style-name="P11">--ន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៦៧</text:p>
          </table:table-cell>
          <table:table-cell table:style-name="តារាង1.A2" office:value-type="string">
            <text:p text:style-name="P5">ប្រតិភូ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ដិភូ) អ្នក​ធានា; អ្នក​ជា​ជំនួស, អ្នក​ថៈណាយ, អ្នក​ទទួល​អំណាច​ធ្វើ​ការ​ជា​ជំនួស : ប្រតិភូ​នៃ​រដ្ឋ​មន្ត្រី; ក្នុង​សន្និបាត​នោះ​ គប្បី​ចាត់​ប្រតិភូ​ខាង​ក្រសួង​ហិរញ្ញវត្ថុ​១​រូប​ផ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៦៨</text:p>
          </table:table-cell>
          <table:table-cell table:style-name="តារាង1.A2" office:value-type="string">
            <text:p text:style-name="P5">ប្រតិម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ដិមា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៦៩</text:p>
          </table:table-cell>
          <table:table-cell table:style-name="តារាង1.A2" office:value-type="string">
            <text:p text:style-name="P5">ប្រតិមាក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ដិមាករ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៧០</text:p>
          </table:table-cell>
          <table:table-cell table:style-name="តារាង1.A2" office:value-type="string">
            <text:p text:style-name="P5">ប្រតិលា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ដិលាភ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៧១</text:p>
          </table:table-cell>
          <table:table-cell table:style-name="តារាង1.A2" office:value-type="string">
            <text:p text:style-name="P5">ប្រតិលោ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ដិលោម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៧២</text:p>
          </table:table-cell>
          <table:table-cell table:style-name="តារាង1.A2" office:value-type="string">
            <text:p text:style-name="P5">បតិវេទ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ៈតិវេត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ដិវេទ) ពិត​ទូល, ក្រាប​បង្គំ​ទូល, ជម្រាប; ប្រកាស​ដំណឹង, ប្រាប់​ឲ្យ​ដឹង​មុន ។ គុ. លិខិត​ប្រតិវេទ, ចុតហ្មាយ​ប្រតិវេទ គឺ​លិខិត​ឬ​ចុតហ្មាយ​ក្រាប​បង្គំ​ទូល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៧៣</text:p>
          </table:table-cell>
          <table:table-cell table:style-name="តារាង1.A2" office:value-type="string">
            <text:p text:style-name="P5">ប្រតិវេទន៍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តិវេត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តិវេទន; បដិវេទន) ការ​ពិត​ទូល, ការ​ក្រាប​បង្គំ​ទូល, ការ​ជម្រាប : ត្រូវ​ធ្វើ​ប្រតិវេទន៍​សិន ទើប​អាច​ចូល​បាន ។ <text:s/>សេចក្ដី​ប្រកាស​ប្រាប់; ដំណឹង​ជា​លាយ​លក្ខណ៍​អក្សរ, បណ្ដឹង : ប្រទេស​នេះ​បាន​ធ្វើ​ប្រតិវេទន៍​ហើយ​ថា ខ្លួន​នឹង​មិន​ធ្វើ​សង្គ្រាម​ជា​មួយ​នឹង​ប្រទេស​នោះ​ទេ; ភ្នាក់ងារ​រាជការ​ទាំងឡាយ លុះ​ត្រាតែ​មាន​ប្រតិវេទន៍​នៃ​បន្ទុក​គ្រួសារ ទើប​អាច​បើក​ប្រាក់​បំណាច់​គ្រួសារ​កូន​ប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៧៤</text:p>
          </table:table-cell>
          <table:table-cell table:style-name="តារាង1.A2" office:value-type="string">
            <text:p text:style-name="P5">ប្រតិសន្ធ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ដិសន្ធិ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៧៥</text:p>
          </table:table-cell>
          <table:table-cell table:style-name="តារាង1.A2" office:value-type="string">
            <text:p text:style-name="P5">ប្រតិស្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តាម​ទម្លាប់ ថា​ប្រដឹស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្រតិឞ្ឋ; បតិដ្ឋ) មើល​ពាក្យ ប្រតិដ្ឋ <text:s/>។ ខ្មែរ​យើង​ច្រើន​តែ​ប្រើ​ពាក្យ​ ប្រតិស្ឋ នេះ​ផ្សំ​ភ្ជាប់​ពី​ខាង​ដើម​ពាក្យ អធិស្ឋាន ថា ប្រតិស្ឋ​អធិស្ឋាន គឺ​បញ្ចេញ​វាចា​ឮ​ៗ​ឬ​ខ្សឹប​ៗ តាំង​សេចក្ដី​ប្រាថ្នា​ក៏​មាន, ឧទ្ទិស​ភាគ​ផល​កុសល​ជូន​ឆ្ពោះ​ទៅ​បុព្វ​បុរស​ដែល​ចែក​ឋាន​ទៅ​ហើយ​ក៏​មាន, បន់ស្រន់​សូម​ឲ្យ​បាន​សម្រេច​ផល​តាម​បំណង​ក៏​មាន, លា​បំណន់​ក៏​មាន, តាំង​សច្ចាធិដ្ឋាន​សំបូង​សង្រូង​ក៏​មាន : ហ៏ យើង​នាំ​គ្នា​ប្រតិស្ឋ​អធិស្ឋាន​ទៅ​!; ខ្ញុំ​បាន​អុជ​ទៀន​ធូប ប្រតិស្ឋ​អធិស្ឋាន​រួច​សព្វ​គ្រប់​ហើយ ។ (និយាយ​ថា ប្រតិស្ឋ​អធិដ្ឋាន ក៏​បា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តិស្ឋ​អធិស្ឋាន </text:p>
          </table:table-cell>
        </table:table-row>
        <table:table-row>
          <table:table-cell table:style-name="តារាង1.A2" office:value-type="string">
            <text:p text:style-name="P4">៧៣៧៦</text:p>
          </table:table-cell>
          <table:table-cell table:style-name="តារាង1.A2" office:value-type="string">
            <text:p text:style-name="P5">ប្រតិស្ឋ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ដឹស-ស្ឋាន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<text:span text:style-name="T1">ប្រតិឞ្ឋ ាន</text:span>; បតិដ្ឋាន) ការ​ស្ថិត, ស្ថិត​នៅ; ការ​តាំង, ការ​តាំង​នៅ, តម្កល់; ការ​សាង, កសាង ។ ប្រើ​ជា កិ. ឬ គុ. ក៏​ប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៧៧</text:p>
          </table:table-cell>
          <table:table-cell table:style-name="តារាង1.A2" office:value-type="string">
            <text:p text:style-name="P5">ប្រតឺង<text:span text:style-name="T1">អ៊‌ឹះ</text:span>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ខ្ជែង, ប្រញាប់, មមាញឹក​យ៉ាង​តឹង ចង្អៀត កម្រ​នឹង​លៃ​លក : ការ​<text:span text:style-name="T1">ប្រតឺងអ៊‌ឹះ </text:span>(ព. សា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៧៨</text:p>
          </table:table-cell>
          <table:table-cell table:style-name="តារាង1.A2" office:value-type="string">
            <text:p text:style-name="P5">ប្រតេ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 ប្រតាក ថា : ប្រតេកប្រតាក <text:s/>គឺ​ប្រតាក​ច្រើន​អន្លើ, ប្រតាក​ខ្លាំ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តេកប្រតាក</text:p>
          </table:table-cell>
        </table:table-row>
        <table:table-row>
          <table:table-cell table:style-name="តារាង1.A2" office:value-type="string">
            <text:p text:style-name="P4">៧៣៧៩</text:p>
          </table:table-cell>
          <table:table-cell table:style-name="តារាង1.A2" office:value-type="string">
            <text:p text:style-name="P5">ប្រត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បរិវារ​របស់​ពាក្យ ប្រតោង <text:s/>ថា : ប្រតែងប្រតោង គឺ​ប្រតោង​ចាប់​ដោយ​ប្រវេប្រវ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តែង​ប្រតោង​ </text:p>
          </table:table-cell>
        </table:table-row>
        <table:table-row>
          <table:table-cell table:style-name="តារាង1.A2" office:value-type="string">
            <text:p text:style-name="P4">៧៣៨០</text:p>
          </table:table-cell>
          <table:table-cell table:style-name="តារាង1.A2" office:value-type="string">
            <text:p text:style-name="P5">ប្រតោ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មាន​ពោះ​ធំ​ឡើង​ប្រដក់​ហាក់​ដូច​គេ​ចង​បន្តោក : ពោះ​ប្រតោក <text:s/>ឬ ពោះ​ប្រតោក​ៗ (ប្រតោក-តោក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៨១</text:p>
          </table:table-cell>
          <table:table-cell table:style-name="តារាង1.A2" office:value-type="string">
            <text:p text:style-name="P5">ប្រតោ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តោង​ដោយ​ប្រយោល : ប្រតោង​មែក​ឈើ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៨២</text:p>
          </table:table-cell>
          <table:table-cell table:style-name="តារាង1.A2" office:value-type="string">
            <text:p text:style-name="P5">ប្រត្យក្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ចក្ស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៨៣</text:p>
          </table:table-cell>
          <table:table-cell table:style-name="តារាង1.A2" office:value-type="string">
            <text:p text:style-name="P5">ប្រថ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ឋម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៨៤</text:p>
          </table:table-cell>
          <table:table-cell table:style-name="តារាង1.A2" office:value-type="string">
            <text:p text:style-name="P5">ប្រថមាសាឍ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ឋមាសាឍ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៨៥</text:p>
          </table:table-cell>
          <table:table-cell table:style-name="តារាង1.A2" office:value-type="string">
            <text:p text:style-name="P5">ប្រថ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ជាមួយ​នឹង​ពាក្យ ប្រថុយ ថា : ប្រថុយ​ប្រថាន គឺ​ប្រថុយ​ខ្លួន​ដោយ​គំនិត​ថា តាម​តែ​ដូច​ម្ដេច​ក៏​ដោយ (ព. សា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ថុយ​ប្រថាន </text:p>
          </table:table-cell>
        </table:table-row>
        <table:table-row>
          <table:table-cell table:style-name="តារាង1.A2" office:value-type="string">
            <text:p text:style-name="P4">៧៣៨៦</text:p>
          </table:table-cell>
          <table:table-cell table:style-name="តារាង1.A2" office:value-type="string">
            <text:p text:style-name="P5">ប្រថា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្រះទ័ប <text:s/>អ. ថ. ប្រៈថាប់ “ឈប់, ឈរ, អង្គុយ” រ.ស.) ខ្មែរ​យើង​ប្រើ​ពាក្យ​នេះ​ជា រ. ស. ថា គង់, គង់​នៅ : ទ្រង់​ប្រថាប់ ។ ប្រថាប់​ត្រា បោះ​ត្រ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៨៧</text:p>
          </table:table-cell>
          <table:table-cell table:style-name="តារាង1.A2" office:value-type="string">
            <text:p text:style-name="P5">ប្រថុ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ណ្ដាល​ឡើង​ភ្លាម, បង្ខំ​ខ្លាំង, ប្រញឹក​ខ្លាំង : ស្រាប់​តែ​មក​ប្រថុច, លោ​តែ​ប្រថុច ។ ប្រថុចញ៉ុច <text:s/>(ព. សា.) បង្ខំ​ឬ​បន្ទាន់​ការ​ភ្លាម​ៗ, ស្រាប់​តែ​ប្រទះ​លើ​ដំណើរ​បង្ខំ​ដូច​គេ​ចាប់​ផ្ញុច ។ ប្រថុចប្រថំ <text:s/>ប្រថំ​ភ្លាម​ៗ យ៉ាង​មមាញឹ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ថុចញ៉ុច </text:p>
            <text:p text:style-name="P10">ប្រថុចប្រថំ </text:p>
          </table:table-cell>
        </table:table-row>
        <table:table-row>
          <table:table-cell table:style-name="តារាង1.A2" office:value-type="string">
            <text:p text:style-name="P4">៧៣៨៨</text:p>
          </table:table-cell>
          <table:table-cell table:style-name="តារាង1.A2" office:value-type="string">
            <text:p text:style-name="P5">ប្រថុជ្ជ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ថុច-ជន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ប្រកុន, ប្រញឹក​ខ្លាំង, មមាញឹក​ពេក, ប្រញឹក​ប្រញាប់​ហួស​ពេក, បន្ទាន់​ណាស់ : កំពុង​ប្រថុជ្ជន <text:s/>គឺ​ដែល​កំពុង​ប្រកុន​ខ្លាំង; ការ​ប្រថុជ្ជន <text:s/>គឺ​ការ​ប្រកុន​ឬ​មមាញឹក​ណាស់; ពេល​ប្រថុជ្ជន គឺ​ពេល​ដែល​កំពុង​ប្រញឹក​ហួស​ហេតុ​ពេក; រឿង​ប្រថុជ្ជន <text:s/>គឺ​រឿង​ហេតុ​ដែល​កំពុង​ប្រកុន ។ល។ (ពាក្យ ប្រថុជ្ជន នេះ​ក្លាយ​មក​ពី បុថុជ្ជន <text:s/>នុះ​ឯង; ម. ព. នោះ​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៨៩</text:p>
          </table:table-cell>
          <table:table-cell table:style-name="តារាង1.A2" office:value-type="string">
            <text:p text:style-name="P5">ប្រថុ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កាត់​ចិត្ត​បណ្ដោយ​តាម​ការ, ខំ​កាត់​ចិត្ត​ធ្វើ​ដោយ​ផ្សង​ព្រេង​សំណាង, ហ៊ាន​ស៊ូ​មិន​ញញើត​សេចក្ដី​វិនាស : ប្រថុយ​ធ្វើ, ប្រថុយ​ឲ្យ, ប្រថុយ​ទៅ, ប្រថុយ​ស្លាប់ ។ ប្រថុយ​ប្រថាន <text:s/>(ម. ព. ប្រថា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ថុយ​ប្រថាន</text:p>
            <text:p text:style-name="P10"/>
          </table:table-cell>
        </table:table-row>
        <table:table-row>
          <table:table-cell table:style-name="តារាង1.A2" office:value-type="string">
            <text:p text:style-name="P4">៧៣៩០</text:p>
          </table:table-cell>
          <table:table-cell table:style-name="តារាង1.A2" office:value-type="string">
            <text:p text:style-name="P5">ប្រថួ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ធ្វើ​ឲ្យ​ថួន, បន្ថែម​ឲ្យ​ថួន : ប្រថួន​ពាក្យ; ដាក់​ពាក្យ​ប្ដឹង​ប្រថួន ។</text:p>
          </table:table-cell>
          <table:table-cell table:style-name="តារាង1.D2" office:value-type="string">
            <text:p text:style-name="P11">ប្រធួន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៩១</text:p>
          </table:table-cell>
          <table:table-cell table:style-name="តារាង1.A2" office:value-type="string">
            <text:p text:style-name="P5">ប្រថ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ង្ខំ​ខ្លាំង, បង្ខំ​ដោយ​ប្រញឹក​ខ្លាំង, បង្ខំ​ដោយ​បន្ទាន់ : កុំ​ប្រថំ​ពេ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៩២</text:p>
          </table:table-cell>
          <table:table-cell table:style-name="តារាង1.A2" office:value-type="string">
            <text:p text:style-name="P5">ប្រទក្សិណ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ទ័ក-សិន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ទក្ខិណ) ការ​សម្ដែង​សេចក្ដី​គោរព​ឬ​សេចក្ដី​ស្រឡាញ់​ដោយ​ដើរ​ព័ទ្ធ​ជុំ​វិញ​បុគ្គល​ឬ​វត្ថុ​អ្វី​ៗ ឲ្យ​បុគ្គល​ឬ​វត្ថុ​នោះ​នៅ​ជា​ខាង​ស្ដាំ​ដៃ : ធ្វើ​ប្រទក្សិណ​វិហារ ៣ ជុំ...។ ប្រើ​ជា កិ. វិ. ក៏​បាន : ដើរ​ប្រទក្សិណ; កាល​ដែល​ជូជក់​គាត់​រៀប​នឹង​ចេញ​ពី​ផ្ទះ​គាត់​បាន​ដើរ​ប្រទក្សិណ​ផ្ទះ​និង​នាង​អមិតតាបនា​បី​ៗ​ជុំ​ហើយ​ទើប​គាត់​ចេញ​ទៅ... (ម. កណ្ឌ​ជូជក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៩៣</text:p>
          </table:table-cell>
          <table:table-cell table:style-name="តារាង1.A2" office:value-type="string">
            <text:p text:style-name="P5">ប្រទ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សន្ធឹង​ទាញ​ទាំង​សង​ខាង ។ ប្រទង់​ប្រទាញ ឬ ប្រទាញ​ប្រទង់ ទង់​ទាញ​ទៅ​វិញ​ទៅ​មក​រឿយ​ៗ (ម. ព. ទង់ ១ កិ.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ទង់​ប្រទាញ <text:s/>ប្រទាញ​ប្រទង់</text:p>
          </table:table-cell>
        </table:table-row>
        <table:table-row>
          <table:table-cell table:style-name="តារាង1.A2" office:value-type="string">
            <text:p text:style-name="P4">៧៣៩៤</text:p>
          </table:table-cell>
          <table:table-cell table:style-name="តារាង1.A2" office:value-type="string">
            <text:p text:style-name="P5">ប្រទល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ទល់​គ្នា, ទល់​មុខ​គ្នា ។ គុ. ដែល​ទល់​មុខ​គ្នា, ដែល​មាន​ព្រំ​ដែន​គ្នា : ព្រំ​ប្រទល់ ។ ប្រទល់​ជ្រូក កិ. វិ. ដែល​ទល់​មុខ​គ្នា​ជជែក​រក​ខុស​ត្រូវ : នាំ​មក​ប្រទល់​ជ្រូក (ចំពោះ​តែ​ការ​ទាស់​ហេតុ​នឹង​គ្នា)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៩៥</text:p>
          </table:table-cell>
          <table:table-cell table:style-name="តារាង1.A2" office:value-type="string">
            <text:p text:style-name="P5">ប្រទា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ទាក់​ឆ្វាក់​នឹង​គ្នា, ទាក់​ចុះ​ទាក់​ឡើង​ខ្វាត់​ខ្វែង, ទាក់​ឆ្វាក់​ត​ៗ​គ្នា : ប្រទាក់​ជា​ក្រឡា ។ ប្រទាក់​ទង​សុក ដែល​កើត​ពី​មាតា​មួយ​ត្រូវ​គ្នា : បង​ប្អូន​ប្រទាក់​ទង​សុក <text:s/>(បង​ប្អូន​បង្កើត​រួម​ម្ដាយ​ជាមួយ​គ្នា) ។ ប្រទាក់​ប្រទង (ព. ប្រ.) ទាក់ទង​គ្នា​យ៉ាង​ជិត​ដិត ស្និទ្ធ​ស្នាល ហាក់​ដូច​ជា​គេ​ចង​ឆ្វាក់​គ្នា ។ ប្រទាក់​ប្រទើស (ព. ប្រ.) ទាក់​ទើស​ហាក់​ដូច​ជា​គេ​ចង​ប្រទាក់​គ្នា : ដើរ​ចុះ​ដើរ​ឡើង​ប្រទាក់​ប្រទើស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ទាក់​ទង​សុក</text:p>
            <text:p text:style-name="P10"><text:s/>ប្រទាក់​ប្រទង </text:p>
            <text:p text:style-name="P10">ប្រទាក់​ប្រទើស</text:p>
          </table:table-cell>
        </table:table-row>
        <table:table-row>
          <table:table-cell table:style-name="តារាង1.A2" office:value-type="string">
            <text:p text:style-name="P4">៧៣៩៦</text:p>
          </table:table-cell>
          <table:table-cell table:style-name="តារាង1.A2" office:value-type="string">
            <text:p text:style-name="P5">ប្រទា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ទាញ​ទៅ​វិញ​ទៅ​មក, ទាញ​ដណ្ដើម​គ្នា (ម. ព. ប្រទង់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៩៧</text:p>
          </table:table-cell>
          <table:table-cell table:style-name="តារាង1.A2" office:value-type="string">
            <text:p text:style-name="P5">ប្រទ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ទាន) អំណោយ​ដែល​ឲ្យ​ដាច់, ការ​ឲ្យ, ការ​ប្រគល់​ឲ្យ ។ ខ្មែរ​យើង​ប្រើ​ជា រ. ស. កិ ឬ​គុ. ឲ្យ; ដែល​ឲ្យ : ទ្រង់​ប្រទាន; របស់​ប្រទ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៣៩៨</text:p>
          </table:table-cell>
          <table:table-cell table:style-name="តារាង1.A2" office:value-type="string">
            <text:p text:style-name="P5">ប្រទា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ពីជ​គ្រាម​ពួក​មាន​មើម​ឬ​ជា​វល្លិ, ជាដើម​ផ្ញើ​ប្រាណ (មាន​ឈ្មោះ​ច្រើន​ប្រភេទ​ជា​អនេក) មាន ប្រទាល​ក្រពើ, ប្រទាល​ត្រោកសាញ, ប្រទាល​នគរ​ជុំ, ប្រទាល​ផ្អូកផ្គរ <text:s/>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ទាល​ក្រពើ <text:s/>ប្រទាល​ត្រោក​សាញ <text:s/>ប្រទាល​នគរជុំ​ ប្រទាល​ផ្អូកផ្គរ </text:p>
          </table:table-cell>
        </table:table-row>
        <table:table-row>
          <table:table-cell table:style-name="តារាង1.A2" office:value-type="string">
            <text:p text:style-name="P4">៧៣៩៩</text:p>
          </table:table-cell>
          <table:table-cell table:style-name="តារាង1.A2" office:value-type="string">
            <text:p text:style-name="P5">ប្រទាល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ផ្ទាល់, ដែល​ជិត​ផ្ទាល់​គ្នា, ដែល​ទាល់​គ្មាន​ផ្លូវ​គ្មាន​ទំនង​ត​ទៅ​ទៀត : ធ្វើ​ការ​ប្រទាល់​ខ្លួន <text:s/>គឺ​ធ្វើ​ការ​ផ្ទាល់​លើ​ខ្លួន​តែ​ម្នាក់​ៗ ឥត​មាន​ជំនួយ​ឬ​បន្លាស់​ឡើ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០០</text:p>
          </table:table-cell>
          <table:table-cell table:style-name="តារាង1.A2" office:value-type="string">
            <text:p text:style-name="P5">ប្រទា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្រដាប់​ត្បាញ​ខ្ទាស់​ដោយ​ប្រឡោះ​រង្វើល​ៗ ឬ​ខ្វែង​ជា​ក្រឡា, មាន​រាង​កំផាស, សម្រាប់​ដាក់​អ្វី​ៗ​ហាល​ឬ​ឆ្អើរ​ជាដើម : ប្រទាស​ឫស្ស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០១</text:p>
          </table:table-cell>
          <table:table-cell table:style-name="តារាង1.A2" office:value-type="string">
            <text:p text:style-name="P5">ប្រទាស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ដាក់​ទាស់​ខ្វែង​ជា​ក្រឡា, ដាក់​ខ្វែង​គង​លើ​គ្នា ។ សិត​សក់​ប្រទាស់​ស្លាប​ក្អែក <text:s/>សិត​សក់​ដែល​កាត់​ឡុងសុង​ប្រទាស់​ចុង​ទាំង​ពីរ​ខាង​មក​ខាង​ក្រោយ​ឲ្យ​មាន​សណ្ឋាន​ស្រដៀង​នឹង​ចំអេង​ស្លាប​ក្អែក (សិត​សក់​បែប​នេះ មាន​តែ​ក្នុង​សម័យ​ពី​ដើម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០២</text:p>
          </table:table-cell>
          <table:table-cell table:style-name="តារាង1.A2" office:value-type="string">
            <text:p text:style-name="P5">ប្រទាស់កាំក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ដំណើរ​មាន​ភរិយា​ស្វាមី​ទាស់​នឹង​ប្រពៃណី​សម្រាប់​ប្រជាជន គឺ​ប្រទាស់​ខ្វែង​មិន​ស្រប​ថ្នាក់​គ្នា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០៣</text:p>
          </table:table-cell>
          <table:table-cell table:style-name="តារាង1.A2" office:value-type="string">
            <text:p text:style-name="P5">ប្រទី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20">(បទីប) គោម, ចង្កៀង ។ ខ្មែរ​យើង​ហៅ​តែ​ចង្កៀង​តូច​ៗ​ដែល​ឥត​កែវ​លំផូង : អុជ​ប្រទីប, ពន្លឺ​ប្រទីប​ប្លុង​ៗ ។ <text:s/>ប្រដាប់​ធ្វើ​ជា​គ្រោង​ឬ​ជា​រូប​ផ្សេង​ៗ ដាក់​លើ​ទូក​លាត​ឬ​លើ​ក្បូន អុជ​បំភ្លឺ​ព្រោងព្រាត​បណ្ដែត​លើ​ទឹក : បណ្ដែត​ប្រទីប ។ ប្រទីប​ជ្វាលា ប្រទីប​ច្រើន​ដែល​ដាក់​រាយ​ជា​ជួរ​ជា​សង្កាត់​នៅ​ស៊ុម​ឬ​នៅ​ប្រទាស​បញ្ឈរ អុជ​ភ្លឺ​រុងរឿង​ក្នុង​ការ​ធ្វើ​បុណ្យ​ជាដើម (ម. ព. ជ្វាលា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20">ប្រទីប​ជ្វាលា </text:p>
          </table:table-cell>
        </table:table-row>
        <table:table-row>
          <table:table-cell table:style-name="តារាង1.A2" office:value-type="string">
            <text:p text:style-name="P4">៧៤០៤</text:p>
          </table:table-cell>
          <table:table-cell table:style-name="តារាង1.A2" office:value-type="string">
            <text:p text:style-name="P5">ប្រទុក្ខប្រដា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ដាក់​ប្រទុក្ខ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០៥</text:p>
          </table:table-cell>
          <table:table-cell table:style-name="តារាង1.A2" office:value-type="string">
            <text:p text:style-name="P5">ប្រទូ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ទូស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្រទុឞ <text:s/>ឬ ប្រទុឞ្ត; បទុស <text:s/>ឬ បទុដ្ឋ) បៀតបៀន, រក​រឿង​រក​ហេតុ​ធ្វើ​ឲ្យ​អាក្រក់, ឲ្យ​វិមាស ។ ប្រទូស្ត​ប្រឆាំង <text:s/>ឬ ប្រទូស្ត​ប្រទាំង <text:s/>រក​រឿង​រក​ហេតុ ឬ​បង្ក​បង្កើត​ជា​ហេតុ​អាក្រក់​ឲ្យ​ផ្ទុយ​គ្នា...។</text:p>
          </table:table-cell>
          <table:table-cell table:style-name="តារាង1.D2" office:value-type="string">
            <text:p text:style-name="P11">ប្រទូស្ត</text:p>
          </table:table-cell>
          <table:table-cell table:style-name="តារាង1.I2" office:value-type="string">
            <text:p text:style-name="P10">ប្រទូស្ត​ប្រឆាំង </text:p>
          </table:table-cell>
        </table:table-row>
        <table:table-row>
          <table:table-cell table:style-name="តារាង1.A2" office:value-type="string">
            <text:p text:style-name="P4">៧៤០៦</text:p>
          </table:table-cell>
          <table:table-cell table:style-name="តារាង1.A2" office:value-type="string">
            <text:p text:style-name="P5">ប្រទូសរ៉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ទូសៈ-</text:p>
          </table:table-cell>
          <table:table-cell table:style-name="តារាង1.D2" office:value-type="string">
            <text:p text:style-name="P7">ស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្រះទុឞរាយ <text:s/>អ. ថ. ប្រៈធុតសៈរ៉ាយ) ដូច​គ្នា​នឹង ប្រទូស្ត ដែ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០៧</text:p>
          </table:table-cell>
          <table:table-cell table:style-name="តារាង1.A2" office:value-type="string">
            <text:p text:style-name="P5">ប្រទើ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<text:s/>វិ. ឬ គុ.</text:p>
          </table:table-cell>
          <table:table-cell table:style-name="តារាង1.D2" office:value-type="string">
            <text:p text:style-name="P10">ដែល​ទទើស​ទទែង, ដែល​នាំ​ឲ្យ​ទើស : កុំ​ដាក់​គ្រែ​ប្រទើស​គ្នា​យ៉ាង​នេះ រក​ផ្លូវ​ចេញ​ចូល​មិន​បាន​ទេ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០៨</text:p>
          </table:table-cell>
          <table:table-cell table:style-name="តារាង1.A2" office:value-type="string">
            <text:p text:style-name="P5">ប្រទេ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ជេរ​ដោយ​ពាក្យ​បូរបាច់​ឲ្យ​គេ​វិនាស​អន្តរាយ​ហិនហោច ។ ប្រទេច​ផ្ដាសា <text:s/>ប្រទេច​ដាក់​បណ្ដាសា​ឲ្យ​គេ​វិនាស​ហិនហោ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ទេច​ផ្ដាសា <text:s/></text:p>
          </table:table-cell>
        </table:table-row>
        <table:table-row>
          <table:table-cell table:style-name="តារាង1.A2" office:value-type="string">
            <text:p text:style-name="P4">៧៤០៩</text:p>
          </table:table-cell>
          <table:table-cell table:style-name="តារាង1.A2" office:value-type="string">
            <text:p text:style-name="P5">ប្រទេ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ទេស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១០</text:p>
          </table:table-cell>
          <table:table-cell table:style-name="តារាង1.A2" office:value-type="string">
            <text:p text:style-name="P5">ប្រទោស​កា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ៈទោសៈ--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ទោឞ + កាល; បទោស + កាល) ពេល​ព្រលប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១១</text:p>
          </table:table-cell>
          <table:table-cell table:style-name="តារាង1.A2" office:value-type="string">
            <text:p text:style-name="P5">ប្រទាំ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ដែល​ផ្ទុយ​គ្នា, ដែល​ជា​ទំនាស់​នឹង​គ្នា, ដែល​ទើសទែង​មិន​រាប​មិន​មាន​របប, ដែល​នាំ​ឲ្យ​ទាស់​ឲ្យ​ទើស​ផ្លូវ​ទើស​ដំណើរ : សម្ដី​ប្រទាំង​គ្នា; និយាយ​ប្រទាំង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១២</text:p>
          </table:table-cell>
          <table:table-cell table:style-name="តារាង1.A2" office:value-type="string">
            <text:p text:style-name="P5">ប្រទ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ចួប, ចួប​គ្នា, ឃើញ​ដោយ​ឥត​ដឹង​ជាមុន; ស្រាប់​តែ​ចួប​ឬ​ស្រាប់​តែ​ឃើញ : ប្រទះ​ខ្លា, ប្រទះ​គ្រា​ក្រ, ប្រទះ​គ្នា​កណ្ដាល​ផ្លូវ ។ មិន​ដែល​ប្រទះ មិន​ដែល​ចួប, មិន​ដែល​ឃើញ ។ មិន​ដែល​ប្រទះ​ភ្នែក <text:s/>មិន​ដែល​បាន​ឃើញ​សោ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១៣</text:p>
          </table:table-cell>
          <table:table-cell table:style-name="តារាង1.A2" office:value-type="string">
            <text:p text:style-name="P5">ប្រធា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ាក់​គ្នា​ទៅ​វិញ​ទៅ​មក (ម. ព. ប្រដំ ផង) ។ ប្រធាក់​ទង​សុក <text:s/>គុ. ដែល​កើត​រួម​ផ្ទៃ​មាតា​ជា​មួយ​គ្នា : បង​ប្អូន​ប្រធាក់​ទង​សុក <text:s/>គឺ​បង​ប្អូន​បង្កើត (ពាក្យ​នេះ កាល​ពី​ដើម​និយាយ​ចំពោះ​តែ​បង​ប្អូន​ភ្លោះ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១៤</text:p>
          </table:table-cell>
          <table:table-cell table:style-name="តារាង1.A2" office:value-type="string">
            <text:p text:style-name="P5">ប្រធ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ធាន) មេ, អ្នក​ដែល​ជា​មេ​លើ​គេ, ដែល​ជា​ធំ​ជាង​គេ : ប្រធាន​រដ្ឋសភា, ប្រធាន​ក្រុម​ប្រឹក្សា​ព្រះ​រាជាណាចក្រ; អ្នក​ណា​ជា​ប្រធាន​លើ​អស់​មនុស្ស​ទាំង​នេះ ? ។ ព. វ. ពាក្យ​ដែល​ជា​ធំ​ក្នុង​ការ​សម្រេច​អំពើ ដូច​ជា ស្មៀន សរសេរ សំបុត្រ; ស្មៀន ជា ប្រធាន, សរសេរ ជា កិរិយា, សំបុត្រ ជា អំពើ​ដែល​គេ​ត្រូវ​សរសេរ ។ គុ. <text:s/>ដែល​ខ្ពស់​បំផុត, ឧត្តម​ក្រៃលែង, ចម្បង ។ ន. ព្យាយាម, ការ​ខំ​ប្រឹងប្រែង ។ ព្រះ​ប្រធាន (ម. ព. ជីវ៍ “ព្រះ​ជីវ៍”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១៥</text:p>
          </table:table-cell>
          <table:table-cell table:style-name="តារាង1.A2" office:value-type="string">
            <text:p text:style-name="P5">ប្រធានាធិបត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ធានាធិប៉ៈដី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ធាន + អធិបតិ; បធាន + អធិបតិ) អ្នក​ដែល​ជា​ធំ​ចម្បង​ជាង​គេ​ទាំងអស់ ។ អ្នក​ធំ​ដែល​ប្រជាជន​រើស​ឲ្យ​ធ្វើ​ជា​អធិបតី​ក្នុង​ប្រទេស (ជា​ជំនួស​ក្សត្រិយ៍​ទ្រង់​រាជ្យ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១៦</text:p>
          </table:table-cell>
          <table:table-cell table:style-name="តារាង1.A2" office:value-type="string">
            <text:p text:style-name="P5">ប្រធានានុយោ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ធានានុយោគ) ការ​បំពេញ​ព្យាយាម​ដ៏​ម៉ឺងម៉ាត់ : ធ្វើ​ប្រធានា-នុយោគ, កិច្ចការ​នេះ លុះ​ត្រាតែ​បំពេញ​ប្រធានានុយោគ​អស់​កាល​ដ៏​យូរ ទើប​អាច​សម្រេច​ប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១៧</text:p>
          </table:table-cell>
          <table:table-cell table:style-name="តារាង1.A2" office:value-type="string">
            <text:p text:style-name="P5">ប្រធួ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ថួ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១៨</text:p>
          </table:table-cell>
          <table:table-cell table:style-name="តារាង1.A2" office:value-type="string">
            <text:p text:style-name="P5">ប្រនៀ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ផ្ដេកផ្ដិត, កៀក​កើយ : កូន​ប្រនៀល​ក្បែរ​ម្ដាយ; កុំ​មក​នៅ​ប្រនៀល​រក​តែ​ធ្វើ​ការ​មិន​កើ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១៩</text:p>
          </table:table-cell>
          <table:table-cell table:style-name="តារាង1.A2" office:value-type="string">
            <text:p text:style-name="P5">ប្រ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ិ.</text:p>
          </table:table-cell>
          <table:table-cell table:style-name="តារាង1.D2" office:value-type="string">
            <text:p text:style-name="P10">ទៀប, ជិត, ក្បែរ : ប្រប​ផ្លូវ, ប្រប​ខ្លួន ។ <text:s/>កិ. អែប, អែប​អប, ផ្គាប់​ផ្គុន ដោយ​អែប​អប​ឲ្យ​ត្រូវ​ចិត្ត : មនុស្ស​នោះ​ប៉ិន​ប្រប​ណាស់ ។ (ព. ទ. បុ.) : មនុស្ស​ប្រប​មាន​របប​តែ​ខាង​បញ្ជោរ​លើក​ជើង ។ ប្រាជ្ញ​ពុំ​ស្មើ​ប្រប ទន់​ស្លឹក​ត្រចៀក​ខ្លប ពុំ​ស្មើ​ឡេមឡឺម មាន​អត្ថន័យ​ថា អ្នក​ប្រាជ្ញ​មិន​ចេះ​ប្រប គឺ​មិន​មាន​ការ​បា្រស្រ័យ​នឹង​អ្នក​ធំ ទោះ​ស្លូត​សុភាព​យ៉ាង​ណា​ក្ដី ក៏​ពុំ​ស្មើ​នឹង​អ្នក​ខ្លៅ​ដែល​គេ​ជា​មនុស្ស​ជិត​ដិត​នឹង​អ្នក​ធំ​ឡើយ (ម. ព. ប្រយោគ​សម្បត្តិ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២០</text:p>
          </table:table-cell>
          <table:table-cell table:style-name="តារាង1.A2" office:value-type="string">
            <text:p text:style-name="P5">ប្របិ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ិច​ហើយ​បិច​ទៀត : គោ​ប្របិច​ស្មៅ <text:s/>គឺ​គោ​ស៊ី​ស្មៅ​ដែល​រេច​ៗ​ខ្លី​ៗ ដោយ​ខំ​បិច​ៗ; ចង្វា​ប្របិច គឺ​ត្រី​ចង្វា​ប្របិច​មនុស្ស​ដែល​ចុះ​ត្រាំ​ទឹក ។ ប្របិច​ប្របោច <text:s/>បិច​ៗ​បោច​ៗ រឿយ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បិចប្របោច</text:p>
          </table:table-cell>
        </table:table-row>
        <table:table-row>
          <table:table-cell table:style-name="តារាង1.A2" office:value-type="string">
            <text:p text:style-name="P4">៧៤២១</text:p>
          </table:table-cell>
          <table:table-cell table:style-name="តារាង1.A2" office:value-type="string">
            <text:p text:style-name="P5">ប្របៀ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បៀត​ជិត​គ្នា : ប្របៀត​បន្តិច​មក; ឈរ​ប្របៀត​គ្នា, ដេក​ប្របៀត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២២</text:p>
          </table:table-cell>
          <table:table-cell table:style-name="តារាង1.A2" office:value-type="string">
            <text:p text:style-name="P5">ប្របេ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េះ​ហើយ​បេះ​ទៀត, បេះ​រឿយ​ៗ ។ កិ. វិ. ជិត​ណាស់, ទៀប​នឹង​ដល់ : ប្របេះ​មាត់​ច្រាំង, ឈរ​ប្របេះ​ចុង​កាត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២៣</text:p>
          </table:table-cell>
          <table:table-cell table:style-name="តារាង1.A2" office:value-type="string">
            <text:p text:style-name="P5">ប្របែ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បែក​ចេញ (ផ្លូវ) : ផ្លូវ​ប្របែក <text:s/>និយាយ​ថា ផ្លូវ​បំបែក ក៏​ប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២៤</text:p>
          </table:table-cell>
          <table:table-cell table:style-name="តារាង1.A2" office:value-type="string">
            <text:p text:style-name="P5">ប្របែ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បែល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២៥</text:p>
          </table:table-cell>
          <table:table-cell table:style-name="តារាង1.A2" office:value-type="string">
            <text:p text:style-name="P5">ប្របោ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ោច​ហើយ​បោច​ទៀត, បោច​រឿយ​ៗ (ម. ព. ប្របិច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២៦</text:p>
          </table:table-cell>
          <table:table-cell table:style-name="តារាង1.A2" office:value-type="string">
            <text:p text:style-name="P5">ប្រផ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ដូច​គ្នា​នឹង ប៉ផង់ ដែរ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២៧</text:p>
          </table:table-cell>
          <table:table-cell table:style-name="តារាង1.A2" office:value-type="string">
            <text:p text:style-name="P5">ប្រផាត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ជិត​ណាស់​ស្ទើរ​នឹង​ប៉ះ​គ្នា, ស្ទើរ​នឹង​ទង្គុកទង្គិច​គ្នា : ដើរ​ប្រផាត់​គ្នា, ថ្ងៃ​ប្រផាត់​មាត់​ព្រៃ, ទឹក​លិច​ប្រផាត់​រត​ផ្ទ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២៨</text:p>
          </table:table-cell>
          <table:table-cell table:style-name="តារាង1.A2" office:value-type="string">
            <text:p text:style-name="P5">ប្រផា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ដូច​គ្នា​នឹង ប៉ផាប់ ដែរ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២៩</text:p>
          </table:table-cell>
          <table:table-cell table:style-name="តារាង1.A2" office:value-type="string">
            <text:p text:style-name="P5">ប្រផុ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៉ផុត) ។ ប្រផុត​ប្រផើយ (ម. ព. ប៉ផុត ដែរ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ផុត​ប្រផើយ</text:p>
          </table:table-cell>
        </table:table-row>
        <table:table-row>
          <table:table-cell table:style-name="តារាង1.A2" office:value-type="string">
            <text:p text:style-name="P4">៧៤៣០</text:p>
          </table:table-cell>
          <table:table-cell table:style-name="តារាង1.A2" office:value-type="string">
            <text:p text:style-name="P5">ប្រផូ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ដូច​គ្នា​នឹង ប៉ផូរ ដែរ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៣១</text:p>
          </table:table-cell>
          <table:table-cell table:style-name="តារាង1.A2" office:value-type="string">
            <text:p text:style-name="P5">ប្រផេ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ឈើ​តូច ស្លឹក​ល្អិត​ស្រដៀង​នឹង​ស្លឹក​អម្ពិល, មាន​ផ្កា​ផ្លែ​ចេញ​ពី​ស្លឹក, មាន ២ ប្រភេទ គឺ ប្រផេញ​ញី <text:s/>មាន​ផ្កា​សម្បុរ-ស, ប្រផេញ​ឈ្មោល <text:s/>មាន​ផ្កា​ក្រហ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ផេញ​ញី </text:p>
            <text:p text:style-name="P10">ប្រផេញ​ឈ្មោល</text:p>
          </table:table-cell>
        </table:table-row>
        <table:table-row>
          <table:table-cell table:style-name="តារាង1.A2" office:value-type="string">
            <text:p text:style-name="P4">៧៤៣២</text:p>
          </table:table-cell>
          <table:table-cell table:style-name="តារាង1.A2" office:value-type="string">
            <text:p text:style-name="P5">ប្រផេ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មាន​សម្បុរ​ដូច​ផេះ គឺ​ស្ទើរ-ស​ស្ទើរ​ខ្មៅ : សម្បុរ​ប្រផេះ, ព័ណ៌​ប្រផេះ​ផ្ទៃ​មេឃ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៣៣</text:p>
          </table:table-cell>
          <table:table-cell table:style-name="តារាង1.A2" office:value-type="string">
            <text:p text:style-name="P5">ប្រផ្នូ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ម . ព. ផ្នូល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៣៤</text:p>
          </table:table-cell>
          <table:table-cell table:style-name="តារាង1.A2" office:value-type="string">
            <text:p text:style-name="P5">ប្រពន្ធ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ពន់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ធៀប​នឹង សំ. ប្រ + ពន្ធ; បា. ប+ ពន្ធ “ជាប់​ជំពាក់, ចំពាក់​ឆ្វាក់; ដែល​ចង​រឹតរួត; ចំណង​ចង​ឆ្វាក់​រឹតរួត”) ស្ត្រី​ជា​ចំណង​គូ​នឹង​បុរស (ភរិយា) ។ យើង​នឹក​ស្ដាយ​ដោយ​យល់​ថា​ពុំ​គួរ​ខាន ក៏​បាន​ស្រង់​យក កាព្យ​ច្បាប់​ស្រី <text:s/>ជា​ព្រះ​រាជ​និពន្ធ​នៃ <text:s/>ព្រះ​បាទ​សម្ដេច​ព្រះ​ហរិរក្ស​រាមា ឥស្សរាធិបតី ព្រះ​បរម​កោដ្ឋ (ព្រះ​អង្គ​ដួង) ដែល​ទ្រង់​និពន្ធ​ក្នុង​ឆ្នាំ​រកា​នព្វស័ក ព. ស. ២៣៨០ កាល​ព្រះ​អង្គ​មាន​ព្រះ​ជន្ម​គម្រប់ ៤១ វស្សា យក​មក​ចុះ​ទុក​ជា​ព្រះ​កេរ្តិ៍​ក្នុង​វចនានុ-ក្រម​ខ្មែរ​នេះ ចំពោះ​តែ​ត្រង់​កាព្យ​ថ្លែង​អំពី​ប្រពន្ធ​មាន ៧ ប្រភេទ ល្អ​បួន​អាក្រក់​បី, មិន​វែង​ណាស់​ណា​ទេ, ដូច​ត​ទៅ​នេះ​គឺ មួយ​សោត​ព្រះ​ពុទ្ធ ទេស្នា​ចំហុត ថា​រី​ភរិយា មាន​ប្រាំ​ពីរ​ស្មោះ បួន​នោះ​ចិត្ត​ជា បី​នោះ​មោហា ចិត្ត​ខូច​ងាយ​ដាយ៖ ឯ​ប្រពន្ធ​ជា ឯក​ឈ្មោះ​មាតា- ភរិយា​ដូច​ម្ដាយ ឈឺ​ឆ្អាល​កូន​ខ្លួន រែង​ស្ងួន​មិន​ណាយ មិន​នឹក​រសាយ ចិត្ត​ចាំ​អាណិត ។ កូន​ទុក្ខ​ទោស​ម្ដេច ខ្សត់​ក្រ​ច្រើន​តិច ខឹង​ខុស​ខូច​ចិត្ត ព្រាត់​ប្រាស់​យូរ​លង់ ពុំ​បង់​បែក​ចិត្ត គង់​ចាំ​ចិត្ត​គិត ឈឺ​ឆ្អាល​កូន​ស្មោះ ។ ប្រពន្ធ​ណា​គាប់ ឈឺ​ឆ្អាល​ប្ដី​ខ្ជាប់ ចិត្ត​ចាំ​កាន់​កោះ ដូច​ម្ដាយ​ស្រឡាញ់ កូន​ពេញ​ពីពោះ ហៅ​ប្រពន្ធ​នោះ ថ្លៃ​ឥត​ផ្ទឹម​ដល់ ។ ប្រពន្ធ​ជា​ទ្វី ឈ្មោះ​ហៅ​ទាសី- ភរិយា​ដូច​កល់ ខ្ញុំ​នឹង​អម្ចាស់ ប្រើ​ណាស់​ខ្វាយ​ខ្វល់ អាច​មត់​ទប់​ទល់ ទម្ងន់​បម្រើ ។ មិន​មាន​ទំនេរ ទោះ​ម្ចាស់​វាយ​ជេរ អត់​ឱន​ស័រពើ តាម​តែ​បង្គាប់ ប្រញាប់​ចង់​ធ្វើ ចិត្ត​ពុំ​សើវ៉ើ ចៀស​វាង​ក្រោធា ។ ប្រពន្ធ​ណា​អត់ ឱន​អង្គ​អំណត់ ខ្លាច​ប្ដី​អាត្មា ដូច​ខ្ញុំ​នឹង​ម្ចាស់ ខ្លាច​ណាស់​ធានា ប្រពន្ធ​នោះ​ជា ប្រសើរ​សុខ​សូន្យ ។ ប្រពន្ធ​ជា​ត្រី ឈ្មោះ​ភគិនី- ភរិយា​ដូច​ប្អូន ស្រឡាញ់​បង​ពិត លំអិត​លំអូន ទទួល​ដំបូន- មាន​មាត់​ពាក្យ​បង ។ ផ្ដាច់​ផ្ដួល​តែ​មួយ នឹង​ចង​ជា​ត្រួយ ចិត្ត​ចាំ​បំណង ពំនាក់​ពំនឹង ពាក់​ពឹង​ប៉ុនប៉ង តែ​នឹង​អង្គ​បង ឥត​ម៉ៃ​ទីទៃ ។ ប្រពន្ធ​ណា​ចូល នឹង​ប្ដី​មួយ​មូល- ចិត្ត​ជាប់​អាល័យ ដូច​ប្អូន​នឹង​បង ចាំ​ចង​អាស្រ័យ ប្រពន្ធ​នោះ​ថ្លៃ មធ្យម​ពេក​ពិត ។ ប្រពន្ធ​ចត្វា ឈ្មោះ​ហៅ​សខា- ភរិយា​ដូច​មិត្រ- សំឡាញ់​ស្រឡាញ់ អស់​អញ​ពេក​ពិត ស្មើ​ខ្លួន​ស្មើ​ចិត្ត ស្ម័គ្រ​ស្មោះ​ចិន្ដា ។ បើ​មិត្រ​ទៅ​បាត់ ស្ងប់​ស្ងួត​មុខ​មាត់ ទុក្ខ​ទន់​ទយា ឃើញ​មុខ​មក​បាន ចិត្ត​ក្សាន្ត​សោះសា ស្រស់​ស្រួល​ភក្រ្ដា និរទុក្ខ​សោកសៅ ។ ប្រពន្ធ​ណា​ចិត្ត ស្រឡាញ់​ប្ដី​ពិត គ្មាន​ក្នុង​គ្មាន​ក្រៅ ដូច​មិត្រ​និង​មិត្រ ចង​ចិត្ត​ជាប់​នៅ ប្រពន្ធ​នោះ​ហៅ ឧត្តម​ក្រ​មាន ។ សម្ដែង​ភរិយា ទាំង​បួន​សឹង​ជា ក្រ​ស្រី​ធ្វើ​បាន បើ​ស្រី​ណា​គិត ផ្ចង់​ចិត្ត​សន្ដាន ស្រឡាញ់​ប្ដី​ប្រាណ ដូច​ធម៌​ទេស្នា ។ លោក​ថា​ស្រី​នោះ ឮ​កេរ្តិ៍​ពីរោះ ទួទៅ​នានា បើ​អស់​ជីវិត នៅ​ឋិត​សួគ៌ា ចៀស​ចាក​ចតុរា- បាយ​បាប​ទុក្ខ​ភ័យ ។ ប្រពន្ធ​ពុំជា ឈ្មោះ​វធកា- ភរិយា​ដូច​នៃ សត្រូវ​ចាំ​ចង ទោស​ផង​សព្វ​ថ្ងៃ ប្រពន្ធ​ចង្រៃ ប្ដី​មាន​តែ​ទុក្ខ បើ​ប្ដី​ខុស​ចិត្ត វា​គ្មាន​អាណិត ខេរខឹង​ច្រអុក ចាំ​ចង​ទោស​ប្ដី ស្រដី​កិកកុក ឲ្យ​មាត់​ឲ្យ​មុខ វាសវាង​វ្ហោះវ្ហើយ ។ សុខ​ទុក្ខ​សាំទាំ វា​មើល​បំណាំ នៅ​ស្ងៀម​ព្រងើយ ពុំ​ជួយ​ទុក្ខ​ភ័យ​ ដោះ​ដៃ​កន្ដើយ ស្លាប់​ដោយ​រស់​ដោយ គ្មាន​ចិត្ត​មេត្រី ។ ចោរី​ភរិយា ប្រពន្ធ​ពុំជា លប​លួច​ទ្រព្យ​ប្ដី គ្មាន​ចិត្ត​ករុណា មេត្តា​ប្រណី របស់​ទ្រព្យ​អ្វី លក់​ចាយ​អស់​ធួន ។ អយ្យា​ភរិយា <text:s/>ប្រពន្ធ​ពុំជា តម្កើង​តែ​ខ្លួន ចេះ​តែ​ប្រើ​ប្ដី ឥត​បី​មាន​ស្ងួត ធ្វើ​ឫក​ណាំនួន ទុក​ប្ដី​ដូច​ខ្ញុំ ។ ប្រពន្ធ​ទាំង​បី ធ្លាក់​ទៅ​អវិចី រង​ទុក្ខ​ដំណំ ក្នុង​ខ្ទះ​ភ្លើង​ក្ដៅ យូរ​នៅ​ក្រៀម​ក្រំ ព្រោះ​ចិត្ត​ខ្លួន​ធំ ជាង​ប្ដី​អាត្មា ។ ឯ​ប្រពន្ធ​បួន- មុខ​នោះ​គួរ​ស្ងួន យក​ជា​ភរិយា នឹង​កើត​របស់ កេរ្តិ៍​យស​សក្ដា ថ្កើង​ពូជ​ពង្សា សោយ​សុខ​ថេរ​ឋិត ។ សំដែង​បរិយាយ ភរិយា​ទាំងឡាយ ប្រាំ​ពីរ​ចរិត ទាំង​ជួ​ទាំង​ជា ពណ៌នា​ពោល​ពិត ចែង​ចប់​ពិនិត្យ តាម​អត្ថ​គាថា ។៚ <text:s/>(អ្នក​មាន​ព្យាយាម, បើ​ពេញ​ចិត្ត​ចំពោះ​ព្រះ​រាជ​និពន្ធ​នេះ, គួរ​ទន្ទេញ​ឲ្យ​ចាំ​មាត់, ឬ​បង្គាប់​កូន​ចៅ​តូច​ៗ ឲ្យ​ទន្ទេញ​ចាំ​ស្ទាត់ ហើយ​ឲ្យ​នាំ​គ្នា​សូត្រ​រឿយ​ៗ ដើម្បី​រំលឹក​គ្នា​ក្នុង​គ្រួសារ ក៏​ជា​ការ​ប្រពៃ​ណាស់) ។ មើល​ក្នុង​ពាក្យ ប្ដី ទៀត​ផ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៣៥</text:p>
          </table:table-cell>
          <table:table-cell table:style-name="តារាង1.A2" office:value-type="string">
            <text:p text:style-name="P5">ប្រព័ន្ធ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ពាន់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្រ + ពន្ធ; ប + ពន្ធ “ចង​រឹតរួត, ឆ្វាក់​ជំពាក់”) ចង​រឹតរួត, ចង​ឆ្វាក់; ចង​ក្រង​ជា​គាថា​ឬ​ជា​កាព្យ : ប្រព័ន្ធ​គាថា​សំស្ក្រឹត​ឬ​គាថា​បាលី, <text:s/>ប្រព័ន្ធ​កាព្យ គឺ​តែង​គាថា, តែង​កាព្យ ។ អ្នក​ប្រព័ន្ធ <text:s/>អ្នក​តែង​សេចក្ដី​ជា​កាព្យ​រាយ​ឬ​ជា​គាថា, ជា​កាព្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៣៦</text:p>
          </table:table-cell>
          <table:table-cell table:style-name="តារាង1.A2" office:value-type="string">
            <text:p text:style-name="P5">ប្រពា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មើល​ក្នុង​ពាក្យ ពពាក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៣៧</text:p>
          </table:table-cell>
          <table:table-cell table:style-name="តារាង1.A2" office:value-type="string">
            <text:p text:style-name="P5">ប្រពា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ពាក្យ​ប្រើ​ក្លាយ​មក​ពី សំ. ប្រវាស; បា. បវាស) ។ ចេញ​ឃ្លាត​ចាក​លំនៅ​ប្រក្រតី (ប្រើ​ចំពោះ​តែ រ. ស.) : ស្ដេច​ចេញ​ប្រពាត​ព្រៃ <text:s/>គឺ​ស្ដេច​ចេញ​ទៅ​ក្រសាល​ព្រៃ កម្សាន្ត​ព្រះ​រាជ​ហឫទ័យ ។ (បើ​ត្រូវ​ការ​ឲ្យ​ត្រឹមត្រង់​តាម​ប្រភព​របស់​ពាក្យ គួរ​ប្រើ ប្រពាស វិញ ព្រោះ សំ. ប្រវាស, វ&gt; ព ជា ប្រពាស; បើ​ធ្វើ​ទម្លាប់​ប្រើ យូរ​ៗ​ទៅ ក៏​អាច​នឹង​ស្រួល​មាត់​ទៅ​ឯង : ស្ដេច​ទ្រង់​ប្រពាស​ព្រៃ ។ <text:s/>នោះ​ប្រើ​ជា​កាព្យ​ក៏​គង់​តែ​ស្រួល​មាត់​ដែរ : ស្ដេច​ទ្រង់​យាង​ចេញ​ប្រពាស អស់​ទាំង​ពួក​រាស្ត្រ រទាស​ហែហម​ក្នុង​ព្រៃ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៣៨</text:p>
          </table:table-cell>
          <table:table-cell table:style-name="តារាង1.A2" office:value-type="string">
            <text:p text:style-name="P5">ប្រព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មើល​ក្នុង​ពាក្យ ពព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៣៩</text:p>
          </table:table-cell>
          <table:table-cell table:style-name="តារាង1.A2" office:value-type="string">
            <text:p text:style-name="P5">ប្រព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វល្លិ​ដំណាំ​មួយ​ប្រភេទ ផ្លែ​ប្រើ​ជា​អន្លក់, បន្លែ : ប្រពាយ​ជ្រុង <text:s/>ប្រពាយ​ផ្លែ​ធំ​ទ្រវែង​មាន​ជ្រុង; <text:s/>ប្រពាយ​ស្បែក <text:s/>ប្រពាយ​ផ្លែ​តូច​ៗ​ខ្លី​ឥត​ជ្រុង ។ ឈ្មោះ​ប្រដាប់​មួយ​ប្រភេទ សម្រាប់​ដឹក​បន្ទាត់​កោ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ពាយ​ជ្រុង </text:p>
            <text:p text:style-name="P10">ប្រពាយ​ស្បែក <text:s/></text:p>
          </table:table-cell>
        </table:table-row>
        <table:table-row>
          <table:table-cell table:style-name="តារាង1.A2" office:value-type="string">
            <text:p text:style-name="P4">៧៤៤០</text:p>
          </table:table-cell>
          <table:table-cell table:style-name="តារាង1.A2" office:value-type="string">
            <text:p text:style-name="P5">ប្រពា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វាល; បវាល <text:s/>ឬ បវាឡ) ឈ្មោះ​រតនៈ, ត្បូង​មួយ​ប្រភេទ : កែវ​ប្រពាល, ត្បូង​ប្រពា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៤១</text:p>
          </table:table-cell>
          <table:table-cell table:style-name="តារាង1.A2" office:value-type="string">
            <text:p text:style-name="P5">ប្រពា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មើល​ក្នុង​ពាក្យ ប្រពា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៤២</text:p>
          </table:table-cell>
          <table:table-cell table:style-name="តារាង1.A2" office:value-type="string">
            <text:p text:style-name="P5">ប្រពូ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មើល​ក្នុង​ពាក្យ ពពូ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៤៣</text:p>
          </table:table-cell>
          <table:table-cell table:style-name="តារាង1.A2" office:value-type="string">
            <text:p text:style-name="P5">ប្រពៃ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ល្អ, ស្រួល; ត្រឹមត្រូវ : ប្រពៃ​ហើយ ! <text:s/>ល្អ​ហើយ ! ត្រូវ​ហើយ; ជួន​កាល​ថា សាធុ ! ប្រពៃ​ហើយ ! ឬ​ថា សាធុ ! សាធុ ! ប្រពៃ​ៗ​ហើយ !, ប្រពៃ​ណាស់​ហើយ !; ល្អ​ប្រពៃ <text:s/>ល្អ​ហ្មត់ហ្មង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៤៤</text:p>
          </table:table-cell>
          <table:table-cell table:style-name="តារាង1.A2" office:value-type="string">
            <text:p text:style-name="P5">ប្រពៃណ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នី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មើល​ក្នុង​ពាក្យ បវេណ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៤៥</text:p>
          </table:table-cell>
          <table:table-cell table:style-name="តារាង1.A2" office:value-type="string">
            <text:p text:style-name="P5">ប្រព្រឹត្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ព្រឹត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កិ. </text:p>
          </table:table-cell>
          <table:table-cell table:style-name="តារាង1.D2" office:value-type="string">
            <text:p text:style-name="P10">(ប្រវ្ឫត្ត; បវត្ត) ធ្វើ, ធ្វើ​តាម, ប្រតិបត្តិ​តាម, កាន់​វត្ត​ប្រតិបត្តិ : កុំ​ប្រព្រឹត្ត​ទុច្ចរិត ។ គុ. ដែល​ធ្វើ, ដែល​ធ្វើ​តាម, ដែល​កាន់​វត្ត​ប្រតិបត្តិ : ឈ្មោះ​នេះ​ជា​មនុស្ស​ប្រព្រឹត្ត​សុចរិត​ត្រឹមត្រូវ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៤៦</text:p>
          </table:table-cell>
          <table:table-cell table:style-name="តារាង1.A2" office:value-type="string">
            <text:p text:style-name="P5">ប្រព្រឹត្ត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ព្រឹត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វ្ឫត្តិ; បវត្តិ) ការ​ធ្វើ​តាម, ការ​កាន់​វត្ត​ប្រតិបត្តិ; ដំណឹង; ហេតុ, ដើម​ហេតុ; រឿងរ៉ាវ; ពង្សាវតារ : ការ​ប្រព្រឹត្តិ, សេចក្ដី​ប្រព្រឹត្តិ <text:s/>។ ប្រព្រឹត្ត <text:s/>នេះ​ជា​នាម​សព្ទ​ចេញ​ពី​កិរិយា​សព្ទ​ថា ប្រព្រឹត្ត <text:s/>ដោយ​ផ្សំ​ជា​មួយ​នឹង តិ-បច្ច័យ តម្រួត​គ្នា​ជា ត្តិ (ជា ប្រព្រឹត្តិ) មាន​លក្ខណា​ការ​ដូច​ជា បញ្ញត្ត កិ., បញ្ញត្តិ ន. នោះ​ដែរ : រាជ​រដ្ឋាភិបាល​បញ្ញត្ត​ហើយ​ថា...; មាន​បញ្ញត្តិ​របស់​រាជ​រដ្ឋាភិបាល​ថា...; មិន​មាន​បង្គាប់​ឲ្យ​ប្រើ​ពាក្យ ការ, ក្ដី, ដំណើរ, សេចក្ដី ផ្សំ​ជាមួយ​ផង​ជា សេចក្ដី​បញ្ញត្តិ ទេ ពីព្រោះ បញ្ញត្តិ ជា​នាម​សព្ទ​ចេញ​ពី​កិរិយា​សព្ទ​ថា <text:s/>បញ្ញត្ត <text:s/>(ឲ្យ​ជា​នាម​សព្ទ​ថា បញ្ញត្តិ ស្រេច​ទៅ​ហើយ); គួរ​តែ​ប្រើ <text:s/>ប្រព្រឹត្តិ នេះ​ឲ្យ​ដូច បញ្ញត្តិ នោះ​ដែរ គឺ​ប្រើ​ថា : អ្នក​នុះ​មាន​ប្រព្រឹត្តិ​ត្រឹមត្រូវ​ណាស់, ប្រព្រឹត្តិ​របស់​គេ​ជា​ទិដ្ឋានុគតិ គួរ​អ្នក​ផង​យក​តម្រាប់​តាម; កុំ​ប្រើ​ថា ការ​ប្រព្រឹត្តិ, ក្ដី​ប្រព្រឹត្តិ, ដំណើរ​ប្រព្រឹត្តិ, សេចក្ដី​ប្រព្រឹត្តិ ដូច្នេះ​ឡើយ, ប៉ុន្តែ​ដោយ​មាន​ទម្លាប់​ប្រើ​ផ្សំ​ជាមួយ​នឹង ការ, ក្ដី, ដំណើរ, សេចក្ដី ផង​ដូច្នេះ​យូរ​ណាស់​មក​ហើយ, ទោះបី​ខុស​ពី​បែប​វេយ្យាករណ៍​ខ្មែរ​យ៉ាង​នេះ​ក៏​ដោយ អ្នក​អក្សរ​សាស្រ្ត​ក៏​គួរ​ពិចារណា​ឲ្យ​ហ្មត់ចត់​ល្អិត​ល្អ​ចុះ ។ តាម​បែប​វេយ្យាករណ៍​ថា បើ​ត្រូវ​ការ​បង្វែរ​កិរិយា​សព្ទ​ខ្លះ​ឲ្យ​ជា​នាម​សព្ទ​ ដោយ​ប្រើ​ពាក្យ ការ, ក្ដី, ដំណើរ, សេចក្ដី មក​ផ្សំ​ផង​នោះ គួរ​ផ្សំ​ជា​មួយ​នឹង កិ. ថា ប្រព្រឹត្ត ជា ការ​ប្រព្រឹត្ត, ក្ដី​ប្រព្រឹត្ត, ដំណើរ​ប្រព្រឹត្ត, សេចក្ដី​ប្រព្រឹត្ត ដូច្នេះ​វិញ ដូច​ជា ចំណង់, ចំណេះ, បំណង, អំណរ ដែល​គេ​ត្រូវ​ការ​ប្រើ​ក្នុង​កាព្យ​ថា សេចក្ដី​ចង់, ការ​ចេះ, ក្ដី​ប៉ង, សេចក្ដី​អរ... ដូច្នោះ​ដែរ ។ល។ (ម. ព. បវត្តិ, ប្រវត្តិ និង សេចក្ដី ទៀត​ផង) ។ ប្រព្រឹត្ត​ការណ៍ ឬ ប្រព្រឹត្តិ​ហេតុ; ប្រព្រឹត្ត​កាល; ប្រព្រឹត្តិ​សាស្ត្រ ដូច​គ្នា​នឹង បវត្តិ​ការណ៍ ឬ បវត្តិ​ហេតុ; បវត្តិ​កាល; បវត្តិ​សាស្ត្រ ដែរ (ម. ព. ទាំង​នេះ 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៤៧</text:p>
          </table:table-cell>
          <table:table-cell table:style-name="តារាង1.A2" office:value-type="string">
            <text:p text:style-name="P5">ប្រភព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ភប់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ភវ; បភវ) ដែន​កើត, ទី​ដែល​កើត​មុន, ហេតុ​ដែល​បណ្ដាល​ឲ្យ​កើត, ដើម​កំណើត : តណ្ហា​ជា​ប្រភព​នៃ​សេចក្ដី​ទុក្ខ​លំបាក​គ្រប់​យ៉ាង, ការងារ​ជា​ប្រភព​នៃ​ទ្រព្យ​សម្បត្តិ ។ ក្បាល​ស្ទឹង, ក្បាល​ទន្លេ, មេ​ទឹក (បារ. <text:span text:style-name="T10">Source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៤៨</text:p>
          </table:table-cell>
          <table:table-cell table:style-name="តារាង1.A2" office:value-type="string">
            <text:p text:style-name="P5">ប្រភស្ស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ៈភ័ស-សៈ រ៉ៈ ឬ​ប្រភ័ស-ស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20">(បភស្សរ) សម្បុរ​ភ្លឺ​ផ្លេក​ៗ: ពន្លឺ​ចិត្ត​ប្រក្រតី គឺ​ពន្លឺ​ចិត្ត​ដែល​មិន​ទាន់​មាន​គ្រឿង​សៅហ្មង​មក​ប៉ះ​ពាល់ ។ គុ. <text:s/>ដែល​ភ្លឺ​ផ្លេក, ដែល​ភ្លឺ​ចាំង, ព័ណ៌​គ្រាប់​ភ្លៀង : មាន​កាល​ខ្លះ, ព្រះ​សម្មាសម្ពុទ្ធ​ទ្រង់​បញ្ចេញ​ដោយ​ឈាន​ឫទ្ធិ​នូវ​រស្មី ៦ ព័ណ៌​ឲ្យ​ផ្សាយ​ចេញ​អំពី​ព្រះ​សរីរ​កាយ, គឺ​រស្មី​ព័ណ៌​ខៀវ, លឿង, ក្រហម, ស, ហង្សបាទ, ប្រភស្សរ <text:s/>ហៅ​ថា ឆព្វណ្ណរង្សី <text:s/>ឬ ឆ័ព្វណ៌រស្មី <text:s/>ឬក៏ ឆ័ទ្ពណ៌រស្ម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៤៩</text:p>
          </table:table-cell>
          <table:table-cell table:style-name="តារាង1.A2" office:value-type="string">
            <text:p text:style-name="P5">ប្រភ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ភា) ពន្លឺ, រស្ម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៥០</text:p>
          </table:table-cell>
          <table:table-cell table:style-name="តារាង1.A2" office:value-type="string">
            <text:p text:style-name="P5">ប្រភាក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ភាករ ) អ្នក​ធ្វើ​ពន្លឺ គឺ​ព្រះ​អាទិត្យ, ព្រះ​ចន្ទ្រ, ភ្លើ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៥១</text:p>
          </table:table-cell>
          <table:table-cell table:style-name="តារាង1.A2" office:value-type="string">
            <text:p text:style-name="P5">ប្រភា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ភាត) អរុណោទ័យ គឺ​ពេល​ព្រះ​អាទិត្យ​រះ, ព្រឹក​ព្រហាម ។ គុ. ដែល​ភ្លឺ​ច្បាស់​ហើយ, ដែល​រះ​ហើយ (ព. កា.) : នៅ​ពេល​ប្រភាត សម្ដេច​ភូវនាថ ទត​សព្វ​ទិសា ទត​ឃើញ​ព្រឹក្ស​ព្រៃ ត្រសុំ​សាខា​ មាន​ពួក​បក្សា បក្សី​ច្រើន​ក្រៃ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៥២</text:p>
          </table:table-cell>
          <table:table-cell table:style-name="តារាង1.A2" office:value-type="string">
            <text:p text:style-name="P5">ប្រភាព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ៈភាប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ភាវ; បភាវ) អានុភាព, អំណាច, កម្លាំង (រ. ស.) : ព្រះ​ប្រភាព, ព្រះ​រាជ​ប្រភាព <text:s/>(ព្រះ​រាជានុភាព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៥៣</text:p>
          </table:table-cell>
          <table:table-cell table:style-name="តារាង1.A2" office:value-type="string">
            <text:p text:style-name="P5">ប្រភាស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ភាឞ; បភាស) ពោល, ស្ដី, និយាយ; (រ. ស.) ត្រាស់; មាន​ព្រះ​តម្រាស់ : ទ្រង់​ប្រកាស (ព. កា.) : ស្ដេច​ទ្រង់​ប្រភាស ឲ្យ​អស់​ពួក​រាស្ត្រ បាន​ឮ​រាល់​គ្នា ប្រជាពលរដ្ឋ ត្រេកអរ​មហិមា បាន​ថ្វាយ​សច្ចា ថា​សូម​ស្មោះ​ត្រង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ភាស) ពន្លឺ, រស្មី (ព. កា.) : រី​ពួក​និគ្រន្ថ ច្រើន​ក្រៃ​ពេកពន់ លុះ​ឃើញ​ប្រភាស នៃ​ព្រះ​សម្ពុទ្ធ ស្លុត​រត់​រទាស ខ្លះ​ស៊ូ​ស្លាប់​ផ្ដាស ដោយ​លោត​មុជ​ទឹក... (កាព្យ​សរសើរ​យមកប្បាដិហារ​នៃ​ព្រះ​សម្ពុទ្ធ ក្នុង​កាល​ដែល​ស្ដេច​ទៅ​កាន់​ឋាន​ត្រ័យត្រិង្ស..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៥៤</text:p>
          </table:table-cell>
          <table:table-cell table:style-name="តារាង1.A2" office:value-type="string">
            <text:p text:style-name="P5">ប្រភូ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ភូ) ម្ចាស់, ចៅហ្វាយ ។ គុ. ដែល​អង់អាច, ហៅ​ហាន, មោះមុត (ព. កា.) : នៅ​ក្នុង​សន្និបាត នៃ​ជន​រួម​ជាតិ នោះ​មាន​ប្រភូ ជា​អ្នក​ណែនាំ ទុក​ដូច​ជា​គ្រូ ជា​កាលញ្ញូ ដឹង​កាល ដឹង​ការណ៍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៥៥</text:p>
          </table:table-cell>
          <table:table-cell table:style-name="តារាង1.A2" office:value-type="string">
            <text:p text:style-name="P5">ប្រភើ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ភើយ​ទៅ​ភើយ​មក, ភើយ​រឿយ​ៗ, ភើយ​យឺត​មិន​លែង ។ ប្រភើច​ប្រទាញ ភើច​ទាញ​ទៅ​វិញ​ទៅ​មក, ភើច​ទាញ​រឿយ​ៗ, ភើច​ទាញ​យឺត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ភើច​ប្រទាញ</text:p>
          </table:table-cell>
        </table:table-row>
        <table:table-row>
          <table:table-cell table:style-name="តារាង1.A2" office:value-type="string">
            <text:p text:style-name="P4">៧៤៥៦</text:p>
          </table:table-cell>
          <table:table-cell table:style-name="តារាង1.A2" office:value-type="string">
            <text:p text:style-name="P5">ប្រភេទ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ភេត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ភេទ) បែប, យ៉ាង, បែប​យ៉ាង; ចំណែក, បែប​បទ​ដែល​ចែក​ចេញ​ជា​ពួក​ដោយ​ឡែក, សេចក្ដី​ផ្សេង​គ្នា : ធម៌​នេះ​មាន​ច្រើន​ប្រភេទ; ប្រភេទ​ទី ១, ប្រភេទ​ទី ២, ។ល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៥៧</text:p>
          </table:table-cell>
          <table:table-cell table:style-name="តារាង1.A2" office:value-type="string">
            <text:p text:style-name="P5">ប្រមង់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>--ម៉ង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សត្វ​ស្លាប​ពួក​ខ្លែង មាត្រ​ស្រដៀង​នឹង​ខ្លែង តែ​មាន​សម្បុរ​ជាំ​ជាង​ខ្លែ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ពួក​នេសាទ​អ្នក​បង់​សំណាញ់​ចាប់​ត្រី, អ្នក​ចាប់​ត្រី​ដោយ​បង់​សំណាញ់ : ព្រាន​ប្រមង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៥៨</text:p>
          </table:table-cell>
          <table:table-cell table:style-name="តារាង1.A2" office:value-type="string">
            <text:p text:style-name="P5">ប្រមល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ម៉ល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ក្លាយ​មក​ពី សំ. បា. កមល “ផ្កា​ឈូក; ដួង​ចិត្ត, បេះ​ដូង...”) ចិត្ត, គំនិត, ច្រើន​និយាយ​ថា តប់​ប្រមល់ <text:s/>គឺ​ថប់​បារម្ភ​ខ្លាំង, ខ្វល់​ចិត្ត​ខ្លាំង, ព្រួយ​ចិត្ត​ខ្លាំង រក​គិត​អ្វី​មិន​លេច, ទាល់​គំនិត ។ ប្រើ​ជា តប់​កមល (--កៈម៉ល់) ក៏​បាន, ត្រឹមត្រង់​តាម​ប្រភព​ដើម​របស់​ពាក្យ​ផ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តប់​ប្រមល់ </text:p>
          </table:table-cell>
        </table:table-row>
        <table:table-row>
          <table:table-cell table:style-name="តារាង1.A2" office:value-type="string">
            <text:p text:style-name="P4">៧៤៥៩</text:p>
          </table:table-cell>
          <table:table-cell table:style-name="តារាង1.A2" office:value-type="string">
            <text:p text:style-name="P5">ប្រមា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>--ម៉ា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មា) ការ​រាប់ ។ (សំ.) ញាណ, ប្រាជ្ញា, សេចក្ដី​ដឹង​ច្បាស់ ។ ភាន់​ប្រមា ឬ ស្លុត​ប្រមា <text:s/>គឺ​ភាន់​ឬ​ស្លុត​ការ​រាប់ ឬ​ភាន់​ស្លុត​សេចក្ដី​ដឹង, ភាន់​ស្លុត​ប្រាជ្ញ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ភាន់​ប្រមា 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សត្វ​ចតុប្បាទ​មួយ​ប្រភេទ​មាន​កាំ​រឹង​ៗ​ស្រួច​ៗ ជា​ជំនួស​រោម បរិភោគ​ផ្លែ​ឈើ​ជា​អាហារ : កាំ​ប្រមា ។ <text:s/>ឈ្មោះ​ត្រី​មួយ​ប្រភេទ គេ​ច្រើន​ប្រើ​ប្រឡាក់​អំបិល​ផ្អាប់​ឲ្យ​ហើម​សាច់​បន្តិច​ហើយ​ហាល​ថ្ងៃ​ឲ្យ​ស្ងួត ទុក​សម្រាប់​ប្រើ​ការ​បាន​យូរ : ត្រី​ប្រម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កាំ​ប្រមា </text:p>
            <text:p text:style-name="P10">ត្រី​ប្រមា</text:p>
          </table:table-cell>
        </table:table-row>
        <table:table-row>
          <table:table-cell table:style-name="តារាង1.A2" office:value-type="string">
            <text:p text:style-name="P4">៧៤៦០</text:p>
          </table:table-cell>
          <table:table-cell table:style-name="តារាង1.A2" office:value-type="string">
            <text:p text:style-name="P5">ប្រមាញ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ម៉ាញ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អ្នក​បាញ់​សត្វ, អ្នក​បរ​បាញ់​សត្វ (ព្រា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៦១</text:p>
          </table:table-cell>
          <table:table-cell table:style-name="តារាង1.A2" office:value-type="string">
            <text:p text:style-name="P5">ប្រមាណ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ម៉ាន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មាណ) ការ​រាប់, ការ​ស្ទង់, គ្នេរ, ស្មាន, ចំនួន; ពាក្យ, សេចក្ដី​ដែល​គួរ​រាប់​គួរ​យក​ជា​ការ​ពិត​បាន; ការ​កំណត់​ឬ​ស្ទង់​ដំណើរ : ធ្វើ​ការ​និមន្ត​ស្គាល់​ប្រមាណ; មនុស្ស​មិន​ស្គាល់​ប្រាណ​ខ្លួន; នឹង​យក​ពាក្យ​នេះ​ជា​ប្រមាណ​ពុំបាន, សេចក្ដី​នេះ​គួរ​យក​ជា​ប្រមាណ​បាន ។ល។ កិ. រាប់, ស្ទង់​ការ, ស្ទង់​ដំណើរ; គ្នេរ ដោយ​ស្មាន : ប្រមាណ​ការ​មិន​ត្រូវ, មាន​ច្រើន​ណាស់​នឹង​រាប់​ពុំ​បាន​ប្រមាណ​ពុំ​អស់​ឡើយ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៦២</text:p>
          </table:table-cell>
          <table:table-cell table:style-name="តារាង1.A2" office:value-type="string">
            <text:p text:style-name="P5">ប្រមាណ​បត្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ៈម៉ាណៈ</text:p>
            <text:p text:style-name="P7">ប័ត </text:p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ំបុត្រ​បរិសុទ្ធិ គឺ​សំបុត្រ​ប្រាប់​បរិសុទ្ធិ​របស់​បុគ្គល​អ្នក​មាន​ដំណើរ​ចេញ​ទៅ​កាន់​ទី កាន់​ប្រទេស​ដទៃ ។ វេវ. សុទ្ធិ​បត្រ, សុទ្ធិ​លិខា; លិខិត​គោចរ, លិខិត​ឆ្លង​ដែន...។</text:p>
          </table:table-cell>
          <table:table-cell table:style-name="តារាង1.D2" office:value-type="string">
            <text:p text:style-name="P11">ប្រមាណ​លេខា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៦៣</text:p>
          </table:table-cell>
          <table:table-cell table:style-name="តារាង1.A2" office:value-type="string">
            <text:p text:style-name="P5">ប្រមាណ​បុរ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ៈម៉ាណៈ</text:p>
            <text:p text:style-name="P7">បុរ៉ស់</text:p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មាណ​បុរុឞ) អ្នក​ពិភាក្សា​ក្ដី, អ្នក​ជំនុំ​ក្ដី (ចៅក្រម) ។ វេវ. និរណេត្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៦៤</text:p>
          </table:table-cell>
          <table:table-cell table:style-name="តារាង1.A2" office:value-type="string">
            <text:p text:style-name="P5">ប្រមាត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ម៉ាត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អាការៈ​មួយ​ប្រភេទ​នៅ​ក្នុង​ខ្លួន​មនុស្ស​សត្វ ជា​កន្លែង​ដក់​ទឹក​លឿង​មាន​រស​ល្វីង​ឆ្អាប ជា​ជំនួយ​នាំ​ឲ្យ​អាហារ​រលួយ​ទ្រោម​ចុ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៦៥</text:p>
          </table:table-cell>
          <table:table-cell table:style-name="តារាង1.A2" office:value-type="string">
            <text:p text:style-name="P5">ប្រមាត់​កង្កែ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ម៉ាត់--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ស្មៅ​មួយ​ប្រភេទ ដុះ​វារ​រាប​ក្រាប​ផ្ទាប់​នឹង​ដី​សើម ដូច​គ្នា​នឹង​ប្រមាត់​ដី ប៉ុន្តែ​ស្លឹក​រួញ​ជ្រួញ​ៗ សណ្ឋាន​ប្រមាត់​កង្កែ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៦៦</text:p>
          </table:table-cell>
          <table:table-cell table:style-name="តារាង1.A2" office:value-type="string">
            <text:p text:style-name="P5">ប្រមាត់​ដ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ម៉ាត់--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ស្មៅ​ពួក​ប្រមាត់​កង្កែប មាន​រស​ល្វីង​ឆ្អិត​ស្រដៀង​នឹង​រស​ទឹក​ប្រមាត់, ប្រើ​ជា​បន្លែ​ស្ល​ស្រឡក់​បាន, រាប់​អាន​ថា​ជា​សម្ល​កែ​រោគ​គ្រុន​ស្រៀវ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៦៧</text:p>
          </table:table-cell>
          <table:table-cell table:style-name="តារាង1.A2" office:value-type="string">
            <text:p text:style-name="P5">ប្រមាថ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ម៉ាត</text:p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24">ការ​បៀតបៀន​គេ, ការ​ញាំញី​គេ, កា​រធ្វើ​ទុក្ខ​បុក​ម្នេញ​ឲ្យ​គេ​លំបាក; ការ​មើល​ងាយ​គេ ។ ប្រើ​ជា កិ. ក៏​បាន : មនុស្ស​ប្រមាថ​សត្វ <text:s/>គឺ​មនុស្ស​បៀតបៀន​សត្វ ។ មនុស្ស​ប្រមាថ​ចាស់ <text:s/>មនុស្ស​មើល​ងាយ​ចាស់ ។ ប្រមាថ​កាត​ទាន <text:s/>មើល​ងាយ​បៀតបៀន​គេ​ឲ្យ​ខាត​លាភ​ខាត​ប្រយោជន៍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24">ប្រមាថ​<text:span text:style-name="T5">កាត​ទាន</text:span></text:p>
            <text:p text:style-name="P24"/>
          </table:table-cell>
        </table:table-row>
        <table:table-row>
          <table:table-cell table:style-name="តារាង1.A2" office:value-type="string">
            <text:p text:style-name="P4">៧៤៦៨</text:p>
          </table:table-cell>
          <table:table-cell table:style-name="តារាង1.A2" office:value-type="string">
            <text:p text:style-name="P5">ប្រមាទ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ម៉ាត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24">(បមាទ) ការ​ភ្លេច​ស្មារតី, ធ្វេស​ស្មារតី, សេចក្ដី​ប្រហែស, ការ​ប្រហែស​ធ្វេស ។ កិ. ភ្លេច, ធ្វេស, ប្រហែស ស្មារតី : ជន​ណា​ប្រមាទ​ប្រព្រឹត្ត​ឃ្លៀងឃ្លាត ចាក​ធម៌​សុចរិត ជន​នោះ​ទោះបី នៅ​មាន​ជីវិត តាម​ដោយ​ការណ៍​ពិត ថា​ស្លាប់​ស្រេច​ហើយ ។ (ត្រូវ​ត្រង់​គ្នា​នឹង​ព្រះ​ពុទ្ធ​ភាសិត​ថា : ជន​ណា​ប្រមាទ ជន​នោះ​ទុក​ដូច​ជា​បុគ្គល​ស្លាប់ គឺ​ស្លាប់​ប្រយោជន៍​ក្នុង​លោក​នេះ​និង​ក្នុង​បរលោក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24"/>
          </table:table-cell>
        </table:table-row>
        <table:table-row>
          <table:table-cell table:style-name="តារាង1.A2" office:value-type="string">
            <text:p text:style-name="P4">៧៤៦៩</text:p>
          </table:table-cell>
          <table:table-cell table:style-name="តារាង1.A2" office:value-type="string">
            <text:p text:style-name="P5">ប្រមឹ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ម៉ឹក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 ឬ គុ.</text:p>
          </table:table-cell>
          <table:table-cell table:style-name="តារាង1.D2" office:value-type="string">
            <text:p text:style-name="P10">អ្នក​ដែល​កាន់​ទម្លាប់​ផឹក​សុរា​ដល់​ស្រវឹង; ដែល​ញៀន​ឬ​ជាប់​សុរា​ : ប្រមឹក​ញៀន​ជាប់ តាម​ទម្លាប់​ច្រើន​តែ​ភ្លេច​ខ្លួន ។ (ព. កា.) : ប្រមឹក​សាវ៉ា កាល​បើ​ត្រូវ​ស្រា ស្រវឹង​ភ្លេច​ខ្លួន ពោល​ពាក្យ​ឡេះឡោះ ដដែល​ផ្ទួន​ៗ ពុំ​មាន​ក្ដី​ស្ងួន ប្រណី​គ្រួសា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៧០</text:p>
          </table:table-cell>
          <table:table-cell table:style-name="តារាង1.A2" office:value-type="string">
            <text:p text:style-name="P5">ប្រមុខ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មុក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គុ. </text:p>
          </table:table-cell>
          <table:table-cell table:style-name="តារាង1.D2" office:value-type="string">
            <text:p text:style-name="P10">(បមុខ) ដែល​ជា​ប្រធាន, ជា​ធំ​បំផុត, ចម្បង; ដែល​ប្រសើរ​ក្រៃលែង; ដែល​ជា​ឯក, ជា​ទី ១ ។ ន. ជន​ជា​ប្រធាន, ជា​ធំ​បំផុត, ... : ព្រះ​រាជា​ជា​ប្រមុខ​នៃ​មនុស្ស​ទាំងឡាយ (ក្នុង​ប្រទេស​របស់​ព្រះ​អង្គ), សមុទ្រ​ជា​ប្រមុខ​នៃ​នទី​ទាំងឡាយ, ព្រះ​ចន្ទ្រ​ជា​ប្រមុខ​នៃ​ផ្កាយ​ទាំងឡាយ, ព្រះ​អាទិត្យ​ជា​ប្រមុខ​នៃ​កម្ដៅ​ទាំងឡាយ, ព្រះ​ភិក្ខុ​សង្ឃ​ជា​ប្រមុខ​នៃ​ជន​ទាំងឡាយ​អ្នក​ត្រូវ​ការ​ធ្វើ​បុណ្យ គឺ​ព្រះ​ភិក្ខុ​សង្ឃ​ពុទ្ធ​សាវ័ក ជា​ប្រមុខ​នៃ​ស្មូម​ទាំងឡាយ (កេណិយានុមោទនា​ជា​ពុទ្ធ​ភាសិត​ក្នុង​បិដក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៧១</text:p>
          </table:table-cell>
          <table:table-cell table:style-name="តារាង1.A2" office:value-type="string">
            <text:p text:style-name="P5">ប្រមុខ​រដ្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-មុក-រាត់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មុខ + រដ្ឋ) ប្រមុខ​របស់​រដ្ឋ, ឥស្សរ​ជន​ជា​ប្រធាន​ក្នុង​ប្រទេស, ... (ម. ព. ប្រមុខ និង រដ្ឋ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៧២</text:p>
          </table:table-cell>
          <table:table-cell table:style-name="តារាង1.A2" office:value-type="string">
            <text:p text:style-name="P5">ប្រមុខ្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ដូច​គ្នា​នឹង បាមោក្ខ ដែរ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៧៣</text:p>
          </table:table-cell>
          <table:table-cell table:style-name="តារាង1.A2" office:value-type="string">
            <text:p text:style-name="P5">ប្រមុ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ម៉ុច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ចាប់​សង្កត់​ឲ្យ​ជច់, សង្កត់​ផ្ញុច : ចាប់​ប្រមុ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៧៤</text:p>
          </table:table-cell>
          <table:table-cell table:style-name="តារាង1.A2" office:value-type="string">
            <text:p text:style-name="P5">ប្រមុ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ម៉ុញ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5">ចាប់​សង្កត់​ឬ​ទះ​ឲ្យ​ស្រុញ : ប្រមុញ​វា​ទៅ​នឹង​ដី; ច្រាន​ប្រមុញ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៧៥</text:p>
          </table:table-cell>
          <table:table-cell table:style-name="តារាង1.A2" office:value-type="string">
            <text:p text:style-name="P5">ប្រមុ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ម៉ុម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កើត​បាន​ជា​មុម, ផ្គុំ​ប្រកប​ជ្រុង គឺ​យក​បំណែក​ចំហៀង​ទាំង​២ ខាង​ប៉ះ​ភ្ជាប់​គ្នា​ឲ្យ​កើត​បាន​ជា​ជ្រុង : ប្រមុម​ជ្រុង​មេ​ទ្វារ ។</text:p>
          </table:table-cell>
          <table:table-cell table:style-name="តារាង1.D2" office:value-type="string">
            <text:p text:style-name="P11">ប្រមុំ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៧៦</text:p>
          </table:table-cell>
          <table:table-cell table:style-name="តារាង1.A2" office:value-type="string">
            <text:p text:style-name="P5">ប្រមូ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ម៉ូល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មូល, ឲ្យ​រួបរួម​គ្នា​មិន​ឲ្យ​រាត់រាយ​ឬ​ខ្ចាត់ខ្ចាយ : ប្រមូល​គ្នា, ប្រមូល​ស្រូវ, ប្រមូល​របស់, ប្រមូល​ប្រាក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៧៧</text:p>
          </table:table-cell>
          <table:table-cell table:style-name="តារាង1.A2" office:value-type="string">
            <text:p text:style-name="P5">ប្រមើ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ម៉ើល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ថ្កោល​មើល​ពី​ចម្ងាយ, មើល​ប្រយោល​ពី​ទី​ខ្ពស់​មក​ទី​ទាប; រំពឹង, គ្នេរ, ស្ទង់​មើល​ពី​ចម្ងាយ : ប្រមើល​ឃើញ​ថា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៧៨</text:p>
          </table:table-cell>
          <table:table-cell table:style-name="តារាង1.A2" office:value-type="string">
            <text:p text:style-name="P5">ប្រមៀ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រមៀល : ប្រមៀល​ដុំ​ថ្ម, ប្រមៀល​គល់​ឈើ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៧៩</text:p>
          </table:table-cell>
          <table:table-cell table:style-name="តារាង1.A2" office:value-type="string">
            <text:p text:style-name="P5">ប្រមេ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ម៉េ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ផ្លាន​ដែល​ដាក់​សង្កត់​ផ្ទោង​ចំ​ពី​លើ​ក្បាល​សសរ (ជា​មេ​នាំ​ឲ្យ​មាំ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៨០</text:p>
          </table:table-cell>
          <table:table-cell table:style-name="តារាង1.A2" office:value-type="string">
            <text:p text:style-name="P5">ប្រមេហ​រោ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ម៉េហៈរោក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មេហ + រោគ; បមេហ + រោគ) រោគ​ប្រមេ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៨១</text:p>
          </table:table-cell>
          <table:table-cell table:style-name="តារាង1.A2" office:value-type="string">
            <text:p text:style-name="P5">ប្រមេ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ម៉េះ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មេហ, ហ &gt; វិសគ៌ <text:span text:style-name="T1">(ះ)</text:span>; បមេហ) ឈ្មោះ​រោគ​ពិការ​ទឹក​មូត្រ គឺ​រោគ​ដែល​បណ្ដាល​ឲ្យ​កើត​ជា​ខ្ទុះ ឬ​ក៏​កើត​ជា​គ្រាប់​រឹង​ខាំង​រាំង​បស្សាវ​មគ្គ​ឲ្យ​លំបាក​បន្ទោ​បស្សាវៈ; មាន ២ យ៉ាង​គឺ ប្រមេះ​ទឹក​បាយ, ប្រមេះ​គ្រាប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មេះ​ទឹក​បាយ​</text:p>
            <text:p text:style-name="P10">ប្រមេះ​គ្រាប់ </text:p>
          </table:table-cell>
        </table:table-row>
        <table:table-row>
          <table:table-cell table:style-name="តារាង1.A2" office:value-type="string">
            <text:p text:style-name="P4">៧៤៨២</text:p>
          </table:table-cell>
          <table:table-cell table:style-name="តារាង1.A2" office:value-type="string">
            <text:p text:style-name="P5">ប្រម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ម៉ែ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 ប្រមូល ឬ ប្រមុម : ប្រមែ​ប្រមូល គឺ​ប្រមូល​របស់​រាយ​រង​ពី​នេះ​ខ្លះ​ពី​នោះ​ខ្លះ; ប្រមែ​ប្រមុម <text:s/>គឺ​ប្រមុម​ប៉ះ​ប៉ុន​ផ្សែផ្សំ​ឲ្យ​តែ​កើ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មែប្រមូល</text:p>
            <text:p text:style-name="P10">ប្រមែប្រមុម <text:s/></text:p>
          </table:table-cell>
        </table:table-row>
        <table:table-row>
          <table:table-cell table:style-name="តារាង1.A2" office:value-type="string">
            <text:p text:style-name="P4">៧៤៨៣</text:p>
          </table:table-cell>
          <table:table-cell table:style-name="តារាង1.A2" office:value-type="string">
            <text:p text:style-name="P5">ប្រមោ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ម៉ោក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វាយ​ម៉ោក​ៗ​រឿយ​ៗ, ចាប់​ទង្គិច​រឿយ​ៗ ។ សម្លាប់​សាច់​សូត្រ​ឲ្យ​ជ្រះ​អស់​មន្ទិល ឲ្យ​ស្អាត​ឡើង​សម្បុរ​រលើប​នៅ​ជា​ប្រក្រតី : ប្រមោក​សូត្រ ។ <text:s/>ព. ប្រ. ស្ដី​ថា​ឲ្យ​រម៉ាំង​រម៉ោក​ខ្ជាំង​ៗ​ឥត​ញញើត ហាក់​ដូច​ជា​គេ​ប្រមោក : ត្រូវ​ខ្ញុំ​ប្រមោក​ម្ដង​ទៅ ឥឡូវ​គាត់​រាង​លែង​ហ៊ាន​និយាយ​ដើម​គេ​នៅ​មុខ​ខ្ញុំ​ទៀ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៨៤</text:p>
          </table:table-cell>
          <table:table-cell table:style-name="តារាង1.A2" office:value-type="string">
            <text:p text:style-name="P5">ប្រមោទ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ៈម៉ោទៈ; --ទ្យៈ ប្រម៉ោត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មោទ) សេចក្ដី​រីករាយ, អំណរ​យ៉ាង​ទន់ ឬ​សេចក្ដី​ពេញ​ចិត្ត​ខ្លាំង (ប្រមោទ្យ ប្រើ​ជា គុ. ក៏​បាន : ចិត្ត​ប្រមោទ្យ) ។ វេវ. បាមោជ្ជ ។</text:p>
          </table:table-cell>
          <table:table-cell table:style-name="តារាង1.D2" office:value-type="string">
            <text:p text:style-name="P11">ប្រមោទ្យ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៨៥</text:p>
          </table:table-cell>
          <table:table-cell table:style-name="តារាង1.A2" office:value-type="string">
            <text:p text:style-name="P5">ប្រមោ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ម៉ោយ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ដៃ​ដំរ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៨៦</text:p>
          </table:table-cell>
          <table:table-cell table:style-name="តារាង1.A2" office:value-type="string">
            <text:p text:style-name="P5">ប្រមោយ​ដំរ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ម៉ោយ​ដំរ៉ី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ស្មៅ​មួយ​ប្រភេទ​មាន​ដើម​ឈរ ស្លឹក​ក្រាស់​ជ្រួញ​ៗ ផ្កា​សណ្ឋាន​ក្រវង់​លំនាំ​ប្រមោយ​ដំរី (អ្នក​ខ្លះ​ហៅ​តាម​ចិន​ថា <text:s/>ម៉ោង​ជា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៨៧</text:p>
          </table:table-cell>
          <table:table-cell table:style-name="តារាង1.A2" office:value-type="string">
            <text:p text:style-name="P5">ប្រមុ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មុម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៨៨</text:p>
          </table:table-cell>
          <table:table-cell table:style-name="តារាង1.A2" office:value-type="string">
            <text:p text:style-name="P5">ប្រយង្គុ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យ៉ង់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ិយង្គុ; បិយង្គុ) ឈ្មោះ​ឈើ​តូច​ពួក​មួយ​មាន​ផ្កា​ជា​ចង្កោម​កម្រង​ល្អិត​ៗ សម្បុរ​លឿង​ក្លិន​ក្រអូប​ឆ្ងាញ់ ប៉ុន្តែ​ក្រអូប​ស្បើយ; មាន ២ ប្រភេទ​គឺ ប្រយង្គុ​ធំ <text:s/>ស្លឹក​ស្រដៀង​នឹង​ស្លឹក​ឈើ​កែវ; ប្រយង្គុ​តូច <text:s/>ស្លឹក​តូច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យង្គុ​ធំ <text:s/></text:p>
            <text:p text:style-name="P10">ប្រយង្គុ​តូច</text:p>
          </table:table-cell>
        </table:table-row>
        <table:table-row>
          <table:table-cell table:style-name="តារាង1.A2" office:value-type="string">
            <text:p text:style-name="P4">៧៤៨៩</text:p>
          </table:table-cell>
          <table:table-cell table:style-name="តារាង1.A2" office:value-type="string">
            <text:p text:style-name="P5">ប្រយ័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យ៉ាត់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្រយត; បយត) ដែល​លាង, ជម្រះ, សម្អាត ។ ដែល​មាន​ព្យាយាម, ខ្មីឃ្មាត, ថែទាំ; ប្រុង​ដោយ​មិន​ធ្វេស​ប្រហែស : មនុស្ស​ប្រយ័ត វេលា​ប្រយ័ត...។ កិ. លាង, ជម្រះ, សម្អាត; ខំ​ប្រឹង, ខ្មីឃ្មាត, ថែទាំ; ប្រុង​ដោយ​មិន​ធ្វេស​ប្រហែស : ប្រយ័ត​មិន​ឲ្យ​បាត់, ប្រយ័ត​មាត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៩០</text:p>
          </table:table-cell>
          <table:table-cell table:style-name="តារាង1.A2" office:value-type="string">
            <text:p text:style-name="P5">ប្រយ័ត្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យ៉ាត់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យត្ន; បយតន) ការ​លាង, ជម្រះ, សម្អាត ។ ព្យាយាម, ការ​ខំ​ប្រឹង​ថែទាំ; ការ​ប្រុង​ដោយ​មិន​ធ្វេស​ប្រហែស ។ ខ្មែរ​ច្រើន​ប្រើ​ជា​ កិ. ប្រយ័ត្ន​មិន​ឲ្យ​ធ្លាក់, ប្រយ័ត្ន​ខ្លួ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៩១</text:p>
          </table:table-cell>
          <table:table-cell table:style-name="តារាង1.A2" office:value-type="string">
            <text:p text:style-name="P5">ប្រយុទ្ធ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យ៉ុត</text:p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្រ + យុធ) ច្បាំង​គ្នា, តស៊ូ​គ្នា​ទៅ​វិញ​ទៅ​មក : កំពុង​ប្រយុទ្ធ​គ្នា ។ ព. ប្រ. បង្ខំ​ខ្លាំង, តឹងតែង​ខ្លាំង រឹត​ខ្លាំង; រាតត្បាត​ខ្លាំង : ផឹក​ថ្នាំ​ប្រយុទ្ធ​នឹង​រោគ; ធ្វើ​ការងារ​ប្រយុទ្ធ​នឹង​ការ​ទ័ល​ក្រ; ពេទ្យ​កំពុង​ប្រយុទ្ធ​នឹង​ជំងឺ​ឆ្លង​រាតត្បាត,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៩២</text:p>
          </table:table-cell>
          <table:table-cell table:style-name="តារាង1.A2" office:value-type="string">
            <text:p text:style-name="P5">ប្រយូ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ៈយូ ឬ​ប្រយូរ</text:p>
          </table:table-cell>
          <table:table-cell table:style-name="តារាង1.D2" office:value-type="string">
            <text:p text:style-name="P10">ព. បុ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ពូជពង្ស, ត្រកូល, ផៅ, ផៅពង្ស, ផៅ​សន្ដាន ។ ប្រយូរ​ញាតិ <text:s/>(ប្រៈយូរៈញាត) ញាតិ​ដែល​ជាប់​វង្ស​ត្រកូល​ជាមួយ​គ្នា​មក ។ ប្រយូរ​វង្ស <text:s/>ឬ ប្រយូរ​ពង្ស <text:s/>(ប្រៈយូរៈវង់ ឬ--ពង់) ញាតិវង្ស​ដែល​ជាប់​ពូជ​ត្រកូល​ជាមួយ​គ្នា​មក (តាម​ប្រពៃណី ប្រើ​ចំពោះ​តែ​វង្ស​ក្សត្រិយ៍​ដែល​យារ​ចុះ​មក​ជា ព្រះ​អង្គ ឬ ព្រះ​វង្ស ពុំ​មែន​ជា​សាធារណៈ​ដល់​ប្រជា​ពលរដ្ឋ​ទាំងពួង​ទេ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យូរ​ញាតិ </text:p>
            <text:p text:style-name="P10">ប្រយូរ​វង្ស </text:p>
            <text:p text:style-name="P10"/>
          </table:table-cell>
        </table:table-row>
        <table:table-row>
          <table:table-cell table:style-name="តារាង1.A2" office:value-type="string">
            <text:p text:style-name="P4">៧៤៩៣</text:p>
          </table:table-cell>
          <table:table-cell table:style-name="តារាង1.A2" office:value-type="string">
            <text:p text:style-name="P5">ប្រយ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យ៉ែង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 ប្រយ័ត្ន ថា : ប្រយ័ត្ន​ប្រយែង <text:s/>គឺ​ប្រយ័ត្ន​ដោយ​យក​ចិត្ត​ទុក​ដាក់, ប្រយ័ត្ន​ដោយ​ប្រឹងប្រែ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យ័ត្ន​ប្រយែង </text:p>
          </table:table-cell>
        </table:table-row>
        <table:table-row>
          <table:table-cell table:style-name="តារាង1.A2" office:value-type="string">
            <text:p text:style-name="P4">៧៤៩៤</text:p>
          </table:table-cell>
          <table:table-cell table:style-name="តារាង1.A2" office:value-type="string">
            <text:p text:style-name="P5">ប្រយោ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យោក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យោគ) ការ​ប្រកប, ការ​ប្រកប​ព្យាយាម, អាការ​សម្រាប់​ប្រកប​តាម​ទំនង ។ ដំណើរ​ពាក្យ​ដែល​មាន​សេចក្ដី​គ្រប់គ្រាន់​មួយ​សង្កាត់​ៗ : សេចក្ដី ១ ប្រយោគ ។ ជើង​ប្រយោគ <text:s/>របៀប​ពាក្យ​ដែល​រៀបរៀង​តាម​មុន​តាម​ក្រោយ​នៃ​ភាសា​នីមួយ​ៗ ។ ដេញ​ប្រយោគ <text:s/>ប្រឡង​ឲ្យ​ឃើញ​កម្លាំង​ចំណេះ​វិជ្ជា​ដើម្បី​ឲ្យ​បាន​ទទួល​សញ្ញាបត្រ​ឬ​ទទួល​មុខ​ការ​អ្វី​មួយ ។ ប្រែ​លោត​ប្រយោគ <text:s/>ប្រែ​ភាសា​ណា​មួយ លោត​ចុះ​លោត​ឡើង​តាម​របៀប​ជើង​ប្រយោគ សម្រួល​តាម​លំនាំ​សេចក្ដី​នៃ​ភាសា​របស់​ខ្លួន ។ មេ​ប្រយោគ <text:s/>ក្រុម​សន្និបាត​អ្នក​ត្រួតត្រា​ពិនិត្យ​ការ​ប្រឡង ។ល។ កិ. (អ. ថ. ប្រយ៉ោក) ប្រកប​ចិត្ត​ឲ្យ​ឱន​ទៅ​រក​សេចក្ដី​សង្វេគ​គិត​រំពឹង​ដល់​រូប​កាយ : ឱ ពុទ្ធោ ពុទ្ធោ ! ឈឺ​ដុនដាប​ម្ល៉េះ ហើយ​នៅ​តែ​សើច​លេង​សប្បាយ​មិន​ប្រយោគ​រូប !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ជើង​ប្រយោគ </text:p>
            <text:p text:style-name="P10">ដេញ​ប្រយោគ </text:p>
            <text:p text:style-name="P10">លោត​ប្រយោគ </text:p>
            <text:p text:style-name="P10">មេ​ប្រយោគ <text:s/></text:p>
          </table:table-cell>
        </table:table-row>
        <table:table-row>
          <table:table-cell table:style-name="តារាង1.A2" office:value-type="string">
            <text:p text:style-name="P4">៧៤៩៥</text:p>
          </table:table-cell>
          <table:table-cell table:style-name="តារាង1.A2" office:value-type="string">
            <text:p text:style-name="P5">ប្រយោគ​វិបត្ត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យោគៈ</text:p>
            <text:p text:style-name="P7"><text:span text:style-name="T8">វិ</text:span>ប័ត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យោគវិបត្តិ) ការ​មិន​បរិបូរ​ដោយ​កាយ​ប្រយោគ​និង​វចី​ប្រយោគ​គឺ​សភាព​នៃ​បុគ្គល​ដែល​អ្នក​ធំ​ស្អប់​ឬ​ដែល​អ្នក​ធំ​មិន​ស្គាល់ ក៏​ឃ្វាង​ចាក​ការ​ឧបត្ថម្ភ​នៃ​អ្នក​ធំ : ប្រយោគ​វិបត្តិ​ជា​ភាព​រារាំង​បាំង​មុខ​កុសល​មិន​ឲ្យ​ចេញ​មុខ​ផ្ដល់​ផល​ដល់​បុគ្គល​អ្នក​បំពេញ​ការ​កសាង​បាន​ឡើយ (ពាក្យ​ព្រះ​អភិធម្ម​ពុទ្ធ​សាសនា) ។ ការ​ខ្ជិល​ច្រអូស​មិន​ខំ​ប្រឹងប្រែង​ប្រកប​កិច្ចការ ។ ព. ផ្ទ. ប្រយោគ​សម្បត្តិ​ ឬ ប្រយោគ​សម្បទ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៩៦</text:p>
          </table:table-cell>
          <table:table-cell table:style-name="តារាង1.A2" office:value-type="string">
            <text:p text:style-name="P5">ប្រយោគ​សម្បត្ត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យោគៈ</text:p>
            <text:p text:style-name="P7">សំប័ត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យោគ​សម្បត្តិ) ការ​បរិបូណ៌​ដោយ​កាយ​ប្រយោគ​និង​វចី​ប្រយោគ គឺ​សភាព​នៃ​បុគ្គល​ដែល​មាន​អ្នក​ធំ​ស្រឡាញ់​រាប់​អាន​កាន់​ទ្រង់ ក៏​អាច​ញ៉ាំង​សេចក្ដី​ចម្រើន​ឲ្យ​លូត​លាស់​កើត​កើន​បាន : ប្រយោគ​សម្បត្តិ​អាច​រារាំង​បាំង​មុខ​បាប​តិចតួច​ស្ដួចស្ដើង​ឲ្យ​ងាស់​គាំង​ចេញ​មុខ​ឲ្យ​ផល​ពុំ​កើត... (ពាក្យ​ព្រះ​អភិធម្ម ពុទ្ធ​សាសនា) ។ ការ​បរិបូណ៌​ដោយ​ដំណើរ​ប្រកប​ព្យាយាម គឺ​ការ​ប្រឹងប្រែង​មិន​បន្ធូរ​បន្ថយ​វីរិយ​ភាព​ដ៏​ត្រឹមត្រង់​តាម​ផ្លូវ​សុចរិត​យុត្តិធម៌ : បុគ្គល​ដែល​ប្រកប​ដោយ​ប្រយោគ​សម្បត្តិ តែង​តែ​កម្ចាត់​នូវ​ភាព​ទន់​ទាប​បាន (ប្រើ​ជា ប្រយោគ​សម្បទា វិញ​ក៏​បាន មាន​អត្ថន័យ​ដូច​គ្នា​ដែរ) ។ព. ផ្ទ. ប្រយោគ​វិបត្តិ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៩៧</text:p>
          </table:table-cell>
          <table:table-cell table:style-name="តារាង1.A2" office:value-type="string">
            <text:p text:style-name="P5">ប្រយោជន៍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យ៉ោច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យោជន; បយោជន) ដំណើរ​ដែល​គួរ​ប្រកប, អ្វី​ៗ​ដែល​គេ​ត្រូវ​ការ, ដែល​គេ​ប្រកប​ទៅ​កើត​ការ, ផល​ដែល​សម្រេច​អំពី​ការ​ប្រកប : ប្រយោជន៍​ក្នុង​លោក​នេះ, ប្រយោជន៍​ក្នុង​បរលោក; បុគ្គល​គួរ​កុំ​ធ្វើ​អំពើ​ឥត​ប្រយោជន៍ គួរ​ធ្វើ​តែ​អំពើ​ណា​ដែល​មាន​ប្រយោជន៍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៩៨</text:p>
          </table:table-cell>
          <table:table-cell table:style-name="តារាង1.A2" office:value-type="string">
            <text:p text:style-name="P5">ប្រយោល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>ប្រយ៉ោល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ចង​ដុំ​អ្វី​មួយ​នឹង​ខ្សែ​សំយុង​ស្ទង់​មើល​ឲ្យ​ដឹង​ជំហរ​វៀច​ត្រង់​ឬ​សាច់​ខ្ពស់​ទាប, ផត​ខូង​ឬ​ស្មើ : មិន​ទាន់​ដឹង​ជា​វៀច​ឬ​ត្រង់​នៅ​ឡើយ​ទេ ចាំ​ប្រយោល​មើល​សិន ។ ន. ខ្សែ​ដែល​ចង​ដុំ​អ្វី​មួយ​សម្រាប់​សំយុង​ស្ទង់​ជំហរ : យក​ប្រយោល​មក​ស្ទង់​មើល​សិន (ហៅ​ថា ខ្សែ​ប្រយោល ឬ កូន​ប្រយោល ក៏​បា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ដែល​រយាល, ដែល​ឆ្ងាយ​ពី​ដៃ : កុំ​ឈរ​ប្រយោល​ពេក ខិត​ចូល​ឲ្យ​កៀក​បន្តិច​ម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៤៩៩</text:p>
          </table:table-cell>
          <table:table-cell table:style-name="តារាង1.A2" office:value-type="string">
            <text:p text:style-name="P5">ប្រល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ល៉ង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ល្បង​ឲ្យ​ឃើញ​កម្លាំង, ប្រណាំង, សាក​គ្នា, ធៀប​គ្នា​មើល, ធី (ច្រើន​ប្រើ ប្រឡង ជាង) : ប្រឡង​ចំណេះ, ប្រឡង​ថ្វី​ដៃ, ប្រឡង​វាសនា, ប្រឡង​ឫទ្ធិ (ម. ព. ប្រណាំង ផង) ។</text:p>
          </table:table-cell>
          <table:table-cell table:style-name="តារាង1.D2" office:value-type="string">
            <text:p text:style-name="P11">ប្រឡង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០០</text:p>
          </table:table-cell>
          <table:table-cell table:style-name="តារាង1.A2" office:value-type="string">
            <text:p text:style-name="P5">ប្រល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ល៉ង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្រហូង​តូច​ៗ ដែល​ដក់​ទឹក​ប្រឡង់ (ច្រើន​ប្រើ ប្រឡង់ ជាង) : ប្រឡង់​<text:span text:style-name="T5">ទឹក, វែក​ប្រឡង់ ។</text:span></text:p>
          </table:table-cell>
          <table:table-cell table:style-name="តារាង1.D2" office:value-type="string">
            <text:p text:style-name="P11">ប្រឡង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០១</text:p>
          </table:table-cell>
          <table:table-cell table:style-name="តារាង1.A2" office:value-type="string">
            <text:p text:style-name="P5">ប្រល័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ល៉ៃ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លយ; បលយ) សេចក្ដី​វិនាស; លោក​វិនាស (ដំណើរ​វិនាស​ពិភព​លោក); សេចក្ដី​វិនាស​ជីវិត (មរណៈ) : ប្រល័យ​កប្ប <text:s/>ឬ ប្រល័យ​កល្ប <text:s/>គឺ​ដំណើរ​វិនាសកប្ប (ភ្លើង​ឆេះ​កប្ប); ប្រល័យ​ជន្ម (សេចក្ដី​ស្លាប់) ។ ប្រើ​ជា កិ. ក៏​ប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ល័យ​កប្ប </text:p>
            <text:p text:style-name="P10"><text:s/>ប្រល័យ​ជន្ម </text:p>
          </table:table-cell>
        </table:table-row>
        <table:table-row>
          <table:table-cell table:style-name="តារាង1.A2" office:value-type="string">
            <text:p text:style-name="P4">៧៥០២</text:p>
          </table:table-cell>
          <table:table-cell table:style-name="តារាង1.A2" office:value-type="string">
            <text:p text:style-name="P5">ប្រលូ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ល៉ូក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លូក​ប្រវាយ​ប្រតប់​គ្នា​ច្របូក​ច្របល់; ដែល​លូក​ដៃ​រាវ​ច្របូក​ច្របល់​គ្នា (ច្រើន​សរសេរ ប្រឡូក ជាង) ។ ប្រឡូក​ប៉ូកប៉ាក់ លូក​បូក​ឡូក​គ្នា, ច្របូក​ច្របល់​គ្នា​មិន​ដឹង​ណា​ជា​ណា (ប្រហែល​ជា​ក្លាយ​មក​អំពី ប្រឡូក​ពួក​បក្ខ ទេ​ដឹង ?) ។ ប្រឡូក​ប្រឡាក់ ប្រឡាក់​សៅហ្មង​ជាមួយ គឺ​ល្អ​លាយ​អាក្រក់, ខុស​លាយ​នឹង​ត្រូវ, ជា​លាយ​នឹង​ខូច, បណ្ឌិត​លាយ​ច្រឡំ​ជាមួយ​នឹង​ពាល​ជាដើម ។</text:p>
          </table:table-cell>
          <table:table-cell table:style-name="តារាង1.D2" office:value-type="string">
            <text:p text:style-name="P11">ប្រឡូក</text:p>
          </table:table-cell>
          <table:table-cell table:style-name="តារាង1.I2" office:value-type="string">
            <text:p text:style-name="P10">ប្រឡូក​ប៉ូកប៉ាក់</text:p>
            <text:p text:style-name="P10">ប្រឡូក​ប្រឡាក់</text:p>
          </table:table-cell>
        </table:table-row>
        <table:table-row>
          <table:table-cell table:style-name="តារាង1.A2" office:value-type="string">
            <text:p text:style-name="P4">៧៥០៣</text:p>
          </table:table-cell>
          <table:table-cell table:style-name="តារាង1.A2" office:value-type="string">
            <text:p text:style-name="P5">ប្រលូ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ល៉ូញ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ច្របូញ​មិន​សមរម្យ (ច្រើន​សរសេរ ប្រឡូញ ជាង) : មុខ​ប្រលូញ ។ ប្រឡូញ​ខូញ ឬ ប្រឡូញ​ទីខូញ (ព. សា.) ដែល​ប្រឡូញ​ពន់ពេក : មុខ​ប្រឡូញ​ខូញ, របស់​ប្រឡូញ​ទីខូញ ។</text:p>
          </table:table-cell>
          <table:table-cell table:style-name="តារាង1.D2" office:value-type="string">
            <text:p text:style-name="P11">ប្រឡូញ</text:p>
          </table:table-cell>
          <table:table-cell table:style-name="តារាង1.I2" office:value-type="string">
            <text:p text:style-name="P10">ប្រឡូញ​ខូញ</text:p>
            <text:p text:style-name="P10"/>
          </table:table-cell>
        </table:table-row>
        <table:table-row>
          <table:table-cell table:style-name="តារាង1.A2" office:value-type="string">
            <text:p text:style-name="P4">៧៥០៤</text:p>
          </table:table-cell>
          <table:table-cell table:style-name="តារាង1.A2" office:value-type="string">
            <text:p text:style-name="P5">ប្រលូ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ល៉ូស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<text:span text:style-name="T5">ដែល​ប្រឡាក់​សៅហ្មង​ច្រើន, ដែល​អាប់អន់​សម្បុរ, ព្រលូស (ច្រើន​សរសេរ ប្រឡូស ជាង) : ខ្លួន​ប្រឡាក់​ដី​ប្រឡូស ។ </text:span>ប្រឡាក់​ប្រឡូស ប្រឡាក់​សៅហ្មង​ច្រើន, ប្រឡាក់​សៅហ្មង​ជាមួយ​គ្នា (ម. ព. ព្រលូស ផង) ។</text:p>
          </table:table-cell>
          <table:table-cell table:style-name="តារាង1.D2" office:value-type="string">
            <text:p text:style-name="P11">ប្រឡូស</text:p>
          </table:table-cell>
          <table:table-cell table:style-name="តារាង1.I2" office:value-type="string">
            <text:p text:style-name="P10">ប្រឡាក់​ប្រឡូស</text:p>
          </table:table-cell>
        </table:table-row>
        <table:table-row>
          <table:table-cell table:style-name="តារាង1.A2" office:value-type="string">
            <text:p text:style-name="P4">៧៥០៥</text:p>
          </table:table-cell>
          <table:table-cell table:style-name="តារាង1.A2" office:value-type="string">
            <text:p text:style-name="P5">ប្រលួតលា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ខ្មៅ​និង​ក្រហម​អង្កន់​ៗ​ឆ្លាស់​គ្នា : សម្បុរ​ប្រលួត​លាក់ ។ ន. ឈ្មោះ​ឪម៉ាល់​មួយ​ប្រភេទ សម្បុរ​ប្រលួត​លាក់ : ឪម៉ាល់​ប្រលួត​លាក់ ។</text:p>
          </table:table-cell>
          <table:table-cell table:style-name="តារាង1.D2" office:value-type="string">
            <text:p text:style-name="P11">ព្រលួត​លាក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០៦</text:p>
          </table:table-cell>
          <table:table-cell table:style-name="តារាង1.A2" office:value-type="string">
            <text:p text:style-name="P5">ប្រលេ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ល៉េះ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េះ​ថ្នម​ៗ, ធ្វើ​ឲ្យ​រលេះ​រឿយ​ៗ មិន​ឲ្យ​ខ្ចាត់​ខ្ចាយ (ច្រើន​សរសេរ ប្រឡេះ ជាង) : ប្រឡេះ​គ្រាប់​ពោត ។</text:p>
          </table:table-cell>
          <table:table-cell table:style-name="តារាង1.D2" office:value-type="string">
            <text:p text:style-name="P11">ប្រឡេះ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០៧</text:p>
          </table:table-cell>
          <table:table-cell table:style-name="តារាង1.A2" office:value-type="string">
            <text:p text:style-name="P5">ប្រល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ល៉ែង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លូក​លេង​នឹង​គ្នា​ទៅ​វិញ​ទៅ​មក (ច្រើន​សរសេរ ប្រឡែង ជាង) : ក្មេង​ប្រឡែង​គ្នា ។ ប្រឡែង​ប្រឡូក ឬ ប្រឡូក​ប្រឡែង ប្រឡែង​បូក​ឡូក​គ្នា​ច្រើន ។</text:p>
          </table:table-cell>
          <table:table-cell table:style-name="តារាង1.D2" office:value-type="string">
            <text:p text:style-name="P11">ប្រឡែង</text:p>
          </table:table-cell>
          <table:table-cell table:style-name="តារាង1.I2" office:value-type="string">
            <text:p text:style-name="P10">ប្រឡែង​ប្រឡូក <text:s/>ប្រឡូក​ប្រឡែង</text:p>
          </table:table-cell>
        </table:table-row>
        <table:table-row>
          <table:table-cell table:style-name="តារាង1.A2" office:value-type="string">
            <text:p text:style-name="P4">៧៥០៨</text:p>
          </table:table-cell>
          <table:table-cell table:style-name="តារាង1.A2" office:value-type="string">
            <text:p text:style-name="P5">ប្រលោ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ល៉ោម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្រលោភ; បលោភ) ល្បួង, និយាយ​បញ្ចូល​ចិត្ត​ឲ្យ​ដោយ​តាម : ប្រលោម​យក​មនុស្ស​របស់​គេ, ប្រលោម​យក​ទ្រព្យ​គេ, ប្រលោម​កូន​គេ​នាំ​រត់​ទៅ​បាត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០៩</text:p>
          </table:table-cell>
          <table:table-cell table:style-name="តារាង1.A2" office:value-type="string">
            <text:p text:style-name="P5">ប្រលោមលោ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ល៉ោម​លោក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រឿង​ប្រលោម​ចិត្ត​មនុស្ស គឺ​រឿង​ដែល​អ្នក​តែង​ប្រតិដ្ឋ​ប្រដូច​ឡើង ដោយ​ឥត​មាន​ច្បាប់​ដើម​ជា​ការណ៍​ពិត​ប្រាកដ​ជា​គោល​ចារឹក​ឡើយ ។ ប្រលោម​លោក នេះ ក្នុង​សម័យ​ពី​ដើម​ហៅ សាស្ត្រា​ល្បែង ឬ រឿង​ល្បែង, ខាង​សម្រាយ​ច្រើន​តែ​តែង​ជា​ពាក្យ​កាព្យ ដូច​ជា​សាស្ត្រា​ល្បែង​ផ្សេង​ៗ​មាន​ច្រើន​ឈ្មោះ​មាន​សាស្ត្រា ស័ង្ខសិល្ប៍ជ័យ, លក្សណវង្ស, ហង្សយន្ត, ជិនវង្ស <text:s/>ជាដើម; ខាង​បាលី​ច្រើន​តែ​ជា បកិណ្ណកៈ ឬ វេយ្យាករណ៍​បាឋ <text:s/>គឺ​ជា​ពាក្យ​បាលី​រាយ​ៗ ជួន​មាន​គាថា​បាលី​បញ្ចូល​មក​ខ្លះ​ដោយ​អន្លើ​ៗ​ដូច បញ្ញាសជាតក <text:s/>ជាដើម, រឿង​ឬ​សាស្រ្តា​ទាំង​នោះ​ទោះ​ជា​កាព្យ​សម្រាយ​ក្ដី ជា​បាលី​ក្ដី ហៅ​ថា សាស្ត្រា​ល្បែង <text:s/>ឬ រឿង​ល្បែង ដូច​គ្នា, ត្រូវ​គ្នា​នឹង​រឿង​ឬ​សាស្ត្រា, សៀវភៅ ប្រលោម​លោក សម័យ​បច្ចុប្បន្ន​នេះ ។ ប៉ុន្តែ, តាម​ការ​ពិនិត្យ, ឃើញ​ថា ប្រលោម​លោក​ <text:s/>សម័យ​ឥឡូវ​នេះ មាន​៣​ប្រភេទ​គឺ ប្រលោម​លោក​ស្នេហា, ប្រលោម​លោក​កសាង​ជីវភាព​ខ្លួន, ប្រលោម​លោក​ប្រវត្តិ​សាស្ត្រ, ទាំង​៣​ប្រភេទ​នេះ សុទ្ធ​តែ​មាន​អត្ថន័យ​ផ្សេង​ទីទៃ​ពី​គ្នា... (ម. ព. ជីវភាព, ប្រវត្តិ​សាស្ត្រ (ក្នុង​ពាក្យ បវត្តិ ឬ ប្រវត្តិ) ស្នេហា ផង ។ សាស្ត្រា​ល្បើក ក្នុង​សម័យ​ពី​ដើម ដូច​ជា ល្បើ​ជូជក, ល្បើក​មហា​រាជ <text:s/>ដែល​គេ​លើក​បំផ្លើស ក្នុង​រឿង​មហា​ជាតក៍ ជាដើម ក៏​រាប់​ថា​ជា ប្រលោម​លោក បាន​ដែរ ព្រោះ​គេ​តែង​ឡើង​គ្រាន់​នឹង <text:s/>ប្រលោម ឲ្យ​អ្នក​អាន​អ្នក​ស្ដាប់​សើច​សប្បាយ ហៅ​ថា ល្បើក​ប្រលោម​លោក <text:s/>(មើល​ក្នុង​ពាក្យ ល្បើក 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លោម​លោក </text:p>
          </table:table-cell>
        </table:table-row>
        <table:table-row>
          <table:table-cell table:style-name="តារាង1.A2" office:value-type="string">
            <text:p text:style-name="P4">៧៥១០</text:p>
          </table:table-cell>
          <table:table-cell table:style-name="តារាង1.A2" office:value-type="string">
            <text:p text:style-name="P5">ប្រល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ល៉ោះ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ទី​ដែល​ចំហ ជា​ចន្លោះ (ច្រើន​សរសេរ ប្រឡោះ ជាង) : ចម្ងាយ​២​ប្រឡោះ​សសរ​ខ្សែ​លួស ។ ធ្មេញ​ប្រឡោះ​ខ្មោច, ធ្មេញ​កណ្ដាល ២ ដែល​ដុះ​មិន​ជិត​គ្នា មាន​ច្រឡោះ​ច្រហ​បន្តិច ។</text:p>
          </table:table-cell>
          <table:table-cell table:style-name="តារាង1.D2" office:value-type="string">
            <text:p text:style-name="P11">ប្រឡោះ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១១</text:p>
          </table:table-cell>
          <table:table-cell table:style-name="តារាង1.A2" office:value-type="string">
            <text:p text:style-name="P5">ប្រលាំប្រកូ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ល៉័ម--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ខ្ជីខ្ជា​, ច្រកាចច្រកូវ (ច្រើន​សរសេរ ប្រឡាំប្រកូវ ជាង) : ធ្វើ​ការ​ប្រឡាំប្រកូវ, សរសេរ​ប្រឡាំប្រកូវ​ឲ្យ​តែ​បាន ។</text:p>
          </table:table-cell>
          <table:table-cell table:style-name="តារាង1.D2" office:value-type="string">
            <text:p text:style-name="P11">ប្រឡាំប្រកូវ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១២</text:p>
          </table:table-cell>
          <table:table-cell table:style-name="តារាង1.A2" office:value-type="string">
            <text:p text:style-name="P5">ប្រវ័ញ្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វ៉ាញ់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្រ + វញ្ច; ប + វញ្ច) បញ្ឆោត, បោក​ប្រាស់ ឬ​ឆបោក : ប្រវ័ញ្ច​យក​ទ្រព្យ​គេ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១៣</text:p>
          </table:table-cell>
          <table:table-cell table:style-name="តារាង1.A2" office:value-type="string">
            <text:p text:style-name="P5">ប្រវ័ញ្ចន៍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វ៉ាញ់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 + វញ្ចន; ប+ វញ្ចន) អំពើ​បញ្ឆោត, ដំណើរ​បោក​ប្រាស់​ឬ​ឆ​បោក : កុំ​ចង់​បាន​ទ្រព្យ​ដោយ​ប្រវញ្ចន៍​គេ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១៤</text:p>
          </table:table-cell>
          <table:table-cell table:style-name="តារាង1.A2" office:value-type="string">
            <text:p text:style-name="P5">ប្រវត្ត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វត្តិ, ប្រព្រឹត្តិ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១៥</text:p>
          </table:table-cell>
          <table:table-cell table:style-name="តារាង1.A2" office:value-type="string">
            <text:p text:style-name="P5">ប្រវត្តិ​រូ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ើល​ក្នុង​ពាក្យ បវត្តិ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១៦</text:p>
          </table:table-cell>
          <table:table-cell table:style-name="តារាង1.A2" office:value-type="string">
            <text:p text:style-name="P5">ប្រវត្តិ​សាស្ត្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ើល​ក្នុង​ពាក្យ បវត្តិ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១៧</text:p>
          </table:table-cell>
          <table:table-cell table:style-name="តារាង1.A2" office:value-type="string">
            <text:p text:style-name="P5">ប្រវត្តិ​ហេតុ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ើល​ក្នុង​ពាក្យ បវត្តិ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១៨</text:p>
          </table:table-cell>
          <table:table-cell table:style-name="តារាង1.A2" office:value-type="string">
            <text:p text:style-name="P5">ប្រវ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វ៉ា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លូក​ចាប់, ឈោង​ចាប់​ដោយ​ស្រវា​ឬ​ដោយ​ត្រដរ : ក្មេង​លង់​ទឹក​ខំ​ប្រវា​តោង​ទូក ។ ប្រវា​រស់​ប្រវា​ស្លាប់​ឬ​ប្រវា​ស្លាប់​ប្រវា​រស់ <text:s/>ស្ទើរ​រស់​ស្ទើរ​ស្លាប់, រស់​ទាំង​ត្រដរ : ខ្ញុំ​សព្វ​ថ្ងៃ​ប្រវា​រស់​ប្រវា​ស្លាប់​ទៅ​ទេ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១៩</text:p>
          </table:table-cell>
          <table:table-cell table:style-name="តារាង1.A2" office:value-type="string">
            <text:p text:style-name="P5">ប្រវ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វ៉ាយ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វាយ​គ្នា​ទៅ​វិញ​ទៅ​មក​រឿយ​ៗ​ដោយ​ដៃ, វាយ​ប្រតាយ​គ្នា​ដោយ​ដៃ : ក្មេង​ឈ្លោះ​ប្រវាយ​គ្នា ។ ប្រវាយ​ប្រតប់ <text:s/>វាយ​ប្រតាយ​តប់​គ្នា​ទៅ​វិញ​ទៅ​ម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វាយ​ប្រតប់ </text:p>
          </table:table-cell>
        </table:table-row>
        <table:table-row>
          <table:table-cell table:style-name="តារាង1.A2" office:value-type="string">
            <text:p text:style-name="P4">៧៥២០</text:p>
          </table:table-cell>
          <table:table-cell table:style-name="តារាង1.A2" office:value-type="string">
            <text:p text:style-name="P5">ប្រវា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វ៉ាល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ទី​វាល​ធំធេង​លន្លឹម​លន្លោច : ប្រវាល​សាគរ <text:s/>គឺ​សមុទ្រ​វាល​ល្ហល្ហេវ​លន្លឹមលន្លោច ។ ប្រវាល​វដ្ដសង្សារ <text:s/>ការ​អន្ទោល​កើត​ស្លាប់​ៗ​កើត​វិល​វល់​វែង​ឆ្ងាយ​សន្លឹម​ឥត​មាន​ទី​បំផុត​ខាង​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<text:s/></text:p>
          </table:table-cell>
        </table:table-row>
        <table:table-row>
          <table:table-cell table:style-name="តារាង1.A2" office:value-type="string">
            <text:p text:style-name="P4">៧៥២១</text:p>
          </table:table-cell>
          <table:table-cell table:style-name="តារាង1.A2" office:value-type="string">
            <text:p text:style-name="P5">ប្រវាស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វ៉ាស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ចូល​ហ៊ុន​រក​ស៊ី​ចែក​ប្រយោជន៍​គ្នា ដោយ​អ្នក​មួយ​មាន​របស់ អ្នក​មួយ​មាន​តែ​កម្លាំង​ទទួល​កាន់​ការ : ខ្ញុំ​មាន​ស្រែ​ច្រើន​ណាស់ ប៉ុន្តែ​ក្នុង​ឆ្នាំ​នេះ​ធ្វើ​ខ្លួន​ឯង​តែ​ស្រែធំ​ៗ​ដប់​ទេ ក្រៅ​ពី​នោះ​ប្រវាស់​ឲ្យ​គេ​​ទាំងអស់ ។ រក​ស៊ី​ដោយ​ប្រវាស់​ប៉ះប៉ុន <text:s/>រក​ស៊ី​ដោយ​ប្រវាស់​ផ្សែផ្សំ​ទប់​ទល់​មិន​ឲ្យ​តែ​ខ្វះ​ខាត ។ កុំ​ធ្វើ​ស្រែ​ប្រវាស់​កុំ​សង់​ផ្ទះ​ចូល​គ្នា (ពាក្យ​បុរាណ​ហាម ព្រោះ​ការ​ធ្វើ​ស្រែ​ប្រវាស់ និង​ការ​សង់​ផ្ទះ​ចូល​គ្នា​នោះ តែង​តែ​មាន​រឿង​ឈ្លោះ​ទាស់​ទែង​គ្នា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២២</text:p>
          </table:table-cell>
          <table:table-cell table:style-name="តារាង1.A2" office:value-type="string">
            <text:p text:style-name="P5">ប្រវិនប្រវា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វ៉ិនប្រវ៉ាន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ដែល​ប៉ាន់​ចុះ​ប៉ាន់​ឡើង, រវិនរវាន់ ដោយ​ទន់​ជើង : ដំណើរ​ប្រវិនប្រវាន់; ដើរ​ប្រវិនប្រវាន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២៣</text:p>
          </table:table-cell>
          <table:table-cell table:style-name="តារាង1.A2" office:value-type="string">
            <text:p text:style-name="P5">ប្រវឹ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វ៉ឹក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ជល​បក្សី​មួយ​ប្រភេទ​មាន​ចំពុះ​និង​ជើង​ដូច​ទា តែ​មាត្រ​តូច សម្បុរ​ក្រហម​ក្រម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២៤</text:p>
          </table:table-cell>
          <table:table-cell table:style-name="តារាង1.A2" office:value-type="string">
            <text:p text:style-name="P5">ប្រវេ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វ៉េ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 ប្រវា ថា : ប្រវេប្រវា <text:s/>គឺ​ប្រវា​រឿយ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វេប្រវា </text:p>
          </table:table-cell>
        </table:table-row>
        <table:table-row>
          <table:table-cell table:style-name="តារាង1.A2" office:value-type="string">
            <text:p text:style-name="P4">៧៥២៥</text:p>
          </table:table-cell>
          <table:table-cell table:style-name="តារាង1.A2" office:value-type="string">
            <text:p text:style-name="P5">ប្រវេណ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នី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វេណី ឬ ប្រវៃណី; បវេណី) ដូច​គ្នា​នឹង <text:s/>បវេណី <text:s/>ឬ ប្រពៃណី ដែរ (ម. ព. នោះ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២៦</text:p>
          </table:table-cell>
          <table:table-cell table:style-name="តារាង1.A2" office:value-type="string">
            <text:p text:style-name="P5">ប្រវ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ប៉ែក​ខាង​វែង : ក្ដារ​ប្រវែង​ប្រាំ​ម៉ែត្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២៧</text:p>
          </table:table-cell>
          <table:table-cell table:style-name="តារាង1.A2" office:value-type="string">
            <text:p text:style-name="P5">ប្រ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កាច់​កៃ​កាំភ្លើង​ជាដើម ។</text:p>
          </table:table-cell>
          <table:table-cell table:style-name="តារាង1.D2" office:value-type="string">
            <text:p text:style-name="P11">ប្រស​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២៨</text:p>
          </table:table-cell>
          <table:table-cell table:style-name="តារាង1.A2" office:value-type="string">
            <text:p text:style-name="P5">ប្រស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ង្ខាំង​រក្សា​ទុក​ឲ្យ​រស់​នៅ​បាន​យូរ ដើម្បី​នឹង​ពិឃាត​ក្នុង​ថ្ងៃ​ខាង​មុខ : ប្រស់​ត្រី, ប្រស់​ក្ដាម, ប្រស់​លលក ។ ត្រី​ប្រស់ គុ. ត្រី​ដែល​គេ​ប្រស់​ទុក ។ (ព. ប្រ.) ស្រោច​ស្រង់, សង្គ្រោះ, ដោះ​ទុក្ខ​ឲ្យ​មាន​ជីវិត​ត​ទៅ​ទៀត​ក៏​ទុក​ដូច​ជា​ប្រស់​ឲ្យ​រស់​ដែរ : កូន​ហ្នឹង, កាល​ពី​ឆ្នាំ​ទៅ​មួយ​នាយ​វា​លង់​ទឹក​ឈ្លក់​កខក់ រក​កល់​នឹង​ស្លាប់​ទៅ​ហើយ, បាន​អ្នក​បង់​សំណាញ់​ពីរ​នាក់ គេ​ស្រង់​ទាន់, វា​ក៏​បាន​រស់​នៅ​រៀង​មក ដោយសារ​អ្នក​ស្រង់​នោះ​គេ​ប្រស់​វា ។ គ្រូ​ប្រស់ (ព. ប្រស់ (ព. ប្រ.) គ្រូ​ពេទ្យ​ដែល​ព្យាបាល​អ្នក​ឈឺ​ធ្ងន់​គួរ​ស្លាប់ ឲ្យ​បាន​ជា​រស់​ត​មក​ទៀត : ពេទ្យ​ជា​គ្រូ​ប្រស់​មនុស្ស; ពេទ្យ​សត្វ <text:s/>ជា​គ្រូ​ប្រស់​សត្វ...។ ប្រោស​ប្រស់ <text:s/>(ព. ប្រ.) សង្គ្រោះ​ឲ្យ​បាន​រួច​ផុត​ចាក​គ្រោះ​ថ្នាក់​ធ្ងន់​ឬ​ឲ្យ​បាន​រួច​ផុត​ពី​ទ័ល​ក្រ ។ ឥសី​ប្រស់ <text:s/>ឬ ទេវតា​ប្រស់ <text:s/>ឥសី​ស័ក្តិសិទ្ធិ ឬ​ទេវតា ប្រស់​មនុស្ស​ឬ​សត្វ​ដែល​ស្លាប់​ហើយ​ឲ្យ​រស់​ឡើង​វិញ (មាន​តំណាល​ក្នុង​រឿង​ព្រេង​ឬ​ក្នុង​រឿង​ប្រតិដ្ឋ) ។ ព្រះ​ពុទ្ធ​ទ្រង់​ប្រោស​ប្រស់ (ព. ប្រ. ព្រះ​ពុទ្ធ​ទ្រង់​ប្រៀន​ប្រដៅ​ឲ្យ​មនុស្ស​លះ​ទិដ្ឋិ​ខុស​ចេញ​បាន (ដោយ​ហេតុ​មនុស្ស​នោះ មាន​សេចក្ដី​ប្រមាទ​ជ្រុល ដែល​ទុក​ដូច​ជា​ស្លាប់​ស្រេច​ទៅ​ហើយ ឲ្យ​ដឹង​ខុស​ត្រូវ​ឡើង​ទុក​ដូច​ជា​រស់​ឡើង​វិញ; មាន​រឿង អហឹស​បុរស ដែល​ហៅ​ថា អង្គុលិមាល ជា​ឧទាហរណ៍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ត្រី​ប្រស់</text:p>
            <text:p text:style-name="P10">គ្រូ​ប្រស់ </text:p>
            <text:p text:style-name="P10">ប្រោស​ប្រស់ </text:p>
            <text:p text:style-name="P10">ឥសី​ប្រស់</text:p>
            <text:p text:style-name="P10"/>
            <text:p text:style-name="P10"/>
          </table:table-cell>
        </table:table-row>
        <table:table-row>
          <table:table-cell table:style-name="តារាង1.A2" office:value-type="string">
            <text:p text:style-name="P4">៧៥២៩</text:p>
          </table:table-cell>
          <table:table-cell table:style-name="តារាង1.A2" office:value-type="string">
            <text:p text:style-name="P5">ប្រស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ថ្នឹក; ប៉ិន, ប៉ិន​ខាង​ស្ទង់, លៃ, គ្នេរ : មនុស្ស​ប្រសប់ ។ ព. ទ. បុ. ចេះ​ដប់​ពុំ​ស្មើ​នឹង​ប្រសប់​មួយ <text:s/>សេចក្ដី​ថា អ្នក​ចេះ​តាម​របៀប​ការ​រៀន ទោះបី​មាន​ច្រើន​នាក់ បើ​មិន​ទាន់​ថ្នឹក ព្រោះ​មិន​ទាន់​ដែល​ធ្លាប់​កាន់​ការ​នៅ​ឡើយ​ទេ ក៏​ពុំ​ស្មើ​នឹង​អ្នក​ដែល​ប្រសប់​ឬ​ដែល​ថ្នឹក​ម្នាក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៣០</text:p>
          </table:table-cell>
          <table:table-cell table:style-name="តារាង1.A2" office:value-type="string">
            <text:p text:style-name="P5">ប្រសព្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សប់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្រ + សវ <text:s/>ឬ សវន; ប + សវ ប្រើ​ជា ន. “ការ​ធ្វើ​ហោម​ពិធី; ការ​បាន​សម្រេច​ប្រយោជន៍; ការ​បាន​ប្រទះ; ការ​សម្រាល​កូន...”) ចួប​ប្រទល់​មុខ​គ្នា; រួម​ចិត្ត​គំនិត​គ្នា; នៅ​រួម​សុខ​ទុក្ខ​នឹង​គ្នា : ប្ដី​ប្រពន្ធ​គេ​ទាំង​ពីរ​នាក់​នុះ មាន​អធ្យាស្រ័យ​ល្អ​ណាស់ តាំង​ពី​ប្រសព្វ​គ្នា​មក មិន​ដែល​ឮ​ឈ្លោះ​ទាស់ទែង​ខ្វែង​គំនិត​គ្នា​ដល់​ម្ដង​ណា​ឡើយ ។ គុ. ឬ កិ. វិ. <text:s/>ដែល​មាន​មុខ​ប្រទល់​រួម​ចូល​គ្នា : ទន្លេ​ប្រសព្វ​មុខ; ទឹក​ប្រសព្វ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៣១</text:p>
          </table:table-cell>
          <table:table-cell table:style-name="តារាង1.A2" office:value-type="string">
            <text:p text:style-name="P5">ប្រសា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កូន​ដោយ​ពន្ធ គឺ​ប្រពន្ធ​ឬ​ប្ដី​របស់​កូន : កូន​ប្រសា <text:s/>(ទាំង​ប្រុស​ទាំង​ស្រី ហៅ​ថា កូន​ប្រសា ដូច​គ្នា​គ្រាន់​តែ​បញ្ជាក់​ថែម​ថា កូន​ប្រសា​ប្រុស <text:s/>ឬ កូន​ប្រសា​ស្រី <text:s/>ប៉ុណ្ណោះ; ម. ព. សុណិសា ផង)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ព. សា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និយាយ​គ្នា : ចិន​ប្រសា​គ្នា ។ ប្រើ​ជា <text:s/>ន. ក៏​បាន : ស្ដាប់​ប្រសា​គ្នា​មិន​បាន (ក្លាយ​ឃា្លត​មក​ពី ភាសា “សម្ដី”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៣២</text:p>
          </table:table-cell>
          <table:table-cell table:style-name="តារាង1.A2" office:value-type="string">
            <text:p text:style-name="P5">ប្រសា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បែក​ខ្ញែក​ដូច​គេ​បាច​សាច : រត់​ប្រសាច (ម. ព. ប្រសេច <text:s/>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៣៣</text:p>
          </table:table-cell>
          <table:table-cell table:style-name="តារាង1.A2" office:value-type="string">
            <text:p text:style-name="P5">ប្រសាទ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សាត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សាទ) សេចក្ដី​ជ្រះថ្លា ។ អាយតនៈ​សម្រាប់​ទទួល​សម្ផស្ស​ដឹង​អារម្មណ៍​គឺ​គ្រឿង​វិសេស​ដែល​មាន​ប្រចាំ​តាម​ធម្មជាតិ នៅ​ក្នុង​រូប​កាយ​មនុស្ស​សត្វ​សម្រាប់​ទទួល​ដឹង​នូវ​អារម្មណ៍​ពី​ខាង​ក្រៅ​ដែល​មក​ប៉ះ​ពាល់ : ភ្នែក​អាច​មើល​ឃើញ​រូប​បាន ដោយសារ​ប្រសាទ​សម្រាប់​ភ្នែក, ត្រចៀក​អាច​ស្ដាប់​ឮ​សំឡេង​បាន​ដោយសារ​ប្រសាទ​សម្រាប់​ត្រចៀក; ។ល។ កាល​បើ​ប្រសាទ​នោះ​វិនាស​ខូច​ហើយ​ភ្នែក​មិន​អាច​មើល​ឃើញ​រូប, ត្រចៀក​មិន​អាច​ស្ដាប់​ឮ​សំឡេង​បាន​ឡើយ (ម. ព. ចក្ខុ​បសាទ, ជិវ្ហា​បសាទ ផង) ។ កិ. ជ្រះថ្លា, ពេញ​ចិត្ត : ប្រសាទ​ពរ <text:s/>(ប្រសាត-ព) គឺ​ឲ្យ​ពរ​ដោយ​ពេញ​ចិត្ត (ព. កា.) : ប្រជា​ពលរដ្ឋ​ឈូឆរ <text:s/>មក​ដោយ​អំណរ ប្រសាទ​ប្រសិទ្ធ​ពរ​ថ្វាយ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៣៤</text:p>
          </table:table-cell>
          <table:table-cell table:style-name="តារាង1.A2" office:value-type="string">
            <text:p text:style-name="P5">ប្រសាទ​រូ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សាទៈ--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សាទ​រូប) រូប​ដែល​ទទួល​សម្ផស្ស​ដឹង​អារម្មណ៍ (មាន​កែវ​ភ្នែក​មើល​ឃើញ​រូប​ជាដើម) ។ ប្រសាទ​រូប​មាន ៥ គឺ ចក្ខុ​ប្រសាទ, សោត​ប្រសាទ, ឃាន​ប្រសាទ, ជិវ្ហា​ប្រសាទ, កាយ​ប្រសាទ <text:s/>(មាន​សណ្ឋាន​ទីទៃ​ពី​គ្នា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៣៥</text:p>
          </table:table-cell>
          <table:table-cell table:style-name="តារាង1.A2" office:value-type="string">
            <text:p text:style-name="P5">ប្រសាធ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ធៈនៈ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សាធន; សាធន) អលង្ការ <text:s/>(គ្រឿង​ប្រដាប់​កាយ) : ប្រដាប់​កាយ​ដោយ​ប្រសាធនៈ​ផ្សេង​ៗ ។</text:p>
          </table:table-cell>
          <table:table-cell table:style-name="តារាង1.D2" office:value-type="string">
            <text:p text:style-name="P11">ធនៈ--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៣៦</text:p>
          </table:table-cell>
          <table:table-cell table:style-name="តារាង1.A2" office:value-type="string">
            <text:p text:style-name="P5">ប្រសាសន៍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សាស</text:p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 + ឝាសនា) ពាក្យ​បង្គាប់, ពាក្យ​ផ្ដាំ​ផ្ញើ, បណ្ដាំ ។ ខ្មែរ​យើង​ប្រើ​ចំពោះ​តែ ពាក្យ, សម្ដី របស់​ឥស្សរ​ជន​ក្រៅ​ពី​ក្សត្រិយ៍ : ទទួល​ប្រសាសន៍​លោក គឺ​ទទួល​ពាក្យ​លោក; លោក​មាន​ប្រសាសន៍ <text:s/>គឺ​លោក​និយាយ (សម្រាប់​ឥស្សរ​ជន​ជា​គ្រហស្ថ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៣៧</text:p>
          </table:table-cell>
          <table:table-cell table:style-name="តារាង1.A2" office:value-type="string">
            <text:p text:style-name="P5">ប្រសិទ្ធ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សិត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សិទ្ធ <text:s/>ប្រើ​ជា គុ. “ដែល​តាក់តែង​ហើយ; ដែល​ប្រដាប់​ហើយ; ដែល​ធ្វើ​ឲ្យ​សម្រេច​ហើយ, ដែល​មាន​កេរ្តិ៍​ឈ្មោះ​ល្បីល្បាញ”) ធ្វើ​ឲ្យ​សម្រេច, ធ្វើ​ឲ្យ​ពូកែ; ធ្វើ​ឲ្យ​មាន​ស្រី​សួ​ស្ដី​ជោគជ័យ : ប្រសិទ្ធ​ពរ​ឲ្យ ។ បង្កក់​ប្រសិទ្ធ <text:s/>បង្កក់​តាម​ក្បួន​តម្រា​បុរាណ​ឲ្យ​សិរី​សួស្ដី​ដោយ​មាន​អាចារ្យ​ចាស់​ទុំ​ជា​អ្នក​ធ្វើ​ពិធី​ឲ្យ : បង្កក់​ប្រសិទ្ធ​ភូមិ​ថ្មី, សូត្រ​មន្ត​អាគម​បង្កក់​ប្រសិទ្ធ​ឲ្យ​ខ្លាំង​ពូកែ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ង្កក់​ប្រសិទ្ធ </text:p>
            <text:p text:style-name="P10"/>
          </table:table-cell>
        </table:table-row>
        <table:table-row>
          <table:table-cell table:style-name="តារាង1.A2" office:value-type="string">
            <text:p text:style-name="P4">៧៥៣៨</text:p>
          </table:table-cell>
          <table:table-cell table:style-name="តារាង1.A2" office:value-type="string">
            <text:p text:style-name="P5">ប្រសិទ្ធិ៍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សិត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ភ្នំ​មួយ​ក្នុង​ខែត្រ​កណ្ដាល​នៅ​ខាង​ទិស​ពាយ័ព្យ​ក្រុង​ភ្នំពេញ <text:s/>: ភ្នំ​ប្រសិទ្ធិ៍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ភ្នំ​ប្រសិទ្ធិ៍ <text:s/></text:p>
          </table:table-cell>
        </table:table-row>
        <table:table-row>
          <table:table-cell table:style-name="តារាង1.A2" office:value-type="string">
            <text:p text:style-name="P4">៧៥៣៩</text:p>
          </table:table-cell>
          <table:table-cell table:style-name="តារាង1.A2" office:value-type="string">
            <text:p text:style-name="P5">ប្រសិទ្ធ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សិត-ធី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សិទ្ធិ; បសិទ្ធិ) ការ​តាក់តែង, ការ​ប្រដាច់, ដំណើរ​ធ្វើ​ឲ្យ​សម្រេច ។ ខ្មែរ​យើង​ច្រើន​ប្រើ​ជា កិ. មាន​សេចក្ដី​ដូច​គ្នា​នឹង ប្រសិទ្ធ ដែរ : ប្រសិទ្ធី​ឲ្យ​មាន​ស្រី​សួស្ដី; ប្រសិទ្ធី​ថ្នាំ​ឲ្យ​ពូ​កែ (ដាស់​ដើម​ថ្នាំ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៤០</text:p>
          </table:table-cell>
          <table:table-cell table:style-name="តារាង1.A2" office:value-type="string">
            <text:p text:style-name="P5">ប្រសិន​ជ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ិ.</text:p>
          </table:table-cell>
          <table:table-cell table:style-name="តារាង1.D2" office:value-type="string">
            <text:p text:style-name="P10">និបាត​សព្ទ​ប្រាប់​សេចក្ដី​ស្មាន សម្រាប់​ប្រើ​ក្នុង​ប្រយោគ​វិកតិកត្តា : ខ្ញុំ​មាន​តុ, ទូ, កៅអី ប្រសិន​បើ​ជា​របស់​អស់​ទាំងនេះ តើ​បង​យក​ជា​ជំនួស​ប្រាក់​ដែល​ខ្ញុំ​ជំពាក់​បង​នោះ​បាន​ឬ​ទេ ? បើ​បង​ព្រម​យក ខ្ញុំ​មាន​អំណរ​ច្រើន​ណាស់ ។ (អ្នក​ម្ចាស់​បំណុល​ថា) : ទោះ​ជា​អ្វី​ក៏​ដោយ ឲ្យ​តែ​ផាត់​ទាត់​ទៅ​ស្មើ​តម្លៃ​គ្នា​នឹង​ប្រាក់​ដែល​ប្អូន​ឯង​ជំពាក់​ខ្ញុំ​នោះ ខ្ញុំ​ក៏​យក​ដែរ (គួរ​ប្រយ័ត្ន​ពាក្យ ប្រសិន​ជា ឬ ប្រសិន​បើ​ជា ហើយ​នឹង ទោះ​ជា, ទោះបី​ជា ដែល​ជា​វិកតិកត្តា​ដូច​គ្នា, ផ្សេង​ពី​ប្រសិន​បើ, ប្រសិន​ណា​បើ និង ទោះបី, ទោះបី​បើ, ទោះណា​បើ ។ល។) ។</text:p>
          </table:table-cell>
          <table:table-cell table:style-name="តារាង1.D2" office:value-type="string">
            <text:p text:style-name="P11">ប្រសិន​បើ​ជា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៤១</text:p>
          </table:table-cell>
          <table:table-cell table:style-name="តារាង1.A2" office:value-type="string">
            <text:p text:style-name="P5">ប្រសិន​ណា​បើ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ិ.</text:p>
          </table:table-cell>
          <table:table-cell table:style-name="តារាង1.D2" office:value-type="string">
            <text:p text:style-name="P10">ដូច​គ្នា​នឹង ប្រសិន​បើ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៤២</text:p>
          </table:table-cell>
          <table:table-cell table:style-name="តារាង1.A2" office:value-type="string">
            <text:p text:style-name="P5">ប្រសិន​បើ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ិ.</text:p>
          </table:table-cell>
          <table:table-cell table:style-name="តារាង1.D2" office:value-type="string">
            <text:p text:style-name="P10">និបាត​សព្ទ​ប្រាប់​សេចក្ដី​ស្មាន មាន​សេចក្ដី​ថា បើ, កាល​បើ : ប្រសិន​បើ​គេ​មិន​ព្រម​ទេ​សឹម​យើង​នឹង​លៃលក​ទៅ​ទៀត (កុំ​ប្រើ <text:s/>បើ​សិន​ជា ឬ ប្រសិន​ជា ដែល​ជា​វិកតិកត្តា​ឡើយ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៤៣</text:p>
          </table:table-cell>
          <table:table-cell table:style-name="តារាង1.A2" office:value-type="string">
            <text:p text:style-name="P5">ប្រសូ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សូត) សម្រាល​កូន (ខ្មែរ​យើង​ប្រើ​ជា រ. ស. សម្រាប់​ហៅ​ស្ត្រី​ជាតិ​ក្សត្រិយ៍​សម្រាល​កូ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៤៤</text:p>
          </table:table-cell>
          <table:table-cell table:style-name="តារាង1.A2" office:value-type="string">
            <text:p text:style-name="P5">ប្រសូត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សូត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សូតិ) ដំណើរ​ឬ​ការ​សម្រាល​កូន (រ. ស. សម្រាប់​ស្រ្តី​ជាតិ​ក្សត្រិយ៍)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៤៥</text:p>
          </table:table-cell>
          <table:table-cell table:style-name="តារាង1.A2" office:value-type="string">
            <text:p text:style-name="P5">ប្រសូតិ​កម្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តិក័ម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សូតិកម៌ន៑; បសូតិកម្ម) ការ​សម្រាល​កូ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៤៦</text:p>
          </table:table-cell>
          <table:table-cell table:style-name="តារាង1.A2" office:value-type="string">
            <text:p text:style-name="P5">ប្រសូតិ​ក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សូតិកា) ស្ត្រី​ដែល​ទើប​នឹង​សម្រាល​កូន​រួច​ថ្មី​ៗ ឬ​ស្ត្រី​​ដែល​មាន​កូន​ខ្ច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៤៧</text:p>
          </table:table-cell>
          <table:table-cell table:style-name="តារាង1.A2" office:value-type="string">
            <text:p text:style-name="P5">ប្រសូតិ​គ្រឹ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សូតិ​គ្ឫហ; បសូតិគហ <text:s/>ឬ បសូតិគេហ) ផ្ទះ​សម្រាប់​សម្រាល​កូ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៤៨</text:p>
          </table:table-cell>
          <table:table-cell table:style-name="តារាង1.A2" office:value-type="string">
            <text:p text:style-name="P5">ប្រសើ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្រឝស្ដ; បសត្ថ) ល្អ​កន្លង, ប្រពៃ​ពេក, ត្រកាល, ថ្លៃថ្លា, ដែល​គួរ​សរសើរ, គួរ​ស្ងើច : ទ្រព្យ​ប្រសើរ, ចំណី​ប្រសើរ, មនុស្ស​ប្រសើ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៤៩</text:p>
          </table:table-cell>
          <table:table-cell table:style-name="តារាង1.A2" office:value-type="string">
            <text:p text:style-name="P5">ប្រសេ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ជាមួយ​នឹង​ពាក្យ ប្រសាច ថា : ប្រសេច​ប្រសាច <text:s/>គឺ​ប្រសាច​ច្របូក​ច្របល់​គ្នា; និយាយ​ថា : រសេច​រសាច <text:s/>ក៏​បាន (តាម​ទម្លាប់​ប្រើ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សេច​ប្រសាច</text:p>
          </table:table-cell>
        </table:table-row>
        <table:table-row>
          <table:table-cell table:style-name="តារាង1.A2" office:value-type="string">
            <text:p text:style-name="P4">៧៥៥០</text:p>
          </table:table-cell>
          <table:table-cell table:style-name="តារាង1.A2" office:value-type="string">
            <text:p text:style-name="P5">ប្រស្ដ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ើង ដ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ម. ព. ព្រះ​ស្ដែ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៥១</text:p>
          </table:table-cell>
          <table:table-cell table:style-name="តារាង1.A2" office:value-type="string">
            <text:p text:style-name="P5">ប្រស្ន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ឝ្ន; បញ្ហ) មើល​ពាក្យ បញ្ហ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៥២</text:p>
          </table:table-cell>
          <table:table-cell table:style-name="តារាង1.A2" office:value-type="string">
            <text:p text:style-name="P5">ប្រស្និ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សម្ដី​ប្រើ​ភា្លត់​ឃ្លាត​ចេញ​មក​ពី​ពាក្យ ប្រឆ្ងិត <text:s/>(ម. ព. នេះ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៥៣</text:p>
          </table:table-cell>
          <table:table-cell table:style-name="តារាង1.A2" office:value-type="string">
            <text:p text:style-name="P5">ប្រស្រ័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ឝ្រយ <text:s/>ឬ ប្រាឝ្រយ; បស្សយ) សេចក្ដី​ស្នេហា, ស្រឡាញ់, រាប់​អាន; សេចក្ដី​គោរព; ដំណើរ​ត្រូវ​អធ្យាស្រ័យ​គ្នា : មាន​ប្រស្រ័យ​នឹង​គ្នា, ធ្លាប់​មាន​ប្រស្រ័យ​នឹង​គ្នា ។ ខ្មែរ​ប្រើ​ជា កិ. ឬ កិ. វិ. ថា <text:span text:style-name="T13">“រាប់​អាន; រាប់​រក, រាក់ទាក់, សំណេះ​សំណាល” ក៏​បាន </text:span>: ត្រូវ​ប្រស្រ័យ​នឹង​គ្នា, ធ្លាប់​ប្រស្រ័យ​នឹង​គ្នា; និយាយ​ប្រស្រ័យ​នឹង​គ្នា​ទៅ​វិញ​ទៅ​មក (ប្រើ​ជា ប្រាស្រ័យ ក៏​បា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៥៤</text:p>
          </table:table-cell>
          <table:table-cell table:style-name="តារាង1.A2" office:value-type="string">
            <text:p text:style-name="P5">ប្រស្រាវ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ដូច​គ្នា​នឹង បស្សាវៈ (ម. ព. នោះ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៥៥</text:p>
          </table:table-cell>
          <table:table-cell table:style-name="តារាង1.A2" office:value-type="string">
            <text:p text:style-name="P5">ប្រស្រាវ​ភាជន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ស្រាវៈភាជៈនៈ ឬ --ភាច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ស្រាវភាជន; បស្សាវភាជន) ភាជនៈ​សម្រាប់​បន្ទោ​បស្សាវៈ (កន្ថោរ​បត់​ជើង​តូច) ។</text:p>
          </table:table-cell>
          <table:table-cell table:style-name="តារាង1.D2" office:value-type="string">
            <text:p text:style-name="P11">--ភាជន៍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៥៦</text:p>
          </table:table-cell>
          <table:table-cell table:style-name="តារាង1.A2" office:value-type="string">
            <text:p text:style-name="P5">ប្រហ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ស៊ក​បន្លួញ​បញ្ចូល​ក្នុង​ដំណាប់ ឬ​ស៊ក​ស្នូល​អ្វី​មួយ​ក្នុង​បំពង់, ក្នុង​ប្រហោ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៥៧</text:p>
          </table:table-cell>
          <table:table-cell table:style-name="តារាង1.A2" office:value-type="string">
            <text:p text:style-name="P5">ប្រហាក់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នាំ​មុខ​ពាក្យ ប្រហែល <text:s/>ថា : ប្រហាក់​ប្រហែល គឺ​ប្រហែល​ដោយ​ស្រពេច​ស្រពឹ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ហាក់​ប្រហែល <text:s/></text:p>
          </table:table-cell>
        </table:table-row>
        <table:table-row>
          <table:table-cell table:style-name="តារាង1.A2" office:value-type="string">
            <text:p text:style-name="P4">៧៥៥៨</text:p>
          </table:table-cell>
          <table:table-cell table:style-name="តារាង1.A2" office:value-type="string">
            <text:p text:style-name="P5">ប្រហាត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ភ្លាវ​លាយ​ជូរ, ភ្លាវ​បាត់​រស​កំណើត : រស​ប្រហាត ។ ប្រហាត​មាត់ <text:s/>ភ្លាវ​មាត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ត្រី​រំឥល​មួយ​ប្រភេទ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៥៩</text:p>
          </table:table-cell>
          <table:table-cell table:style-name="តារាង1.A2" office:value-type="string">
            <text:p text:style-name="P5">ប្រហ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ហារ) ការ​ទះ, តប់, ទាត់​ធាក់, វាយ, សំពង, កាប់, ចាក់...។ ខ្មែរ​យើង​ច្រើន​ប្រើ​ជា កិ. សំដៅ​សេចក្ដី​ថា “កាប់, សម្លាប់” ។ ប្រហារ​ជីវិត សម្លាប់ ។ ប្រហារ​ដោយ​ដំបង វាយ​នឹង​ដំប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៦០</text:p>
          </table:table-cell>
          <table:table-cell table:style-name="តារាង1.A2" office:value-type="string">
            <text:p text:style-name="P5">ប្រហារ​ទ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ហារ៉ៈ--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ហារទាន) ការ​ឲ្យ​នូវ​ប្រហារ គឺ​ការ​ធ្វើ​នូវ​ប្រហារ មាន ទះ, តប់ 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៦១</text:p>
          </table:table-cell>
          <table:table-cell table:style-name="តារាង1.A2" office:value-type="string">
            <text:p text:style-name="P5">ប្រហិ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គ្រឿង​ផ្សំ​ច្រើន​មុខ​ជា​ជំនួយ​អាហារ​ឲ្យ​មាន​រស​ឆ្ងាញ់ ។ ខ្មែរ​យើង​ប្រើ​ជា​ឈ្មោះ​ម្ហូប​ធ្វើ​ដោយ​ត្រី​ឬ​សាច់​ចិញ្ច្រាំ​ឬ​បុក​គ្រលុក​ជាមួយ​នឹង​គ្រឿង​ផ្សំ​ច្រើន​ប្រភេទ មាន​លាយ​ម្សៅ​ខ្សាយ​ខ្លះ​ផង ហើយ​ពូត​ជា​ដុំ​តូច​ៗ រួច​ចៀន​នឹង​ខ្លាញ់​ឬ​ស្ល : សម្ល​ប្រហិត​ត្រី ។ ប្រហិត​ទឹក ប្រហិត​មាន​ទឹក ។ ប្រហិត​គោក ប្រហិត​ឥត​ទឹក (បា. ឧត្តរិភង្គ ?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ហិត​ទឹក </text:p>
            <text:p text:style-name="P10">ប្រហិត​គោក </text:p>
          </table:table-cell>
        </table:table-row>
        <table:table-row>
          <table:table-cell table:style-name="តារាង1.A2" office:value-type="string">
            <text:p text:style-name="P4">៧៥៦២</text:p>
          </table:table-cell>
          <table:table-cell table:style-name="តារាង1.A2" office:value-type="string">
            <text:p text:style-name="P5">ប្រហុ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ត្រី​ដែល​ទុក​ឲ្យ​ហើម​សាច់ ហើយ​បុក​គ្រលុក​លាយ​នឹង​អំបិល​ឲ្យ​ល្មម​ដល់​ការ ហើយ​ដាក់​ផ្អាប់​ក្នុង​ពាង​ទុក​ប្រកប​ការ​ជា​ម្ហូប​ផ្សេង​ៗ ។</text:p>
          </table:table-cell>
          <table:table-cell table:style-name="តារាង1.D2" office:value-type="string">
            <text:p text:style-name="P11">ព្រហក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៦៣</text:p>
          </table:table-cell>
          <table:table-cell table:style-name="តារាង1.A2" office:value-type="string">
            <text:p text:style-name="P5">ប្រហួ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ដណ្ដើម​គ្នា​ហួរ, ហួរ​ប្រជែង​គ្នា, ហួរ​ខ្ទេចខ្ទី ។ គុ. ដែល​រហែក​រយៈរយាយ ឬ​ដែល​ចាស់​រយាក ។ ប. ពាក្យ​សម្រាប់​និយាយ​ផ្សំ​នឹង​ពាក្យ ប្រហែក ថា : ប្រហែកប្រហួរ (ម. ព. ប្រហែក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<text:s/>ប្រហែក​ប្រហួរ </text:p>
          </table:table-cell>
        </table:table-row>
        <table:table-row>
          <table:table-cell table:style-name="តារាង1.A2" office:value-type="string">
            <text:p text:style-name="P4">៧៥៦៤</text:p>
          </table:table-cell>
          <table:table-cell table:style-name="តារាង1.A2" office:value-type="string">
            <text:p text:style-name="P5">ប្រហើរ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សម្ល​មួយ​បែប​បង់​គ្រឿង​មាន​ស្លឹក​គ្រៃ​និង​មើម​ខ្ជាយ​ជា​ប្រធាន មាន​ក្លិន​ប្រហើរ : សម្ល​ប្រហើរ (ទីទៃ​ពី​សម្ល​ម្ជូរ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សម្ល​ប្រហើរ 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ឈ្ងុយ​ស្បើយ យ៉ាង​ដូច​ក្លិន​ស្លឹក​តើយ, ស្លឹក​ម្លូ​ទេស ជាដើម : ក្លិន​ប្រហើរ, ធុំ​ប្រហើ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៦៥</text:p>
          </table:table-cell>
          <table:table-cell table:style-name="តារាង1.A2" office:value-type="string">
            <text:p text:style-name="P5">ប្រហេ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<text:span text:style-name="T5">ពាក្យ​សម្រាប់​និយាយ​ផ្សំ​ជា​មួយ​នឹង​ពាក្យ ប្រហាត ថា: </text:span>ប្រហេត​ប្រហាត គឺ​ប្រហាត​ខ្លាំ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ហេត​ប្រហាត </text:p>
          </table:table-cell>
        </table:table-row>
        <table:table-row>
          <table:table-cell table:style-name="តារាង1.A2" office:value-type="string">
            <text:p text:style-name="P4">៧៥៦៦</text:p>
          </table:table-cell>
          <table:table-cell table:style-name="តារាង1.A2" office:value-type="string">
            <text:p text:style-name="P5">ប្រហែ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ហែក​គ្នា​ឬ​ហែក​របស់​គ្នា​ទៅ​វិញ​ទៅ​មក ។ ប្រហែក​ប្រហួរ ចាប់​ហែក​គ្នា​ឬ​ហែក​របស់​គ្នា​ទៅ​វិញ​ទៅ​មក​រយះរយាយ : ប្រហែក​ប្រហួរ​អាវ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ហែក​ប្រហួរ </text:p>
          </table:table-cell>
        </table:table-row>
        <table:table-row>
          <table:table-cell table:style-name="តារាង1.A2" office:value-type="string">
            <text:p text:style-name="P4">៧៥៦៧</text:p>
          </table:table-cell>
          <table:table-cell table:style-name="តារាង1.A2" office:value-type="string">
            <text:p text:style-name="P5">ប្រហ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 ប្រហោង ថា : ប្រហែង​</text:p>
            <text:p text:style-name="P10">ប្រហោង គឺ​ប្រហោង​តូច​ៗ​ធំ​ៗ ឬ​ប្រហោង​រហែក​រហោ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ហែង​ប្រហោង </text:p>
          </table:table-cell>
        </table:table-row>
        <table:table-row>
          <table:table-cell table:style-name="តារាង1.A2" office:value-type="string">
            <text:p text:style-name="P4">៧៥៦៨</text:p>
          </table:table-cell>
          <table:table-cell table:style-name="តារាង1.A2" office:value-type="string">
            <text:p text:style-name="P5">ប្រហែ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និ.</text:p>
          </table:table-cell>
          <table:table-cell table:style-name="តារាង1.D2" office:value-type="string">
            <text:p text:style-name="P10">(ប្រហេលី, ប្រហេលិកា ប្រើ​ជា ន. “ប្រស្នា, ការ​សួរ​ដណ្ដឹង; កល, កិច្ចកល, ឧបាយ​កល”) ដូច​យ៉ាង, ដូច​ជា : ប្រហែល​យ៉ាង​អ្នក​មិន​គួរ​វា​នឹង​ហ៊ាន​មើល​ងាយ​សោះ ! ។ ប្រមាណ​ជា, ស្មាន​ជា, ទំនង​ជា : ប្រហែល​ប៉ុន្មាន​នាក់ ?, ប្រហែល ២០ នាក់; ប្រហែល​ជា​គេ​នឹង​មិន​មក​ទេ​ដឹង ?; ការ​នុះ​ប្រហែល​ជា ៥ ថ្ងៃ​ទៀត​ទើប​ហើយ​ស្រេច ។ គុ. ឬ កិ. វិ. ដែល​ស្មើ​គ្នា, ដែល​ដូច​គ្នា : មាន​ចំណេះ​ប្រហែល​គ្នា; ដាក់​ថែម​ឲ្យ​បាន​ច្រើន​ប្រហែល​គ្នា, ដើរ​លឿន​ប្រហែល​គ្ន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៦៩</text:p>
          </table:table-cell>
          <table:table-cell table:style-name="តារាង1.A2" office:value-type="string">
            <text:p text:style-name="P5">ប្រហែ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េស​​ស្មារតី, មិន​សូវ​ប្រយ័ត្ន, បណ្ដែត​បណ្ដោយ ។ ប្រហែស​ធ្វេស <text:s/>ឬ ធ្វេស​ប្រហែស បណ្ដែត​បណ្ដោយ​មិន​សូវ​នឹក​នា ។ ព. ទ. បុ. ប្រហែស​បាត់​ប្រយ័ត្ន​គង់ តែ​ប្រហែស​រមែង​តែ​បាត់ បើ​ប្រយ័ត្ន​តែង​តែ​គង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ហែស​ធ្វេស <text:s/>ធ្វេស​ប្រហែស </text:p>
          </table:table-cell>
        </table:table-row>
        <table:table-row>
          <table:table-cell table:style-name="តារាង1.A2" office:value-type="string">
            <text:p text:style-name="P4">៧៥៧០</text:p>
          </table:table-cell>
          <table:table-cell table:style-name="តារាង1.A2" office:value-type="string">
            <text:p text:style-name="P5">ប្រហោ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ទីទៃ​ពី​តាន់ គឺ​ចន្លោះ, រន្ធ, រូង, ព្រង់, ប្រឡោះ ។ (ព. ប្រ.)</text:p>
            <text:p text:style-name="P10">ប្រហោង​ទោស ចន្លោះ​ទោស គឺ​ឱកាស​ឬ​ចន្លោះ​នៃ​ទោស​ដែល​ល្មម​ឲ្យ​គេ​ចាប់​ថ្នាក់​ប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៧១</text:p>
          </table:table-cell>
          <table:table-cell table:style-name="តារាង1.A2" office:value-type="string">
            <text:p text:style-name="P5">ប្រហាំ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<text:span text:style-name="T5">ឈ្មោះ​សំណ​មួយ​ប្រភេទ​មាន​សាច់​រឹង : សំណ​ប្រហាំង ឬ </text:span>សំណ​ប៉ាហាំង (ម. ព. តិបុក ផង) ។</text:p>
          </table:table-cell>
          <table:table-cell table:style-name="តារាង1.D2" office:value-type="string">
            <text:p text:style-name="P11">ប៉ាហាំង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៧២</text:p>
          </table:table-cell>
          <table:table-cell table:style-name="តារាង1.A2" office:value-type="string">
            <text:p text:style-name="P5">ប្រឡ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ល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៧៣</text:p>
          </table:table-cell>
          <table:table-cell table:style-name="តារាង1.A2" office:value-type="string">
            <text:p text:style-name="P5">ប្រឡ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លង់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៧៤</text:p>
          </table:table-cell>
          <table:table-cell table:style-name="តារាង1.A2" office:value-type="string">
            <text:p text:style-name="P5">ប្រឡា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ដិត, ឲ្យ​ដាម, ឲ្យ​ជ្រាប​ចូល​ក្នុង​សាច់, ព្រលាំង​អំបិល​ឲ្យ​ជ្រាប​ចូល​ក្នុង​សាច់ : ប្រឡាក់​ត្រី, ប្រឡាក់​សាច់ <text:s/>។ គុ. ដែល​ជិត​ដិត, ដាម; ដែល​គេ​ធ្វើ​ឲ្យ​ជ្រាប​អំបិល​ចូល​ក្នុង​សាច់​ហើយ : ក្រដាស​ប្រឡាក់​ទឹក​ខ្មៅ, ជើង​ប្រឡាក់​ភក់​ស្រមក, មុខ​ប្រឡាក់​ធ្យូង; ត្រី​ប្រឡាក់, សាច់​ប្រឡាក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៧៥</text:p>
          </table:table-cell>
          <table:table-cell table:style-name="តារាង1.A2" office:value-type="string">
            <text:p text:style-name="P5">ប្រឡ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ផ្លូវ​ទឹក​តូច គឺ​ជ្រលង​តូច​ដែល​គេ​ជីក​បង្ហូរ​ទឹក ឬ​ដី​ដែល​ទឹក​ហូរ​ច្រោះ​កើត​ជា​ជ្រលង​តូច : ទឹក​ហូរ​តាម​ប្រឡាយ ។ ព. ប្រ. គន្លង, លំអាន, ទំនង​សេចក្ដី​ផ្សេង​ៗ : ប្រឡាយ​សេចក្ដី ។ <text:s/>ព. ទ. បុ. មាន​ប្រឡាយ​ទើប​ទឹក​ហូរ មាន​ទំនង​គួរ​ឲ្យ​ថា ទើប​គេ​ថា​បាន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៧៦</text:p>
          </table:table-cell>
          <table:table-cell table:style-name="តារាង1.A2" office:value-type="string">
            <text:p text:style-name="P5">ប្រឡិងប្រឡាំ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មាន​រស​ស្ទាក់​ស្ទើរ​មិន​ប្រាកដ​ជា​ជូរ​ឬ​ប្រៃ​ជាដើម; ដែល​ល្វីង​មាត់​ឬ​ប្រហាត​មាត់​ធុំ​បាយ​ធុំ​ចំណី : ខ្ញុំ​ទើប​នឹង​ងើប​ពី​គ្រុន ទៅ​ជា​ប្រឡិងប្រឡាំង​មាត់​អស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៧៧</text:p>
          </table:table-cell>
          <table:table-cell table:style-name="តារាង1.A2" office:value-type="string">
            <text:p text:style-name="P5">ប្រឡិមប្រឡុ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បន្លែបន្លំ, ដែល​លំ​ៗ, ច្បោល​ៗ : ធ្វើ​ការ​ច្រឡិមប្រឡុំ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៧៨</text:p>
          </table:table-cell>
          <table:table-cell table:style-name="តារាង1.A2" office:value-type="string">
            <text:p text:style-name="P5">ប្រឡុបប៉័ច្ឆ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លាយ​ច្របល់​គ្នា; ច្របូក​ច្របល់, ច្រឡូក​ច្រឡំ, ច្រឡំ​បល់ (ម. ព. ខលុបច្ឆាភត្តិកង្គៈ ផង) ។</text:p>
          </table:table-cell>
          <table:table-cell table:style-name="តារាង1.D2" office:value-type="string">
            <text:p text:style-name="P11">ប្រឡុប​ប្រឆា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៧៩</text:p>
          </table:table-cell>
          <table:table-cell table:style-name="តារាង1.A2" office:value-type="string">
            <text:p text:style-name="P5">ប្រឡូ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លូក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៨០</text:p>
          </table:table-cell>
          <table:table-cell table:style-name="តារាង1.A2" office:value-type="string">
            <text:p text:style-name="P5">ប្រឡូ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លូញ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៨១</text:p>
          </table:table-cell>
          <table:table-cell table:style-name="តារាង1.A2" office:value-type="string">
            <text:p text:style-name="P5">ប្រឡូ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លូស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៨២</text:p>
          </table:table-cell>
          <table:table-cell table:style-name="តារាង1.A2" office:value-type="string">
            <text:p text:style-name="P5">ប្រឡេ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លេះ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៨៣</text:p>
          </table:table-cell>
          <table:table-cell table:style-name="តារាង1.A2" office:value-type="string">
            <text:p text:style-name="P5">ប្រឡ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លែ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៨៤</text:p>
          </table:table-cell>
          <table:table-cell table:style-name="តារាង1.A2" office:value-type="string">
            <text:p text:style-name="P5">ប្រឡែប្រក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៉ោឡែ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៨៥</text:p>
          </table:table-cell>
          <table:table-cell table:style-name="តារាង1.A2" office:value-type="string">
            <text:p text:style-name="P5">ប្រឡៃស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ត្រួយ​ឈើ​មាន​អម្ពិល​ជាដើម ដែល​លាស់​បោះ​ទង​និង​តួ​ត្រួយ​វែង​ៗ សំយុង​ចុះ​ស្រយម​ៗ​ក្នុង​ខែ​វស្សា​ខុស​រដូវ​លាស់ : ចាស់​ទុំ​តំណាល​ថា បើ​ក្នុង​ខែ​វស្សា​ឆ្នាំ​ណា អម្ពិល​ត្រួយ​ប្រឡៃសក​ច្រើន ឆ្នាំ​នោះ​មាន​ភ្លៀង​ចុង​ឆ្នាំ​ច្រើន អ្នក​ធ្វើ​ស្រែ​ច្រើន​តែ​ច្រូត​ស្រូវ​ត្រាំ​ទឹ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៨៦</text:p>
          </table:table-cell>
          <table:table-cell table:style-name="តារាង1.A2" office:value-type="string">
            <text:p text:style-name="P5">ប្រឡ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លោះ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៨៧</text:p>
          </table:table-cell>
          <table:table-cell table:style-name="តារាង1.A2" office:value-type="string">
            <text:p text:style-name="P5">ប្រឡ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ខ្សែ-ក​សត្វ​ចិញ្ចឹម : ប្រឡៅ​គោ, ប្រឡៅ​ឆ្កែ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៨៨</text:p>
          </table:table-cell>
          <table:table-cell table:style-name="តារាង1.A2" office:value-type="string">
            <text:p text:style-name="P5">ប្រឡៅ​ពព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ឡៅ​អំពែ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៨៩</text:p>
          </table:table-cell>
          <table:table-cell table:style-name="តារាង1.A2" office:value-type="string">
            <text:p text:style-name="P5">ប្រឡៅ​អំព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វល្លិ​ធំ​មួយ​ប្រភេទ ដើម​រឹង​ស្លឹក​ទន់​ស្រួច​ៗ​មាន​ជ័រ​ស; ត្រួយ​ប្រើ​ជា​បន្លែ​ស្ល​ម្ជូរ​បាន (អ្នក​ស្រុក​ខ្លះ​ហៅ ប្រឡៅ​ពពែ, មាន​អត្ថន័យ​ល្អ​ជាង ប្រឡៅ​អំពែ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៩០</text:p>
          </table:table-cell>
          <table:table-cell table:style-name="តារាង1.A2" office:value-type="string">
            <text:p text:style-name="P5">ប្រឡាំងកាស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មច្ឆជាតិ​មួយ​ប្រភេទ មាន​ស្នូក​ដូច​អណ្ដើក តែ​ស្នូក​ស្ដើង​ស្រួយ មាន​ពង​ដូច​ក្ដាម តែ​ធំ​ៗ​ជាង​ពង​ក្ដាម, កើត​នៅ​ក្នុង​សមុទ្រ; ឈ្មោល​តោង​ជាប់​ជានិច្ច​អាស្រ័យ​តែ​នឹង​ញី ។ ព. ទ. បុ. ដូច​សត្វ​ប្រឡាំងកាស <text:s/>និយាយ​អំពី​មនុស្ស​ប្រុស​ដែល​ប្រចណ្ឌ​ប្រពន្ធ​ហួស​ពេក ប្រពន្ធ​ទៅ​ណា​ក៏​ទៅ​ជាមួយ មិន​ដែល​ឲ្យ​ដាច់​ឃ្លាត​ពី​មុខ ប្រហែល​ដូច​ជា​សត្វ​ប្រឡាំងកាស​ឈ្មោល ដែល​ជាប់​អាស្រ័យ​ជាមួយ​តែ​នឹង​ញី​មិន​ដែល​ដាច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<text:span text:style-name="T5">ដែល​ខុស​បែប​ខុស​របៀប; ចាប់​ចុង​ព្រយុង​ដើម : សម្ល​</text:span>ប្រឡាំង​កាស គឺ​សម្ល​ដែល​ស្ល​បង់​គ្រឿង​ខុស​បែប (មិន​ឆ្ងាញ់​ពីសា); ធ្វើ​ការ​ប្រឡាំងកាស <text:s/>គឺ​ធ្វើ​ការ​អ្វី​មួយ​ចាប់​ចុង​ព្រយុង​ដើម ខុស​បែប​ខុស​របៀ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សម្ល​ប្រឡាំង​កាស </text:p>
          </table:table-cell>
        </table:table-row>
        <table:table-row>
          <table:table-cell table:style-name="តារាង1.A2" office:value-type="string">
            <text:p text:style-name="P4">៧៥៩១</text:p>
          </table:table-cell>
          <table:table-cell table:style-name="តារាង1.A2" office:value-type="string">
            <text:p text:style-name="P5">ប្រឡាំប្រកូ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លាំប្រកូវ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៩២</text:p>
          </table:table-cell>
          <table:table-cell table:style-name="តារាង1.A2" office:value-type="string">
            <text:p text:style-name="P5">ប្រអ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គ្រឿង​ប្រើប្រាស់​ធ្វើ​ដោយ​ឈើ​ឬ​ដោយ​លោហ​ជាតិ​ជាដើម មាន​មេ មាន​គ្រប ខ្លះ​ឥត​ត្រចៀក ខ្លះ​មាន​ត្រចៀក ទំហំ​តូច​ឆ្ងាយ​ពី​ហឹប​ចុះ​រៀង​មក, មាន​ទ្រង់ទ្រាយ​ច្រើន​បែប, សម្រាប់​ដាក់​វត្ថុ​ផ្សេង​ៗ មាន​បារី, ស្លា, ថ្នាំ ជាដើម : ប្រអប់​មាស, ប្រអប់​ប្រាក់, ប្រអប់​ស្ពាន់, ប្រអប់​ពក ។ល។ <text:s/>ព. ប្រ. ប្រអប់​មាត់ <text:s/>ប្រអប់​គឺ​មាត់ <text:s/>(មាត់) : ប្រយ័ត្ន​ប្រអប់​មាត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៩៣</text:p>
          </table:table-cell>
          <table:table-cell table:style-name="តារាង1.A2" office:value-type="string">
            <text:p text:style-name="P5">ប្រអប់​ជើ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តួ​បាត​ជើង​ទាំងមូល​គឺ​ទាំង​ខាង​លើ​ទាំង​ខាង​ក្រោម : កូន​តូច​នេះ​មាន​ប្រអប់​ជើង​ល្អ​ណាស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៩៤</text:p>
          </table:table-cell>
          <table:table-cell table:style-name="តារាង1.A2" office:value-type="string">
            <text:p text:style-name="P5">ប្រអូ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 ប្រអប់ ថា : ប្រអប់​ប្រអូង គឺ​ប្រអប់​ច្រើន​បែប​ធំ​ខ្លះ​តូច​ខ្លះ ឬ​ថ្លៃ​ខ្លះ ថោក​ខ្លះ ដែល​ដាក់​ក្នុង​<text:span text:style-name="T5">កំឡុង​ជាមួយ​គ្នា (ព. សា.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អប់​ប្រអូង</text:p>
          </table:table-cell>
        </table:table-row>
        <table:table-row>
          <table:table-cell table:style-name="តារាង1.A2" office:value-type="string">
            <text:p text:style-name="P4">៧៥៩៥</text:p>
          </table:table-cell>
          <table:table-cell table:style-name="តារាង1.A2" office:value-type="string">
            <text:p text:style-name="P5">ប្រអូ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អូស​គ្នា​ទៅ​វិញ​ទៅ​មក​ពេញ​កម្លាំង​ដោយ​កំហឹង ឬ​អូស​រយឺត​ៗ​មិន​លែង ។ ប្រអូស​ប្រទាញ <text:s/>អូស​ទាញ​គ្នា​ទៅ​វិញ​ទៅ​មក ។ ព. ប្រ. <text:s/>ខំ​និយាយ​យោង​អន្ទង​ដោយ​ទទូច​ឲ្យ​ជឿ​ឲ្យ​ព្រម​តាម : ខ្ញុំ​ខំ​ប្រអូស​ប្រទាញ​វា​អស់​ប៉ុណ្ណឹង​ហើយ នៅ​តែ​មិន​បាន​ការ​សោ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អូស​ប្រទាញ </text:p>
          </table:table-cell>
        </table:table-row>
        <table:table-row>
          <table:table-cell table:style-name="តារាង1.A2" office:value-type="string">
            <text:p text:style-name="P4">៧៥៩៦</text:p>
          </table:table-cell>
          <table:table-cell table:style-name="តារាង1.A2" office:value-type="string">
            <text:p text:style-name="P5">ប្រអួ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ចំណី​ស្ងួត​ល្អិត​ផង់​ដូច​កន្ទក់, ធ្វើ​ពី​អង្ករ​លីង​ឲ្យ​គ្រាន់​តែ​ឆ្អិន​ឬ​អំពី​ពោត​លីង ។ នំ​ប្រអួល <text:s/>នំ​ដែល​គេ​លាយ​ប្រអួល​នឹង​ស្ករ​ឲ្យ​ល្មម​តែ​ស្អិត​ជាប់​សាច់​គ្នា ហើយ​បោះ​នឹង​ពុម្ព​ឲ្យ​ជា​ដុំ​ឬ​ជា​បន្ទះ ។ ព. ទ. បុ. ទាល់​ដូច​គេ​អក​ប្រអួល​ហួច <text:s/>និយាយ​អំពី​ដំណើរ​ទើស​ទាល់​ដោយ​យោគ​យល់​ឬ​ដោយ​ខ្លាច​មិន​ហ៊ាន​ហើប​មាត់​និយាយ ឬ​អំពី​ដំណើរ​ទាល់​ពាក្យ​ទាល់​សេចក្ដី <text:s/>នៅ​គាំង​សម្ដី​មិន​ចេញ ហាក់​ដូច​ជា​អក​ប្រអួល​នៅ​ពេញ​ក្នុង​មាត់ ខំ​ប្រឹង​ហួច​ៗ​មិន​ឮ​ដូច្នោះ​ឯ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នំ​ប្រអួល</text:p>
            <text:p text:style-name="P10"/>
          </table:table-cell>
        </table:table-row>
        <table:table-row>
          <table:table-cell table:style-name="តារាង1.A2" office:value-type="string">
            <text:p text:style-name="P4">៧៥៩៧</text:p>
          </table:table-cell>
          <table:table-cell table:style-name="តារាង1.A2" office:value-type="string">
            <text:p text:style-name="P5">ប្រឱ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ឱប​គ្នា​ទៅ​វិញ​ទៅ​មក ។ ប្រឱប​ប្រកៀក <text:s/>ឬ ប្រកៀក​ប្រឱប <text:s/>កៀក​ឱប​គ្នា​ទៅ​វិញ​ទៅ​មក ។ ប្រឱប​ព្ររឹត <text:s/>ឱប​រឹត​គ្នា​ទៅ​វិញ​ទៅ​មក ឬ​ឱប​ៗ រឹត​ៗរឿយ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ឱប​ប្រកៀក <text:s text:c="2"/>ប្រកៀក​ប្រឱប</text:p>
          </table:table-cell>
        </table:table-row>
        <table:table-row>
          <table:table-cell table:style-name="តារាង1.A2" office:value-type="string">
            <text:p text:style-name="P4">៧៥៩៨</text:p>
          </table:table-cell>
          <table:table-cell table:style-name="តារាង1.A2" office:value-type="string">
            <text:p text:style-name="P5">ប្រ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ត្រី​រំឥល​មួយ​ប្រភេទ ពួក​ត្រី​ទីពោ : ត្រី​ប្រា, ងៀត​ប្រ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៥៩៩</text:p>
          </table:table-cell>
          <table:table-cell table:style-name="តារាង1.A2" office:value-type="string">
            <text:p text:style-name="P5">ប្រាអៀ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ត្រី​រំឥល​មួយ​ប្រភេទ សន្ដាន​ត្រី​ប្រា, តែ​ខ្លួន​តូច​រាង​ទ្រវែ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០០</text:p>
          </table:table-cell>
          <table:table-cell table:style-name="តារាង1.A2" office:value-type="string">
            <text:p text:style-name="P5">ប្រា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្រាក៑ ប្រើ​ជា កិ. វិ. “មុន, ខាង​ដើម, ខាង​មុខ”; ឬ ន. “វេលា​ក្រហម​ឯ​កើត គឺ​វេលា​អរុណោទ័យ”) ច្រាល ។ ពាក្យ​សម្រាប់​និយាយ​ផ្សំ​នឹង​ពាក្យ ក្រហម ឲ្យ​ប្លែក​ជាង​ប្រក្រតី : ក្រហម​ប្រាក <text:s/>គឺ​ក្រហម​ច្រាល​ដែល​ច្រើន​ដាស​ពា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០១</text:p>
          </table:table-cell>
          <table:table-cell table:style-name="តារាង1.A2" office:value-type="string">
            <text:p text:style-name="P5">ប្រា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រ៉ែ ឬ​រតន​វត្ថុ​មួយ​ប្រភេទ​មាន​សម្បុរ-ស សាច់​រឹង​មាន​តម្លៃ​រង​បន្ទាប់​ពី​មាស​មក, ជា​របស់​សម្រាប់​ចាយ​និង​ប្រកប​ការ​បាន​ច្រើន​យ៉ាង... : ប្រាក់​មួយ​រៀល, ប្រាក់​ដួង, ប្រាក់​ណែន, ប្រាក់​សុទ្ធ ។ ប្រអប់​ប្រាក់ ផ្តិល​ប្រាក់ ប្រអប់, ផ្តិល​ដែល​ធ្វើ​ដោយ​ប្រាក់ ។ ក្រដាស​ដែល​ចេញ​ឲ្យ​ប្រើ សម្រាប់​ចាយ​ជា​ជំនួស​ប្រាក់ ក៏​ហៅ​ថា ប្រាក់ ដែរ : ប្រាក់​មួយ​រៀល, ប្រាក់​ប្រាំ​រៀល (គួរ​ហៅ ធន​បត្រ ឬ ហិរញ្ញបត្រ វិញ)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០២</text:p>
          </table:table-cell>
          <table:table-cell table:style-name="តារាង1.A2" office:value-type="string">
            <text:p text:style-name="P5">ប្រាកដ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កត់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្រកដ <text:s/>ឬ ប្រាកដ; បាកដ) ដែល​ល្បីល្បាញ, ដែល​មាន​កេរ្តិ៍​ឈ្មោះ​ល្អ, ដែល​លេច​ឮ​ច្បាស់លាស់; ដែល​មែន​ពិត​ណាស់ : សេចក្ដី​ប្រាកដ, សម្ដី​ប្រាកដ ។ កិ. វិ. ជាក់​ច្បាស់​មែន : ឃើញ​ប្រាកដ, ដឹង​ប្រាកដ <text:s/>។ ប្រាកដ​ជា <text:s/>និ. មុខ​ជា, មែន​ជា, ពិត​ជា : ប្រាកដ​ជា​នឹង​ទៅ, ប្រាកដ​ជា​ឲ្យ​ហើយ ។ ប្រាកដ​ប្រជា <text:s/>ឬ ប្រកដ​ប្រជា កិ. វិ. ឬ គុ. មែនទែន, ពិត​ណាស់ : និយាយ​ប្រាកដ​ប្រជា; សម្ដី​ប្រាកដ​ប្រជា <text:s/>(សរសេរ​ជា ប្រកដ ក៏មាន 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ាកដ​ប្រជា </text:p>
          </table:table-cell>
        </table:table-row>
        <table:table-row>
          <table:table-cell table:style-name="តារាង1.A2" office:value-type="string">
            <text:p text:style-name="P4">៧៦០៣</text:p>
          </table:table-cell>
          <table:table-cell table:style-name="តារាង1.A2" office:value-type="string">
            <text:p text:style-name="P5">ប្រាក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ាការ) កំពែង​ឬ​កំផែង; បន្ទាយ, រាជវ័តិ (ព. កា.) : មាន​ប្រាង្គ​ប្រាសាទ ប្រាការ​ស្អាង​ស្អាត ទូលំទូលាយ មាន​ប៉ម​មាំមួន និង​ភាគ​បន្ទាយ រេហ៍ពល​រៀងរាយ រាល់​ថ្ងៃ​រាល់​យប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០៤</text:p>
          </table:table-cell>
          <table:table-cell table:style-name="តារាង1.A2" office:value-type="string">
            <text:p text:style-name="P5">ប្រាក្រឹ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ក្រិត</text:p>
          </table:table-cell>
          <table:table-cell table:style-name="តារាង1.D2" office:value-type="string">
            <text:p text:style-name="P7">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ាក្ឫត) ឈ្មោះ​ភាសា​កណ្ដាល (គ្រាម​ភាសា) នៃ​ជន​ជាតិ​ឥណ្ឌា​ទាំងឡាយ​ច្រើន​ប្រទេស មាន​តាំង​ក្នុង​បុរាណ​កាល​ព្រេង​នាយ ដរាប​មក​ដល់​សម័យ​បច្ចុប្បន្ន, ទាំង <text:s/>អយ៌កជន <text:s/>ក្នុង សក្ករដ្ឋ <text:s/>(នេប៉ាល) ជា​ជាតិ​ភូមិ​នៃ​ព្រះ​សក្យមុនី​សម្ពុទ្ធ ក៏​ប្រើ​ភាសា​ <text:s/>ប្រាក្រឹត ដែរ (បារ. <text:span text:style-name="T10">Dialecte) ។ ប្រាក្រឹត <text:s/>នេះ​មាន​អត្ថន័យ​ថា ប្រក្រតី, ធម្មតា, សាមញ្ញ <text:s/>ក្លាយ​មក​ពី​ប្រភព​ដើម​នៃ​ពាក្យ​សំស្រ្កឹត​ជា​ភាសា​សម្រាំង​ថា ប្រក្ឫតិ “ប្រក្រតី” ប៉ុន្តែ​មាន​ទំនង​គួរ​ឲ្យ​ហៅ​ថា ភាសា​ផ្សែផ្សំ ឬ ភាសា​បំប្លែង ទៅ​វិញ ពីព្រោះ​មាន​ដើម​កំណើត​ជា​ភាសា​សំស្រ្កឹត​ខ្លះ​ជា​ភាសា​បាលី​ខ្លះ គ្រាន់​តែ​បំប្លែង​ចេញ​ឲ្យ​ឃ្លាត​ពី​ប្រភព​ដើម​ប៉ុណ្ណោះ ពុំ​មែន​ជា​សំស្ក្រឹត​ពុំមែន​ជា​បាលី​សុទ្ធសាធ ទាំង​ពុំមែន​ជា​សន្តាន​នៃ​ភាសា ឥណ្ឌូ-អឺរូប ចូល​លាយ​ផង​ទេ, ប្រាក្រឹត នេះ​ជា​សំដី​ប៉ះប៉ុន​ផ្សែផ្សំ​កាឡៃ​ឲ្យ​កើត​មាន​ឡើង សម្រាប់​និយាយ​សម្រាប់​សរសេរ​តាម​គួរ​ដល់​ការ​ស្រួល​រាល់​ជាតិ​ប៉ុណ្ណោះ​ឯង ។ ប្រាក្រឹត នេះ​មាន​ឈ្មោះ​ផ្សេង​ៗ​គ្នា, បើ​រាប់​ដោយ​សង្ខេប មាន៥​ឈ្មោះ​គឺ ១- ឝៅរសេនី <text:s/>(សៅរ៉ៈ- សេនី Çaurasenī) ប្រាក្រឹត​ជា​សម្ដី​របស់​ជន​អ្នក​នៅ​ក្នុង​រដ្ឋ ឝូរ-សេន (សូរ៉ៈសេន៉ៈ Çūrasena គឺ​រដ្ឋ មថូរា Mathūrā ក្នុង​សម័យ​ត​មក) ។ ប្រាក្រឹត នេះ​មាន​លំនាំ​ស្រដៀង​នឹង​បាលី​ដោយ​អន្លើ​ៗ​ដែរ ប៉ុន្តែ​ច្រើន​បំប្លែង​អក្សរ អឃោសៈ </text:span><text:span text:style-name="T4">ជា ឃោសៈ ដូច​បាលី​ថា <text:s/>បតិត “ដែល​ធ្លាក់​ឬ​ជ្រុះ​ហើយ” បំប្លែង​ជា បទិទ; យថា “យ៉ាង​ណា” ជា​យធា ជាដើម ។ <text:s/>២- មហារាឞ្ត្រី <text:s/>(មហា​ស្ត្រី Mahārāstri ជា​ភាសា​អ្នក មហា​រាស្ត្រ​ទក្ខិណាបថ ភាគ​ខាង​លិច គឺ​រដ្ឋ ឌេក្ក័ន ខាង​លិច Dakkan Occidental) ជា​ប្រាក្រឹត​បំប្លែង​អក្សរ​ឃ្លាត​ពី​សំស្រ្កឹត​ដោយ​ច្រើន ដូច​ជា ឧទក “ទឹក” បំប្លែង ឧអអ; កបិ “ស្វា” ជា កឥ; សុខ “សុខ” ជា សោក្ខ ជាដើម ។ ៣- មាគធី (Māgadhḹ) ប្រាក្រឹត​របស់​ជន​អ្នក មគធ​រដ្ឋ គឺ​រដ្ឋ ពិហារ (Bihār) សម័យ​បច្ចុប្បន្ន, បំប្លែង​អក្សរ​ខុស​ពី​អក្សរ​សំស្ក្រឹត​និង​បាលី​ដោយ​ច្រើន​ដូច​ជា សំ. បុត្រស្យ “នៃ​កូន​ឬ​ដល់​កូន” បំប្លែង​ជា បុត្តឝ្ឝ <text:s/>(Puttaçça); រាជានស៑ (រាជាន័ស) “ស្ដេច​ទាំងឡាយ” ជា លាអា-ណោ (Lā-āṇo); រញ្ញា (បា.) “ដែល​ស្ដេច” ជា លាជិន (Lājina); អត្តនា (បា.) “ដោយ​ខ្លួន​ឯង” ជា​អតន (Atana); ជាយតេ “កើត, ប្រសូត” ជា យាយតេ (Yāyate) ជាដើម ។ ៤- អភ្រំឝ (អ័ប-ភ្រ័ម-សៈ Abhraṃça) ជា​ប្រាក្រឹត​រាយរង​ទន់​ខ្សោយ​កើត​មាន​ក្នុង​បច្ឆា​សម័យ ជា​សម្ដី​ផ្សែផ្សំ​របស់​អ្នក​ចុង​កាត់​មាត់​ញក ផ្សាយ​ចូល​មក​ខ្លះ ក្នុង​រដ្ឋ​នានា​ក្នុង​ប្រទេស​ឥណ្ឌា មិន​ពេញ​លក្ខណៈ​ជា​ភាសា​ប្រាក្រឹត ទេ ។ ៥- បៃឝាចី <text:s/>(ប៉ៃសាចី <text:s/>Paiçācḹ) ប្រាក្រឹត​ជា​សម្ដី​បិសាច គឺ​សម្ដី​ខ្មោច, ច្រើន​បំប្លែង​អក្សរ ឃោសៈ <text:s/>ជា អឃោសៈ (ជា​សម្ដី​អ្នក​របាំ) ដូច​ជា នគរ “ក្រុង” ជា នករ; គុរុ <text:s/>“ធ្ងន់; យូរ; គ្រូ” ជា ករុ ជាដើម ។ ភាសា​ខ្មែរ​យើង​មិន​មាន​ឈ្មោះ​ថា​មាន ប្រាក្រឹត ដូច​ឥណ្ឌា​ទេ ប៉ុន្តែ​បើ​និយាយ​ដោយ​ការ​ធៀប​ប្រដូច​ទៅ​នឹង​ឥណ្ឌា ក៏​មាន​ការ​បំប្លែង​សំស្ក្រឹត​និង​បាលី ឲ្យ​ឃ្លាត​ចាក​ប្រភព​ដើម​ក្រែល​ដែរ ដូច​ជា នគរ បំប្លែង​ជា អង្គរ; នង្គ័ល <text:s/>ជា អង្គ័ល; យមរាជ ជា ជមរាជ (ជំរាច); សៃន្យាភិមុខ ឬ សេនាភិមុខ ជា ស្នាភិមុខ; សេនាធិរាជ ឬ សៃន្យាធិរាជ ជា ស្នាធ្រាជ, សៃន្យ (សែន) ជា ស្រែន្យ; សៃន្យានុជិត ឬ សេនានុជិត ជា ស្រែនអញ្ជិត, វៃទ្យ <text:s/>ជា ពេទ្យ <text:s/>ឬ ពែទ្យ <text:s/>ជាដើម; សព្ទ​អារក្ស <text:s/>ឬ សម្ដី​មេមត់ <text:s/>ក៏​គួរ​ហៅ​ថា បៃសាចី បាន​ដែរ, ប៉ុន្តែ​យើង​នឹង​និយាយ​ឲ្យ​ពេញ​មាត់​ថា​ខ្មែរ​មាន ប្រាក្រឹត ដូច​ឥណ្ឌា​ខ្លះ​ដែរ​ក៏​ពុំ​កើត ពីព្រោះ ប្រាក្រឹត នោះ​មាន​ឈ្មោះ​ចំពោះ​តែ​ក្នុង​ជម្ពូ​ទ្វីប​គឺ​ឥណ្ឌា​ឯណោះ​យូរ​អង្វែង​ណាស់​ហើយ ។ល។ 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០៥</text:p>
          </table:table-cell>
          <table:table-cell table:style-name="តារាង1.A2" office:value-type="string">
            <text:p text:style-name="P5">ប្រាឃា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សង្គ្រាម, ចម្បាំង (ព. កា.) : កើត​មាន​វិវាទ ក្លាយ​ជា​ប្រាឃាត ច្បាំង​គ្នា​វរវឹក អស់​រាស្រ្ត​ប្រជា <text:s/>ភិតភ័យ​ភ្លូកភ្លឹក ទ័ល​ក្រ​បាយ​ទឹក​លំបាក​គ្រប់​ប្រាណ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០៦</text:p>
          </table:table-cell>
          <table:table-cell table:style-name="តារាង1.A2" office:value-type="string">
            <text:p text:style-name="P5">ប្រាង្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ាង</text:p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&lt; ប្រ + អង្គ) ស្តូប ឬ ប្រាសាទ​ដែល​មាន​កំពូល​ខ្ពស់ ស្ថិត​នៅ​លើ​ទី​លាន​ច្រើន​ថ្នាក់​ឬ​មួយ​ថ្នាក់​ពីរ​ថ្នាក់ ច្រើន​តែ​មាន​រាង​​ច្រឡោ​តាំង​ពី​ក្រោម​រហូត​ដល់​កំពូ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០៧</text:p>
          </table:table-cell>
          <table:table-cell table:style-name="តារាង1.A2" office:value-type="string">
            <text:p text:style-name="P5">ប្រាង្គណ៍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ាង</text:p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ាង្គណ) ទី​វាល​ជា​ធ្លា, ទី​ផ្ទៃ​វាល​យ៉ាង​ដូច​ទី​វាល​មុខ​ផ្ទះ, មុខ​ប្រាសាទ, ដំណាក់ ជាដើម <text:s/>(ម. ព. ប្រាង្គ <text:span text:style-name="T3">ផង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០៨</text:p>
          </table:table-cell>
          <table:table-cell table:style-name="តារាង1.A2" office:value-type="string">
            <text:p text:style-name="P5">ប្រាច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ឮ​សូរ​ដោយ​ផ្ទុះ​ខ្លាញ់​ដែល​កំពុង​ចម្រាញ់​ជាដើម ។</text:p>
          </table:table-cell>
          <table:table-cell table:style-name="តារាង1.D2" office:value-type="string">
            <text:p text:style-name="P11">ប្រាច់​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០៩</text:p>
          </table:table-cell>
          <table:table-cell table:style-name="តារាង1.A2" office:value-type="string">
            <text:p text:style-name="P5">ប្រាចិ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ចិន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គុ. ឬ ន.</text:p>
          </table:table-cell>
          <table:table-cell table:style-name="តារាង1.D2" office:value-type="string">
            <text:p text:style-name="P10">(ប្រាចីន; បាចីន) ខាង​កើត; ទិស​ខាង​កើត; ច្រើន​និយាយ​ថា <text:s/>ប្រាចិន​ទិស ឬ បាចិន​ទិស (ទិស​ខាង​កើត) ។</text:p>
          </table:table-cell>
          <table:table-cell table:style-name="តារាង1.D2" office:value-type="string">
            <text:p text:style-name="P11">ប្រាចីន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១០</text:p>
          </table:table-cell>
          <table:table-cell table:style-name="តារាង1.A2" office:value-type="string">
            <text:p text:style-name="P5">ប្រាជ្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ាច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ញ្ញ, បញ្ញាវន្តុ) ដែល​មាន​ប្រាជ្ញា, មាន​ចំណេះ, ឈ្លាស : មនុស្ស​ប្រាជ្ញ, គំនិត​ប្រាជ្ញ ។ ន. អ្នក​មាន​ប្រាជ្ញា, អ្នក​ចេះ, អ្នក​ឈ្លាស​វៃ; ការ​ចេះ​ដឹង, ការ​ឈ្លាស​វៃ : អ្នក​ប្រាជ្ញ, គួរ​ស្ដាប់​ប្រាជ្ញ​ប្រដៅ; មនុស្ស​មាន​ប្រាជ្ញ, បញ្ចេញ​ប្រាជ្ញ ។ ប្រាជ្ញ​មាន​មារយាទ <text:s/>គឺ​អ្នក​ប្រាជ្ញ​ដែល​ប្រព្រឹត្ត​ត្រឹមត្រូវ​តាម​គន្លង​ធម៌​សម្រាប់​អ្នក​ប្រាជ្ញ ។ ប្រាជ្ញ​ឥត​មារយាទ គឺ​អ្នក​ដែល​មាន​ឋានៈ​ជា​អ្នក​ប្រាជ្ញ ប៉ុន្តែ​មាន​ឫកពា​មារយាទ​ខ្ជីខ្ជា​ពុំ​សម​ដល់​ឋានៈ​ជា​អ្នក​ប្រាជ្ញ ។ ព. កា. ព្រះ​រាជ​សម្ភារ​ថា : អសារ​មាន​បី បណ្ដាំ​មេជី ព្រេង​ព្រឹទ្ធ​ប្រដៅ អង្ករ​ស​សុទ្ធ ចម្អិន​ឲ្យ​ឆៅ ពិសី​ហើយ​ខ្លៅ ប្រាជ្ញ​ឥត​មារយាទ ។ <text:s/>(ម. ព. ពិសី ផង) ។ ប្រាជ្ញ​ព្រោក <text:s/>ឬ ព្រោក​ប្រាជ្ញ <text:s/>កិ. និយាយ​បញ្ចេញ​វោហារ​បរិយាយ​ពី​នេះ​ពី​នោះ មិន​ចេះ​អស់​មិន​ចេះ​ហើយ​ឲ្យ​គេ​ស្ដាប់ ។ ប្រាជ្ញ​ក្នុង <text:s/>ឬ ប្រាជ្ញ​គំនិត <text:s/>គុ. ដែល​មាន​ចំណេះ​ច្រើន​ព្រម​ទាំង​គំនិត​ពូកែ ប៉ុន្តែ​មិន​សូវ​ប្រសប់​និយាយ​ឲ្យ​គេ​ស្ដាប់ ។ ប្រាជ្ញ​សម្ដី <text:s/>គុ. ដែល​ប៉ិន​ប្រសប់​ខាង​ការ​និយា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ាជ្ញ​មាន​</text:p>
            <text:p text:style-name="P10">មារយាទ</text:p>
            <text:p text:style-name="P10">ប្រាជ្ញ​ព្រោក ព្រោក​ប្រាជ្ញ </text:p>
            <text:p text:style-name="P10">ប្រាជ្ញ​ក្នុង </text:p>
            <text:p text:style-name="P10">ប្រាជ្ញ​សម្ដី ប្រាជ្ញា​ញាណ</text:p>
            <text:p text:style-name="P10"/>
          </table:table-cell>
        </table:table-row>
        <table:table-row>
          <table:table-cell table:style-name="តារាង1.A2" office:value-type="string">
            <text:p text:style-name="P4">៧៦១១</text:p>
          </table:table-cell>
          <table:table-cell table:style-name="តារាង1.A2" office:value-type="string">
            <text:p text:style-name="P5">ប្រាជ្ញ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ាច-ញ៉ា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ជ្ញា; បញ្ញា) ប្រើ​ជា : មាន​ប្រាជ្ញា, ឥត​ប្រាជ្ញា (ម. ព. បញ្ញា ផង) ។ ប្រាជ្ញា​ញាណ <text:s/>ប្រាជ្ញា​និង​ញាណ ឬ​ញាណ​ដែល​អាស្រ័យ​នឹង​ប្រាជ្ញា, ការ​យល់​ជាក់​ច្បាស់; (រ. ស.) : ព្រះ​ប្រាជ្ញា <text:s/>ឬ ព្រះ​ប្រាជ្ញា​ញាណ ។ ប្រាជ្ញា​បុណ្យ​ផង​កើត​ដោយ​ប្រតិបត្តិ <text:s/>ប្រាជ្ញា​ក្ដី <text:s/>បុណ្យ​ក្ដី​កើត​មាន​ព្រោះ​អាស្រ័យ​សេចក្ដី​ប្រតិបត្តិ គឺ​ប្រាជ្ញា​កើត​ព្រោះ​អាស្រ័យ​ការ​រៀន, ស្ដាប់, គិត និង​ការ​ចម្រើន; <text:s/>បុណ្យ​កើត​មាន​ព្រោះ​អាស្រ័យ​ការ​កសាង​ធ្វើ​បុញ្ញកិរិយា​វត្ថុ (ព. សុ. ក្នុង​សាស្ត្រា ច្បាប់​ក្រម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ាជ្ញា​ញាណ </text:p>
            <text:p text:style-name="P10"/>
          </table:table-cell>
        </table:table-row>
        <table:table-row>
          <table:table-cell table:style-name="តារាង1.A2" office:value-type="string">
            <text:p text:style-name="P4">៧៦១២</text:p>
          </table:table-cell>
          <table:table-cell table:style-name="តារាង1.A2" office:value-type="string">
            <text:p text:style-name="P5">ប្រាណ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ាន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ាណ) សត្វ; ជីវិត; ខ្យល់​ដក​ដណ្ហើម; កម្លាំង ។ ចិញ្ចឹម​ប្រាណ <text:s/>ចិញ្ចឹម​ជីវិត ។ រក្សា​ប្រាណ រក្សា​ជីវិត ។ ខ្លួន​ប្រាណ (ពាក្យ​សម្រួល​មាត់) គឺ​ខ្លួន, ខ្លួន​ដែល​មាន​ជីវិ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រក្សា​ប្រាណ</text:p>
            <text:p text:style-name="P10">ខ្លួន​ប្រាណ </text:p>
          </table:table-cell>
        </table:table-row>
        <table:table-row>
          <table:table-cell table:style-name="តារាង1.A2" office:value-type="string">
            <text:p text:style-name="P4">៧៦១៣</text:p>
          </table:table-cell>
          <table:table-cell table:style-name="តារាង1.A2" office:value-type="string">
            <text:p text:style-name="P5">ប្រាត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ស្ងួត​ខ្លួន​រឹតរួត​ព្រោះ​ត្រូវ​ខ្យល់​ខ្លាំង ព្រោះ​ប្រឡាក់​ភក់​ជាដើម ដែល​ស្ងួត​រឹតរួត​ខ្លួន​នាំ​ឲ្យ​ស្កៀប : ប្រាត់​ខ្លួ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១៤</text:p>
          </table:table-cell>
          <table:table-cell table:style-name="តារាង1.A2" office:value-type="string">
            <text:p text:style-name="P5">ប្រាថ្ន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ាថ៌នា; បដ្ឋនា) ការ​តាំង​បំណង, ការ​ផ្គង ឬ​តាំង​សូម​សំណូម​សូម​ឲ្យ​បាន​សម្រេច​ដូច​បំណង : មាន​ប្រាថ្នា, តាម​ប្រាថ្នា, បាន​សម្រេច​ដូច​ប្រាថ្នា ។ ខ្មែរ​យើង​ច្រើន​ប្រើ​ជា កិ. ប៉ង, តាំង ឬ ផ្គង​បំណង, នឹក​ប៉ង​ឲ្យ​បាន​ដូច​ចិត្ត​ចង់ : ប្រាថ្នា​ឲ្យ​បាន​ត្រាស់​ជា​ព្រះ​ពុទ្ធ, ប្រាថ្នា​ឲ្យ​បាន​កូន, ប្រាថ្នា​សូម​ឲ្យ​បាន​ប្រកប​ដោយ​សេចក្ដី​សុខ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១៥</text:p>
          </table:table-cell>
          <table:table-cell table:style-name="តារាង1.A2" office:value-type="string">
            <text:p text:style-name="P5">ប្រា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រាប, ឲ្យ​បាក់​បប, ឲ្យ​ចុះ​ចាញ់ : ប្រាប​សឹក, ប្រាប​សត្រូវ ។ ប្រាប​ប្រាម <text:s/>ប្រាម​ប្រាប​ឲ្យ​រាប​ទាប, ឲ្យ​ស្ដាប​ឱវាទ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ាប​ប្រាម </text:p>
          </table:table-cell>
        </table:table-row>
        <table:table-row>
          <table:table-cell table:style-name="តារាង1.A2" office:value-type="string">
            <text:p text:style-name="P4">៧៦១៦</text:p>
          </table:table-cell>
          <table:table-cell table:style-name="តារាង1.A2" office:value-type="string">
            <text:p text:style-name="P5">ប្រា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និយាយ​ឲ្យ​ដឹង​ចំពោះ​មុខ, និយាយ​ឲ្យ​ដឹង​ផ្ទាល់​ខ្លួន, ថ្លែង​ឲ្យ​ដឹង : ប្រាប់​ថ្លៃ <text:s/>និយាយ​ចង្អុល​ឲ្យ​ដឹង​ចំនួន​តម្លៃ ។ ប្រាប់​ផ្លូវ <text:s/>បង្ហាញ​ឲ្យ​ដឹង​ផ្លូវ ។ ប្រាប់​ប្រង <text:s/>ប្រាប់​ដោយ​ផ្ដាំ​ផ្ញើ​នឹង​អ្នក​ដទៃ​ឲ្យ​ផ្សាយ​ដំណឹង​ត​ៗ​ទៅ ។ ប្រាប់​សុខ​ទុក្ខ ថ្លែង​ពី​សុខ​ទុក្ខ​ឲ្យ​ដឹង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ាប់​ប្រង </text:p>
          </table:table-cell>
        </table:table-row>
        <table:table-row>
          <table:table-cell table:style-name="តារាង1.A2" office:value-type="string">
            <text:p text:style-name="P4">៧៦១៧</text:p>
          </table:table-cell>
          <table:table-cell table:style-name="តារាង1.A2" office:value-type="string">
            <text:p text:style-name="P5">ប្រាប្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ាប្តៈ ឬ​ប្រាប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ត្ត) ដែល​បាន​ដល់​ហើយ, ដែល​បាន​លុះ​ឬ​បាន​សម្រេច​ហើយ (ព. កា.) : បុគ្គល​ធ្វើ​បាប រមែង​តែ​ប្រាប្ត អបាយ​ណា​មួយ ទោះ​បី​ព្រះ​ពុទ្ធ ក៏​ពុំ​អាច​ជួយ កើត​នៅ​រងួយ តាម​កម្ម​ខ្លួន​ឯង (លំអាន ព. ពុ.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១៨</text:p>
          </table:table-cell>
          <table:table-cell table:style-name="តារាង1.A2" office:value-type="string">
            <text:p text:style-name="P5">ប្រាប្ដាភិលា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អាន​ជា​សំឡេង​ជើង ដ ថា ប្រាប្តាភិលាប 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្រាប្ត + អភិលាភ; បត្ត + អភិលាភ) ដែល​មាន​លាភ​ដល់​ហើយ; សំដៅ​ចំពោះ​អ្នក​មាន​បុណ្យ​ភ័ព្វ​សំណាង​ដែល​មើល​ពុំ​ឃើញ​ស្រាប់​តែ​កុសល​ចេញ​មុខ​ផ្ដល់​ផល​ប្រយោជន៍​ជា​ទី​គាប់​ចិត្ត ឲ្យ​ដោយ​ពុំ​បាន​នឹក​ស្មាន​ទុក​ជា​មុន​ថា​នឹង​បាន​ដល់​ម្ល៉ឹង : គេ​ជា​មនុស្ស​ប្រាប្តាភិលាភ​បាន​ចេញ​រួច​ផុត​ពី​សភាព​ទ័ល​ក្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១៩</text:p>
          </table:table-cell>
          <table:table-cell table:style-name="តារាង1.A2" office:value-type="string">
            <text:p text:style-name="P5">ប្រាប្តាភិសេ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អាន​ជា​សំឡេង <text:s/>ដ ថា ប្រាប្តាភិសែក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&lt; ប្រាប្ត + អភិឞេក; បត្ត + អភិសេក &gt; បត្តាភិសេក) ដែល​មាន​អភិសេក​ដល់​ហើយ; សំដៅ​ចំពោះ​ក្សត្រិយ៍​ដែល​ច្បាំង​ឈ្នះ​សឹក​ហើយ​បាយ​ទទួល​រាជ្យ : ទ្រង់​បាន​ឡើង​ជា​ព្រះ​មហា​ក្សត្រិយ៍​ប្រាប្តាភិសេក, ទ្រង់​បាន​ប្រាប្តាភិសេក (ម. ព. អភិសេក 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២០</text:p>
          </table:table-cell>
          <table:table-cell table:style-name="តារាង1.A2" office:value-type="string">
            <text:p text:style-name="P5">ប្រា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ឃាត់​មុន, ហាម, ដាក់​បម្រាម ។ ប្រាម​ប្រាប់ <text:s/>ឬ ប្រាប់​ប្រាម <text:s/>ប្រាប់​ដោយ​ហាម, ដោយ​មាន​បម្រាម (ម. ព. ប្រាប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ាម​ប្រាប់ </text:p>
            <text:p text:style-name="P10">ប្រាប់​ប្រាម</text:p>
          </table:table-cell>
        </table:table-row>
        <table:table-row>
          <table:table-cell table:style-name="តារាង1.A2" office:value-type="string">
            <text:p text:style-name="P4">៧៦២១</text:p>
          </table:table-cell>
          <table:table-cell table:style-name="តារាង1.A2" office:value-type="string">
            <text:p text:style-name="P5">ប្រាមោទ្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ម៉ោត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ដូច​គ្នា បាមោជ្ជ ដែ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២២</text:p>
          </table:table-cell>
          <table:table-cell table:style-name="តារាង1.A2" office:value-type="string">
            <text:p text:style-name="P5">ប្រ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ាក់​ដោយ​ជើង​ទាំង​ពីរ​ទៅ​ក្រោយ (សេះ) សេះ​ប្រាយ ។ បាច​សាច : ប្រាយ​អង្ករ <text:s/>គឺ​ចាប់​អង្ករ​បាច​ដោយ​អប​ទេស​បញ្ចៀស​ឬ​បាច​បញ្ចេរ ឲ្យ​ខ្មោច​បិសាច​ចៀស​ចេញ​ទៅ (ធ្វើ​តាម​ក្បួន​សែន​ព្រេន) ។ ប្រាយ​លាជ <text:s/>គឺ​ចាប់​លាជ​បាច​សាច​ក្នុង​ដំណើរ​ហែ​សព (ធ្វើ​តាម​ក្បួន​យោគី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ាយ​លាជ</text:p>
          </table:table-cell>
        </table:table-row>
        <table:table-row>
          <table:table-cell table:style-name="តារាង1.A2" office:value-type="string">
            <text:p text:style-name="P4">៧៦២៣</text:p>
          </table:table-cell>
          <table:table-cell table:style-name="តារាង1.A2" office:value-type="string">
            <text:p text:style-name="P5">ប្រ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គ្រាប់​កាំភ្លើង​ល្អិត​ៗ សម្រាប់​ច្រក​ម្ដង​ៗ ច្រើន​គ្រាប់ បាញ់​ទៅ​ប្រាយ​ចេញ​ព្រាត : គេ​បាញ់​កាំភ្លើង​ច្រក​គ្រាប់​ប្រាយ ត្រូវ​កុក​ងាប់​ជិត​អស់​មួយ​ហ្វូ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២៤</text:p>
          </table:table-cell>
          <table:table-cell table:style-name="តារាង1.A2" office:value-type="string">
            <text:p text:style-name="P5">ប្រារព្ធ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រប់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&lt; ប្រ + អា + រព្ធ; អា + រព្ភ) តាំង​ផ្ដើម, ផ្ដួចផ្តើម, ផ្គង​ជា​មុន; និយាយ​តំណាល​អំពី​រឿង​ដើម; ប្រុង​ប្រៀប, រៀបរប; ចំពោះ, សំដៅ​ត្រង់; នឹក​ដើម, គិត​ដល់, ភ្នក​នឹក​ដល់ : ប្រារព្ធ​ការងារ; ប្រារព្ធ​ពី​រឿង​កម្សត់​កម្រ​នឹង​គ្នា​មក​អំពី​ដើម; ប្រារព្ធ​ដល់​បុត្រ​ភរិយា; បញ្ញត្តិ​នេះ​ជា​សាធារណៈ​ឥត​ប្រារព្ធ​ឈ្មោះ​ណា​មួយ​ដោយ​ដាច់​ខាត​ទេ ។ល។ រ. ស. ទ្រង់​ព្រះ​ប្រារព្ធ <text:s/>ទ្រង់​មាន​ព្រះ​តម្រាស់​ផ្ដើម​ឡើង, ទ្រង់​ភ្នក​ដល់, ទ្រង់​មាន​ព្រះ​តម្រាស់​ចំពោះ ..., ទ្រង់​ធ្វើ : ព្រះ​ករុណា​ជា​អម្ចាស់​ជីវិត​លើ​ត្បូង ទ្រង់​ព្រះ​ប្រារព្ធ​ទៀន​ជ័យ <text:s/>គឺ​ទ្រង់​អុជ​ទៀន​ជ័យ​នៅ​ថ្ងៃ​ផ្ដើម​ចូល​ព្រះ​រាជ​ពិធី​បុណ្យ​ចម្រើន​ព្រះ​ជន្ម​វស្សា​ឬ​ព្រះ​រាជ​ពិធី​ត្រស្ដិ​សង្ក្រាន្ត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២៥</text:p>
          </table:table-cell>
          <table:table-cell table:style-name="តារាង1.A2" office:value-type="string">
            <text:p text:style-name="P5">ប្រា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កាច់, ជាន់, សង្កត់​អ្វី​ៗ​ដែល​ស្ងួត​ស្រួយ​ឬ​វត្ថុ​នោះ​បាក់, ធ្លាក់ 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២៦</text:p>
          </table:table-cell>
          <table:table-cell table:style-name="តារាង1.A2" office:value-type="string">
            <text:p text:style-name="P5">ប្រា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ឃ្លាត​ចេញ, ព្រាត់​ចេញ, ចាក​ចេញ ។ ប្រាស​ចាក (អ. ថ. ប្រាស​-ចាក ឬ ប្រាសៈចាក) ឃ្លាត​ចាក, ផុត​ចាក, គ្មាន, ឥត : ចិត្ត​ប្រាស​ចាក​មន្ទិល, មនុស្ស​ប្រាស​ចាក​ទោស ។ ប្រាស​និរាស <text:s/>ប្រាស​ឃ្លាត​ចេញ​ឆ្ងាយ​អស់​មាន​សង្ឃឹម​ថា​នឹង​បាន​ឃើញ​ឬ​បាន​ចួប​ទៀត (ម. ព. និរាស ផង) ។ ប្រាស​ព្រាត់ <text:s/>ឬ ព្រាត់​ប្រាស <text:s/>ព្រាត់​ឃ្លាត​ចាក​បុគ្គល​ជា​ទី​ស្រឡាញ់​លែង​ឃើញ​គ្នា ។ (ព. កា.) : បំណាច់​នឹង​ប្រាស​ព្រាត់ គួរ​ហា​មាត់​ផ្ដាំ​មួយ​ម៉ាត់ ហេតុ​ម្ដេច​ក៏​ទៅ​បាត់ ស្ងាត់​ដំណឹង​ឈឹង​សូន្យ​សោ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ាស​ចាក </text:p>
            <text:p text:style-name="P10">ប្រាស​និរាស</text:p>
            <text:p text:style-name="P10">ប្រាស​ព្រាត់ <text:s/>ព្រាត់​ប្រាស</text:p>
          </table:table-cell>
        </table:table-row>
        <table:table-row>
          <table:table-cell table:style-name="តារាង1.A2" office:value-type="string">
            <text:p text:style-name="P4">៧៦២៧</text:p>
          </table:table-cell>
          <table:table-cell table:style-name="តារាង1.A2" office:value-type="string">
            <text:p text:style-name="P5">ប្រាស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ប្រើ​ផ្សំ​ជា​មួយ​នឹង​ពាក្យ ប្រើ ថា : ប្រើប្រាស់ (ម. ព. ប្រើ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ើប្រាស់</text:p>
          </table:table-cell>
        </table:table-row>
        <table:table-row>
          <table:table-cell table:style-name="តារាង1.A2" office:value-type="string">
            <text:p text:style-name="P4">៧៦២៨</text:p>
          </table:table-cell>
          <table:table-cell table:style-name="តារាង1.A2" office:value-type="string">
            <text:p text:style-name="P5">ប្រាសាទ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សាត</text:p>
          </table:table-cell>
          <table:table-cell table:style-name="តារាង1.D2" office:value-type="string">
            <text:p text:style-name="P7">សំ. 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ាសាទ) គ្រឹហា​ជា​ទី​នាំ​ចិត្ត​ឲ្យ​ជ្រះថ្លា​ឬ​ជា​ទី​ស្រឡះ​ភ្នែក គឺ​ផ្ទះ​មាន​ថ្នាក់​ខ្ពស់​ស្រឡះ ។ ខ្មែរ​យើង​ប្រើ​តាម​ទម្លាប់ ហៅ​ចំពោះ​តែ​ព្រះ​រាជ​ដំណាក់​ឬ​គ្រឹហា​ដែល​មាន​កំពូល សូម្បី​តែ​សង់​មួយ​ជាន់​ក៏​ហៅ ប្រាសាទ ដែរ; តែ​បើ​វិហារ​ឬ​សាលា ទោះ​បី​មាន​កំពូល​ក៏​ពុំ​ហៅ ប្រាសាទ ឡើ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២៩</text:p>
          </table:table-cell>
          <table:table-cell table:style-name="តារាង1.A2" office:value-type="string">
            <text:p text:style-name="P5">ប្រាស្រ័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 + អាឝ្រយ &gt; ប្រាឝ្រយ) ខ្មែរ​ច្រើន​ប្រើ​ជា កិ. ដូច​គ្នា​នឹង​ពាក្យ <text:s/>ប្រស្រ័យ ដែរ (ម. ព. នេះ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៣០</text:p>
          </table:table-cell>
          <table:table-cell table:style-name="តារាង1.A2" office:value-type="string">
            <text:p text:style-name="P5">ប្រិ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ប្លិច : ចាប​ហើរ​ប្រិច​ចេញ​ពី​គុម្ពោត​នេះ​ទៅ ។ ភ្លែត : ដើរ​ប្រិច​ៗ <text:s/>គឺ​ដើរ​ភ្លែត​ៗ ។ ប្រើ​ជា ន. ក៏​បាន : ដើរ​តែ​មួយ​ប្រិច​ដល់ <text:s/>គឺ​ដើរ​តែ​មួយ​ភ្លែត​ដល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៣១</text:p>
          </table:table-cell>
          <table:table-cell table:style-name="តារាង1.A2" office:value-type="string">
            <text:p text:style-name="P5">ប្រិច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ដែល​តិច​ៗ, រ៉ុយ​ៗ (វត្ថុ​រាវ) : រលឹម​ប្រិច​ៗ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៣២</text:p>
          </table:table-cell>
          <table:table-cell table:style-name="តារាង1.A2" office:value-type="string">
            <text:p text:style-name="P5">ប្រិញ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10">ដែល​រលីបរលាប ឬ​រលាប​ៗ; ស្ដើង​ស្ដួច; ច្រើន​និយាយ​ថា ព្រិញ​ៗ ជាង (វត្ថុ​រាវ) : ទឹក​ហូរ​ព្រិញ​ៗ; ឈាម​ចេញ​ព្រិញ​ៗ ។</text:p>
          </table:table-cell>
          <table:table-cell table:style-name="តារាង1.D2" office:value-type="string">
            <text:p text:style-name="P11">ព្រិញ​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៣៣</text:p>
          </table:table-cell>
          <table:table-cell table:style-name="តារាង1.A2" office:value-type="string">
            <text:p text:style-name="P5">ប្រិ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ដាក់​កម្រិត​យ៉ាង​តឹង, ធ្វើ​ឲ្យ​មាន​កម្រិត ឬ​បញ្ញត្ត​មាន​កម្រិត : ត្រូវ​ប្រិត​បន្តិច​កុំ​បណ្ដែត​បណ្ដោ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៣៤</text:p>
          </table:table-cell>
          <table:table-cell table:style-name="តារាង1.A2" office:value-type="string">
            <text:p text:style-name="P5">ប្រិតប្រៀ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្រិត​ដោយ​រឹត​ត្បិត​ឲ្យ​ប្រព្រឹត្ត​ហ្មត់ចត់​ទៀងទាត់​តាម​គតិ​ធម៌​និង​គតិ​ច្បាប់ : មាតា​បិតា​និង​គ្រូ​បា​អាចារ្យ​ប្រិតប្រៀង​បុត្រ​ធីតា និង​សិស្សានុសិស្ស ឲ្យ​កាន់​សុចរិត​ប្រព្រឹត្ត​ល្អ; កូន​ឥត​សណ្ដាប់​ធ្នាប់ មក​ពី​ម្ដាយ​អាពុក​មិន​ប្រិតប្រៀ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៣៥</text:p>
          </table:table-cell>
          <table:table-cell table:style-name="តារាង1.A2" office:value-type="string">
            <text:p text:style-name="P5">ប្រិតប្រៀ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ញ្ញត្ត​ឲ្យ​ខំ​រៀន​មាន​កម្រិត, មាន​កំណត់ : គ្រូ​ប្រិតប្រៀន​សិស្ស​ឲ្យ​ខំ​ប្រឹង​រៀន, អាពុក​ម្ដាយ​ប្រិតប្រៀន​កូន​ឲ្យ​បាន​បទ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៣៦</text:p>
          </table:table-cell>
          <table:table-cell table:style-name="តារាង1.A2" office:value-type="string">
            <text:p text:style-name="P5">ប្រិតប្រៀ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ដាក់​កម្រិត​យ៉ាង​តឹង​ដោយ​ប្រៀប​ប្រដូច​នឹង​ដំណើរ​ណា​មួយ​ដែល​ត្រឹមត្រូវ​ឬ​រឹតត្បិត​ឲ្យ​មាន​របៀប : ខំ​ប្រិតប្រៀប​ណាស់​ដែរ គង់​តែ​មាន​ភ្លាត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៣៧</text:p>
          </table:table-cell>
          <table:table-cell table:style-name="តារាង1.A2" office:value-type="string">
            <text:p text:style-name="P5">ប្រិនប្រុ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10">ប្រុន​ៗ ច្រិមច្រុម​ដោយ​ខ្លាច​ដោយ​ញញើត : ដើរ​ប្រិនប្រុន; <text:s/>ដំណើរ​ប្រិនប្រុន​ព្រោះ​ញញើ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៣៨</text:p>
          </table:table-cell>
          <table:table-cell table:style-name="តារាង1.A2" office:value-type="string">
            <text:p text:style-name="P5">ប្រិ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<text:span text:style-name="T5">សូរ​ឮ​ដោយ​ដាច់​ឬ​បាក់​អ្វី​ៗ ដែល​ស្រួយ ។ កិ. វិ. ឬ គុ. ដែល​រួស, </text:span>រួសរាន់, រហ័ស ឥត​ទើស​ទាក់ : មើល​សាស្ត្រា​ប្រឹប; សម្ដី​ប្រឹប ។</text:p>
          </table:table-cell>
          <table:table-cell table:style-name="តារាង1.D2" office:value-type="string">
            <text:p text:style-name="P11">ប្រឹប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៣៩</text:p>
          </table:table-cell>
          <table:table-cell table:style-name="តារាង1.A2" office:value-type="string">
            <text:p text:style-name="P5">ប្រិមប្រិ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ប្រី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្រេមន៑ <text:s/>ន. “មនុស្ស​ឬ​អ្វី​ៗ​ដែល​ជា​ទី​ស្រឡាញ់” + ប្រិយ គុ. “ដែល​គួរ​ឲ្យ​ស្រឡាញ់, ដែល​ជា​ទី​ស្រឡាញ់”; បា. បេម + បិយ <text:s/>សេចក្ដី​ដូច សំ. ដែរ) ដែល​ស្រស់​ប៉ប្រៃ​គួរ​ឲ្យ​ស្រឡាញ់, ដែល​គួរ​ឲ្យ​ស្រឡាញ់​ក្រៃពេក (ច្រើន​ប្រើ​ប្រិមប្រិយ <text:s/>ជាង ) : មុខ​មាត់​<text:span text:style-name="T5">ប្រិមប្រិយ <text:s/>(ច្រើន​ប្រើ​ចំពោះ​តែ​មុខ​មាត់); ប៉ុន្តែ​ខាង​កាព្យ អាច​ប្រើ​លាយ​ចម្រុះ​គ្នា​បាន​ទាំង​ពីរ ដូច​ជា មើល​មាត់​ក៏​ប្រិមប្រិយ​ហា​មាត់​ស្ដី​ឥត​ទាស់​ឆ្គង មើល​មុខ​ស្រស់​បំព្រង ទាំង​ដង​ខ្លួន​ក៏​ប្រេម-ប្រិយ ។</text:span></text:p>
          </table:table-cell>
          <table:table-cell table:style-name="តារាង1.D2" office:value-type="string">
            <text:p text:style-name="P11">ប្រេមប្រិយ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៤០</text:p>
          </table:table-cell>
          <table:table-cell table:style-name="តារាង1.A2" office:value-type="string">
            <text:p text:style-name="P5">ប្រិយប្រ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ិយ៉ៈ--ឬ​ប្រី--</text:p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ន. ឬ គុ.</text:p>
          </table:table-cell>
          <table:table-cell table:style-name="តារាង1.D2" office:value-type="string">
            <text:p text:style-name="P10">ពាក្យ, សម្ដី, ដែល​គួរ​ឲ្យ​ស្រឡាញ់, គួរ​ឲ្យ​ចង់​ស្ដាប់ (ព. កា.) : សម្ដី​ប្រិយប្រាយ ស្ដាប់​ពី​ចម្ងាយ ដូច​សូរ​រគាំង ពីរោះ​ចាប់​ចិត្ត ស្អិត​ជាប់​ភ័ន្ត​ភាំង ពុំ​អាច​នឹង​តាំង ចិត្ត​ឲ្យ​នឹង​បាន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៤១</text:p>
          </table:table-cell>
          <table:table-cell table:style-name="តារាង1.A2" office:value-type="string">
            <text:p text:style-name="P5">ប្រិយភាព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ិយ៉ៈ--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ិយភាវ; បិយ--) ភាព​ដែល​គួរ​ឲ្យ​ស្រឡាញ់, សេចក្ដី​ទន់ភ្លន់, ការ​ស្លូតបូត, ការ​ញញឹម​ស្រស់ស្រាយ, ឫកពា​សុភាព​រាបសា : មនុស្ស​មាន​ប្រិយភាព រមែង​បាន​ទទួល​សេចក្ដី​សរសើរ​អំពី​អ្នក​ផង; ប្រិយភាព ជា​សុជីវ​ធម៌​ដ៏​សំខាន់​របស់​មនុស្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៤២</text:p>
          </table:table-cell>
          <table:table-cell table:style-name="តារាង1.A2" office:value-type="string">
            <text:p text:style-name="P5">ប្រិ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៉ិល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៤៣</text:p>
          </table:table-cell>
          <table:table-cell table:style-name="តារាង1.A2" office:value-type="string">
            <text:p text:style-name="P5">ប្រ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ស្មៅ​ទឹក​ពួក​កក់ ប្រើ​ក្រង​ប្រក់​ផ្ទះ​ឬ​គាប​ធ្វើ​ជញ្ជាំង​ផ្ទះ​បាន : ច្រូត​ប្រី, ក្រង​ប្រី, ផ្ទះ​ប្រក់​ប្រី, ជញ្ជាំង​ប្រី <text:s/>(អ្នក​ស្រុក​ខ្លះ​ហៅ​ថា ប្រុយ ក៏​មា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៤៤</text:p>
          </table:table-cell>
          <table:table-cell table:style-name="តារាង1.A2" office:value-type="string">
            <text:p text:style-name="P5">ប្រីជ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រិជ្ញា; បរិញ្ញា) ប្រាជ្ញា; ការ​កំណត់​ដឹង, សេចក្ដី​ដឹង​ច្បាស់លាស់, ការ​យល់​ជាក់ ។ ប្រីជា​ញាណ <text:s/>ប្រីជា​និង​ញាណ ឬ​ញាណ​ដែល​អាស្រ័យ​នឹង​ប្រីជា, សេចក្ដី​ដឹង​ព្រោះ​ប្រីជា; (រ. ស.) : ព្រះ​ប្រីជា <text:s/>ឬ ព្រះ​ប្រីជា​ញាណ ។ សម្រាប់​ប្រើ​ជា​ឋានន្តរ​នៃ​មន្ត្រី​ខាង​ក្រុម​រាជ​បណ្ឌិត​ក្នុង​កម្ពុជ​រដ្ឋ​តាំង​ពី​បុរាណ​សម័យ​រហូត​មក​ជា : ព្រះ​ជំនិត​ប្រីជា; ឧកញ៉ា​សុត្តន្ត​ប្រីជា, ឧកញ៉ា <text:span text:style-name="T5">សុធម្ម​ប្រីជា ។ល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ីជា​ញាណ </text:p>
            <text:p text:style-name="P10"/>
          </table:table-cell>
        </table:table-row>
        <table:table-row>
          <table:table-cell table:style-name="តារាង1.A2" office:value-type="string">
            <text:p text:style-name="P4">៧៦៤៥</text:p>
          </table:table-cell>
          <table:table-cell table:style-name="តារាង1.A2" office:value-type="string">
            <text:p text:style-name="P5">ប្រីត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ដា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24">(ប្រីត; បីត, បីតិត <text:s/>កិ. ឬ គុ. “ផឹក, ឆ្អែត​ចិត្ត​ដោយ​អំណរ​ដ៏​វិសេស​ឬ​ដែល​ផឹក; ដែល​ឆ្អែត​ចិត្ត​ដោយ​អំណរ​ដ៏​វិសេស”) ដូច​គ្នា​នឹង បីតិ ដែរ; ច្រើន​និយាយ​ថា ប្រីតា​ប្រាមោទ្យ គឺ​ប្រីតា​និង​ប្រាមោទ្យ (បីតិ និង បាមោជ្ជ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24"/>
          </table:table-cell>
        </table:table-row>
        <table:table-row>
          <table:table-cell table:style-name="តារាង1.A2" office:value-type="string">
            <text:p text:style-name="P4">៧៦៤៦</text:p>
          </table:table-cell>
          <table:table-cell table:style-name="តារាង1.A2" office:value-type="string">
            <text:p text:style-name="P5">ប្រឹក្ស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ឹក-សា</text:p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រីក្សា) ការ​ពិចារណា, ដំណើរ​ស្ទង់​ការ, ការ​ល្បង​មើល​ឲ្យ​ឃើញ​ពិត; ការ​ពិគ្រោះ​គ្នា ។ ខ្មែរ​យើង​ប្រើ​ជា កិ. <text:s/>ពិគ្រោះ​គ្នា, ជជែក​ពិគ្រោះ​គ្នា​ឲ្យ​ឃើញ​ហេតុ​ឃើញ​ដំណើរ : ចាំ​ប្រឹក្សា​គ្នា​សិន, បាន​ប្រឹក្សា​យល់​ព្រម​គ្នា​ហើយ; គណៈ​កម្មការ​បាន​ប្រឹក្សា​គ្នា​អស់​រយៈ​កាល​ដ៏​យូរ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៤៧</text:p>
          </table:table-cell>
          <table:table-cell table:style-name="តារាង1.A2" office:value-type="string">
            <text:p text:style-name="P5">ប្រឹ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ខំ​កម្រើក​កម្លាំង, ខំ​ពេញ​កម្លាំង, ខំ​ឲ្យ​រឹង​ជំហរ, ខំ​ព្យាយាម, មិន​ទម្រន់ : ប្រឹង​រៀន, ប្រឹង​រក, ប្រឹង​ធ្វើ​ការ ។ ប្រឹង​ប្រែង <text:s/>ប្រឹង​ដោយ​ស្រវា​ស្រទេញ, ប្រឹង​ពេញ​ទំហឹ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ឹង​ប្រែង </text:p>
            <text:p text:style-name="P10"/>
          </table:table-cell>
        </table:table-row>
        <table:table-row>
          <table:table-cell table:style-name="តារាង1.A2" office:value-type="string">
            <text:p text:style-name="P4">៧៦៤៨</text:p>
          </table:table-cell>
          <table:table-cell table:style-name="តារាង1.A2" office:value-type="string">
            <text:p text:style-name="P5">ប្រឹថព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ឹថៈពី ឬ ប្រិត-ថៈពី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ឫថវី​, ប្ឫថិវិ, ប្ឫថ្វី, ប្ឫ &gt; ប្រឹ; បឋវី) ផែន​ដី, ផ្ទៃ​ដី​ទាំងមូល, មណ្ឌល​ដី ។ ក្រឡា​ប្រឹថពី ឬ ក្រឡា​មហា​ប្រឹថពី <text:s/>ក្រឡា​ផ្ទៃ​ប្រឹថពី​ទាំង​មូល ។ ប្រឹថពី​កម្បនាទ (--ក័ម-ប៉ៈន៉ាត) ការ​ញ័រ​ប្រឹថពី ។ ប្រឹថពី​ចលនា (--ចៈលៈន៉ា) ការ​កម្រើក​ឬ​រញ្ជួយ​ប្រឹថពី ។ ប្រឹថពី​តល (--ដល់) ផ្ទៃ​នៃ​ប្រឹថពី ។ ប្រឹថពី​ភូបាល លោក​អ្នក​គ្រប់គ្រង​ផែន​ដី (ព្រះ​រាជា) ។ល។ (លោក-អ្នក​ខ្លះ​ធ្លាប់​សរសេរ ប្រថពី គួរ​សរសេរ​ប្រឹថពី តាម​បែប​បុរាណ​វិញ ទាំង​ត្រឹម​ត្រង់​តាម​ប្រភព​នៃ​ពាក្យ​ផង) ។ ប្រឹថពី និង បឋវី ទាំង ២ នេះ​ជា​វេវចនៈ​នឹង​គ្នា តាម​តែ​ប្រើ​សព្ទ​ណា​ក៏​បាន ។ សព្ទ​ថា ដី ឬ ផែន​ដី នេះ​មាន​វេវចនៈ​ច្រើន ដូច​ជា ធរណី, មហី, មេទនី, វសុន្ទរី, ពសុធា 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ក្រឡា​ប្រឹថពី </text:p>
            <text:p text:style-name="P10">ប្រឹថពី​កម្បនាទ</text:p>
            <text:p text:style-name="P10">ប្រឹថពី​ចលនា </text:p>
            <text:p text:style-name="P10">ប្រឹថពី​តល</text:p>
            <text:p text:style-name="P10">ប្រឹថពីភូបាល</text:p>
            <text:p text:style-name="P10"/>
          </table:table-cell>
        </table:table-row>
        <table:table-row>
          <table:table-cell table:style-name="តារាង1.A2" office:value-type="string">
            <text:p text:style-name="P4">៧៦៤៩</text:p>
          </table:table-cell>
          <table:table-cell table:style-name="តារាង1.A2" office:value-type="string">
            <text:p text:style-name="P5">ប្រឹ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ិប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៥០</text:p>
          </table:table-cell>
          <table:table-cell table:style-name="តារាង1.A2" office:value-type="string">
            <text:p text:style-name="P5">ប្រឹ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មុខ​ទ្រូ​ឬ​លប មាន​បន្ទោះ​រួម​ក្របួច​ខាង​ចុង​ទុក​ផ្លូវ​ច្រហ​ខាង​មាត់ ឲ្យ​ល្មម​តែ​ត្រី​ចូល​បណ្ដោយ​ទៅ​ខាង​ក្នុង​បាន​នឹង​ចេញ​ច្រាស​មក​វិញ​ពុំរួច : ប្រឹស​ទ្រូ, ប្រឹស​ល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៥១</text:p>
          </table:table-cell>
          <table:table-cell table:style-name="តារាង1.A2" office:value-type="string">
            <text:p text:style-name="P5">ប្រឹស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5">ដែល​ឈឺ​ធ្ងន់​ហើយ​ត្រឡប់​គ្រាន់​បើ​រើប​ៗ​ឡើង​វិញ (ច្រើន​និយាយ​ថា ប្រឹស​ៗ ជាង) : ជំងឺ​នោះ​បាន​គ្រាន់​បើ​ប្រឹស​ៗ​ហើយ (ម. ព. ប៉ប្រឹស ២ ឬ ពព្រើស <text:s/>គុ. ទៀត​ផង) ។</text:p>
          </table:table-cell>
          <table:table-cell table:style-name="តារាង1.D2" office:value-type="string">
            <text:p text:style-name="P11">ព្រើស​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៥២</text:p>
          </table:table-cell>
          <table:table-cell table:style-name="តារាង1.A2" office:value-type="string">
            <text:p text:style-name="P5">ប្រឹស្ដាង្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ើង ដ ប្រឹស-ស្ដាង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មើល​ពាក្យ ប្រឹស្ឋាង្គ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៥៣</text:p>
          </table:table-cell>
          <table:table-cell table:style-name="តារាង1.A2" office:value-type="string">
            <text:p text:style-name="P5">ប្រឹស្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ឹស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ឫឞ្ឋ; បិដ្ឋ, បិដ្ឋិ) ខ្នង; (រ. ស.) : ព្រះ​ប្រឹស្ឋ <text:s/>(ព. កា.) : ព្រះ​ប្រឹស្ឋ​រាង​ហំ ព្រះ​កាយ​ស័ក្តិសម ជា​មេ​ទ័ព​ជាតិ ទ្រង់​មាន​សម្ដី ពុំ​ដែល​ឃ្លៀងឃ្លាត ជា​ទង់​ជ័យ​ជាតិ ឥត​ក្សត្រិយ៍​ណា​ប្រៀ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៥៤</text:p>
          </table:table-cell>
          <table:table-cell table:style-name="តារាង1.A2" office:value-type="string">
            <text:p text:style-name="P5">ប្រឹស្ឋាង្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ឹស-ស្ឋាង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&lt; ប្ឫឞ្ឋ + អង្គ; &lt; បិដ្ឋ + អង្គ) អវយវៈ​ខាង​ក្រោយ គឺ​ខ្នង; ប្រើ​ក្លាយ​ជា ប្រឹស្តាង្គ (រ. ស. ព្រះ​ប្រឹស្ដាង្គ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៥៥</text:p>
          </table:table-cell>
          <table:table-cell table:style-name="តារាង1.A2" office:value-type="string">
            <text:p text:style-name="P5">ប្រឹះ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ភ្លៀង​តិច​ៗ ឬ​រលឹម​ធ្លាក់​មក​លើ​ដំបូល​ប្រក់​ស្លឹក​ឬ​ស្បូវ​ជាដើម : ភ្លៀង​ប្រឹះ​ៗ, រលឹម​ប្រឹះ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៥៦</text:p>
          </table:table-cell>
          <table:table-cell table:style-name="តារាង1.A2" office:value-type="string">
            <text:p text:style-name="P5">ប្រុ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ម្រុង​ទុក, ប្រយ័ត្ន​ទុក​មុន : ប្រុង​ខ្លួន, ប្រុង​ស្មារតី ។ ផ្គង​បំណង​ទុក​មុន : ប្រុង​នឹង​ទៅ, ប្រុង​នឹង​ឲ្យ ។ <text:s/>ផ្គូផ្គង, ផ្សំ : ប្រុង​គ្រឿង​ផ្ទះ ។ ប្រុង​ប្រៀប <text:s/>រៀប​ប្រុង​ទុក​ជាមុន​ឬ​ប្រុង​ទុក​តាម​របៀប​កិច្ចការ ។ ប្រុងប្រែង <text:s/>ប្រុង​ប្រយ័ត្ន​ទុក​ជាមុន ។ គ្រឿង​ប្រុង (ម. ព. ទព្វសម្ភារៈ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ុងប្រៀប </text:p>
            <text:p text:style-name="P10">ប្រុងប្រែង</text:p>
            <text:p text:style-name="P10">គ្រឿង​ប្រុង</text:p>
          </table:table-cell>
        </table:table-row>
        <table:table-row>
          <table:table-cell table:style-name="តារាង1.A2" office:value-type="string">
            <text:p text:style-name="P4">៧៦៥៧</text:p>
          </table:table-cell>
          <table:table-cell table:style-name="តារាង1.A2" office:value-type="string">
            <text:p text:style-name="P5">ប្រុន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10">ដែល​ប្រួញ​ខ្លួន​ត្រុន​ៗ ដោយ​ខ្លាច ឬ​គោរព​រណេបរណឺប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៥៨</text:p>
          </table:table-cell>
          <table:table-cell table:style-name="តារាង1.A2" office:value-type="string">
            <text:p text:style-name="P5">ប្រុយ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ី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10">ដែល​ស្ដើង​ប៉ើងរ៉ើង, រ៉ុយ, រ៉ុយ​ៗ : ភ្លៀង​ប្រុយ​ៗ ។</text:p>
          </table:table-cell>
          <table:table-cell table:style-name="តារាង1.D2" office:value-type="string">
            <text:p text:style-name="P11">ប្រុយ​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៥៩</text:p>
          </table:table-cell>
          <table:table-cell table:style-name="តារាង1.A2" office:value-type="string">
            <text:p text:style-name="P5">ប្រុ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ុរុឞ; បុរិស) មនុស្ស​ជាតិ​មាន​ភេទ​ផ្សេង​ទីទៃ​ពី​ស្រី មាន​អត្ថន័យ​ថា មនុស្ស​អ្នក​បំពេញ​បំណង​របស់​ម្ដាយ​អាពុក ។ តាម​ទម្លាប់​ខ្មែរ, ត្រូវ​ប្រើ​ពាក្យ​ជា​គូ​ស្រប​គ្នា​ថា ប្រុស​ស្រី ឬ ស្រី​ប្រុស; បុរស​ស្រ្តី ឬ ស្រ្តី​បុរស; កុំ​ប្រើ​ថា បុរស​ស្រី ឬ ស្រី​បុរស ឡើយ ។ មើល​ក្នុង​ពាក្យ ប្ដី និង ប្រពន្ធ ផ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ុស​ស្រី <text:s/></text:p>
            <text:p text:style-name="P10">ស្រី​ប្រុស <text:s/></text:p>
          </table:table-cell>
        </table:table-row>
        <table:table-row>
          <table:table-cell table:style-name="តារាង1.A2" office:value-type="string">
            <text:p text:style-name="P4">៧៦៦០</text:p>
          </table:table-cell>
          <table:table-cell table:style-name="តារាង1.A2" office:value-type="string">
            <text:p text:style-name="P5">ប្រុ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ព្រោង​ព្រាយ, ដែល​ភ្លឺ​ចម្រុះ​គ្នា : ពន្លឺ​ប្រុះ; ភ្លឺ​ប្រុះ (ព. កា.) : សេព​គប់​ប្រាជ្ញ​ប្រុះ ប្រាជ្ញ​នាំ​ឆ្លុះ ឃើញ​ក្ដី​ខុស​ត្រូវ សេព​គប់​ជន​ពាល រែង​រាល​ខុស​ផ្លូវ នាំ​ឲ្យ​អាស្រូវ បង់​កេរ្តិ៍​បង់​ឈ្មោ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៦១</text:p>
          </table:table-cell>
          <table:table-cell table:style-name="តារាង1.A2" office:value-type="string">
            <text:p text:style-name="P5">ប្រូង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ធ្លាក់​ឬ​បោះ, ចោល​អ្វី​ៗ ក្នុង​ទឹក : ធ្លាក់​ទឹក​ប្រូ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បបរ​គ្រឿង​មួយ​ប្រភេទ មាន​បង់​បន្លែ​លាយ​ផង : បបរ​ប្រូង ត្រូវ​ប្រើ​ស្លឹក​គ្រៃ​និង​មើម​ខ្ជាយ​ឲ្យ​ចាស់​បន្តិ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បរ​ប្រូង</text:p>
          </table:table-cell>
        </table:table-row>
        <table:table-row>
          <table:table-cell table:style-name="តារាង1.A2" office:value-type="string">
            <text:p text:style-name="P4">៧៦៦២</text:p>
          </table:table-cell>
          <table:table-cell table:style-name="តារាង1.A2" office:value-type="string">
            <text:p text:style-name="P5">ប្រូ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ចេញ​ពី​ក្នុង​ទី​តូច, ទី​ចង្អៀត​យ៉ាង​រហ័ស​ភ្លែត​ឥត​មាន​ទើស​ទាក់ : ទន្សាយ​ចេញ​ប្រូច​ពី​ក្នុង​គុម្ពោត​នេះ​ទ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៦៣</text:p>
          </table:table-cell>
          <table:table-cell table:style-name="តារាង1.A2" office:value-type="string">
            <text:p text:style-name="P5">ប្រូ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ធ្លាក់, ដួល, បោក, បោះ, ស្រាល​ៗ​រហ័ស​ៗ ជាដើម (ស្រូស) : ដួល​ប្រូស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៦៤</text:p>
          </table:table-cell>
          <table:table-cell table:style-name="តារាង1.A2" office:value-type="string">
            <text:p text:style-name="P5">ប្រួក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ជាន់, បុក, បាក់​អ្វី​ៗ ដែល​ស្រួយ, ពុក, ផុយ ។</text:p>
          </table:table-cell>
          <table:table-cell table:style-name="តារាង1.D2" office:value-type="string">
            <text:p text:style-name="P11">ព្រួក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ពុក​ផុយ​​ជ្រោកជ្រាក​ណាស់​ប្រើ​ការ​ពុំ​កើត : ផ្លាន​ឈើ​ប្រួក, ឈើ​ចាស់​មាន​សាច់​ប្រួក, ពុក​ប្រួ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៦៥</text:p>
          </table:table-cell>
          <table:table-cell table:style-name="តារាង1.A2" office:value-type="string">
            <text:p text:style-name="P5">ព្រួ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រួញ, ថយ​ប្រវែង​នៅ​ខ្លី : ប្រួញ​ខ្លួន, ប្រួញ​សេចក្ដ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៦៦</text:p>
          </table:table-cell>
          <table:table-cell table:style-name="តារាង1.A2" office:value-type="string">
            <text:p text:style-name="P5">ប្រួត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ផ្គួប​គ្នា​ឲ្យ​មាំ, បន្ថែម​រួប​គ្នា, ចោម​ជួយ​គ្នា : ប្រួត​ខ្សែ​ជា​ពីរ, ប្រួត​គ្នា​វាយ ។</text:p>
          </table:table-cell>
          <table:table-cell table:style-name="តារាង1.D2" office:value-type="string">
            <text:p text:style-name="P11">ព្រួត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ភមរ​ជាតិ​មួយ​ប្រភេទ​រូប​ថ្លោស​ជាង​មេ​ឃ្មុំ​ផ្លិត តូច​ជាង​មេ​ឃ្មុំ​ធំ សម្បុរ-ស​បន្តិច ច្រើន​ក​សំបុក​ជា​ផ្លិត​ស្រទាប់​ៗ សម្បុរ-ស នៅ​អាស្រ័យ​ក្នុង​ប្រហោង​ឬ​រូង​ឈើ, ពាង, ក្អម​ជាដើម មាន​ទឹក​ផ្អែម​ឡម​ៗ ។</text:p>
          </table:table-cell>
          <table:table-cell table:style-name="តារាង1.D2" office:value-type="string">
            <text:p text:style-name="P11">ព្រួត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៦៧</text:p>
          </table:table-cell>
          <table:table-cell table:style-name="តារាង1.A2" office:value-type="string">
            <text:p text:style-name="P5">ប្រួ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្វើ​ឲ្យ​មាន​រាង​រួម​ជម​តូច​ខាង​ចុង : ប្រួម​បន្ទោះ, ប្រួម​ធាង​ត្នោត, បិទ​បន្ទោះ​ប្រួម​ខាង​ចុង​ឲ្យ​តូច​ជាង​ខាង​គល់ ។</text:p>
          </table:table-cell>
          <table:table-cell table:style-name="តារាង1.D2" office:value-type="string">
            <text:p text:style-name="P11">ព្រួម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៦៨</text:p>
          </table:table-cell>
          <table:table-cell table:style-name="តារាង1.A2" office:value-type="string">
            <text:p text:style-name="P5">ប្រួ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 ប្រែ <text:s/>ថា : ប្រែប្រួល <text:s/>គឺ​ប្រែ​ត្រឡប់, ប្រែ​ចុះ​ប្រែ​ឡើង; ប្រែ​ឃ្លាត​ចាក​ប្រក្រតី​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ែប្រួល </text:p>
          </table:table-cell>
        </table:table-row>
        <table:table-row>
          <table:table-cell table:style-name="តារាង1.A2" office:value-type="string">
            <text:p text:style-name="P4">៧៦៦៩</text:p>
          </table:table-cell>
          <table:table-cell table:style-name="តារាង1.A2" office:value-type="string">
            <text:p text:style-name="P5">ប្រើ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ង្គាប់, បង្គាប់​ឲ្យ​ធ្វើ​តាម; ប្រកប​កិច្ច​តាម​ត្រូវ​ការ; ចាយ​វាយ, ធ្វើ​ឲ្យ​ជួយ​កម្លាំង : ប្រើ​មនុស្ស​ឲ្យ​ទៅ​យក​ទូក; ប្រើ​មនុស្ស​ឲ្យ​ធ្វើ​ការ; ប្រើ​សំពត់​អាវ, ប្រើ​ពាក្យ​មិន​សម; ប្រាក់​តិច​ពេក​ប្រើ​ការ​មិន​គ្រាន់; ប្រើ​គោ​ប្រើ​ក្របី ។ កាព្យ​ព្រះ​រាជ​សម្ភារ​ថា : ប្រើ​ថ្លឹង​ឲ្យ​ស្មើ ទោះបី​នឹង​ប្រើ ប្រើ​អ្នក​ចេះ​ក្ដី កុំ​យក​ពាក្យ​ស្លោក ផ្ទឹម​នឹង​គម្ពីរ៍ កុំ​យក​ពាក្យ​ជី ផ្ទឹម​នឹង​ពាក្យ​ពាល ។ ប្រើ​ទំ​លែង​ខ្ពស់ (ព. ប្រ.) មើល​ក្នុង​កាព្យ មេជី ។ ប្រើប្រាស់ ប្រើ​ទាំង​សព្វ​ទាំង​គ្រប់, ប្រើ​តាម​តែ​ប្រទ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<text:s/>ប្រើ​ប្រាស់ </text:p>
          </table:table-cell>
        </table:table-row>
        <table:table-row>
          <table:table-cell table:style-name="តារាង1.A2" office:value-type="string">
            <text:p text:style-name="P4">៧៦៧០</text:p>
          </table:table-cell>
          <table:table-cell table:style-name="តារាង1.A2" office:value-type="string">
            <text:p text:style-name="P5">ប្រើ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សត្វ​ចតុប្បាទ​ព្រៃ ពួក​ក្ដាន់, មាន​ស្នែង​បែក​ខ្នែង​ជា​ចម្ពោ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៧១</text:p>
          </table:table-cell>
          <table:table-cell table:style-name="តារាង1.A2" office:value-type="string">
            <text:p text:style-name="P5">ប្រឿ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មាន​សម្បុរ​យ៉ាង​ខ្ចី​ស្ទើរ : ស​ប្រឿង, ក្រហម​ប្រឿង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៧២</text:p>
          </table:table-cell>
          <table:table-cell table:style-name="តារាង1.A2" office:value-type="string">
            <text:p text:style-name="P5">ប្រៀ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ជាន់, ច្របាច់, កិន​សង្កត់​អ្វី​ៗ ដែល​ជ្រាយ​រអៀច ។</text:p>
          </table:table-cell>
          <table:table-cell table:style-name="តារាង1.D2" office:value-type="string">
            <text:p text:style-name="P11">ព្រៀច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៧៣</text:p>
          </table:table-cell>
          <table:table-cell table:style-name="តារាង1.A2" office:value-type="string">
            <text:p text:style-name="P5">ប្រៀន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ង្រៀន ។ ប្រៀន​ប្រដៅ <text:s/>ស្ដី​ប្រដៅ​ឲ្យ​ហាត់​រៀន, ប្រដៅ​ឲ្យ​បាន​បទ, ស្ដី​ប្រដៅ​ញឹក​ញយ​ឲ្យ​ដឹង​កិច្ចការ​ឬ​វត្ត​ប្រតិបត្តិ​ផ្សេង​ៗ (ម. ព. ប្រិត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ៀន​ប្រដៅ 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ជាមួយ​នឹង​ពាក្យ អៀន ថា : អៀន​បៀន គឺ​អៀន​មូរ​មុខ, ក្រអឹម​ក្រអៀ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អៀនបៀន</text:p>
          </table:table-cell>
        </table:table-row>
        <table:table-row>
          <table:table-cell table:style-name="តារាង1.A2" office:value-type="string">
            <text:p text:style-name="P4">៧៦៧៤</text:p>
          </table:table-cell>
          <table:table-cell table:style-name="តារាង1.A2" office:value-type="string">
            <text:p text:style-name="P5">ប្រៀ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ធៀប, ប្រដូច ។ ប្រៀបធៀប <text:s/>ធៀប​ប្រដូច, ប្រដូច​ដោយ​ធៀប​គ្នា​ ។ ប្រៀប​ផ្ទឹម ផ្ទឹម​ប្រដូច​គ្នា ។ ប្រៀបប្រាយ ដែល​ផ្សែផ្សំ​ប្រដូច​គ្នា : និយាយ​ប្រៀបប្រាយ; សម្ដី​ប្រៀបប្រាយ ។ ពាក្យ​ប្រៀប ពាក្យ​ប្រដូច ។ ចាញ់​ប្រៀប​គេ <text:s/>ចាញ់​គេ​ដោយ​ការ​ប្រៀប​ផ្ទឹម គឺ​បើ​ប្រៀប​ផ្ទឹម​នឹង​គេ​ឃើញ​ថា​អន់​ជាង​គេ ដោយ​កល​ឧបាយ​ណា​មួយ, ចាញ់​កល​ឧបាយ​គេ ។ មាន​ប្រៀប​លើ​គេ មាន​តម្លែ​លើ​គេ​ដោយ​ការ​ប្រៀប​ផ្ទឹម គឺ​បើ​ប្រៀប​ផ្ទឹម​នឹង​គេ ឃើញ​ថា​គ្រាន់​បើ​ជាង​គេ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អៀនបៀន</text:p>
            <text:p text:style-name="P10">ប្រៀប​ផ្ទឹម</text:p>
            <text:p text:style-name="P10">ប្រៀបប្រាយ</text:p>
            <text:p text:style-name="P10">ពាក្យ​ប្រៀប</text:p>
            <text:p text:style-name="P10"/>
          </table:table-cell>
        </table:table-row>
        <table:table-row>
          <table:table-cell table:style-name="តារាង1.A2" office:value-type="string">
            <text:p text:style-name="P4">៧៦៧៥</text:p>
          </table:table-cell>
          <table:table-cell table:style-name="តារាង1.A2" office:value-type="string">
            <text:p text:style-name="P5">ប្រេ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វត្ថុ​រាវ សម្រាប់​លាប, សម្រាប់​អុជ : ប្រេង​កាត, ប្រេង​ដូង, ប្រេង​សណ្ដែក, ប្រេង​ល្ង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<text:span text:style-name="T5">ប្រេង​កាត ប្រេង​ដូង​</text:span>ប្រេង</text:p>
            <text:p text:style-name="P10">សណ្ដែក​ប្រេង​ល្ង </text:p>
          </table:table-cell>
        </table:table-row>
        <table:table-row>
          <table:table-cell table:style-name="តារាង1.A2" office:value-type="string">
            <text:p text:style-name="P4">៧៦៧៦</text:p>
          </table:table-cell>
          <table:table-cell table:style-name="តារាង1.A2" office:value-type="string">
            <text:p text:style-name="P5">ប្រេ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ត. ទ. អ. ថ. ប្រែត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េត) សត្វ​កើត​ក្នុង​អបាយ​ភូមិ​ពួក​មួយ : ពួក​ប្រេត ។ គុ. អ្នក​ដែល​ធ្វើ​មរណ​កាល​ទៅ​កាន់​បរលោក​ហើ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៧៧</text:p>
          </table:table-cell>
          <table:table-cell table:style-name="តារាង1.A2" office:value-type="string">
            <text:p text:style-name="P5">ប្រេត​តិរោ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ែត-តិរ៉ោក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ពួក​ប្រេត​ជា​ញាតិ​ព្រះ​បាទ​ពិម្ពិសារ​ពី​ក្នុង​អតីត​កាល​ព្រេង​នាយ​យូរ​អង្វែង​ហើយ, មាន​និយាយ​ក្នុង​តិរោកុឌ្ឌ​សូត្រ (រឿង​ក្នុង​ព្រះ​ពុទ្ធ​សាសនា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៧៨</text:p>
          </table:table-cell>
          <table:table-cell table:style-name="តារាង1.A2" office:value-type="string">
            <text:p text:style-name="P5">ប្រេត​លោ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េតៈ--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េត​លោក) លោក​ជា​ទី​នៅ​នៃ​ពួក​ប្រេ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៧៩</text:p>
          </table:table-cell>
          <table:table-cell table:style-name="តារាង1.A2" office:value-type="string">
            <text:p text:style-name="P5">ប្រេត​វ័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េតៈ--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េត + វន; បេត + វន) ព្រៃ​ជា​ទី​ដាក់​ឬ​ទុក​សរីរៈ​នៃ​បុគ្គល​ដែល​ទៅ​កាន់​បរលោក​ហើយ (ព្រៃ​ស្មសា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៨០</text:p>
          </table:table-cell>
          <table:table-cell table:style-name="តារាង1.A2" office:value-type="string">
            <text:p text:style-name="P5">ប្រេត​វិស័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្រេតៈ--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រេតវិឞយ; បិត្តិវិសយ) កំណើត​ប្រេត; លំនៅ​នៃ​ពួក​ប្រេត : កើត​ក្នុង​ប្រេត​វិស័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៨១</text:p>
          </table:table-cell>
          <table:table-cell table:style-name="តារាង1.A2" office:value-type="string">
            <text:p text:style-name="P5">ប្រេមប្រិ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រិមប្រិយ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៨២</text:p>
          </table:table-cell>
          <table:table-cell table:style-name="តារាង1.A2" office:value-type="string">
            <text:p text:style-name="P5">ប្រេ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 ប្រាវ ថា : ប្រេវប្រាវ គឺ​សូរ​ឮ​ប្រាវ​ៗ​តិច​ៗ​ខ្លាំង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េវប្រាវ </text:p>
          </table:table-cell>
        </table:table-row>
        <table:table-row>
          <table:table-cell table:style-name="តារាង1.A2" office:value-type="string">
            <text:p text:style-name="P4">៧៦៨៣</text:p>
          </table:table-cell>
          <table:table-cell table:style-name="តារាង1.A2" office:value-type="string">
            <text:p text:style-name="P5">ប្រេសិ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េសិត) ដែល​គេ​បញ្ជូន, ដែល​ត្រូវ​គេ​ចាប់​ប្រើ ។ ន. វរ​ជន​ដែល​រដ្ឋាភិបាល​ចាត់​បញ្ជូន​ទៅ​កាន់​ប្រទេស​ដទៃ ដើម្បី​ទាក់ទង​ប្រាស្រ័យ​កិច្ចការ​ផ្សេង​ៗ, ទូត, អ្នក​នាំ​សារ (បារ. Envoyé) ប្រេសិត​វិសាមញ្ញ (ប្រេសិត-វិសាម៉ាញ់) ឮ ទូត​ដែល​រដ្ឋាភិបាល​បញ្ជូន​ទៅ​កាន់​ប្រទេស​ដទៃ ដើម្បី​ចរចា​កិច្ចការ​សំខាន់​ពិសេស​ប្លែក​ពី​ធម្មតា (បារ. Envoyé extraordinaire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េសិត</text:p>
            <text:p text:style-name="P10">វិសាមញ្ញ</text:p>
          </table:table-cell>
        </table:table-row>
        <table:table-row>
          <table:table-cell table:style-name="តារាង1.A2" office:value-type="string">
            <text:p text:style-name="P4">៧៦៨៤</text:p>
          </table:table-cell>
          <table:table-cell table:style-name="តារាង1.A2" office:value-type="string">
            <text:p text:style-name="P5">ប្រេ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សញ្ជែក​សាច់​ពី​គ្នា ។ គុ. ដែល​សញ្ជែក​សាច់​ពី​គ្នា, ដែល​មាន​ស្នាម​ច្រហ​បន្តិច​ដោយ​បែក​សញ្ជែក ។ កើត​ទុក្ខ​ស្ទើរ​ប្រេះ​ទ្រូង កើត​ទុក​ខ្លាំង​តឹង​ណែន​ហាក់​ដូច​ជា​នឹង​ប្រេះ​ទ្រូ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៨៥</text:p>
          </table:table-cell>
          <table:table-cell table:style-name="តារាង1.A2" office:value-type="string">
            <text:p text:style-name="P5">ប្រ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ត្រឡប់, ងាក, បែរ, ឃ្លាត​ចាក​ប្រក្រតី; ផ្លាស់; បំបែរ; បង្វែរ; ក្លាយ : ប្រែ​ខ្លួន <text:s/>បំបែរ​ខ្លួន​ឲ្យ​ត្រឡប់​ពី​ម្ខាង​ទៅ​ម្ខាង; ប្រែ​គំនិត​ <text:s/>ផ្លាស់​គំនិត; ប្រែ​ចិត្ត ងាក​ចិត្ត; ប្រែ​ទំនុក ផ្លាស់​ទំនុក; ប្រែ​ធាតុ បង្វែរ​ធាតុ​ឲ្យ​បែរ​ផ្សេង​ចាក​ប្រក្រតី​ដើម; ប្រែប្រួល ប្រែ​ចុះ​ប្រែ​ឡើង ឬ​ប្រែ​ត្រឡប់​ខុស​ពី​ប្រក្រតី​ដើម; ប្រែ​ពាក្យ ឬ ប្រែ​សម្ដី <text:s/>បំបែរ​ពាក្យ​ឬ​សម្ដី​ឲ្យ​ឃ្លាត​ខុស​ពី​ដំណើរ​ដើម; ប្រែ​ភាសា ស្រង់​សេចក្ដី​ពី​ភាសា​មួយ​ជា​ភាសា​ផ្សេង ។ ប្រែរយ ន. គម្ពីរ, សាស្ត្រា​ដែល​អ្នក​ប្រាជ្ញ​បាន​ប្រែ​ចេញ​ពី​បាលី ចង​ក្រង​ជា​ពាក្យ​រាយ ពុំ​មែន​ជា​ពាក្យ​កាព្យ​ទេ ប៉ុន្តែ​មាន​ចួន​រណ្ដំ​ជា​កម្រង​កែវ​ខ្លះ​ដោយ​អន្លើ​ៗ : គម្ពីរ​ប្រែរយ, សាស្ត្រា​ប្រែរយ ។ ប្រែ​រៀង​សេចក្ដី <text:s/>កិ. ប្រែ​ពី​ភាសា​មួយ​មក​ជា​ភាសា​មួយ ដូច​ជា​ប្រែ​ពី​បាលី​មក​ជា​ខ្មែរ​ជាដើម, ក្នុង​ប្រយោគ​នីមួយ​ៗ មួយ​សង្កាត់​ៗ បណ្ដោយ​ពី​ខាង​ដើម​រៀង​ទៅ​តាម​ដំណើរ​សេចក្ដី​មក​ជា​ខ្មែរ ។ ព. ផ្ទ. ប្រែ​លោត​ប្រយោគ ។ ប្រែ​លោត​ប្រយោគ (--យោក) កិ. ប្រែ​ពី​បាលី​ឬ​ពី​សំស្ក្រឹត​ក្នុង​ប្រយោគ​មួយ​ៗ​មក​ជា​ខ្មែរ ដោយ​លោត​ផ្លោះ​តាម​ដំណើរ​សេចក្ដី​ខ្មែរ ។ ព. ផ្ទ. ប្រែ​រៀង​សេចក្ដី ។ ប្រែ​សាច់​ប្រែ​ឈាម ក្លាយ​សាច់​ឈាម​ឃ្លាត​ខុស​ពី​ភាព​មុន ។ ប្រែ​សម្បុរ ក្លាយ​សម្បុរ​ខុស​ពី​ប្រក្រតី​ដើម ។ល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ែប្រួល</text:p>
            <text:p text:style-name="P10">ប្រែ​ពាក្យ </text:p>
            <text:p text:style-name="P10">ប្រែរយ</text:p>
            <text:p text:style-name="P10">ប្រែ​លោត</text:p>
            <text:p text:style-name="P10">ប្រយោគ</text:p>
            <text:p text:style-name="P10">ប្រែ​សាច់</text:p>
            <text:p text:style-name="P10">ប្រែ​ឈាម</text:p>
            <text:p text:style-name="P10">ប្រែ​សម្បុរ </text:p>
          </table:table-cell>
        </table:table-row>
        <table:table-row>
          <table:table-cell table:style-name="តារាង1.A2" office:value-type="string">
            <text:p text:style-name="P4">៧៦៨៦</text:p>
          </table:table-cell>
          <table:table-cell table:style-name="តារាង1.A2" office:value-type="string">
            <text:p text:style-name="P5">ប្រែក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គ្រឿង​រទេះ​គោ​ឬ​រទេះ​ក្របី​ដែល​ដាក់​ទប់​ពី​ក្រៅ​កង់, ដែល​ដាក់​ទប់​ពី​មុខ​ពី​ក្រោយ​ហៅ ប្រែក​ត្រង់, ដែល​ដាក់​ទប់​ពី​ខាង​ទាំង​ពីរ​ហៅ ប្រែក-ង <text:span text:style-name="T3">(រទេះ​ខ្មែរ) ។</text:span>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 ប្រោក ថា : ប្រែក​ប្រោក <text:s/>គឺ​សូរ​ឮ​ប្រោក​ៗ​តិច​ៗ​ខ្លាំង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ែកប្រោក </text:p>
          </table:table-cell>
        </table:table-row>
        <table:table-row>
          <table:table-cell table:style-name="តារាង1.A2" office:value-type="string">
            <text:p text:style-name="P4">៧៦៨៧</text:p>
          </table:table-cell>
          <table:table-cell table:style-name="តារាង1.A2" office:value-type="string">
            <text:p text:style-name="P5">ប្រែង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រោម​រឹង​វែង​ៗ​ដែល​ដុះ​លើ​ខ្នង​ជ្រូក : ប្រែង​ជ្រូក ។ រោម​រឹង​ដែល​ដុះ​ចាក់​ត្រង់​ប្របេរ​ត្របក​ភ្នែក បណ្ដាល​ឲ្យ​រមាស់​ភ្នែក ឲ្យ​ភ្នែក​ពព្រៀក : ភ្នែក​ដុះ​ប្រែង, ប្រែង​ចាក់​ភ្នែក ។ ច្រាស​ធ្វើ​ដោយ​ប្រែង​ជ្រូក​សម្រាប់​ប្រើ​ការ​សិត​អំបោះ ជាដើម​ក៏​ហៅ ប្រែង ដែ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 ប្រឹង ឬ ប្រុង ថា : ប្រឹង​ប្រែង, ប្រុង​ប្រែង (ម. ព. ប្រឹង និង ប្រុ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ឹងប្រែង </text:p>
            <text:p text:style-name="P10">ប្រុង​ប្រែង</text:p>
          </table:table-cell>
        </table:table-row>
        <table:table-row>
          <table:table-cell table:style-name="តារាង1.A2" office:value-type="string">
            <text:p text:style-name="P4">៧៦៨៨</text:p>
          </table:table-cell>
          <table:table-cell table:style-name="តារាង1.A2" office:value-type="string">
            <text:p text:style-name="P5">ប្រែះ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ឮ​សូរ​ដោយ​អំបិល​ផ្ទុះ​ជាដើម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៨៩</text:p>
          </table:table-cell>
          <table:table-cell table:style-name="តារាង1.A2" office:value-type="string">
            <text:p text:style-name="P5">ប្រៃ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មាន​រស​អំបិល ឬ​មាន​រស​ដូច​អំបិល (ទី​ទៃ​ពី​សាប) : រស​ប្រៃ, សម្ល​ប្រៃ, ខ្ទឹម​ប្រៃ, ក្ដាម​ប្រៃ, ត្រី​ប្រៃ ។ល។ <text:s/>ព. ប្រ. ដែល​មាន​អំណាច, មាន​ថ្វី​មាត់ : មនុស្ស​ប្រៃ, សម្ដី​ប្រៃ, ទឹក​មាត់​ប្រៃ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៩០</text:p>
          </table:table-cell>
          <table:table-cell table:style-name="តារាង1.A2" office:value-type="string">
            <text:p text:style-name="P5">ប្រៃសណីយ៍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អាន​ជា​អញ្ញត្រ​សព្ទ​ថា​ប្រៃ សៈនី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េសនីយ) ក្រុម​រាជការ​ទទួល​បន្ទុក​ខាង​ការ​បញ្ជូន​និង​ការ​ដឹក​នាំ​សំបុត្រ​ស្នាម​ផ្សេង​ៗ​ជាដើម ។ ផ្ញើរ​សំបុត្រ​តាម​ប្រៃសណីយ៍, ក្រសួង​ប្រៃសណីយ៍​និង​ទូរគមនាគមន៍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៩១</text:p>
          </table:table-cell>
          <table:table-cell table:style-name="តារាង1.A2" office:value-type="string">
            <text:p text:style-name="P5">ប្រោ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បោះ, ដោយ​គ្រវែង, ចោល​អ្វី​ៗ ទៅ​ក្នុង​ព្រៃ​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៩២</text:p>
          </table:table-cell>
          <table:table-cell table:style-name="តារាង1.A2" office:value-type="string">
            <text:p text:style-name="P5">ប្រោ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អនុគ្រោះ, រាប់អាន​ដោយ​មេត្តា​ប្រណី, ស្រោច​ស្រង់ : ព្រះ​ពុទ្ធ​ទ្រង់​ប្រោស​សត្វ, ស្ដេច​ទ្រង់​ប្រោស​ព្រះ​រាជ​ទាន​រង្វាន់ ។ ប្រោស​ប្រាណ ប្រោស​ឲ្យ​មាន​ជីវិត; ប្រោស​ដោយ​មេត្តា​ប្រណី, រាប់អាន​ខ្លាំង (ច្រើន​ប្រើ​ជា រ. ស.) ។ ប្រោស​សត្វ ! ពាក្យ​សម្រាប់​គ្រហស្ថ​ស្រែក​និមន្ត​ភិក្ខុ​សាមណេរ​ដែល​កំពុង​ដើរ​បិណ្ឌបាត ឲ្យ​ឈប់​រង់​ចាំ​ទទួល​ចង្ហាន់ : លោក​ម្ចាស់, និមន្ត​ប្រោស​សត្វ​សិន ! ឬ​ថា ទាន​ប្រោស​សត្វ​សិន ! ។ សូម​ទ្រង់​ព្រះ​មេត្តា​ប្រោស ពាក្យ​អាលបនៈ​ពោល​ក្រើន​ជាមុន សម្រាប់​ជន​ទាំងពួង និយាយ​ក្រាប​បង្គំ​ទូល​ផ្ទាល់​ចំពោះ​ព្រះ​ភក្រ្ត​ក្សត្រិយ៍​ទ្រង់​រាជ្យ ។ សូម​ទ្រង់​មេត្តា​ប្រោស សម្រាប់​ប្រជា​ពលរដ្ឋ និយាយ​ពិត​ទូល​ព្រះ​រាជ​វង្សានុវង្ស ។ សូម​ទាន​មេត្តា​ប្រោស សម្រាប់​មន្ត្រី​ស័ក្តិ​តូច​ឬ​ប្រជា​ពលរដ្ឋ​និយាយ​ជម្រាប​មន្ត្រី​ស័ក្តិ​ធំ​ទី​រដ្ឋមន្ត្រី ។ ទាន​ប្រោស <text:s/>សម្រាប់​ប្រជាជន និយាយ​ជម្រាប​មន្រ្តី​ស័ក្តិ​ធំ​ក្រៅ​ពី​រដ្ឋមន្ត្រី ។ល។ បំបរ​បង់​ក៏​ហៅ​ថា ប្រោស ដែរ : ប្រោស​មនុស្ស​ទោស គឺ​បំបរ​បង់​មនុស្ស​ទោស​ឲ្យ​ទៅ​ក្នុង​ទី​ណា​មួយ​ដាច់​សង្វែង យ៉ាង​ដូច​កោះ​ក្នុង​សមុទ្រ​ជាដើម ។ យក​ឆ្មា​ទៅ​ប្រោស យក​ឆ្មា​ទៅ​លែង​បំបរ​បង់​ចោល : យក​ឆ្មា​ទៅ​ប្រោស កុំ​យក​ឆ្កែ​ទៅ​ជា​មួយ​ផង...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ោសប្រាណ</text:p>
            <text:p text:style-name="P10">សូម​ទ្រង់​មេត្តា​ប្រោស </text:p>
            <text:p text:style-name="P10">ទាន​ប្រោស </text:p>
          </table:table-cell>
        </table:table-row>
        <table:table-row>
          <table:table-cell table:style-name="តារាង1.A2" office:value-type="string">
            <text:p text:style-name="P4">៧៦៩៣</text:p>
          </table:table-cell>
          <table:table-cell table:style-name="តារាង1.A2" office:value-type="string">
            <text:p text:style-name="P5">ប្រោះ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រលាស់​ទឹក​រឿយ​ៗ ដោយ​ផ្ទាត់​នឹង​ម្រាម​ដៃ​ឬ​ដោយ​ចម្រៀក​ស្លឹក​ចេក​ជាដើម : ប្រោះ​ទឹក​ក្រអូប, ប្រោះ​ទឹក​អប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ប្រទាល​មួយ​ប្រភេទ មាន​មើម​ក្រអូប, ស្លឹក​ក្រអូប, គេ​ច្រើន​ដាំ​យក​មើម​ប្រើ​ជា​ថ្នាំ, ជា​គ្រឿង​ក្រអូប ឬ​សម្រាប់​លក់​ឲ្យ​អ្នក​ដែល​ត្រូវ​ការ : មើម​ប្រោ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៩៤</text:p>
          </table:table-cell>
          <table:table-cell table:style-name="តារាង1.A2" office:value-type="string">
            <text:p text:style-name="P5">ប្រោះព្រ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្រោះ​ទឹក​បំព្រំ គឺ​ប្រោះ​ទឹក​ថែម​ហើយ​ថែម​ទៀត​ញយ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៩៥</text:p>
          </table:table-cell>
          <table:table-cell table:style-name="តារាង1.A2" office:value-type="string">
            <text:p text:style-name="P5">ប្រោះ​ស្វ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ប្រោះ​ព្រៃ ស្លឹក​ដូច​គ្នា​នឹង​ប្រោះ តែ​មើម​មាន​ក្លិន​ហាង​ឆួល, ស្លឹក​ខ្ចី​ប្រើ​ការ​ហាន់​ញាំ​ឬ​ប្រើ​ជា​អន្លក់, ជា​បន្លែ​ក៏​បាន : ញាំ​ប្រោះ​ស្វា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៩៦</text:p>
          </table:table-cell>
          <table:table-cell table:style-name="តារាង1.A2" office:value-type="string">
            <text:p text:style-name="P5">ប្រា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 សំ.</text:p>
          </table:table-cell>
          <table:table-cell table:style-name="តារាង1.D2" office:value-type="string">
            <text:p text:style-name="P10">ចំនួន​បួន​និង​មួយ (៥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៩៧</text:p>
          </table:table-cell>
          <table:table-cell table:style-name="តារាង1.A2" office:value-type="string">
            <text:p text:style-name="P5">ប្រាំ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 ឬ គុ.</text:p>
          </table:table-cell>
          <table:table-cell table:style-name="តារាង1.D2" office:value-type="string">
            <text:p text:style-name="P10">ឈ្មោះ​រដូវ​ក្ដៅ​រាំង​ឥត​ទឹក​ភ្លៀង; ដែល​មាន​នៅ​ក្នុង​សម័យ​រាំង​ភ្លៀង​ឬ​ទាក់ទង​ដោយ​រដូវ​រាំង ឥត​មាន​ទឹក​ភ្លៀង : រដូវ​ប្រាំង, ខែ​ប្រាំង ។ ស្រែ​ប្រាំង ស្រែ​សម្រាប់​ស្ទូង​បាន​តែ​ក្នុង​រដូវ​ប្រាំង ។ ស្រូវ​ប្រាំង, ពោត​ប្រាំង ស្រូវ, ពោត ដែល​សន្ទូង ដែល​ដាំ​ក្នុង​រដូវ​ប្រាំង ។ ព. ទ. បុ. មនុស្ស​ប្រាំង <text:s/>ឬ មនុស្ស​ខែ​ប្រាំង <text:s/>មនុស្ស​​ដែល​កំណាញ់​ស្វិតស្វាញ សូម្បី​មាន​ស្មូម​មក​ឈរ​ស្រែក​សូម​ទាន​នៅ​មុខ​ផ្ទះ ក៏​ឥត​ដែល​ឲ្យ​ទាន​ដល់​តិចតួច​ឡើយ (និយាយ​ដោយ​កាត់​ខ្លី​ថា : ប្រាំង, ខែ​ប្រាំង <text:s/>ឬ មនុស្ស​រាំង​ភ្លៀង <text:s/>ឬ​ថា​ត្រឹមតែ រាំង​ភ្លៀង ក៏​បាន) ។ ខែ​ប្រាំង​រាំង​ឫស (ព. សា.) ខែ​ប្រាំង​រាំង​ក្រ​ទាំង​ដី​ស្ងួត​រាល់​អន្លើ ។ 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ស្រែ​ប្រាំង </text:p>
            <text:p text:style-name="P10">ខែ​ប្រាំង​រាំង​ឫស</text:p>
          </table:table-cell>
        </table:table-row>
        <table:table-row>
          <table:table-cell table:style-name="តារាង1.A2" office:value-type="string">
            <text:p text:style-name="P4">៧៦៩៨</text:p>
          </table:table-cell>
          <table:table-cell table:style-name="តារាង1.A2" office:value-type="string">
            <text:p text:style-name="P5">ប្រាំធ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មើល​ក្នុង​ពាក្យ ប្រណិធា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៦៩៩</text:p>
          </table:table-cell>
          <table:table-cell table:style-name="តារាង1.A2" office:value-type="string">
            <text:p text:style-name="P5">ប្រាំប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 សំ.</text:p>
          </table:table-cell>
          <table:table-cell table:style-name="តារាង1.D2" office:value-type="string">
            <text:p text:style-name="P10">ចំនួន​ប្រាំ​និង​បី (៨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០០</text:p>
          </table:table-cell>
          <table:table-cell table:style-name="តារាង1.A2" office:value-type="string">
            <text:p text:style-name="P5">ប្រាំបួ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 សំ.</text:p>
          </table:table-cell>
          <table:table-cell table:style-name="តារាង1.D2" office:value-type="string">
            <text:p text:style-name="P10">ចំនួន​ប្រាំ​និង​បួន (៩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០១</text:p>
          </table:table-cell>
          <table:table-cell table:style-name="តារាង1.A2" office:value-type="string">
            <text:p text:style-name="P5">ប្រាំពី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 សំ.</text:p>
          </table:table-cell>
          <table:table-cell table:style-name="តារាង1.D2" office:value-type="string">
            <text:p text:style-name="P10">ចំនួន​ប្រាំ​និង​ពីរ (៧); និយាយ​ក្លាយ ជា ប្រាំពិល ឬ ប្រាំពឹ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០២</text:p>
          </table:table-cell>
          <table:table-cell table:style-name="តារាង1.A2" office:value-type="string">
            <text:p text:style-name="P5">ប្រ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ផ្អៀង​ខ្លួន​ដេក, រំលំ​ខ្លួន​ឬ​ផ្ដួល​ខ្លួន​ដេក : ប្រះ​ដេក ។ គេច​ចេញ, គេច​ចៀស​ចេញ : រត់​ប្រះ​ទៅ​ខាង​ឆ្វេង ។ ប្រះ​ដៃ​ប្រះ​ជើង <text:s/>បោះ​ដៃ​បោះ​ជើង​រឿយ​ៗ​ដោយ​ហេតុ​រសេះ​រសោះ​ខ្លាំង ឬ​ដោយ​អន្ទះ​អន្ទែង​ក្នុង​ខ្លួន ។ ប្រះ​ប្រាណ ផ្ដួល​ខ្លួន​បម្រះ​ននៀល : យំ​ប្រះ​ប្រាណ ។ (ព. កា.) : យំ​សោក​ប្រះ​ប្រាណ ដួល​ដូច​គេ​ច្រាន​ ព្រោះ​ក្ដី​អាល័យ ជ្រុល​ជ្រប់​ស៊ប់​ពេក សង្រេង​សង្រៃ ទាំង​យប់​ទាំង​ថ្ងៃ ភ្លេច​បាយ​ភ្លេច​ទឹ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ប្រះ​ដៃ​ប្រះ​ជើង</text:p>
            <text:p text:style-name="P10">ប្រះ​ប្រាណ</text:p>
          </table:table-cell>
        </table:table-row>
        <table:table-row>
          <table:table-cell table:style-name="តារាង1.A2" office:value-type="string">
            <text:p text:style-name="P4">៧៧០៣</text:p>
          </table:table-cell>
          <table:table-cell table:style-name="តារាង1.A2" office:value-type="string">
            <text:p text:style-name="P5">ប្ល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ធ្លាក់​អ្វី​តូច​ទៅ​ក្នុង​រន្ធ ឬ​ដោយ​ឆ្កែ​លិទ្ធ​ទឹក​ជាដើម ។</text:p>
          </table:table-cell>
          <table:table-cell table:style-name="តារាង1.D2" office:value-type="string">
            <text:p text:style-name="P11">ប្លក់​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០៤</text:p>
          </table:table-cell>
          <table:table-cell table:style-name="តារាង1.A2" office:value-type="string">
            <text:p text:style-name="P5">ប្ល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</text:p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(ប្ល្ចត អ. ថ. ប្លត) ដែល​ឥត​មាន, សូន្យ, ឃ្វាង, មិន​ប្រទះ, ទទេ : ថ្ងៃ​នេះ​ប្លត; ដើរ​ទៅ​ប្លត​ទទេ...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០៥</text:p>
          </table:table-cell>
          <table:table-cell table:style-name="តារាង1.A2" office:value-type="string">
            <text:p text:style-name="P5">ប្ល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ផ្គុំ​ឬ​ចង​គ្នា​ជា​ពួក មាន​គ្រឿង​សស្ត្រា​វុធ​រាល់​ដៃ​ចូល​កំហែង​គំរាម​បៀតបៀន​យក​ទ្រព្យ​គេ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០៦</text:p>
          </table:table-cell>
          <table:table-cell table:style-name="តារាង1.A2" office:value-type="string">
            <text:p text:style-name="P5">ប្ល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ត្របាក់, ដោយ​ពម​បោះ​ក្នុង​មាត់​ជាដើម ។</text:p>
          </table:table-cell>
          <table:table-cell table:style-name="តារាង1.D2" office:value-type="string">
            <text:p text:style-name="P11">ផ្លប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០៧</text:p>
          </table:table-cell>
          <table:table-cell table:style-name="តារាង1.A2" office:value-type="string">
            <text:p text:style-name="P5">ប្ល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្ល្ចម <text:s/>អ. ថ. ប្លម) ក្លែង លាយ ចូល​ដោយ​បន្លំ​ឬ​ដោយ​ធៀប​ថា ជា​ពិត ជា​មែន : ប្លម​ចូល​ដេក, ប្លម​ស៊ី ។ គុ. ដែល​មិន​ពិត​ក្លែង​បន្លំ​ថា​ជា​ពិត​ដែរ : មនុស្ស​ប្លម, របស់​ប្លម, ធម៌​ប្លម, សម្ដី​ប្ល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០៨</text:p>
          </table:table-cell>
          <table:table-cell table:style-name="តារាង1.A2" office:value-type="string">
            <text:p text:style-name="P5">ប្លាច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បុក​ឬ​រុក​អ្វី​ៗ​ដែល​ជ្រាយ (ព. អា.) ។</text:p>
          </table:table-cell>
          <table:table-cell table:style-name="តារាង1.D2" office:value-type="string">
            <text:p text:style-name="P11">ប្លាច់​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០៩</text:p>
          </table:table-cell>
          <table:table-cell table:style-name="តារាង1.A2" office:value-type="string">
            <text:p text:style-name="P5">ប្លាញ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10">ដែល​ជ្រាយ​ៗ រឥល​ៗ ផ្ដៀច​ៗ : ទំពារ​ប្លាញ​ៗ, សម្ដី​ប្លាញ​ៗ, មាត់​ប្លាញ​ៗ (ប្រើ​ជា ផ្លាញ​ៗ ក៏​មាន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១០</text:p>
          </table:table-cell>
          <table:table-cell table:style-name="តារាង1.A2" office:value-type="string">
            <text:p text:style-name="P5">ប្លា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(បលាត “រត់​ទៅ​ហើយ, គេច​ឃ្លាត​ទៅ​ហើយ; ដែល​រត់, គេច​ឃ្លាត​ទៅ​ហើយ”) ជ្រលួស, ជ្រួស​ហួស មិន​ត្រូវ​តាម​កំណត់, តាម​កន្លែង ដែល​សំដៅ : ចាប់​ដុំ​ដី​ចោល​មាន់​ប្លាត​ទៅ​ត្រូវ​ឯ​ពាង​ទឹក ។ ប្លាត​សំដី <text:s/>ជ្រួស​ឬ​ជ្រលួស​សម្ដី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១១</text:p>
          </table:table-cell>
          <table:table-cell table:style-name="តារាង1.A2" office:value-type="string">
            <text:p text:style-name="P5">ប្លាធូ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ប្លាទូ <text:s/>អ. ថ.--ធូ) ឈ្មោះ​ត្រី​សមុទ្រ​មួយ​ប្រភេទ : ប្លាធូ​ចំហុយ, ប្លាធូ​ចៀន; អ្នក​ស្រុក​កំពត​ហៅ ត្រី​កាម៉ុង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១២</text:p>
          </table:table-cell>
          <table:table-cell table:style-name="តារាង1.A2" office:value-type="string">
            <text:p text:style-name="P5">ប្លា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ឆៀង​ចូល​មួយ​ស្របក់, រំលែក​វេលា​ឆ្លៀត​ចូល​មួយ​ភ្លែត, ហួស​ទៅ​មួយ​ភ្លែត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១៣</text:p>
          </table:table-cell>
          <table:table-cell table:style-name="តារាង1.A2" office:value-type="string">
            <text:p text:style-name="P5">ប្លា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22">ឧ.</text:p>
          </table:table-cell>
          <table:table-cell table:style-name="តារាង1.D2" office:value-type="string">
            <text:p text:style-name="P10">សូរ​ឮ​ដោយ​វាយ, ទះ, ទាត់​ជាដើម ។ </text:p>
          </table:table-cell>
          <table:table-cell table:style-name="តារាង1.D2" office:value-type="string">
            <text:p text:style-name="P11">ផ្លាប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១៤</text:p>
          </table:table-cell>
          <table:table-cell table:style-name="តារាង1.A2" office:value-type="string">
            <text:p text:style-name="P5">ប្ល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 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្លាយ ប្រើ​ជា ន. “ចុង, ទី​បំផុត”) ដែល​លើស​បន្តិច​បន្តួច​ពី​ចំនួន​គត់ : អាយុ ២០ ប្លាយ, ៣០ ប្លាយ, ៤០ ប្លាយ, ៥០ ប្លាយ ។ល។ (តែ​ត្រង់​លើស​ពី​ចំនួន ១០ ទៅ​មិន​សូវ​ប្រើ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១៥</text:p>
          </table:table-cell>
          <table:table-cell table:style-name="តារាង1.A2" office:value-type="string">
            <text:p text:style-name="P5">ប្លិក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រលក​ទឹក​ប៉ះ​គ្នា​បន្តិច​ៗ​ជាដើម ។</text:p>
          </table:table-cell>
          <table:table-cell table:style-name="តារាង1.D2" office:value-type="string">
            <text:p text:style-name="P11">ប្លឹក​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១៦</text:p>
          </table:table-cell>
          <table:table-cell table:style-name="តារាង1.A2" office:value-type="string">
            <text:p text:style-name="P5">ប្លិ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លឿន​ឬ​រហ័ស​ណាស់ (ភ្លែត) : លឿន​ប្លិច, រហ័ស​ប្លិច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១៧</text:p>
          </table:table-cell>
          <table:table-cell table:style-name="តារាង1.A2" office:value-type="string">
            <text:p text:style-name="P5">ប្លឹក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ប្លិក​ៗ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១៨</text:p>
          </table:table-cell>
          <table:table-cell table:style-name="តារាង1.A2" office:value-type="string">
            <text:p text:style-name="P5">ប្លឺ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វិ.</text:p>
          </table:table-cell>
          <table:table-cell table:style-name="តារាង1.D2" office:value-type="string">
            <text:p text:style-name="P10">ដែល​ស្រាប់​តែ​លេច​មក​ពី​ក្នុង​ទី​កំបាំង​ភ្នែក ឬ​ដែល​ខាន​ឃើញ​យូរ ស្រាប់​តែ​មក​ដល់ : លោ​តែ​លេច​ប្លឺម​មក ។ ដែល​មើល​ពី​ចម្ងាយ​ទៅ​ឃើញ​ម្ដង​ៗ ដោយ​កំបាំង​នឹង​អ្វី​ៗ​ម្ដង​ៗ : ដើរ​ប្លឺម​ៗ, មើល​ទៅ​ឃើញ​ប្លឺម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១៩</text:p>
          </table:table-cell>
          <table:table-cell table:style-name="តារាង1.A2" office:value-type="string">
            <text:p text:style-name="P5">ប្លុ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បោះ​ឬ​ទម្លាក់​អ្វី​ៗ​ទៅ​ក្នុង​រណ្ដៅ, ក្នុង​រន្ធ ជាដើម ។ កិ. វិ. ដែល​ចូល​ភ្លាម​ក្នុង​បន្ទប់​ជាដើម : ចូល​ប្លុក​ក្នុង​បន្ទប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២០</text:p>
          </table:table-cell>
          <table:table-cell table:style-name="តារាង1.A2" office:value-type="string">
            <text:p text:style-name="P5">ប្លុង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ប្លង <text:s/>អ. ថ. ប្លុង “ដាក់​ចុះ, លះបង់, ចោល; ពិចារណា; ទុក​ចិត្ត, ស៊ុប​ចិត្ត; រំលាយ​សព...”) លប​ដាក់​អ្វី​ៗ មិន​ឲ្យ​គេ​ដឹង​ឈ្មោះ​ខ្លួន : ប្លុង​ឆ្នោត, ប្លុង​សំបុត្រ; <text:s/>ចោរ​យក​របស់​មក​ប្លុង​ឲ្យ​វិញ ។ ដាក់​វត្ថុ​អ្វី​មួយ​ឲ្យ​ជា​ទេយ្យទាន​ចំពោះ​បព្វជិត ដោយ​មិន​បាច់​ប្រគេន​ផ្ទាល់ គ្រាន់​តែ​ឲ្យ​សញ្ញា​ឲ្យ​លោក​ទស់​យក ឬ​លប​ដាក់​ឲ្យ​លោក​ទស់​យក​ដោយ​មាន​ធ្វើ​សញ្ញា​ឲ្យ​ដឹង​ថា ខ្លួន​បរិច្ចាគ​ឲ្យ​ជា​ទាន​ហើយ : យក​ចីវរ​មួយ​ត្រៃ​ទៅ​ដាក់​ប្លុង​ក្នុង​វត្ត​ចំពោះ​សង្ឃ ។ ប្លុង​ខ្លួន <text:s/>ប្រគល់​ខ្លួន​ស៊ប់ ។ ប្លុង​ចិត្ត ចុះ​ចិត្ត​ស៊ប់, ជឿ​ស៊ប់ ។ ប្លុង​ជីវិត​ជាមួយ ស៊ូ​ស្លាប់​ជាមួយ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ស្មៅ​ទឹក​មាន​ដើម​មូល​ៗ មាន​មើម​ប្រើ​ជា​អាហារ​បាន : មើម​ប្លុង ។ <text:s/>បណ្ដូល​ដើម​ស្រូវ​ដែល​ចេញ​ជា​ស្លឹក​មូល​ៗ ពាយ​ខូច​លែង​ចេញ​ផ្កា​ក៏​ហៅ ប្លុង ដែរ : ស្រូវ​កើត​ប្លុ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២១</text:p>
          </table:table-cell>
          <table:table-cell table:style-name="តារាង1.A2" office:value-type="string">
            <text:p text:style-name="P5">ប្លុង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ដែល​មាន​ពន្លឺ​តូច​ត្រឡុង​មើល​ពី​ចម្ងាយ​ទៅ​ឃើញ​ម្ដង​ៗ ឬ​ឃើញ​ច្បាស់​ៗ ព្រឹល : ភ្លើង​ប្លុង​ៗ; មើល​ទៅ​ឃើញ​ប្លុង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២២</text:p>
          </table:table-cell>
          <table:table-cell table:style-name="តារាង1.A2" office:value-type="string">
            <text:p text:style-name="P5">ប្លូ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ធ្លាក់​អ្វី​ដែល​តូច​ធ្ងន់​ទៅ​ក្នុង​ទឹក​ឬ​លុយ​ទឹក​លើក​ជើង​ខ្ពស់​ៗ : ធ្លាក់​កាំបិត​បត់​ទៅ​ក្នុង​ទឹក​ប្លូក, លុយ​ទឹក​ប្លូក​ៗ ។</text:p>
          </table:table-cell>
          <table:table-cell table:style-name="តារាង1.D2" office:value-type="string">
            <text:p text:style-name="P11">ប្លូក​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២៣</text:p>
          </table:table-cell>
          <table:table-cell table:style-name="តារាង1.A2" office:value-type="string">
            <text:p text:style-name="P5">ប្លូ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ដែល​រឥល​ចាប់​កាន់​មិន​ជាប់ : រឥល​ប្លូច, ចេញ​ប្លូច ។</text:p>
          </table:table-cell>
          <table:table-cell table:style-name="តារាង1.D2" office:value-type="string">
            <text:p text:style-name="P11">ផ្លូច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២៤</text:p>
          </table:table-cell>
          <table:table-cell table:style-name="តារាង1.A2" office:value-type="string">
            <text:p text:style-name="P5">ប្លួ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10">សូរ​ឮ​ដោយ​ផុង​ឬ​ដោយ​បុក​នឹង​អ្វី​ៗ​ដែល​ជ្រាយ, ជ្រៅ : ផុង​ប្លួក, ដើរ​លុយ​ភក់​ប្លួក​ៗ ។</text:p>
          </table:table-cell>
          <table:table-cell table:style-name="តារាង1.D2" office:value-type="string">
            <text:p text:style-name="P11">ផ្លួក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២៥</text:p>
          </table:table-cell>
          <table:table-cell table:style-name="តារាង1.A2" office:value-type="string">
            <text:p text:style-name="P5">ប្លើក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10">ដែល​មាន​អាការ​ឬ​លំនាំ​ដំណើរ​រហើត​ៗ ស្រាល​ៗ : ដើរ​ប្លើក​ៗ; ដំណើរ​ប្លើក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២៦</text:p>
          </table:table-cell>
          <table:table-cell table:style-name="តារាង1.A2" office:value-type="string">
            <text:p text:style-name="P5">ប្លៀក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អំពី​អាការ​ក្រឡេក​មៀង​មើល​ឬ​សម្លឹង​មើល​យ៉ាង​ស្បើយ​ឬ​ជើយ តែ​មើល​មិន​លែង : មើល​ប្លៀក​ៗ; សម្លឹង​ប្លៀក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២៧</text:p>
          </table:table-cell>
          <table:table-cell table:style-name="តារាង1.A2" office:value-type="string">
            <text:p text:style-name="P5">ប្លៀ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10">(ប្លិវ អ. ថ. ព្លិវ ប្រើ​ជា កិ. “រសាត់, អណ្ដែត ទៅ​តាម​ខ្យល់”) ដែល​រហ័ស​ណាស់ (ភ្លែត) : រហ័ស​ប្លៀវ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២៨</text:p>
          </table:table-cell>
          <table:table-cell table:style-name="តារាង1.A2" office:value-type="string">
            <text:p text:style-name="P5">ប្លេ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សណ្ដូន​ពន្លិច​ក្នុង​ទឹក ដើម្បី​ឲ្យ​ស្លាប់ ឬ​ឲ្យ​បាត់​សូន្យ : ចង​ឆ្កែ​និង​ដុំ​ថ្ម​ដោយ​ខ្សែ​ប្លេង​ក្នុង​ទឹ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២៩</text:p>
          </table:table-cell>
          <table:table-cell table:style-name="តារាង1.A2" office:value-type="string">
            <text:p text:style-name="P5">ប្លេងប្លោ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អណ្តែត​ឃ្លេងឃ្លោង​ប៉េលប៉ាល : អណ្ដែត​ប្លេងប្លោង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៣០</text:p>
          </table:table-cell>
          <table:table-cell table:style-name="តារាង1.A2" office:value-type="string">
            <text:p text:style-name="P5">ប្លេះប្ល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ដែល​ឡេះឡោះ​ដោយ​អាការ​ប្រឡែង​លេង​ឬ​ក្រមាច់​ក្រមើម : ឫក​ប្លេះប្លោះ, សម្ដី​ប្លេះប្លោះ, និយាយ​ប្លេះប្លោ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៣១</text:p>
          </table:table-cell>
          <table:table-cell table:style-name="តារាង1.A2" office:value-type="string">
            <text:p text:style-name="P5">ប្លែ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ចម្លែក : មនុស្ស​ប្លែក, របស់​ប្លែក; ចេះ​ប្លែក, យល់​ប្លែក​ពី​គេ <text:s/>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៣២</text:p>
          </table:table-cell>
          <table:table-cell table:style-name="តារាង1.A2" office:value-type="string">
            <text:p text:style-name="P5">ប្ល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ប្រែ, បែរ, ឃ្លាត បែក​ចាក​ភាព​ដើម​ឬ​ចាក​ភេទ​ដើម : ប្លែង​ខ្លួន, ប្លែង​ភេទ (ម. ព. ក្លែង 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៣៣</text:p>
          </table:table-cell>
          <table:table-cell table:style-name="តារាង1.A2" office:value-type="string">
            <text:p text:style-name="P5">ប្លែ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1">ព. បុ.</text:p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10">ដែល​ប៉េង, កេង, កាង : ឆ្អែត​ប្លែន​ពោះ, ស៊ី​ទាល់​តែ​ប្លែន​ពោះ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៣៤</text:p>
          </table:table-cell>
          <table:table-cell table:style-name="តារាង1.A2" office:value-type="string">
            <text:p text:style-name="P5">ប្លែម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អំពី​អាការ​បញ្ចេញ​អណ្ដាត​លិទ្ធ​បបូរ​មាត់​រឿយ​ៗ : លិទ្ធ​អណ្ដាត​ប្លែម​ៗ ឬ ព្លែម​ៗ ។ </text:p>
          </table:table-cell>
          <table:table-cell table:style-name="តារាង1.D2" office:value-type="string">
            <text:p text:style-name="P11">ព្លែម​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៣៥</text:p>
          </table:table-cell>
          <table:table-cell table:style-name="តារាង1.A2" office:value-type="string">
            <text:p text:style-name="P5">ប្លោក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ថង់, ថង់​ក្រពះ; ស្បែក​ដែល​មាន​សណ្ឋាន​ជា​ថង់ : ប្លោក​ត្រី, ប្លោក​ជ្រូក ។ ពង​ប្លោក (ព. សា.) : អណ្ឌៈ <text:s/>(ពង​ល្វា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ត្រកៀត​មួយ​ប្រភេទ : ត្រកៀត​ប្លោក (ហៅ កំប្លោក ក៏​បាន, ហៅ ត្រកៀត​ប៉ោង ក៏​បាន) ។ ឈ្មោះ​ម្ទេស​មួយ​ប្រភេទ​ផ្លែ​ធំ​ៗ : ម្ទេស​ប្លោក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ត្រកៀត​ប្លោក</text:p>
            <text:p text:style-name="P10">ម្ទេស​ប្លោក</text:p>
          </table:table-cell>
        </table:table-row>
        <table:table-row>
          <table:table-cell table:style-name="តារាង1.A2" office:value-type="string">
            <text:p text:style-name="P4">៧៧៣៦</text:p>
          </table:table-cell>
          <table:table-cell table:style-name="តារាង1.A2" office:value-type="string">
            <text:p text:style-name="P5">ប្លោ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10">បោះ​ឬ​ចោល​ឲ្យ​ខ្ពស់​ឡើង​ទៅ​លើ​សំដៅ​ទៅ​ខាង​មុខ​រំលង​អ្វី​ៗ​ដែល​ខ្ពស់ : ប្លោង​ទៅ​លើ; ចោល​ប្លោង, បោះ​ប្លោង ។</text:p>
          </table:table-cell>
          <table:table-cell table:style-name="តារាង1.D2" office:value-type="string">
            <text:p text:style-name="P11">ផ្លោង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៣៧</text:p>
          </table:table-cell>
          <table:table-cell table:style-name="តារាង1.A2" office:value-type="string">
            <text:p text:style-name="P5">ប្លោញ​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អំពី​អាការ​ទំពា​ផ្ញោញ​ៗ តែ​រង្វើល​ៗ យឺត​ៗ : ទំពា​ប្លោញ​ៗ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><text:s/></text:p>
          </table:table-cell>
        </table:table-row>
        <table:table-row>
          <table:table-cell table:style-name="តារាង1.A2" office:value-type="string">
            <text:p text:style-name="P4">៧៧៣៨</text:p>
          </table:table-cell>
          <table:table-cell table:style-name="តារាង1.A2" office:value-type="string">
            <text:p text:style-name="P5">ប្លោ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ដែល​មាន​អាការ​លោត​រំលង ឬ​បោល​លោត​ៗ ផ្លោះ​ៗ ដោយ​រហ័ស​ភ្លែត : កង្កែប​លោត​ប្លោត, ទន្សាយ​បោល​ប្លោត​ៗ; លោត​ប្លោត​ចុះ ប្លោត​ឡើង ។ <text:s/>ម. ព. ប៉ប្លោត ឬ ប៉ផ្លោត ត​ផង ។</text:p>
          </table:table-cell>
          <table:table-cell table:style-name="តារាង1.D2" office:value-type="string">
            <text:p text:style-name="P11">ផ្លោត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៣៩</text:p>
          </table:table-cell>
          <table:table-cell table:style-name="តារាង1.A2" office:value-type="string">
            <text:p text:style-name="P5">ប្លា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0">(សរសេរ <text:span text:style-name="T1">ប្លាំœ</text:span> <text:s/>អ. ថ. ប្លាំ “ចំបាប់​គ្នា; ខំ​ប្រឹង​ធ្វើ​កិច្ចការ​ដោយ​ពេញ​កម្លាំង​មិន​គិត​ពី​ការ​នឿយ​ហត់”) ល្បង​មើល​ឲ្យ​ដឹង​កម្លាំង​គ្នា​ជាមុន, សាក​កម្លាំង​និង​សមត្ថភាព​គ្នា​ឲ្យ​ដឹង​ជាមុន (ចំពោះ​តែ​ការ​លេង​ល្បង​កម្លាំង​គ្នា) : ប្លាំ​ចំបាប់, ប្លាំ​មាន់, ប្លាំ​ត្រី​ក្រឹ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៤០</text:p>
          </table:table-cell>
          <table:table-cell table:style-name="តារាង1.A2" office:value-type="string">
            <text:p text:style-name="P5">ប្អូ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អ្នក​ដែល​ទីទៃ​ពី​បង គឺ​អ្នក​កើត​ក្រោយ ដែល​ឃើញ​ពន្លឺ​ព្រះ​អាទិត្យ​ក្រោយ ដែល​មាន​អាយុ​តិច​ជាង​បង : ប្អូន​ប្រុស, ប្អូន​ស្រី, ប្អូន​បង្កើត, ប្អូន​បង្កើត​ពោះ​មួយ, ប្អូន​បង្កើត​ម្ដាយ​ទីទៃ; ប្អូន​បង្កើត​ឪពុក​ទីទៃ; ប្អូន​ថ្លៃ​ប្រុស, ប្អូន​ថ្លៃ​ស្រី; ប្អូន​ជីដូន​មួយ, ប្អូន​ជីទួត​មួយ, ប្អូន​ជីលួត​មួយ, ប្អូន​ធម៌, ប្អូន​សុំ...។ ពាក្យ​ទំយើ​ថា អូន (ម. ព. បង ទៀត​ផង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5">ប៊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ក៏​គឺ​តួ ប នុះ​ឯង គ្រាន់​តែ​ប្រើ ត្រី​សព្ទ <text:span text:style-name="T1">(៊)</text:span> នេះ​គឺ​លេខ ៣ ខ្មែរ​សម្រាប់​ប្រើ​ជា​លេខ នព្វន្ត ដាក់​ពី​លើ​ឲ្យ​ជា​សិថិល-ឃោសៈ មាន​សំឡេង​ធំ សម្រាប់​សរសេរ​អក្សរ​ឈ្មោះ​មនុស្ស​ខ្លះ ដូច​ជា​ឈ្មោះ <text:s/>ប៊ន, ប៊ិន, ប៊ី, ប៊ុត, ប៊ុន... និង​ឈ្មោះ​ប្រទេស, ឈ្មោះ​ក្រុង... ដូច​ជា ប៊ុលហ្គារ, ប៊ុលហ្គារី, ប៊ុយដាប៉េស្ត Bulgar, Bulgarie, Buldapest ។ល។ និង​ឈ្មោះ​វត្ថុ​ជា​ពាក្យ​បរទេស​កុំ​ឲ្យ​ខ្មែរ​ក៏​ហៅ​តាម​ឈ្មោះ​ដើម​ដែរ ត្រូវ​សរសេរ​ដោយ​តួ ប៊ ព្រោះ​ជា​ការ​ចាំ​បាច់​នោះ​មាន​តិចតួច​ណាស់ ។ សម្រាប់​ភាសា​ខ្មែរ, បណ្ដា​<text:span text:style-name="T2">អក្សរ​មាន សំឡេង​តូច ៤ តួ គឺ <text:s/>ប &gt; ប៊, ស &gt; ស៊, </text:span></text:p>
            <text:p text:style-name="P26">ហ &gt; ហ៊, អ &gt; អ៊, នេះ, ស៊ ហ៊ អ៊ បី​តួ​នេះ កាល​បើ​ផ្សំ​ជាមួយ​នឹង​ស្រៈ អិ, អី, អើ ដែល​មាន​សំឡេង​​ធំ​ជា អ៊ិ, អ៊ី, អ៊ើ សរសេរ​ផ្សំ​ជា <text:s/><text:span text:style-name="T1">ឈ្មោះ​ស៊‌ិន, ឈ្មោះ​ហ៊‌ិន , ឈ្មោះ​អ៊‌ិន; ស៊‌ីបាយ</text:span>, <text:span text:style-name="T1">លេងហ៊‌ី</text:span>, <text:span text:style-name="T1">អ៊‌ីចឹង;</text:span> <text:span text:style-name="T1">ស៊‌ើក​ៗ</text:span>.... ប៉ុន្តែ​ដើម្បី​សម្រួល​កុំ​ឲ្យ​ត្រួត​លើ​គ្នា​ពីរ​ជាន់, ត្រូវ​សរសេរ ឈ្មោះ​ស៊ិន, ឈ្មោះ​ហ៊ិន, ឈ្មោះ​<text:span text:style-name="T2">អ៊ិន</text:span>, ស៊ីបាយ, លេង​ហ៊ី, <text:span text:style-name="T2">អ៊ីចឹង</text:span>, ស៊ើក​ៗ... ដូច្នេះ​វិញ​ក៏​បាន; ឯតួ ប៊ នេះ​ទោះ​ផ្សំ​ជាមួយ​នឹង​ស្រៈ <text:span text:style-name="T1">អ៊‌ិ, អ៊‌ី</text:span>, <text:s/>នោះ ក៏​ដោយ អ្នក​សរសេរ​ក៏​ពុំ​អាច​ប្រើ​ជា ប៉ិ, ប៉ី <text:s/>ឲ្យ​ច្រឡំ​នឹង ប៉ ឡើយ, ដូច​ជា​ឈ្មោះ ប៊ិន <text:s/>កុំ​សរសេរ ប៉ិន, ឈ្មោះ ប៊ី កុំ​សរសេរ ប៉ី ព្រោះ​កុំ​ឲ្យ​ច្រឡំ​នឹង​ពាក្យ​ថា ប៉ិន​ធ្វើ​ការ, ប៉ិន​ប្រសប់; ផ្លុំ​ប៉ី, ប៉ី​ពក; ឆក់​ប៉ី; ផ្កា​ចំប៉ី ជាដើម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៤១</text:p>
          </table:table-cell>
          <table:table-cell table:style-name="តារាង1.A2" office:value-type="string">
            <text:p text:style-name="P5">ប៊័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ារ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Beurre) ខ្លាញ់​ទឹក​ដោះ; ខ្លាញ់​រុក្ខជាតិ (ជា​ឈ្មោះ​គោ​រស​មួយ​ប្រភេទ ដែល​គេ​ធ្វើ​កើត​តាម​សម័យ​និយម) : ខ្លាញ់​ប៊័រ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៤២</text:p>
          </table:table-cell>
          <table:table-cell table:style-name="តារាង1.A2" office:value-type="string">
            <text:p text:style-name="P5">ប៊ិ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ារ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Bic ជា​សញ្ញា​នៃ​ខ្មៅ​ដៃ​មាន​ជ័រ​ជា​ទឹក​សរសេរ​មួយ​បែប Crayon à bille <text:s/>ក្រៃយ៉ុង អាប៊ីយ “ខ្មៅ​ដៃ​គ្រាប់”) ខ្មៅ​ដៃ​សម័យ​ថ្មី មាន​ច្រើន​បែប​ដែល​សរសេរ​ចេញ​ដិត​មក​ដូច​ប៉ាកកា​ស្រូប, ទោះបី​ដាក់​សញ្ញា​ដទៃ​ផ្សេង​ៗ​ទៀត ក៏​ខ្មែរ​យើង​ហៅ​ជា​សាធារណៈ​ថា ប៊ិក <text:s/>ដូច​គ្នា : ប៊ិក​ខៀវ, ប៊ិក​ក្រហម, ប៊ិក​បៃត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៤៣</text:p>
          </table:table-cell>
          <table:table-cell table:style-name="តារាង1.A2" office:value-type="string">
            <text:p text:style-name="P5">ប៊ិស្គ្វីត៍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៊ិសគ្វី</text:p>
          </table:table-cell>
          <table:table-cell table:style-name="តារាង1.D2" office:value-type="string">
            <text:p text:style-name="P7">បារ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Biscuit) “នំ ដែល​ចម្អិន​ពីរ​ដង”) ឈ្មោះ​នំ​ក្រៀម​មាន​រូប​សណ្ឋាន​ជា​បន្ទះ​ៗ ស្ដើង​ៗ តូច​ៗ មាន​បែប​ផ្សេង​ៗ​គ្នា មាន​រស​ជាតិ​ផ្អែម​ខ្លះ​មិន​ផ្អែម​ខ្លះ​ជា​នំ​ដាក់​ក្នុង​ប្រអប់ ទុក​បាន​យូរ មាន​ប្រភព​ដំបូង​ឯ​បរទេស ផ្សាយ​មក​កាន់​ប្រទេស​កម្ពុជា ត្រាតែ​អ្នក​ប្រទេស​នេះ​ចេះ​ធ្វើ​កើត​បាន​ច្រើន​យ៉ាង : នំ​ប៊ិស្គ្វីត៍​ជា​ចំណី​សម្រាប់​ប្រើ​ជា​ស្បៀង​ក្នុង​ការ​ធ្វើ​ដំណើរ​ជិត​ឆ្ងាយ​បាន​ងាយ​ស្រួល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៤៤</text:p>
          </table:table-cell>
          <table:table-cell table:style-name="តារាង1.A2" office:value-type="string">
            <text:p text:style-name="P5">ប៊ិហ្វតិ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ប៊ិហ្វ-តិក</text:p>
          </table:table-cell>
          <table:table-cell table:style-name="តារាង1.D2" office:value-type="string">
            <text:p text:style-name="P7">បារ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Bifteck) សាច់​គោ​ចៀន (ជា​ឈ្មោះ​ព្យញ្ជនាហារ គឺ​ម្ហូប​ខាប់​ឥត​ទឹក​មួយ​ប្រភេទ​មាន​ប្រភព​ឯ​បរទេស ផ្សាយ​ចេញ​ទួទៅ​ក្នុង​នានា​ប្រទេស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៤៥</text:p>
          </table:table-cell>
          <table:table-cell table:style-name="តារាង1.A2" office:value-type="string">
            <text:p text:style-name="P5">ប៊ិ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ព. សា.</text:p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10">ជ្រិះ, វិះ, ទៀប, ឆិត : វា​ចោល​ពី​ខាង​ត្បូង​មក​មក​ប៊ិះ​នឹង​ត្រូវ​ខ្ញុំ; ប៊ិះ​នឹង​ធ្លាក់​ពី​លើ​ផ្ទះ, ឈឺ​ធ្ងន់​ប៊ិះ​នឹង​ស្លាប់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៤៦</text:p>
          </table:table-cell>
          <table:table-cell table:style-name="តារាង1.A2" office:value-type="string">
            <text:p text:style-name="P5">ប៊ីដុ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ារ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(Bidon) ថូ​តូច ឬ​ល័ក្កច័ន មាន​ឆ្នុក​ជា​គម្រប មាន​ខ្សែ​សម្រាប់​កាន់​យួរ​ឬ​ស្ពាយ​ក៏​បាន សម្រាប់​ដាក់​ទឹក​ប្រើ​ក្នុង​ការ​ធ្វើ​ដំណើរ : ទឹក​មួយ​ប៊ីដុង​នេះ​សម្រាប់​ប្រើ​បាន​តែ​ម្នាក់​ទេ, ក្រុម​យោធា​តែង​ប្រើ​ប៊ីដុង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៤៧</text:p>
          </table:table-cell>
          <table:table-cell table:style-name="តារាង1.A2" office:value-type="string">
            <text:p text:style-name="P5">ប៊ីយេ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មេរ័យ​មួយ​ប្រភេទ មាន​ប្រភព​ឯ​បរទេស (បារ. Bière) ខ្មែរ​ភាគ​ច្រើន​ហៅ​មេរ័យ​ប្រភេទ​នេះ​ថា ស្រា​បៀ (អ. Beer), អ្នក​ខ្លះ​ហៅ ឡាប់យេរ, ខ្លះ​ហៅ ឡាបយ៉េរ <text:s/>ក្លាយ​សំឡេង​មក​ពី បារ. La bière នុះ​ឯង ។</text:p>
          </table:table-cell>
          <table:table-cell table:style-name="តារាង1.D2" office:value-type="string">
            <text:p text:style-name="P11">ប៊ីយែរ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៤៨</text:p>
          </table:table-cell>
          <table:table-cell table:style-name="តារាង1.A2" office:value-type="string">
            <text:p text:style-name="P5">ប៊ុ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0">ឈ្មោះ​ត្បូង​មួយ​ប្រភេទ​មាន​សម្បុរ​លឿង (ស. បុឞរាគ័ម អ. ថ. ប៊ុត-សៈរ៉ាខ័ម <text:s/>ឬ ប៊ុត-ស្រាខ័ម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៧៧៤៩</text:p>
          </table:table-cell>
          <table:table-cell table:style-name="តារាង1.A2" office:value-type="string">
            <text:p text:style-name="P5">ប្អ៊ឹ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0">(ម. ព. ព្អឹះ <text:s/>ឬ ប្អ៊ឹះ) ។</text:p>
          </table:table-cell>
          <table:table-cell table:style-name="តារាង1.D2" office:value-type="string">
            <text:p text:style-name="P11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6">បញ្ច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ារ.</text:p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8">ធ្វើ​ឲ្យ​ចរ, បណ្តើរ​ឲ្យ​ចរ (បារ. Faire parcourir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6">បំណាក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ព. ថ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8">ការ​បាក់; កន្លែង​ឬ​ស្នាម​ដែល​បាក់ : ផ្លាន​បាក់​៣​បំណាក់, កុំ​យក​សាច់​ឈើ​ត្រង់​ដែល​មាន​បំណាក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6">បំណាត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ព. ថ.</text:p>
          </table:table-cell>
          <table:table-cell table:style-name="តារាង1.D2" office:value-type="string">
            <text:p text:style-name="P8">ន. ឬ គុ.</text:p>
          </table:table-cell>
          <table:table-cell table:style-name="តារាង1.D2" office:value-type="string">
            <text:p text:style-name="P8">ការ​បាត់; ដែល​បាត់ : បំណាត់​គោ​មួយ​នឹម; វត្ថុ​បំណាត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6">បំណិទ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ព. ថ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8">ការ​បិទ; កន្លែង​ដែល​បិទ : ក្អម​ធ្លុះ​មាន​បំណិទ​កាក​ល័ខ៣ អន្លើ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6">បំណើ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ព. ថ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8">ការ​បើក; រយៈ​ពេល​ឬ​ខណៈ​ដែល​បើក : បំណើក​ទ្វារ; កុប៉ាល់​នោះ​គេ​បើក​ត្រឡប់​ចុះ​ឡើង​ក្នុង​មួយ​ថ្ងៃ​ពីរ​បំណើក គឺ​ពីរ​ដង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8">បំណើក​ទ្វារ</text:p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6">បំណោ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ព. ថ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8">ការ​បោក; រយៈ​កាល​ឬ​គ្រា​ដែល​បោក : សំពត់​នេះ គេ​បោក ៣-៤ បំណោក​ហើយ; ចំបាប់​បោក​គ្នា ២ បំណោក​ម្នាក់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6">ប្រជាប្រិ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ប្រី</text:p>
          </table:table-cell>
          <table:table-cell table:style-name="តារាង1.D2" office:value-type="string">
            <text:p text:style-name="P8">សំ. </text:p>
          </table:table-cell>
          <table:table-cell table:style-name="តារាង1.D2" office:value-type="string">
            <text:p text:style-name="P8">គុ. </text:p>
          </table:table-cell>
          <table:table-cell table:style-name="តារាង1.D2" office:value-type="string">
            <text:p text:style-name="P8">ដែល​ជា​ទី​ស្រឡាញ់​របស់​ប្រជា, ដែល​គួរ​ឲ្យ​ប្រជា​រាស្រ្ត​ស្រឡាញ់​ ពេញ​ចិត្ត, ដែល​សម្រាប់​ប្រជា​ពលរដ្ឋ​ទូទៅ : របាំ​ប្រជាប្រិយ, ល្បែង​ប្រជាប្រិ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6">ប្រជា​សវនាកា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ស:វ៉:ន៉ាកា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8">ការ​ដែល​ប្រជា​រាស្រ្ត​ចូល​ចួប​ឥស្សរ​ជន ដើម្បី​សន្ទនា​ប្រស្រ័យ ការណ៍​ផ្សេង​ៗ; ការ​ជំនុំ​ជម្រះ​កាត់​សេចក្ដី​ឲ្យ​ប្រជា​រាស្រ្ត; វេលា​ជំនុំ ជម្រះ​រឿងរ៉ាវ​នៃ​ប្រជា​រាស្រ្ត : អនុញ្ញាត​ឲ្យ​មាន​ប្រជា​សវនាការ​រៀងរាល់​ថ្ងៃ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6">ប្របេ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8">រិម​បបូរ​មាត់; ពពីរ​មាត់​ជាដើម : ប្របេរ​មាត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8">ប្របេរមាត់ </text:p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6">ប៉័ងត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ចិ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8">កាំបិត​មួយ​បែប​សម្រាប់​ចិញ្រ្ចាំ​សាច់​ឬ​ហាន់​វត្ថុ​ផ្សេង​ៗ (ខ្លះ​និយាយ ថា ប៉័នតោ)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24T15:24:14</dc:date>
    <meta:print-date>2005-12-01T09:25:03</meta:print-date>
    <dc:language>en-US</dc:language>
    <meta:editing-cycles>156</meta:editing-cycles>
    <meta:editing-duration>P3DT2H9M1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98" meta:paragraph-count="9220" meta:word-count="26250" meta:character-count="341645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